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0" style:family="table-cell" style:parent-style-name="Default" style:data-style-name="N156">
      <style:table-cell-properties fo:background-color="#800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 style:data-style-name="N156">
      <style:table-cell-properties fo:background-color="#008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 style:data-style-name="N156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 style:data-style-name="N156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ackground-color="transparent" fo:border="none" style:rotation-align="none"/>
      <style:text-properties style:text-position=""/>
    </style:style>
    <style:style style:name="ce7" style:family="table-cell" style:parent-style-name="Default" style:data-style-name="N156">
      <style:table-cell-properties fo:background-color="#ff99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 style:data-style-name="N156">
      <style:table-cell-properties fo:border-bottom="0.74pt solid #000000" fo:background-color="#336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 style:data-style-name="N156">
      <style:table-cell-properties fo:background-color="#ff66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" style:family="table-cell" style:parent-style-name="Default" style:data-style-name="N2">
      <style:text-properties style:text-position=""/>
    </style:style>
    <style:style style:name="ce14" style:family="table-cell" style:parent-style-name="Default"/>
    <style:style style:name="ce15" style:family="table-cell" style:parent-style-name="Default" style:data-style-name="N156">
      <style:table-cell-properties fo:background-color="#008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Default" style:data-style-name="N156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Default" style:data-style-name="N156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1" style:family="table-cell" style:parent-style-name="Default" style:data-style-name="N156">
      <style:table-cell-properties fo:background-color="#ff99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" style:family="table-cell" style:parent-style-name="Default" style:data-style-name="N156">
      <style:table-cell-properties fo:border-bottom="0.74pt solid #000000" fo:background-color="#336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Default" style:data-style-name="N156">
      <style:table-cell-properties fo:background-color="#ff66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" style:family="table-cell" style:parent-style-name="Default" style:data-style-name="N156">
      <style:table-cell-properties fo:background-color="#800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 style:data-style-name="N3">
      <style:table-cell-properties fo:background-color="transparent" fo:padding="2.01pt"/>
      <style:text-properties fo:color="#0000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BP 2016" table:style-name="ta1">
        <table:table-column table:style-name="co1" table:number-columns-repeated="52" table:default-cell-style-name="Default"/>
        <table:table-row table:style-name="ro1">
          <table:table-cell office:value-type="string" calcext:value-type="string">
            <text:p>Oil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ton</text:p>
          </table:table-cell>
          <table:table-cell table:style-name="ce2" office:value-type="float" office:value="1525.38479203655" calcext:value-type="float">
            <text:p>1525.4</text:p>
          </table:table-cell>
          <table:table-cell table:style-name="ce2" office:value-type="float" office:value="1642.46691007416" calcext:value-type="float">
            <text:p>1642.5</text:p>
          </table:table-cell>
          <table:table-cell table:style-name="ce2" office:value-type="float" office:value="1759.60566136509" calcext:value-type="float">
            <text:p>1759.6</text:p>
          </table:table-cell>
          <table:table-cell table:style-name="ce2" office:value-type="float" office:value="1910.42335561831" calcext:value-type="float">
            <text:p>1910.4</text:p>
          </table:table-cell>
          <table:table-cell table:style-name="ce2" office:value-type="float" office:value="2073.78696784817" calcext:value-type="float">
            <text:p>2073.8</text:p>
          </table:table-cell>
          <table:table-cell table:style-name="ce2" office:value-type="float" office:value="2251.67155532539" calcext:value-type="float">
            <text:p>2251.7</text:p>
          </table:table-cell>
          <table:table-cell table:style-name="ce2" office:value-type="float" office:value="2384.26187249874" calcext:value-type="float">
            <text:p>2384.3</text:p>
          </table:table-cell>
          <table:table-cell table:style-name="ce2" office:value-type="float" office:value="2566.63172040907" calcext:value-type="float">
            <text:p>2566.6</text:p>
          </table:table-cell>
          <table:table-cell table:style-name="ce2" office:value-type="float" office:value="2767.51514579114" calcext:value-type="float">
            <text:p>2767.5</text:p>
          </table:table-cell>
          <table:table-cell table:style-name="ce2" office:value-type="float" office:value="2727.40418598743" calcext:value-type="float">
            <text:p>2727.4</text:p>
          </table:table-cell>
          <table:table-cell table:style-name="ce2" office:value-type="float" office:value="2696.65635822029" calcext:value-type="float">
            <text:p>2696.7</text:p>
          </table:table-cell>
          <table:table-cell table:style-name="ce2" office:value-type="float" office:value="2873.57494558839" calcext:value-type="float">
            <text:p>2873.6</text:p>
          </table:table-cell>
          <table:table-cell table:style-name="ce2" office:value-type="float" office:value="2970.58035770875" calcext:value-type="float">
            <text:p>2970.6</text:p>
          </table:table-cell>
          <table:table-cell table:style-name="ce2" office:value-type="float" office:value="3054.35038655497" calcext:value-type="float">
            <text:p>3054.4</text:p>
          </table:table-cell>
          <table:table-cell table:style-name="ce2" office:value-type="float" office:value="3104.27583032804" calcext:value-type="float">
            <text:p>3104.3</text:p>
          </table:table-cell>
          <table:table-cell table:style-name="ce2" office:value-type="float" office:value="2983.34496935931" calcext:value-type="float">
            <text:p>2983.3</text:p>
          </table:table-cell>
          <table:table-cell table:style-name="ce2" office:value-type="float" office:value="2873.80315888226" calcext:value-type="float">
            <text:p>2873.8</text:p>
          </table:table-cell>
          <table:table-cell table:style-name="ce2" office:value-type="float" office:value="2782.02369078995" calcext:value-type="float">
            <text:p>2782.0</text:p>
          </table:table-cell>
          <table:table-cell table:style-name="ce2" office:value-type="float" office:value="2762.33354485146" calcext:value-type="float">
            <text:p>2762.3</text:p>
          </table:table-cell>
          <table:table-cell table:style-name="ce2" office:value-type="float" office:value="2823.72861891245" calcext:value-type="float">
            <text:p>2823.7</text:p>
          </table:table-cell>
          <table:table-cell table:style-name="ce2" office:value-type="float" office:value="2824.84475713659" calcext:value-type="float">
            <text:p>2824.8</text:p>
          </table:table-cell>
          <table:table-cell table:style-name="ce2" office:value-type="float" office:value="2911.83572890303" calcext:value-type="float">
            <text:p>2911.8</text:p>
          </table:table-cell>
          <table:table-cell table:style-name="ce2" office:value-type="float" office:value="2968.65260307082" calcext:value-type="float">
            <text:p>2968.7</text:p>
          </table:table-cell>
          <table:table-cell table:style-name="ce2" office:value-type="float" office:value="3069.22197289726" calcext:value-type="float">
            <text:p>3069.2</text:p>
          </table:table-cell>
          <table:table-cell table:style-name="ce2" office:value-type="float" office:value="3120.74364835541" calcext:value-type="float">
            <text:p>3120.7</text:p>
          </table:table-cell>
          <table:table-cell table:style-name="ce2" office:value-type="float" office:value="3157.69926138492" calcext:value-type="float">
            <text:p>3157.7</text:p>
          </table:table-cell>
          <table:table-cell table:style-name="ce2" office:value-type="float" office:value="3159.57240186063" calcext:value-type="float">
            <text:p>3159.6</text:p>
          </table:table-cell>
          <table:table-cell table:style-name="ce2" office:value-type="float" office:value="3213.51197379243" calcext:value-type="float">
            <text:p>3213.5</text:p>
          </table:table-cell>
          <table:table-cell table:style-name="ce2" office:value-type="float" office:value="3185.04485770281" calcext:value-type="float">
            <text:p>3185.0</text:p>
          </table:table-cell>
          <table:table-cell table:style-name="ce2" office:value-type="float" office:value="3254.43236150569" calcext:value-type="float">
            <text:p>3254.4</text:p>
          </table:table-cell>
          <table:table-cell table:style-name="ce2" office:value-type="float" office:value="3295.4505115889" calcext:value-type="float">
            <text:p>3295.5</text:p>
          </table:table-cell>
          <table:table-cell table:style-name="ce2" office:value-type="float" office:value="3369.41670217625" calcext:value-type="float">
            <text:p>3369.4</text:p>
          </table:table-cell>
          <table:table-cell table:style-name="ce2" office:value-type="float" office:value="3453.49244039086" calcext:value-type="float">
            <text:p>3453.5</text:p>
          </table:table-cell>
          <table:table-cell table:style-name="ce2" office:value-type="float" office:value="3481.48345674572" calcext:value-type="float">
            <text:p>3481.5</text:p>
          </table:table-cell>
          <table:table-cell table:style-name="ce2" office:value-type="float" office:value="3552.13264559591" calcext:value-type="float">
            <text:p>3552.1</text:p>
          </table:table-cell>
          <table:table-cell table:style-name="ce2" office:value-type="float" office:value="3587.66194767779" calcext:value-type="float">
            <text:p>3587.7</text:p>
          </table:table-cell>
          <table:table-cell table:style-name="ce2" office:value-type="float" office:value="3620.86981631296" calcext:value-type="float">
            <text:p>3620.9</text:p>
          </table:table-cell>
          <table:table-cell table:style-name="ce2" office:value-type="float" office:value="3650.91834596282" calcext:value-type="float">
            <text:p>3650.9</text:p>
          </table:table-cell>
          <table:table-cell table:style-name="ce2" office:value-type="float" office:value="3739.52374766629" calcext:value-type="float">
            <text:p>3739.5</text:p>
          </table:table-cell>
          <table:table-cell table:style-name="ce2" office:value-type="float" office:value="3881.06775471377" calcext:value-type="float">
            <text:p>3881.1</text:p>
          </table:table-cell>
          <table:table-cell table:style-name="ce2" office:value-type="float" office:value="3933.91125806885" calcext:value-type="float">
            <text:p>3933.9</text:p>
          </table:table-cell>
          <table:table-cell table:style-name="ce2" office:value-type="float" office:value="3977.17189905581" calcext:value-type="float">
            <text:p>3977.2</text:p>
          </table:table-cell>
          <table:table-cell table:style-name="ce2" office:value-type="float" office:value="4032.27726670669" calcext:value-type="float">
            <text:p>4032.3</text:p>
          </table:table-cell>
          <table:table-cell table:style-name="ce2" office:value-type="float" office:value="4018.11103516917" calcext:value-type="float">
            <text:p>4018.1</text:p>
          </table:table-cell>
          <table:table-cell table:style-name="ce2" office:value-type="float" office:value="3948.65003249454" calcext:value-type="float">
            <text:p>3948.7</text:p>
          </table:table-cell>
          <table:table-cell table:style-name="ce2" office:value-type="float" office:value="4079.87401098688" calcext:value-type="float">
            <text:p>4079.9</text:p>
          </table:table-cell>
          <table:table-cell table:style-name="ce2" office:value-type="float" office:value="4121.55068289088" calcext:value-type="float">
            <text:p>4121.6</text:p>
          </table:table-cell>
          <table:table-cell table:style-name="ce2" office:value-type="float" office:value="4168.58037394263" calcext:value-type="float">
            <text:p>4168.6</text:p>
          </table:table-cell>
          <table:table-cell table:style-name="ce2" office:value-type="float" office:value="4209.93767921092" calcext:value-type="float">
            <text:p>4209.9</text:p>
          </table:table-cell>
          <table:table-cell table:style-name="ce2" office:value-type="float" office:value="4251.58718857713" calcext:value-type="float">
            <text:p>4251.6</text:p>
          </table:table-cell>
          <table:table-cell table:style-name="ce2" office:value-type="float" office:value="4331.3441383602" calcext:value-type="float">
            <text:p>4331.3</text:p>
          </table:table-cell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Coal</text:p>
          </table:table-cell>
          <table:table-cell table:style-name="ce3" office:value-type="float" office:value="1965" calcext:value-type="float">
            <text:p>1965</text:p>
          </table:table-cell>
          <table:table-cell table:style-name="ce3" office:value-type="float" office:value="1966" calcext:value-type="float">
            <text:p>1966</text:p>
          </table:table-cell>
          <table:table-cell table:style-name="ce3" office:value-type="float" office:value="1967" calcext:value-type="float">
            <text:p>1967</text:p>
          </table:table-cell>
          <table:table-cell table:style-name="ce3" office:value-type="float" office:value="1968" calcext:value-type="float">
            <text:p>1968</text:p>
          </table:table-cell>
          <table:table-cell table:style-name="ce3" office:value-type="float" office:value="1969" calcext:value-type="float">
            <text:p>1969</text:p>
          </table:table-cell>
          <table:table-cell table:style-name="ce3" office:value-type="float" office:value="1970" calcext:value-type="float">
            <text:p>1970</text:p>
          </table:table-cell>
          <table:table-cell table:style-name="ce3" office:value-type="float" office:value="1971" calcext:value-type="float">
            <text:p>1971</text:p>
          </table:table-cell>
          <table:table-cell table:style-name="ce3" office:value-type="float" office:value="1972" calcext:value-type="float">
            <text:p>1972</text:p>
          </table:table-cell>
          <table:table-cell table:style-name="ce3" office:value-type="float" office:value="1973" calcext:value-type="float">
            <text:p>1973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float" office:value="1975" calcext:value-type="float">
            <text:p>1975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78" calcext:value-type="float">
            <text:p>1978</text:p>
          </table:table-cell>
          <table:table-cell table:style-name="ce3" office:value-type="float" office:value="1979" calcext:value-type="float">
            <text:p>1979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float" office:value="1981" calcext:value-type="float">
            <text:p>1981</text:p>
          </table:table-cell>
          <table:table-cell table:style-name="ce3" office:value-type="float" office:value="1982" calcext:value-type="float">
            <text:p>1982</text:p>
          </table:table-cell>
          <table:table-cell table:style-name="ce3" office:value-type="float" office:value="1983" calcext:value-type="float">
            <text:p>1983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float" office:value="1985" calcext:value-type="float">
            <text:p>1985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1989" calcext:value-type="float">
            <text:p>1989</text:p>
          </table:table-cell>
          <table:table-cell table:style-name="ce3" office:value-type="float" office:value="1990" calcext:value-type="float">
            <text:p>1990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1992" calcext:value-type="float">
            <text:p>1992</text:p>
          </table:table-cell>
          <table:table-cell table:style-name="ce3" office:value-type="float" office:value="1993" calcext:value-type="float">
            <text:p>1993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float" office:value="1999" calcext:value-type="float">
            <text:p>1999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2008" calcext:value-type="float">
            <text:p>2008</text:p>
          </table:table-cell>
          <table:table-cell table:style-name="ce3" office:value-type="float" office:value="2009" calcext:value-type="float">
            <text:p>2009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2014" calcext:value-type="float">
            <text:p>2014</text:p>
          </table:table-cell>
          <table:table-cell table:style-name="ce11"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toe</text:p>
          </table:table-cell>
          <table:table-cell table:style-name="ce4" office:value-type="float" office:value="1401.42808792914" calcext:value-type="float">
            <text:p>1401.4</text:p>
          </table:table-cell>
          <table:table-cell table:style-name="ce4" office:value-type="float" office:value="1417.82277709517" calcext:value-type="float">
            <text:p>1417.8</text:p>
          </table:table-cell>
          <table:table-cell table:style-name="ce4" office:value-type="float" office:value="1394.7883519736" calcext:value-type="float">
            <text:p>1394.8</text:p>
          </table:table-cell>
          <table:table-cell table:style-name="ce4" office:value-type="float" office:value="1415.88830501967" calcext:value-type="float">
            <text:p>1415.9</text:p>
          </table:table-cell>
          <table:table-cell table:style-name="ce4" office:value-type="float" office:value="1460.10542978323" calcext:value-type="float">
            <text:p>1460.1</text:p>
          </table:table-cell>
          <table:table-cell table:style-name="ce4" office:value-type="float" office:value="1480.17394575811" calcext:value-type="float">
            <text:p>1480.2</text:p>
          </table:table-cell>
          <table:table-cell table:style-name="ce4" office:value-type="float" office:value="1471.63877885111" calcext:value-type="float">
            <text:p>1471.6</text:p>
          </table:table-cell>
          <table:table-cell table:style-name="ce4" office:value-type="float" office:value="1488.55316031093" calcext:value-type="float">
            <text:p>1488.6</text:p>
          </table:table-cell>
          <table:table-cell table:style-name="ce4" office:value-type="float" office:value="1533.60701166904" calcext:value-type="float">
            <text:p>1533.6</text:p>
          </table:table-cell>
          <table:table-cell table:style-name="ce4" office:value-type="float" office:value="1534.68727425279" calcext:value-type="float">
            <text:p>1534.7</text:p>
          </table:table-cell>
          <table:table-cell table:style-name="ce4" office:value-type="float" office:value="1564.42983842626" calcext:value-type="float">
            <text:p>1564.4</text:p>
          </table:table-cell>
          <table:table-cell table:style-name="ce4" office:value-type="float" office:value="1622.12993188042" calcext:value-type="float">
            <text:p>1622.1</text:p>
          </table:table-cell>
          <table:table-cell table:style-name="ce4" office:value-type="float" office:value="1669.82913217589" calcext:value-type="float">
            <text:p>1669.8</text:p>
          </table:table-cell>
          <table:table-cell table:style-name="ce4" office:value-type="float" office:value="1688.13408088225" calcext:value-type="float">
            <text:p>1688.1</text:p>
          </table:table-cell>
          <table:table-cell table:style-name="ce4" office:value-type="float" office:value="1766.98870627301" calcext:value-type="float">
            <text:p>1767.0</text:p>
          </table:table-cell>
          <table:table-cell table:style-name="ce4" office:value-type="float" office:value="1810.58675369514" calcext:value-type="float">
            <text:p>1810.6</text:p>
          </table:table-cell>
          <table:table-cell table:style-name="ce4" office:value-type="float" office:value="1836.35675814367" calcext:value-type="float">
            <text:p>1836.4</text:p>
          </table:table-cell>
          <table:table-cell table:style-name="ce4" office:value-type="float" office:value="1855.44990640013" calcext:value-type="float">
            <text:p>1855.4</text:p>
          </table:table-cell>
          <table:table-cell table:style-name="ce4" office:value-type="float" office:value="1912.12612461286" calcext:value-type="float">
            <text:p>1912.1</text:p>
          </table:table-cell>
          <table:table-cell table:style-name="ce4" office:value-type="float" office:value="1996.18595564003" calcext:value-type="float">
            <text:p>1996.2</text:p>
          </table:table-cell>
          <table:table-cell table:style-name="ce4" office:value-type="float" office:value="2075.04482013491" calcext:value-type="float">
            <text:p>2075.0</text:p>
          </table:table-cell>
          <table:table-cell table:style-name="ce4" office:value-type="float" office:value="2099.11108257817" calcext:value-type="float">
            <text:p>2099.1</text:p>
          </table:table-cell>
          <table:table-cell table:style-name="ce4" office:value-type="float" office:value="2183.07151845569" calcext:value-type="float">
            <text:p>2183.1</text:p>
          </table:table-cell>
          <table:table-cell table:style-name="ce4" office:value-type="float" office:value="2248.16111123509" calcext:value-type="float">
            <text:p>2248.2</text:p>
          </table:table-cell>
          <table:table-cell table:style-name="ce4" office:value-type="float" office:value="2270.67703010964" calcext:value-type="float">
            <text:p>2270.7</text:p>
          </table:table-cell>
          <table:table-cell table:style-name="ce4" office:value-type="float" office:value="2242.53727314832" calcext:value-type="float">
            <text:p>2242.5</text:p>
          </table:table-cell>
          <table:table-cell table:style-name="ce4" office:value-type="float" office:value="2218.16145823442" calcext:value-type="float">
            <text:p>2218.2</text:p>
          </table:table-cell>
          <table:table-cell table:style-name="ce4" office:value-type="float" office:value="2210.77263400879" calcext:value-type="float">
            <text:p>2210.8</text:p>
          </table:table-cell>
          <table:table-cell table:style-name="ce4" office:value-type="float" office:value="2221.46882872012" calcext:value-type="float">
            <text:p>2221.5</text:p>
          </table:table-cell>
          <table:table-cell table:style-name="ce4" office:value-type="float" office:value="2232.48040428432" calcext:value-type="float">
            <text:p>2232.5</text:p>
          </table:table-cell>
          <table:table-cell table:style-name="ce4" office:value-type="float" office:value="2244.6112745872" calcext:value-type="float">
            <text:p>2244.6</text:p>
          </table:table-cell>
          <table:table-cell table:style-name="ce4" office:value-type="float" office:value="2302.60563204137" calcext:value-type="float">
            <text:p>2302.6</text:p>
          </table:table-cell>
          <table:table-cell table:style-name="ce4" office:value-type="float" office:value="2305.26448310767" calcext:value-type="float">
            <text:p>2305.3</text:p>
          </table:table-cell>
          <table:table-cell table:style-name="ce4" office:value-type="float" office:value="2288.43439913443" calcext:value-type="float">
            <text:p>2288.4</text:p>
          </table:table-cell>
          <table:table-cell table:style-name="ce4" office:value-type="float" office:value="2299.38299431858" calcext:value-type="float">
            <text:p>2299.4</text:p>
          </table:table-cell>
          <table:table-cell table:style-name="ce4" office:value-type="float" office:value="2379.10172671384" calcext:value-type="float">
            <text:p>2379.1</text:p>
          </table:table-cell>
          <table:table-cell table:style-name="ce4" office:value-type="float" office:value="2416.48228201607" calcext:value-type="float">
            <text:p>2416.5</text:p>
          </table:table-cell>
          <table:table-cell table:style-name="ce4" office:value-type="float" office:value="2511.26113163799" calcext:value-type="float">
            <text:p>2511.3</text:p>
          </table:table-cell>
          <table:table-cell table:style-name="ce4" office:value-type="float" office:value="2732.9422546787" calcext:value-type="float">
            <text:p>2732.9</text:p>
          </table:table-cell>
          <table:table-cell table:style-name="ce4" office:value-type="float" office:value="2913.70449885591" calcext:value-type="float">
            <text:p>2913.7</text:p>
          </table:table-cell>
          <table:table-cell table:style-name="ce4" office:value-type="float" office:value="3130.62069311872" calcext:value-type="float">
            <text:p>3130.6</text:p>
          </table:table-cell>
          <table:table-cell table:style-name="ce4" office:value-type="float" office:value="3292.1888642665" calcext:value-type="float">
            <text:p>3292.2</text:p>
          </table:table-cell>
          <table:table-cell table:style-name="ce4" office:value-type="float" office:value="3476.00098910412" calcext:value-type="float">
            <text:p>3476.0</text:p>
          </table:table-cell>
          <table:table-cell table:style-name="ce4" office:value-type="float" office:value="3523.86127398163" calcext:value-type="float">
            <text:p>3523.9</text:p>
          </table:table-cell>
          <table:table-cell table:style-name="ce4" office:value-type="float" office:value="3473.58063659383" calcext:value-type="float">
            <text:p>3473.6</text:p>
          </table:table-cell>
          <table:table-cell table:style-name="ce4" office:value-type="float" office:value="3634.33204482893" calcext:value-type="float">
            <text:p>3634.3</text:p>
          </table:table-cell>
          <table:table-cell table:style-name="ce4" office:value-type="float" office:value="3800.03928327577" calcext:value-type="float">
            <text:p>3800.0</text:p>
          </table:table-cell>
          <table:table-cell table:style-name="ce4" office:value-type="float" office:value="3814.35662657668" calcext:value-type="float">
            <text:p>3814.4</text:p>
          </table:table-cell>
          <table:table-cell table:style-name="ce4" office:value-type="float" office:value="3890.71297844618" calcext:value-type="float">
            <text:p>3890.7</text:p>
          </table:table-cell>
          <table:table-cell table:style-name="ce4" office:value-type="float" office:value="3911.18118022575" calcext:value-type="float">
            <text:p>3911.2</text:p>
          </table:table-cell>
          <table:table-cell table:style-name="ce4" office:value-type="float" office:value="3839.85000785398" calcext:value-type="float">
            <text:p>3839.9</text:p>
          </table:table-cell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Gas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toe</text:p>
          </table:table-cell>
          <table:table-cell table:style-name="ce5" office:value-type="float" office:value="587.388587909171" calcext:value-type="float">
            <text:p>587.4</text:p>
          </table:table-cell>
          <table:table-cell table:style-name="ce5" office:value-type="float" office:value="639.568711218439" calcext:value-type="float">
            <text:p>639.6</text:p>
          </table:table-cell>
          <table:table-cell table:style-name="ce5" office:value-type="float" office:value="685.382166589565" calcext:value-type="float">
            <text:p>685.4</text:p>
          </table:table-cell>
          <table:table-cell table:style-name="ce5" office:value-type="float" office:value="745.551756777371" calcext:value-type="float">
            <text:p>745.6</text:p>
          </table:table-cell>
          <table:table-cell table:style-name="ce5" office:value-type="float" office:value="818.685588330436" calcext:value-type="float">
            <text:p>818.7</text:p>
          </table:table-cell>
          <table:table-cell table:style-name="ce5" office:value-type="float" office:value="891.180653004466" calcext:value-type="float">
            <text:p>891.2</text:p>
          </table:table-cell>
          <table:table-cell table:style-name="ce5" office:value-type="float" office:value="951.235275264343" calcext:value-type="float">
            <text:p>951.2</text:p>
          </table:table-cell>
          <table:table-cell table:style-name="ce5" office:value-type="float" office:value="999.620999519929" calcext:value-type="float">
            <text:p>999.6</text:p>
          </table:table-cell>
          <table:table-cell table:style-name="ce5" office:value-type="float" office:value="1044.75846726255" calcext:value-type="float">
            <text:p>1044.8</text:p>
          </table:table-cell>
          <table:table-cell table:style-name="ce5" office:value-type="float" office:value="1066.61391384158" calcext:value-type="float">
            <text:p>1066.6</text:p>
          </table:table-cell>
          <table:table-cell table:style-name="ce5" office:value-type="float" office:value="1063.02376326669" calcext:value-type="float">
            <text:p>1063.0</text:p>
          </table:table-cell>
          <table:table-cell table:style-name="ce5" office:value-type="float" office:value="1124.60829455827" calcext:value-type="float">
            <text:p>1124.6</text:p>
          </table:table-cell>
          <table:table-cell table:style-name="ce5" office:value-type="float" office:value="1158.76769380148" calcext:value-type="float">
            <text:p>1158.8</text:p>
          </table:table-cell>
          <table:table-cell table:style-name="ce5" office:value-type="float" office:value="1206.9097261257" calcext:value-type="float">
            <text:p>1206.9</text:p>
          </table:table-cell>
          <table:table-cell table:style-name="ce5" office:value-type="float" office:value="1281.26611381753" calcext:value-type="float">
            <text:p>1281.3</text:p>
          </table:table-cell>
          <table:table-cell table:style-name="ce5" office:value-type="float" office:value="1293.19812425614" calcext:value-type="float">
            <text:p>1293.2</text:p>
          </table:table-cell>
          <table:table-cell table:style-name="ce5" office:value-type="float" office:value="1306.63023310341" calcext:value-type="float">
            <text:p>1306.6</text:p>
          </table:table-cell>
          <table:table-cell table:style-name="ce5" office:value-type="float" office:value="1310.32099884744" calcext:value-type="float">
            <text:p>1310.3</text:p>
          </table:table-cell>
          <table:table-cell table:style-name="ce5" office:value-type="float" office:value="1327.13725356219" calcext:value-type="float">
            <text:p>1327.1</text:p>
          </table:table-cell>
          <table:table-cell table:style-name="ce5" office:value-type="float" office:value="1435.79551771168" calcext:value-type="float">
            <text:p>1435.8</text:p>
          </table:table-cell>
          <table:table-cell table:style-name="ce5" office:value-type="float" office:value="1484.19910137379" calcext:value-type="float">
            <text:p>1484.2</text:p>
          </table:table-cell>
          <table:table-cell table:style-name="ce5" office:value-type="float" office:value="1496.535444103" calcext:value-type="float">
            <text:p>1496.5</text:p>
          </table:table-cell>
          <table:table-cell table:style-name="ce5" office:value-type="float" office:value="1573.85060932751" calcext:value-type="float">
            <text:p>1573.9</text:p>
          </table:table-cell>
          <table:table-cell table:style-name="ce5" office:value-type="float" office:value="1646.23526136188" calcext:value-type="float">
            <text:p>1646.2</text:p>
          </table:table-cell>
          <table:table-cell table:style-name="ce5" office:value-type="float" office:value="1721.47915816603" calcext:value-type="float">
            <text:p>1721.5</text:p>
          </table:table-cell>
          <table:table-cell table:style-name="ce5" office:value-type="float" office:value="1765.90782509187" calcext:value-type="float">
            <text:p>1765.9</text:p>
          </table:table-cell>
          <table:table-cell table:style-name="ce5" office:value-type="float" office:value="1813.27892684526" calcext:value-type="float">
            <text:p>1813.3</text:p>
          </table:table-cell>
          <table:table-cell table:style-name="ce5" office:value-type="float" office:value="1824.49837812322" calcext:value-type="float">
            <text:p>1824.5</text:p>
          </table:table-cell>
          <table:table-cell table:style-name="ce5" office:value-type="float" office:value="1844.82384406717" calcext:value-type="float">
            <text:p>1844.8</text:p>
          </table:table-cell>
          <table:table-cell table:style-name="ce5" office:value-type="float" office:value="1859.46749051777" calcext:value-type="float">
            <text:p>1859.5</text:p>
          </table:table-cell>
          <table:table-cell table:style-name="ce5" office:value-type="float" office:value="1923.84380207375" calcext:value-type="float">
            <text:p>1923.8</text:p>
          </table:table-cell>
          <table:table-cell table:style-name="ce5" office:value-type="float" office:value="2014.09822397332" calcext:value-type="float">
            <text:p>2014.1</text:p>
          </table:table-cell>
          <table:table-cell table:style-name="ce5" office:value-type="float" office:value="2012.99445091269" calcext:value-type="float">
            <text:p>2013.0</text:p>
          </table:table-cell>
          <table:table-cell table:style-name="ce5" office:value-type="float" office:value="2047.55385123779" calcext:value-type="float">
            <text:p>2047.6</text:p>
          </table:table-cell>
          <table:table-cell table:style-name="ce5" office:value-type="float" office:value="2098.09981368513" calcext:value-type="float">
            <text:p>2098.1</text:p>
          </table:table-cell>
          <table:table-cell table:style-name="ce5" office:value-type="float" office:value="2185.30783837452" calcext:value-type="float">
            <text:p>2185.3</text:p>
          </table:table-cell>
          <table:table-cell table:style-name="ce5" office:value-type="float" office:value="2223.65411570892" calcext:value-type="float">
            <text:p>2223.7</text:p>
          </table:table-cell>
          <table:table-cell table:style-name="ce5" office:value-type="float" office:value="2285.24928556718" calcext:value-type="float">
            <text:p>2285.2</text:p>
          </table:table-cell>
          <table:table-cell table:style-name="ce5" office:value-type="float" office:value="2349.52174199021" calcext:value-type="float">
            <text:p>2349.5</text:p>
          </table:table-cell>
          <table:table-cell table:style-name="ce5" office:value-type="float" office:value="2433.27204986228" calcext:value-type="float">
            <text:p>2433.3</text:p>
          </table:table-cell>
          <table:table-cell table:style-name="ce5" office:value-type="float" office:value="2504.49639603681" calcext:value-type="float">
            <text:p>2504.5</text:p>
          </table:table-cell>
          <table:table-cell table:style-name="ce5" office:value-type="float" office:value="2579.37087251046" calcext:value-type="float">
            <text:p>2579.4</text:p>
          </table:table-cell>
          <table:table-cell table:style-name="ce5" office:value-type="float" office:value="2679.75902025186" calcext:value-type="float">
            <text:p>2679.8</text:p>
          </table:table-cell>
          <table:table-cell table:style-name="ce5" office:value-type="float" office:value="2753.72708170691" calcext:value-type="float">
            <text:p>2753.7</text:p>
          </table:table-cell>
          <table:table-cell table:style-name="ce5" office:value-type="float" office:value="2680.23375021373" calcext:value-type="float">
            <text:p>2680.2</text:p>
          </table:table-cell>
          <table:table-cell table:style-name="ce5" office:value-type="float" office:value="2886.71649126866" calcext:value-type="float">
            <text:p>2886.7</text:p>
          </table:table-cell>
          <table:table-cell table:style-name="ce5" office:value-type="float" office:value="2929.28651285926" calcext:value-type="float">
            <text:p>2929.3</text:p>
          </table:table-cell>
          <table:table-cell table:style-name="ce5" office:value-type="float" office:value="3005.83809406135" calcext:value-type="float">
            <text:p>3005.8</text:p>
          </table:table-cell>
          <table:table-cell table:style-name="ce5" office:value-type="float" office:value="3062.50301643264" calcext:value-type="float">
            <text:p>3062.5</text:p>
          </table:table-cell>
          <table:table-cell table:style-name="ce5" office:value-type="float" office:value="3081.46211087526" calcext:value-type="float">
            <text:p>3081.5</text:p>
          </table:table-cell>
          <table:table-cell table:style-name="ce5" office:value-type="float" office:value="3135.2129628629" calcext:value-type="float">
            <text:p>3135.2</text:p>
          </table:table-cell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Nuclear</text:p>
          </table:table-cell>
          <table:table-cell table:style-name="ce6" office:value-type="float" office:value="1965" calcext:value-type="float">
            <text:p>1965</text:p>
          </table:table-cell>
          <table:table-cell table:style-name="ce6" office:value-type="float" office:value="1966" calcext:value-type="float">
            <text:p>1966</text:p>
          </table:table-cell>
          <table:table-cell table:style-name="ce6" office:value-type="float" office:value="1967" calcext:value-type="float">
            <text:p>1967</text:p>
          </table:table-cell>
          <table:table-cell table:style-name="ce6" office:value-type="float" office:value="1968" calcext:value-type="float">
            <text:p>1968</text:p>
          </table:table-cell>
          <table:table-cell table:style-name="ce6" office:value-type="float" office:value="1969" calcext:value-type="float">
            <text:p>1969</text:p>
          </table:table-cell>
          <table:table-cell table:style-name="ce6" office:value-type="float" office:value="1970" calcext:value-type="float">
            <text:p>1970</text:p>
          </table:table-cell>
          <table:table-cell table:style-name="ce6" office:value-type="float" office:value="1971" calcext:value-type="float">
            <text:p>1971</text:p>
          </table:table-cell>
          <table:table-cell table:style-name="ce6" office:value-type="float" office:value="1972" calcext:value-type="float">
            <text:p>1972</text:p>
          </table:table-cell>
          <table:table-cell table:style-name="ce6" office:value-type="float" office:value="1973" calcext:value-type="float">
            <text:p>1973</text:p>
          </table:table-cell>
          <table:table-cell table:style-name="ce6" office:value-type="float" office:value="1974" calcext:value-type="float">
            <text:p>1974</text:p>
          </table:table-cell>
          <table:table-cell table:style-name="ce6" office:value-type="float" office:value="1975" calcext:value-type="float">
            <text:p>1975</text:p>
          </table:table-cell>
          <table:table-cell table:style-name="ce6" office:value-type="float" office:value="1976" calcext:value-type="float">
            <text:p>1976</text:p>
          </table:table-cell>
          <table:table-cell table:style-name="ce6" office:value-type="float" office:value="1977" calcext:value-type="float">
            <text:p>1977</text:p>
          </table:table-cell>
          <table:table-cell table:style-name="ce6" office:value-type="float" office:value="1978" calcext:value-type="float">
            <text:p>1978</text:p>
          </table:table-cell>
          <table:table-cell table:style-name="ce6" office:value-type="float" office:value="1979" calcext:value-type="float">
            <text:p>1979</text:p>
          </table:table-cell>
          <table:table-cell table:style-name="ce6" office:value-type="float" office:value="1980" calcext:value-type="float">
            <text:p>1980</text:p>
          </table:table-cell>
          <table:table-cell table:style-name="ce6" office:value-type="float" office:value="1981" calcext:value-type="float">
            <text:p>1981</text:p>
          </table:table-cell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1983" calcext:value-type="float">
            <text:p>1983</text:p>
          </table:table-cell>
          <table:table-cell table:style-name="ce6" office:value-type="float" office:value="1984" calcext:value-type="float">
            <text:p>1984</text:p>
          </table:table-cell>
          <table:table-cell table:style-name="ce6" office:value-type="float" office:value="1985" calcext:value-type="float">
            <text:p>1985</text:p>
          </table:table-cell>
          <table:table-cell table:style-name="ce6" office:value-type="float" office:value="1986" calcext:value-type="float">
            <text:p>1986</text:p>
          </table:table-cell>
          <table:table-cell table:style-name="ce6" office:value-type="float" office:value="1987" calcext:value-type="float">
            <text:p>1987</text:p>
          </table:table-cell>
          <table:table-cell table:style-name="ce6" office:value-type="float" office:value="1988" calcext:value-type="float">
            <text:p>1988</text:p>
          </table:table-cell>
          <table:table-cell table:style-name="ce6" office:value-type="float" office:value="1989" calcext:value-type="float">
            <text:p>1989</text:p>
          </table:table-cell>
          <table:table-cell table:style-name="ce6" office:value-type="float" office:value="1990" calcext:value-type="float">
            <text:p>1990</text:p>
          </table:table-cell>
          <table:table-cell table:style-name="ce6" office:value-type="float" office:value="1991" calcext:value-type="float">
            <text:p>1991</text:p>
          </table:table-cell>
          <table:table-cell table:style-name="ce6" office:value-type="float" office:value="1992" calcext:value-type="float">
            <text:p>1992</text:p>
          </table:table-cell>
          <table:table-cell table:style-name="ce6" office:value-type="float" office:value="1993" calcext:value-type="float">
            <text:p>1993</text:p>
          </table:table-cell>
          <table:table-cell table:style-name="ce6" office:value-type="float" office:value="1994" calcext:value-type="float">
            <text:p>1994</text:p>
          </table:table-cell>
          <table:table-cell table:style-name="ce6" office:value-type="float" office:value="1995" calcext:value-type="float">
            <text:p>1995</text:p>
          </table:table-cell>
          <table:table-cell table:style-name="ce6" office:value-type="float" office:value="1996" calcext:value-type="float">
            <text:p>1996</text:p>
          </table:table-cell>
          <table:table-cell table:style-name="ce6" office:value-type="float" office:value="1997" calcext:value-type="float">
            <text:p>1997</text:p>
          </table:table-cell>
          <table:table-cell table:style-name="ce6" office:value-type="float" office:value="1998" calcext:value-type="float">
            <text:p>1998</text:p>
          </table:table-cell>
          <table:table-cell table:style-name="ce6" office:value-type="float" office:value="1999" calcext:value-type="float">
            <text:p>1999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2001" calcext:value-type="float">
            <text:p>2001</text:p>
          </table:table-cell>
          <table:table-cell table:style-name="ce6" office:value-type="float" office:value="2002" calcext:value-type="float">
            <text:p>2002</text:p>
          </table:table-cell>
          <table:table-cell table:style-name="ce6" office:value-type="float" office:value="2003" calcext:value-type="float">
            <text:p>2003</text:p>
          </table:table-cell>
          <table:table-cell table:style-name="ce6" office:value-type="float" office:value="2004" calcext:value-type="float">
            <text:p>2004</text:p>
          </table:table-cell>
          <table:table-cell table:style-name="ce6" office:value-type="float" office:value="2005" calcext:value-type="float">
            <text:p>2005</text:p>
          </table:table-cell>
          <table:table-cell table:style-name="ce6" office:value-type="float" office:value="2006" calcext:value-type="float">
            <text:p>2006</text:p>
          </table:table-cell>
          <table:table-cell table:style-name="ce6" office:value-type="float" office:value="2007" calcext:value-type="float">
            <text:p>2007</text:p>
          </table:table-cell>
          <table:table-cell table:style-name="ce6" office:value-type="float" office:value="2008" calcext:value-type="float">
            <text:p>2008</text:p>
          </table:table-cell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2013" calcext:value-type="float">
            <text:p>2013</text:p>
          </table:table-cell>
          <table:table-cell table:style-name="ce3" office:value-type="float" office:value="2014" calcext:value-type="float">
            <text:p>2014</text:p>
          </table:table-cell>
          <table:table-cell table:style-name="ce11"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Twh</text:p>
          </table:table-cell>
          <table:table-cell table:style-name="ce7" office:value-type="float" office:value="25.7868958421053" calcext:value-type="float">
            <text:p>25.8</text:p>
          </table:table-cell>
          <table:table-cell table:style-name="ce7" office:value-type="float" office:value="34.5762709263159" calcext:value-type="float">
            <text:p>34.6</text:p>
          </table:table-cell>
          <table:table-cell table:style-name="ce7" office:value-type="float" office:value="42.4078552" calcext:value-type="float">
            <text:p>42.4</text:p>
          </table:table-cell>
          <table:table-cell table:style-name="ce7" office:value-type="float" office:value="52.5231044736843" calcext:value-type="float">
            <text:p>52.5</text:p>
          </table:table-cell>
          <table:table-cell table:style-name="ce7" office:value-type="float" office:value="63.4387625578948" calcext:value-type="float">
            <text:p>63.4</text:p>
          </table:table-cell>
          <table:table-cell table:style-name="ce7" office:value-type="float" office:value="78.4066117263159" calcext:value-type="float">
            <text:p>78.4</text:p>
          </table:table-cell>
          <table:table-cell table:style-name="ce7" office:value-type="float" office:value="110.004730368421" calcext:value-type="float">
            <text:p>110.0</text:p>
          </table:table-cell>
          <table:table-cell table:style-name="ce7" office:value-type="float" office:value="150.897072842106" calcext:value-type="float">
            <text:p>150.9</text:p>
          </table:table-cell>
          <table:table-cell table:style-name="ce7" office:value-type="float" office:value="202.655494747369" calcext:value-type="float">
            <text:p>202.7</text:p>
          </table:table-cell>
          <table:table-cell table:style-name="ce7" office:value-type="float" office:value="263.387873357896" calcext:value-type="float">
            <text:p>263.4</text:p>
          </table:table-cell>
          <table:table-cell table:style-name="ce7" office:value-type="float" office:value="364.360836673685" calcext:value-type="float">
            <text:p>364.4</text:p>
          </table:table-cell>
          <table:table-cell table:style-name="ce7" office:value-type="float" office:value="433.392849778949" calcext:value-type="float">
            <text:p>433.4</text:p>
          </table:table-cell>
          <table:table-cell table:style-name="ce7" office:value-type="float" office:value="535.420889378949" calcext:value-type="float">
            <text:p>535.4</text:p>
          </table:table-cell>
          <table:table-cell table:style-name="ce7" office:value-type="float" office:value="619.313245631581" calcext:value-type="float">
            <text:p>619.3</text:p>
          </table:table-cell>
          <table:table-cell table:style-name="ce7" office:value-type="float" office:value="639.631877926318" calcext:value-type="float">
            <text:p>639.6</text:p>
          </table:table-cell>
          <table:table-cell table:style-name="ce7" office:value-type="float" office:value="711.354804621055" calcext:value-type="float">
            <text:p>711.4</text:p>
          </table:table-cell>
          <table:table-cell table:style-name="ce7" office:value-type="float" office:value="835.934537694739" calcext:value-type="float">
            <text:p>835.9</text:p>
          </table:table-cell>
          <table:table-cell table:style-name="ce7" office:value-type="float" office:value="916.643976694739" calcext:value-type="float">
            <text:p>916.6</text:p>
          </table:table-cell>
          <table:table-cell table:style-name="ce7" office:value-type="float" office:value="1029.40311157895" calcext:value-type="float">
            <text:p>1029.4</text:p>
          </table:table-cell>
          <table:table-cell table:style-name="ce7" office:value-type="float" office:value="1244.53134407369" calcext:value-type="float">
            <text:p>1244.5</text:p>
          </table:table-cell>
          <table:table-cell table:style-name="ce7" office:value-type="float" office:value="1481.80432917895" calcext:value-type="float">
            <text:p>1481.8</text:p>
          </table:table-cell>
          <table:table-cell table:style-name="ce7" office:value-type="float" office:value="1596.5435897579" calcext:value-type="float">
            <text:p>1596.5</text:p>
          </table:table-cell>
          <table:table-cell table:style-name="ce7" office:value-type="float" office:value="1736.27912873685" calcext:value-type="float">
            <text:p>1736.3</text:p>
          </table:table-cell>
          <table:table-cell table:style-name="ce7" office:value-type="float" office:value="1893.13457186316" calcext:value-type="float">
            <text:p>1893.1</text:p>
          </table:table-cell>
          <table:table-cell table:style-name="ce7" office:value-type="float" office:value="1946.69857142106" calcext:value-type="float">
            <text:p>1946.7</text:p>
          </table:table-cell>
          <table:table-cell table:style-name="ce7" office:value-type="float" office:value="2001.86494221053" calcext:value-type="float">
            <text:p>2001.9</text:p>
          </table:table-cell>
          <table:table-cell table:style-name="ce7" office:value-type="float" office:value="2096.62205057895" calcext:value-type="float">
            <text:p>2096.6</text:p>
          </table:table-cell>
          <table:table-cell table:style-name="ce7" office:value-type="float" office:value="2113.85614558948" calcext:value-type="float">
            <text:p>2113.9</text:p>
          </table:table-cell>
          <table:table-cell table:style-name="ce7" office:value-type="float" office:value="2186.84305842106" calcext:value-type="float">
            <text:p>2186.8</text:p>
          </table:table-cell>
          <table:table-cell table:style-name="ce7" office:value-type="float" office:value="2227.43555148422" calcext:value-type="float">
            <text:p>2227.4</text:p>
          </table:table-cell>
          <table:table-cell table:style-name="ce7" office:value-type="float" office:value="2324.09731058948" calcext:value-type="float">
            <text:p>2324.1</text:p>
          </table:table-cell>
          <table:table-cell table:style-name="ce7" office:value-type="float" office:value="2407.76219742316" calcext:value-type="float">
            <text:p>2407.8</text:p>
          </table:table-cell>
          <table:table-cell table:style-name="ce7" office:value-type="float" office:value="2391.34313034737" calcext:value-type="float">
            <text:p>2391.3</text:p>
          </table:table-cell>
          <table:table-cell table:style-name="ce7" office:value-type="float" office:value="2430.49338187767" calcext:value-type="float">
            <text:p>2430.5</text:p>
          </table:table-cell>
          <table:table-cell table:style-name="ce7" office:value-type="float" office:value="2523.89851749699" calcext:value-type="float">
            <text:p>2523.9</text:p>
          </table:table-cell>
          <table:table-cell table:style-name="ce7" office:value-type="float" office:value="2582.3132837573" calcext:value-type="float">
            <text:p>2582.3</text:p>
          </table:table-cell>
          <table:table-cell table:style-name="ce7" office:value-type="float" office:value="2655.73741517542" calcext:value-type="float">
            <text:p>2655.7</text:p>
          </table:table-cell>
          <table:table-cell table:style-name="ce7" office:value-type="float" office:value="2698.4831457476" calcext:value-type="float">
            <text:p>2698.5</text:p>
          </table:table-cell>
          <table:table-cell table:style-name="ce7" office:value-type="float" office:value="2645.22286408049" calcext:value-type="float">
            <text:p>2645.2</text:p>
          </table:table-cell>
          <table:table-cell table:style-name="ce7" office:value-type="float" office:value="2761.97817152554" calcext:value-type="float">
            <text:p>2762.0</text:p>
          </table:table-cell>
          <table:table-cell table:style-name="ce7" office:value-type="float" office:value="2768.47033766707" calcext:value-type="float">
            <text:p>2768.5</text:p>
          </table:table-cell>
          <table:table-cell table:style-name="ce7" office:value-type="float" office:value="2806.34119608417" calcext:value-type="float">
            <text:p>2806.3</text:p>
          </table:table-cell>
          <table:table-cell table:style-name="ce7" office:value-type="float" office:value="2747.76964703273" calcext:value-type="float">
            <text:p>2747.8</text:p>
          </table:table-cell>
          <table:table-cell table:style-name="ce7" office:value-type="float" office:value="2739.14529098319" calcext:value-type="float">
            <text:p>2739.1</text:p>
          </table:table-cell>
          <table:table-cell table:style-name="ce7" office:value-type="float" office:value="2713.07031902016" calcext:value-type="float">
            <text:p>2713.1</text:p>
          </table:table-cell>
          <table:table-cell table:style-name="ce7" office:value-type="float" office:value="2767.67664731897" calcext:value-type="float">
            <text:p>2767.7</text:p>
          </table:table-cell>
          <table:table-cell table:style-name="ce7" office:value-type="float" office:value="2653.37339289" calcext:value-type="float">
            <text:p>2653.4</text:p>
          </table:table-cell>
          <table:table-cell table:style-name="ce7" office:value-type="float" office:value="2471.73152960311" calcext:value-type="float">
            <text:p>2471.7</text:p>
          </table:table-cell>
          <table:table-cell table:style-name="ce7" office:value-type="float" office:value="2492.71267853524" calcext:value-type="float">
            <text:p>2492.7</text:p>
          </table:table-cell>
          <table:table-cell table:style-name="ce7" office:value-type="float" office:value="2543.23266963426" calcext:value-type="float">
            <text:p>2543.2</text:p>
          </table:table-cell>
          <table:table-cell table:style-name="ce7" office:value-type="float" office:value="2577.10849426105" calcext:value-type="float">
            <text:p>2577.1</text:p>
          </table:table-cell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Hydro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Twh</text:p>
          </table:table-cell>
          <table:table-cell table:style-name="ce8" office:value-type="float" office:value="923.907441301488" calcext:value-type="float">
            <text:p>923.9</text:p>
          </table:table-cell>
          <table:table-cell table:style-name="ce8" office:value-type="float" office:value="990.585010284389" calcext:value-type="float">
            <text:p>990.6</text:p>
          </table:table-cell>
          <table:table-cell table:style-name="ce8" office:value-type="float" office:value="1013.30026894944" calcext:value-type="float">
            <text:p>1013.3</text:p>
          </table:table-cell>
          <table:table-cell table:style-name="ce8" office:value-type="float" office:value="1063.38170951078" calcext:value-type="float">
            <text:p>1063.4</text:p>
          </table:table-cell>
          <table:table-cell table:style-name="ce8" office:value-type="float" office:value="1126.857835976" calcext:value-type="float">
            <text:p>1126.9</text:p>
          </table:table-cell>
          <table:table-cell table:style-name="ce8" office:value-type="float" office:value="1178.98820547055" calcext:value-type="float">
            <text:p>1179.0</text:p>
          </table:table-cell>
          <table:table-cell table:style-name="ce8" office:value-type="float" office:value="1225.49804533001" calcext:value-type="float">
            <text:p>1225.5</text:p>
          </table:table-cell>
          <table:table-cell table:style-name="ce8" office:value-type="float" office:value="1281.82111034301" calcext:value-type="float">
            <text:p>1281.8</text:p>
          </table:table-cell>
          <table:table-cell table:style-name="ce8" office:value-type="float" office:value="1293.35321185126" calcext:value-type="float">
            <text:p>1293.4</text:p>
          </table:table-cell>
          <table:table-cell table:style-name="ce8" office:value-type="float" office:value="1417.8689237231" calcext:value-type="float">
            <text:p>1417.9</text:p>
          </table:table-cell>
          <table:table-cell table:style-name="ce8" office:value-type="float" office:value="1435.58818765699" calcext:value-type="float">
            <text:p>1435.6</text:p>
          </table:table-cell>
          <table:table-cell table:style-name="ce8" office:value-type="float" office:value="1437.58636443393" calcext:value-type="float">
            <text:p>1437.6</text:p>
          </table:table-cell>
          <table:table-cell table:style-name="ce8" office:value-type="float" office:value="1476.1195039995" calcext:value-type="float">
            <text:p>1476.1</text:p>
          </table:table-cell>
          <table:table-cell table:style-name="ce8" office:value-type="float" office:value="1588.17052255511" calcext:value-type="float">
            <text:p>1588.2</text:p>
          </table:table-cell>
          <table:table-cell table:style-name="ce8" office:value-type="float" office:value="1664.66240848402" calcext:value-type="float">
            <text:p>1664.7</text:p>
          </table:table-cell>
          <table:table-cell table:style-name="ce8" office:value-type="float" office:value="1695.59515379216" calcext:value-type="float">
            <text:p>1695.6</text:p>
          </table:table-cell>
          <table:table-cell table:style-name="ce8" office:value-type="float" office:value="1726.12608886607" calcext:value-type="float">
            <text:p>1726.1</text:p>
          </table:table-cell>
          <table:table-cell table:style-name="ce8" office:value-type="float" office:value="1797.9121535653" calcext:value-type="float">
            <text:p>1797.9</text:p>
          </table:table-cell>
          <table:table-cell table:style-name="ce8" office:value-type="float" office:value="1879.75542135343" calcext:value-type="float">
            <text:p>1879.8</text:p>
          </table:table-cell>
          <table:table-cell table:style-name="ce8" office:value-type="float" office:value="1941.10861140465" calcext:value-type="float">
            <text:p>1941.1</text:p>
          </table:table-cell>
          <table:table-cell table:style-name="ce8" office:value-type="float" office:value="1978.44394435018" calcext:value-type="float">
            <text:p>1978.4</text:p>
          </table:table-cell>
          <table:table-cell table:style-name="ce8" office:value-type="float" office:value="2003.31376097273" calcext:value-type="float">
            <text:p>2003.3</text:p>
          </table:table-cell>
          <table:table-cell table:style-name="ce8" office:value-type="float" office:value="2037.5615441958" calcext:value-type="float">
            <text:p>2037.6</text:p>
          </table:table-cell>
          <table:table-cell table:style-name="ce8" office:value-type="float" office:value="2092.28258353683" calcext:value-type="float">
            <text:p>2092.3</text:p>
          </table:table-cell>
          <table:table-cell table:style-name="ce8" office:value-type="float" office:value="2086.29706412712" calcext:value-type="float">
            <text:p>2086.3</text:p>
          </table:table-cell>
          <table:table-cell table:style-name="ce8" office:value-type="float" office:value="2162.8424936511" calcext:value-type="float">
            <text:p>2162.8</text:p>
          </table:table-cell>
          <table:table-cell table:style-name="ce8" office:value-type="float" office:value="2212.26790895106" calcext:value-type="float">
            <text:p>2212.3</text:p>
          </table:table-cell>
          <table:table-cell table:style-name="ce8" office:value-type="float" office:value="2212.52435394134" calcext:value-type="float">
            <text:p>2212.5</text:p>
          </table:table-cell>
          <table:table-cell table:style-name="ce8" office:value-type="float" office:value="2345.48763642538" calcext:value-type="float">
            <text:p>2345.5</text:p>
          </table:table-cell>
          <table:table-cell table:style-name="ce8" office:value-type="float" office:value="2360.45732894327" calcext:value-type="float">
            <text:p>2360.5</text:p>
          </table:table-cell>
          <table:table-cell table:style-name="ce8" office:value-type="float" office:value="2487.77546927385" calcext:value-type="float">
            <text:p>2487.8</text:p>
          </table:table-cell>
          <table:table-cell table:style-name="ce8" office:value-type="float" office:value="2523.20279688733" calcext:value-type="float">
            <text:p>2523.2</text:p>
          </table:table-cell>
          <table:table-cell table:style-name="ce8" office:value-type="float" office:value="2564.81778792296" calcext:value-type="float">
            <text:p>2564.8</text:p>
          </table:table-cell>
          <table:table-cell table:style-name="ce8" office:value-type="float" office:value="2595.51586554852" calcext:value-type="float">
            <text:p>2595.5</text:p>
          </table:table-cell>
          <table:table-cell table:style-name="ce8" office:value-type="float" office:value="2618.53089758175" calcext:value-type="float">
            <text:p>2618.5</text:p>
          </table:table-cell>
          <table:table-cell table:style-name="ce8" office:value-type="float" office:value="2656.97702440282" calcext:value-type="float">
            <text:p>2657.0</text:p>
          </table:table-cell>
          <table:table-cell table:style-name="ce8" office:value-type="float" office:value="2593.54766700857" calcext:value-type="float">
            <text:p>2593.5</text:p>
          </table:table-cell>
          <table:table-cell table:style-name="ce8" office:value-type="float" office:value="2643.13110202358" calcext:value-type="float">
            <text:p>2643.1</text:p>
          </table:table-cell>
          <table:table-cell table:style-name="ce8" office:value-type="float" office:value="2636.70502482572" calcext:value-type="float">
            <text:p>2636.7</text:p>
          </table:table-cell>
          <table:table-cell table:style-name="ce8" office:value-type="float" office:value="2810.7700778662" calcext:value-type="float">
            <text:p>2810.8</text:p>
          </table:table-cell>
          <table:table-cell table:style-name="ce8" office:value-type="float" office:value="2923.04915223827" calcext:value-type="float">
            <text:p>2923.0</text:p>
          </table:table-cell>
          <table:table-cell table:style-name="ce8" office:value-type="float" office:value="3050.22618181008" calcext:value-type="float">
            <text:p>3050.2</text:p>
          </table:table-cell>
          <table:table-cell table:style-name="ce8" office:value-type="float" office:value="3092.2994116497" calcext:value-type="float">
            <text:p>3092.3</text:p>
          </table:table-cell>
          <table:table-cell table:style-name="ce8" office:value-type="float" office:value="3276.53048568397" calcext:value-type="float">
            <text:p>3276.5</text:p>
          </table:table-cell>
          <table:table-cell table:style-name="ce8" office:value-type="float" office:value="3261.01195222834" calcext:value-type="float">
            <text:p>3261.0</text:p>
          </table:table-cell>
          <table:table-cell table:style-name="ce8" office:value-type="float" office:value="3465.90547665589" calcext:value-type="float">
            <text:p>3465.9</text:p>
          </table:table-cell>
          <table:table-cell table:style-name="ce8" office:value-type="float" office:value="3515.77777810657" calcext:value-type="float">
            <text:p>3515.8</text:p>
          </table:table-cell>
          <table:table-cell table:style-name="ce8" office:value-type="float" office:value="3692.74361461961" calcext:value-type="float">
            <text:p>3692.7</text:p>
          </table:table-cell>
          <table:table-cell table:style-name="ce8" office:value-type="float" office:value="3821.99882320953" calcext:value-type="float">
            <text:p>3822.0</text:p>
          </table:table-cell>
          <table:table-cell table:style-name="ce8" office:value-type="float" office:value="3908.02231392431" calcext:value-type="float">
            <text:p>3908.0</text:p>
          </table:table-cell>
          <table:table-cell table:style-name="ce8" office:value-type="float" office:value="3946.25027826734" calcext:value-type="float">
            <text:p>3946.3</text:p>
          </table:table-cell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Other renew.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Twh</text:p>
          </table:table-cell>
          <table:table-cell table:style-name="ce9" office:value-type="float" office:value="5.02" calcext:value-type="float">
            <text:p>5.0</text:p>
          </table:table-cell>
          <table:table-cell table:style-name="ce9" office:value-type="float" office:value="6.165" calcext:value-type="float">
            <text:p>6.2</text:p>
          </table:table-cell>
          <table:table-cell table:style-name="ce9" office:value-type="float" office:value="6.425" calcext:value-type="float">
            <text:p>6.4</text:p>
          </table:table-cell>
          <table:table-cell table:style-name="ce9" office:value-type="float" office:value="7.244" calcext:value-type="float">
            <text:p>7.2</text:p>
          </table:table-cell>
          <table:table-cell table:style-name="ce9" office:value-type="float" office:value="7.9149" calcext:value-type="float">
            <text:p>7.9</text:p>
          </table:table-cell>
          <table:table-cell table:style-name="ce9" office:value-type="float" office:value="10.4124132437558" calcext:value-type="float">
            <text:p>10.4</text:p>
          </table:table-cell>
          <table:table-cell table:style-name="ce9" office:value-type="float" office:value="12.2781190184354" calcext:value-type="float">
            <text:p>12.3</text:p>
          </table:table-cell>
          <table:table-cell table:style-name="ce9" office:value-type="float" office:value="13.1763830288298" calcext:value-type="float">
            <text:p>13.2</text:p>
          </table:table-cell>
          <table:table-cell table:style-name="ce9" office:value-type="float" office:value="14.6084439600441" calcext:value-type="float">
            <text:p>14.6</text:p>
          </table:table-cell>
          <table:table-cell table:style-name="ce9" office:value-type="float" office:value="16.5921913363685" calcext:value-type="float">
            <text:p>16.6</text:p>
          </table:table-cell>
          <table:table-cell table:style-name="ce9" office:value-type="float" office:value="18.5680264084509" calcext:value-type="float">
            <text:p>18.6</text:p>
          </table:table-cell>
          <table:table-cell table:style-name="ce9" office:value-type="float" office:value="20.2183674467734" calcext:value-type="float">
            <text:p>20.2</text:p>
          </table:table-cell>
          <table:table-cell table:style-name="ce9" office:value-type="float" office:value="21.6621398668449" calcext:value-type="float">
            <text:p>21.7</text:p>
          </table:table-cell>
          <table:table-cell table:style-name="ce9" office:value-type="float" office:value="22.1022883956471" calcext:value-type="float">
            <text:p>22.1</text:p>
          </table:table-cell>
          <table:table-cell table:style-name="ce9" office:value-type="float" office:value="25.3781655810957" calcext:value-type="float">
            <text:p>25.4</text:p>
          </table:table-cell>
          <table:table-cell table:style-name="ce9" office:value-type="float" office:value="29.1050962360432" calcext:value-type="float">
            <text:p>29.1</text:p>
          </table:table-cell>
          <table:table-cell table:style-name="ce9" office:value-type="float" office:value="32.2582898419258" calcext:value-type="float">
            <text:p>32.3</text:p>
          </table:table-cell>
          <table:table-cell table:style-name="ce9" office:value-type="float" office:value="40.5132455148415" calcext:value-type="float">
            <text:p>40.5</text:p>
          </table:table-cell>
          <table:table-cell table:style-name="ce9" office:value-type="float" office:value="44.8351881464756" calcext:value-type="float">
            <text:p>44.8</text:p>
          </table:table-cell>
          <table:table-cell table:style-name="ce9" office:value-type="float" office:value="49.5777072185743" calcext:value-type="float">
            <text:p>49.6</text:p>
          </table:table-cell>
          <table:table-cell table:style-name="ce9" office:value-type="float" office:value="52.7187485022722" calcext:value-type="float">
            <text:p>52.7</text:p>
          </table:table-cell>
          <table:table-cell table:style-name="ce9" office:value-type="float" office:value="58.3759211667548" calcext:value-type="float">
            <text:p>58.4</text:p>
          </table:table-cell>
          <table:table-cell table:style-name="ce9" office:value-type="float" office:value="61.9729587226814" calcext:value-type="float">
            <text:p>62.0</text:p>
          </table:table-cell>
          <table:table-cell table:style-name="ce9" office:value-type="float" office:value="64.6794100802437" calcext:value-type="float">
            <text:p>64.7</text:p>
          </table:table-cell>
          <table:table-cell table:style-name="ce9" office:value-type="float" office:value="109.058359028596" calcext:value-type="float">
            <text:p>109.1</text:p>
          </table:table-cell>
          <table:table-cell table:style-name="ce9" office:value-type="float" office:value="121.714552296867" calcext:value-type="float">
            <text:p>121.7</text:p>
          </table:table-cell>
          <table:table-cell table:style-name="ce9" office:value-type="float" office:value="128.470297523159" calcext:value-type="float">
            <text:p>128.5</text:p>
          </table:table-cell>
          <table:table-cell table:style-name="ce9" office:value-type="float" office:value="138.463354414636" calcext:value-type="float">
            <text:p>138.5</text:p>
          </table:table-cell>
          <table:table-cell table:style-name="ce9" office:value-type="float" office:value="144.098082497031" calcext:value-type="float">
            <text:p>144.1</text:p>
          </table:table-cell>
          <table:table-cell table:style-name="ce9" office:value-type="float" office:value="151.426736007153" calcext:value-type="float">
            <text:p>151.4</text:p>
          </table:table-cell>
          <table:table-cell table:style-name="ce9" office:value-type="float" office:value="159.953448857022" calcext:value-type="float">
            <text:p>160.0</text:p>
          </table:table-cell>
          <table:table-cell table:style-name="ce9" office:value-type="float" office:value="166.474198337157" calcext:value-type="float">
            <text:p>166.5</text:p>
          </table:table-cell>
          <table:table-cell table:style-name="ce9" office:value-type="float" office:value="180.261980922014" calcext:value-type="float">
            <text:p>180.3</text:p>
          </table:table-cell>
          <table:table-cell table:style-name="ce9" office:value-type="float" office:value="191.718370568074" calcext:value-type="float">
            <text:p>191.7</text:p>
          </table:table-cell>
          <table:table-cell table:style-name="ce9" office:value-type="float" office:value="207.54357108988" calcext:value-type="float">
            <text:p>207.5</text:p>
          </table:table-cell>
          <table:table-cell table:style-name="ce9" office:value-type="float" office:value="223.878572972586" calcext:value-type="float">
            <text:p>223.9</text:p>
          </table:table-cell>
          <table:table-cell table:style-name="ce9" office:value-type="float" office:value="232.110423879881" calcext:value-type="float">
            <text:p>232.1</text:p>
          </table:table-cell>
          <table:table-cell table:style-name="ce9" office:value-type="float" office:value="261.537015533377" calcext:value-type="float">
            <text:p>261.5</text:p>
          </table:table-cell>
          <table:table-cell table:style-name="ce9" office:value-type="float" office:value="285.866881299851" calcext:value-type="float">
            <text:p>285.9</text:p>
          </table:table-cell>
          <table:table-cell table:style-name="ce9" office:value-type="float" office:value="325.342426479962" calcext:value-type="float">
            <text:p>325.3</text:p>
          </table:table-cell>
          <table:table-cell table:style-name="ce9" office:value-type="float" office:value="367.48204812838" calcext:value-type="float">
            <text:p>367.5</text:p>
          </table:table-cell>
          <table:table-cell table:style-name="ce9" office:value-type="float" office:value="414.974789673927" calcext:value-type="float">
            <text:p>415.0</text:p>
          </table:table-cell>
          <table:table-cell table:style-name="ce9" office:value-type="float" office:value="476.52912201584" calcext:value-type="float">
            <text:p>476.5</text:p>
          </table:table-cell>
          <table:table-cell table:style-name="ce9" office:value-type="float" office:value="547.686350183835" calcext:value-type="float">
            <text:p>547.7</text:p>
          </table:table-cell>
          <table:table-cell table:style-name="ce9" office:value-type="float" office:value="637.449327257034" calcext:value-type="float">
            <text:p>637.4</text:p>
          </table:table-cell>
          <table:table-cell table:style-name="ce9" office:value-type="float" office:value="750.967104537039" calcext:value-type="float">
            <text:p>751.0</text:p>
          </table:table-cell>
          <table:table-cell table:style-name="ce9" office:value-type="float" office:value="899.895722929253" calcext:value-type="float">
            <text:p>899.9</text:p>
          </table:table-cell>
          <table:table-cell table:style-name="ce9" office:value-type="float" office:value="1053.81648329524" calcext:value-type="float">
            <text:p>1053.8</text:p>
          </table:table-cell>
          <table:table-cell table:style-name="ce9" office:value-type="float" office:value="1242.41297458597" calcext:value-type="float">
            <text:p>1242.4</text:p>
          </table:table-cell>
          <table:table-cell table:style-name="ce9" office:value-type="float" office:value="1399.20218544354" calcext:value-type="float">
            <text:p>1399.2</text:p>
          </table:table-cell>
          <table:table-cell table:style-name="ce9" office:value-type="float" office:value="1612.46521062133" calcext:value-type="float">
            <text:p>1612.5</text:p>
          </table:table-cell>
        </table:table-row>
        <table:table-row table:style-name="ro1" table:number-rows-repeated="2">
          <table:table-cell table:number-columns-repeated="52"/>
        </table:table-row>
        <table:table-row table:style-name="ro1">
          <table:table-cell office:value-type="string" calcext:value-type="string">
            <text:p>Primary energ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toe</text:p>
          </table:table-cell>
          <table:table-cell table:style-name="ce10" office:value-type="float" office:value="3730.22951175946" calcext:value-type="float">
            <text:p>3730.2</text:p>
          </table:table-cell>
          <table:table-cell table:style-name="ce10" office:value-type="float" office:value="3933.22181451002" calcext:value-type="float">
            <text:p>3933.2</text:p>
          </table:table-cell>
          <table:table-cell table:style-name="ce10" office:value-type="float" office:value="4080.11041628374" calcext:value-type="float">
            <text:p>4080.1</text:p>
          </table:table-cell>
          <table:table-cell table:style-name="ce10" office:value-type="float" office:value="4326.00398264693" calcext:value-type="float">
            <text:p>4326.0</text:p>
          </table:table-cell>
          <table:table-cell table:style-name="ce10" office:value-type="float" office:value="4623.70336464082" calcext:value-type="float">
            <text:p>4623.7</text:p>
          </table:table-cell>
          <table:table-cell table:style-name="ce10" office:value-type="float" office:value="4909.8993111773" calcext:value-type="float">
            <text:p>4909.9</text:p>
          </table:table-cell>
          <table:table-cell table:style-name="ce10" office:value-type="float" office:value="5112.10512938309" calcext:value-type="float">
            <text:p>5112.1</text:p>
          </table:table-cell>
          <table:table-cell table:style-name="ce10" office:value-type="float" office:value="5381.97575991001" calcext:value-type="float">
            <text:p>5382.0</text:p>
          </table:table-cell>
          <table:table-cell table:style-name="ce10" office:value-type="float" office:value="5687.69561104637" calcext:value-type="float">
            <text:p>5687.7</text:p>
          </table:table-cell>
          <table:table-cell table:style-name="ce10" office:value-type="float" office:value="5712.88625574387" calcext:value-type="float">
            <text:p>5712.9</text:p>
          </table:table-cell>
          <table:table-cell table:style-name="ce10" office:value-type="float" office:value="5735.59501461276" calcext:value-type="float">
            <text:p>5735.6</text:p>
          </table:table-cell>
          <table:table-cell table:style-name="ce10" office:value-type="float" office:value="6048.24401821879" calcext:value-type="float">
            <text:p>6048.2</text:p>
          </table:table-cell>
          <table:table-cell table:style-name="ce10" office:value-type="float" office:value="6259.2402088129" calcext:value-type="float">
            <text:p>6259.2</text:p>
          </table:table-cell>
          <table:table-cell table:style-name="ce10" office:value-type="float" office:value="6453.89391220851" calcext:value-type="float">
            <text:p>6453.9</text:p>
          </table:table-cell>
          <table:table-cell table:style-name="ce10" office:value-type="float" office:value="6679.67742418684" calcext:value-type="float">
            <text:p>6679.7</text:p>
          </table:table-cell>
          <table:table-cell table:style-name="ce10" office:value-type="float" office:value="6638.34835087425" calcext:value-type="float">
            <text:p>6638.3</text:p>
          </table:table-cell>
          <table:table-cell table:style-name="ce10" office:value-type="float" office:value="6603.81981850123" calcext:value-type="float">
            <text:p>6603.8</text:p>
          </table:table-cell>
          <table:table-cell table:style-name="ce10" office:value-type="float" office:value="6571.19808424291" calcext:value-type="float">
            <text:p>6571.2</text:p>
          </table:table-cell>
          <table:table-cell table:style-name="ce10" office:value-type="float" office:value="6670.01202939363" calcext:value-type="float">
            <text:p>6670.0</text:p>
          </table:table-cell>
          <table:table-cell table:style-name="ce10" office:value-type="float" office:value="6987.75916288392" calcext:value-type="float">
            <text:p>6987.8</text:p>
          </table:table-cell>
          <table:table-cell table:style-name="ce10" office:value-type="float" office:value="7178.98550220311" calcext:value-type="float">
            <text:p>7179.0</text:p>
          </table:table-cell>
          <table:table-cell table:style-name="ce10" office:value-type="float" office:value="7335.24920854103" calcext:value-type="float">
            <text:p>7335.2</text:p>
          </table:table-cell>
          <table:table-cell table:style-name="ce10" office:value-type="float" office:value="7593.52369036331" calcext:value-type="float">
            <text:p>7593.5</text:p>
          </table:table-cell>
          <table:table-cell table:style-name="ce10" office:value-type="float" office:value="7880.05518870378" calcext:value-type="float">
            <text:p>7880.1</text:p>
          </table:table-cell>
          <table:table-cell table:style-name="ce10" office:value-type="float" office:value="8050.14335262346" calcext:value-type="float">
            <text:p>8050.1</text:p>
          </table:table-cell>
          <table:table-cell table:style-name="ce10" office:value-type="float" office:value="8136.05475202193" calcext:value-type="float">
            <text:p>8136.1</text:p>
          </table:table-cell>
          <table:table-cell table:style-name="ce10" office:value-type="float" office:value="8195.07674518196" calcext:value-type="float">
            <text:p>8195.1</text:p>
          </table:table-cell>
          <table:table-cell table:style-name="ce10" office:value-type="float" office:value="8259.0657967009" calcext:value-type="float">
            <text:p>8259.1</text:p>
          </table:table-cell>
          <table:table-cell table:style-name="ce10" office:value-type="float" office:value="8309.49673249567" calcext:value-type="float">
            <text:p>8309.5</text:p>
          </table:table-cell>
          <table:table-cell table:style-name="ce10" office:value-type="float" office:value="8418.77008669983" calcext:value-type="float">
            <text:p>8418.8</text:p>
          </table:table-cell>
          <table:table-cell table:style-name="ce10" office:value-type="float" office:value="8588.90586627862" calcext:value-type="float">
            <text:p>8588.9</text:p>
          </table:table-cell>
          <table:table-cell table:style-name="ce10" office:value-type="float" office:value="8839.54391716449" calcext:value-type="float">
            <text:p>8839.5</text:p>
          </table:table-cell>
          <table:table-cell table:style-name="ce10" office:value-type="float" office:value="8933.99577392073" calcext:value-type="float">
            <text:p>8934.0</text:p>
          </table:table-cell>
          <table:table-cell table:style-name="ce10" office:value-type="float" office:value="8998.11333674963" calcext:value-type="float">
            <text:p>8998.1</text:p>
          </table:table-cell>
          <table:table-cell table:style-name="ce10" office:value-type="float" office:value="9160.18091184476" calcext:value-type="float">
            <text:p>9160.2</text:p>
          </table:table-cell>
          <table:table-cell table:style-name="ce10" office:value-type="float" office:value="9388.25037893185" calcext:value-type="float">
            <text:p>9388.3</text:p>
          </table:table-cell>
          <table:table-cell table:style-name="ce10" office:value-type="float" office:value="9501.30931085287" calcext:value-type="float">
            <text:p>9501.3</text:p>
          </table:table-cell>
          <table:table-cell table:style-name="ce10" office:value-type="float" office:value="9715.28215125338" calcext:value-type="float">
            <text:p>9715.3</text:p>
          </table:table-cell>
          <table:table-cell table:style-name="ce10" office:value-type="float" office:value="10081.8408398246" calcext:value-type="float">
            <text:p>10081.8</text:p>
          </table:table-cell>
          <table:table-cell table:style-name="ce10" office:value-type="float" office:value="10562.6351247814" calcext:value-type="float">
            <text:p>10562.6</text:p>
          </table:table-cell>
          <table:table-cell table:style-name="ce10" office:value-type="float" office:value="10940.0292835582" calcext:value-type="float">
            <text:p>10940.0</text:p>
          </table:table-cell>
          <table:table-cell table:style-name="ce10" office:value-type="float" office:value="11267.825215859" calcext:value-type="float">
            <text:p>11267.8</text:p>
          </table:table-cell>
          <table:table-cell table:style-name="ce10" office:value-type="float" office:value="11617.3259081617" calcext:value-type="float">
            <text:p>11617.3</text:p>
          </table:table-cell>
          <table:table-cell table:style-name="ce10" office:value-type="float" office:value="11780.8245496691" calcext:value-type="float">
            <text:p>11780.8</text:p>
          </table:table-cell>
          <table:table-cell table:style-name="ce10" office:value-type="float" office:value="11598.4891282005" calcext:value-type="float">
            <text:p>11598.5</text:p>
          </table:table-cell>
          <table:table-cell table:style-name="ce10" office:value-type="float" office:value="12181.3518425798" calcext:value-type="float">
            <text:p>12181.4</text:p>
          </table:table-cell>
          <table:table-cell table:style-name="ce10" office:value-type="float" office:value="12450.4254888295" calcext:value-type="float">
            <text:p>12450.4</text:p>
          </table:table-cell>
          <table:table-cell table:style-name="ce10" office:value-type="float" office:value="12622.0944654269" calcext:value-type="float">
            <text:p>12622.1</text:p>
          </table:table-cell>
          <table:table-cell table:style-name="ce10" office:value-type="float" office:value="12873.1424681185" calcext:value-type="float">
            <text:p>12873.1</text:p>
          </table:table-cell>
          <table:table-cell table:style-name="ce10" office:value-type="float" office:value="13020.5931463302" calcext:value-type="float">
            <text:p>13020.6</text:p>
          </table:table-cell>
          <table:table-cell table:style-name="ce10" office:value-type="float" office:value="13147.3411687118" calcext:value-type="float">
            <text:p>13147.3</text:p>
          </table:table-cell>
        </table:table-row>
        <table:table-row table:style-name="ro1" table:number-rows-repeated="2">
          <table:table-cell table:number-columns-repeated="52"/>
        </table:table-row>
        <table:table-row table:style-name="ro1">
          <table:table-cell office:value-type="string" calcext:value-type="string">
            <text:p>http://www.bp.com/en/global/corporate/energy-economics/statistical-review-of-world-energy/downloads.html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P Statistical Review of World Energy 2016</text:p>
          </table:table-cell>
          <table:table-cell table:number-columns-repeated="51"/>
        </table:table-row>
      </table:table>
      <table:table table:name="Smil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Biofuels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Crude Oil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Hydro Electricity</text:p>
          </table:table-cell>
          <table:table-cell office:value-type="string" calcext:value-type="string">
            <text:p>Nuclear Electricity</text:p>
          </table:table-cell>
          <table:table-cell/>
          <table:table-cell office:value-type="string" calcext:value-type="string">
            <text:p>GJ per capita</text:p>
          </table:table-cell>
          <table:table-cell/>
          <table:table-cell office:value-type="string" calcext:value-type="string">
            <text:p>1 GJ</text:p>
          </table:table-cell>
          <table:table-cell office:value-type="string" calcext:value-type="string">
            <text:p>=</text:p>
          </table:table-cell>
          <table:table-cell table:style-name="ce26" office:value-type="float" office:value="277.77777777778" calcext:value-type="float">
            <text:p>277.7777777778</text:p>
          </table:table-cell>
          <table:table-cell office:value-type="string" calcext:value-type="string">
            <text:p>kWh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1" calcext:value-type="float">
            <text:p>21</text:p>
          </table:table-cell>
          <table:table-cell office:value-type="float" office:value="0.37" calcext:value-type="float">
            <text:p>0.37</text:p>
          </table:table-cell>
          <table:table-cell table:number-columns-repeated="11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20.39" calcext:value-type="float">
            <text:p>20.39</text:p>
          </table:table-cell>
          <table:table-cell office:value-type="float" office:value="0.45" calcext:value-type="float">
            <text:p>0.45</text:p>
          </table:table-cell>
          <table:table-cell table:number-columns-repeated="11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20.81" calcext:value-type="float">
            <text:p>20.81</text:p>
          </table:table-cell>
          <table:table-cell office:value-type="float" office:value="0.52" calcext:value-type="float">
            <text:p>0.52</text:p>
          </table:table-cell>
          <table:table-cell table:number-columns-repeated="11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20.18" calcext:value-type="float">
            <text:p>20.18</text:p>
          </table:table-cell>
          <table:table-cell office:value-type="float" office:value="0.83" calcext:value-type="float">
            <text:p>0.83</text:p>
          </table:table-cell>
          <table:table-cell table:number-columns-repeated="11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0.83" calcext:value-type="float">
            <text:p>20.83</text:p>
          </table:table-cell>
          <table:table-cell office:value-type="float" office:value="1.07" calcext:value-type="float">
            <text:p>1.07</text:p>
          </table:table-cell>
          <table:table-cell table:number-columns-repeated="11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0.37" calcext:value-type="float">
            <text:p>20.37</text:p>
          </table:table-cell>
          <table:table-cell office:value-type="float" office:value="1.61" calcext:value-type="float">
            <text:p>1.61</text:p>
          </table:table-cell>
          <table:table-cell table:number-columns-repeated="11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8.75" calcext:value-type="float">
            <text:p>18.75</text:p>
          </table:table-cell>
          <table:table-cell office:value-type="float" office:value="2.86" calcext:value-type="float">
            <text:p>2.86</text:p>
          </table:table-cell>
          <table:table-cell table:number-columns-repeated="11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8.75" calcext:value-type="float">
            <text:p>18.75</text:p>
          </table:table-cell>
          <table:table-cell office:value-type="float" office:value="4.43" calcext:value-type="float">
            <text:p>4.43</text:p>
          </table:table-cell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7.7" calcext:value-type="float">
            <text:p>17.7</text:p>
          </table:table-cell>
          <table:table-cell office:value-type="float" office:value="6.48" calcext:value-type="float">
            <text:p>6.48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8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5.68" calcext:value-type="float">
            <text:p>15.68</text:p>
          </table:table-cell>
          <table:table-cell office:value-type="float" office:value="9.07" calcext:value-type="float">
            <text:p>9.07</text:p>
          </table:table-cell>
          <table:table-cell office:value-type="float" office:value="0.21" calcext:value-type="float">
            <text:p>0.21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table:number-columns-repeated="8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3.33" calcext:value-type="float">
            <text:p>13.33</text:p>
          </table:table-cell>
          <table:table-cell office:value-type="float" office:value="12.49" calcext:value-type="float">
            <text:p>12.49</text:p>
          </table:table-cell>
          <table:table-cell office:value-type="float" office:value="0.39" calcext:value-type="float">
            <text:p>0.39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table:number-columns-repeated="8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2.97" calcext:value-type="float">
            <text:p>12.97</text:p>
          </table:table-cell>
          <table:table-cell office:value-type="float" office:value="17.57" calcext:value-type="float">
            <text:p>17.57</text:p>
          </table:table-cell>
          <table:table-cell office:value-type="float" office:value="0.81" calcext:value-type="float">
            <text:p>0.81</text:p>
          </table:table-cell>
          <table:table-cell office:value-type="float" office:value="0.29" calcext:value-type="float">
            <text:p>0.29</text:p>
          </table:table-cell>
          <table:table-cell office:value-type="float" office:value="0.07" calcext:value-type="float">
            <text:p>0.07</text:p>
          </table:table-cell>
          <table:table-cell table:number-columns-repeated="8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3.11" calcext:value-type="float">
            <text:p>13.11</text:p>
          </table:table-cell>
          <table:table-cell office:value-type="float" office:value="18.56" calcext:value-type="float">
            <text:p>18.56</text:p>
          </table:table-cell>
          <table:table-cell office:value-type="float" office:value="1.68" calcext:value-type="float">
            <text:p>1.68</text:p>
          </table:table-cell>
          <table:table-cell office:value-type="float" office:value="0.44" calcext:value-type="float">
            <text:p>0.44</text:p>
          </table:table-cell>
          <table:table-cell office:value-type="float" office:value="0.12" calcext:value-type="float">
            <text:p>0.12</text:p>
          </table:table-cell>
          <table:table-cell table:number-columns-repeated="8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2.46" calcext:value-type="float">
            <text:p>12.46</text:p>
          </table:table-cell>
          <table:table-cell office:value-type="float" office:value="17.46" calcext:value-type="float">
            <text:p>17.46</text:p>
          </table:table-cell>
          <table:table-cell office:value-type="float" office:value="3.03" calcext:value-type="float">
            <text:p>3.03</text:p>
          </table:table-cell>
          <table:table-cell office:value-type="float" office:value="1.04" calcext:value-type="float">
            <text:p>1.04</text:p>
          </table:table-cell>
          <table:table-cell office:value-type="float" office:value="0.23" calcext:value-type="float">
            <text:p>0.23</text:p>
          </table:table-cell>
          <table:table-cell table:number-columns-repeated="8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1.29" calcext:value-type="float">
            <text:p>11.29</text:p>
          </table:table-cell>
          <table:table-cell office:value-type="float" office:value="18.11" calcext:value-type="float">
            <text:p>18.11</text:p>
          </table:table-cell>
          <table:table-cell office:value-type="float" office:value="4.15" calcext:value-type="float">
            <text:p>4.15</text:p>
          </table:table-cell>
          <table:table-cell office:value-type="float" office:value="1.37" calcext:value-type="float">
            <text:p>1.37</text:p>
          </table:table-cell>
          <table:table-cell office:value-type="float" office:value="0.3" calcext:value-type="float">
            <text:p>0.3</text:p>
          </table:table-cell>
          <table:table-cell table:number-columns-repeated="8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0.67" calcext:value-type="float">
            <text:p>10.67</text:p>
          </table:table-cell>
          <table:table-cell office:value-type="float" office:value="17.94" calcext:value-type="float">
            <text:p>17.94</text:p>
          </table:table-cell>
          <table:table-cell office:value-type="float" office:value="7.75" calcext:value-type="float">
            <text:p>7.75</text:p>
          </table:table-cell>
          <table:table-cell office:value-type="float" office:value="2.98" calcext:value-type="float">
            <text:p>2.98</text:p>
          </table:table-cell>
          <table:table-cell office:value-type="float" office:value="0.47" calcext:value-type="float">
            <text:p>0.47</text:p>
          </table:table-cell>
          <table:table-cell table:number-columns-repeated="8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0.58" calcext:value-type="float">
            <text:p>10.58</text:p>
          </table:table-cell>
          <table:table-cell office:value-type="float" office:value="18.39" calcext:value-type="float">
            <text:p>18.39</text:p>
          </table:table-cell>
          <table:table-cell office:value-type="float" office:value="13.08" calcext:value-type="float">
            <text:p>13.08</text:p>
          </table:table-cell>
          <table:table-cell office:value-type="float" office:value="5.33" calcext:value-type="float">
            <text:p>5.33</text:p>
          </table:table-cell>
          <table:table-cell office:value-type="float" office:value="0.82" calcext:value-type="float">
            <text:p>0.82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9.22" calcext:value-type="float">
            <text:p>9.22</text:p>
          </table:table-cell>
          <table:table-cell office:value-type="float" office:value="16.93" calcext:value-type="float">
            <text:p>16.93</text:p>
          </table:table-cell>
          <table:table-cell office:value-type="float" office:value="23.15" calcext:value-type="float">
            <text:p>23.15</text:p>
          </table:table-cell>
          <table:table-cell office:value-type="float" office:value="9.74" calcext:value-type="float">
            <text:p>9.74</text:p>
          </table:table-cell>
          <table:table-cell office:value-type="float" office:value="1.34" calcext:value-type="float">
            <text:p>1.34</text:p>
          </table:table-cell>
          <table:table-cell office:value-type="float" office:value="0.23" calcext:value-type="float">
            <text:p>0.23</text:p>
          </table:table-cell>
          <table:table-cell table:number-columns-repeated="7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8.11" calcext:value-type="float">
            <text:p>8.11</text:p>
          </table:table-cell>
          <table:table-cell office:value-type="float" office:value="17.98" calcext:value-type="float">
            <text:p>17.98</text:p>
          </table:table-cell>
          <table:table-cell office:value-type="float" office:value="24.84" calcext:value-type="float">
            <text:p>24.84</text:p>
          </table:table-cell>
          <table:table-cell office:value-type="float" office:value="11.66" calcext:value-type="float">
            <text:p>11.66</text:p>
          </table:table-cell>
          <table:table-cell office:value-type="float" office:value="1.38" calcext:value-type="float">
            <text:p>1.38</text:p>
          </table:table-cell>
          <table:table-cell office:value-type="float" office:value="1.73" calcext:value-type="float">
            <text:p>1.73</text:p>
          </table:table-cell>
          <table:table-cell table:number-columns-repeated="7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7.56" calcext:value-type="float">
            <text:p>7.56</text:p>
          </table:table-cell>
          <table:table-cell office:value-type="float" office:value="17.71" calcext:value-type="float">
            <text:p>17.71</text:p>
          </table:table-cell>
          <table:table-cell office:value-type="float" office:value="21.5" calcext:value-type="float">
            <text:p>21.5</text:p>
          </table:table-cell>
          <table:table-cell office:value-type="float" office:value="13.43" calcext:value-type="float">
            <text:p>13.43</text:p>
          </table:table-cell>
          <table:table-cell office:value-type="float" office:value="1.47" calcext:value-type="float">
            <text:p>1.47</text:p>
          </table:table-cell>
          <table:table-cell office:value-type="float" office:value="3.61" calcext:value-type="float">
            <text:p>3.61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6" calcext:value-type="float">
            <text:p>7.36</text:p>
          </table:table-cell>
          <table:table-cell office:value-type="float" office:value="14.36" calcext:value-type="float">
            <text:p>14.36</text:p>
          </table:table-cell>
          <table:table-cell office:value-type="float" office:value="21.1" calcext:value-type="float">
            <text:p>21.1</text:p>
          </table:table-cell>
          <table:table-cell office:value-type="float" office:value="14.14" calcext:value-type="float">
            <text:p>14.14</text:p>
          </table:table-cell>
          <table:table-cell office:value-type="float" office:value="1.56" calcext:value-type="float">
            <text:p>1.56</text:p>
          </table:table-cell>
          <table:table-cell office:value-type="float" office:value="4.01" calcext:value-type="float">
            <text:p>4.01</text:p>
          </table:table-cell>
          <table:table-cell table:number-columns-repeated="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.22" calcext:value-type="float">
            <text:p>6.22</text:p>
          </table:table-cell>
          <table:table-cell office:value-type="float" office:value="19.56" calcext:value-type="float">
            <text:p>19.56</text:p>
          </table:table-cell>
          <table:table-cell office:value-type="float" office:value="20.89" calcext:value-type="float">
            <text:p>20.89</text:p>
          </table:table-cell>
          <table:table-cell office:value-type="float" office:value="15.41" calcext:value-type="float">
            <text:p>15.41</text:p>
          </table:table-cell>
          <table:table-cell office:value-type="float" office:value="1.67" calcext:value-type="float">
            <text:p>1.67</text:p>
          </table:table-cell>
          <table:table-cell office:value-type="float" office:value="3.87" calcext:value-type="float">
            <text:p>3.87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https://ourworldindata.org/energy-production-and-changing-energy-sources/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clav Smil, 2010, Energy Transition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Biofuels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Crude Oil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Hydro Electricity</text:p>
          </table:table-cell>
          <table:table-cell office:value-type="string" calcext:value-type="string">
            <text:p>Nuclear Electricity</text:p>
          </table:table-cell>
          <table:table-cell/>
          <table:table-cell office:value-type="string" calcext:value-type="string">
            <text:p>Exajoules</text:p>
          </table:table-cell>
          <table:table-cell/>
          <table:table-cell office:value-type="string" calcext:value-type="string">
            <text:p>1 EJ</text:p>
          </table:table-cell>
          <table:table-cell office:value-type="string" calcext:value-type="string">
            <text:p>=</text:p>
          </table:table-cell>
          <table:table-cell table:style-name="ce26" office:value-type="float" office:value="277777777778" calcext:value-type="float">
            <text:p>277777777778</text:p>
          </table:table-cell>
          <table:table-cell office:value-type="string" calcext:value-type="string">
            <text:p>kWh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9"/>
          <table:table-cell table:style-name="ce26" office:value-type="float" office:value="277.77777777778" calcext:value-type="float">
            <text:p>277.7777777778</text:p>
          </table:table-cell>
          <table:table-cell office:value-type="string" calcext:value-type="string">
            <text:p>Twh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21" calcext:value-type="float">
            <text:p>21</text:p>
          </table:table-cell>
          <table:table-cell office:value-type="float" office:value="0.46" calcext:value-type="float">
            <text:p>0.46</text:p>
          </table:table-cell>
          <table:table-cell table:number-columns-repeated="11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22" calcext:value-type="float">
            <text:p>22</text:p>
          </table:table-cell>
          <table:table-cell office:value-type="float" office:value="0.55" calcext:value-type="float">
            <text:p>0.55</text:p>
          </table:table-cell>
          <table:table-cell table:number-columns-repeated="11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23" calcext:value-type="float">
            <text:p>23</text:p>
          </table:table-cell>
          <table:table-cell office:value-type="float" office:value="0.95" calcext:value-type="float">
            <text:p>0.95</text:p>
          </table:table-cell>
          <table:table-cell table:number-columns-repeated="11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5" calcext:value-type="float">
            <text:p>25</text:p>
          </table:table-cell>
          <table:table-cell office:value-type="float" office:value="1.28" calcext:value-type="float">
            <text:p>1.28</text:p>
          </table:table-cell>
          <table:table-cell table:number-columns-repeated="11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6" calcext:value-type="float">
            <text:p>26</text:p>
          </table:table-cell>
          <table:table-cell office:value-type="float" office:value="2.05" calcext:value-type="float">
            <text:p>2.05</text:p>
          </table:table-cell>
          <table:table-cell table:number-columns-repeated="11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25" calcext:value-type="float">
            <text:p>25</text:p>
          </table:table-cell>
          <table:table-cell office:value-type="float" office:value="3.82" calcext:value-type="float">
            <text:p>3.82</text:p>
          </table:table-cell>
          <table:table-cell table:number-columns-repeated="11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25" calcext:value-type="float">
            <text:p>25</text:p>
          </table:table-cell>
          <table:table-cell office:value-type="float" office:value="5.91" calcext:value-type="float">
            <text:p>5.91</text:p>
          </table:table-cell>
          <table:table-cell office:value-type="float" office:value="0.02" calcext:value-type="float">
            <text:p>0.02</text:p>
          </table:table-cell>
          <table:table-cell table:number-columns-repeated="10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25" calcext:value-type="float">
            <text:p>25</text:p>
          </table:table-cell>
          <table:table-cell office:value-type="float" office:value="9.15" calcext:value-type="float">
            <text:p>9.15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8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24" calcext:value-type="float">
            <text:p>24</text:p>
          </table:table-cell>
          <table:table-cell office:value-type="float" office:value="13.88" calcext:value-type="float">
            <text:p>13.88</text:p>
          </table:table-cell>
          <table:table-cell office:value-type="float" office:value="0.32" calcext:value-type="float">
            <text:p>0.32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table:number-columns-repeated="8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2" calcext:value-type="float">
            <text:p>22</text:p>
          </table:table-cell>
          <table:table-cell office:value-type="float" office:value="20.62" calcext:value-type="float">
            <text:p>20.62</text:p>
          </table:table-cell>
          <table:table-cell office:value-type="float" office:value="0.65" calcext:value-type="float">
            <text:p>0.65</text:p>
          </table:table-cell>
          <table:table-cell office:value-type="float" office:value="0.23" calcext:value-type="float">
            <text:p>0.23</text:p>
          </table:table-cell>
          <table:table-cell office:value-type="float" office:value="0.06" calcext:value-type="float">
            <text:p>0.06</text:p>
          </table:table-cell>
          <table:table-cell table:number-columns-repeated="8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23" calcext:value-type="float">
            <text:p>23</text:p>
          </table:table-cell>
          <table:table-cell office:value-type="float" office:value="31.16" calcext:value-type="float">
            <text:p>31.16</text:p>
          </table:table-cell>
          <table:table-cell office:value-type="float" office:value="1.43" calcext:value-type="float">
            <text:p>1.43</text:p>
          </table:table-cell>
          <table:table-cell office:value-type="float" office:value="0.51" calcext:value-type="float">
            <text:p>0.51</text:p>
          </table:table-cell>
          <table:table-cell office:value-type="float" office:value="0.12" calcext:value-type="float">
            <text:p>0.12</text:p>
          </table:table-cell>
          <table:table-cell table:number-columns-repeated="8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5" calcext:value-type="float">
            <text:p>25</text:p>
          </table:table-cell>
          <table:table-cell office:value-type="float" office:value="35.4" calcext:value-type="float">
            <text:p>35.4</text:p>
          </table:table-cell>
          <table:table-cell office:value-type="float" office:value="3.2" calcext:value-type="float">
            <text:p>3.2</text:p>
          </table:table-cell>
          <table:table-cell office:value-type="float" office:value="0.84" calcext:value-type="float">
            <text:p>0.84</text:p>
          </table:table-cell>
          <table:table-cell office:value-type="float" office:value="0.23" calcext:value-type="float">
            <text:p>0.23</text:p>
          </table:table-cell>
          <table:table-cell table:number-columns-repeated="8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26" calcext:value-type="float">
            <text:p>26</text:p>
          </table:table-cell>
          <table:table-cell office:value-type="float" office:value="36.45" calcext:value-type="float">
            <text:p>36.45</text:p>
          </table:table-cell>
          <table:table-cell office:value-type="float" office:value="6.32" calcext:value-type="float">
            <text:p>6.32</text:p>
          </table:table-cell>
          <table:table-cell office:value-type="float" office:value="2.17" calcext:value-type="float">
            <text:p>2.17</text:p>
          </table:table-cell>
          <table:table-cell office:value-type="float" office:value="0.47" calcext:value-type="float">
            <text:p>0.47</text:p>
          </table:table-cell>
          <table:table-cell table:number-columns-repeated="8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26" calcext:value-type="float">
            <text:p>26</text:p>
          </table:table-cell>
          <table:table-cell office:value-type="float" office:value="41.71" calcext:value-type="float">
            <text:p>41.71</text:p>
          </table:table-cell>
          <table:table-cell office:value-type="float" office:value="9.55" calcext:value-type="float">
            <text:p>9.55</text:p>
          </table:table-cell>
          <table:table-cell office:value-type="float" office:value="3.15" calcext:value-type="float">
            <text:p>3.15</text:p>
          </table:table-cell>
          <table:table-cell office:value-type="float" office:value="0.69" calcext:value-type="float">
            <text:p>0.69</text:p>
          </table:table-cell>
          <table:table-cell table:number-columns-repeated="8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7" calcext:value-type="float">
            <text:p>27</text:p>
          </table:table-cell>
          <table:table-cell office:value-type="float" office:value="45.37" calcext:value-type="float">
            <text:p>45.37</text:p>
          </table:table-cell>
          <table:table-cell office:value-type="float" office:value="19.6" calcext:value-type="float">
            <text:p>19.6</text:p>
          </table:table-cell>
          <table:table-cell office:value-type="float" office:value="7.53" calcext:value-type="float">
            <text:p>7.53</text:p>
          </table:table-cell>
          <table:table-cell office:value-type="float" office:value="1.2" calcext:value-type="float">
            <text:p>1.2</text:p>
          </table:table-cell>
          <table:table-cell table:number-columns-repeated="8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2" calcext:value-type="float">
            <text:p>32</text:p>
          </table:table-cell>
          <table:table-cell office:value-type="float" office:value="55.59" calcext:value-type="float">
            <text:p>55.59</text:p>
          </table:table-cell>
          <table:table-cell office:value-type="float" office:value="39.55" calcext:value-type="float">
            <text:p>39.55</text:p>
          </table:table-cell>
          <table:table-cell office:value-type="float" office:value="16.1" calcext:value-type="float">
            <text:p>16.1</text:p>
          </table:table-cell>
          <table:table-cell office:value-type="float" office:value="2.48" calcext:value-type="float">
            <text:p>2.48</text:p>
          </table:table-cell>
          <table:table-cell office:value-type="float" office:value="0.03" calcext:value-type="float">
            <text:p>0.03</text:p>
          </table:table-cell>
          <table:table-cell table:number-columns-repeated="7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4" calcext:value-type="float">
            <text:p>34</text:p>
          </table:table-cell>
          <table:table-cell office:value-type="float" office:value="62.39" calcext:value-type="float">
            <text:p>62.39</text:p>
          </table:table-cell>
          <table:table-cell office:value-type="float" office:value="85.31" calcext:value-type="float">
            <text:p>85.31</text:p>
          </table:table-cell>
          <table:table-cell office:value-type="float" office:value="35.89" calcext:value-type="float">
            <text:p>35.89</text:p>
          </table:table-cell>
          <table:table-cell office:value-type="float" office:value="4.93" calcext:value-type="float">
            <text:p>4.93</text:p>
          </table:table-cell>
          <table:table-cell office:value-type="float" office:value="0.83" calcext:value-type="float">
            <text:p>0.83</text:p>
          </table:table-cell>
          <table:table-cell table:number-columns-repeated="7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6" calcext:value-type="float">
            <text:p>36</text:p>
          </table:table-cell>
          <table:table-cell office:value-type="float" office:value="79.8" calcext:value-type="float">
            <text:p>79.8</text:p>
          </table:table-cell>
          <table:table-cell office:value-type="float" office:value="110.24" calcext:value-type="float">
            <text:p>110.24</text:p>
          </table:table-cell>
          <table:table-cell office:value-type="float" office:value="51.76" calcext:value-type="float">
            <text:p>51.76</text:p>
          </table:table-cell>
          <table:table-cell office:value-type="float" office:value="6.11" calcext:value-type="float">
            <text:p>6.11</text:p>
          </table:table-cell>
          <table:table-cell office:value-type="float" office:value="7.68" calcext:value-type="float">
            <text:p>7.68</text:p>
          </table:table-cell>
          <table:table-cell table:number-columns-repeated="7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40" calcext:value-type="float">
            <text:p>40</text:p>
          </table:table-cell>
          <table:table-cell office:value-type="float" office:value="93.7" calcext:value-type="float">
            <text:p>93.7</text:p>
          </table:table-cell>
          <table:table-cell office:value-type="float" office:value="113.74" calcext:value-type="float">
            <text:p>113.74</text:p>
          </table:table-cell>
          <table:table-cell office:value-type="float" office:value="71.07" calcext:value-type="float">
            <text:p>71.07</text:p>
          </table:table-cell>
          <table:table-cell office:value-type="float" office:value="7.78" calcext:value-type="float">
            <text:p>7.78</text:p>
          </table:table-cell>
          <table:table-cell office:value-type="float" office:value="19.1" calcext:value-type="float">
            <text:p>19.1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5" calcext:value-type="float">
            <text:p>45</text:p>
          </table:table-cell>
          <table:table-cell office:value-type="float" office:value="87.83" calcext:value-type="float">
            <text:p>87.83</text:p>
          </table:table-cell>
          <table:table-cell office:value-type="float" office:value="129.02" calcext:value-type="float">
            <text:p>129.02</text:p>
          </table:table-cell>
          <table:table-cell office:value-type="float" office:value="86.46" calcext:value-type="float">
            <text:p>86.46</text:p>
          </table:table-cell>
          <table:table-cell office:value-type="float" office:value="9.55" calcext:value-type="float">
            <text:p>9.55</text:p>
          </table:table-cell>
          <table:table-cell office:value-type="float" office:value="24.55" calcext:value-type="float">
            <text:p>24.55</text:p>
          </table:table-cell>
          <table:table-cell table:number-columns-repeated="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2" calcext:value-type="float">
            <text:p>42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float" office:value="104" calcext:value-type="float">
            <text:p>104</text:p>
          </table:table-cell>
          <table:table-cell office:value-type="float" office:value="11.29" calcext:value-type="float">
            <text:p>11.29</text:p>
          </table:table-cell>
          <table:table-cell office:value-type="float" office:value="26.12" calcext:value-type="float">
            <text:p>26.12</text:p>
          </table:table-cell>
          <table:table-cell table:number-columns-repeated="7"/>
        </table:table-row>
      </table:table>
      <table:table table:name="IEA 2015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2" table:default-cell-style-name="Default"/>
        <table:table-row table:style-name="ro1">
          <table:table-cell table:style-name="ce27" office:value-type="string" calcext:value-type="string">
            <text:p>Country</text:p>
          </table:table-cell>
          <table:table-cell table:style-name="ce27" office:value-type="string" calcext:value-type="string">
            <text:p>Product</text:p>
          </table:table-cell>
          <table:table-cell table:style-name="ce27" office:value-type="string" calcext:value-type="string">
            <text:p>Flow</text:p>
          </table:table-cell>
          <table:table-cell table:style-name="ce27" office:value-type="string" calcext:value-type="string">
            <text:p>NoCountry</text:p>
          </table:table-cell>
          <table:table-cell table:style-name="ce27" office:value-type="string" calcext:value-type="string">
            <text:p>NoProduct</text:p>
          </table:table-cell>
          <table:table-cell table:style-name="ce27" office:value-type="string" calcext:value-type="string">
            <text:p>NoFlow</text:p>
          </table:table-cell>
          <table:table-cell table:style-name="ce31" office:value-type="float" office:value="1971" calcext:value-type="float">
            <text:p>1971</text:p>
          </table:table-cell>
          <table:table-cell table:style-name="ce31" office:value-type="float" office:value="1972" calcext:value-type="float">
            <text:p>1972</text:p>
          </table:table-cell>
          <table:table-cell table:style-name="ce31" office:value-type="float" office:value="1973" calcext:value-type="float">
            <text:p>1973</text:p>
          </table:table-cell>
          <table:table-cell table:style-name="ce31" office:value-type="float" office:value="1974" calcext:value-type="float">
            <text:p>1974</text:p>
          </table:table-cell>
          <table:table-cell table:style-name="ce31" office:value-type="float" office:value="1975" calcext:value-type="float">
            <text:p>1975</text:p>
          </table:table-cell>
          <table:table-cell table:style-name="ce31" office:value-type="float" office:value="1976" calcext:value-type="float">
            <text:p>1976</text:p>
          </table:table-cell>
          <table:table-cell table:style-name="ce31" office:value-type="float" office:value="1977" calcext:value-type="float">
            <text:p>1977</text:p>
          </table:table-cell>
          <table:table-cell table:style-name="ce31" office:value-type="float" office:value="1978" calcext:value-type="float">
            <text:p>1978</text:p>
          </table:table-cell>
          <table:table-cell table:style-name="ce31" office:value-type="float" office:value="1979" calcext:value-type="float">
            <text:p>1979</text:p>
          </table:table-cell>
          <table:table-cell table:style-name="ce31" office:value-type="float" office:value="1980" calcext:value-type="float">
            <text:p>1980</text:p>
          </table:table-cell>
          <table:table-cell table:style-name="ce31" office:value-type="float" office:value="1981" calcext:value-type="float">
            <text:p>1981</text:p>
          </table:table-cell>
          <table:table-cell table:style-name="ce31" office:value-type="float" office:value="1982" calcext:value-type="float">
            <text:p>1982</text:p>
          </table:table-cell>
          <table:table-cell table:style-name="ce31" office:value-type="float" office:value="1983" calcext:value-type="float">
            <text:p>1983</text:p>
          </table:table-cell>
          <table:table-cell table:style-name="ce31" office:value-type="float" office:value="1984" calcext:value-type="float">
            <text:p>1984</text:p>
          </table:table-cell>
          <table:table-cell table:style-name="ce31" office:value-type="float" office:value="1985" calcext:value-type="float">
            <text:p>1985</text:p>
          </table:table-cell>
          <table:table-cell table:style-name="ce31" office:value-type="float" office:value="1986" calcext:value-type="float">
            <text:p>1986</text:p>
          </table:table-cell>
          <table:table-cell table:style-name="ce31" office:value-type="float" office:value="1987" calcext:value-type="float">
            <text:p>1987</text:p>
          </table:table-cell>
          <table:table-cell table:style-name="ce31" office:value-type="float" office:value="1988" calcext:value-type="float">
            <text:p>1988</text:p>
          </table:table-cell>
          <table:table-cell table:style-name="ce31" office:value-type="float" office:value="1989" calcext:value-type="float">
            <text:p>1989</text:p>
          </table:table-cell>
          <table:table-cell table:style-name="ce31" office:value-type="float" office:value="1990" calcext:value-type="float">
            <text:p>1990</text:p>
          </table:table-cell>
          <table:table-cell table:style-name="ce31" office:value-type="float" office:value="1991" calcext:value-type="float">
            <text:p>1991</text:p>
          </table:table-cell>
          <table:table-cell table:style-name="ce31" office:value-type="float" office:value="1992" calcext:value-type="float">
            <text:p>1992</text:p>
          </table:table-cell>
          <table:table-cell table:style-name="ce31" office:value-type="float" office:value="1993" calcext:value-type="float">
            <text:p>1993</text:p>
          </table:table-cell>
          <table:table-cell table:style-name="ce31" office:value-type="float" office:value="1994" calcext:value-type="float">
            <text:p>1994</text:p>
          </table:table-cell>
          <table:table-cell table:style-name="ce31" office:value-type="float" office:value="1995" calcext:value-type="float">
            <text:p>1995</text:p>
          </table:table-cell>
          <table:table-cell table:style-name="ce31" office:value-type="float" office:value="1996" calcext:value-type="float">
            <text:p>1996</text:p>
          </table:table-cell>
          <table:table-cell table:style-name="ce31" office:value-type="float" office:value="1997" calcext:value-type="float">
            <text:p>1997</text:p>
          </table:table-cell>
          <table:table-cell table:style-name="ce31" office:value-type="float" office:value="1998" calcext:value-type="float">
            <text:p>1998</text:p>
          </table:table-cell>
          <table:table-cell table:style-name="ce31" office:value-type="float" office:value="1999" calcext:value-type="float">
            <text:p>1999</text:p>
          </table:table-cell>
          <table:table-cell table:style-name="ce31" office:value-type="float" office:value="2000" calcext:value-type="float">
            <text:p>2000</text:p>
          </table:table-cell>
          <table:table-cell table:style-name="ce31" office:value-type="float" office:value="2001" calcext:value-type="float">
            <text:p>2001</text:p>
          </table:table-cell>
          <table:table-cell table:style-name="ce31" office:value-type="float" office:value="2002" calcext:value-type="float">
            <text:p>2002</text:p>
          </table:table-cell>
          <table:table-cell table:style-name="ce31" office:value-type="float" office:value="2003" calcext:value-type="float">
            <text:p>2003</text:p>
          </table:table-cell>
          <table:table-cell table:style-name="ce31" office:value-type="float" office:value="2004" calcext:value-type="float">
            <text:p>2004</text:p>
          </table:table-cell>
          <table:table-cell table:style-name="ce31" office:value-type="float" office:value="2005" calcext:value-type="float">
            <text:p>2005</text:p>
          </table:table-cell>
          <table:table-cell table:style-name="ce31" office:value-type="float" office:value="2006" calcext:value-type="float">
            <text:p>2006</text:p>
          </table:table-cell>
          <table:table-cell table:style-name="ce31" office:value-type="float" office:value="2007" calcext:value-type="float">
            <text:p>2007</text:p>
          </table:table-cell>
          <table:table-cell table:style-name="ce31" office:value-type="float" office:value="2008" calcext:value-type="float">
            <text:p>2008</text:p>
          </table:table-cell>
          <table:table-cell table:style-name="ce31" office:value-type="float" office:value="2009" calcext:value-type="float">
            <text:p>2009</text:p>
          </table:table-cell>
          <table:table-cell table:style-name="ce31" office:value-type="float" office:value="2010" calcext:value-type="float">
            <text:p>2010</text:p>
          </table:table-cell>
          <table:table-cell table:style-name="ce31" office:value-type="float" office:value="2011" calcext:value-type="float">
            <text:p>2011</text:p>
          </table:table-cell>
          <table:table-cell table:style-name="ce31" office:value-type="float" office:value="2012" calcext:value-type="float">
            <text:p>2012</text:p>
          </table:table-cell>
          <table:table-cell table:style-name="ce31" office:value-type="float" office:value="2013" calcext:value-type="float">
            <text:p>2013</text:p>
          </table:table-cell>
          <table:table-cell table:style-name="ce31" office:value-type="string" calcext:value-type="string">
            <text:p>2014 Provisional</text:p>
          </table:table-cell>
          <table:table-cell table:style-name="ce31" table:number-columns-repeated="5"/>
        </table:table-row>
        <table:table-row table:style-name="ro1">
          <table:table-cell table:style-name="ce28" office:value-type="string" calcext:value-type="string">
            <text:p>World</text:p>
          </table:table-cell>
          <table:table-cell table:style-name="ce28" office:value-type="string" calcext:value-type="string">
            <text:p>Total</text:p>
          </table:table-cell>
          <table:table-cell table:style-name="ce28" office:value-type="string" calcext:value-type="string">
            <text:p>Total primary energy supply (ktoe)</text:p>
          </table:table-cell>
          <table:table-cell table:style-name="ce28" table:formula="of:=VLOOKUP([.A2];['file:///home/levien/src/sustainsubstance/sources/energy/IEA_HeadlineEnergyData_2015.xlsx'#$CustomLists.$E$7:.$F$50];2;0)&amp;&quot;. &quot;&amp;[.A2]" office:value-type="string" office:string-value="42. World" calcext:value-type="string">
            <text:p>42. World</text:p>
          </table:table-cell>
          <table:table-cell table:style-name="ce28" table:formula="of:=VLOOKUP([.B2];['file:///home/levien/src/sustainsubstance/sources/energy/IEA_HeadlineEnergyData_2015.xlsx'#$CustomLists.$A$7:.$B$50];2;0)&amp;&quot;. &quot;&amp;[.B2]" office:value-type="string" office:string-value="12. Total" calcext:value-type="string">
            <text:p>12. Total</text:p>
          </table:table-cell>
          <table:table-cell table:style-name="ce28" table:formula="of:=VLOOKUP([.C2];['file:///home/levien/src/sustainsubstance/sources/energy/IEA_HeadlineEnergyData_2015.xlsx'#$CustomLists.$C$7:.$D$50];2;0)&amp;&quot;. &quot;&amp;[.C2]" office:value-type="string" office:string-value="04. Total primary energy supply (ktoe)" calcext:value-type="string">
            <text:p>04. Total primary energy supply (ktoe)</text:p>
          </table:table-cell>
          <table:table-cell table:style-name="ce32" office:value-type="float" office:value="5522513.878" calcext:value-type="float">
            <text:p>5522514</text:p>
          </table:table-cell>
          <table:table-cell table:style-name="ce32" office:value-type="float" office:value="5789846.046" calcext:value-type="float">
            <text:p>5789846</text:p>
          </table:table-cell>
          <table:table-cell table:style-name="ce32" office:value-type="float" office:value="6100451.556" calcext:value-type="float">
            <text:p>6100452</text:p>
          </table:table-cell>
          <table:table-cell table:style-name="ce32" office:value-type="float" office:value="6136567.475" calcext:value-type="float">
            <text:p>6136567</text:p>
          </table:table-cell>
          <table:table-cell table:style-name="ce32" office:value-type="float" office:value="6182533.175" calcext:value-type="float">
            <text:p>6182533</text:p>
          </table:table-cell>
          <table:table-cell table:style-name="ce32" office:value-type="float" office:value="6520632.432" calcext:value-type="float">
            <text:p>6520632</text:p>
          </table:table-cell>
          <table:table-cell table:style-name="ce32" office:value-type="float" office:value="6752887.045" calcext:value-type="float">
            <text:p>6752887</text:p>
          </table:table-cell>
          <table:table-cell table:style-name="ce32" office:value-type="float" office:value="7016550.758" calcext:value-type="float">
            <text:p>7016551</text:p>
          </table:table-cell>
          <table:table-cell table:style-name="ce32" office:value-type="float" office:value="7231050.467" calcext:value-type="float">
            <text:p>7231050</text:p>
          </table:table-cell>
          <table:table-cell table:style-name="ce32" office:value-type="float" office:value="7204499.967" calcext:value-type="float">
            <text:p>7204500</text:p>
          </table:table-cell>
          <table:table-cell table:style-name="ce32" office:value-type="float" office:value="7153418.629" calcext:value-type="float">
            <text:p>7153419</text:p>
          </table:table-cell>
          <table:table-cell table:style-name="ce32" office:value-type="float" office:value="7154146.54" calcext:value-type="float">
            <text:p>7154147</text:p>
          </table:table-cell>
          <table:table-cell table:style-name="ce32" office:value-type="float" office:value="7235718.855" calcext:value-type="float">
            <text:p>7235719</text:p>
          </table:table-cell>
          <table:table-cell table:style-name="ce32" office:value-type="float" office:value="7520583.806" calcext:value-type="float">
            <text:p>7520584</text:p>
          </table:table-cell>
          <table:table-cell table:style-name="ce32" office:value-type="float" office:value="7724768.747" calcext:value-type="float">
            <text:p>7724769</text:p>
          </table:table-cell>
          <table:table-cell table:style-name="ce32" office:value-type="float" office:value="7887509.406" calcext:value-type="float">
            <text:p>7887509</text:p>
          </table:table-cell>
          <table:table-cell table:style-name="ce32" office:value-type="float" office:value="8181926.32" calcext:value-type="float">
            <text:p>8181926</text:p>
          </table:table-cell>
          <table:table-cell table:style-name="ce32" office:value-type="float" office:value="8467512.579" calcext:value-type="float">
            <text:p>8467513</text:p>
          </table:table-cell>
          <table:table-cell table:style-name="ce32" office:value-type="float" office:value="8612273.065" calcext:value-type="float">
            <text:p>8612273</text:p>
          </table:table-cell>
          <table:table-cell table:style-name="ce32" office:value-type="float" office:value="8768219.876" calcext:value-type="float">
            <text:p>8768220</text:p>
          </table:table-cell>
          <table:table-cell table:style-name="ce32" office:value-type="float" office:value="8827520.423" calcext:value-type="float">
            <text:p>8827520</text:p>
          </table:table-cell>
          <table:table-cell table:style-name="ce32" office:value-type="float" office:value="8836433.156" calcext:value-type="float">
            <text:p>8836433</text:p>
          </table:table-cell>
          <table:table-cell table:style-name="ce32" office:value-type="float" office:value="8922248.03" calcext:value-type="float">
            <text:p>8922248</text:p>
          </table:table-cell>
          <table:table-cell table:style-name="ce32" office:value-type="float" office:value="8987720.402" calcext:value-type="float">
            <text:p>8987720</text:p>
          </table:table-cell>
          <table:table-cell table:style-name="ce32" office:value-type="float" office:value="9218948.521" calcext:value-type="float">
            <text:p>9218949</text:p>
          </table:table-cell>
          <table:table-cell table:style-name="ce32" office:value-type="float" office:value="9451920.157" calcext:value-type="float">
            <text:p>9451920</text:p>
          </table:table-cell>
          <table:table-cell table:style-name="ce32" office:value-type="float" office:value="9545737.444" calcext:value-type="float">
            <text:p>9545737</text:p>
          </table:table-cell>
          <table:table-cell table:style-name="ce32" office:value-type="float" office:value="9594262.453" calcext:value-type="float">
            <text:p>9594262</text:p>
          </table:table-cell>
          <table:table-cell table:style-name="ce32" office:value-type="float" office:value="9801037.656" calcext:value-type="float">
            <text:p>9801038</text:p>
          </table:table-cell>
          <table:table-cell table:style-name="ce32" office:value-type="float" office:value="10056562.3" calcext:value-type="float">
            <text:p>10056562</text:p>
          </table:table-cell>
          <table:table-cell table:style-name="ce32" office:value-type="float" office:value="10139332.22" calcext:value-type="float">
            <text:p>10139332</text:p>
          </table:table-cell>
          <table:table-cell table:style-name="ce32" office:value-type="float" office:value="10340864.42" calcext:value-type="float">
            <text:p>10340864</text:p>
          </table:table-cell>
          <table:table-cell table:style-name="ce32" office:value-type="float" office:value="10697392.55" calcext:value-type="float">
            <text:p>10697393</text:p>
          </table:table-cell>
          <table:table-cell table:style-name="ce32" office:value-type="float" office:value="11203286.99" calcext:value-type="float">
            <text:p>11203287</text:p>
          </table:table-cell>
          <table:table-cell table:style-name="ce32" office:value-type="float" office:value="11480903.43" calcext:value-type="float">
            <text:p>11480903</text:p>
          </table:table-cell>
          <table:table-cell table:style-name="ce32" office:value-type="float" office:value="11806983.97" calcext:value-type="float">
            <text:p>11806984</text:p>
          </table:table-cell>
          <table:table-cell table:style-name="ce32" office:value-type="float" office:value="12082874.09" calcext:value-type="float">
            <text:p>12082874</text:p>
          </table:table-cell>
          <table:table-cell table:style-name="ce32" office:value-type="float" office:value="12220870.54" calcext:value-type="float">
            <text:p>12220871</text:p>
          </table:table-cell>
          <table:table-cell table:style-name="ce32" office:value-type="float" office:value="12135667.14" calcext:value-type="float">
            <text:p>12135667</text:p>
          </table:table-cell>
          <table:table-cell table:style-name="ce32" office:value-type="float" office:value="12788991.8" calcext:value-type="float">
            <text:p>12788992</text:p>
          </table:table-cell>
          <table:table-cell table:style-name="ce32" office:value-type="float" office:value="13133738.17" calcext:value-type="float">
            <text:p>13133738</text:p>
          </table:table-cell>
          <table:table-cell table:style-name="ce32" office:value-type="float" office:value="13327934.08" calcext:value-type="float">
            <text:p>13327934</text:p>
          </table:table-cell>
          <table:table-cell table:style-name="ce32" office:value-type="float" office:value="13541282.59" calcext:value-type="float">
            <text:p>13541283</text:p>
          </table:table-cell>
          <table:table-cell table:style-name="ce32" office:value-type="string" calcext:value-type="string">
            <text:p>..</text:p>
          </table:table-cell>
          <table:table-cell table:style-name="ce32" table:number-columns-repeated="5"/>
        </table:table-row>
        <table:table-row table:style-name="ro1">
          <table:table-cell table:number-columns-repeated="55"/>
        </table:table-row>
        <table:table-row table:style-name="ro1">
          <table:table-cell table:style-name="ce28" office:value-type="string" calcext:value-type="string">
            <text:p>World</text:p>
          </table:table-cell>
          <table:table-cell table:style-name="ce28" office:value-type="string" calcext:value-type="string">
            <text:p>Crude,NGL and feedstocks</text:p>
          </table:table-cell>
          <table:table-cell table:style-name="ce28" office:value-type="string" calcext:value-type="string">
            <text:p>Total primary energy supply (ktoe)</text:p>
          </table:table-cell>
          <table:table-cell table:style-name="ce28" table:formula="of:=VLOOKUP([.A4];['file:///home/levien/src/sustainsubstance/sources/energy/IEA_HeadlineEnergyData_2015.xlsx'#$CustomLists.$E$7:.$F$50];2;0)&amp;&quot;. &quot;&amp;[.A4]" office:value-type="string" office:string-value="42. World" calcext:value-type="string">
            <text:p>42. World</text:p>
          </table:table-cell>
          <table:table-cell table:style-name="ce28" table:formula="of:=VLOOKUP([.B4];['file:///home/levien/src/sustainsubstance/sources/energy/IEA_HeadlineEnergyData_2015.xlsx'#$CustomLists.$A$7:.$B$50];2;0)&amp;&quot;. &quot;&amp;[.B4]" office:value-type="string" office:string-value="02. Crude,NGL and feedstocks" calcext:value-type="string">
            <text:p>02. Crude,NGL and feedstocks</text:p>
          </table:table-cell>
          <table:table-cell table:style-name="ce28" table:formula="of:=VLOOKUP([.C4];['file:///home/levien/src/sustainsubstance/sources/energy/IEA_HeadlineEnergyData_2015.xlsx'#$CustomLists.$C$7:.$D$50];2;0)&amp;&quot;. &quot;&amp;[.C4]" office:value-type="string" office:string-value="04. Total primary energy supply (ktoe)" calcext:value-type="string">
            <text:p>04. Total primary energy supply (ktoe)</text:p>
          </table:table-cell>
          <table:table-cell table:style-name="ce32" office:value-type="float" office:value="2486837.899" calcext:value-type="float">
            <text:p>2486838</text:p>
          </table:table-cell>
          <table:table-cell table:style-name="ce32" office:value-type="float" office:value="2633710.785" calcext:value-type="float">
            <text:p>2633711</text:p>
          </table:table-cell>
          <table:table-cell table:style-name="ce32" office:value-type="float" office:value="2867544.867" calcext:value-type="float">
            <text:p>2867545</text:p>
          </table:table-cell>
          <table:table-cell table:style-name="ce32" office:value-type="float" office:value="2838551.902" calcext:value-type="float">
            <text:p>2838552</text:p>
          </table:table-cell>
          <table:table-cell table:style-name="ce32" office:value-type="float" office:value="2783933.736" calcext:value-type="float">
            <text:p>2783934</text:p>
          </table:table-cell>
          <table:table-cell table:style-name="ce32" office:value-type="float" office:value="2972790.414" calcext:value-type="float">
            <text:p>2972790</text:p>
          </table:table-cell>
          <table:table-cell table:style-name="ce32" office:value-type="float" office:value="3114023.846" calcext:value-type="float">
            <text:p>3114024</text:p>
          </table:table-cell>
          <table:table-cell table:style-name="ce32" office:value-type="float" office:value="3175430.334" calcext:value-type="float">
            <text:p>3175430</text:p>
          </table:table-cell>
          <table:table-cell table:style-name="ce32" office:value-type="float" office:value="3264651.098" calcext:value-type="float">
            <text:p>3264651</text:p>
          </table:table-cell>
          <table:table-cell table:style-name="ce32" office:value-type="float" office:value="3149348.422" calcext:value-type="float">
            <text:p>3149348</text:p>
          </table:table-cell>
          <table:table-cell table:style-name="ce32" office:value-type="float" office:value="3005858.409" calcext:value-type="float">
            <text:p>3005858</text:p>
          </table:table-cell>
          <table:table-cell table:style-name="ce32" office:value-type="float" office:value="2934613.491" calcext:value-type="float">
            <text:p>2934613</text:p>
          </table:table-cell>
          <table:table-cell table:style-name="ce32" office:value-type="float" office:value="2901577.345" calcext:value-type="float">
            <text:p>2901577</text:p>
          </table:table-cell>
          <table:table-cell table:style-name="ce32" office:value-type="float" office:value="2962611.257" calcext:value-type="float">
            <text:p>2962611</text:p>
          </table:table-cell>
          <table:table-cell table:style-name="ce32" office:value-type="float" office:value="2934020.327" calcext:value-type="float">
            <text:p>2934020</text:p>
          </table:table-cell>
          <table:table-cell table:style-name="ce32" office:value-type="float" office:value="3051001.477" calcext:value-type="float">
            <text:p>3051001</text:p>
          </table:table-cell>
          <table:table-cell table:style-name="ce32" office:value-type="float" office:value="3117261.327" calcext:value-type="float">
            <text:p>3117261</text:p>
          </table:table-cell>
          <table:table-cell table:style-name="ce32" office:value-type="float" office:value="3222503.712" calcext:value-type="float">
            <text:p>3222504</text:p>
          </table:table-cell>
          <table:table-cell table:style-name="ce32" office:value-type="float" office:value="3283094.72" calcext:value-type="float">
            <text:p>3283095</text:p>
          </table:table-cell>
          <table:table-cell table:style-name="ce32" office:value-type="float" office:value="3294262.987" calcext:value-type="float">
            <text:p>3294263</text:p>
          </table:table-cell>
          <table:table-cell table:style-name="ce32" office:value-type="float" office:value="3294538.56" calcext:value-type="float">
            <text:p>3294539</text:p>
          </table:table-cell>
          <table:table-cell table:style-name="ce32" office:value-type="float" office:value="3312068.923" calcext:value-type="float">
            <text:p>3312069</text:p>
          </table:table-cell>
          <table:table-cell table:style-name="ce32" office:value-type="float" office:value="3361746.077" calcext:value-type="float">
            <text:p>3361746</text:p>
          </table:table-cell>
          <table:table-cell table:style-name="ce32" office:value-type="float" office:value="3399254.64" calcext:value-type="float">
            <text:p>3399255</text:p>
          </table:table-cell>
          <table:table-cell table:style-name="ce32" office:value-type="float" office:value="3434994.487" calcext:value-type="float">
            <text:p>3434994</text:p>
          </table:table-cell>
          <table:table-cell table:style-name="ce32" office:value-type="float" office:value="3549116.26" calcext:value-type="float">
            <text:p>3549116</text:p>
          </table:table-cell>
          <table:table-cell table:style-name="ce32" office:value-type="float" office:value="3658441.772" calcext:value-type="float">
            <text:p>3658442</text:p>
          </table:table-cell>
          <table:table-cell table:style-name="ce32" office:value-type="float" office:value="3652503.033" calcext:value-type="float">
            <text:p>3652503</text:p>
          </table:table-cell>
          <table:table-cell table:style-name="ce32" office:value-type="float" office:value="3666933.041" calcext:value-type="float">
            <text:p>3666933</text:p>
          </table:table-cell>
          <table:table-cell table:style-name="ce32" office:value-type="float" office:value="3745410.086" calcext:value-type="float">
            <text:p>3745410</text:p>
          </table:table-cell>
          <table:table-cell table:style-name="ce32" office:value-type="float" office:value="3786265.243" calcext:value-type="float">
            <text:p>3786265</text:p>
          </table:table-cell>
          <table:table-cell table:style-name="ce32" office:value-type="float" office:value="3798542.837" calcext:value-type="float">
            <text:p>3798543</text:p>
          </table:table-cell>
          <table:table-cell table:style-name="ce32" office:value-type="float" office:value="3892962.807" calcext:value-type="float">
            <text:p>3892963</text:p>
          </table:table-cell>
          <table:table-cell table:style-name="ce32" office:value-type="float" office:value="4050625.102" calcext:value-type="float">
            <text:p>4050625</text:p>
          </table:table-cell>
          <table:table-cell table:style-name="ce32" office:value-type="float" office:value="4086610.55" calcext:value-type="float">
            <text:p>4086611</text:p>
          </table:table-cell>
          <table:table-cell table:style-name="ce32" office:value-type="float" office:value="4125075.375" calcext:value-type="float">
            <text:p>4125075</text:p>
          </table:table-cell>
          <table:table-cell table:style-name="ce32" office:value-type="float" office:value="4131466.621" calcext:value-type="float">
            <text:p>4131467</text:p>
          </table:table-cell>
          <table:table-cell table:style-name="ce32" office:value-type="float" office:value="4159213.567" calcext:value-type="float">
            <text:p>4159214</text:p>
          </table:table-cell>
          <table:table-cell table:style-name="ce32" office:value-type="float" office:value="4087097.715" calcext:value-type="float">
            <text:p>4087098</text:p>
          </table:table-cell>
          <table:table-cell table:style-name="ce32" office:value-type="float" office:value="4178010.362" calcext:value-type="float">
            <text:p>4178010</text:p>
          </table:table-cell>
          <table:table-cell table:style-name="ce32" office:value-type="float" office:value="4205688.2" calcext:value-type="float">
            <text:p>4205688</text:p>
          </table:table-cell>
          <table:table-cell table:style-name="ce32" office:value-type="float" office:value="4284349.791" calcext:value-type="float">
            <text:p>4284350</text:p>
          </table:table-cell>
          <table:table-cell table:style-name="ce32" office:value-type="float" office:value="4279539.436" calcext:value-type="float">
            <text:p>4279539</text:p>
          </table:table-cell>
          <table:table-cell table:style-name="ce32" office:value-type="string" calcext:value-type="string">
            <text:p>..</text:p>
          </table:table-cell>
          <table:table-cell table:style-name="ce32" table:number-columns-repeated="5"/>
        </table:table-row>
        <table:table-row table:style-name="ro1">
          <table:table-cell table:style-name="ce28" office:value-type="string" calcext:value-type="string">
            <text:p>World</text:p>
          </table:table-cell>
          <table:table-cell table:style-name="ce28" office:value-type="string" calcext:value-type="string">
            <text:p>Coal, peat and oil shale</text:p>
          </table:table-cell>
          <table:table-cell table:style-name="ce28" office:value-type="string" calcext:value-type="string">
            <text:p>Total primary energy supply (ktoe)</text:p>
          </table:table-cell>
          <table:table-cell table:style-name="ce28" table:formula="of:=VLOOKUP([.A5];['file:///home/levien/src/sustainsubstance/sources/energy/IEA_HeadlineEnergyData_2015.xlsx'#$CustomLists.$E$7:.$F$50];2;0)&amp;&quot;. &quot;&amp;[.A5]" office:value-type="string" office:string-value="42. World" calcext:value-type="string">
            <text:p>42. World</text:p>
          </table:table-cell>
          <table:table-cell table:style-name="ce28" table:formula="of:=VLOOKUP([.B5];['file:///home/levien/src/sustainsubstance/sources/energy/IEA_HeadlineEnergyData_2015.xlsx'#$CustomLists.$A$7:.$B$50];2;0)&amp;&quot;. &quot;&amp;[.B5]" office:value-type="string" office:string-value="01. Coal, peat and oil shale" calcext:value-type="string">
            <text:p>01. Coal, peat and oil shale</text:p>
          </table:table-cell>
          <table:table-cell table:style-name="ce28" table:formula="of:=VLOOKUP([.C5];['file:///home/levien/src/sustainsubstance/sources/energy/IEA_HeadlineEnergyData_2015.xlsx'#$CustomLists.$C$7:.$D$50];2;0)&amp;&quot;. &quot;&amp;[.C5]" office:value-type="string" office:string-value="04. Total primary energy supply (ktoe)" calcext:value-type="string">
            <text:p>04. Total primary energy supply (ktoe)</text:p>
          </table:table-cell>
          <table:table-cell table:style-name="ce32" office:value-type="float" office:value="1437659.058" calcext:value-type="float">
            <text:p>1437659</text:p>
          </table:table-cell>
          <table:table-cell table:style-name="ce32" office:value-type="float" office:value="1447170.632" calcext:value-type="float">
            <text:p>1447171</text:p>
          </table:table-cell>
          <table:table-cell table:style-name="ce32" office:value-type="float" office:value="1496522.36" calcext:value-type="float">
            <text:p>1496522</text:p>
          </table:table-cell>
          <table:table-cell table:style-name="ce32" office:value-type="float" office:value="1502354.258" calcext:value-type="float">
            <text:p>1502354</text:p>
          </table:table-cell>
          <table:table-cell table:style-name="ce32" office:value-type="float" office:value="1534289.898" calcext:value-type="float">
            <text:p>1534290</text:p>
          </table:table-cell>
          <table:table-cell table:style-name="ce32" office:value-type="float" office:value="1597541.175" calcext:value-type="float">
            <text:p>1597541</text:p>
          </table:table-cell>
          <table:table-cell table:style-name="ce32" office:value-type="float" office:value="1645131.047" calcext:value-type="float">
            <text:p>1645131</text:p>
          </table:table-cell>
          <table:table-cell table:style-name="ce32" office:value-type="float" office:value="1693092.919" calcext:value-type="float">
            <text:p>1693093</text:p>
          </table:table-cell>
          <table:table-cell table:style-name="ce32" office:value-type="float" office:value="1761963.326" calcext:value-type="float">
            <text:p>1761963</text:p>
          </table:table-cell>
          <table:table-cell table:style-name="ce32" office:value-type="float" office:value="1783175.341" calcext:value-type="float">
            <text:p>1783175</text:p>
          </table:table-cell>
          <table:table-cell table:style-name="ce32" office:value-type="float" office:value="1802364.016" calcext:value-type="float">
            <text:p>1802364</text:p>
          </table:table-cell>
          <table:table-cell table:style-name="ce32" office:value-type="float" office:value="1827334.571" calcext:value-type="float">
            <text:p>1827335</text:p>
          </table:table-cell>
          <table:table-cell table:style-name="ce32" office:value-type="float" office:value="1867223.599" calcext:value-type="float">
            <text:p>1867224</text:p>
          </table:table-cell>
          <table:table-cell table:style-name="ce32" office:value-type="float" office:value="1936992.042" calcext:value-type="float">
            <text:p>1936992</text:p>
          </table:table-cell>
          <table:table-cell table:style-name="ce32" office:value-type="float" office:value="2006699.65" calcext:value-type="float">
            <text:p>2006700</text:p>
          </table:table-cell>
          <table:table-cell table:style-name="ce32" office:value-type="float" office:value="2022737.716" calcext:value-type="float">
            <text:p>2022738</text:p>
          </table:table-cell>
          <table:table-cell table:style-name="ce32" office:value-type="float" office:value="2101975.297" calcext:value-type="float">
            <text:p>2101975</text:p>
          </table:table-cell>
          <table:table-cell table:style-name="ce32" office:value-type="float" office:value="2164742.415" calcext:value-type="float">
            <text:p>2164742</text:p>
          </table:table-cell>
          <table:table-cell table:style-name="ce32" office:value-type="float" office:value="2163040.852" calcext:value-type="float">
            <text:p>2163041</text:p>
          </table:table-cell>
          <table:table-cell table:style-name="ce32" office:value-type="float" office:value="2220734.548" calcext:value-type="float">
            <text:p>2220735</text:p>
          </table:table-cell>
          <table:table-cell table:style-name="ce32" office:value-type="float" office:value="2161601.127" calcext:value-type="float">
            <text:p>2161601</text:p>
          </table:table-cell>
          <table:table-cell table:style-name="ce32" office:value-type="float" office:value="2125165.86" calcext:value-type="float">
            <text:p>2125166</text:p>
          </table:table-cell>
          <table:table-cell table:style-name="ce32" office:value-type="float" office:value="2131292.525" calcext:value-type="float">
            <text:p>2131293</text:p>
          </table:table-cell>
          <table:table-cell table:style-name="ce32" office:value-type="float" office:value="2151040.323" calcext:value-type="float">
            <text:p>2151040</text:p>
          </table:table-cell>
          <table:table-cell table:style-name="ce32" office:value-type="float" office:value="2208249.4" calcext:value-type="float">
            <text:p>2208249</text:p>
          </table:table-cell>
          <table:table-cell table:style-name="ce32" office:value-type="float" office:value="2244865.38" calcext:value-type="float">
            <text:p>2244865</text:p>
          </table:table-cell>
          <table:table-cell table:style-name="ce32" office:value-type="float" office:value="2228495.01" calcext:value-type="float">
            <text:p>2228495</text:p>
          </table:table-cell>
          <table:table-cell table:style-name="ce32" office:value-type="float" office:value="2222206.842" calcext:value-type="float">
            <text:p>2222207</text:p>
          </table:table-cell>
          <table:table-cell table:style-name="ce32" office:value-type="float" office:value="2230830.292" calcext:value-type="float">
            <text:p>2230830</text:p>
          </table:table-cell>
          <table:table-cell table:style-name="ce32" office:value-type="float" office:value="2342519.364" calcext:value-type="float">
            <text:p>2342519</text:p>
          </table:table-cell>
          <table:table-cell table:style-name="ce32" office:value-type="float" office:value="2359836.033" calcext:value-type="float">
            <text:p>2359836</text:p>
          </table:table-cell>
          <table:table-cell table:style-name="ce32" office:value-type="float" office:value="2424605.565" calcext:value-type="float">
            <text:p>2424606</text:p>
          </table:table-cell>
          <table:table-cell table:style-name="ce32" office:value-type="float" office:value="2603896.339" calcext:value-type="float">
            <text:p>2603896</text:p>
          </table:table-cell>
          <table:table-cell table:style-name="ce32" office:value-type="float" office:value="2822866.19" calcext:value-type="float">
            <text:p>2822866</text:p>
          </table:table-cell>
          <table:table-cell table:style-name="ce32" office:value-type="float" office:value="2950230.65" calcext:value-type="float">
            <text:p>2950231</text:p>
          </table:table-cell>
          <table:table-cell table:style-name="ce32" office:value-type="float" office:value="3122798.521" calcext:value-type="float">
            <text:p>3122799</text:p>
          </table:table-cell>
          <table:table-cell table:style-name="ce32" office:value-type="float" office:value="3233654.738" calcext:value-type="float">
            <text:p>3233655</text:p>
          </table:table-cell>
          <table:table-cell table:style-name="ce32" office:value-type="float" office:value="3255156.481" calcext:value-type="float">
            <text:p>3255156</text:p>
          </table:table-cell>
          <table:table-cell table:style-name="ce32" office:value-type="float" office:value="3279019.746" calcext:value-type="float">
            <text:p>3279020</text:p>
          </table:table-cell>
          <table:table-cell table:style-name="ce32" office:value-type="float" office:value="3506053.342" calcext:value-type="float">
            <text:p>3506053</text:p>
          </table:table-cell>
          <table:table-cell table:style-name="ce32" office:value-type="float" office:value="3789811.604" calcext:value-type="float">
            <text:p>3789812</text:p>
          </table:table-cell>
          <table:table-cell table:style-name="ce32" office:value-type="float" office:value="3837861.51" calcext:value-type="float">
            <text:p>3837862</text:p>
          </table:table-cell>
          <table:table-cell table:style-name="ce32" office:value-type="float" office:value="3907214.279" calcext:value-type="float">
            <text:p>3907214</text:p>
          </table:table-cell>
          <table:table-cell table:style-name="ce32" office:value-type="string" calcext:value-type="string">
            <text:p>..</text:p>
          </table:table-cell>
          <table:table-cell table:style-name="ce32" table:number-columns-repeated="5"/>
        </table:table-row>
        <table:table-row table:style-name="ro1">
          <table:table-cell table:style-name="ce28" office:value-type="string" calcext:value-type="string">
            <text:p>World</text:p>
          </table:table-cell>
          <table:table-cell table:style-name="ce28" office:value-type="string" calcext:value-type="string">
            <text:p>Natural gas</text:p>
          </table:table-cell>
          <table:table-cell table:style-name="ce28" office:value-type="string" calcext:value-type="string">
            <text:p>Total primary energy supply (ktoe)</text:p>
          </table:table-cell>
          <table:table-cell table:style-name="ce28" table:formula="of:=VLOOKUP([.A6];['file:///home/levien/src/sustainsubstance/sources/energy/IEA_HeadlineEnergyData_2015.xlsx'#$CustomLists.$E$7:.$F$50];2;0)&amp;&quot;. &quot;&amp;[.A6]" office:value-type="string" office:string-value="42. World" calcext:value-type="string">
            <text:p>42. World</text:p>
          </table:table-cell>
          <table:table-cell table:style-name="ce28" table:formula="of:=VLOOKUP([.B6];['file:///home/levien/src/sustainsubstance/sources/energy/IEA_HeadlineEnergyData_2015.xlsx'#$CustomLists.$A$7:.$B$50];2;0)&amp;&quot;. &quot;&amp;[.B6]" office:value-type="string" office:string-value="04. Natural gas" calcext:value-type="string">
            <text:p>04. Natural gas</text:p>
          </table:table-cell>
          <table:table-cell table:style-name="ce28" table:formula="of:=VLOOKUP([.C6];['file:///home/levien/src/sustainsubstance/sources/energy/IEA_HeadlineEnergyData_2015.xlsx'#$CustomLists.$C$7:.$D$50];2;0)&amp;&quot;. &quot;&amp;[.C6]" office:value-type="string" office:string-value="04. Total primary energy supply (ktoe)" calcext:value-type="string">
            <text:p>04. Total primary energy supply (ktoe)</text:p>
          </table:table-cell>
          <table:table-cell table:style-name="ce32" office:value-type="float" office:value="893222.396" calcext:value-type="float">
            <text:p>893222</text:p>
          </table:table-cell>
          <table:table-cell table:style-name="ce32" office:value-type="float" office:value="941721.327" calcext:value-type="float">
            <text:p>941721</text:p>
          </table:table-cell>
          <table:table-cell table:style-name="ce32" office:value-type="float" office:value="976735.028" calcext:value-type="float">
            <text:p>976735</text:p>
          </table:table-cell>
          <table:table-cell table:style-name="ce32" office:value-type="float" office:value="1002296.265" calcext:value-type="float">
            <text:p>1002296</text:p>
          </table:table-cell>
          <table:table-cell table:style-name="ce32" office:value-type="float" office:value="998424.132" calcext:value-type="float">
            <text:p>998424</text:p>
          </table:table-cell>
          <table:table-cell table:style-name="ce32" office:value-type="float" office:value="1057201.949" calcext:value-type="float">
            <text:p>1057202</text:p>
          </table:table-cell>
          <table:table-cell table:style-name="ce32" office:value-type="float" office:value="1081454.637" calcext:value-type="float">
            <text:p>1081455</text:p>
          </table:table-cell>
          <table:table-cell table:style-name="ce32" office:value-type="float" office:value="1130751.882" calcext:value-type="float">
            <text:p>1130752</text:p>
          </table:table-cell>
          <table:table-cell table:style-name="ce32" office:value-type="float" office:value="1201771.087" calcext:value-type="float">
            <text:p>1201771</text:p>
          </table:table-cell>
          <table:table-cell table:style-name="ce32" office:value-type="float" office:value="1231507.81" calcext:value-type="float">
            <text:p>1231508</text:p>
          </table:table-cell>
          <table:table-cell table:style-name="ce32" office:value-type="float" office:value="1240310.737" calcext:value-type="float">
            <text:p>1240311</text:p>
          </table:table-cell>
          <table:table-cell table:style-name="ce32" office:value-type="float" office:value="1245241.231" calcext:value-type="float">
            <text:p>1245241</text:p>
          </table:table-cell>
          <table:table-cell table:style-name="ce32" office:value-type="float" office:value="1268203.341" calcext:value-type="float">
            <text:p>1268203</text:p>
          </table:table-cell>
          <table:table-cell table:style-name="ce32" office:value-type="float" office:value="1359307.555" calcext:value-type="float">
            <text:p>1359308</text:p>
          </table:table-cell>
          <table:table-cell table:style-name="ce32" office:value-type="float" office:value="1409679.526" calcext:value-type="float">
            <text:p>1409680</text:p>
          </table:table-cell>
          <table:table-cell table:style-name="ce32" office:value-type="float" office:value="1431943.28" calcext:value-type="float">
            <text:p>1431943</text:p>
          </table:table-cell>
          <table:table-cell table:style-name="ce32" office:value-type="float" office:value="1511578.359" calcext:value-type="float">
            <text:p>1511578</text:p>
          </table:table-cell>
          <table:table-cell table:style-name="ce32" office:value-type="float" office:value="1576599.991" calcext:value-type="float">
            <text:p>1576600</text:p>
          </table:table-cell>
          <table:table-cell table:style-name="ce32" office:value-type="float" office:value="1639981.777" calcext:value-type="float">
            <text:p>1639982</text:p>
          </table:table-cell>
          <table:table-cell table:style-name="ce32" office:value-type="float" office:value="1663161.522" calcext:value-type="float">
            <text:p>1663162</text:p>
          </table:table-cell>
          <table:table-cell table:style-name="ce32" office:value-type="float" office:value="1720709.182" calcext:value-type="float">
            <text:p>1720709</text:p>
          </table:table-cell>
          <table:table-cell table:style-name="ce32" office:value-type="float" office:value="1722672.548" calcext:value-type="float">
            <text:p>1722673</text:p>
          </table:table-cell>
          <table:table-cell table:style-name="ce32" office:value-type="float" office:value="1751669.238" calcext:value-type="float">
            <text:p>1751669</text:p>
          </table:table-cell>
          <table:table-cell table:style-name="ce32" office:value-type="float" office:value="1750979.494" calcext:value-type="float">
            <text:p>1750979</text:p>
          </table:table-cell>
          <table:table-cell table:style-name="ce32" office:value-type="float" office:value="1807263.61" calcext:value-type="float">
            <text:p>1807264</text:p>
          </table:table-cell>
          <table:table-cell table:style-name="ce32" office:value-type="float" office:value="1873101.389" calcext:value-type="float">
            <text:p>1873101</text:p>
          </table:table-cell>
          <table:table-cell table:style-name="ce32" office:value-type="float" office:value="1889321.586" calcext:value-type="float">
            <text:p>1889322</text:p>
          </table:table-cell>
          <table:table-cell table:style-name="ce32" office:value-type="float" office:value="1907067.154" calcext:value-type="float">
            <text:p>1907067</text:p>
          </table:table-cell>
          <table:table-cell table:style-name="ce32" office:value-type="float" office:value="1993541.387" calcext:value-type="float">
            <text:p>1993541</text:p>
          </table:table-cell>
          <table:table-cell table:style-name="ce32" office:value-type="float" office:value="2067141.196" calcext:value-type="float">
            <text:p>2067141</text:p>
          </table:table-cell>
          <table:table-cell table:style-name="ce32" office:value-type="float" office:value="2077403.421" calcext:value-type="float">
            <text:p>2077403</text:p>
          </table:table-cell>
          <table:table-cell table:style-name="ce32" office:value-type="float" office:value="2152039.931" calcext:value-type="float">
            <text:p>2152040</text:p>
          </table:table-cell>
          <table:table-cell table:style-name="ce32" office:value-type="float" office:value="2228952.557" calcext:value-type="float">
            <text:p>2228953</text:p>
          </table:table-cell>
          <table:table-cell table:style-name="ce32" office:value-type="float" office:value="2284713.412" calcext:value-type="float">
            <text:p>2284713</text:p>
          </table:table-cell>
          <table:table-cell table:style-name="ce32" office:value-type="float" office:value="2352181.009" calcext:value-type="float">
            <text:p>2352181</text:p>
          </table:table-cell>
          <table:table-cell table:style-name="ce32" office:value-type="float" office:value="2411961.157" calcext:value-type="float">
            <text:p>2411961</text:p>
          </table:table-cell>
          <table:table-cell table:style-name="ce32" office:value-type="float" office:value="2523886.344" calcext:value-type="float">
            <text:p>2523886</text:p>
          </table:table-cell>
          <table:table-cell table:style-name="ce32" office:value-type="float" office:value="2590305.295" calcext:value-type="float">
            <text:p>2590305</text:p>
          </table:table-cell>
          <table:table-cell table:style-name="ce32" office:value-type="float" office:value="2532678.638" calcext:value-type="float">
            <text:p>2532679</text:p>
          </table:table-cell>
          <table:table-cell table:style-name="ce32" office:value-type="float" office:value="2736089.265" calcext:value-type="float">
            <text:p>2736089</text:p>
          </table:table-cell>
          <table:table-cell table:style-name="ce32" office:value-type="float" office:value="2790359.595" calcext:value-type="float">
            <text:p>2790360</text:p>
          </table:table-cell>
          <table:table-cell table:style-name="ce32" office:value-type="float" office:value="2840780.768" calcext:value-type="float">
            <text:p>2840781</text:p>
          </table:table-cell>
          <table:table-cell table:style-name="ce32" office:value-type="float" office:value="2901937.717" calcext:value-type="float">
            <text:p>2901938</text:p>
          </table:table-cell>
          <table:table-cell table:style-name="ce32" office:value-type="string" calcext:value-type="string">
            <text:p>..</text:p>
          </table:table-cell>
          <table:table-cell table:style-name="ce32" table:number-columns-repeated="5"/>
        </table:table-row>
        <table:table-row table:style-name="ro1">
          <table:table-cell table:style-name="ce28" office:value-type="string" calcext:value-type="string">
            <text:p>World</text:p>
          </table:table-cell>
          <table:table-cell table:style-name="ce28" office:value-type="string" calcext:value-type="string">
            <text:p>Nuclear</text:p>
          </table:table-cell>
          <table:table-cell table:style-name="ce28" office:value-type="string" calcext:value-type="string">
            <text:p>Total primary energy supply (ktoe)</text:p>
          </table:table-cell>
          <table:table-cell table:style-name="ce28" table:formula="of:=VLOOKUP([.A7];['file:///home/levien/src/sustainsubstance/sources/energy/IEA_HeadlineEnergyData_2015.xlsx'#$CustomLists.$E$7:.$F$50];2;0)&amp;&quot;. &quot;&amp;[.A7]" office:value-type="string" office:string-value="42. World" calcext:value-type="string">
            <text:p>42. World</text:p>
          </table:table-cell>
          <table:table-cell table:style-name="ce28" table:formula="of:=VLOOKUP([.B7];['file:///home/levien/src/sustainsubstance/sources/energy/IEA_HeadlineEnergyData_2015.xlsx'#$CustomLists.$A$7:.$B$50];2;0)&amp;&quot;. &quot;&amp;[.B7]" office:value-type="string" office:string-value="05. Nuclear" calcext:value-type="string">
            <text:p>05. Nuclear</text:p>
          </table:table-cell>
          <table:table-cell table:style-name="ce28" table:formula="of:=VLOOKUP([.C7];['file:///home/levien/src/sustainsubstance/sources/energy/IEA_HeadlineEnergyData_2015.xlsx'#$CustomLists.$C$7:.$D$50];2;0)&amp;&quot;. &quot;&amp;[.C7]" office:value-type="string" office:string-value="04. Total primary energy supply (ktoe)" calcext:value-type="string">
            <text:p>04. Total primary energy supply (ktoe)</text:p>
          </table:table-cell>
          <table:table-cell table:style-name="ce32" office:value-type="float" office:value="28949.944" calcext:value-type="float">
            <text:p>28950</text:p>
          </table:table-cell>
          <table:table-cell table:style-name="ce32" office:value-type="float" office:value="39735.911" calcext:value-type="float">
            <text:p>39736</text:p>
          </table:table-cell>
          <table:table-cell table:style-name="ce32" office:value-type="float" office:value="53049.701" calcext:value-type="float">
            <text:p>53050</text:p>
          </table:table-cell>
          <table:table-cell table:style-name="ce32" office:value-type="float" office:value="71285.204" calcext:value-type="float">
            <text:p>71285</text:p>
          </table:table-cell>
          <table:table-cell table:style-name="ce32" office:value-type="float" office:value="100163.032" calcext:value-type="float">
            <text:p>100163</text:p>
          </table:table-cell>
          <table:table-cell table:style-name="ce32" office:value-type="float" office:value="115013.671" calcext:value-type="float">
            <text:p>115014</text:p>
          </table:table-cell>
          <table:table-cell table:style-name="ce32" office:value-type="float" office:value="140049.81" calcext:value-type="float">
            <text:p>140050</text:p>
          </table:table-cell>
          <table:table-cell table:style-name="ce32" office:value-type="float" office:value="163543.534" calcext:value-type="float">
            <text:p>163544</text:p>
          </table:table-cell>
          <table:table-cell table:style-name="ce32" office:value-type="float" office:value="169661.69" calcext:value-type="float">
            <text:p>169662</text:p>
          </table:table-cell>
          <table:table-cell table:style-name="ce32" office:value-type="float" office:value="186410.346" calcext:value-type="float">
            <text:p>186410</text:p>
          </table:table-cell>
          <table:table-cell table:style-name="ce32" office:value-type="float" office:value="220274.989" calcext:value-type="float">
            <text:p>220275</text:p>
          </table:table-cell>
          <table:table-cell table:style-name="ce32" office:value-type="float" office:value="238250.636" calcext:value-type="float">
            <text:p>238251</text:p>
          </table:table-cell>
          <table:table-cell table:style-name="ce32" office:value-type="float" office:value="270708.853" calcext:value-type="float">
            <text:p>270709</text:p>
          </table:table-cell>
          <table:table-cell table:style-name="ce32" office:value-type="float" office:value="328105.932" calcext:value-type="float">
            <text:p>328106</text:p>
          </table:table-cell>
          <table:table-cell table:style-name="ce32" office:value-type="float" office:value="389515.243" calcext:value-type="float">
            <text:p>389515</text:p>
          </table:table-cell>
          <table:table-cell table:style-name="ce32" office:value-type="float" office:value="418097.13" calcext:value-type="float">
            <text:p>418097</text:p>
          </table:table-cell>
          <table:table-cell table:style-name="ce32" office:value-type="float" office:value="453681.469" calcext:value-type="float">
            <text:p>453681</text:p>
          </table:table-cell>
          <table:table-cell table:style-name="ce32" office:value-type="float" office:value="493319.151" calcext:value-type="float">
            <text:p>493319</text:p>
          </table:table-cell>
          <table:table-cell table:style-name="ce32" office:value-type="float" office:value="505987.786" calcext:value-type="float">
            <text:p>505988</text:p>
          </table:table-cell>
          <table:table-cell table:style-name="ce32" office:value-type="float" office:value="525614.317" calcext:value-type="float">
            <text:p>525614</text:p>
          </table:table-cell>
          <table:table-cell table:style-name="ce32" office:value-type="float" office:value="549795.159" calcext:value-type="float">
            <text:p>549795</text:p>
          </table:table-cell>
          <table:table-cell table:style-name="ce32" office:value-type="float" office:value="554237.61" calcext:value-type="float">
            <text:p>554238</text:p>
          </table:table-cell>
          <table:table-cell table:style-name="ce32" office:value-type="float" office:value="571484.373" calcext:value-type="float">
            <text:p>571484</text:p>
          </table:table-cell>
          <table:table-cell table:style-name="ce32" office:value-type="float" office:value="584922.021" calcext:value-type="float">
            <text:p>584922</text:p>
          </table:table-cell>
          <table:table-cell table:style-name="ce32" office:value-type="float" office:value="608207.598" calcext:value-type="float">
            <text:p>608208</text:p>
          </table:table-cell>
          <table:table-cell table:style-name="ce32" office:value-type="float" office:value="630479.42" calcext:value-type="float">
            <text:p>630479</text:p>
          </table:table-cell>
          <table:table-cell table:style-name="ce32" office:value-type="float" office:value="624149.461" calcext:value-type="float">
            <text:p>624149</text:p>
          </table:table-cell>
          <table:table-cell table:style-name="ce32" office:value-type="float" office:value="637683.698" calcext:value-type="float">
            <text:p>637684</text:p>
          </table:table-cell>
          <table:table-cell table:style-name="ce32" office:value-type="float" office:value="660099.505" calcext:value-type="float">
            <text:p>660100</text:p>
          </table:table-cell>
          <table:table-cell table:style-name="ce32" office:value-type="float" office:value="675588.305" calcext:value-type="float">
            <text:p>675588</text:p>
          </table:table-cell>
          <table:table-cell table:style-name="ce32" office:value-type="float" office:value="687921.53" calcext:value-type="float">
            <text:p>687922</text:p>
          </table:table-cell>
          <table:table-cell table:style-name="ce32" office:value-type="float" office:value="693936.197" calcext:value-type="float">
            <text:p>693936</text:p>
          </table:table-cell>
          <table:table-cell table:style-name="ce32" office:value-type="float" office:value="687312.708" calcext:value-type="float">
            <text:p>687313</text:p>
          </table:table-cell>
          <table:table-cell table:style-name="ce32" office:value-type="float" office:value="714090.732" calcext:value-type="float">
            <text:p>714091</text:p>
          </table:table-cell>
          <table:table-cell table:style-name="ce32" office:value-type="float" office:value="721835.417" calcext:value-type="float">
            <text:p>721835</text:p>
          </table:table-cell>
          <table:table-cell table:style-name="ce32" office:value-type="float" office:value="728009.148" calcext:value-type="float">
            <text:p>728009</text:p>
          </table:table-cell>
          <table:table-cell table:style-name="ce32" office:value-type="float" office:value="709338.071" calcext:value-type="float">
            <text:p>709338</text:p>
          </table:table-cell>
          <table:table-cell table:style-name="ce32" office:value-type="float" office:value="712920.687" calcext:value-type="float">
            <text:p>712921</text:p>
          </table:table-cell>
          <table:table-cell table:style-name="ce32" office:value-type="float" office:value="703307.258" calcext:value-type="float">
            <text:p>703307</text:p>
          </table:table-cell>
          <table:table-cell table:style-name="ce32" office:value-type="float" office:value="718958.643" calcext:value-type="float">
            <text:p>718959</text:p>
          </table:table-cell>
          <table:table-cell table:style-name="ce32" office:value-type="float" office:value="673712.623" calcext:value-type="float">
            <text:p>673713</text:p>
          </table:table-cell>
          <table:table-cell table:style-name="ce32" office:value-type="float" office:value="641830.192" calcext:value-type="float">
            <text:p>641830</text:p>
          </table:table-cell>
          <table:table-cell table:style-name="ce32" office:value-type="float" office:value="646496.887" calcext:value-type="float">
            <text:p>646497</text:p>
          </table:table-cell>
          <table:table-cell table:style-name="ce32" office:value-type="string" calcext:value-type="string">
            <text:p>..</text:p>
          </table:table-cell>
          <table:table-cell table:style-name="ce32" table:number-columns-repeated="5"/>
        </table:table-row>
        <table:table-row table:style-name="ro1">
          <table:table-cell table:style-name="ce28" office:value-type="string" calcext:value-type="string">
            <text:p>World</text:p>
          </table:table-cell>
          <table:table-cell table:style-name="ce28" office:value-type="string" calcext:value-type="string">
            <text:p>Renewables and waste</text:p>
          </table:table-cell>
          <table:table-cell table:style-name="ce28" office:value-type="string" calcext:value-type="string">
            <text:p>Total primary energy supply (ktoe)</text:p>
          </table:table-cell>
          <table:table-cell table:style-name="ce28" table:formula="of:=VLOOKUP([.A8];['file:///home/levien/src/sustainsubstance/sources/energy/IEA_HeadlineEnergyData_2015.xlsx'#$CustomLists.$E$7:.$F$50];2;0)&amp;&quot;. &quot;&amp;[.A8]" office:value-type="string" office:string-value="42. World" calcext:value-type="string">
            <text:p>42. World</text:p>
          </table:table-cell>
          <table:table-cell table:style-name="ce28" table:formula="of:=VLOOKUP([.B8];['file:///home/levien/src/sustainsubstance/sources/energy/IEA_HeadlineEnergyData_2015.xlsx'#$CustomLists.$A$7:.$B$50];2;0)&amp;&quot;. &quot;&amp;[.B8]" office:value-type="string" office:string-value="06. Renewables and waste" calcext:value-type="string">
            <text:p>06. Renewables and waste</text:p>
          </table:table-cell>
          <table:table-cell table:style-name="ce28" table:formula="of:=VLOOKUP([.C8];['file:///home/levien/src/sustainsubstance/sources/energy/IEA_HeadlineEnergyData_2015.xlsx'#$CustomLists.$C$7:.$D$50];2;0)&amp;&quot;. &quot;&amp;[.C8]" office:value-type="string" office:string-value="04. Total primary energy supply (ktoe)" calcext:value-type="string">
            <text:p>04. Total primary energy supply (ktoe)</text:p>
          </table:table-cell>
          <table:table-cell table:style-name="ce32" office:value-type="float" office:value="724472.528" calcext:value-type="float">
            <text:p>724473</text:p>
          </table:table-cell>
          <table:table-cell table:style-name="ce32" office:value-type="float" office:value="742770.742" calcext:value-type="float">
            <text:p>742771</text:p>
          </table:table-cell>
          <table:table-cell table:style-name="ce32" office:value-type="float" office:value="756491.45" calcext:value-type="float">
            <text:p>756491</text:p>
          </table:table-cell>
          <table:table-cell table:style-name="ce32" office:value-type="float" office:value="782327.058" calcext:value-type="float">
            <text:p>782327</text:p>
          </table:table-cell>
          <table:table-cell table:style-name="ce32" office:value-type="float" office:value="795447.302" calcext:value-type="float">
            <text:p>795447</text:p>
          </table:table-cell>
          <table:table-cell table:style-name="ce32" office:value-type="float" office:value="810552.257" calcext:value-type="float">
            <text:p>810552</text:p>
          </table:table-cell>
          <table:table-cell table:style-name="ce32" office:value-type="float" office:value="829002.785" calcext:value-type="float">
            <text:p>829003</text:p>
          </table:table-cell>
          <table:table-cell table:style-name="ce32" office:value-type="float" office:value="855849.409" calcext:value-type="float">
            <text:p>855849</text:p>
          </table:table-cell>
          <table:table-cell table:style-name="ce32" office:value-type="float" office:value="881802.708" calcext:value-type="float">
            <text:p>881803</text:p>
          </table:table-cell>
          <table:table-cell table:style-name="ce32" office:value-type="float" office:value="900824.677" calcext:value-type="float">
            <text:p>900825</text:p>
          </table:table-cell>
          <table:table-cell table:style-name="ce32" office:value-type="float" office:value="918282.427" calcext:value-type="float">
            <text:p>918282</text:p>
          </table:table-cell>
          <table:table-cell table:style-name="ce32" office:value-type="float" office:value="939983.84" calcext:value-type="float">
            <text:p>939984</text:p>
          </table:table-cell>
          <table:table-cell table:style-name="ce32" office:value-type="float" office:value="965506.373" calcext:value-type="float">
            <text:p>965506</text:p>
          </table:table-cell>
          <table:table-cell table:style-name="ce32" office:value-type="float" office:value="999516.096" calcext:value-type="float">
            <text:p>999516</text:p>
          </table:table-cell>
          <table:table-cell table:style-name="ce32" office:value-type="float" office:value="1018434.925" calcext:value-type="float">
            <text:p>1018435</text:p>
          </table:table-cell>
          <table:table-cell table:style-name="ce32" office:value-type="float" office:value="1035775.479" calcext:value-type="float">
            <text:p>1035775</text:p>
          </table:table-cell>
          <table:table-cell table:style-name="ce32" office:value-type="float" office:value="1060685.83" calcext:value-type="float">
            <text:p>1060686</text:p>
          </table:table-cell>
          <table:table-cell table:style-name="ce32" office:value-type="float" office:value="1077592.886" calcext:value-type="float">
            <text:p>1077593</text:p>
          </table:table-cell>
          <table:table-cell table:style-name="ce32" office:value-type="float" office:value="1095952.357" calcext:value-type="float">
            <text:p>1095952</text:p>
          </table:table-cell>
          <table:table-cell table:style-name="ce32" office:value-type="float" office:value="1126184.738" calcext:value-type="float">
            <text:p>1126185</text:p>
          </table:table-cell>
          <table:table-cell table:style-name="ce32" office:value-type="float" office:value="1147408.994" calcext:value-type="float">
            <text:p>1147409</text:p>
          </table:table-cell>
          <table:table-cell table:style-name="ce32" office:value-type="float" office:value="1168627.732" calcext:value-type="float">
            <text:p>1168628</text:p>
          </table:table-cell>
          <table:table-cell table:style-name="ce32" office:value-type="float" office:value="1182122.218" calcext:value-type="float">
            <text:p>1182122</text:p>
          </table:table-cell>
          <table:table-cell table:style-name="ce32" office:value-type="float" office:value="1195419.773" calcext:value-type="float">
            <text:p>1195420</text:p>
          </table:table-cell>
          <table:table-cell table:style-name="ce32" office:value-type="float" office:value="1223044.537" calcext:value-type="float">
            <text:p>1223045</text:p>
          </table:table-cell>
          <table:table-cell table:style-name="ce32" office:value-type="float" office:value="1242480.551" calcext:value-type="float">
            <text:p>1242481</text:p>
          </table:table-cell>
          <table:table-cell table:style-name="ce32" office:value-type="float" office:value="1256564.914" calcext:value-type="float">
            <text:p>1256565</text:p>
          </table:table-cell>
          <table:table-cell table:style-name="ce32" office:value-type="float" office:value="1269694.125" calcext:value-type="float">
            <text:p>1269694</text:p>
          </table:table-cell>
          <table:table-cell table:style-name="ce32" office:value-type="float" office:value="1289536.321" calcext:value-type="float">
            <text:p>1289536</text:p>
          </table:table-cell>
          <table:table-cell table:style-name="ce32" office:value-type="float" office:value="1310128.839" calcext:value-type="float">
            <text:p>1310129</text:p>
          </table:table-cell>
          <table:table-cell table:style-name="ce32" office:value-type="float" office:value="1308969.799" calcext:value-type="float">
            <text:p>1308970</text:p>
          </table:table-cell>
          <table:table-cell table:style-name="ce32" office:value-type="float" office:value="1330697.707" calcext:value-type="float">
            <text:p>1330698</text:p>
          </table:table-cell>
          <table:table-cell table:style-name="ce32" office:value-type="float" office:value="1361056.907" calcext:value-type="float">
            <text:p>1361057</text:p>
          </table:table-cell>
          <table:table-cell table:style-name="ce32" office:value-type="float" office:value="1406034.572" calcext:value-type="float">
            <text:p>1406035</text:p>
          </table:table-cell>
          <table:table-cell table:style-name="ce32" office:value-type="float" office:value="1449341.384" calcext:value-type="float">
            <text:p>1449341</text:p>
          </table:table-cell>
          <table:table-cell table:style-name="ce32" office:value-type="float" office:value="1491089.418" calcext:value-type="float">
            <text:p>1491089</text:p>
          </table:table-cell>
          <table:table-cell table:style-name="ce32" office:value-type="float" office:value="1531919.577" calcext:value-type="float">
            <text:p>1531920</text:p>
          </table:table-cell>
          <table:table-cell table:style-name="ce32" office:value-type="float" office:value="1581125.777" calcext:value-type="float">
            <text:p>1581126</text:p>
          </table:table-cell>
          <table:table-cell table:style-name="ce32" office:value-type="float" office:value="1617719.955" calcext:value-type="float">
            <text:p>1617720</text:p>
          </table:table-cell>
          <table:table-cell table:style-name="ce32" office:value-type="float" office:value="1694833.566" calcext:value-type="float">
            <text:p>1694834</text:p>
          </table:table-cell>
          <table:table-cell table:style-name="ce32" office:value-type="float" office:value="1739983.92" calcext:value-type="float">
            <text:p>1739984</text:p>
          </table:table-cell>
          <table:table-cell table:style-name="ce32" office:value-type="float" office:value="1797848.15" calcext:value-type="float">
            <text:p>1797848</text:p>
          </table:table-cell>
          <table:table-cell table:style-name="ce32" office:value-type="float" office:value="1864586.97" calcext:value-type="float">
            <text:p>1864587</text:p>
          </table:table-cell>
          <table:table-cell table:style-name="ce32" office:value-type="string" calcext:value-type="string">
            <text:p>..</text:p>
          </table:table-cell>
          <table:table-cell table:style-name="ce32" table:number-columns-repeated="5"/>
        </table:table-row>
        <table:table-row table:style-name="ro1" table:number-rows-repeated="4">
          <table:table-cell table:number-columns-repeated="55"/>
        </table:table-row>
        <table:table-row table:style-name="ro1">
          <table:table-cell table:style-name="ce28" office:value-type="string" calcext:value-type="string">
            <text:p>World</text:p>
          </table:table-cell>
          <table:table-cell table:style-name="ce28" office:value-type="string" calcext:value-type="string">
            <text:p>Total</text:p>
          </table:table-cell>
          <table:table-cell table:style-name="ce28" office:value-type="string" calcext:value-type="string">
            <text:p>Total final consumption (ktoe)</text:p>
          </table:table-cell>
          <table:table-cell table:style-name="ce28" table:formula="of:=VLOOKUP([.A13];['file:///home/levien/src/sustainsubstance/sources/energy/IEA_HeadlineEnergyData_2015.xlsx'#$CustomLists.$E$7:.$F$50];2;0)&amp;&quot;. &quot;&amp;[.A13]" office:value-type="string" office:string-value="42. World" calcext:value-type="string">
            <text:p>42. World</text:p>
          </table:table-cell>
          <table:table-cell table:style-name="ce28" table:formula="of:=VLOOKUP([.B13];['file:///home/levien/src/sustainsubstance/sources/energy/IEA_HeadlineEnergyData_2015.xlsx'#$CustomLists.$A$7:.$B$50];2;0)&amp;&quot;. &quot;&amp;[.B13]" office:value-type="string" office:string-value="12. Total" calcext:value-type="string">
            <text:p>12. Total</text:p>
          </table:table-cell>
          <table:table-cell table:style-name="ce28" table:formula="of:=VLOOKUP([.C13];['file:///home/levien/src/sustainsubstance/sources/energy/IEA_HeadlineEnergyData_2015.xlsx'#$CustomLists.$C$7:.$D$50];2;0)&amp;&quot;. &quot;&amp;[.C13]" office:value-type="string" office:string-value="09. Total final consumption (ktoe)" calcext:value-type="string">
            <text:p>09. Total final consumption (ktoe)</text:p>
          </table:table-cell>
          <table:table-cell table:style-name="ce32" office:value-type="float" office:value="4248765.182" calcext:value-type="float">
            <text:p>4248765</text:p>
          </table:table-cell>
          <table:table-cell table:style-name="ce32" office:value-type="float" office:value="4451286.008" calcext:value-type="float">
            <text:p>4451286</text:p>
          </table:table-cell>
          <table:table-cell table:style-name="ce32" office:value-type="float" office:value="4666634.948" calcext:value-type="float">
            <text:p>4666635</text:p>
          </table:table-cell>
          <table:table-cell table:style-name="ce32" office:value-type="float" office:value="4660743.755" calcext:value-type="float">
            <text:p>4660744</text:p>
          </table:table-cell>
          <table:table-cell table:style-name="ce32" office:value-type="float" office:value="4706134.361" calcext:value-type="float">
            <text:p>4706134</text:p>
          </table:table-cell>
          <table:table-cell table:style-name="ce32" office:value-type="float" office:value="4912414.922" calcext:value-type="float">
            <text:p>4912415</text:p>
          </table:table-cell>
          <table:table-cell table:style-name="ce32" office:value-type="float" office:value="5083203.66" calcext:value-type="float">
            <text:p>5083204</text:p>
          </table:table-cell>
          <table:table-cell table:style-name="ce32" office:value-type="float" office:value="5268640.378" calcext:value-type="float">
            <text:p>5268640</text:p>
          </table:table-cell>
          <table:table-cell table:style-name="ce32" office:value-type="float" office:value="5426848.18" calcext:value-type="float">
            <text:p>5426848</text:p>
          </table:table-cell>
          <table:table-cell table:style-name="ce32" office:value-type="float" office:value="5374896.084" calcext:value-type="float">
            <text:p>5374896</text:p>
          </table:table-cell>
          <table:table-cell table:style-name="ce32" office:value-type="float" office:value="5342019.835" calcext:value-type="float">
            <text:p>5342020</text:p>
          </table:table-cell>
          <table:table-cell table:style-name="ce32" office:value-type="float" office:value="5289304.897" calcext:value-type="float">
            <text:p>5289305</text:p>
          </table:table-cell>
          <table:table-cell table:style-name="ce32" office:value-type="float" office:value="5338118.675" calcext:value-type="float">
            <text:p>5338119</text:p>
          </table:table-cell>
          <table:table-cell table:style-name="ce32" office:value-type="float" office:value="5537918.665" calcext:value-type="float">
            <text:p>5537919</text:p>
          </table:table-cell>
          <table:table-cell table:style-name="ce32" office:value-type="float" office:value="5623772.417" calcext:value-type="float">
            <text:p>5623772</text:p>
          </table:table-cell>
          <table:table-cell table:style-name="ce32" office:value-type="float" office:value="5749554.919" calcext:value-type="float">
            <text:p>5749555</text:p>
          </table:table-cell>
          <table:table-cell table:style-name="ce32" office:value-type="float" office:value="5928081.605" calcext:value-type="float">
            <text:p>5928082</text:p>
          </table:table-cell>
          <table:table-cell table:style-name="ce32" office:value-type="float" office:value="6125989.056" calcext:value-type="float">
            <text:p>6125989</text:p>
          </table:table-cell>
          <table:table-cell table:style-name="ce32" office:value-type="float" office:value="6167978.538" calcext:value-type="float">
            <text:p>6167979</text:p>
          </table:table-cell>
          <table:table-cell table:style-name="ce32" office:value-type="float" office:value="6281002.426" calcext:value-type="float">
            <text:p>6281002</text:p>
          </table:table-cell>
          <table:table-cell table:style-name="ce32" office:value-type="float" office:value="6348501.71" calcext:value-type="float">
            <text:p>6348502</text:p>
          </table:table-cell>
          <table:table-cell table:style-name="ce32" office:value-type="float" office:value="6329899.607" calcext:value-type="float">
            <text:p>6329900</text:p>
          </table:table-cell>
          <table:table-cell table:style-name="ce32" office:value-type="float" office:value="6369788.352" calcext:value-type="float">
            <text:p>6369788</text:p>
          </table:table-cell>
          <table:table-cell table:style-name="ce32" office:value-type="float" office:value="6400489.625" calcext:value-type="float">
            <text:p>6400490</text:p>
          </table:table-cell>
          <table:table-cell table:style-name="ce32" office:value-type="float" office:value="6553793.96" calcext:value-type="float">
            <text:p>6553794</text:p>
          </table:table-cell>
          <table:table-cell table:style-name="ce32" office:value-type="float" office:value="6672712.09" calcext:value-type="float">
            <text:p>6672712</text:p>
          </table:table-cell>
          <table:table-cell table:style-name="ce32" office:value-type="float" office:value="6751792.039" calcext:value-type="float">
            <text:p>6751792</text:p>
          </table:table-cell>
          <table:table-cell table:style-name="ce32" office:value-type="float" office:value="6767368.799" calcext:value-type="float">
            <text:p>6767369</text:p>
          </table:table-cell>
          <table:table-cell table:style-name="ce32" office:value-type="float" office:value="6896284.514" calcext:value-type="float">
            <text:p>6896285</text:p>
          </table:table-cell>
          <table:table-cell table:style-name="ce32" office:value-type="float" office:value="7084815.01" calcext:value-type="float">
            <text:p>7084815</text:p>
          </table:table-cell>
          <table:table-cell table:style-name="ce32" office:value-type="float" office:value="7109594.551" calcext:value-type="float">
            <text:p>7109595</text:p>
          </table:table-cell>
          <table:table-cell table:style-name="ce32" office:value-type="float" office:value="7211631.123" calcext:value-type="float">
            <text:p>7211631</text:p>
          </table:table-cell>
          <table:table-cell table:style-name="ce32" office:value-type="float" office:value="7429150.315" calcext:value-type="float">
            <text:p>7429150</text:p>
          </table:table-cell>
          <table:table-cell table:style-name="ce32" office:value-type="float" office:value="7744703.191" calcext:value-type="float">
            <text:p>7744703</text:p>
          </table:table-cell>
          <table:table-cell table:style-name="ce32" office:value-type="float" office:value="7927903.818" calcext:value-type="float">
            <text:p>7927904</text:p>
          </table:table-cell>
          <table:table-cell table:style-name="ce32" office:value-type="float" office:value="8116642.864" calcext:value-type="float">
            <text:p>8116643</text:p>
          </table:table-cell>
          <table:table-cell table:style-name="ce32" office:value-type="float" office:value="8339893.648" calcext:value-type="float">
            <text:p>8339894</text:p>
          </table:table-cell>
          <table:table-cell table:style-name="ce32" office:value-type="float" office:value="8401379.219" calcext:value-type="float">
            <text:p>8401379</text:p>
          </table:table-cell>
          <table:table-cell table:style-name="ce32" office:value-type="float" office:value="8294585.638" calcext:value-type="float">
            <text:p>8294586</text:p>
          </table:table-cell>
          <table:table-cell table:style-name="ce32" office:value-type="float" office:value="8723012.013" calcext:value-type="float">
            <text:p>8723012</text:p>
          </table:table-cell>
          <table:table-cell table:style-name="ce32" office:value-type="float" office:value="9033241.643" calcext:value-type="float">
            <text:p>9033242</text:p>
          </table:table-cell>
          <table:table-cell table:style-name="ce32" office:value-type="float" office:value="9102405.107" calcext:value-type="float">
            <text:p>9102405</text:p>
          </table:table-cell>
          <table:table-cell table:style-name="ce32" office:value-type="float" office:value="9301059.862" calcext:value-type="float">
            <text:p>9301060</text:p>
          </table:table-cell>
          <table:table-cell table:style-name="ce32" office:value-type="string" calcext:value-type="string">
            <text:p>..</text:p>
          </table:table-cell>
          <table:table-cell table:style-name="ce32" table:number-columns-repeated="5"/>
        </table:table-row>
        <table:table-row table:style-name="ro1">
          <table:table-cell table:style-name="ce28" office:value-type="string" calcext:value-type="string">
            <text:p>World</text:p>
          </table:table-cell>
          <table:table-cell table:style-name="ce28" office:value-type="string" calcext:value-type="string">
            <text:p>Total</text:p>
          </table:table-cell>
          <table:table-cell table:style-name="ce28" office:value-type="string" calcext:value-type="string">
            <text:p>Industry (ktoe)</text:p>
          </table:table-cell>
          <table:table-cell table:style-name="ce28" table:formula="of:=VLOOKUP([.A14];['file:///home/levien/src/sustainsubstance/sources/energy/IEA_HeadlineEnergyData_2015.xlsx'#$CustomLists.$E$7:.$F$50];2;0)&amp;&quot;. &quot;&amp;[.A14]" office:value-type="string" office:string-value="42. World" calcext:value-type="string">
            <text:p>42. World</text:p>
          </table:table-cell>
          <table:table-cell table:style-name="ce28" table:formula="of:=VLOOKUP([.B14];['file:///home/levien/src/sustainsubstance/sources/energy/IEA_HeadlineEnergyData_2015.xlsx'#$CustomLists.$A$7:.$B$50];2;0)&amp;&quot;. &quot;&amp;[.B14]" office:value-type="string" office:string-value="12. Total" calcext:value-type="string">
            <text:p>12. Total</text:p>
          </table:table-cell>
          <table:table-cell table:style-name="ce28" table:formula="of:=VLOOKUP([.C14];['file:///home/levien/src/sustainsubstance/sources/energy/IEA_HeadlineEnergyData_2015.xlsx'#$CustomLists.$C$7:.$D$50];2;0)&amp;&quot;. &quot;&amp;[.C14]" office:value-type="string" office:string-value="10. Industry (ktoe)" calcext:value-type="string">
            <text:p>10. Industry (ktoe)</text:p>
          </table:table-cell>
          <table:table-cell table:style-name="ce32" office:value-type="float" office:value="1403094.873" calcext:value-type="float">
            <text:p>1403095</text:p>
          </table:table-cell>
          <table:table-cell table:style-name="ce32" office:value-type="float" office:value="1455213.391" calcext:value-type="float">
            <text:p>1455213</text:p>
          </table:table-cell>
          <table:table-cell table:style-name="ce32" office:value-type="float" office:value="1539814.836" calcext:value-type="float">
            <text:p>1539815</text:p>
          </table:table-cell>
          <table:table-cell table:style-name="ce32" office:value-type="float" office:value="1553064.125" calcext:value-type="float">
            <text:p>1553064</text:p>
          </table:table-cell>
          <table:table-cell table:style-name="ce32" office:value-type="float" office:value="1512298.217" calcext:value-type="float">
            <text:p>1512298</text:p>
          </table:table-cell>
          <table:table-cell table:style-name="ce32" office:value-type="float" office:value="1596595.623" calcext:value-type="float">
            <text:p>1596596</text:p>
          </table:table-cell>
          <table:table-cell table:style-name="ce32" office:value-type="float" office:value="1676902.634" calcext:value-type="float">
            <text:p>1676903</text:p>
          </table:table-cell>
          <table:table-cell table:style-name="ce32" office:value-type="float" office:value="1720077.197" calcext:value-type="float">
            <text:p>1720077</text:p>
          </table:table-cell>
          <table:table-cell table:style-name="ce32" office:value-type="float" office:value="1800862.405" calcext:value-type="float">
            <text:p>1800862</text:p>
          </table:table-cell>
          <table:table-cell table:style-name="ce32" office:value-type="float" office:value="1772645.714" calcext:value-type="float">
            <text:p>1772646</text:p>
          </table:table-cell>
          <table:table-cell table:style-name="ce32" office:value-type="float" office:value="1737702.026" calcext:value-type="float">
            <text:p>1737702</text:p>
          </table:table-cell>
          <table:table-cell table:style-name="ce32" office:value-type="float" office:value="1683130.721" calcext:value-type="float">
            <text:p>1683131</text:p>
          </table:table-cell>
          <table:table-cell table:style-name="ce32" office:value-type="float" office:value="1676395.193" calcext:value-type="float">
            <text:p>1676395</text:p>
          </table:table-cell>
          <table:table-cell table:style-name="ce32" office:value-type="float" office:value="1753209.91" calcext:value-type="float">
            <text:p>1753210</text:p>
          </table:table-cell>
          <table:table-cell table:style-name="ce32" office:value-type="float" office:value="1736626.168" calcext:value-type="float">
            <text:p>1736626</text:p>
          </table:table-cell>
          <table:table-cell table:style-name="ce32" office:value-type="float" office:value="1758688.65" calcext:value-type="float">
            <text:p>1758689</text:p>
          </table:table-cell>
          <table:table-cell table:style-name="ce32" office:value-type="float" office:value="1812247.403" calcext:value-type="float">
            <text:p>1812247</text:p>
          </table:table-cell>
          <table:table-cell table:style-name="ce32" office:value-type="float" office:value="1868007.111" calcext:value-type="float">
            <text:p>1868007</text:p>
          </table:table-cell>
          <table:table-cell table:style-name="ce32" office:value-type="float" office:value="1840719.003" calcext:value-type="float">
            <text:p>1840719</text:p>
          </table:table-cell>
          <table:table-cell table:style-name="ce32" office:value-type="float" office:value="1807230.045" calcext:value-type="float">
            <text:p>1807230</text:p>
          </table:table-cell>
          <table:table-cell table:style-name="ce32" office:value-type="float" office:value="1797383.189" calcext:value-type="float">
            <text:p>1797383</text:p>
          </table:table-cell>
          <table:table-cell table:style-name="ce32" office:value-type="float" office:value="1762766.816" calcext:value-type="float">
            <text:p>1762767</text:p>
          </table:table-cell>
          <table:table-cell table:style-name="ce32" office:value-type="float" office:value="1739274.124" calcext:value-type="float">
            <text:p>1739274</text:p>
          </table:table-cell>
          <table:table-cell table:style-name="ce32" office:value-type="float" office:value="1735727.425" calcext:value-type="float">
            <text:p>1735727</text:p>
          </table:table-cell>
          <table:table-cell table:style-name="ce32" office:value-type="float" office:value="1790064.542" calcext:value-type="float">
            <text:p>1790065</text:p>
          </table:table-cell>
          <table:table-cell table:style-name="ce32" office:value-type="float" office:value="1777971.639" calcext:value-type="float">
            <text:p>1777972</text:p>
          </table:table-cell>
          <table:table-cell table:style-name="ce32" office:value-type="float" office:value="1793553.222" calcext:value-type="float">
            <text:p>1793553</text:p>
          </table:table-cell>
          <table:table-cell table:style-name="ce32" office:value-type="float" office:value="1793143.859" calcext:value-type="float">
            <text:p>1793144</text:p>
          </table:table-cell>
          <table:table-cell table:style-name="ce32" office:value-type="float" office:value="1794678.764" calcext:value-type="float">
            <text:p>1794679</text:p>
          </table:table-cell>
          <table:table-cell table:style-name="ce32" office:value-type="float" office:value="1895397.971" calcext:value-type="float">
            <text:p>1895398</text:p>
          </table:table-cell>
          <table:table-cell table:style-name="ce32" office:value-type="float" office:value="1870282.094" calcext:value-type="float">
            <text:p>1870282</text:p>
          </table:table-cell>
          <table:table-cell table:style-name="ce32" office:value-type="float" office:value="1867234.393" calcext:value-type="float">
            <text:p>1867234</text:p>
          </table:table-cell>
          <table:table-cell table:style-name="ce32" office:value-type="float" office:value="1939459.316" calcext:value-type="float">
            <text:p>1939459</text:p>
          </table:table-cell>
          <table:table-cell table:style-name="ce32" office:value-type="float" office:value="2060165.353" calcext:value-type="float">
            <text:p>2060165</text:p>
          </table:table-cell>
          <table:table-cell table:style-name="ce32" office:value-type="float" office:value="2127804.315" calcext:value-type="float">
            <text:p>2127804</text:p>
          </table:table-cell>
          <table:table-cell table:style-name="ce32" office:value-type="float" office:value="2225619.372" calcext:value-type="float">
            <text:p>2225619</text:p>
          </table:table-cell>
          <table:table-cell table:style-name="ce32" office:value-type="float" office:value="2300636.034" calcext:value-type="float">
            <text:p>2300636</text:p>
          </table:table-cell>
          <table:table-cell table:style-name="ce32" office:value-type="float" office:value="2324106.426" calcext:value-type="float">
            <text:p>2324106</text:p>
          </table:table-cell>
          <table:table-cell table:style-name="ce32" office:value-type="float" office:value="2241668.82" calcext:value-type="float">
            <text:p>2241669</text:p>
          </table:table-cell>
          <table:table-cell table:style-name="ce32" office:value-type="float" office:value="2420003.701" calcext:value-type="float">
            <text:p>2420004</text:p>
          </table:table-cell>
          <table:table-cell table:style-name="ce32" office:value-type="float" office:value="2640860.184" calcext:value-type="float">
            <text:p>2640860</text:p>
          </table:table-cell>
          <table:table-cell table:style-name="ce32" office:value-type="float" office:value="2636979.712" calcext:value-type="float">
            <text:p>2636980</text:p>
          </table:table-cell>
          <table:table-cell table:style-name="ce32" office:value-type="float" office:value="2702435.788" calcext:value-type="float">
            <text:p>2702436</text:p>
          </table:table-cell>
          <table:table-cell table:style-name="ce32" office:value-type="string" calcext:value-type="string">
            <text:p>..</text:p>
          </table:table-cell>
          <table:table-cell table:style-name="ce32" table:number-columns-repeated="5"/>
        </table:table-row>
        <table:table-row table:style-name="ro1">
          <table:table-cell table:style-name="ce28" office:value-type="string" calcext:value-type="string">
            <text:p>World</text:p>
          </table:table-cell>
          <table:table-cell table:style-name="ce28" office:value-type="string" calcext:value-type="string">
            <text:p>Total</text:p>
          </table:table-cell>
          <table:table-cell table:style-name="ce28" office:value-type="string" calcext:value-type="string">
            <text:p>Transport (ktoe)</text:p>
          </table:table-cell>
          <table:table-cell table:style-name="ce28" table:formula="of:=VLOOKUP([.A15];['file:///home/levien/src/sustainsubstance/sources/energy/IEA_HeadlineEnergyData_2015.xlsx'#$CustomLists.$E$7:.$F$50];2;0)&amp;&quot;. &quot;&amp;[.A15]" office:value-type="string" office:string-value="42. World" calcext:value-type="string">
            <text:p>42. World</text:p>
          </table:table-cell>
          <table:table-cell table:style-name="ce28" table:formula="of:=VLOOKUP([.B15];['file:///home/levien/src/sustainsubstance/sources/energy/IEA_HeadlineEnergyData_2015.xlsx'#$CustomLists.$A$7:.$B$50];2;0)&amp;&quot;. &quot;&amp;[.B15]" office:value-type="string" office:string-value="12. Total" calcext:value-type="string">
            <text:p>12. Total</text:p>
          </table:table-cell>
          <table:table-cell table:style-name="ce28" table:formula="of:=VLOOKUP([.C15];['file:///home/levien/src/sustainsubstance/sources/energy/IEA_HeadlineEnergyData_2015.xlsx'#$CustomLists.$C$7:.$D$50];2;0)&amp;&quot;. &quot;&amp;[.C15]" office:value-type="string" office:string-value="11. Transport (ktoe)" calcext:value-type="string">
            <text:p>11. Transport (ktoe)</text:p>
          </table:table-cell>
          <table:table-cell table:style-name="ce32" office:value-type="float" office:value="964116.291" calcext:value-type="float">
            <text:p>964116</text:p>
          </table:table-cell>
          <table:table-cell table:style-name="ce32" office:value-type="float" office:value="1021920.195" calcext:value-type="float">
            <text:p>1021920</text:p>
          </table:table-cell>
          <table:table-cell table:style-name="ce32" office:value-type="float" office:value="1081335.25" calcext:value-type="float">
            <text:p>1081335</text:p>
          </table:table-cell>
          <table:table-cell table:style-name="ce32" office:value-type="float" office:value="1071499.238" calcext:value-type="float">
            <text:p>1071499</text:p>
          </table:table-cell>
          <table:table-cell table:style-name="ce32" office:value-type="float" office:value="1101059.964" calcext:value-type="float">
            <text:p>1101060</text:p>
          </table:table-cell>
          <table:table-cell table:style-name="ce32" office:value-type="float" office:value="1145900.769" calcext:value-type="float">
            <text:p>1145901</text:p>
          </table:table-cell>
          <table:table-cell table:style-name="ce32" office:value-type="float" office:value="1187404.077" calcext:value-type="float">
            <text:p>1187404</text:p>
          </table:table-cell>
          <table:table-cell table:style-name="ce32" office:value-type="float" office:value="1239675.955" calcext:value-type="float">
            <text:p>1239676</text:p>
          </table:table-cell>
          <table:table-cell table:style-name="ce32" office:value-type="float" office:value="1262596.378" calcext:value-type="float">
            <text:p>1262596</text:p>
          </table:table-cell>
          <table:table-cell table:style-name="ce32" office:value-type="float" office:value="1247927.706" calcext:value-type="float">
            <text:p>1247928</text:p>
          </table:table-cell>
          <table:table-cell table:style-name="ce32" office:value-type="float" office:value="1244395.355" calcext:value-type="float">
            <text:p>1244395</text:p>
          </table:table-cell>
          <table:table-cell table:style-name="ce32" office:value-type="float" office:value="1235197.518" calcext:value-type="float">
            <text:p>1235198</text:p>
          </table:table-cell>
          <table:table-cell table:style-name="ce32" office:value-type="float" office:value="1247799.777" calcext:value-type="float">
            <text:p>1247800</text:p>
          </table:table-cell>
          <table:table-cell table:style-name="ce32" office:value-type="float" office:value="1283739.451" calcext:value-type="float">
            <text:p>1283739</text:p>
          </table:table-cell>
          <table:table-cell table:style-name="ce32" office:value-type="float" office:value="1310232.047" calcext:value-type="float">
            <text:p>1310232</text:p>
          </table:table-cell>
          <table:table-cell table:style-name="ce32" office:value-type="float" office:value="1359955.423" calcext:value-type="float">
            <text:p>1359955</text:p>
          </table:table-cell>
          <table:table-cell table:style-name="ce32" office:value-type="float" office:value="1407897.331" calcext:value-type="float">
            <text:p>1407897</text:p>
          </table:table-cell>
          <table:table-cell table:style-name="ce32" office:value-type="float" office:value="1475108.564" calcext:value-type="float">
            <text:p>1475109</text:p>
          </table:table-cell>
          <table:table-cell table:style-name="ce32" office:value-type="float" office:value="1517934.972" calcext:value-type="float">
            <text:p>1517935</text:p>
          </table:table-cell>
          <table:table-cell table:style-name="ce32" office:value-type="float" office:value="1575815.616" calcext:value-type="float">
            <text:p>1575816</text:p>
          </table:table-cell>
          <table:table-cell table:style-name="ce32" office:value-type="float" office:value="1591226.274" calcext:value-type="float">
            <text:p>1591226</text:p>
          </table:table-cell>
          <table:table-cell table:style-name="ce32" office:value-type="float" office:value="1625155.209" calcext:value-type="float">
            <text:p>1625155</text:p>
          </table:table-cell>
          <table:table-cell table:style-name="ce32" office:value-type="float" office:value="1642070.763" calcext:value-type="float">
            <text:p>1642071</text:p>
          </table:table-cell>
          <table:table-cell table:style-name="ce32" office:value-type="float" office:value="1674602.396" calcext:value-type="float">
            <text:p>1674602</text:p>
          </table:table-cell>
          <table:table-cell table:style-name="ce32" office:value-type="float" office:value="1719280.039" calcext:value-type="float">
            <text:p>1719280</text:p>
          </table:table-cell>
          <table:table-cell table:style-name="ce32" office:value-type="float" office:value="1786770.197" calcext:value-type="float">
            <text:p>1786770</text:p>
          </table:table-cell>
          <table:table-cell table:style-name="ce32" office:value-type="float" office:value="1813470.148" calcext:value-type="float">
            <text:p>1813470</text:p>
          </table:table-cell>
          <table:table-cell table:style-name="ce32" office:value-type="float" office:value="1855880.1" calcext:value-type="float">
            <text:p>1855880</text:p>
          </table:table-cell>
          <table:table-cell table:style-name="ce32" office:value-type="float" office:value="1908061.245" calcext:value-type="float">
            <text:p>1908061</text:p>
          </table:table-cell>
          <table:table-cell table:style-name="ce32" office:value-type="float" office:value="1965171.413" calcext:value-type="float">
            <text:p>1965171</text:p>
          </table:table-cell>
          <table:table-cell table:style-name="ce32" office:value-type="float" office:value="1976180.084" calcext:value-type="float">
            <text:p>1976180</text:p>
          </table:table-cell>
          <table:table-cell table:style-name="ce32" office:value-type="float" office:value="2023340.876" calcext:value-type="float">
            <text:p>2023341</text:p>
          </table:table-cell>
          <table:table-cell table:style-name="ce32" office:value-type="float" office:value="2069613.567" calcext:value-type="float">
            <text:p>2069614</text:p>
          </table:table-cell>
          <table:table-cell table:style-name="ce32" office:value-type="float" office:value="2165747.926" calcext:value-type="float">
            <text:p>2165748</text:p>
          </table:table-cell>
          <table:table-cell table:style-name="ce32" office:value-type="float" office:value="2219483.267" calcext:value-type="float">
            <text:p>2219483</text:p>
          </table:table-cell>
          <table:table-cell table:style-name="ce32" office:value-type="float" office:value="2269474.733" calcext:value-type="float">
            <text:p>2269475</text:p>
          </table:table-cell>
          <table:table-cell table:style-name="ce32" office:value-type="float" office:value="2347367.236" calcext:value-type="float">
            <text:p>2347367</text:p>
          </table:table-cell>
          <table:table-cell table:style-name="ce32" office:value-type="float" office:value="2358120.149" calcext:value-type="float">
            <text:p>2358120</text:p>
          </table:table-cell>
          <table:table-cell table:style-name="ce32" office:value-type="float" office:value="2323685.731" calcext:value-type="float">
            <text:p>2323686</text:p>
          </table:table-cell>
          <table:table-cell table:style-name="ce32" office:value-type="float" office:value="2439748.93" calcext:value-type="float">
            <text:p>2439749</text:p>
          </table:table-cell>
          <table:table-cell table:style-name="ce32" office:value-type="float" office:value="2483975.416" calcext:value-type="float">
            <text:p>2483975</text:p>
          </table:table-cell>
          <table:table-cell table:style-name="ce32" office:value-type="float" office:value="2512376.263" calcext:value-type="float">
            <text:p>2512376</text:p>
          </table:table-cell>
          <table:table-cell table:style-name="ce32" office:value-type="float" office:value="2563515.597" calcext:value-type="float">
            <text:p>2563516</text:p>
          </table:table-cell>
          <table:table-cell table:style-name="ce32" office:value-type="string" calcext:value-type="string">
            <text:p>..</text:p>
          </table:table-cell>
          <table:table-cell table:style-name="ce32" table:number-columns-repeated="5"/>
        </table:table-row>
        <table:table-row table:style-name="ro1">
          <table:table-cell table:style-name="ce28" office:value-type="string" calcext:value-type="string">
            <text:p>World</text:p>
          </table:table-cell>
          <table:table-cell table:style-name="ce28" office:value-type="string" calcext:value-type="string">
            <text:p>Total</text:p>
          </table:table-cell>
          <table:table-cell table:style-name="ce28" office:value-type="string" calcext:value-type="string">
            <text:p>Other (ktoe)</text:p>
          </table:table-cell>
          <table:table-cell table:style-name="ce28" table:formula="of:=VLOOKUP([.A16];['file:///home/levien/src/sustainsubstance/sources/energy/IEA_HeadlineEnergyData_2015.xlsx'#$CustomLists.$E$7:.$F$50];2;0)&amp;&quot;. &quot;&amp;[.A16]" office:value-type="string" office:string-value="42. World" calcext:value-type="string">
            <text:p>42. World</text:p>
          </table:table-cell>
          <table:table-cell table:style-name="ce28" table:formula="of:=VLOOKUP([.B16];['file:///home/levien/src/sustainsubstance/sources/energy/IEA_HeadlineEnergyData_2015.xlsx'#$CustomLists.$A$7:.$B$50];2;0)&amp;&quot;. &quot;&amp;[.B16]" office:value-type="string" office:string-value="12. Total" calcext:value-type="string">
            <text:p>12. Total</text:p>
          </table:table-cell>
          <table:table-cell table:style-name="ce28" table:formula="of:=VLOOKUP([.C16];['file:///home/levien/src/sustainsubstance/sources/energy/IEA_HeadlineEnergyData_2015.xlsx'#$CustomLists.$C$7:.$D$50];2;0)&amp;&quot;. &quot;&amp;[.C16]" office:value-type="string" office:string-value="12. Other (ktoe)" calcext:value-type="string">
            <text:p>12. Other (ktoe)</text:p>
          </table:table-cell>
          <table:table-cell table:style-name="ce32" office:value-type="float" office:value="1645809.472" calcext:value-type="float">
            <text:p>1645809</text:p>
          </table:table-cell>
          <table:table-cell table:style-name="ce32" office:value-type="float" office:value="1714900.189" calcext:value-type="float">
            <text:p>1714900</text:p>
          </table:table-cell>
          <table:table-cell table:style-name="ce32" office:value-type="float" office:value="1758928.941" calcext:value-type="float">
            <text:p>1758929</text:p>
          </table:table-cell>
          <table:table-cell table:style-name="ce32" office:value-type="float" office:value="1750187.35" calcext:value-type="float">
            <text:p>1750187</text:p>
          </table:table-cell>
          <table:table-cell table:style-name="ce32" office:value-type="float" office:value="1814793.2" calcext:value-type="float">
            <text:p>1814793</text:p>
          </table:table-cell>
          <table:table-cell table:style-name="ce32" office:value-type="float" office:value="1868431.721" calcext:value-type="float">
            <text:p>1868432</text:p>
          </table:table-cell>
          <table:table-cell table:style-name="ce32" office:value-type="float" office:value="1897740.493" calcext:value-type="float">
            <text:p>1897740</text:p>
          </table:table-cell>
          <table:table-cell table:style-name="ce32" office:value-type="float" office:value="1957014.648" calcext:value-type="float">
            <text:p>1957015</text:p>
          </table:table-cell>
          <table:table-cell table:style-name="ce32" office:value-type="float" office:value="1995630.883" calcext:value-type="float">
            <text:p>1995631</text:p>
          </table:table-cell>
          <table:table-cell table:style-name="ce32" office:value-type="float" office:value="2000192.034" calcext:value-type="float">
            <text:p>2000192</text:p>
          </table:table-cell>
          <table:table-cell table:style-name="ce32" office:value-type="float" office:value="2005568.776" calcext:value-type="float">
            <text:p>2005569</text:p>
          </table:table-cell>
          <table:table-cell table:style-name="ce32" office:value-type="float" office:value="2029633.059" calcext:value-type="float">
            <text:p>2029633</text:p>
          </table:table-cell>
          <table:table-cell table:style-name="ce32" office:value-type="float" office:value="2060451.392" calcext:value-type="float">
            <text:p>2060451</text:p>
          </table:table-cell>
          <table:table-cell table:style-name="ce32" office:value-type="float" office:value="2128953.769" calcext:value-type="float">
            <text:p>2128954</text:p>
          </table:table-cell>
          <table:table-cell table:style-name="ce32" office:value-type="float" office:value="2191455.002" calcext:value-type="float">
            <text:p>2191455</text:p>
          </table:table-cell>
          <table:table-cell table:style-name="ce32" office:value-type="float" office:value="2223081.252" calcext:value-type="float">
            <text:p>2223081</text:p>
          </table:table-cell>
          <table:table-cell table:style-name="ce32" office:value-type="float" office:value="2278103.407" calcext:value-type="float">
            <text:p>2278103</text:p>
          </table:table-cell>
          <table:table-cell table:style-name="ce32" office:value-type="float" office:value="2327396.828" calcext:value-type="float">
            <text:p>2327397</text:p>
          </table:table-cell>
          <table:table-cell table:style-name="ce32" office:value-type="float" office:value="2345758.864" calcext:value-type="float">
            <text:p>2345759</text:p>
          </table:table-cell>
          <table:table-cell table:style-name="ce32" office:value-type="float" office:value="2420824.226" calcext:value-type="float">
            <text:p>2420824</text:p>
          </table:table-cell>
          <table:table-cell table:style-name="ce32" office:value-type="float" office:value="2467392.915" calcext:value-type="float">
            <text:p>2467393</text:p>
          </table:table-cell>
          <table:table-cell table:style-name="ce32" office:value-type="float" office:value="2438551.044" calcext:value-type="float">
            <text:p>2438551</text:p>
          </table:table-cell>
          <table:table-cell table:style-name="ce32" office:value-type="float" office:value="2490831.836" calcext:value-type="float">
            <text:p>2490832</text:p>
          </table:table-cell>
          <table:table-cell table:style-name="ce32" office:value-type="float" office:value="2476837.547" calcext:value-type="float">
            <text:p>2476838</text:p>
          </table:table-cell>
          <table:table-cell table:style-name="ce32" office:value-type="float" office:value="2505069.177" calcext:value-type="float">
            <text:p>2505069</text:p>
          </table:table-cell>
          <table:table-cell table:style-name="ce32" office:value-type="float" office:value="2549333.674" calcext:value-type="float">
            <text:p>2549334</text:p>
          </table:table-cell>
          <table:table-cell table:style-name="ce32" office:value-type="float" office:value="2556641.659" calcext:value-type="float">
            <text:p>2556642</text:p>
          </table:table-cell>
          <table:table-cell table:style-name="ce32" office:value-type="float" office:value="2537202.833" calcext:value-type="float">
            <text:p>2537203</text:p>
          </table:table-cell>
          <table:table-cell table:style-name="ce32" office:value-type="float" office:value="2594945.114" calcext:value-type="float">
            <text:p>2594945</text:p>
          </table:table-cell>
          <table:table-cell table:style-name="ce32" office:value-type="float" office:value="2605263.343" calcext:value-type="float">
            <text:p>2605263</text:p>
          </table:table-cell>
          <table:table-cell table:style-name="ce32" office:value-type="float" office:value="2640183.093" calcext:value-type="float">
            <text:p>2640183</text:p>
          </table:table-cell>
          <table:table-cell table:style-name="ce32" office:value-type="float" office:value="2678939.129" calcext:value-type="float">
            <text:p>2678939</text:p>
          </table:table-cell>
          <table:table-cell table:style-name="ce32" office:value-type="float" office:value="2757253.177" calcext:value-type="float">
            <text:p>2757253</text:p>
          </table:table-cell>
          <table:table-cell table:style-name="ce32" office:value-type="float" office:value="2816437.445" calcext:value-type="float">
            <text:p>2816437</text:p>
          </table:table-cell>
          <table:table-cell table:style-name="ce32" office:value-type="float" office:value="2865700.708" calcext:value-type="float">
            <text:p>2865701</text:p>
          </table:table-cell>
          <table:table-cell table:style-name="ce32" office:value-type="float" office:value="2892858.422" calcext:value-type="float">
            <text:p>2892858</text:p>
          </table:table-cell>
          <table:table-cell table:style-name="ce32" office:value-type="float" office:value="2939885.785" calcext:value-type="float">
            <text:p>2939886</text:p>
          </table:table-cell>
          <table:table-cell table:style-name="ce32" office:value-type="float" office:value="2989218.788" calcext:value-type="float">
            <text:p>2989219</text:p>
          </table:table-cell>
          <table:table-cell table:style-name="ce32" office:value-type="float" office:value="2994315.712" calcext:value-type="float">
            <text:p>2994316</text:p>
          </table:table-cell>
          <table:table-cell table:style-name="ce32" office:value-type="float" office:value="3084778.556" calcext:value-type="float">
            <text:p>3084779</text:p>
          </table:table-cell>
          <table:table-cell table:style-name="ce32" office:value-type="float" office:value="3103936.982" calcext:value-type="float">
            <text:p>3103937</text:p>
          </table:table-cell>
          <table:table-cell table:style-name="ce32" office:value-type="float" office:value="3151343.923" calcext:value-type="float">
            <text:p>3151344</text:p>
          </table:table-cell>
          <table:table-cell table:style-name="ce32" office:value-type="float" office:value="3214343.926" calcext:value-type="float">
            <text:p>3214344</text:p>
          </table:table-cell>
          <table:table-cell table:style-name="ce32" office:value-type="string" calcext:value-type="string">
            <text:p>..</text:p>
          </table:table-cell>
          <table:table-cell table:style-name="ce32" table:number-columns-repeated="5"/>
        </table:table-row>
        <table:table-row table:style-name="ro1">
          <table:table-cell table:style-name="ce28" office:value-type="string" calcext:value-type="string">
            <text:p>World</text:p>
          </table:table-cell>
          <table:table-cell table:style-name="ce28" office:value-type="string" calcext:value-type="string">
            <text:p>Total</text:p>
          </table:table-cell>
          <table:table-cell table:style-name="ce29" office:value-type="string" calcext:value-type="string">
            <text:p>of which: Residential (ktoe)</text:p>
          </table:table-cell>
          <table:table-cell table:style-name="ce28" table:formula="of:=VLOOKUP([.A17];['file:///home/levien/src/sustainsubstance/sources/energy/IEA_HeadlineEnergyData_2015.xlsx'#$CustomLists.$E$7:.$F$50];2;0)&amp;&quot;. &quot;&amp;[.A17]" office:value-type="string" office:string-value="42. World" calcext:value-type="string">
            <text:p>42. World</text:p>
          </table:table-cell>
          <table:table-cell table:style-name="ce28" table:formula="of:=VLOOKUP([.B17];['file:///home/levien/src/sustainsubstance/sources/energy/IEA_HeadlineEnergyData_2015.xlsx'#$CustomLists.$A$7:.$B$50];2;0)&amp;&quot;. &quot;&amp;[.B17]" office:value-type="string" office:string-value="12. Total" calcext:value-type="string">
            <text:p>12. Total</text:p>
          </table:table-cell>
          <table:table-cell table:style-name="ce28" table:formula="of:=VLOOKUP([.C17];['file:///home/levien/src/sustainsubstance/sources/energy/IEA_HeadlineEnergyData_2015.xlsx'#$CustomLists.$C$7:.$D$50];2;0)&amp;&quot;. &quot;&amp;[.C17]" office:value-type="string" office:string-value="12.1. of which: Residential (ktoe)" calcext:value-type="string">
            <text:p>12.1. of which: Residential (ktoe)</text:p>
          </table:table-cell>
          <table:table-cell table:style-name="ce32" office:value-type="float" office:value="1036074.987" calcext:value-type="float">
            <text:p>1036075</text:p>
          </table:table-cell>
          <table:table-cell table:style-name="ce32" office:value-type="float" office:value="1074240.616" calcext:value-type="float">
            <text:p>1074241</text:p>
          </table:table-cell>
          <table:table-cell table:style-name="ce32" office:value-type="float" office:value="1090576.039" calcext:value-type="float">
            <text:p>1090576</text:p>
          </table:table-cell>
          <table:table-cell table:style-name="ce32" office:value-type="float" office:value="1083919.764" calcext:value-type="float">
            <text:p>1083920</text:p>
          </table:table-cell>
          <table:table-cell table:style-name="ce32" office:value-type="float" office:value="1165047.489" calcext:value-type="float">
            <text:p>1165047</text:p>
          </table:table-cell>
          <table:table-cell table:style-name="ce32" office:value-type="float" office:value="1175591.558" calcext:value-type="float">
            <text:p>1175592</text:p>
          </table:table-cell>
          <table:table-cell table:style-name="ce32" office:value-type="float" office:value="1192609.459" calcext:value-type="float">
            <text:p>1192609</text:p>
          </table:table-cell>
          <table:table-cell table:style-name="ce32" office:value-type="float" office:value="1225726.594" calcext:value-type="float">
            <text:p>1225727</text:p>
          </table:table-cell>
          <table:table-cell table:style-name="ce32" office:value-type="float" office:value="1240383.199" calcext:value-type="float">
            <text:p>1240383</text:p>
          </table:table-cell>
          <table:table-cell table:style-name="ce32" office:value-type="float" office:value="1273276.18" calcext:value-type="float">
            <text:p>1273276</text:p>
          </table:table-cell>
          <table:table-cell table:style-name="ce32" office:value-type="float" office:value="1279149.857" calcext:value-type="float">
            <text:p>1279150</text:p>
          </table:table-cell>
          <table:table-cell table:style-name="ce32" office:value-type="float" office:value="1300059.836" calcext:value-type="float">
            <text:p>1300060</text:p>
          </table:table-cell>
          <table:table-cell table:style-name="ce32" office:value-type="float" office:value="1318431.45" calcext:value-type="float">
            <text:p>1318431</text:p>
          </table:table-cell>
          <table:table-cell table:style-name="ce32" office:value-type="float" office:value="1377109.47" calcext:value-type="float">
            <text:p>1377109</text:p>
          </table:table-cell>
          <table:table-cell table:style-name="ce32" office:value-type="float" office:value="1438461.792" calcext:value-type="float">
            <text:p>1438462</text:p>
          </table:table-cell>
          <table:table-cell table:style-name="ce32" office:value-type="float" office:value="1455748.321" calcext:value-type="float">
            <text:p>1455748</text:p>
          </table:table-cell>
          <table:table-cell table:style-name="ce32" office:value-type="float" office:value="1487788.613" calcext:value-type="float">
            <text:p>1487789</text:p>
          </table:table-cell>
          <table:table-cell table:style-name="ce32" office:value-type="float" office:value="1516333.398" calcext:value-type="float">
            <text:p>1516333</text:p>
          </table:table-cell>
          <table:table-cell table:style-name="ce32" office:value-type="float" office:value="1533571.852" calcext:value-type="float">
            <text:p>1533572</text:p>
          </table:table-cell>
          <table:table-cell table:style-name="ce32" office:value-type="float" office:value="1527987.683" calcext:value-type="float">
            <text:p>1527988</text:p>
          </table:table-cell>
          <table:table-cell table:style-name="ce32" office:value-type="float" office:value="1556104.867" calcext:value-type="float">
            <text:p>1556105</text:p>
          </table:table-cell>
          <table:table-cell table:style-name="ce32" office:value-type="float" office:value="1560814.047" calcext:value-type="float">
            <text:p>1560814</text:p>
          </table:table-cell>
          <table:table-cell table:style-name="ce32" office:value-type="float" office:value="1705799.512" calcext:value-type="float">
            <text:p>1705800</text:p>
          </table:table-cell>
          <table:table-cell table:style-name="ce32" office:value-type="float" office:value="1686425.755" calcext:value-type="float">
            <text:p>1686426</text:p>
          </table:table-cell>
          <table:table-cell table:style-name="ce32" office:value-type="float" office:value="1721795.191" calcext:value-type="float">
            <text:p>1721795</text:p>
          </table:table-cell>
          <table:table-cell table:style-name="ce32" office:value-type="float" office:value="1755991.972" calcext:value-type="float">
            <text:p>1755992</text:p>
          </table:table-cell>
          <table:table-cell table:style-name="ce32" office:value-type="float" office:value="1758848.69" calcext:value-type="float">
            <text:p>1758849</text:p>
          </table:table-cell>
          <table:table-cell table:style-name="ce32" office:value-type="float" office:value="1744556.855" calcext:value-type="float">
            <text:p>1744557</text:p>
          </table:table-cell>
          <table:table-cell table:style-name="ce32" office:value-type="float" office:value="1776681.746" calcext:value-type="float">
            <text:p>1776682</text:p>
          </table:table-cell>
          <table:table-cell table:style-name="ce32" office:value-type="float" office:value="1810736.552" calcext:value-type="float">
            <text:p>1810737</text:p>
          </table:table-cell>
          <table:table-cell table:style-name="ce32" office:value-type="float" office:value="1833819.797" calcext:value-type="float">
            <text:p>1833820</text:p>
          </table:table-cell>
          <table:table-cell table:style-name="ce32" office:value-type="float" office:value="1845388.918" calcext:value-type="float">
            <text:p>1845389</text:p>
          </table:table-cell>
          <table:table-cell table:style-name="ce32" office:value-type="float" office:value="1894355.677" calcext:value-type="float">
            <text:p>1894356</text:p>
          </table:table-cell>
          <table:table-cell table:style-name="ce32" office:value-type="float" office:value="1921443.314" calcext:value-type="float">
            <text:p>1921443</text:p>
          </table:table-cell>
          <table:table-cell table:style-name="ce32" office:value-type="float" office:value="1938011.102" calcext:value-type="float">
            <text:p>1938011</text:p>
          </table:table-cell>
          <table:table-cell table:style-name="ce32" office:value-type="float" office:value="1947571.469" calcext:value-type="float">
            <text:p>1947571</text:p>
          </table:table-cell>
          <table:table-cell table:style-name="ce32" office:value-type="float" office:value="1967955.269" calcext:value-type="float">
            <text:p>1967955</text:p>
          </table:table-cell>
          <table:table-cell table:style-name="ce32" office:value-type="float" office:value="1998801.017" calcext:value-type="float">
            <text:p>1998801</text:p>
          </table:table-cell>
          <table:table-cell table:style-name="ce32" office:value-type="float" office:value="2008356.219" calcext:value-type="float">
            <text:p>2008356</text:p>
          </table:table-cell>
          <table:table-cell table:style-name="ce32" office:value-type="float" office:value="2068592.351" calcext:value-type="float">
            <text:p>2068592</text:p>
          </table:table-cell>
          <table:table-cell table:style-name="ce32" office:value-type="float" office:value="2071621.548" calcext:value-type="float">
            <text:p>2071622</text:p>
          </table:table-cell>
          <table:table-cell table:style-name="ce32" office:value-type="float" office:value="2092472.26" calcext:value-type="float">
            <text:p>2092472</text:p>
          </table:table-cell>
          <table:table-cell table:style-name="ce32" office:value-type="float" office:value="2128219.887" calcext:value-type="float">
            <text:p>2128220</text:p>
          </table:table-cell>
          <table:table-cell table:style-name="ce32" office:value-type="string" calcext:value-type="string">
            <text:p>..</text:p>
          </table:table-cell>
          <table:table-cell table:style-name="ce32" table:number-columns-repeated="5"/>
        </table:table-row>
        <table:table-row table:style-name="ro1">
          <table:table-cell table:style-name="ce28" office:value-type="string" calcext:value-type="string">
            <text:p>World</text:p>
          </table:table-cell>
          <table:table-cell table:style-name="ce28" office:value-type="string" calcext:value-type="string">
            <text:p>Total</text:p>
          </table:table-cell>
          <table:table-cell table:style-name="ce29" office:value-type="string" calcext:value-type="string">
            <text:p>of which: Commerce and public services (ktoe)</text:p>
          </table:table-cell>
          <table:table-cell table:style-name="ce28" table:formula="of:=VLOOKUP([.A18];['file:///home/levien/src/sustainsubstance/sources/energy/IEA_HeadlineEnergyData_2015.xlsx'#$CustomLists.$E$7:.$F$50];2;0)&amp;&quot;. &quot;&amp;[.A18]" office:value-type="string" office:string-value="42. World" calcext:value-type="string">
            <text:p>42. World</text:p>
          </table:table-cell>
          <table:table-cell table:style-name="ce28" table:formula="of:=VLOOKUP([.B18];['file:///home/levien/src/sustainsubstance/sources/energy/IEA_HeadlineEnergyData_2015.xlsx'#$CustomLists.$A$7:.$B$50];2;0)&amp;&quot;. &quot;&amp;[.B18]" office:value-type="string" office:string-value="12. Total" calcext:value-type="string">
            <text:p>12. Total</text:p>
          </table:table-cell>
          <table:table-cell table:style-name="ce28" table:formula="of:=VLOOKUP([.C18];['file:///home/levien/src/sustainsubstance/sources/energy/IEA_HeadlineEnergyData_2015.xlsx'#$CustomLists.$C$7:.$D$50];2;0)&amp;&quot;. &quot;&amp;[.C18]" office:value-type="string" office:string-value="12.2. of which: Commerce and public services (ktoe)" calcext:value-type="string">
            <text:p>12.2. of which: Commerce and public services (ktoe)</text:p>
          </table:table-cell>
          <table:table-cell table:style-name="ce32" office:value-type="float" office:value="332651.28" calcext:value-type="float">
            <text:p>332651</text:p>
          </table:table-cell>
          <table:table-cell table:style-name="ce32" office:value-type="float" office:value="354133.945" calcext:value-type="float">
            <text:p>354134</text:p>
          </table:table-cell>
          <table:table-cell table:style-name="ce32" office:value-type="float" office:value="367553.601" calcext:value-type="float">
            <text:p>367554</text:p>
          </table:table-cell>
          <table:table-cell table:style-name="ce32" office:value-type="float" office:value="361551.118" calcext:value-type="float">
            <text:p>361551</text:p>
          </table:table-cell>
          <table:table-cell table:style-name="ce32" office:value-type="float" office:value="378319.527" calcext:value-type="float">
            <text:p>378320</text:p>
          </table:table-cell>
          <table:table-cell table:style-name="ce32" office:value-type="float" office:value="399773.904" calcext:value-type="float">
            <text:p>399774</text:p>
          </table:table-cell>
          <table:table-cell table:style-name="ce32" office:value-type="float" office:value="403510.098" calcext:value-type="float">
            <text:p>403510</text:p>
          </table:table-cell>
          <table:table-cell table:style-name="ce32" office:value-type="float" office:value="421113.421" calcext:value-type="float">
            <text:p>421113</text:p>
          </table:table-cell>
          <table:table-cell table:style-name="ce32" office:value-type="float" office:value="425126.569" calcext:value-type="float">
            <text:p>425127</text:p>
          </table:table-cell>
          <table:table-cell table:style-name="ce32" office:value-type="float" office:value="419128.236" calcext:value-type="float">
            <text:p>419128</text:p>
          </table:table-cell>
          <table:table-cell table:style-name="ce32" office:value-type="float" office:value="412900.587" calcext:value-type="float">
            <text:p>412901</text:p>
          </table:table-cell>
          <table:table-cell table:style-name="ce32" office:value-type="float" office:value="415660.79" calcext:value-type="float">
            <text:p>415661</text:p>
          </table:table-cell>
          <table:table-cell table:style-name="ce32" office:value-type="float" office:value="420067.335" calcext:value-type="float">
            <text:p>420067</text:p>
          </table:table-cell>
          <table:table-cell table:style-name="ce32" office:value-type="float" office:value="439430.628" calcext:value-type="float">
            <text:p>439431</text:p>
          </table:table-cell>
          <table:table-cell table:style-name="ce32" office:value-type="float" office:value="435496.122" calcext:value-type="float">
            <text:p>435496</text:p>
          </table:table-cell>
          <table:table-cell table:style-name="ce32" office:value-type="float" office:value="442587.627" calcext:value-type="float">
            <text:p>442588</text:p>
          </table:table-cell>
          <table:table-cell table:style-name="ce32" office:value-type="float" office:value="453105.424" calcext:value-type="float">
            <text:p>453105</text:p>
          </table:table-cell>
          <table:table-cell table:style-name="ce32" office:value-type="float" office:value="474182.148" calcext:value-type="float">
            <text:p>474182</text:p>
          </table:table-cell>
          <table:table-cell table:style-name="ce32" office:value-type="float" office:value="478454.267" calcext:value-type="float">
            <text:p>478454</text:p>
          </table:table-cell>
          <table:table-cell table:style-name="ce32" office:value-type="float" office:value="462722.497" calcext:value-type="float">
            <text:p>462722</text:p>
          </table:table-cell>
          <table:table-cell table:style-name="ce32" office:value-type="float" office:value="475553.338" calcext:value-type="float">
            <text:p>475553</text:p>
          </table:table-cell>
          <table:table-cell table:style-name="ce32" office:value-type="float" office:value="462373.066" calcext:value-type="float">
            <text:p>462373</text:p>
          </table:table-cell>
          <table:table-cell table:style-name="ce32" office:value-type="float" office:value="488243.282" calcext:value-type="float">
            <text:p>488243</text:p>
          </table:table-cell>
          <table:table-cell table:style-name="ce32" office:value-type="float" office:value="501164.166" calcext:value-type="float">
            <text:p>501164</text:p>
          </table:table-cell>
          <table:table-cell table:style-name="ce32" office:value-type="float" office:value="515771.12" calcext:value-type="float">
            <text:p>515771</text:p>
          </table:table-cell>
          <table:table-cell table:style-name="ce32" office:value-type="float" office:value="543149.314" calcext:value-type="float">
            <text:p>543149</text:p>
          </table:table-cell>
          <table:table-cell table:style-name="ce32" office:value-type="float" office:value="541728.337" calcext:value-type="float">
            <text:p>541728</text:p>
          </table:table-cell>
          <table:table-cell table:style-name="ce32" office:value-type="float" office:value="542955.947" calcext:value-type="float">
            <text:p>542956</text:p>
          </table:table-cell>
          <table:table-cell table:style-name="ce32" office:value-type="float" office:value="566128.644" calcext:value-type="float">
            <text:p>566129</text:p>
          </table:table-cell>
          <table:table-cell table:style-name="ce32" office:value-type="float" office:value="568327.318" calcext:value-type="float">
            <text:p>568327</text:p>
          </table:table-cell>
          <table:table-cell table:style-name="ce32" office:value-type="float" office:value="578534.184" calcext:value-type="float">
            <text:p>578534</text:p>
          </table:table-cell>
          <table:table-cell table:style-name="ce32" office:value-type="float" office:value="587630.292" calcext:value-type="float">
            <text:p>587630</text:p>
          </table:table-cell>
          <table:table-cell table:style-name="ce32" office:value-type="float" office:value="611382.984" calcext:value-type="float">
            <text:p>611383</text:p>
          </table:table-cell>
          <table:table-cell table:style-name="ce32" office:value-type="float" office:value="629092.21" calcext:value-type="float">
            <text:p>629092</text:p>
          </table:table-cell>
          <table:table-cell table:style-name="ce32" office:value-type="float" office:value="652881.282" calcext:value-type="float">
            <text:p>652881</text:p>
          </table:table-cell>
          <table:table-cell table:style-name="ce32" office:value-type="float" office:value="662352.645" calcext:value-type="float">
            <text:p>662353</text:p>
          </table:table-cell>
          <table:table-cell table:style-name="ce32" office:value-type="float" office:value="683330.097" calcext:value-type="float">
            <text:p>683330</text:p>
          </table:table-cell>
          <table:table-cell table:style-name="ce32" office:value-type="float" office:value="705561.626" calcext:value-type="float">
            <text:p>705562</text:p>
          </table:table-cell>
          <table:table-cell table:style-name="ce32" office:value-type="float" office:value="699223.82" calcext:value-type="float">
            <text:p>699224</text:p>
          </table:table-cell>
          <table:table-cell table:style-name="ce32" office:value-type="float" office:value="720858.79" calcext:value-type="float">
            <text:p>720859</text:p>
          </table:table-cell>
          <table:table-cell table:style-name="ce32" office:value-type="float" office:value="728273.927" calcext:value-type="float">
            <text:p>728274</text:p>
          </table:table-cell>
          <table:table-cell table:style-name="ce32" office:value-type="float" office:value="735786.159" calcext:value-type="float">
            <text:p>735786</text:p>
          </table:table-cell>
          <table:table-cell table:style-name="ce32" office:value-type="float" office:value="751768.721" calcext:value-type="float">
            <text:p>751769</text:p>
          </table:table-cell>
          <table:table-cell table:style-name="ce32" office:value-type="string" calcext:value-type="string">
            <text:p>..</text:p>
          </table:table-cell>
          <table:table-cell table:style-name="ce32" table:number-columns-repeated="5"/>
        </table:table-row>
        <table:table-row table:style-name="ro1" table:number-rows-repeated="2">
          <table:table-cell table:number-columns-repeated="55"/>
        </table:table-row>
        <table:table-row table:style-name="ro1">
          <table:table-cell office:value-type="string" calcext:value-type="string">
            <text:p>http://www.iea.org/statistics/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ttp://www.iea.org/media/statistics/IEA_HeadlineEnergyData_2015.xlsx</text:p>
          </table:table-cell>
          <table:table-cell table:number-columns-repeated="54"/>
        </table:table-row>
        <table:table-row table:style-name="ro1">
          <table:table-cell table:number-columns-repeated="55"/>
        </table:table-row>
        <table:table-row table:style-name="ro1">
          <table:table-cell office:value-type="string" calcext:value-type="string">
            <text:p>1 ktoe</text:p>
          </table:table-cell>
          <table:table-cell office:value-type="string" calcext:value-type="string">
            <text:p>=</text:p>
          </table:table-cell>
          <table:table-cell table:style-name="ce30" office:value-type="float" office:value="11630000" calcext:value-type="float">
            <text:p>11630000</text:p>
          </table:table-cell>
          <table:table-cell office:value-type="string" calcext:value-type="string">
            <text:p>kWh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30"/>
          <table:table-cell table:number-columns-repeated="52"/>
        </table:table-row>
        <table:table-row table:style-name="ro1">
          <table:table-cell table:formula="of:=[.A2]" office:value-type="string" office:string-value="World" calcext:value-type="string">
            <text:p>World</text:p>
          </table:table-cell>
          <table:table-cell table:formula="of:=[.B2]" office:value-type="string" office:string-value="Total" calcext:value-type="string">
            <text:p>Total</text:p>
          </table:table-cell>
          <table:table-cell table:number-columns-repeated="3"/>
          <table:table-cell office:value-type="string" calcext:value-type="string">
            <text:p>kWh/day</text:p>
          </table:table-cell>
          <table:table-cell table:formula="of:=[.G2]*[.$C$24]/365" office:value-type="float" office:value="175963935345.589" calcext:value-type="float">
            <text:p>175963935345.589</text:p>
          </table:table-cell>
          <table:table-cell table:formula="of:=[.H2]*[.$C$24]/365" office:value-type="float" office:value="184481943876.658" calcext:value-type="float">
            <text:p>184481943876.658</text:p>
          </table:table-cell>
          <table:table-cell table:formula="of:=[.I2]*[.$C$24]/365" office:value-type="float" office:value="194378771496.658" calcext:value-type="float">
            <text:p>194378771496.658</text:p>
          </table:table-cell>
          <table:table-cell table:formula="of:=[.J2]*[.$C$24]/365" office:value-type="float" office:value="195529533518.493" calcext:value-type="float">
            <text:p>195529533518.493</text:p>
          </table:table-cell>
          <table:table-cell table:formula="of:=[.K2]*[.$C$24]/365" office:value-type="float" office:value="196994139247.26" calcext:value-type="float">
            <text:p>196994139247.26</text:p>
          </table:table-cell>
          <table:table-cell table:formula="of:=[.L2]*[.$C$24]/365" office:value-type="float" office:value="207767000504.548" calcext:value-type="float">
            <text:p>207767000504.548</text:p>
          </table:table-cell>
          <table:table-cell table:formula="of:=[.M2]*[.$C$24]/365" office:value-type="float" office:value="215167332420.137" calcext:value-type="float">
            <text:p>215167332420.137</text:p>
          </table:table-cell>
          <table:table-cell table:formula="of:=[.N2]*[.$C$24]/365" office:value-type="float" office:value="223568452919.288" calcext:value-type="float">
            <text:p>223568452919.288</text:p>
          </table:table-cell>
          <table:table-cell table:formula="of:=[.O2]*[.$C$24]/365" office:value-type="float" office:value="230403060085.507" calcext:value-type="float">
            <text:p>230403060085.507</text:p>
          </table:table-cell>
          <table:table-cell table:formula="of:=[.P2]*[.$C$24]/365" office:value-type="float" office:value="229557081140.301" calcext:value-type="float">
            <text:p>229557081140.301</text:p>
          </table:table-cell>
          <table:table-cell table:formula="of:=[.Q2]*[.$C$24]/365" office:value-type="float" office:value="227929475767.863" calcext:value-type="float">
            <text:p>227929475767.863</text:p>
          </table:table-cell>
          <table:table-cell table:formula="of:=[.R2]*[.$C$24]/365" office:value-type="float" office:value="227952669206.027" calcext:value-type="float">
            <text:p>227952669206.027</text:p>
          </table:table-cell>
          <table:table-cell table:formula="of:=[.S2]*[.$C$24]/365" office:value-type="float" office:value="230551808996.301" calcext:value-type="float">
            <text:p>230551808996.301</text:p>
          </table:table-cell>
          <table:table-cell table:formula="of:=[.T2]*[.$C$24]/365" office:value-type="float" office:value="239628464832.274" calcext:value-type="float">
            <text:p>239628464832.274</text:p>
          </table:table-cell>
          <table:table-cell table:formula="of:=[.U2]*[.$C$24]/365" office:value-type="float" office:value="246134412404.411" calcext:value-type="float">
            <text:p>246134412404.411</text:p>
          </table:table-cell>
          <table:table-cell table:formula="of:=[.V2]*[.$C$24]/365" office:value-type="float" office:value="251319820251.452" calcext:value-type="float">
            <text:p>251319820251.452</text:p>
          </table:table-cell>
          <table:table-cell table:formula="of:=[.W2]*[.$C$24]/365" office:value-type="float" office:value="260700830415.342" calcext:value-type="float">
            <text:p>260700830415.342</text:p>
          </table:table-cell>
          <table:table-cell table:formula="of:=[.X2]*[.$C$24]/365" office:value-type="float" office:value="269800469298" calcext:value-type="float">
            <text:p>269800469298</text:p>
          </table:table-cell>
          <table:table-cell table:formula="of:=[.Y2]*[.$C$24]/365" office:value-type="float" office:value="274412974646.438" calcext:value-type="float">
            <text:p>274412974646.438</text:p>
          </table:table-cell>
          <table:table-cell table:formula="of:=[.Z2]*[.$C$24]/365" office:value-type="float" office:value="279381910021.589" calcext:value-type="float">
            <text:p>279381910021.589</text:p>
          </table:table-cell>
          <table:table-cell table:formula="of:=[.AA2]*[.$C$24]/365" office:value-type="float" office:value="281271404162.986" calcext:value-type="float">
            <text:p>281271404162.986</text:p>
          </table:table-cell>
          <table:table-cell table:formula="of:=[.AB2]*[.$C$24]/365" office:value-type="float" office:value="281555390696.657" calcext:value-type="float">
            <text:p>281555390696.657</text:p>
          </table:table-cell>
          <table:table-cell table:formula="of:=[.AC2]*[.$C$24]/365" office:value-type="float" office:value="284289711202.466" calcext:value-type="float">
            <text:p>284289711202.466</text:p>
          </table:table-cell>
          <table:table-cell table:formula="of:=[.AD2]*[.$C$24]/365" office:value-type="float" office:value="286375858288.384" calcext:value-type="float">
            <text:p>286375858288.384</text:p>
          </table:table-cell>
          <table:table-cell table:formula="of:=[.AE2]*[.$C$24]/365" office:value-type="float" office:value="293743483011.589" calcext:value-type="float">
            <text:p>293743483011.589</text:p>
          </table:table-cell>
          <table:table-cell table:formula="of:=[.AF2]*[.$C$24]/365" office:value-type="float" office:value="301166661440.849" calcext:value-type="float">
            <text:p>301166661440.849</text:p>
          </table:table-cell>
          <table:table-cell table:formula="of:=[.AG2]*[.$C$24]/365" office:value-type="float" office:value="304155962941.699" calcext:value-type="float">
            <text:p>304155962941.699</text:p>
          </table:table-cell>
          <table:table-cell table:formula="of:=[.AH2]*[.$C$24]/365" office:value-type="float" office:value="305702115968.192" calcext:value-type="float">
            <text:p>305702115968.192</text:p>
          </table:table-cell>
          <table:table-cell table:formula="of:=[.AI2]*[.$C$24]/365" office:value-type="float" office:value="312290597093.918" calcext:value-type="float">
            <text:p>312290597093.918</text:p>
          </table:table-cell>
          <table:table-cell table:formula="of:=[.AJ2]*[.$C$24]/365" office:value-type="float" office:value="320432382326.027" calcext:value-type="float">
            <text:p>320432382326.027</text:p>
          </table:table-cell>
          <table:table-cell table:formula="of:=[.AK2]*[.$C$24]/365" office:value-type="float" office:value="323069681420.822" calcext:value-type="float">
            <text:p>323069681420.822</text:p>
          </table:table-cell>
          <table:table-cell table:formula="of:=[.AL2]*[.$C$24]/365" office:value-type="float" office:value="329491104670.137" calcext:value-type="float">
            <text:p>329491104670.137</text:p>
          </table:table-cell>
          <table:table-cell table:formula="of:=[.AM2]*[.$C$24]/365" office:value-type="float" office:value="340851165360.274" calcext:value-type="float">
            <text:p>340851165360.274</text:p>
          </table:table-cell>
          <table:table-cell table:formula="of:=[.AN2]*[.$C$24]/365" office:value-type="float" office:value="356970486832.055" calcext:value-type="float">
            <text:p>356970486832.055</text:p>
          </table:table-cell>
          <table:table-cell table:formula="of:=[.AO2]*[.$C$24]/365" office:value-type="float" office:value="365816183262.74" calcext:value-type="float">
            <text:p>365816183262.74</text:p>
          </table:table-cell>
          <table:table-cell table:formula="of:=[.AP2]*[.$C$24]/365" office:value-type="float" office:value="376206091975.616" calcext:value-type="float">
            <text:p>376206091975.616</text:p>
          </table:table-cell>
          <table:table-cell table:formula="of:=[.AQ2]*[.$C$24]/365" office:value-type="float" office:value="384996782648.493" calcext:value-type="float">
            <text:p>384996782648.493</text:p>
          </table:table-cell>
          <table:table-cell table:formula="of:=[.AR2]*[.$C$24]/365" office:value-type="float" office:value="389393765425.205" calcext:value-type="float">
            <text:p>389393765425.205</text:p>
          </table:table-cell>
          <table:table-cell table:formula="of:=[.AS2]*[.$C$24]/365" office:value-type="float" office:value="386678928323.836" calcext:value-type="float">
            <text:p>386678928323.836</text:p>
          </table:table-cell>
          <table:table-cell table:formula="of:=[.AT2]*[.$C$24]/365" office:value-type="float" office:value="407495820915.069" calcext:value-type="float">
            <text:p>407495820915.069</text:p>
          </table:table-cell>
          <table:table-cell table:formula="of:=[.AU2]*[.$C$24]/365" office:value-type="float" office:value="418480479224.932" calcext:value-type="float">
            <text:p>418480479224.932</text:p>
          </table:table-cell>
          <table:table-cell table:formula="of:=[.AV2]*[.$C$24]/365" office:value-type="float" office:value="424668146165.479" calcext:value-type="float">
            <text:p>424668146165.479</text:p>
          </table:table-cell>
          <table:table-cell table:formula="of:=[.AW2]*[.$C$24]/365" office:value-type="float" office:value="431466072662.192" calcext:value-type="float">
            <text:p>431466072662.192</text:p>
          </table:table-cell>
          <table:table-cell table:number-columns-repeated="6"/>
        </table:table-row>
        <table:table-row table:style-name="ro1">
          <table:table-cell table:formula="of:=[.A4]" office:value-type="string" office:string-value="World" calcext:value-type="string">
            <text:p>World</text:p>
          </table:table-cell>
          <table:table-cell table:formula="of:=[.B4]" office:value-type="string" office:string-value="Crude,NGL and feedstocks" calcext:value-type="string">
            <text:p>Crude,NGL and feedstocks</text:p>
          </table:table-cell>
          <table:table-cell table:number-columns-repeated="3"/>
          <table:table-cell office:value-type="string" calcext:value-type="string">
            <text:p>kWh/day</text:p>
          </table:table-cell>
          <table:table-cell table:formula="of:=[.G4]*[.$C$24]/365" office:value-type="float" office:value="79238150042.1096" calcext:value-type="float">
            <text:p>79238150042.1096</text:p>
          </table:table-cell>
          <table:table-cell table:formula="of:=[.H4]*[.$C$24]/365" office:value-type="float" office:value="83917962820.6849" calcext:value-type="float">
            <text:p>83917962820.6849</text:p>
          </table:table-cell>
          <table:table-cell table:formula="of:=[.I4]*[.$C$24]/365" office:value-type="float" office:value="91368621378.6575" calcext:value-type="float">
            <text:p>91368621378.6575</text:p>
          </table:table-cell>
          <table:table-cell table:formula="of:=[.J4]*[.$C$24]/365" office:value-type="float" office:value="90444818137.6986" calcext:value-type="float">
            <text:p>90444818137.6986</text:p>
          </table:table-cell>
          <table:table-cell table:formula="of:=[.K4]*[.$C$24]/365" office:value-type="float" office:value="88704518766.2466" calcext:value-type="float">
            <text:p>88704518766.2466</text:p>
          </table:table-cell>
          <table:table-cell table:formula="of:=[.L4]*[.$C$24]/365" office:value-type="float" office:value="94722061684.4384" calcext:value-type="float">
            <text:p>94722061684.4384</text:p>
          </table:table-cell>
          <table:table-cell table:formula="of:=[.M4]*[.$C$24]/365" office:value-type="float" office:value="99222184462.9589" calcext:value-type="float">
            <text:p>99222184462.9589</text:p>
          </table:table-cell>
          <table:table-cell table:formula="of:=[.N4]*[.$C$24]/365" office:value-type="float" office:value="101178780231.288" calcext:value-type="float">
            <text:p>101178780231.288</text:p>
          </table:table-cell>
          <table:table-cell table:formula="of:=[.O4]*[.$C$24]/365" office:value-type="float" office:value="104021622656.822" calcext:value-type="float">
            <text:p>104021622656.822</text:p>
          </table:table-cell>
          <table:table-cell table:formula="of:=[.P4]*[.$C$24]/365" office:value-type="float" office:value="100347731911.945" calcext:value-type="float">
            <text:p>100347731911.945</text:p>
          </table:table-cell>
          <table:table-cell table:formula="of:=[.Q4]*[.$C$24]/365" office:value-type="float" office:value="95775707662.1096" calcext:value-type="float">
            <text:p>95775707662.1096</text:p>
          </table:table-cell>
          <table:table-cell table:formula="of:=[.R4]*[.$C$24]/365" office:value-type="float" office:value="93505629863.9178" calcext:value-type="float">
            <text:p>93505629863.9178</text:p>
          </table:table-cell>
          <table:table-cell table:formula="of:=[.S4]*[.$C$24]/365" office:value-type="float" office:value="92452998691.3699" calcext:value-type="float">
            <text:p>92452998691.3699</text:p>
          </table:table-cell>
          <table:table-cell table:formula="of:=[.T4]*[.$C$24]/365" office:value-type="float" office:value="94397723065.5069" calcext:value-type="float">
            <text:p>94397723065.5069</text:p>
          </table:table-cell>
          <table:table-cell table:formula="of:=[.U4]*[.$C$24]/365" office:value-type="float" office:value="93486729871.2603" calcext:value-type="float">
            <text:p>93486729871.2603</text:p>
          </table:table-cell>
          <table:table-cell table:formula="of:=[.V4]*[.$C$24]/365" office:value-type="float" office:value="97214101856.1918" calcext:value-type="float">
            <text:p>97214101856.1918</text:p>
          </table:table-cell>
          <table:table-cell table:formula="of:=[.W4]*[.$C$24]/365" office:value-type="float" office:value="99325340364.411" calcext:value-type="float">
            <text:p>99325340364.411</text:p>
          </table:table-cell>
          <table:table-cell table:formula="of:=[.X4]*[.$C$24]/365" office:value-type="float" office:value="102678679919.342" calcext:value-type="float">
            <text:p>102678679919.342</text:p>
          </table:table-cell>
          <table:table-cell table:formula="of:=[.Y4]*[.$C$24]/365" office:value-type="float" office:value="104609292037.26" calcext:value-type="float">
            <text:p>104609292037.26</text:p>
          </table:table-cell>
          <table:table-cell table:formula="of:=[.Z4]*[.$C$24]/365" office:value-type="float" office:value="104965146681.671" calcext:value-type="float">
            <text:p>104965146681.671</text:p>
          </table:table-cell>
          <table:table-cell table:formula="of:=[.AA4]*[.$C$24]/365" office:value-type="float" office:value="104973927267.945" calcext:value-type="float">
            <text:p>104973927267.945</text:p>
          </table:table-cell>
          <table:table-cell table:formula="of:=[.AB4]*[.$C$24]/365" office:value-type="float" office:value="105532497464.356" calcext:value-type="float">
            <text:p>105532497464.356</text:p>
          </table:table-cell>
          <table:table-cell table:formula="of:=[.AC4]*[.$C$24]/365" office:value-type="float" office:value="107115361302.767" calcext:value-type="float">
            <text:p>107115361302.767</text:p>
          </table:table-cell>
          <table:table-cell table:formula="of:=[.AD4]*[.$C$24]/365" office:value-type="float" office:value="108310497159.452" calcext:value-type="float">
            <text:p>108310497159.452</text:p>
          </table:table-cell>
          <table:table-cell table:formula="of:=[.AE4]*[.$C$24]/365" office:value-type="float" office:value="109449276394" calcext:value-type="float">
            <text:p>109449276394</text:p>
          </table:table-cell>
          <table:table-cell table:formula="of:=[.AF4]*[.$C$24]/365" office:value-type="float" office:value="113085540010.411" calcext:value-type="float">
            <text:p>113085540010.411</text:p>
          </table:table-cell>
          <table:table-cell table:formula="of:=[.AG4]*[.$C$24]/365" office:value-type="float" office:value="116568980296.877" calcext:value-type="float">
            <text:p>116568980296.877</text:p>
          </table:table-cell>
          <table:table-cell table:formula="of:=[.AH4]*[.$C$24]/365" office:value-type="float" office:value="116379754174.767" calcext:value-type="float">
            <text:p>116379754174.767</text:p>
          </table:table-cell>
          <table:table-cell table:formula="of:=[.AI4]*[.$C$24]/365" office:value-type="float" office:value="116839537717.342" calcext:value-type="float">
            <text:p>116839537717.342</text:p>
          </table:table-cell>
          <table:table-cell table:formula="of:=[.AJ4]*[.$C$24]/365" office:value-type="float" office:value="119340052877.205" calcext:value-type="float">
            <text:p>119340052877.205</text:p>
          </table:table-cell>
          <table:table-cell table:formula="of:=[.AK4]*[.$C$24]/365" office:value-type="float" office:value="120641821304.356" calcext:value-type="float">
            <text:p>120641821304.356</text:p>
          </table:table-cell>
          <table:table-cell table:formula="of:=[.AL4]*[.$C$24]/365" office:value-type="float" office:value="121033022450.164" calcext:value-type="float">
            <text:p>121033022450.164</text:p>
          </table:table-cell>
          <table:table-cell table:formula="of:=[.AM4]*[.$C$24]/365" office:value-type="float" office:value="124041527247.699" calcext:value-type="float">
            <text:p>124041527247.699</text:p>
          </table:table-cell>
          <table:table-cell table:formula="of:=[.AN4]*[.$C$24]/365" office:value-type="float" office:value="129065123113.041" calcext:value-type="float">
            <text:p>129065123113.041</text:p>
          </table:table-cell>
          <table:table-cell table:formula="of:=[.AO4]*[.$C$24]/365" office:value-type="float" office:value="130211727935.616" calcext:value-type="float">
            <text:p>130211727935.616</text:p>
          </table:table-cell>
          <table:table-cell table:formula="of:=[.AP4]*[.$C$24]/365" office:value-type="float" office:value="131437333181.507" calcext:value-type="float">
            <text:p>131437333181.507</text:p>
          </table:table-cell>
          <table:table-cell table:formula="of:=[.AQ4]*[.$C$24]/365" office:value-type="float" office:value="131640977540.356" calcext:value-type="float">
            <text:p>131640977540.356</text:p>
          </table:table-cell>
          <table:table-cell table:formula="of:=[.AR4]*[.$C$24]/365" office:value-type="float" office:value="132525078860.849" calcext:value-type="float">
            <text:p>132525078860.849</text:p>
          </table:table-cell>
          <table:table-cell table:formula="of:=[.AS4]*[.$C$24]/365" office:value-type="float" office:value="130227250480.685" calcext:value-type="float">
            <text:p>130227250480.685</text:p>
          </table:table-cell>
          <table:table-cell table:formula="of:=[.AT4]*[.$C$24]/365" office:value-type="float" office:value="133124001397.425" calcext:value-type="float">
            <text:p>133124001397.425</text:p>
          </table:table-cell>
          <table:table-cell table:formula="of:=[.AU4]*[.$C$24]/365" office:value-type="float" office:value="134005900728.767" calcext:value-type="float">
            <text:p>134005900728.767</text:p>
          </table:table-cell>
          <table:table-cell table:formula="of:=[.AV4]*[.$C$24]/365" office:value-type="float" office:value="136512296080.356" calcext:value-type="float">
            <text:p>136512296080.356</text:p>
          </table:table-cell>
          <table:table-cell table:formula="of:=[.AW4]*[.$C$24]/365" office:value-type="float" office:value="136359023673.096" calcext:value-type="float">
            <text:p>136359023673.096</text:p>
          </table:table-cell>
          <table:table-cell table:number-columns-repeated="6"/>
        </table:table-row>
        <table:table-row table:style-name="ro1">
          <table:table-cell table:formula="of:=[.A5]" office:value-type="string" office:string-value="World" calcext:value-type="string">
            <text:p>World</text:p>
          </table:table-cell>
          <table:table-cell table:formula="of:=[.B5]" office:value-type="string" office:string-value="Coal, peat and oil shale" calcext:value-type="string">
            <text:p>Coal, peat and oil shale</text:p>
          </table:table-cell>
          <table:table-cell table:number-columns-repeated="3"/>
          <table:table-cell office:value-type="string" calcext:value-type="string">
            <text:p>kWh/day</text:p>
          </table:table-cell>
          <table:table-cell table:formula="of:=[.G5]*[.$C$24]/365" office:value-type="float" office:value="45808150259.0137" calcext:value-type="float">
            <text:p>45808150259.0137</text:p>
          </table:table-cell>
          <table:table-cell table:formula="of:=[.H5]*[.$C$24]/365" office:value-type="float" office:value="46111217671.6712" calcext:value-type="float">
            <text:p>46111217671.6712</text:p>
          </table:table-cell>
          <table:table-cell table:formula="of:=[.I5]*[.$C$24]/365" office:value-type="float" office:value="47683712456.9863" calcext:value-type="float">
            <text:p>47683712456.9863</text:p>
          </table:table-cell>
          <table:table-cell table:formula="of:=[.J5]*[.$C$24]/365" office:value-type="float" office:value="47869534302.8493" calcext:value-type="float">
            <text:p>47869534302.8493</text:p>
          </table:table-cell>
          <table:table-cell table:formula="of:=[.K5]*[.$C$24]/365" office:value-type="float" office:value="48887100037.6438" calcext:value-type="float">
            <text:p>48887100037.6438</text:p>
          </table:table-cell>
          <table:table-cell table:formula="of:=[.L5]*[.$C$24]/365" office:value-type="float" office:value="50902476343.1507" calcext:value-type="float">
            <text:p>50902476343.1507</text:p>
          </table:table-cell>
          <table:table-cell table:formula="of:=[.M5]*[.$C$24]/365" office:value-type="float" office:value="52418833086.6027" calcext:value-type="float">
            <text:p>52418833086.6027</text:p>
          </table:table-cell>
          <table:table-cell table:formula="of:=[.N5]*[.$C$24]/365" office:value-type="float" office:value="53947042871.1507" calcext:value-type="float">
            <text:p>53947042871.1507</text:p>
          </table:table-cell>
          <table:table-cell table:formula="of:=[.O5]*[.$C$24]/365" office:value-type="float" office:value="56141461592.8219" calcext:value-type="float">
            <text:p>56141461592.8219</text:p>
          </table:table-cell>
          <table:table-cell table:formula="of:=[.P5]*[.$C$24]/365" office:value-type="float" office:value="56817340317.3425" calcext:value-type="float">
            <text:p>56817340317.3425</text:p>
          </table:table-cell>
          <table:table-cell table:formula="of:=[.Q5]*[.$C$24]/365" office:value-type="float" office:value="57428749331.726" calcext:value-type="float">
            <text:p>57428749331.726</text:p>
          </table:table-cell>
          <table:table-cell table:formula="of:=[.R5]*[.$C$24]/365" office:value-type="float" office:value="58224386467.7534" calcext:value-type="float">
            <text:p>58224386467.7534</text:p>
          </table:table-cell>
          <table:table-cell table:formula="of:=[.S5]*[.$C$24]/365" office:value-type="float" office:value="59495371113.3425" calcext:value-type="float">
            <text:p>59495371113.3425</text:p>
          </table:table-cell>
          <table:table-cell table:formula="of:=[.T5]*[.$C$24]/365" office:value-type="float" office:value="61718403968.3836" calcext:value-type="float">
            <text:p>61718403968.3836</text:p>
          </table:table-cell>
          <table:table-cell table:formula="of:=[.U5]*[.$C$24]/365" office:value-type="float" office:value="63939498436.9863" calcext:value-type="float">
            <text:p>63939498436.9863</text:p>
          </table:table-cell>
          <table:table-cell table:formula="of:=[.V5]*[.$C$24]/365" office:value-type="float" office:value="64450519553.6438" calcext:value-type="float">
            <text:p>64450519553.6438</text:p>
          </table:table-cell>
          <table:table-cell table:formula="of:=[.W5]*[.$C$24]/365" office:value-type="float" office:value="66975267682.4931" calcext:value-type="float">
            <text:p>66975267682.4931</text:p>
          </table:table-cell>
          <table:table-cell table:formula="of:=[.X5]*[.$C$24]/365" office:value-type="float" office:value="68975217223.1507" calcext:value-type="float">
            <text:p>68975217223.1507</text:p>
          </table:table-cell>
          <table:table-cell table:formula="of:=[.Y5]*[.$C$24]/365" office:value-type="float" office:value="68921000297.9726" calcext:value-type="float">
            <text:p>68921000297.9726</text:p>
          </table:table-cell>
          <table:table-cell table:formula="of:=[.Z5]*[.$C$24]/365" office:value-type="float" office:value="70759295323.9452" calcext:value-type="float">
            <text:p>70759295323.9452</text:p>
          </table:table-cell>
          <table:table-cell table:formula="of:=[.AA5]*[.$C$24]/365" office:value-type="float" office:value="68875126320.5753" calcext:value-type="float">
            <text:p>68875126320.5753</text:p>
          </table:table-cell>
          <table:table-cell table:formula="of:=[.AB5]*[.$C$24]/365" office:value-type="float" office:value="67714188909.0411" calcext:value-type="float">
            <text:p>67714188909.0411</text:p>
          </table:table-cell>
          <table:table-cell table:formula="of:=[.AC5]*[.$C$24]/365" office:value-type="float" office:value="67909402919.863" calcext:value-type="float">
            <text:p>67909402919.863</text:p>
          </table:table-cell>
          <table:table-cell table:formula="of:=[.AD5]*[.$C$24]/365" office:value-type="float" office:value="68538627278.0548" calcext:value-type="float">
            <text:p>68538627278.0548</text:p>
          </table:table-cell>
          <table:table-cell table:formula="of:=[.AE5]*[.$C$24]/365" office:value-type="float" office:value="70361480882.1918" calcext:value-type="float">
            <text:p>70361480882.1918</text:p>
          </table:table-cell>
          <table:table-cell table:formula="of:=[.AF5]*[.$C$24]/365" office:value-type="float" office:value="71528176354.5206" calcext:value-type="float">
            <text:p>71528176354.5206</text:p>
          </table:table-cell>
          <table:table-cell table:formula="of:=[.AG5]*[.$C$24]/365" office:value-type="float" office:value="71006567030.9589" calcext:value-type="float">
            <text:p>71006567030.9589</text:p>
          </table:table-cell>
          <table:table-cell table:formula="of:=[.AH5]*[.$C$24]/365" office:value-type="float" office:value="70806207047.8356" calcext:value-type="float">
            <text:p>70806207047.8356</text:p>
          </table:table-cell>
          <table:table-cell table:formula="of:=[.AI5]*[.$C$24]/365" office:value-type="float" office:value="71080976153.3151" calcext:value-type="float">
            <text:p>71080976153.3151</text:p>
          </table:table-cell>
          <table:table-cell table:formula="of:=[.AJ5]*[.$C$24]/365" office:value-type="float" office:value="74639726584.4384" calcext:value-type="float">
            <text:p>74639726584.4384</text:p>
          </table:table-cell>
          <table:table-cell table:formula="of:=[.AK5]*[.$C$24]/365" office:value-type="float" office:value="75191487846" calcext:value-type="float">
            <text:p>75191487846</text:p>
          </table:table-cell>
          <table:table-cell table:formula="of:=[.AL5]*[.$C$24]/365" office:value-type="float" office:value="77255240331.3699" calcext:value-type="float">
            <text:p>77255240331.3699</text:p>
          </table:table-cell>
          <table:table-cell table:formula="of:=[.AM5]*[.$C$24]/365" office:value-type="float" office:value="82967984719.3699" calcext:value-type="float">
            <text:p>82967984719.3699</text:p>
          </table:table-cell>
          <table:table-cell table:formula="of:=[.AN5]*[.$C$24]/365" office:value-type="float" office:value="89945024081.3699" calcext:value-type="float">
            <text:p>89945024081.3699</text:p>
          </table:table-cell>
          <table:table-cell table:formula="of:=[.AO5]*[.$C$24]/365" office:value-type="float" office:value="94003239615.0685" calcext:value-type="float">
            <text:p>94003239615.0685</text:p>
          </table:table-cell>
          <table:table-cell table:formula="of:=[.AP5]*[.$C$24]/365" office:value-type="float" office:value="99501772052.6849" calcext:value-type="float">
            <text:p>99501772052.6849</text:p>
          </table:table-cell>
          <table:table-cell table:formula="of:=[.AQ5]*[.$C$24]/365" office:value-type="float" office:value="103033985213.534" calcext:value-type="float">
            <text:p>103033985213.534</text:p>
          </table:table-cell>
          <table:table-cell table:formula="of:=[.AR5]*[.$C$24]/365" office:value-type="float" office:value="103719095545.288" calcext:value-type="float">
            <text:p>103719095545.288</text:p>
          </table:table-cell>
          <table:table-cell table:formula="of:=[.AS5]*[.$C$24]/365" office:value-type="float" office:value="104479451084.877" calcext:value-type="float">
            <text:p>104479451084.877</text:p>
          </table:table-cell>
          <table:table-cell table:formula="of:=[.AT5]*[.$C$24]/365" office:value-type="float" office:value="111713425664.274" calcext:value-type="float">
            <text:p>111713425664.274</text:p>
          </table:table-cell>
          <table:table-cell table:formula="of:=[.AU5]*[.$C$24]/365" office:value-type="float" office:value="120754819053.479" calcext:value-type="float">
            <text:p>120754819053.479</text:p>
          </table:table-cell>
          <table:table-cell table:formula="of:=[.AV5]*[.$C$24]/365" office:value-type="float" office:value="122285833866.575" calcext:value-type="float">
            <text:p>122285833866.575</text:p>
          </table:table-cell>
          <table:table-cell table:formula="of:=[.AW5]*[.$C$24]/365" office:value-type="float" office:value="124495622095.26" calcext:value-type="float">
            <text:p>124495622095.26</text:p>
          </table:table-cell>
          <table:table-cell table:number-columns-repeated="6"/>
        </table:table-row>
        <table:table-row table:style-name="ro1">
          <table:table-cell table:formula="of:=[.A6]" office:value-type="string" office:string-value="World" calcext:value-type="string">
            <text:p>World</text:p>
          </table:table-cell>
          <table:table-cell table:formula="of:=[.B6]" office:value-type="string" office:string-value="Natural gas" calcext:value-type="string">
            <text:p>Natural gas</text:p>
          </table:table-cell>
          <table:table-cell table:number-columns-repeated="3"/>
          <table:table-cell office:value-type="string" calcext:value-type="string">
            <text:p>kWh/day</text:p>
          </table:table-cell>
          <table:table-cell table:formula="of:=[.G6]*[.$C$24]/365" office:value-type="float" office:value="28460757439.6712" calcext:value-type="float">
            <text:p>28460757439.6712</text:p>
          </table:table-cell>
          <table:table-cell table:formula="of:=[.H6]*[.$C$24]/365" office:value-type="float" office:value="30006079542.4931" calcext:value-type="float">
            <text:p>30006079542.4931</text:p>
          </table:table-cell>
          <table:table-cell table:formula="of:=[.I6]*[.$C$24]/365" office:value-type="float" office:value="31121721577.0959" calcext:value-type="float">
            <text:p>31121721577.0959</text:p>
          </table:table-cell>
          <table:table-cell table:formula="of:=[.J6]*[.$C$24]/365" office:value-type="float" office:value="31936179621.7808" calcext:value-type="float">
            <text:p>31936179621.7808</text:p>
          </table:table-cell>
          <table:table-cell table:formula="of:=[.K6]*[.$C$24]/365" office:value-type="float" office:value="31812801794.9589" calcext:value-type="float">
            <text:p>31812801794.9589</text:p>
          </table:table-cell>
          <table:table-cell table:formula="of:=[.L6]*[.$C$24]/365" office:value-type="float" office:value="33685640183.2055" calcext:value-type="float">
            <text:p>33685640183.2055</text:p>
          </table:table-cell>
          <table:table-cell table:formula="of:=[.M6]*[.$C$24]/365" office:value-type="float" office:value="34458403913.1781" calcext:value-type="float">
            <text:p>34458403913.1781</text:p>
          </table:table-cell>
          <table:table-cell table:formula="of:=[.N6]*[.$C$24]/365" office:value-type="float" office:value="36029162705.9178" calcext:value-type="float">
            <text:p>36029162705.9178</text:p>
          </table:table-cell>
          <table:table-cell table:formula="of:=[.O6]*[.$C$24]/365" office:value-type="float" office:value="38292048607.6986" calcext:value-type="float">
            <text:p>38292048607.6986</text:p>
          </table:table-cell>
          <table:table-cell table:formula="of:=[.P6]*[.$C$24]/365" office:value-type="float" office:value="39239550220" calcext:value-type="float">
            <text:p>39239550220</text:p>
          </table:table-cell>
          <table:table-cell table:formula="of:=[.Q6]*[.$C$24]/365" office:value-type="float" office:value="39520038003.589" calcext:value-type="float">
            <text:p>39520038003.589</text:p>
          </table:table-cell>
          <table:table-cell table:formula="of:=[.R6]*[.$C$24]/365" office:value-type="float" office:value="39677138401.452" calcext:value-type="float">
            <text:p>39677138401.452</text:p>
          </table:table-cell>
          <table:table-cell table:formula="of:=[.S6]*[.$C$24]/365" office:value-type="float" office:value="40408780426.9315" calcext:value-type="float">
            <text:p>40408780426.9315</text:p>
          </table:table-cell>
          <table:table-cell table:formula="of:=[.T6]*[.$C$24]/365" office:value-type="float" office:value="43311635245.6164" calcext:value-type="float">
            <text:p>43311635245.6164</text:p>
          </table:table-cell>
          <table:table-cell table:formula="of:=[.U6]*[.$C$24]/365" office:value-type="float" office:value="44916638047.6164" calcext:value-type="float">
            <text:p>44916638047.6164</text:p>
          </table:table-cell>
          <table:table-cell table:formula="of:=[.V6]*[.$C$24]/365" office:value-type="float" office:value="45626028346.3014" calcext:value-type="float">
            <text:p>45626028346.3014</text:p>
          </table:table-cell>
          <table:table-cell table:formula="of:=[.W6]*[.$C$24]/365" office:value-type="float" office:value="48163441959.3699" calcext:value-type="float">
            <text:p>48163441959.3699</text:p>
          </table:table-cell>
          <table:table-cell table:formula="of:=[.X6]*[.$C$24]/365" office:value-type="float" office:value="50235227110.4932" calcext:value-type="float">
            <text:p>50235227110.4932</text:p>
          </table:table-cell>
          <table:table-cell table:formula="of:=[.Y6]*[.$C$24]/365" office:value-type="float" office:value="52254761826.0548" calcext:value-type="float">
            <text:p>52254761826.0548</text:p>
          </table:table-cell>
          <table:table-cell table:formula="of:=[.Z6]*[.$C$24]/365" office:value-type="float" office:value="52993338358.5206" calcext:value-type="float">
            <text:p>52993338358.5206</text:p>
          </table:table-cell>
          <table:table-cell table:formula="of:=[.AA6]*[.$C$24]/365" office:value-type="float" office:value="54826980237.4247" calcext:value-type="float">
            <text:p>54826980237.4247</text:p>
          </table:table-cell>
          <table:table-cell table:formula="of:=[.AB6]*[.$C$24]/365" office:value-type="float" office:value="54889538995.1781" calcext:value-type="float">
            <text:p>54889538995.1781</text:p>
          </table:table-cell>
          <table:table-cell table:formula="of:=[.AC6]*[.$C$24]/365" office:value-type="float" office:value="55813460925.863" calcext:value-type="float">
            <text:p>55813460925.863</text:p>
          </table:table-cell>
          <table:table-cell table:formula="of:=[.AD6]*[.$C$24]/365" office:value-type="float" office:value="55791483603.3425" calcext:value-type="float">
            <text:p>55791483603.3425</text:p>
          </table:table-cell>
          <table:table-cell table:formula="of:=[.AE6]*[.$C$24]/365" office:value-type="float" office:value="57584865162.4658" calcext:value-type="float">
            <text:p>57584865162.4658</text:p>
          </table:table-cell>
          <table:table-cell table:formula="of:=[.AF6]*[.$C$24]/365" office:value-type="float" office:value="59682655216.6301" calcext:value-type="float">
            <text:p>59682655216.6301</text:p>
          </table:table-cell>
          <table:table-cell table:formula="of:=[.AG6]*[.$C$24]/365" office:value-type="float" office:value="60199479575.8356" calcext:value-type="float">
            <text:p>60199479575.8356</text:p>
          </table:table-cell>
          <table:table-cell table:formula="of:=[.AH6]*[.$C$24]/365" office:value-type="float" office:value="60764906852.1096" calcext:value-type="float">
            <text:p>60764906852.1096</text:p>
          </table:table-cell>
          <table:table-cell table:formula="of:=[.AI6]*[.$C$24]/365" office:value-type="float" office:value="63520236522.7671" calcext:value-type="float">
            <text:p>63520236522.7671</text:p>
          </table:table-cell>
          <table:table-cell table:formula="of:=[.AJ6]*[.$C$24]/365" office:value-type="float" office:value="65865348245.1507" calcext:value-type="float">
            <text:p>65865348245.1507</text:p>
          </table:table-cell>
          <table:table-cell table:formula="of:=[.AK6]*[.$C$24]/365" office:value-type="float" office:value="66192333660.9041" calcext:value-type="float">
            <text:p>66192333660.9041</text:p>
          </table:table-cell>
          <table:table-cell table:formula="of:=[.AL6]*[.$C$24]/365" office:value-type="float" office:value="68570477801.4521" calcext:value-type="float">
            <text:p>68570477801.4521</text:p>
          </table:table-cell>
          <table:table-cell table:formula="of:=[.AM6]*[.$C$24]/365" office:value-type="float" office:value="71021145857.2877" calcext:value-type="float">
            <text:p>71021145857.2877</text:p>
          </table:table-cell>
          <table:table-cell table:formula="of:=[.AN6]*[.$C$24]/365" office:value-type="float" office:value="72797854744" calcext:value-type="float">
            <text:p>72797854744</text:p>
          </table:table-cell>
          <table:table-cell table:formula="of:=[.AO6]*[.$C$24]/365" office:value-type="float" office:value="74947575711.4247" calcext:value-type="float">
            <text:p>74947575711.4247</text:p>
          </table:table-cell>
          <table:table-cell table:formula="of:=[.AP6]*[.$C$24]/365" office:value-type="float" office:value="76852351386.0548" calcext:value-type="float">
            <text:p>76852351386.0548</text:p>
          </table:table-cell>
          <table:table-cell table:formula="of:=[.AQ6]*[.$C$24]/365" office:value-type="float" office:value="80418625152.6575" calcext:value-type="float">
            <text:p>80418625152.6575</text:p>
          </table:table-cell>
          <table:table-cell table:formula="of:=[.AR6]*[.$C$24]/365" office:value-type="float" office:value="82534933098.2192" calcext:value-type="float">
            <text:p>82534933098.2192</text:p>
          </table:table-cell>
          <table:table-cell table:formula="of:=[.AS6]*[.$C$24]/365" office:value-type="float" office:value="80698774136.8219" calcext:value-type="float">
            <text:p>80698774136.8219</text:p>
          </table:table-cell>
          <table:table-cell table:formula="of:=[.AT6]*[.$C$24]/365" office:value-type="float" office:value="87180049731.3699" calcext:value-type="float">
            <text:p>87180049731.3699</text:p>
          </table:table-cell>
          <table:table-cell table:formula="of:=[.AU6]*[.$C$24]/365" office:value-type="float" office:value="88909265999.589" calcext:value-type="float">
            <text:p>88909265999.589</text:p>
          </table:table-cell>
          <table:table-cell table:formula="of:=[.AV6]*[.$C$24]/365" office:value-type="float" office:value="90515836525.589" calcext:value-type="float">
            <text:p>90515836525.589</text:p>
          </table:table-cell>
          <table:table-cell table:formula="of:=[.AW6]*[.$C$24]/365" office:value-type="float" office:value="92464481229.3425" calcext:value-type="float">
            <text:p>92464481229.3425</text:p>
          </table:table-cell>
          <table:table-cell table:number-columns-repeated="6"/>
        </table:table-row>
        <table:table-row table:style-name="ro1">
          <table:table-cell table:formula="of:=[.A7]" office:value-type="string" office:string-value="World" calcext:value-type="string">
            <text:p>World</text:p>
          </table:table-cell>
          <table:table-cell table:formula="of:=[.B7]" office:value-type="string" office:string-value="Nuclear" calcext:value-type="string">
            <text:p>Nuclear</text:p>
          </table:table-cell>
          <table:table-cell table:number-columns-repeated="3"/>
          <table:table-cell office:value-type="string" calcext:value-type="string">
            <text:p>kWh/day</text:p>
          </table:table-cell>
          <table:table-cell table:formula="of:=[.G7]*[.$C$24]/365" office:value-type="float" office:value="922432462.246575" calcext:value-type="float">
            <text:p>922432462.246575</text:p>
          </table:table-cell>
          <table:table-cell table:formula="of:=[.H7]*[.$C$24]/365" office:value-type="float" office:value="1266105876.52055" calcext:value-type="float">
            <text:p>1266105876.52055</text:p>
          </table:table-cell>
          <table:table-cell table:formula="of:=[.I7]*[.$C$24]/365" office:value-type="float" office:value="1690323349.67123" calcext:value-type="float">
            <text:p>1690323349.67123</text:p>
          </table:table-cell>
          <table:table-cell table:formula="of:=[.J7]*[.$C$24]/365" office:value-type="float" office:value="2271361431.56164" calcext:value-type="float">
            <text:p>2271361431.56164</text:p>
          </table:table-cell>
          <table:table-cell table:formula="of:=[.K7]*[.$C$24]/365" office:value-type="float" office:value="3191496060.71233" calcext:value-type="float">
            <text:p>3191496060.71233</text:p>
          </table:table-cell>
          <table:table-cell table:formula="of:=[.L7]*[.$C$24]/365" office:value-type="float" office:value="3664682174.60274" calcext:value-type="float">
            <text:p>3664682174.60274</text:p>
          </table:table-cell>
          <table:table-cell table:formula="of:=[.M7]*[.$C$24]/365" office:value-type="float" office:value="4462409014.52055" calcext:value-type="float">
            <text:p>4462409014.52055</text:p>
          </table:table-cell>
          <table:table-cell table:formula="of:=[.N7]*[.$C$24]/365" office:value-type="float" office:value="5210989864.16438" calcext:value-type="float">
            <text:p>5210989864.16438</text:p>
          </table:table-cell>
          <table:table-cell table:formula="of:=[.O7]*[.$C$24]/365" office:value-type="float" office:value="5405932752.60274" calcext:value-type="float">
            <text:p>5405932752.60274</text:p>
          </table:table-cell>
          <table:table-cell table:formula="of:=[.P7]*[.$C$24]/365" office:value-type="float" office:value="5939595408.16438" calcext:value-type="float">
            <text:p>5939595408.16438</text:p>
          </table:table-cell>
          <table:table-cell table:formula="of:=[.Q7]*[.$C$24]/365" office:value-type="float" office:value="7018624991.9726" calcext:value-type="float">
            <text:p>7018624991.9726</text:p>
          </table:table-cell>
          <table:table-cell table:formula="of:=[.R7]*[.$C$24]/365" office:value-type="float" office:value="7591383278.57534" calcext:value-type="float">
            <text:p>7591383278.57534</text:p>
          </table:table-cell>
          <table:table-cell table:formula="of:=[.S7]*[.$C$24]/365" office:value-type="float" office:value="8625599891.47945" calcext:value-type="float">
            <text:p>8625599891.47945</text:p>
          </table:table-cell>
          <table:table-cell table:formula="of:=[.T7]*[.$C$24]/365" office:value-type="float" office:value="10454443805.9178" calcext:value-type="float">
            <text:p>10454443805.9178</text:p>
          </table:table-cell>
          <table:table-cell table:formula="of:=[.U7]*[.$C$24]/365" office:value-type="float" office:value="12411129523.5342" calcext:value-type="float">
            <text:p>12411129523.5342</text:p>
          </table:table-cell>
          <table:table-cell table:formula="of:=[.V7]*[.$C$24]/365" office:value-type="float" office:value="13321834580.5479" calcext:value-type="float">
            <text:p>13321834580.5479</text:p>
          </table:table-cell>
          <table:table-cell table:formula="of:=[.W7]*[.$C$24]/365" office:value-type="float" office:value="14455658861.5616" calcext:value-type="float">
            <text:p>14455658861.5616</text:p>
          </table:table-cell>
          <table:table-cell table:formula="of:=[.X7]*[.$C$24]/365" office:value-type="float" office:value="15718634866.1096" calcext:value-type="float">
            <text:p>15718634866.1096</text:p>
          </table:table-cell>
          <table:table-cell table:formula="of:=[.Y7]*[.$C$24]/365" office:value-type="float" office:value="16122295756.6575" calcext:value-type="float">
            <text:p>16122295756.6575</text:p>
          </table:table-cell>
          <table:table-cell table:formula="of:=[.Z7]*[.$C$24]/365" office:value-type="float" office:value="16747656182.7671" calcext:value-type="float">
            <text:p>16747656182.7671</text:p>
          </table:table-cell>
          <table:table-cell table:formula="of:=[.AA7]*[.$C$24]/365" office:value-type="float" office:value="17518130682.6575" calcext:value-type="float">
            <text:p>17518130682.6575</text:p>
          </table:table-cell>
          <table:table-cell table:formula="of:=[.AB7]*[.$C$24]/365" office:value-type="float" office:value="17659680559.726" calcext:value-type="float">
            <text:p>17659680559.726</text:p>
          </table:table-cell>
          <table:table-cell table:formula="of:=[.AC7]*[.$C$24]/365" office:value-type="float" office:value="18209214405.4521" calcext:value-type="float">
            <text:p>18209214405.4521</text:p>
          </table:table-cell>
          <table:table-cell table:formula="of:=[.AD7]*[.$C$24]/365" office:value-type="float" office:value="18637378367.7534" calcext:value-type="float">
            <text:p>18637378367.7534</text:p>
          </table:table-cell>
          <table:table-cell table:formula="of:=[.AE7]*[.$C$24]/365" office:value-type="float" office:value="19379327026.6849" calcext:value-type="float">
            <text:p>19379327026.6849</text:p>
          </table:table-cell>
          <table:table-cell table:formula="of:=[.AF7]*[.$C$24]/365" office:value-type="float" office:value="20088974396.1644" calcext:value-type="float">
            <text:p>20088974396.1644</text:p>
          </table:table-cell>
          <table:table-cell table:formula="of:=[.AG7]*[.$C$24]/365" office:value-type="float" office:value="19887282825.8356" calcext:value-type="float">
            <text:p>19887282825.8356</text:p>
          </table:table-cell>
          <table:table-cell table:formula="of:=[.AH7]*[.$C$24]/365" office:value-type="float" office:value="20318524404.7671" calcext:value-type="float">
            <text:p>20318524404.7671</text:p>
          </table:table-cell>
          <table:table-cell table:formula="of:=[.AI7]*[.$C$24]/365" office:value-type="float" office:value="21032759570.274" calcext:value-type="float">
            <text:p>21032759570.274</text:p>
          </table:table-cell>
          <table:table-cell table:formula="of:=[.AJ7]*[.$C$24]/365" office:value-type="float" office:value="21526279416.8493" calcext:value-type="float">
            <text:p>21526279416.8493</text:p>
          </table:table-cell>
          <table:table-cell table:formula="of:=[.AK7]*[.$C$24]/365" office:value-type="float" office:value="21919253133.9726" calcext:value-type="float">
            <text:p>21919253133.9726</text:p>
          </table:table-cell>
          <table:table-cell table:formula="of:=[.AL7]*[.$C$24]/365" office:value-type="float" office:value="22110898550.9863" calcext:value-type="float">
            <text:p>22110898550.9863</text:p>
          </table:table-cell>
          <table:table-cell table:formula="of:=[.AM7]*[.$C$24]/365" office:value-type="float" office:value="21899854230.2466" calcext:value-type="float">
            <text:p>21899854230.2466</text:p>
          </table:table-cell>
          <table:table-cell table:formula="of:=[.AN7]*[.$C$24]/365" office:value-type="float" office:value="22753082775.7808" calcext:value-type="float">
            <text:p>22753082775.7808</text:p>
          </table:table-cell>
          <table:table-cell table:formula="of:=[.AO7]*[.$C$24]/365" office:value-type="float" office:value="22999851780.0274" calcext:value-type="float">
            <text:p>22999851780.0274</text:p>
          </table:table-cell>
          <table:table-cell table:formula="of:=[.AP7]*[.$C$24]/365" office:value-type="float" office:value="23196565455.4521" calcext:value-type="float">
            <text:p>23196565455.4521</text:p>
          </table:table-cell>
          <table:table-cell table:formula="of:=[.AQ7]*[.$C$24]/365" office:value-type="float" office:value="22601648673.2329" calcext:value-type="float">
            <text:p>22601648673.2329</text:p>
          </table:table-cell>
          <table:table-cell table:formula="of:=[.AR7]*[.$C$24]/365" office:value-type="float" office:value="22715801615.9178" calcext:value-type="float">
            <text:p>22715801615.9178</text:p>
          </table:table-cell>
          <table:table-cell table:formula="of:=[.AS7]*[.$C$24]/365" office:value-type="float" office:value="22409488796" calcext:value-type="float">
            <text:p>22409488796</text:p>
          </table:table-cell>
          <table:table-cell table:formula="of:=[.AT7]*[.$C$24]/365" office:value-type="float" office:value="22908189090.6575" calcext:value-type="float">
            <text:p>22908189090.6575</text:p>
          </table:table-cell>
          <table:table-cell table:formula="of:=[.AU7]*[.$C$24]/365" office:value-type="float" office:value="21466514535.589" calcext:value-type="float">
            <text:p>21466514535.589</text:p>
          </table:table-cell>
          <table:table-cell table:formula="of:=[.AV7]*[.$C$24]/365" office:value-type="float" office:value="20450644199.8904" calcext:value-type="float">
            <text:p>20450644199.8904</text:p>
          </table:table-cell>
          <table:table-cell table:formula="of:=[.AW7]*[.$C$24]/365" office:value-type="float" office:value="20599339166.6027" calcext:value-type="float">
            <text:p>20599339166.6027</text:p>
          </table:table-cell>
          <table:table-cell table:number-columns-repeated="6"/>
        </table:table-row>
        <table:table-row table:style-name="ro1">
          <table:table-cell table:formula="of:=[.A8]" office:value-type="string" office:string-value="World" calcext:value-type="string">
            <text:p>World</text:p>
          </table:table-cell>
          <table:table-cell table:formula="of:=[.B8]" office:value-type="string" office:string-value="Renewables and waste" calcext:value-type="string">
            <text:p>Renewables and waste</text:p>
          </table:table-cell>
          <table:table-cell table:number-columns-repeated="3"/>
          <table:table-cell office:value-type="string" calcext:value-type="string">
            <text:p>kWh/day</text:p>
          </table:table-cell>
          <table:table-cell table:formula="of:=[.G8]*[.$C$24]/365" office:value-type="float" office:value="23083878083.9452" calcext:value-type="float">
            <text:p>23083878083.9452</text:p>
          </table:table-cell>
          <table:table-cell table:formula="of:=[.H8]*[.$C$24]/365" office:value-type="float" office:value="23666914327.2877" calcext:value-type="float">
            <text:p>23666914327.2877</text:p>
          </table:table-cell>
          <table:table-cell table:formula="of:=[.I8]*[.$C$24]/365" office:value-type="float" office:value="24104097434.2466" calcext:value-type="float">
            <text:p>24104097434.2466</text:p>
          </table:table-cell>
          <table:table-cell table:formula="of:=[.J8]*[.$C$24]/365" office:value-type="float" office:value="24927297765.863" calcext:value-type="float">
            <text:p>24927297765.863</text:p>
          </table:table-cell>
          <table:table-cell table:formula="of:=[.K8]*[.$C$24]/365" office:value-type="float" office:value="25345348280.1644" calcext:value-type="float">
            <text:p>25345348280.1644</text:p>
          </table:table-cell>
          <table:table-cell table:formula="of:=[.L8]*[.$C$24]/365" office:value-type="float" office:value="25826637668.2466" calcext:value-type="float">
            <text:p>25826637668.2466</text:p>
          </table:table-cell>
          <table:table-cell table:formula="of:=[.M8]*[.$C$24]/365" office:value-type="float" office:value="26414527094.6575" calcext:value-type="float">
            <text:p>26414527094.6575</text:p>
          </table:table-cell>
          <table:table-cell table:formula="of:=[.N8]*[.$C$24]/365" office:value-type="float" office:value="27269941442.9315" calcext:value-type="float">
            <text:p>27269941442.9315</text:p>
          </table:table-cell>
          <table:table-cell table:formula="of:=[.O8]*[.$C$24]/365" office:value-type="float" office:value="28096891764.4931" calcext:value-type="float">
            <text:p>28096891764.4931</text:p>
          </table:table-cell>
          <table:table-cell table:formula="of:=[.P8]*[.$C$24]/365" office:value-type="float" office:value="28702989023.3151" calcext:value-type="float">
            <text:p>28702989023.3151</text:p>
          </table:table-cell>
          <table:table-cell table:formula="of:=[.Q8]*[.$C$24]/365" office:value-type="float" office:value="29259245550.7123" calcext:value-type="float">
            <text:p>29259245550.7123</text:p>
          </table:table-cell>
          <table:table-cell table:formula="of:=[.R8]*[.$C$24]/365" office:value-type="float" office:value="29950717970.411" calcext:value-type="float">
            <text:p>29950717970.411</text:p>
          </table:table-cell>
          <table:table-cell table:formula="of:=[.S8]*[.$C$24]/365" office:value-type="float" office:value="30763942789.0137" calcext:value-type="float">
            <text:p>30763942789.0137</text:p>
          </table:table-cell>
          <table:table-cell table:formula="of:=[.T8]*[.$C$24]/365" office:value-type="float" office:value="31847595058.8493" calcext:value-type="float">
            <text:p>31847595058.8493</text:p>
          </table:table-cell>
          <table:table-cell table:formula="of:=[.U8]*[.$C$24]/365" office:value-type="float" office:value="32450405966.4384" calcext:value-type="float">
            <text:p>32450405966.4384</text:p>
          </table:table-cell>
          <table:table-cell table:formula="of:=[.V8]*[.$C$24]/365" office:value-type="float" office:value="33002928276.0822" calcext:value-type="float">
            <text:p>33002928276.0822</text:p>
          </table:table-cell>
          <table:table-cell table:formula="of:=[.W8]*[.$C$24]/365" office:value-type="float" office:value="33796647131.2329" calcext:value-type="float">
            <text:p>33796647131.2329</text:p>
          </table:table-cell>
          <table:table-cell table:formula="of:=[.X8]*[.$C$24]/365" office:value-type="float" office:value="34335356888.1644" calcext:value-type="float">
            <text:p>34335356888.1644</text:p>
          </table:table-cell>
          <table:table-cell table:formula="of:=[.Y8]*[.$C$24]/365" office:value-type="float" office:value="34920344964.137" calcext:value-type="float">
            <text:p>34920344964.137</text:p>
          </table:table-cell>
          <table:table-cell table:formula="of:=[.Z8]*[.$C$24]/365" office:value-type="float" office:value="35883639734.0822" calcext:value-type="float">
            <text:p>35883639734.0822</text:p>
          </table:table-cell>
          <table:table-cell table:formula="of:=[.AA8]*[.$C$24]/365" office:value-type="float" office:value="36559908493.7534" calcext:value-type="float">
            <text:p>36559908493.7534</text:p>
          </table:table-cell>
          <table:table-cell table:formula="of:=[.AB8]*[.$C$24]/365" office:value-type="float" office:value="37236001433.3151" calcext:value-type="float">
            <text:p>37236001433.3151</text:p>
          </table:table-cell>
          <table:table-cell table:formula="of:=[.AC8]*[.$C$24]/365" office:value-type="float" office:value="37665976425.589" calcext:value-type="float">
            <text:p>37665976425.589</text:p>
          </table:table-cell>
          <table:table-cell table:formula="of:=[.AD8]*[.$C$24]/365" office:value-type="float" office:value="38089676602.7123" calcext:value-type="float">
            <text:p>38089676602.7123</text:p>
          </table:table-cell>
          <table:table-cell table:formula="of:=[.AE8]*[.$C$24]/365" office:value-type="float" office:value="38969884836.4658" calcext:value-type="float">
            <text:p>38969884836.4658</text:p>
          </table:table-cell>
          <table:table-cell table:formula="of:=[.AF8]*[.$C$24]/365" office:value-type="float" office:value="39589174816.7945" calcext:value-type="float">
            <text:p>39589174816.7945</text:p>
          </table:table-cell>
          <table:table-cell table:formula="of:=[.AG8]*[.$C$24]/365" office:value-type="float" office:value="40037945068" calcext:value-type="float">
            <text:p>40037945068</text:p>
          </table:table-cell>
          <table:table-cell table:formula="of:=[.AH8]*[.$C$24]/365" office:value-type="float" office:value="40456281297.9452" calcext:value-type="float">
            <text:p>40456281297.9452</text:p>
          </table:table-cell>
          <table:table-cell table:formula="of:=[.AI8]*[.$C$24]/365" office:value-type="float" office:value="41088513460.9041" calcext:value-type="float">
            <text:p>41088513460.9041</text:p>
          </table:table-cell>
          <table:table-cell table:formula="of:=[.AJ8]*[.$C$24]/365" office:value-type="float" office:value="41744653144.0274" calcext:value-type="float">
            <text:p>41744653144.0274</text:p>
          </table:table-cell>
          <table:table-cell table:formula="of:=[.AK8]*[.$C$24]/365" office:value-type="float" office:value="41707722636.6301" calcext:value-type="float">
            <text:p>41707722636.6301</text:p>
          </table:table-cell>
          <table:table-cell table:formula="of:=[.AL8]*[.$C$24]/365" office:value-type="float" office:value="42400039266.8767" calcext:value-type="float">
            <text:p>42400039266.8767</text:p>
          </table:table-cell>
          <table:table-cell table:formula="of:=[.AM8]*[.$C$24]/365" office:value-type="float" office:value="43367374872.3562" calcext:value-type="float">
            <text:p>43367374872.3562</text:p>
          </table:table-cell>
          <table:table-cell table:formula="of:=[.AN8]*[.$C$24]/365" office:value-type="float" office:value="44800498828.3836" calcext:value-type="float">
            <text:p>44800498828.3836</text:p>
          </table:table-cell>
          <table:table-cell table:formula="of:=[.AO8]*[.$C$24]/365" office:value-type="float" office:value="46180384372.3836" calcext:value-type="float">
            <text:p>46180384372.3836</text:p>
          </table:table-cell>
          <table:table-cell table:formula="of:=[.AP8]*[.$C$24]/365" office:value-type="float" office:value="47510602551.6164" calcext:value-type="float">
            <text:p>47510602551.6164</text:p>
          </table:table-cell>
          <table:table-cell table:formula="of:=[.AQ8]*[.$C$24]/365" office:value-type="float" office:value="48811574467.1507" calcext:value-type="float">
            <text:p>48811574467.1507</text:p>
          </table:table-cell>
          <table:table-cell table:formula="of:=[.AR8]*[.$C$24]/365" office:value-type="float" office:value="50379432291.8082" calcext:value-type="float">
            <text:p>50379432291.8082</text:p>
          </table:table-cell>
          <table:table-cell table:formula="of:=[.AS8]*[.$C$24]/365" office:value-type="float" office:value="51545433086.7123" calcext:value-type="float">
            <text:p>51545433086.7123</text:p>
          </table:table-cell>
          <table:table-cell table:formula="of:=[.AT8]*[.$C$24]/365" office:value-type="float" office:value="54002505130.3562" calcext:value-type="float">
            <text:p>54002505130.3562</text:p>
          </table:table-cell>
          <table:table-cell table:formula="of:=[.AU8]*[.$C$24]/365" office:value-type="float" office:value="55441131478.3562" calcext:value-type="float">
            <text:p>55441131478.3562</text:p>
          </table:table-cell>
          <table:table-cell table:formula="of:=[.AV8]*[.$C$24]/365" office:value-type="float" office:value="57284860231.5069" calcext:value-type="float">
            <text:p>57284860231.5069</text:p>
          </table:table-cell>
          <table:table-cell table:formula="of:=[.AW8]*[.$C$24]/365" office:value-type="float" office:value="59411360167.3973" calcext:value-type="float">
            <text:p>59411360167.3973</text:p>
          </table:table-cell>
          <table:table-cell table:number-columns-repeated="6"/>
        </table:table-row>
        <table:table-row table:style-name="ro1" table:number-rows-repeated="2">
          <table:table-cell table:number-columns-repeated="5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Coal, peat and oil shale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Renewables and waste</text:p>
          </table:table-cell>
          <table:table-cell table:number-columns-repeated="48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75963935345.589" calcext:value-type="float">
            <text:p>175963935345.589</text:p>
          </table:table-cell>
          <table:table-cell office:value-type="float" office:value="79238150042.1096" calcext:value-type="float">
            <text:p>79238150042.1096</text:p>
          </table:table-cell>
          <table:table-cell office:value-type="float" office:value="45808150259.0137" calcext:value-type="float">
            <text:p>45808150259.0137</text:p>
          </table:table-cell>
          <table:table-cell office:value-type="float" office:value="28460757439.6712" calcext:value-type="float">
            <text:p>28460757439.6712</text:p>
          </table:table-cell>
          <table:table-cell office:value-type="float" office:value="922432462.246575" calcext:value-type="float">
            <text:p>922432462.246575</text:p>
          </table:table-cell>
          <table:table-cell office:value-type="float" office:value="23083878083.9452" calcext:value-type="float">
            <text:p>23083878083.9452</text:p>
          </table:table-cell>
          <table:table-cell table:number-columns-repeated="48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84481943876.658" calcext:value-type="float">
            <text:p>184481943876.658</text:p>
          </table:table-cell>
          <table:table-cell office:value-type="float" office:value="83917962820.6849" calcext:value-type="float">
            <text:p>83917962820.6849</text:p>
          </table:table-cell>
          <table:table-cell office:value-type="float" office:value="46111217671.6712" calcext:value-type="float">
            <text:p>46111217671.6712</text:p>
          </table:table-cell>
          <table:table-cell office:value-type="float" office:value="30006079542.4931" calcext:value-type="float">
            <text:p>30006079542.4931</text:p>
          </table:table-cell>
          <table:table-cell office:value-type="float" office:value="1266105876.52055" calcext:value-type="float">
            <text:p>1266105876.52055</text:p>
          </table:table-cell>
          <table:table-cell office:value-type="float" office:value="23666914327.2877" calcext:value-type="float">
            <text:p>23666914327.2877</text:p>
          </table:table-cell>
          <table:table-cell table:number-columns-repeated="48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94378771496.658" calcext:value-type="float">
            <text:p>194378771496.658</text:p>
          </table:table-cell>
          <table:table-cell office:value-type="float" office:value="91368621378.6575" calcext:value-type="float">
            <text:p>91368621378.6575</text:p>
          </table:table-cell>
          <table:table-cell office:value-type="float" office:value="47683712456.9863" calcext:value-type="float">
            <text:p>47683712456.9863</text:p>
          </table:table-cell>
          <table:table-cell office:value-type="float" office:value="31121721577.0959" calcext:value-type="float">
            <text:p>31121721577.0959</text:p>
          </table:table-cell>
          <table:table-cell office:value-type="float" office:value="1690323349.67123" calcext:value-type="float">
            <text:p>1690323349.67123</text:p>
          </table:table-cell>
          <table:table-cell office:value-type="float" office:value="24104097434.2466" calcext:value-type="float">
            <text:p>24104097434.2466</text:p>
          </table:table-cell>
          <table:table-cell table:number-columns-repeated="48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5529533518.493" calcext:value-type="float">
            <text:p>195529533518.493</text:p>
          </table:table-cell>
          <table:table-cell office:value-type="float" office:value="90444818137.6986" calcext:value-type="float">
            <text:p>90444818137.6986</text:p>
          </table:table-cell>
          <table:table-cell office:value-type="float" office:value="47869534302.8493" calcext:value-type="float">
            <text:p>47869534302.8493</text:p>
          </table:table-cell>
          <table:table-cell office:value-type="float" office:value="31936179621.7808" calcext:value-type="float">
            <text:p>31936179621.7808</text:p>
          </table:table-cell>
          <table:table-cell office:value-type="float" office:value="2271361431.56164" calcext:value-type="float">
            <text:p>2271361431.56164</text:p>
          </table:table-cell>
          <table:table-cell office:value-type="float" office:value="24927297765.863" calcext:value-type="float">
            <text:p>24927297765.863</text:p>
          </table:table-cell>
          <table:table-cell table:number-columns-repeated="48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96994139247.26" calcext:value-type="float">
            <text:p>196994139247.26</text:p>
          </table:table-cell>
          <table:table-cell office:value-type="float" office:value="88704518766.2466" calcext:value-type="float">
            <text:p>88704518766.2466</text:p>
          </table:table-cell>
          <table:table-cell office:value-type="float" office:value="48887100037.6438" calcext:value-type="float">
            <text:p>48887100037.6438</text:p>
          </table:table-cell>
          <table:table-cell office:value-type="float" office:value="31812801794.9589" calcext:value-type="float">
            <text:p>31812801794.9589</text:p>
          </table:table-cell>
          <table:table-cell office:value-type="float" office:value="3191496060.71233" calcext:value-type="float">
            <text:p>3191496060.71233</text:p>
          </table:table-cell>
          <table:table-cell office:value-type="float" office:value="25345348280.1644" calcext:value-type="float">
            <text:p>25345348280.1644</text:p>
          </table:table-cell>
          <table:table-cell table:number-columns-repeated="48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07767000504.548" calcext:value-type="float">
            <text:p>207767000504.548</text:p>
          </table:table-cell>
          <table:table-cell office:value-type="float" office:value="94722061684.4384" calcext:value-type="float">
            <text:p>94722061684.4384</text:p>
          </table:table-cell>
          <table:table-cell office:value-type="float" office:value="50902476343.1507" calcext:value-type="float">
            <text:p>50902476343.1507</text:p>
          </table:table-cell>
          <table:table-cell office:value-type="float" office:value="33685640183.2055" calcext:value-type="float">
            <text:p>33685640183.2055</text:p>
          </table:table-cell>
          <table:table-cell office:value-type="float" office:value="3664682174.60274" calcext:value-type="float">
            <text:p>3664682174.60274</text:p>
          </table:table-cell>
          <table:table-cell office:value-type="float" office:value="25826637668.2466" calcext:value-type="float">
            <text:p>25826637668.2466</text:p>
          </table:table-cell>
          <table:table-cell table:number-columns-repeated="48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15167332420.137" calcext:value-type="float">
            <text:p>215167332420.137</text:p>
          </table:table-cell>
          <table:table-cell office:value-type="float" office:value="99222184462.9589" calcext:value-type="float">
            <text:p>99222184462.9589</text:p>
          </table:table-cell>
          <table:table-cell office:value-type="float" office:value="52418833086.6027" calcext:value-type="float">
            <text:p>52418833086.6027</text:p>
          </table:table-cell>
          <table:table-cell office:value-type="float" office:value="34458403913.1781" calcext:value-type="float">
            <text:p>34458403913.1781</text:p>
          </table:table-cell>
          <table:table-cell office:value-type="float" office:value="4462409014.52055" calcext:value-type="float">
            <text:p>4462409014.52055</text:p>
          </table:table-cell>
          <table:table-cell office:value-type="float" office:value="26414527094.6575" calcext:value-type="float">
            <text:p>26414527094.6575</text:p>
          </table:table-cell>
          <table:table-cell table:number-columns-repeated="48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23568452919.288" calcext:value-type="float">
            <text:p>223568452919.288</text:p>
          </table:table-cell>
          <table:table-cell office:value-type="float" office:value="101178780231.288" calcext:value-type="float">
            <text:p>101178780231.288</text:p>
          </table:table-cell>
          <table:table-cell office:value-type="float" office:value="53947042871.1507" calcext:value-type="float">
            <text:p>53947042871.1507</text:p>
          </table:table-cell>
          <table:table-cell office:value-type="float" office:value="36029162705.9178" calcext:value-type="float">
            <text:p>36029162705.9178</text:p>
          </table:table-cell>
          <table:table-cell office:value-type="float" office:value="5210989864.16438" calcext:value-type="float">
            <text:p>5210989864.16438</text:p>
          </table:table-cell>
          <table:table-cell office:value-type="float" office:value="27269941442.9315" calcext:value-type="float">
            <text:p>27269941442.9315</text:p>
          </table:table-cell>
          <table:table-cell table:number-columns-repeated="48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30403060085.507" calcext:value-type="float">
            <text:p>230403060085.507</text:p>
          </table:table-cell>
          <table:table-cell office:value-type="float" office:value="104021622656.822" calcext:value-type="float">
            <text:p>104021622656.822</text:p>
          </table:table-cell>
          <table:table-cell office:value-type="float" office:value="56141461592.8219" calcext:value-type="float">
            <text:p>56141461592.8219</text:p>
          </table:table-cell>
          <table:table-cell office:value-type="float" office:value="38292048607.6986" calcext:value-type="float">
            <text:p>38292048607.6986</text:p>
          </table:table-cell>
          <table:table-cell office:value-type="float" office:value="5405932752.60274" calcext:value-type="float">
            <text:p>5405932752.60274</text:p>
          </table:table-cell>
          <table:table-cell office:value-type="float" office:value="28096891764.4931" calcext:value-type="float">
            <text:p>28096891764.4931</text:p>
          </table:table-cell>
          <table:table-cell table:number-columns-repeated="48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29557081140.301" calcext:value-type="float">
            <text:p>229557081140.301</text:p>
          </table:table-cell>
          <table:table-cell office:value-type="float" office:value="100347731911.945" calcext:value-type="float">
            <text:p>100347731911.945</text:p>
          </table:table-cell>
          <table:table-cell office:value-type="float" office:value="56817340317.3425" calcext:value-type="float">
            <text:p>56817340317.3425</text:p>
          </table:table-cell>
          <table:table-cell office:value-type="float" office:value="39239550220" calcext:value-type="float">
            <text:p>39239550220</text:p>
          </table:table-cell>
          <table:table-cell office:value-type="float" office:value="5939595408.16438" calcext:value-type="float">
            <text:p>5939595408.16438</text:p>
          </table:table-cell>
          <table:table-cell office:value-type="float" office:value="28702989023.3151" calcext:value-type="float">
            <text:p>28702989023.3151</text:p>
          </table:table-cell>
          <table:table-cell table:number-columns-repeated="48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27929475767.863" calcext:value-type="float">
            <text:p>227929475767.863</text:p>
          </table:table-cell>
          <table:table-cell office:value-type="float" office:value="95775707662.1096" calcext:value-type="float">
            <text:p>95775707662.1096</text:p>
          </table:table-cell>
          <table:table-cell office:value-type="float" office:value="57428749331.726" calcext:value-type="float">
            <text:p>57428749331.726</text:p>
          </table:table-cell>
          <table:table-cell office:value-type="float" office:value="39520038003.589" calcext:value-type="float">
            <text:p>39520038003.589</text:p>
          </table:table-cell>
          <table:table-cell office:value-type="float" office:value="7018624991.9726" calcext:value-type="float">
            <text:p>7018624991.9726</text:p>
          </table:table-cell>
          <table:table-cell office:value-type="float" office:value="29259245550.7123" calcext:value-type="float">
            <text:p>29259245550.7123</text:p>
          </table:table-cell>
          <table:table-cell table:number-columns-repeated="48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27952669206.027" calcext:value-type="float">
            <text:p>227952669206.027</text:p>
          </table:table-cell>
          <table:table-cell office:value-type="float" office:value="93505629863.9178" calcext:value-type="float">
            <text:p>93505629863.9178</text:p>
          </table:table-cell>
          <table:table-cell office:value-type="float" office:value="58224386467.7534" calcext:value-type="float">
            <text:p>58224386467.7534</text:p>
          </table:table-cell>
          <table:table-cell office:value-type="float" office:value="39677138401.452" calcext:value-type="float">
            <text:p>39677138401.452</text:p>
          </table:table-cell>
          <table:table-cell office:value-type="float" office:value="7591383278.57534" calcext:value-type="float">
            <text:p>7591383278.57534</text:p>
          </table:table-cell>
          <table:table-cell office:value-type="float" office:value="29950717970.411" calcext:value-type="float">
            <text:p>29950717970.411</text:p>
          </table:table-cell>
          <table:table-cell table:number-columns-repeated="48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30551808996.301" calcext:value-type="float">
            <text:p>230551808996.301</text:p>
          </table:table-cell>
          <table:table-cell office:value-type="float" office:value="92452998691.3699" calcext:value-type="float">
            <text:p>92452998691.3699</text:p>
          </table:table-cell>
          <table:table-cell office:value-type="float" office:value="59495371113.3425" calcext:value-type="float">
            <text:p>59495371113.3425</text:p>
          </table:table-cell>
          <table:table-cell office:value-type="float" office:value="40408780426.9315" calcext:value-type="float">
            <text:p>40408780426.9315</text:p>
          </table:table-cell>
          <table:table-cell office:value-type="float" office:value="8625599891.47945" calcext:value-type="float">
            <text:p>8625599891.47945</text:p>
          </table:table-cell>
          <table:table-cell office:value-type="float" office:value="30763942789.0137" calcext:value-type="float">
            <text:p>30763942789.0137</text:p>
          </table:table-cell>
          <table:table-cell table:number-columns-repeated="48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39628464832.274" calcext:value-type="float">
            <text:p>239628464832.274</text:p>
          </table:table-cell>
          <table:table-cell office:value-type="float" office:value="94397723065.5069" calcext:value-type="float">
            <text:p>94397723065.5069</text:p>
          </table:table-cell>
          <table:table-cell office:value-type="float" office:value="61718403968.3836" calcext:value-type="float">
            <text:p>61718403968.3836</text:p>
          </table:table-cell>
          <table:table-cell office:value-type="float" office:value="43311635245.6164" calcext:value-type="float">
            <text:p>43311635245.6164</text:p>
          </table:table-cell>
          <table:table-cell office:value-type="float" office:value="10454443805.9178" calcext:value-type="float">
            <text:p>10454443805.9178</text:p>
          </table:table-cell>
          <table:table-cell office:value-type="float" office:value="31847595058.8493" calcext:value-type="float">
            <text:p>31847595058.8493</text:p>
          </table:table-cell>
          <table:table-cell table:number-columns-repeated="48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46134412404.411" calcext:value-type="float">
            <text:p>246134412404.411</text:p>
          </table:table-cell>
          <table:table-cell office:value-type="float" office:value="93486729871.2603" calcext:value-type="float">
            <text:p>93486729871.2603</text:p>
          </table:table-cell>
          <table:table-cell office:value-type="float" office:value="63939498436.9863" calcext:value-type="float">
            <text:p>63939498436.9863</text:p>
          </table:table-cell>
          <table:table-cell office:value-type="float" office:value="44916638047.6164" calcext:value-type="float">
            <text:p>44916638047.6164</text:p>
          </table:table-cell>
          <table:table-cell office:value-type="float" office:value="12411129523.5342" calcext:value-type="float">
            <text:p>12411129523.5342</text:p>
          </table:table-cell>
          <table:table-cell office:value-type="float" office:value="32450405966.4384" calcext:value-type="float">
            <text:p>32450405966.4384</text:p>
          </table:table-cell>
          <table:table-cell table:number-columns-repeated="48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51319820251.452" calcext:value-type="float">
            <text:p>251319820251.452</text:p>
          </table:table-cell>
          <table:table-cell office:value-type="float" office:value="97214101856.1918" calcext:value-type="float">
            <text:p>97214101856.1918</text:p>
          </table:table-cell>
          <table:table-cell office:value-type="float" office:value="64450519553.6438" calcext:value-type="float">
            <text:p>64450519553.6438</text:p>
          </table:table-cell>
          <table:table-cell office:value-type="float" office:value="45626028346.3014" calcext:value-type="float">
            <text:p>45626028346.3014</text:p>
          </table:table-cell>
          <table:table-cell office:value-type="float" office:value="13321834580.5479" calcext:value-type="float">
            <text:p>13321834580.5479</text:p>
          </table:table-cell>
          <table:table-cell office:value-type="float" office:value="33002928276.0822" calcext:value-type="float">
            <text:p>33002928276.0822</text:p>
          </table:table-cell>
          <table:table-cell table:number-columns-repeated="48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60700830415.342" calcext:value-type="float">
            <text:p>260700830415.342</text:p>
          </table:table-cell>
          <table:table-cell office:value-type="float" office:value="99325340364.411" calcext:value-type="float">
            <text:p>99325340364.411</text:p>
          </table:table-cell>
          <table:table-cell office:value-type="float" office:value="66975267682.4931" calcext:value-type="float">
            <text:p>66975267682.4931</text:p>
          </table:table-cell>
          <table:table-cell office:value-type="float" office:value="48163441959.3699" calcext:value-type="float">
            <text:p>48163441959.3699</text:p>
          </table:table-cell>
          <table:table-cell office:value-type="float" office:value="14455658861.5616" calcext:value-type="float">
            <text:p>14455658861.5616</text:p>
          </table:table-cell>
          <table:table-cell office:value-type="float" office:value="33796647131.2329" calcext:value-type="float">
            <text:p>33796647131.2329</text:p>
          </table:table-cell>
          <table:table-cell table:number-columns-repeated="48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69800469298" calcext:value-type="float">
            <text:p>269800469298</text:p>
          </table:table-cell>
          <table:table-cell office:value-type="float" office:value="102678679919.342" calcext:value-type="float">
            <text:p>102678679919.342</text:p>
          </table:table-cell>
          <table:table-cell office:value-type="float" office:value="68975217223.1507" calcext:value-type="float">
            <text:p>68975217223.1507</text:p>
          </table:table-cell>
          <table:table-cell office:value-type="float" office:value="50235227110.4932" calcext:value-type="float">
            <text:p>50235227110.4932</text:p>
          </table:table-cell>
          <table:table-cell office:value-type="float" office:value="15718634866.1096" calcext:value-type="float">
            <text:p>15718634866.1096</text:p>
          </table:table-cell>
          <table:table-cell office:value-type="float" office:value="34335356888.1644" calcext:value-type="float">
            <text:p>34335356888.1644</text:p>
          </table:table-cell>
          <table:table-cell table:number-columns-repeated="48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74412974646.438" calcext:value-type="float">
            <text:p>274412974646.438</text:p>
          </table:table-cell>
          <table:table-cell office:value-type="float" office:value="104609292037.26" calcext:value-type="float">
            <text:p>104609292037.26</text:p>
          </table:table-cell>
          <table:table-cell office:value-type="float" office:value="68921000297.9726" calcext:value-type="float">
            <text:p>68921000297.9726</text:p>
          </table:table-cell>
          <table:table-cell office:value-type="float" office:value="52254761826.0548" calcext:value-type="float">
            <text:p>52254761826.0548</text:p>
          </table:table-cell>
          <table:table-cell office:value-type="float" office:value="16122295756.6575" calcext:value-type="float">
            <text:p>16122295756.6575</text:p>
          </table:table-cell>
          <table:table-cell office:value-type="float" office:value="34920344964.137" calcext:value-type="float">
            <text:p>34920344964.137</text:p>
          </table:table-cell>
          <table:table-cell table:number-columns-repeated="48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79381910021.589" calcext:value-type="float">
            <text:p>279381910021.589</text:p>
          </table:table-cell>
          <table:table-cell office:value-type="float" office:value="104965146681.671" calcext:value-type="float">
            <text:p>104965146681.671</text:p>
          </table:table-cell>
          <table:table-cell office:value-type="float" office:value="70759295323.9452" calcext:value-type="float">
            <text:p>70759295323.9452</text:p>
          </table:table-cell>
          <table:table-cell office:value-type="float" office:value="52993338358.5206" calcext:value-type="float">
            <text:p>52993338358.5206</text:p>
          </table:table-cell>
          <table:table-cell office:value-type="float" office:value="16747656182.7671" calcext:value-type="float">
            <text:p>16747656182.7671</text:p>
          </table:table-cell>
          <table:table-cell office:value-type="float" office:value="35883639734.0822" calcext:value-type="float">
            <text:p>35883639734.0822</text:p>
          </table:table-cell>
          <table:table-cell table:number-columns-repeated="48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81271404162.986" calcext:value-type="float">
            <text:p>281271404162.986</text:p>
          </table:table-cell>
          <table:table-cell office:value-type="float" office:value="104973927267.945" calcext:value-type="float">
            <text:p>104973927267.945</text:p>
          </table:table-cell>
          <table:table-cell office:value-type="float" office:value="68875126320.5753" calcext:value-type="float">
            <text:p>68875126320.5753</text:p>
          </table:table-cell>
          <table:table-cell office:value-type="float" office:value="54826980237.4247" calcext:value-type="float">
            <text:p>54826980237.4247</text:p>
          </table:table-cell>
          <table:table-cell office:value-type="float" office:value="17518130682.6575" calcext:value-type="float">
            <text:p>17518130682.6575</text:p>
          </table:table-cell>
          <table:table-cell office:value-type="float" office:value="36559908493.7534" calcext:value-type="float">
            <text:p>36559908493.7534</text:p>
          </table:table-cell>
          <table:table-cell table:number-columns-repeated="48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81555390696.657" calcext:value-type="float">
            <text:p>281555390696.657</text:p>
          </table:table-cell>
          <table:table-cell office:value-type="float" office:value="105532497464.356" calcext:value-type="float">
            <text:p>105532497464.356</text:p>
          </table:table-cell>
          <table:table-cell office:value-type="float" office:value="67714188909.0411" calcext:value-type="float">
            <text:p>67714188909.0411</text:p>
          </table:table-cell>
          <table:table-cell office:value-type="float" office:value="54889538995.1781" calcext:value-type="float">
            <text:p>54889538995.1781</text:p>
          </table:table-cell>
          <table:table-cell office:value-type="float" office:value="17659680559.726" calcext:value-type="float">
            <text:p>17659680559.726</text:p>
          </table:table-cell>
          <table:table-cell office:value-type="float" office:value="37236001433.3151" calcext:value-type="float">
            <text:p>37236001433.3151</text:p>
          </table:table-cell>
          <table:table-cell table:number-columns-repeated="48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84289711202.466" calcext:value-type="float">
            <text:p>284289711202.466</text:p>
          </table:table-cell>
          <table:table-cell office:value-type="float" office:value="107115361302.767" calcext:value-type="float">
            <text:p>107115361302.767</text:p>
          </table:table-cell>
          <table:table-cell office:value-type="float" office:value="67909402919.863" calcext:value-type="float">
            <text:p>67909402919.863</text:p>
          </table:table-cell>
          <table:table-cell office:value-type="float" office:value="55813460925.863" calcext:value-type="float">
            <text:p>55813460925.863</text:p>
          </table:table-cell>
          <table:table-cell office:value-type="float" office:value="18209214405.4521" calcext:value-type="float">
            <text:p>18209214405.4521</text:p>
          </table:table-cell>
          <table:table-cell office:value-type="float" office:value="37665976425.589" calcext:value-type="float">
            <text:p>37665976425.589</text:p>
          </table:table-cell>
          <table:table-cell table:number-columns-repeated="48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86375858288.384" calcext:value-type="float">
            <text:p>286375858288.384</text:p>
          </table:table-cell>
          <table:table-cell office:value-type="float" office:value="108310497159.452" calcext:value-type="float">
            <text:p>108310497159.452</text:p>
          </table:table-cell>
          <table:table-cell office:value-type="float" office:value="68538627278.0548" calcext:value-type="float">
            <text:p>68538627278.0548</text:p>
          </table:table-cell>
          <table:table-cell office:value-type="float" office:value="55791483603.3425" calcext:value-type="float">
            <text:p>55791483603.3425</text:p>
          </table:table-cell>
          <table:table-cell office:value-type="float" office:value="18637378367.7534" calcext:value-type="float">
            <text:p>18637378367.7534</text:p>
          </table:table-cell>
          <table:table-cell office:value-type="float" office:value="38089676602.7123" calcext:value-type="float">
            <text:p>38089676602.7123</text:p>
          </table:table-cell>
          <table:table-cell table:number-columns-repeated="4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93743483011.589" calcext:value-type="float">
            <text:p>293743483011.589</text:p>
          </table:table-cell>
          <table:table-cell office:value-type="float" office:value="109449276394" calcext:value-type="float">
            <text:p>109449276394</text:p>
          </table:table-cell>
          <table:table-cell office:value-type="float" office:value="70361480882.1918" calcext:value-type="float">
            <text:p>70361480882.1918</text:p>
          </table:table-cell>
          <table:table-cell office:value-type="float" office:value="57584865162.4658" calcext:value-type="float">
            <text:p>57584865162.4658</text:p>
          </table:table-cell>
          <table:table-cell office:value-type="float" office:value="19379327026.6849" calcext:value-type="float">
            <text:p>19379327026.6849</text:p>
          </table:table-cell>
          <table:table-cell office:value-type="float" office:value="38969884836.4658" calcext:value-type="float">
            <text:p>38969884836.4658</text:p>
          </table:table-cell>
          <table:table-cell table:number-columns-repeated="4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01166661440.849" calcext:value-type="float">
            <text:p>301166661440.849</text:p>
          </table:table-cell>
          <table:table-cell office:value-type="float" office:value="113085540010.411" calcext:value-type="float">
            <text:p>113085540010.411</text:p>
          </table:table-cell>
          <table:table-cell office:value-type="float" office:value="71528176354.5206" calcext:value-type="float">
            <text:p>71528176354.5206</text:p>
          </table:table-cell>
          <table:table-cell office:value-type="float" office:value="59682655216.6301" calcext:value-type="float">
            <text:p>59682655216.6301</text:p>
          </table:table-cell>
          <table:table-cell office:value-type="float" office:value="20088974396.1644" calcext:value-type="float">
            <text:p>20088974396.1644</text:p>
          </table:table-cell>
          <table:table-cell office:value-type="float" office:value="39589174816.7945" calcext:value-type="float">
            <text:p>39589174816.7945</text:p>
          </table:table-cell>
          <table:table-cell table:number-columns-repeated="4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04155962941.699" calcext:value-type="float">
            <text:p>304155962941.699</text:p>
          </table:table-cell>
          <table:table-cell office:value-type="float" office:value="116568980296.877" calcext:value-type="float">
            <text:p>116568980296.877</text:p>
          </table:table-cell>
          <table:table-cell office:value-type="float" office:value="71006567030.9589" calcext:value-type="float">
            <text:p>71006567030.9589</text:p>
          </table:table-cell>
          <table:table-cell office:value-type="float" office:value="60199479575.8356" calcext:value-type="float">
            <text:p>60199479575.8356</text:p>
          </table:table-cell>
          <table:table-cell office:value-type="float" office:value="19887282825.8356" calcext:value-type="float">
            <text:p>19887282825.8356</text:p>
          </table:table-cell>
          <table:table-cell office:value-type="float" office:value="40037945068" calcext:value-type="float">
            <text:p>40037945068</text:p>
          </table:table-cell>
          <table:table-cell table:number-columns-repeated="4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05702115968.192" calcext:value-type="float">
            <text:p>305702115968.192</text:p>
          </table:table-cell>
          <table:table-cell office:value-type="float" office:value="116379754174.767" calcext:value-type="float">
            <text:p>116379754174.767</text:p>
          </table:table-cell>
          <table:table-cell office:value-type="float" office:value="70806207047.8356" calcext:value-type="float">
            <text:p>70806207047.8356</text:p>
          </table:table-cell>
          <table:table-cell office:value-type="float" office:value="60764906852.1096" calcext:value-type="float">
            <text:p>60764906852.1096</text:p>
          </table:table-cell>
          <table:table-cell office:value-type="float" office:value="20318524404.7671" calcext:value-type="float">
            <text:p>20318524404.7671</text:p>
          </table:table-cell>
          <table:table-cell office:value-type="float" office:value="40456281297.9452" calcext:value-type="float">
            <text:p>40456281297.9452</text:p>
          </table:table-cell>
          <table:table-cell table:number-columns-repeated="4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12290597093.918" calcext:value-type="float">
            <text:p>312290597093.918</text:p>
          </table:table-cell>
          <table:table-cell office:value-type="float" office:value="116839537717.342" calcext:value-type="float">
            <text:p>116839537717.342</text:p>
          </table:table-cell>
          <table:table-cell office:value-type="float" office:value="71080976153.3151" calcext:value-type="float">
            <text:p>71080976153.3151</text:p>
          </table:table-cell>
          <table:table-cell office:value-type="float" office:value="63520236522.7671" calcext:value-type="float">
            <text:p>63520236522.7671</text:p>
          </table:table-cell>
          <table:table-cell office:value-type="float" office:value="21032759570.274" calcext:value-type="float">
            <text:p>21032759570.274</text:p>
          </table:table-cell>
          <table:table-cell office:value-type="float" office:value="41088513460.9041" calcext:value-type="float">
            <text:p>41088513460.9041</text:p>
          </table:table-cell>
          <table:table-cell table:number-columns-repeated="4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0432382326.027" calcext:value-type="float">
            <text:p>320432382326.027</text:p>
          </table:table-cell>
          <table:table-cell office:value-type="float" office:value="119340052877.205" calcext:value-type="float">
            <text:p>119340052877.205</text:p>
          </table:table-cell>
          <table:table-cell office:value-type="float" office:value="74639726584.4384" calcext:value-type="float">
            <text:p>74639726584.4384</text:p>
          </table:table-cell>
          <table:table-cell office:value-type="float" office:value="65865348245.1507" calcext:value-type="float">
            <text:p>65865348245.1507</text:p>
          </table:table-cell>
          <table:table-cell office:value-type="float" office:value="21526279416.8493" calcext:value-type="float">
            <text:p>21526279416.8493</text:p>
          </table:table-cell>
          <table:table-cell office:value-type="float" office:value="41744653144.0274" calcext:value-type="float">
            <text:p>41744653144.0274</text:p>
          </table:table-cell>
          <table:table-cell table:number-columns-repeated="4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23069681420.822" calcext:value-type="float">
            <text:p>323069681420.822</text:p>
          </table:table-cell>
          <table:table-cell office:value-type="float" office:value="120641821304.356" calcext:value-type="float">
            <text:p>120641821304.356</text:p>
          </table:table-cell>
          <table:table-cell office:value-type="float" office:value="75191487846" calcext:value-type="float">
            <text:p>75191487846</text:p>
          </table:table-cell>
          <table:table-cell office:value-type="float" office:value="66192333660.9041" calcext:value-type="float">
            <text:p>66192333660.9041</text:p>
          </table:table-cell>
          <table:table-cell office:value-type="float" office:value="21919253133.9726" calcext:value-type="float">
            <text:p>21919253133.9726</text:p>
          </table:table-cell>
          <table:table-cell office:value-type="float" office:value="41707722636.6301" calcext:value-type="float">
            <text:p>41707722636.6301</text:p>
          </table:table-cell>
          <table:table-cell table:number-columns-repeated="4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29491104670.137" calcext:value-type="float">
            <text:p>329491104670.137</text:p>
          </table:table-cell>
          <table:table-cell office:value-type="float" office:value="121033022450.164" calcext:value-type="float">
            <text:p>121033022450.164</text:p>
          </table:table-cell>
          <table:table-cell office:value-type="float" office:value="77255240331.3699" calcext:value-type="float">
            <text:p>77255240331.3699</text:p>
          </table:table-cell>
          <table:table-cell office:value-type="float" office:value="68570477801.4521" calcext:value-type="float">
            <text:p>68570477801.4521</text:p>
          </table:table-cell>
          <table:table-cell office:value-type="float" office:value="22110898550.9863" calcext:value-type="float">
            <text:p>22110898550.9863</text:p>
          </table:table-cell>
          <table:table-cell office:value-type="float" office:value="42400039266.8767" calcext:value-type="float">
            <text:p>42400039266.8767</text:p>
          </table:table-cell>
          <table:table-cell table:number-columns-repeated="4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40851165360.274" calcext:value-type="float">
            <text:p>340851165360.274</text:p>
          </table:table-cell>
          <table:table-cell office:value-type="float" office:value="124041527247.699" calcext:value-type="float">
            <text:p>124041527247.699</text:p>
          </table:table-cell>
          <table:table-cell office:value-type="float" office:value="82967984719.3699" calcext:value-type="float">
            <text:p>82967984719.3699</text:p>
          </table:table-cell>
          <table:table-cell office:value-type="float" office:value="71021145857.2877" calcext:value-type="float">
            <text:p>71021145857.2877</text:p>
          </table:table-cell>
          <table:table-cell office:value-type="float" office:value="21899854230.2466" calcext:value-type="float">
            <text:p>21899854230.2466</text:p>
          </table:table-cell>
          <table:table-cell office:value-type="float" office:value="43367374872.3562" calcext:value-type="float">
            <text:p>43367374872.3562</text:p>
          </table:table-cell>
          <table:table-cell table:number-columns-repeated="4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56970486832.055" calcext:value-type="float">
            <text:p>356970486832.055</text:p>
          </table:table-cell>
          <table:table-cell office:value-type="float" office:value="129065123113.041" calcext:value-type="float">
            <text:p>129065123113.041</text:p>
          </table:table-cell>
          <table:table-cell office:value-type="float" office:value="89945024081.3699" calcext:value-type="float">
            <text:p>89945024081.3699</text:p>
          </table:table-cell>
          <table:table-cell office:value-type="float" office:value="72797854744" calcext:value-type="float">
            <text:p>72797854744</text:p>
          </table:table-cell>
          <table:table-cell office:value-type="float" office:value="22753082775.7808" calcext:value-type="float">
            <text:p>22753082775.7808</text:p>
          </table:table-cell>
          <table:table-cell office:value-type="float" office:value="44800498828.3836" calcext:value-type="float">
            <text:p>44800498828.3836</text:p>
          </table:table-cell>
          <table:table-cell table:number-columns-repeated="4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65816183262.74" calcext:value-type="float">
            <text:p>365816183262.74</text:p>
          </table:table-cell>
          <table:table-cell office:value-type="float" office:value="130211727935.616" calcext:value-type="float">
            <text:p>130211727935.616</text:p>
          </table:table-cell>
          <table:table-cell office:value-type="float" office:value="94003239615.0685" calcext:value-type="float">
            <text:p>94003239615.0685</text:p>
          </table:table-cell>
          <table:table-cell office:value-type="float" office:value="74947575711.4247" calcext:value-type="float">
            <text:p>74947575711.4247</text:p>
          </table:table-cell>
          <table:table-cell office:value-type="float" office:value="22999851780.0274" calcext:value-type="float">
            <text:p>22999851780.0274</text:p>
          </table:table-cell>
          <table:table-cell office:value-type="float" office:value="46180384372.3836" calcext:value-type="float">
            <text:p>46180384372.3836</text:p>
          </table:table-cell>
          <table:table-cell table:number-columns-repeated="4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76206091975.616" calcext:value-type="float">
            <text:p>376206091975.616</text:p>
          </table:table-cell>
          <table:table-cell office:value-type="float" office:value="131437333181.507" calcext:value-type="float">
            <text:p>131437333181.507</text:p>
          </table:table-cell>
          <table:table-cell office:value-type="float" office:value="99501772052.6849" calcext:value-type="float">
            <text:p>99501772052.6849</text:p>
          </table:table-cell>
          <table:table-cell office:value-type="float" office:value="76852351386.0548" calcext:value-type="float">
            <text:p>76852351386.0548</text:p>
          </table:table-cell>
          <table:table-cell office:value-type="float" office:value="23196565455.4521" calcext:value-type="float">
            <text:p>23196565455.4521</text:p>
          </table:table-cell>
          <table:table-cell office:value-type="float" office:value="47510602551.6164" calcext:value-type="float">
            <text:p>47510602551.6164</text:p>
          </table:table-cell>
          <table:table-cell table:number-columns-repeated="4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84996782648.493" calcext:value-type="float">
            <text:p>384996782648.493</text:p>
          </table:table-cell>
          <table:table-cell office:value-type="float" office:value="131640977540.356" calcext:value-type="float">
            <text:p>131640977540.356</text:p>
          </table:table-cell>
          <table:table-cell office:value-type="float" office:value="103033985213.534" calcext:value-type="float">
            <text:p>103033985213.534</text:p>
          </table:table-cell>
          <table:table-cell office:value-type="float" office:value="80418625152.6575" calcext:value-type="float">
            <text:p>80418625152.6575</text:p>
          </table:table-cell>
          <table:table-cell office:value-type="float" office:value="22601648673.2329" calcext:value-type="float">
            <text:p>22601648673.2329</text:p>
          </table:table-cell>
          <table:table-cell office:value-type="float" office:value="48811574467.1507" calcext:value-type="float">
            <text:p>48811574467.1507</text:p>
          </table:table-cell>
          <table:table-cell table:number-columns-repeated="4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89393765425.205" calcext:value-type="float">
            <text:p>389393765425.205</text:p>
          </table:table-cell>
          <table:table-cell office:value-type="float" office:value="132525078860.849" calcext:value-type="float">
            <text:p>132525078860.849</text:p>
          </table:table-cell>
          <table:table-cell office:value-type="float" office:value="103719095545.288" calcext:value-type="float">
            <text:p>103719095545.288</text:p>
          </table:table-cell>
          <table:table-cell office:value-type="float" office:value="82534933098.2192" calcext:value-type="float">
            <text:p>82534933098.2192</text:p>
          </table:table-cell>
          <table:table-cell office:value-type="float" office:value="22715801615.9178" calcext:value-type="float">
            <text:p>22715801615.9178</text:p>
          </table:table-cell>
          <table:table-cell office:value-type="float" office:value="50379432291.8082" calcext:value-type="float">
            <text:p>50379432291.8082</text:p>
          </table:table-cell>
          <table:table-cell table:number-columns-repeated="4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86678928323.836" calcext:value-type="float">
            <text:p>386678928323.836</text:p>
          </table:table-cell>
          <table:table-cell office:value-type="float" office:value="130227250480.685" calcext:value-type="float">
            <text:p>130227250480.685</text:p>
          </table:table-cell>
          <table:table-cell office:value-type="float" office:value="104479451084.877" calcext:value-type="float">
            <text:p>104479451084.877</text:p>
          </table:table-cell>
          <table:table-cell office:value-type="float" office:value="80698774136.8219" calcext:value-type="float">
            <text:p>80698774136.8219</text:p>
          </table:table-cell>
          <table:table-cell office:value-type="float" office:value="22409488796" calcext:value-type="float">
            <text:p>22409488796</text:p>
          </table:table-cell>
          <table:table-cell office:value-type="float" office:value="51545433086.7123" calcext:value-type="float">
            <text:p>51545433086.7123</text:p>
          </table:table-cell>
          <table:table-cell table:number-columns-repeated="4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07495820915.069" calcext:value-type="float">
            <text:p>407495820915.069</text:p>
          </table:table-cell>
          <table:table-cell office:value-type="float" office:value="133124001397.425" calcext:value-type="float">
            <text:p>133124001397.425</text:p>
          </table:table-cell>
          <table:table-cell office:value-type="float" office:value="111713425664.274" calcext:value-type="float">
            <text:p>111713425664.274</text:p>
          </table:table-cell>
          <table:table-cell office:value-type="float" office:value="87180049731.3699" calcext:value-type="float">
            <text:p>87180049731.3699</text:p>
          </table:table-cell>
          <table:table-cell office:value-type="float" office:value="22908189090.6575" calcext:value-type="float">
            <text:p>22908189090.6575</text:p>
          </table:table-cell>
          <table:table-cell office:value-type="float" office:value="54002505130.3562" calcext:value-type="float">
            <text:p>54002505130.3562</text:p>
          </table:table-cell>
          <table:table-cell table:number-columns-repeated="4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18480479224.932" calcext:value-type="float">
            <text:p>418480479224.932</text:p>
          </table:table-cell>
          <table:table-cell office:value-type="float" office:value="134005900728.767" calcext:value-type="float">
            <text:p>134005900728.767</text:p>
          </table:table-cell>
          <table:table-cell office:value-type="float" office:value="120754819053.479" calcext:value-type="float">
            <text:p>120754819053.479</text:p>
          </table:table-cell>
          <table:table-cell office:value-type="float" office:value="88909265999.589" calcext:value-type="float">
            <text:p>88909265999.589</text:p>
          </table:table-cell>
          <table:table-cell office:value-type="float" office:value="21466514535.589" calcext:value-type="float">
            <text:p>21466514535.589</text:p>
          </table:table-cell>
          <table:table-cell office:value-type="float" office:value="55441131478.3562" calcext:value-type="float">
            <text:p>55441131478.3562</text:p>
          </table:table-cell>
          <table:table-cell table:number-columns-repeated="4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24668146165.479" calcext:value-type="float">
            <text:p>424668146165.479</text:p>
          </table:table-cell>
          <table:table-cell office:value-type="float" office:value="136512296080.356" calcext:value-type="float">
            <text:p>136512296080.356</text:p>
          </table:table-cell>
          <table:table-cell office:value-type="float" office:value="122285833866.575" calcext:value-type="float">
            <text:p>122285833866.575</text:p>
          </table:table-cell>
          <table:table-cell office:value-type="float" office:value="90515836525.589" calcext:value-type="float">
            <text:p>90515836525.589</text:p>
          </table:table-cell>
          <table:table-cell office:value-type="float" office:value="20450644199.8904" calcext:value-type="float">
            <text:p>20450644199.8904</text:p>
          </table:table-cell>
          <table:table-cell office:value-type="float" office:value="57284860231.5069" calcext:value-type="float">
            <text:p>57284860231.5069</text:p>
          </table:table-cell>
          <table:table-cell table:number-columns-repeated="4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31466072662.192" calcext:value-type="float">
            <text:p>431466072662.192</text:p>
          </table:table-cell>
          <table:table-cell office:value-type="float" office:value="136359023673.096" calcext:value-type="float">
            <text:p>136359023673.096</text:p>
          </table:table-cell>
          <table:table-cell office:value-type="float" office:value="124495622095.26" calcext:value-type="float">
            <text:p>124495622095.26</text:p>
          </table:table-cell>
          <table:table-cell office:value-type="float" office:value="92464481229.3425" calcext:value-type="float">
            <text:p>92464481229.3425</text:p>
          </table:table-cell>
          <table:table-cell office:value-type="float" office:value="20599339166.6027" calcext:value-type="float">
            <text:p>20599339166.6027</text:p>
          </table:table-cell>
          <table:table-cell office:value-type="float" office:value="59411360167.3973" calcext:value-type="float">
            <text:p>59411360167.397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014 Provisional</text:p>
          </table:table-cell>
          <table:table-cell table:number-columns-repeated="54"/>
        </table:table-row>
      </table:table>
      <table:table table:name="timeseries" table:style-name="ta1">
        <table:table-column table:style-name="co1" table:number-columns-repeated="2" table:default-cell-style-name="Default"/>
        <table:table-column table:style-name="co1" table:number-columns-repeated="6" table:default-cell-style-name="ce34"/>
        <table:table-column table:style-name="co1" table:number-columns-repeated="2" table:default-cell-style-name="Default"/>
        <table:table-column table:style-name="co1" table:number-columns-repeated="6" table:default-cell-style-name="ce34"/>
        <table:table-column table:style-name="co1" table:number-columns-repeated="2" table:default-cell-style-name="Default"/>
        <table:table-column table:style-name="co1" table:number-columns-repeated="2" table:default-cell-style-name="ce34"/>
        <table:table-column table:style-name="co1" table:default-cell-style-name="Default"/>
        <table:table-column table:style-name="co1" table:number-columns-repeated="2" table:default-cell-style-name="ce34"/>
        <table:table-column table:style-name="co1" table:default-cell-style-name="Default"/>
        <table:table-column table:style-name="co1" table:number-columns-repeated="2" table:default-cell-style-name="ce34"/>
        <table:table-column table:style-name="co1" table:default-cell-style-name="Default"/>
        <table:table-column table:style-name="co1" table:number-columns-repeated="2" table:default-cell-style-name="ce34"/>
        <table:table-column table:style-name="co1" table:default-cell-style-name="Default"/>
        <table:table-column table:style-name="co1" table:number-columns-repeated="2" table:default-cell-style-name="ce34"/>
        <table:table-column table:style-name="co1" table:default-cell-style-name="Default"/>
        <table:table-column table:style-name="co1" table:number-columns-repeated="5" table:default-cell-style-name="ce34"/>
        <table:table-column table:style-name="co1" table:default-cell-style-name="Default"/>
        <table:table-column table:style-name="co1" table:number-columns-repeated="2" table:default-cell-style-name="ce34"/>
        <table:table-row table:style-name="ro1">
          <table:table-cell table:formula="of:=[Smil.A30]" office:value-type="string" office:string-value="year" calcext:value-type="string">
            <text:p>year</text:p>
          </table:table-cell>
          <table:table-cell/>
          <table:table-cell table:style-name="Default" table:formula="of:=[Smil.B30]" office:value-type="string" office:string-value="Biofuels" calcext:value-type="string">
            <text:p>Biofuels</text:p>
          </table:table-cell>
          <table:table-cell table:style-name="Default" table:formula="of:=[Smil.C30]" office:value-type="string" office:string-value="Coal" calcext:value-type="string">
            <text:p>Coal</text:p>
          </table:table-cell>
          <table:table-cell table:style-name="Default" table:formula="of:=[Smil.D30]" office:value-type="string" office:string-value="Crude Oil" calcext:value-type="string">
            <text:p>Crude Oil</text:p>
          </table:table-cell>
          <table:table-cell table:style-name="Default" table:formula="of:=[Smil.E30]" office:value-type="string" office:string-value="Natural Gas" calcext:value-type="string">
            <text:p>Natural Gas</text:p>
          </table:table-cell>
          <table:table-cell table:style-name="Default" table:formula="of:=[Smil.F30]" office:value-type="string" office:string-value="Hydro Electricity" calcext:value-type="string">
            <text:p>Hydro Electricity</text:p>
          </table:table-cell>
          <table:table-cell table:style-name="Default" table:formula="of:=[Smil.G30]" office:value-type="string" office:string-value="Nuclear Electricity" calcext:value-type="string">
            <text:p>Nuclear Electricity</text:p>
          </table:table-cell>
          <table:table-cell office:value-type="string" calcext:value-type="string">
            <text:p>total</text:p>
          </table:table-cell>
          <table:table-cell/>
          <table:table-cell table:style-name="Default" table:number-columns-repeated="6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 table:formula="of:=[Smil.A31]" office:value-type="float" office:value="1800" calcext:value-type="float">
            <text:p>1800</text:p>
          </table:table-cell>
          <table:table-cell/>
          <table:table-cell table:formula="of:=[Smil.B2]*[Smil.$M$1]/365" office:value-type="float" office:value="15.9817351598175" calcext:value-type="float">
            <text:p>15.98</text:p>
          </table:table-cell>
          <table:table-cell table:formula="of:=[Smil.C2]*[Smil.$M$1]/365" office:value-type="float" office:value="0.281582952815832" calcext:value-type="float">
            <text:p>0.28</text:p>
          </table:table-cell>
          <table:table-cell table:formula="of:=[Smil.D2]*[Smil.$M$1]/365" office:value-type="float" office:value="0" calcext:value-type="float">
            <text:p>0.00</text:p>
          </table:table-cell>
          <table:table-cell table:formula="of:=[Smil.E2]*[Smil.$M$1]/365" office:value-type="float" office:value="0" calcext:value-type="float">
            <text:p>0.00</text:p>
          </table:table-cell>
          <table:table-cell table:formula="of:=[Smil.F2]*[Smil.$M$1]/365" office:value-type="float" office:value="0" calcext:value-type="float">
            <text:p>0.00</text:p>
          </table:table-cell>
          <table:table-cell table:formula="of:=[Smil.G2]*[Smil.$M$1]/365" office:value-type="float" office:value="0" calcext:value-type="float">
            <text:p>0.00</text:p>
          </table:table-cell>
          <table:table-cell table:formula="of:=SUM([.C2:.H2])" office:value-type="float" office:value="16.2633181126333" calcext:value-type="float">
            <text:p>16.2633181126</text:p>
          </table:table-cell>
          <table:table-cell/>
          <table:table-cell table:style-name="Default" table:number-columns-repeated="6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 table:formula="of:=[Smil.A32]" office:value-type="float" office:value="1810" calcext:value-type="float">
            <text:p>1810</text:p>
          </table:table-cell>
          <table:table-cell/>
          <table:table-cell table:formula="of:=[Smil.B3]*[Smil.$M$1]/365" office:value-type="float" office:value="15.5175038051752" calcext:value-type="float">
            <text:p>15.52</text:p>
          </table:table-cell>
          <table:table-cell table:formula="of:=[Smil.C3]*[Smil.$M$1]/365" office:value-type="float" office:value="0.34246575342466" calcext:value-type="float">
            <text:p>0.34</text:p>
          </table:table-cell>
          <table:table-cell table:formula="of:=[Smil.D3]*[Smil.$M$1]/365" office:value-type="float" office:value="0" calcext:value-type="float">
            <text:p>0.00</text:p>
          </table:table-cell>
          <table:table-cell table:formula="of:=[Smil.E3]*[Smil.$M$1]/365" office:value-type="float" office:value="0" calcext:value-type="float">
            <text:p>0.00</text:p>
          </table:table-cell>
          <table:table-cell table:formula="of:=[Smil.F3]*[Smil.$M$1]/365" office:value-type="float" office:value="0" calcext:value-type="float">
            <text:p>0.00</text:p>
          </table:table-cell>
          <table:table-cell table:formula="of:=[Smil.G3]*[Smil.$M$1]/365" office:value-type="float" office:value="0" calcext:value-type="float">
            <text:p>0.00</text:p>
          </table:table-cell>
          <table:table-cell table:formula="of:=SUM([.C3:.H3])" office:value-type="float" office:value="15.8599695585999" calcext:value-type="float">
            <text:p>15.8599695586</text:p>
          </table:table-cell>
          <table:table-cell/>
          <table:table-cell table:style-name="Default" table:number-columns-repeated="6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2">
          <table:table-cell table:formula="of:=[Smil.A33]" office:value-type="float" office:value="1820" calcext:value-type="float">
            <text:p>1820</text:p>
          </table:table-cell>
          <table:table-cell table:style-name="ce33" office:value-type="float" office:value="1041707.97046579" calcext:value-type="float">
            <text:p>1,041,708</text:p>
          </table:table-cell>
          <table:table-cell table:formula="of:=[Smil.B4]*[Smil.$M$1]/365" office:value-type="float" office:value="15.8371385083715" calcext:value-type="float">
            <text:p>15.84</text:p>
          </table:table-cell>
          <table:table-cell table:formula="of:=[Smil.C4]*[Smil.$M$1]/365" office:value-type="float" office:value="0.395738203957385" calcext:value-type="float">
            <text:p>0.40</text:p>
          </table:table-cell>
          <table:table-cell table:formula="of:=[Smil.D4]*[Smil.$M$1]/365" office:value-type="float" office:value="0" calcext:value-type="float">
            <text:p>0.00</text:p>
          </table:table-cell>
          <table:table-cell table:formula="of:=[Smil.E4]*[Smil.$M$1]/365" office:value-type="float" office:value="0" calcext:value-type="float">
            <text:p>0.00</text:p>
          </table:table-cell>
          <table:table-cell table:formula="of:=[Smil.F4]*[Smil.$M$1]/365" office:value-type="float" office:value="0" calcext:value-type="float">
            <text:p>0.00</text:p>
          </table:table-cell>
          <table:table-cell table:formula="of:=[Smil.G4]*[Smil.$M$1]/365" office:value-type="float" office:value="0" calcext:value-type="float">
            <text:p>0.00</text:p>
          </table:table-cell>
          <table:table-cell table:formula="of:=SUM([.C4:.H4])" office:value-type="float" office:value="16.2328767123289" calcext:value-type="float">
            <text:p>16.2328767123</text:p>
          </table:table-cell>
          <table:table-cell/>
          <table:table-cell table:style-name="Default" table:number-columns-repeated="6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 table:formula="of:=[Smil.A34]" office:value-type="float" office:value="1830" calcext:value-type="float">
            <text:p>1830</text:p>
          </table:table-cell>
          <table:table-cell/>
          <table:table-cell table:formula="of:=[Smil.B5]*[Smil.$M$1]/365" office:value-type="float" office:value="15.357686453577" calcext:value-type="float">
            <text:p>15.36</text:p>
          </table:table-cell>
          <table:table-cell table:formula="of:=[Smil.C5]*[Smil.$M$1]/365" office:value-type="float" office:value="0.631659056316596" calcext:value-type="float">
            <text:p>0.63</text:p>
          </table:table-cell>
          <table:table-cell table:formula="of:=[Smil.D5]*[Smil.$M$1]/365" office:value-type="float" office:value="0" calcext:value-type="float">
            <text:p>0.00</text:p>
          </table:table-cell>
          <table:table-cell table:formula="of:=[Smil.E5]*[Smil.$M$1]/365" office:value-type="float" office:value="0" calcext:value-type="float">
            <text:p>0.00</text:p>
          </table:table-cell>
          <table:table-cell table:formula="of:=[Smil.F5]*[Smil.$M$1]/365" office:value-type="float" office:value="0" calcext:value-type="float">
            <text:p>0.00</text:p>
          </table:table-cell>
          <table:table-cell table:formula="of:=[Smil.G5]*[Smil.$M$1]/365" office:value-type="float" office:value="0" calcext:value-type="float">
            <text:p>0.00</text:p>
          </table:table-cell>
          <table:table-cell table:formula="of:=SUM([.C5:.H5])" office:value-type="float" office:value="15.9893455098936" calcext:value-type="float">
            <text:p>15.9893455099</text:p>
          </table:table-cell>
          <table:table-cell/>
          <table:table-cell table:style-name="Default" table:number-columns-repeated="6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 table:formula="of:=[Smil.A35]" office:value-type="float" office:value="1840" calcext:value-type="float">
            <text:p>1840</text:p>
          </table:table-cell>
          <table:table-cell/>
          <table:table-cell table:formula="of:=[Smil.B6]*[Smil.$M$1]/365" office:value-type="float" office:value="15.8523592085237" calcext:value-type="float">
            <text:p>15.85</text:p>
          </table:table-cell>
          <table:table-cell table:formula="of:=[Smil.C6]*[Smil.$M$1]/365" office:value-type="float" office:value="0.814307458143081" calcext:value-type="float">
            <text:p>0.81</text:p>
          </table:table-cell>
          <table:table-cell table:formula="of:=[Smil.D6]*[Smil.$M$1]/365" office:value-type="float" office:value="0" calcext:value-type="float">
            <text:p>0.00</text:p>
          </table:table-cell>
          <table:table-cell table:formula="of:=[Smil.E6]*[Smil.$M$1]/365" office:value-type="float" office:value="0" calcext:value-type="float">
            <text:p>0.00</text:p>
          </table:table-cell>
          <table:table-cell table:formula="of:=[Smil.F6]*[Smil.$M$1]/365" office:value-type="float" office:value="0" calcext:value-type="float">
            <text:p>0.00</text:p>
          </table:table-cell>
          <table:table-cell table:formula="of:=[Smil.G6]*[Smil.$M$1]/365" office:value-type="float" office:value="0" calcext:value-type="float">
            <text:p>0.00</text:p>
          </table:table-cell>
          <table:table-cell table:formula="of:=SUM([.C6:.H6])" office:value-type="float" office:value="16.6666666666668" calcext:value-type="float">
            <text:p>16.6666666667</text:p>
          </table:table-cell>
          <table:table-cell/>
          <table:table-cell table:style-name="Default" table:number-columns-repeated="6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 table:formula="of:=[Smil.A36]" office:value-type="float" office:value="1850" calcext:value-type="float">
            <text:p>1850</text:p>
          </table:table-cell>
          <table:table-cell/>
          <table:table-cell table:formula="of:=[Smil.B7]*[Smil.$M$1]/365" office:value-type="float" office:value="15.502283105023" calcext:value-type="float">
            <text:p>15.50</text:p>
          </table:table-cell>
          <table:table-cell table:formula="of:=[Smil.C7]*[Smil.$M$1]/365" office:value-type="float" office:value="1.22526636225267" calcext:value-type="float">
            <text:p>1.23</text:p>
          </table:table-cell>
          <table:table-cell table:formula="of:=[Smil.D7]*[Smil.$M$1]/365" office:value-type="float" office:value="0" calcext:value-type="float">
            <text:p>0.00</text:p>
          </table:table-cell>
          <table:table-cell table:formula="of:=[Smil.E7]*[Smil.$M$1]/365" office:value-type="float" office:value="0" calcext:value-type="float">
            <text:p>0.00</text:p>
          </table:table-cell>
          <table:table-cell table:formula="of:=[Smil.F7]*[Smil.$M$1]/365" office:value-type="float" office:value="0" calcext:value-type="float">
            <text:p>0.00</text:p>
          </table:table-cell>
          <table:table-cell table:formula="of:=[Smil.G7]*[Smil.$M$1]/365" office:value-type="float" office:value="0" calcext:value-type="float">
            <text:p>0.00</text:p>
          </table:table-cell>
          <table:table-cell table:formula="of:=SUM([.C7:.H7])" office:value-type="float" office:value="16.7275494672757" calcext:value-type="float">
            <text:p>16.7275494673</text:p>
          </table:table-cell>
          <table:table-cell/>
          <table:table-cell table:style-name="Default" table:number-columns-repeated="6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 table:formula="of:=[Smil.A37]" office:value-type="float" office:value="1860" calcext:value-type="float">
            <text:p>1860</text:p>
          </table:table-cell>
          <table:table-cell/>
          <table:table-cell table:formula="of:=[Smil.B8]*[Smil.$M$1]/365" office:value-type="float" office:value="14.2694063926942" calcext:value-type="float">
            <text:p>14.27</text:p>
          </table:table-cell>
          <table:table-cell table:formula="of:=[Smil.C8]*[Smil.$M$1]/365" office:value-type="float" office:value="2.17656012176562" calcext:value-type="float">
            <text:p>2.18</text:p>
          </table:table-cell>
          <table:table-cell table:formula="of:=[Smil.D8]*[Smil.$M$1]/365" office:value-type="float" office:value="0" calcext:value-type="float">
            <text:p>0.00</text:p>
          </table:table-cell>
          <table:table-cell table:formula="of:=[Smil.E8]*[Smil.$M$1]/365" office:value-type="float" office:value="0" calcext:value-type="float">
            <text:p>0.00</text:p>
          </table:table-cell>
          <table:table-cell table:formula="of:=[Smil.F8]*[Smil.$M$1]/365" office:value-type="float" office:value="0" calcext:value-type="float">
            <text:p>0.00</text:p>
          </table:table-cell>
          <table:table-cell table:formula="of:=[Smil.G8]*[Smil.$M$1]/365" office:value-type="float" office:value="0" calcext:value-type="float">
            <text:p>0.00</text:p>
          </table:table-cell>
          <table:table-cell table:formula="of:=SUM([.C8:.H8])" office:value-type="float" office:value="16.4459665144598" calcext:value-type="float">
            <text:p>16.4459665145</text:p>
          </table:table-cell>
          <table:table-cell/>
          <table:table-cell table:style-name="Default" table:number-columns-repeated="6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2">
          <table:table-cell table:formula="of:=[Smil.A38]" office:value-type="float" office:value="1870" calcext:value-type="float">
            <text:p>1870</text:p>
          </table:table-cell>
          <table:table-cell table:style-name="ce33" office:value-type="float" office:value="1275732.06768941" calcext:value-type="float">
            <text:p>1,275,732</text:p>
          </table:table-cell>
          <table:table-cell table:formula="of:=[Smil.B9]*[Smil.$M$1]/365" office:value-type="float" office:value="14.2694063926942" calcext:value-type="float">
            <text:p>14.27</text:p>
          </table:table-cell>
          <table:table-cell table:formula="of:=[Smil.C9]*[Smil.$M$1]/365" office:value-type="float" office:value="3.37138508371388" calcext:value-type="float">
            <text:p>3.37</text:p>
          </table:table-cell>
          <table:table-cell table:formula="of:=[Smil.D9]*[Smil.$M$1]/365" office:value-type="float" office:value="0.00761035007610356" calcext:value-type="float">
            <text:p>0.01</text:p>
          </table:table-cell>
          <table:table-cell table:formula="of:=[Smil.E9]*[Smil.$M$1]/365" office:value-type="float" office:value="0" calcext:value-type="float">
            <text:p>0.00</text:p>
          </table:table-cell>
          <table:table-cell table:formula="of:=[Smil.F9]*[Smil.$M$1]/365" office:value-type="float" office:value="0" calcext:value-type="float">
            <text:p>0.00</text:p>
          </table:table-cell>
          <table:table-cell table:formula="of:=[Smil.G9]*[Smil.$M$1]/365" office:value-type="float" office:value="0" calcext:value-type="float">
            <text:p>0.00</text:p>
          </table:table-cell>
          <table:table-cell table:formula="of:=SUM([.C9:.H9])" office:value-type="float" office:value="17.6484018264842" calcext:value-type="float">
            <text:p>17.6484018265</text:p>
          </table:table-cell>
          <table:table-cell/>
          <table:table-cell table:style-name="Default" table:number-columns-repeated="6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 table:formula="of:=[Smil.A39]" office:value-type="float" office:value="1880" calcext:value-type="float">
            <text:p>1880</text:p>
          </table:table-cell>
          <table:table-cell/>
          <table:table-cell table:formula="of:=[Smil.B10]*[Smil.$M$1]/365" office:value-type="float" office:value="13.4703196347033" calcext:value-type="float">
            <text:p>13.47</text:p>
          </table:table-cell>
          <table:table-cell table:formula="of:=[Smil.C10]*[Smil.$M$1]/365" office:value-type="float" office:value="4.93150684931511" calcext:value-type="float">
            <text:p>4.93</text:p>
          </table:table-cell>
          <table:table-cell table:formula="of:=[Smil.D10]*[Smil.$M$1]/365" office:value-type="float" office:value="0.0608828006088285" calcext:value-type="float">
            <text:p>0.06</text:p>
          </table:table-cell>
          <table:table-cell table:formula="of:=[Smil.E10]*[Smil.$M$1]/365" office:value-type="float" office:value="0" calcext:value-type="float">
            <text:p>0.00</text:p>
          </table:table-cell>
          <table:table-cell table:formula="of:=[Smil.F10]*[Smil.$M$1]/365" office:value-type="float" office:value="0.0228310502283107" calcext:value-type="float">
            <text:p>0.02</text:p>
          </table:table-cell>
          <table:table-cell table:formula="of:=[Smil.G10]*[Smil.$M$1]/365" office:value-type="float" office:value="0" calcext:value-type="float">
            <text:p>0.00</text:p>
          </table:table-cell>
          <table:table-cell table:formula="of:=SUM([.C10:.H10])" office:value-type="float" office:value="18.4855403348556" calcext:value-type="float">
            <text:p>18.4855403349</text:p>
          </table:table-cell>
          <table:table-cell/>
          <table:table-cell table:style-name="Default" table:number-columns-repeated="6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 table:formula="of:=[Smil.A40]" office:value-type="float" office:value="1890" calcext:value-type="float">
            <text:p>1890</text:p>
          </table:table-cell>
          <table:table-cell/>
          <table:table-cell table:formula="of:=[Smil.B11]*[Smil.$M$1]/365" office:value-type="float" office:value="11.9330289193304" calcext:value-type="float">
            <text:p>11.93</text:p>
          </table:table-cell>
          <table:table-cell table:formula="of:=[Smil.C11]*[Smil.$M$1]/365" office:value-type="float" office:value="6.90258751902593" calcext:value-type="float">
            <text:p>6.90</text:p>
          </table:table-cell>
          <table:table-cell table:formula="of:=[Smil.D11]*[Smil.$M$1]/365" office:value-type="float" office:value="0.159817351598175" calcext:value-type="float">
            <text:p>0.16</text:p>
          </table:table-cell>
          <table:table-cell table:formula="of:=[Smil.E11]*[Smil.$M$1]/365" office:value-type="float" office:value="0.0608828006088285" calcext:value-type="float">
            <text:p>0.06</text:p>
          </table:table-cell>
          <table:table-cell table:formula="of:=[Smil.F11]*[Smil.$M$1]/365" office:value-type="float" office:value="0.0228310502283107" calcext:value-type="float">
            <text:p>0.02</text:p>
          </table:table-cell>
          <table:table-cell table:formula="of:=[Smil.G11]*[Smil.$M$1]/365" office:value-type="float" office:value="0" calcext:value-type="float">
            <text:p>0.00</text:p>
          </table:table-cell>
          <table:table-cell table:formula="of:=SUM([.C11:.H11])" office:value-type="float" office:value="19.0791476407916" calcext:value-type="float">
            <text:p>19.0791476408</text:p>
          </table:table-cell>
          <table:table-cell/>
          <table:table-cell table:style-name="Default" table:number-columns-repeated="6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2">
          <table:table-cell table:formula="of:=[Smil.A41]" office:value-type="float" office:value="1900" calcext:value-type="float">
            <text:p>1900</text:p>
          </table:table-cell>
          <table:table-cell table:style-name="ce33" office:value-type="float" office:value="1563463.986" calcext:value-type="float">
            <text:p>1,563,464</text:p>
          </table:table-cell>
          <table:table-cell table:formula="of:=[Smil.B12]*[Smil.$M$1]/365" office:value-type="float" office:value="10.144596651446" calcext:value-type="float">
            <text:p>10.14</text:p>
          </table:table-cell>
          <table:table-cell table:formula="of:=[Smil.C12]*[Smil.$M$1]/365" office:value-type="float" office:value="9.50532724505335" calcext:value-type="float">
            <text:p>9.51</text:p>
          </table:table-cell>
          <table:table-cell table:formula="of:=[Smil.D12]*[Smil.$M$1]/365" office:value-type="float" office:value="0.296803652968039" calcext:value-type="float">
            <text:p>0.30</text:p>
          </table:table-cell>
          <table:table-cell table:formula="of:=[Smil.E12]*[Smil.$M$1]/365" office:value-type="float" office:value="0.10654490106545" calcext:value-type="float">
            <text:p>0.11</text:p>
          </table:table-cell>
          <table:table-cell table:formula="of:=[Smil.F12]*[Smil.$M$1]/365" office:value-type="float" office:value="0.0304414003044142" calcext:value-type="float">
            <text:p>0.03</text:p>
          </table:table-cell>
          <table:table-cell table:formula="of:=[Smil.G12]*[Smil.$M$1]/365" office:value-type="float" office:value="0" calcext:value-type="float">
            <text:p>0.00</text:p>
          </table:table-cell>
          <table:table-cell table:formula="of:=SUM([.C12:.H12])" office:value-type="float" office:value="20.0837138508372" calcext:value-type="float">
            <text:p>20.0837138508</text:p>
          </table:table-cell>
          <table:table-cell/>
          <table:table-cell table:style-name="Default" table:number-columns-repeated="6"/>
          <table:table-cell/>
          <table:table-cell office:value-type="string" calcext:value-type="string">
            <text:p>1 Mtoe</text:p>
          </table:table-cell>
          <table:table-cell table:style-name="Default" office:value-type="string" calcext:value-type="string">
            <text:p>=</text:p>
          </table:table-cell>
          <table:table-cell table:style-name="Default"/>
          <table:table-cell table:formula="of:=1000000*11630" office:value-type="float" office:value="11630000000" calcext:value-type="float">
            <text:p>11630000000</text:p>
          </table:table-cell>
          <table:table-cell table:style-name="Default" office:value-type="string" calcext:value-type="string">
            <text:p>kWh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 table:formula="of:=[Smil.A42]" office:value-type="float" office:value="1910" calcext:value-type="float">
            <text:p>1910</text:p>
          </table:table-cell>
          <table:table-cell/>
          <table:table-cell table:formula="of:=[Smil.B13]*[Smil.$M$1]/365" office:value-type="float" office:value="9.87062404870632" calcext:value-type="float">
            <text:p>9.87</text:p>
          </table:table-cell>
          <table:table-cell table:formula="of:=[Smil.C13]*[Smil.$M$1]/365" office:value-type="float" office:value="13.371385083714" calcext:value-type="float">
            <text:p>13.37</text:p>
          </table:table-cell>
          <table:table-cell table:formula="of:=[Smil.D13]*[Smil.$M$1]/365" office:value-type="float" office:value="0.616438356164389" calcext:value-type="float">
            <text:p>0.62</text:p>
          </table:table-cell>
          <table:table-cell table:formula="of:=[Smil.E13]*[Smil.$M$1]/365" office:value-type="float" office:value="0.220700152207003" calcext:value-type="float">
            <text:p>0.22</text:p>
          </table:table-cell>
          <table:table-cell table:formula="of:=[Smil.F13]*[Smil.$M$1]/365" office:value-type="float" office:value="0.0532724505327249" calcext:value-type="float">
            <text:p>0.05</text:p>
          </table:table-cell>
          <table:table-cell table:formula="of:=[Smil.G13]*[Smil.$M$1]/365" office:value-type="float" office:value="0" calcext:value-type="float">
            <text:p>0.00</text:p>
          </table:table-cell>
          <table:table-cell table:formula="of:=SUM([.C13:.H13])" office:value-type="float" office:value="24.1324200913244" calcext:value-type="float">
            <text:p>24.1324200913</text:p>
          </table:table-cell>
          <table:table-cell/>
          <table:table-cell table:style-name="Default" table:number-columns-repeated="6"/>
          <table:table-cell table:number-columns-repeated="2"/>
          <table:table-cell table:style-name="Default" table:number-columns-repeated="2"/>
          <table:table-cell office:value-type="float" office:value="11.63" calcext:value-type="float">
            <text:p>11.63</text:p>
          </table:table-cell>
          <table:table-cell table:style-name="Default" office:value-type="string" calcext:value-type="string">
            <text:p>Twh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2">
          <table:table-cell table:formula="of:=[Smil.A43]" office:value-type="float" office:value="1920" calcext:value-type="float">
            <text:p>1920</text:p>
          </table:table-cell>
          <table:table-cell table:style-name="ce33" office:value-type="float" office:value="1863466.33821274" calcext:value-type="float">
            <text:p>1,863,466</text:p>
          </table:table-cell>
          <table:table-cell table:formula="of:=[Smil.B14]*[Smil.$M$1]/365" office:value-type="float" office:value="9.97716894977177" calcext:value-type="float">
            <text:p>9.98</text:p>
          </table:table-cell>
          <table:table-cell table:formula="of:=[Smil.C14]*[Smil.$M$1]/365" office:value-type="float" office:value="14.1248097412482" calcext:value-type="float">
            <text:p>14.12</text:p>
          </table:table-cell>
          <table:table-cell table:formula="of:=[Smil.D14]*[Smil.$M$1]/365" office:value-type="float" office:value="1.2785388127854" calcext:value-type="float">
            <text:p>1.28</text:p>
          </table:table-cell>
          <table:table-cell table:formula="of:=[Smil.E14]*[Smil.$M$1]/365" office:value-type="float" office:value="0.334855403348557" calcext:value-type="float">
            <text:p>0.33</text:p>
          </table:table-cell>
          <table:table-cell table:formula="of:=[Smil.F14]*[Smil.$M$1]/365" office:value-type="float" office:value="0.0913242009132427" calcext:value-type="float">
            <text:p>0.09</text:p>
          </table:table-cell>
          <table:table-cell table:formula="of:=[Smil.G14]*[Smil.$M$1]/365" office:value-type="float" office:value="0" calcext:value-type="float">
            <text:p>0.00</text:p>
          </table:table-cell>
          <table:table-cell table:formula="of:=SUM([.C14:.H14])" office:value-type="float" office:value="25.8066971080672" calcext:value-type="float">
            <text:p>25.8066971081</text:p>
          </table:table-cell>
          <table:table-cell/>
          <table:table-cell table:style-name="Default" table:number-columns-repeated="6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 table:formula="of:=[Smil.A44]" office:value-type="float" office:value="1930" calcext:value-type="float">
            <text:p>1930</text:p>
          </table:table-cell>
          <table:table-cell/>
          <table:table-cell table:formula="of:=[Smil.B15]*[Smil.$M$1]/365" office:value-type="float" office:value="9.48249619482504" calcext:value-type="float">
            <text:p>9.48</text:p>
          </table:table-cell>
          <table:table-cell table:formula="of:=[Smil.C15]*[Smil.$M$1]/365" office:value-type="float" office:value="13.2876712328768" calcext:value-type="float">
            <text:p>13.29</text:p>
          </table:table-cell>
          <table:table-cell table:formula="of:=[Smil.D15]*[Smil.$M$1]/365" office:value-type="float" office:value="2.30593607305938" calcext:value-type="float">
            <text:p>2.31</text:p>
          </table:table-cell>
          <table:table-cell table:formula="of:=[Smil.E15]*[Smil.$M$1]/365" office:value-type="float" office:value="0.79147640791477" calcext:value-type="float">
            <text:p>0.79</text:p>
          </table:table-cell>
          <table:table-cell table:formula="of:=[Smil.F15]*[Smil.$M$1]/365" office:value-type="float" office:value="0.175038051750382" calcext:value-type="float">
            <text:p>0.18</text:p>
          </table:table-cell>
          <table:table-cell table:formula="of:=[Smil.G15]*[Smil.$M$1]/365" office:value-type="float" office:value="0" calcext:value-type="float">
            <text:p>0.00</text:p>
          </table:table-cell>
          <table:table-cell table:formula="of:=SUM([.C15:.H15])" office:value-type="float" office:value="26.0426179604264" calcext:value-type="float">
            <text:p>26.0426179604</text:p>
          </table:table-cell>
          <table:table-cell/>
          <table:table-cell table:style-name="Default" table:number-columns-repeated="6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2">
          <table:table-cell table:formula="of:=[Smil.A45]" office:value-type="float" office:value="1940" calcext:value-type="float">
            <text:p>1940</text:p>
          </table:table-cell>
          <table:table-cell table:style-name="ce33" office:value-type="float" office:value="2299193.2745681" calcext:value-type="float">
            <text:p>2,299,193</text:p>
          </table:table-cell>
          <table:table-cell table:formula="of:=[Smil.B16]*[Smil.$M$1]/365" office:value-type="float" office:value="8.59208523592092" calcext:value-type="float">
            <text:p>8.59</text:p>
          </table:table-cell>
          <table:table-cell table:formula="of:=[Smil.C16]*[Smil.$M$1]/365" office:value-type="float" office:value="13.7823439878236" calcext:value-type="float">
            <text:p>13.78</text:p>
          </table:table-cell>
          <table:table-cell table:formula="of:=[Smil.D16]*[Smil.$M$1]/365" office:value-type="float" office:value="3.15829528158298" calcext:value-type="float">
            <text:p>3.16</text:p>
          </table:table-cell>
          <table:table-cell table:formula="of:=[Smil.E16]*[Smil.$M$1]/365" office:value-type="float" office:value="1.04261796042619" calcext:value-type="float">
            <text:p>1.04</text:p>
          </table:table-cell>
          <table:table-cell table:formula="of:=[Smil.F16]*[Smil.$M$1]/365" office:value-type="float" office:value="0.228310502283107" calcext:value-type="float">
            <text:p>0.23</text:p>
          </table:table-cell>
          <table:table-cell table:formula="of:=[Smil.G16]*[Smil.$M$1]/365" office:value-type="float" office:value="0" calcext:value-type="float">
            <text:p>0.00</text:p>
          </table:table-cell>
          <table:table-cell table:formula="of:=SUM([.C16:.H16])" office:value-type="float" office:value="26.8036529680368" calcext:value-type="float">
            <text:p>26.803652968</text:p>
          </table:table-cell>
          <table:table-cell/>
          <table:table-cell table:style-name="Default" table:number-columns-repeated="6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 table:formula="of:=[Smil.A46]" office:value-type="float" office:value="1950" calcext:value-type="float">
            <text:p>1950</text:p>
          </table:table-cell>
          <table:table-cell office:value-type="float" office:value="2525149.312" calcext:value-type="float">
            <text:p>2525149.312</text:p>
          </table:table-cell>
          <table:table-cell table:formula="of:=[Smil.B17]*[Smil.$M$1]/365" office:value-type="float" office:value="8.1202435312025" calcext:value-type="float">
            <text:p>8.12</text:p>
          </table:table-cell>
          <table:table-cell table:formula="of:=[Smil.C17]*[Smil.$M$1]/365" office:value-type="float" office:value="13.6529680365298" calcext:value-type="float">
            <text:p>13.65</text:p>
          </table:table-cell>
          <table:table-cell table:formula="of:=[Smil.D17]*[Smil.$M$1]/365" office:value-type="float" office:value="5.89802130898026" calcext:value-type="float">
            <text:p>5.90</text:p>
          </table:table-cell>
          <table:table-cell table:formula="of:=[Smil.E17]*[Smil.$M$1]/365" office:value-type="float" office:value="2.26788432267886" calcext:value-type="float">
            <text:p>2.27</text:p>
          </table:table-cell>
          <table:table-cell table:formula="of:=[Smil.F17]*[Smil.$M$1]/365" office:value-type="float" office:value="0.357686453576867" calcext:value-type="float">
            <text:p>0.36</text:p>
          </table:table-cell>
          <table:table-cell table:formula="of:=[Smil.G17]*[Smil.$M$1]/365" office:value-type="float" office:value="0" calcext:value-type="float">
            <text:p>0.00</text:p>
          </table:table-cell>
          <table:table-cell table:formula="of:=SUM([.C17:.H17])" office:value-type="float" office:value="30.2968036529683" calcext:value-type="float">
            <text:p>30.296803653</text:p>
          </table:table-cell>
          <table:table-cell/>
          <table:table-cell table:style-name="Default" table:number-columns-repeated="6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 table:formula="of:=[Smil.A47]" office:value-type="float" office:value="1960" calcext:value-type="float">
            <text:p>1960</text:p>
          </table:table-cell>
          <table:table-cell office:value-type="float" office:value="3018343.828" calcext:value-type="float">
            <text:p>3018343.828</text:p>
          </table:table-cell>
          <table:table-cell table:formula="of:=[Smil.B18]*[Smil.$M$1]/365" office:value-type="float" office:value="8.05175038051757" calcext:value-type="float">
            <text:p>8.05</text:p>
          </table:table-cell>
          <table:table-cell table:formula="of:=[Smil.C18]*[Smil.$M$1]/365" office:value-type="float" office:value="13.9954337899544" calcext:value-type="float">
            <text:p>14.00</text:p>
          </table:table-cell>
          <table:table-cell table:formula="of:=[Smil.D18]*[Smil.$M$1]/365" office:value-type="float" office:value="9.95433789954346" calcext:value-type="float">
            <text:p>9.95</text:p>
          </table:table-cell>
          <table:table-cell table:formula="of:=[Smil.E18]*[Smil.$M$1]/365" office:value-type="float" office:value="4.0563165905632" calcext:value-type="float">
            <text:p>4.06</text:p>
          </table:table-cell>
          <table:table-cell table:formula="of:=[Smil.F18]*[Smil.$M$1]/365" office:value-type="float" office:value="0.624048706240492" calcext:value-type="float">
            <text:p>0.62</text:p>
          </table:table-cell>
          <table:table-cell table:formula="of:=[Smil.G18]*[Smil.$M$1]/365" office:value-type="float" office:value="0.00761035007610356" calcext:value-type="float">
            <text:p>0.01</text:p>
          </table:table-cell>
          <table:table-cell table:formula="of:=SUM([.C18:.H18])" office:value-type="float" office:value="36.6894977168952" calcext:value-type="float">
            <text:p>36.6894977169</text:p>
          </table:table-cell>
          <table:table-cell/>
          <table:table-cell table:style-name="Default" table:number-columns-repeated="6"/>
          <table:table-cell/>
          <table:table-cell office:value-type="string" calcext:value-type="string">
            <text:p>oil (Mt)</text:p>
          </table:table-cell>
          <table:table-cell table:style-name="Default" office:value-type="string" calcext:value-type="string">
            <text:p>oil (kWh/pers/day)</text:p>
          </table:table-cell>
          <table:table-cell table:style-name="Default" office:value-type="string" calcext:value-type="string">
            <text:p>oil (Twh/day)</text:p>
          </table:table-cell>
          <table:table-cell office:value-type="string" calcext:value-type="string">
            <text:p>coal (Mtoe)</text:p>
          </table:table-cell>
          <table:table-cell table:style-name="Default" office:value-type="string" calcext:value-type="string">
            <text:p>coal (kWh/pers/day)</text:p>
          </table:table-cell>
          <table:table-cell table:style-name="Default"/>
          <table:table-cell office:value-type="string" calcext:value-type="string">
            <text:p>gas (Mtoe)</text:p>
          </table:table-cell>
          <table:table-cell table:style-name="Default" office:value-type="string" calcext:value-type="string">
            <text:p>gas (kWh/pers/day)</text:p>
          </table:table-cell>
          <table:table-cell table:style-name="Default"/>
          <table:table-cell office:value-type="string" calcext:value-type="string">
            <text:p>nuclear (Twh)</text:p>
          </table:table-cell>
          <table:table-cell table:style-name="Default" office:value-type="string" calcext:value-type="string">
            <text:p>nuclear (kWh/pers/day)</text:p>
          </table:table-cell>
          <table:table-cell table:style-name="Default"/>
          <table:table-cell office:value-type="string" calcext:value-type="string">
            <text:p>hydro (Twh)</text:p>
          </table:table-cell>
          <table:table-cell table:style-name="Default" office:value-type="string" calcext:value-type="string">
            <text:p>hydro (kWh/pers/day)</text:p>
          </table:table-cell>
          <table:table-cell table:style-name="Default"/>
          <table:table-cell office:value-type="string" calcext:value-type="string">
            <text:p>other (Twh)</text:p>
          </table:table-cell>
          <table:table-cell table:style-name="Default" office:value-type="string" calcext:value-type="string">
            <text:p>other (kWh/pers/day)</text:p>
          </table:table-cell>
          <table:table-cell table:style-name="Default"/>
          <table:table-cell table:style-name="Default" office:value-type="string" calcext:value-type="string">
            <text:p>sum (kWh/pers/day)</text:p>
          </table:table-cell>
          <table:table-cell table:style-name="Default" office:value-type="string" calcext:value-type="string">
            <text:p>sum (Twh/day)</text:p>
          </table:table-cell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otal primary (Mtoe)</text:p>
          </table:table-cell>
          <table:table-cell table:style-name="Default" office:value-type="string" calcext:value-type="string">
            <text:p>total primary (kWh/pers/day)</text:p>
          </table:table-cell>
          <table:table-cell table:style-name="Default" office:value-type="string" calcext:value-type="string">
            <text:p>Twh/day</text:p>
          </table:table-cell>
        </table:table-row>
        <table:table-row table:style-name="ro1">
          <table:table-cell/>
          <table:table-cell office:value-type="float" office:value="3322495.121" calcext:value-type="float">
            <text:p>3322495.121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6"/>
          <table:table-cell office:value-type="float" office:value="1965" calcext:value-type="float">
            <text:p>1965</text:p>
          </table:table-cell>
          <table:table-cell office:value-type="float" office:value="1525.38479203655" calcext:value-type="float">
            <text:p>1525.3847920366</text:p>
          </table:table-cell>
          <table:table-cell table:formula="of:=[.R19]*[.$U$12]/([.$B19]*1000)/365" office:value-type="float" office:value="14.6285712256258" calcext:value-type="float">
            <text:p>14.63</text:p>
          </table:table-cell>
          <table:table-cell table:formula="of:=[.R19]*[.$U$13]/365" office:value-type="float" office:value="48.6033565243427" calcext:value-type="float">
            <text:p>48.60</text:p>
          </table:table-cell>
          <table:table-cell office:value-type="float" office:value="1401.42808792914" calcext:value-type="float">
            <text:p>1401.4280879291</text:p>
          </table:table-cell>
          <table:table-cell table:formula="of:=[.U19]*[.$U$12]/([.$B19]*1000)/365" office:value-type="float" office:value="13.4398157821497" calcext:value-type="float">
            <text:p>13.44</text:p>
          </table:table-cell>
          <table:table-cell table:formula="of:=[.U19]*[.$U$13]/365" office:value-type="float" office:value="44.6537223633312" calcext:value-type="float">
            <text:p>44.65</text:p>
          </table:table-cell>
          <table:table-cell office:value-type="float" office:value="587.388587909171" calcext:value-type="float">
            <text:p>587.3885879092</text:p>
          </table:table-cell>
          <table:table-cell table:formula="of:=[.X19]*[.$U$12]/([.$B19]*1000)/365" office:value-type="float" office:value="5.63310702991667" calcext:value-type="float">
            <text:p>5.63</text:p>
          </table:table-cell>
          <table:table-cell table:formula="of:=[.X19]*[.$U$13]/365" office:value-type="float" office:value="18.7159706229689" calcext:value-type="float">
            <text:p>18.72</text:p>
          </table:table-cell>
          <table:table-cell office:value-type="float" office:value="25.7868958421053" calcext:value-type="float">
            <text:p>25.7868958421</text:p>
          </table:table-cell>
          <table:table-cell table:formula="of:=[.AA19]*1000000000/([.$B19]*1000)/365" office:value-type="float" office:value="0.0212638475397171" calcext:value-type="float">
            <text:p>0.02</text:p>
          </table:table-cell>
          <table:table-cell table:formula="of:=[.AA19]/365" office:value-type="float" office:value="0.0706490297043981" calcext:value-type="float">
            <text:p>0.07</text:p>
          </table:table-cell>
          <table:table-cell office:value-type="float" office:value="923.907441301488" calcext:value-type="float">
            <text:p>923.9074413015</text:p>
          </table:table-cell>
          <table:table-cell table:formula="of:=[.AD19]*1000000000/([.$B19]*1000)/365" office:value-type="float" office:value="0.761853116906261" calcext:value-type="float">
            <text:p>0.76</text:p>
          </table:table-cell>
          <table:table-cell table:formula="of:=[.AD19]/365" office:value-type="float" office:value="2.53125326383969" calcext:value-type="float">
            <text:p>2.53</text:p>
          </table:table-cell>
          <table:table-cell office:value-type="float" office:value="5.02" calcext:value-type="float">
            <text:p>5.02</text:p>
          </table:table-cell>
          <table:table-cell table:formula="of:=[.AG19]*1000000000/([.$B19]*1000)/365" office:value-type="float" office:value="0.00413948678828903" calcext:value-type="float">
            <text:p>0.00</text:p>
          </table:table-cell>
          <table:table-cell table:formula="of:=[.AG19]/365" office:value-type="float" office:value="0.0137534246575342" calcext:value-type="float">
            <text:p>0.01</text:p>
          </table:table-cell>
          <table:table-cell table:formula="of:=SUM([.S19];[.V19];[.Y19];[.AB19];[.AE19];[.AH19])" office:value-type="float" office:value="34.4887504889264" calcext:value-type="float">
            <text:p>34.49</text:p>
          </table:table-cell>
          <table:table-cell table:formula="of:=[.AI19]+[.AF19]+[.AC19]+[.Z19]+[.W19]+[.T19]" office:value-type="float" office:value="114.588705228844" calcext:value-type="float">
            <text:p>114.59</text:p>
          </table:table-cell>
          <table:table-cell table:formula="of:=[.AN19]-[.AJ19]" office:value-type="float" office:value="1.28447105201381" calcext:value-type="float">
            <text:p>1.28</text:p>
          </table:table-cell>
          <table:table-cell office:value-type="float" office:value="3730.22951175946" calcext:value-type="float">
            <text:p>3730.2295117595</text:p>
          </table:table-cell>
          <table:table-cell table:formula="of:=[.AM19]*[.$U$12]/([.$B19]*1000)/365" office:value-type="float" office:value="35.7732215409402" calcext:value-type="float">
            <text:p>35.77</text:p>
          </table:table-cell>
          <table:table-cell table:formula="of:=[.AM19]*[.$U$13]/365" office:value-type="float" office:value="118.856354032226" calcext:value-type="float">
            <text:p>118.86</text:p>
          </table:table-cell>
        </table:table-row>
        <table:table-row table:style-name="ro1">
          <table:table-cell/>
          <table:table-cell office:value-type="float" office:value="3390685.523" calcext:value-type="float">
            <text:p>3390685.523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6"/>
          <table:table-cell office:value-type="float" office:value="1966" calcext:value-type="float">
            <text:p>1966</text:p>
          </table:table-cell>
          <table:table-cell office:value-type="float" office:value="1642.46691007416" calcext:value-type="float">
            <text:p>1642.4669100742</text:p>
          </table:table-cell>
          <table:table-cell table:formula="of:=[.R20]*[.$U$12]/([.$B20]*1000)/365" office:value-type="float" office:value="15.4346209049006" calcext:value-type="float">
            <text:p>15.43</text:p>
          </table:table-cell>
          <table:table-cell table:formula="of:=[.R20]*[.$U$13]/365" office:value-type="float" office:value="52.3339456552397" calcext:value-type="float">
            <text:p>52.33</text:p>
          </table:table-cell>
          <table:table-cell office:value-type="float" office:value="1417.82277709517" calcext:value-type="float">
            <text:p>1417.8227770952</text:p>
          </table:table-cell>
          <table:table-cell table:formula="of:=[.U20]*[.$U$12]/([.$B20]*1000)/365" office:value-type="float" office:value="13.3235908380092" calcext:value-type="float">
            <text:p>13.32</text:p>
          </table:table-cell>
          <table:table-cell table:formula="of:=[.U20]*[.$U$13]/365" office:value-type="float" office:value="45.1761065688132" calcext:value-type="float">
            <text:p>45.18</text:p>
          </table:table-cell>
          <table:table-cell office:value-type="float" office:value="639.568711218439" calcext:value-type="float">
            <text:p>639.5687112184</text:p>
          </table:table-cell>
          <table:table-cell table:formula="of:=[.X20]*[.$U$12]/([.$B20]*1000)/365" office:value-type="float" office:value="6.01016710884407" calcext:value-type="float">
            <text:p>6.01</text:p>
          </table:table-cell>
          <table:table-cell table:formula="of:=[.X20]*[.$U$13]/365" office:value-type="float" office:value="20.3785866067683" calcext:value-type="float">
            <text:p>20.38</text:p>
          </table:table-cell>
          <table:table-cell office:value-type="float" office:value="34.5762709263159" calcext:value-type="float">
            <text:p>34.5762709263</text:p>
          </table:table-cell>
          <table:table-cell table:formula="of:=[.AA20]*1000000000/([.$B20]*1000)/365" office:value-type="float" office:value="0.0279381584474848" calcext:value-type="float">
            <text:p>0.03</text:p>
          </table:table-cell>
          <table:table-cell table:formula="of:=[.AA20]/365" office:value-type="float" office:value="0.0947295093871668" calcext:value-type="float">
            <text:p>0.09</text:p>
          </table:table-cell>
          <table:table-cell office:value-type="float" office:value="990.585010284389" calcext:value-type="float">
            <text:p>990.5850102844</text:p>
          </table:table-cell>
          <table:table-cell table:formula="of:=[.AD20]*1000000000/([.$B20]*1000)/365" office:value-type="float" office:value="0.800407916516097" calcext:value-type="float">
            <text:p>0.80</text:p>
          </table:table-cell>
          <table:table-cell table:formula="of:=[.AD20]/365" office:value-type="float" office:value="2.71393153502572" calcext:value-type="float">
            <text:p>2.71</text:p>
          </table:table-cell>
          <table:table-cell office:value-type="float" office:value="6.165" calcext:value-type="float">
            <text:p>6.165</text:p>
          </table:table-cell>
          <table:table-cell table:formula="of:=[.AG20]*1000000000/([.$B20]*1000)/365" office:value-type="float" office:value="0.00498141477418993" calcext:value-type="float">
            <text:p>0.00</text:p>
          </table:table-cell>
          <table:table-cell table:formula="of:=[.AG20]/365" office:value-type="float" office:value="0.0168904109589041" calcext:value-type="float">
            <text:p>0.02</text:p>
          </table:table-cell>
          <table:table-cell table:formula="of:=SUM([.S20];[.V20];[.Y20];[.AB20];[.AE20];[.AH20])" office:value-type="float" office:value="35.6017063414916" calcext:value-type="float">
            <text:p>35.60</text:p>
          </table:table-cell>
          <table:table-cell table:formula="of:=[.AI20]+[.AF20]+[.AC20]+[.Z20]+[.W20]+[.T20]" office:value-type="float" office:value="120.714190286193" calcext:value-type="float">
            <text:p>120.71</text:p>
          </table:table-cell>
          <table:table-cell table:formula="of:=[.AN20]-[.AJ20]" office:value-type="float" office:value="1.35963958851946" calcext:value-type="float">
            <text:p>1.36</text:p>
          </table:table-cell>
          <table:table-cell office:value-type="float" office:value="3933.22181451002" calcext:value-type="float">
            <text:p>3933.22181451</text:p>
          </table:table-cell>
          <table:table-cell table:formula="of:=[.AM20]*[.$U$12]/([.$B20]*1000)/365" office:value-type="float" office:value="36.9613459300111" calcext:value-type="float">
            <text:p>36.96</text:p>
          </table:table-cell>
          <table:table-cell table:formula="of:=[.AM20]*[.$U$13]/365" office:value-type="float" office:value="125.324300555484" calcext:value-type="float">
            <text:p>125.32</text:p>
          </table:table-cell>
        </table:table-row>
        <table:table-row table:style-name="ro1">
          <table:table-cell/>
          <table:table-cell office:value-type="float" office:value="3461343.172" calcext:value-type="float">
            <text:p>3461343.172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6"/>
          <table:table-cell office:value-type="float" office:value="1967" calcext:value-type="float">
            <text:p>1967</text:p>
          </table:table-cell>
          <table:table-cell office:value-type="float" office:value="1759.60566136509" calcext:value-type="float">
            <text:p>1759.6056613651</text:p>
          </table:table-cell>
          <table:table-cell table:formula="of:=[.R21]*[.$U$12]/([.$B21]*1000)/365" office:value-type="float" office:value="16.197856296308" calcext:value-type="float">
            <text:p>16.20</text:p>
          </table:table-cell>
          <table:table-cell table:formula="of:=[.R21]*[.$U$13]/365" office:value-type="float" office:value="56.066339292263" calcext:value-type="float">
            <text:p>56.07</text:p>
          </table:table-cell>
          <table:table-cell office:value-type="float" office:value="1394.7883519736" calcext:value-type="float">
            <text:p>1394.7883519736</text:p>
          </table:table-cell>
          <table:table-cell table:formula="of:=[.U21]*[.$U$12]/([.$B21]*1000)/365" office:value-type="float" office:value="12.8395706976218" calcext:value-type="float">
            <text:p>12.84</text:p>
          </table:table-cell>
          <table:table-cell table:formula="of:=[.U21]*[.$U$13]/365" office:value-type="float" office:value="44.4421603656246" calcext:value-type="float">
            <text:p>44.44</text:p>
          </table:table-cell>
          <table:table-cell office:value-type="float" office:value="685.382166589565" calcext:value-type="float">
            <text:p>685.3821665896</text:p>
          </table:table-cell>
          <table:table-cell table:formula="of:=[.X21]*[.$U$12]/([.$B21]*1000)/365" office:value-type="float" office:value="6.30921011805417" calcext:value-type="float">
            <text:p>6.31</text:p>
          </table:table-cell>
          <table:table-cell table:formula="of:=[.X21]*[.$U$13]/365" office:value-type="float" office:value="21.8383413628401" calcext:value-type="float">
            <text:p>21.84</text:p>
          </table:table-cell>
          <table:table-cell office:value-type="float" office:value="42.4078552" calcext:value-type="float">
            <text:p>42.4078552</text:p>
          </table:table-cell>
          <table:table-cell table:formula="of:=[.AA21]*1000000000/([.$B21]*1000)/365" office:value-type="float" office:value="0.0335667106334333" calcext:value-type="float">
            <text:p>0.03</text:p>
          </table:table-cell>
          <table:table-cell table:formula="of:=[.AA21]/365" office:value-type="float" office:value="0.116185904657534" calcext:value-type="float">
            <text:p>0.12</text:p>
          </table:table-cell>
          <table:table-cell office:value-type="float" office:value="1013.30026894944" calcext:value-type="float">
            <text:p>1013.3002689494</text:p>
          </table:table-cell>
          <table:table-cell table:formula="of:=[.AD21]*1000000000/([.$B21]*1000)/365" office:value-type="float" office:value="0.802048506159916" calcext:value-type="float">
            <text:p>0.80</text:p>
          </table:table-cell>
          <table:table-cell table:formula="of:=[.AD21]/365" office:value-type="float" office:value="2.77616512040942" calcext:value-type="float">
            <text:p>2.78</text:p>
          </table:table-cell>
          <table:table-cell office:value-type="float" office:value="6.425" calcext:value-type="float">
            <text:p>6.425</text:p>
          </table:table-cell>
          <table:table-cell table:formula="of:=[.AG21]*1000000000/([.$B21]*1000)/365" office:value-type="float" office:value="0.00508552283068089" calcext:value-type="float">
            <text:p>0.01</text:p>
          </table:table-cell>
          <table:table-cell table:formula="of:=[.AG21]/365" office:value-type="float" office:value="0.0176027397260274" calcext:value-type="float">
            <text:p>0.02</text:p>
          </table:table-cell>
          <table:table-cell table:formula="of:=SUM([.S21];[.V21];[.Y21];[.AB21];[.AE21];[.AH21])" office:value-type="float" office:value="36.187337851608" calcext:value-type="float">
            <text:p>36.19</text:p>
          </table:table-cell>
          <table:table-cell table:formula="of:=[.AI21]+[.AF21]+[.AC21]+[.Z21]+[.W21]+[.T21]" office:value-type="float" office:value="125.256794785521" calcext:value-type="float">
            <text:p>125.26</text:p>
          </table:table-cell>
          <table:table-cell table:formula="of:=[.AN21]-[.AJ21]" office:value-type="float" office:value="1.37166962780761" calcext:value-type="float">
            <text:p>1.37</text:p>
          </table:table-cell>
          <table:table-cell office:value-type="float" office:value="4080.11041628374" calcext:value-type="float">
            <text:p>4080.1104162837</text:p>
          </table:table-cell>
          <table:table-cell table:formula="of:=[.AM21]*[.$U$12]/([.$B21]*1000)/365" office:value-type="float" office:value="37.5590074794157" calcext:value-type="float">
            <text:p>37.56</text:p>
          </table:table-cell>
          <table:table-cell table:formula="of:=[.AM21]*[.$U$13]/365" office:value-type="float" office:value="130.004614085972" calcext:value-type="float">
            <text:p>130.00</text:p>
          </table:table-cell>
        </table:table-row>
        <table:table-row table:style-name="ro1">
          <table:table-cell/>
          <table:table-cell office:value-type="float" office:value="3533966.901" calcext:value-type="float">
            <text:p>3533966.901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6"/>
          <table:table-cell office:value-type="float" office:value="1968" calcext:value-type="float">
            <text:p>1968</text:p>
          </table:table-cell>
          <table:table-cell office:value-type="float" office:value="1910.42335561831" calcext:value-type="float">
            <text:p>1910.4233556183</text:p>
          </table:table-cell>
          <table:table-cell table:formula="of:=[.R22]*[.$U$12]/([.$B22]*1000)/365" office:value-type="float" office:value="17.2247922109922" calcext:value-type="float">
            <text:p>17.22</text:p>
          </table:table-cell>
          <table:table-cell table:formula="of:=[.R22]*[.$U$13]/365" office:value-type="float" office:value="60.8718455502492" calcext:value-type="float">
            <text:p>60.87</text:p>
          </table:table-cell>
          <table:table-cell office:value-type="float" office:value="1415.88830501967" calcext:value-type="float">
            <text:p>1415.8883050197</text:p>
          </table:table-cell>
          <table:table-cell table:formula="of:=[.U22]*[.$U$12]/([.$B22]*1000)/365" office:value-type="float" office:value="12.7659567059912" calcext:value-type="float">
            <text:p>12.77</text:p>
          </table:table-cell>
          <table:table-cell table:formula="of:=[.U22]*[.$U$13]/365" office:value-type="float" office:value="45.114468458572" calcext:value-type="float">
            <text:p>45.11</text:p>
          </table:table-cell>
          <table:table-cell office:value-type="float" office:value="745.551756777371" calcext:value-type="float">
            <text:p>745.5517567774</text:p>
          </table:table-cell>
          <table:table-cell table:formula="of:=[.X22]*[.$U$12]/([.$B22]*1000)/365" office:value-type="float" office:value="6.72205668720697" calcext:value-type="float">
            <text:p>6.72</text:p>
          </table:table-cell>
          <table:table-cell table:formula="of:=[.X22]*[.$U$13]/365" office:value-type="float" office:value="23.7555258392351" calcext:value-type="float">
            <text:p>23.76</text:p>
          </table:table-cell>
          <table:table-cell office:value-type="float" office:value="52.5231044736843" calcext:value-type="float">
            <text:p>52.5231044737</text:p>
          </table:table-cell>
          <table:table-cell table:formula="of:=[.AA22]*1000000000/([.$B22]*1000)/365" office:value-type="float" office:value="0.0407188070509488" calcext:value-type="float">
            <text:p>0.04</text:p>
          </table:table-cell>
          <table:table-cell table:formula="of:=[.AA22]/365" office:value-type="float" office:value="0.143898916366258" calcext:value-type="float">
            <text:p>0.14</text:p>
          </table:table-cell>
          <table:table-cell office:value-type="float" office:value="1063.38170951078" calcext:value-type="float">
            <text:p>1063.3817095108</text:p>
          </table:table-cell>
          <table:table-cell table:formula="of:=[.AD22]*1000000000/([.$B22]*1000)/365" office:value-type="float" office:value="0.824392142942959" calcext:value-type="float">
            <text:p>0.82</text:p>
          </table:table-cell>
          <table:table-cell table:formula="of:=[.AD22]/365" office:value-type="float" office:value="2.91337454660488" calcext:value-type="float">
            <text:p>2.91</text:p>
          </table:table-cell>
          <table:table-cell office:value-type="float" office:value="7.244" calcext:value-type="float">
            <text:p>7.244</text:p>
          </table:table-cell>
          <table:table-cell table:formula="of:=[.AG22]*1000000000/([.$B22]*1000)/365" office:value-type="float" office:value="0.00561594828091056" calcext:value-type="float">
            <text:p>0.01</text:p>
          </table:table-cell>
          <table:table-cell table:formula="of:=[.AG22]/365" office:value-type="float" office:value="0.0198465753424658" calcext:value-type="float">
            <text:p>0.02</text:p>
          </table:table-cell>
          <table:table-cell table:formula="of:=SUM([.S22];[.V22];[.Y22];[.AB22];[.AE22];[.AH22])" office:value-type="float" office:value="37.5835325024652" calcext:value-type="float">
            <text:p>37.58</text:p>
          </table:table-cell>
          <table:table-cell table:formula="of:=[.AI22]+[.AF22]+[.AC22]+[.Z22]+[.W22]+[.T22]" office:value-type="float" office:value="132.81895988637" calcext:value-type="float">
            <text:p>132.82</text:p>
          </table:table-cell>
          <table:table-cell table:formula="of:=[.AN22]-[.AJ22]" office:value-type="float" office:value="1.42065967613255" calcext:value-type="float">
            <text:p>1.42</text:p>
          </table:table-cell>
          <table:table-cell office:value-type="float" office:value="4326.00398264693" calcext:value-type="float">
            <text:p>4326.0039826469</text:p>
          </table:table-cell>
          <table:table-cell table:formula="of:=[.AM22]*[.$U$12]/([.$B22]*1000)/365" office:value-type="float" office:value="39.0041921785978" calcext:value-type="float">
            <text:p>39.00</text:p>
          </table:table-cell>
          <table:table-cell table:formula="of:=[.AM22]*[.$U$13]/365" office:value-type="float" office:value="137.839524159408" calcext:value-type="float">
            <text:p>137.84</text:p>
          </table:table-cell>
        </table:table-row>
        <table:table-row table:style-name="ro1">
          <table:table-cell/>
          <table:table-cell office:value-type="float" office:value="3607865.513" calcext:value-type="float">
            <text:p>3607865.513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6"/>
          <table:table-cell office:value-type="float" office:value="1969" calcext:value-type="float">
            <text:p>1969</text:p>
          </table:table-cell>
          <table:table-cell office:value-type="float" office:value="2073.78696784817" calcext:value-type="float">
            <text:p>2073.7869678482</text:p>
          </table:table-cell>
          <table:table-cell table:formula="of:=[.R23]*[.$U$12]/([.$B23]*1000)/365" office:value-type="float" office:value="18.31473549291" calcext:value-type="float">
            <text:p>18.31</text:p>
          </table:table-cell>
          <table:table-cell table:formula="of:=[.R23]*[.$U$13]/365" office:value-type="float" office:value="66.0771025645869" calcext:value-type="float">
            <text:p>66.08</text:p>
          </table:table-cell>
          <table:table-cell office:value-type="float" office:value="1460.10542978323" calcext:value-type="float">
            <text:p>1460.1054297832</text:p>
          </table:table-cell>
          <table:table-cell table:formula="of:=[.U23]*[.$U$12]/([.$B23]*1000)/365" office:value-type="float" office:value="12.894981573729" calcext:value-type="float">
            <text:p>12.89</text:p>
          </table:table-cell>
          <table:table-cell table:formula="of:=[.U23]*[.$U$13]/365" office:value-type="float" office:value="46.5233593106273" calcext:value-type="float">
            <text:p>46.52</text:p>
          </table:table-cell>
          <table:table-cell office:value-type="float" office:value="818.685588330436" calcext:value-type="float">
            <text:p>818.6855883304</text:p>
          </table:table-cell>
          <table:table-cell table:formula="of:=[.X23]*[.$U$12]/([.$B23]*1000)/365" office:value-type="float" office:value="7.23025567939005" calcext:value-type="float">
            <text:p>7.23</text:p>
          </table:table-cell>
          <table:table-cell table:formula="of:=[.X23]*[.$U$13]/365" office:value-type="float" office:value="26.0857901158438" calcext:value-type="float">
            <text:p>26.09</text:p>
          </table:table-cell>
          <table:table-cell office:value-type="float" office:value="63.4387625578948" calcext:value-type="float">
            <text:p>63.4387625579</text:p>
          </table:table-cell>
          <table:table-cell table:formula="of:=[.AA23]*1000000000/([.$B23]*1000)/365" office:value-type="float" office:value="0.048173865766193" calcext:value-type="float">
            <text:p>0.05</text:p>
          </table:table-cell>
          <table:table-cell table:formula="of:=[.AA23]/365" office:value-type="float" office:value="0.173804828925739" calcext:value-type="float">
            <text:p>0.17</text:p>
          </table:table-cell>
          <table:table-cell office:value-type="float" office:value="1126.857835976" calcext:value-type="float">
            <text:p>1126.857835976</text:p>
          </table:table-cell>
          <table:table-cell table:formula="of:=[.AD23]*1000000000/([.$B23]*1000)/365" office:value-type="float" office:value="0.855708654126876" calcext:value-type="float">
            <text:p>0.86</text:p>
          </table:table-cell>
          <table:table-cell table:formula="of:=[.AD23]/365" office:value-type="float" office:value="3.0872817424" calcext:value-type="float">
            <text:p>3.09</text:p>
          </table:table-cell>
          <table:table-cell office:value-type="float" office:value="7.9149" calcext:value-type="float">
            <text:p>7.9149</text:p>
          </table:table-cell>
          <table:table-cell table:formula="of:=[.AG23]*1000000000/([.$B23]*1000)/365" office:value-type="float" office:value="0.00601038410553597" calcext:value-type="float">
            <text:p>0.01</text:p>
          </table:table-cell>
          <table:table-cell table:formula="of:=[.AG23]/365" office:value-type="float" office:value="0.0216846575342466" calcext:value-type="float">
            <text:p>0.02</text:p>
          </table:table-cell>
          <table:table-cell table:formula="of:=SUM([.S23];[.V23];[.Y23];[.AB23];[.AE23];[.AH23])" office:value-type="float" office:value="39.3498656500276" calcext:value-type="float">
            <text:p>39.35</text:p>
          </table:table-cell>
          <table:table-cell table:formula="of:=[.AI23]+[.AF23]+[.AC23]+[.Z23]+[.W23]+[.T23]" office:value-type="float" office:value="141.969023219918" calcext:value-type="float">
            <text:p>141.97</text:p>
          </table:table-cell>
          <table:table-cell table:formula="of:=[.AN23]-[.AJ23]" office:value-type="float" office:value="1.48456210652405" calcext:value-type="float">
            <text:p>1.48</text:p>
          </table:table-cell>
          <table:table-cell office:value-type="float" office:value="4623.70336464082" calcext:value-type="float">
            <text:p>4623.7033646408</text:p>
          </table:table-cell>
          <table:table-cell table:formula="of:=[.AM23]*[.$U$12]/([.$B23]*1000)/365" office:value-type="float" office:value="40.8344277565517" calcext:value-type="float">
            <text:p>40.83</text:p>
          </table:table-cell>
          <table:table-cell table:formula="of:=[.AM23]*[.$U$13]/365" office:value-type="float" office:value="147.325123645953" calcext:value-type="float">
            <text:p>147.33</text:p>
          </table:table-cell>
        </table:table-row>
        <table:table-row table:style-name="ro1">
          <table:table-cell table:formula="of:=[Smil.A48]" office:value-type="float" office:value="1970" calcext:value-type="float">
            <text:p>1970</text:p>
          </table:table-cell>
          <table:table-cell office:value-type="float" office:value="3682487.691" calcext:value-type="float">
            <text:p>3682487.691</text:p>
          </table:table-cell>
          <table:table-cell table:formula="of:=[Smil.B19]*[Smil.$M$1]/365" office:value-type="float" office:value="7.01674277016748" calcext:value-type="float">
            <text:p>7.02</text:p>
          </table:table-cell>
          <table:table-cell table:formula="of:=[Smil.C19]*[Smil.$M$1]/365" office:value-type="float" office:value="12.8843226788433" calcext:value-type="float">
            <text:p>12.88</text:p>
          </table:table-cell>
          <table:table-cell table:formula="of:=[Smil.D19]*[Smil.$M$1]/365" office:value-type="float" office:value="17.6179604261797" calcext:value-type="float">
            <text:p>17.62</text:p>
          </table:table-cell>
          <table:table-cell table:formula="of:=[Smil.E19]*[Smil.$M$1]/365" office:value-type="float" office:value="7.41248097412487" calcext:value-type="float">
            <text:p>7.41</text:p>
          </table:table-cell>
          <table:table-cell table:formula="of:=[Smil.F19]*[Smil.$M$1]/365" office:value-type="float" office:value="1.01978691019788" calcext:value-type="float">
            <text:p>1.02</text:p>
          </table:table-cell>
          <table:table-cell table:formula="of:=[Smil.G19]*[Smil.$M$1]/365" office:value-type="float" office:value="0.175038051750382" calcext:value-type="float">
            <text:p>0.18</text:p>
          </table:table-cell>
          <table:table-cell table:formula="of:=SUM([.C24:.H24])" office:value-type="float" office:value="46.1263318112636" calcext:value-type="float">
            <text:p>46.1263318113</text:p>
          </table:table-cell>
          <table:table-cell/>
          <table:table-cell table:style-name="Default" table:formula="of:=['IEA 2015'.B34]" office:value-type="string" office:string-value="Total" calcext:value-type="string">
            <text:p>Total</text:p>
          </table:table-cell>
          <table:table-cell table:style-name="Default" table:formula="of:=['IEA 2015'.C34]" office:value-type="string" office:string-value="oil" calcext:value-type="string">
            <text:p>oil</text:p>
          </table:table-cell>
          <table:table-cell table:style-name="Default" table:formula="of:=['IEA 2015'.D34]" office:value-type="string" office:string-value="Coal, peat and oil shale" calcext:value-type="string">
            <text:p>Coal, peat and oil shale</text:p>
          </table:table-cell>
          <table:table-cell table:style-name="Default" table:formula="of:=['IEA 2015'.E34]" office:value-type="string" office:string-value="Natural gas" calcext:value-type="string">
            <text:p>Natural gas</text:p>
          </table:table-cell>
          <table:table-cell table:style-name="Default" table:formula="of:=['IEA 2015'.F34]" office:value-type="string" office:string-value="Nuclear" calcext:value-type="string">
            <text:p>Nuclear</text:p>
          </table:table-cell>
          <table:table-cell table:style-name="Default" table:formula="of:=['IEA 2015'.G34]" office:value-type="string" office:string-value="Renewables and waste" calcext:value-type="string">
            <text:p>Renewables and waste</text:p>
          </table:table-cell>
          <table:table-cell office:value-type="float" office:value="1970" calcext:value-type="float">
            <text:p>1970</text:p>
          </table:table-cell>
          <table:table-cell office:value-type="float" office:value="2251.67155532539" calcext:value-type="float">
            <text:p>2251.6715553254</text:p>
          </table:table-cell>
          <table:table-cell table:formula="of:=[.R24]*[.$U$12]/([.$B24]*1000)/365" office:value-type="float" office:value="19.4827648134422" calcext:value-type="float">
            <text:p>19.48</text:p>
          </table:table-cell>
          <table:table-cell table:formula="of:=[.R24]*[.$U$13]/365" office:value-type="float" office:value="71.7450416121487" calcext:value-type="float">
            <text:p>71.75</text:p>
          </table:table-cell>
          <table:table-cell office:value-type="float" office:value="1480.17394575811" calcext:value-type="float">
            <text:p>1480.1739457581</text:p>
          </table:table-cell>
          <table:table-cell table:formula="of:=[.U24]*[.$U$12]/([.$B24]*1000)/365" office:value-type="float" office:value="12.8073212098745" calcext:value-type="float">
            <text:p>12.81</text:p>
          </table:table-cell>
          <table:table-cell table:formula="of:=[.U24]*[.$U$13]/365" office:value-type="float" office:value="47.1628027100461" calcext:value-type="float">
            <text:p>47.16</text:p>
          </table:table-cell>
          <table:table-cell office:value-type="float" office:value="891.180653004466" calcext:value-type="float">
            <text:p>891.1806530045</text:p>
          </table:table-cell>
          <table:table-cell table:formula="of:=[.X24]*[.$U$12]/([.$B24]*1000)/365" office:value-type="float" office:value="7.71101052802825" calcext:value-type="float">
            <text:p>7.71</text:p>
          </table:table-cell>
          <table:table-cell table:formula="of:=[.X24]*[.$U$13]/365" office:value-type="float" office:value="28.3957013546355" calcext:value-type="float">
            <text:p>28.40</text:p>
          </table:table-cell>
          <table:table-cell office:value-type="float" office:value="78.4066117263159" calcext:value-type="float">
            <text:p>78.4066117263</text:p>
          </table:table-cell>
          <table:table-cell table:formula="of:=[.AA24]*1000000000/([.$B24]*1000)/365" office:value-type="float" office:value="0.0583335649407929" calcext:value-type="float">
            <text:p>0.06</text:p>
          </table:table-cell>
          <table:table-cell table:formula="of:=[.AA24]/365" office:value-type="float" office:value="0.214812634866619" calcext:value-type="float">
            <text:p>0.21</text:p>
          </table:table-cell>
          <table:table-cell office:value-type="float" office:value="1178.98820547055" calcext:value-type="float">
            <text:p>1178.9882054706</text:p>
          </table:table-cell>
          <table:table-cell table:formula="of:=[.AD24]*1000000000/([.$B24]*1000)/365" office:value-type="float" office:value="0.877152876957724" calcext:value-type="float">
            <text:p>0.88</text:p>
          </table:table-cell>
          <table:table-cell table:formula="of:=[.AD24]/365" office:value-type="float" office:value="3.23010467252205" calcext:value-type="float">
            <text:p>3.23</text:p>
          </table:table-cell>
          <table:table-cell office:value-type="float" office:value="10.4124132437558" calcext:value-type="float">
            <text:p>10.4124132438</text:p>
          </table:table-cell>
          <table:table-cell table:formula="of:=[.AG24]*1000000000/([.$B24]*1000)/365" office:value-type="float" office:value="0.00774670873758902" calcext:value-type="float">
            <text:p>0.01</text:p>
          </table:table-cell>
          <table:table-cell table:formula="of:=[.AG24]/365" office:value-type="float" office:value="0.0285271595719337" calcext:value-type="float">
            <text:p>0.03</text:p>
          </table:table-cell>
          <table:table-cell table:formula="of:=SUM([.S24];[.V24];[.Y24];[.AB24];[.AE24];[.AH24])" office:value-type="float" office:value="40.944329701981" calcext:value-type="float">
            <text:p>40.94</text:p>
          </table:table-cell>
          <table:table-cell table:formula="of:=[.AI24]+[.AF24]+[.AC24]+[.Z24]+[.W24]+[.T24]" office:value-type="float" office:value="150.776990143791" calcext:value-type="float">
            <text:p>150.78</text:p>
          </table:table-cell>
          <table:table-cell table:formula="of:=[.AN24]-[.AJ24]" office:value-type="float" office:value="1.53895935103782" calcext:value-type="float">
            <text:p>1.54</text:p>
          </table:table-cell>
          <table:table-cell office:value-type="float" office:value="4909.8993111773" calcext:value-type="float">
            <text:p>4909.8993111773</text:p>
          </table:table-cell>
          <table:table-cell table:formula="of:=[.AM24]*[.$U$12]/([.$B24]*1000)/365" office:value-type="float" office:value="42.4832890530189" calcext:value-type="float">
            <text:p>42.48</text:p>
          </table:table-cell>
          <table:table-cell table:formula="of:=[.AM24]*[.$U$13]/365" office:value-type="float" office:value="156.444189010937" calcext:value-type="float">
            <text:p>156.44</text:p>
          </table:table-cell>
        </table:table-row>
        <table:table-row table:style-name="ro1">
          <table:table-cell/>
          <table:table-cell office:value-type="float" office:value="3757734.668" calcext:value-type="float">
            <text:p>3757734.668</text:p>
          </table:table-cell>
          <table:table-cell table:number-columns-repeated="7"/>
          <table:table-cell table:formula="of:=['IEA 2015'.A35]" office:value-type="float" office:value="1971" calcext:value-type="float">
            <text:p>1971</text:p>
          </table:table-cell>
          <table:table-cell table:formula="of:=['IEA 2015'.B35]/([.$B25]*1000)" office:value-type="float" office:value="46.8271314747306" calcext:value-type="float">
            <text:p>46.83</text:p>
          </table:table-cell>
          <table:table-cell table:formula="of:=['IEA 2015'.C35]/([.$B25]*1000)" office:value-type="float" office:value="21.0866804186265" calcext:value-type="float">
            <text:p>21.09</text:p>
          </table:table-cell>
          <table:table-cell table:formula="of:=['IEA 2015'.D35]/([.$B25]*1000)" office:value-type="float" office:value="12.1903631592473" calcext:value-type="float">
            <text:p>12.19</text:p>
          </table:table-cell>
          <table:table-cell table:formula="of:=['IEA 2015'.E35]/([.$B25]*1000)" office:value-type="float" office:value="7.57391352881736" calcext:value-type="float">
            <text:p>7.57</text:p>
          </table:table-cell>
          <table:table-cell table:formula="of:=['IEA 2015'.F35]/([.$B25]*1000)" office:value-type="float" office:value="0.245475677168427" calcext:value-type="float">
            <text:p>0.25</text:p>
          </table:table-cell>
          <table:table-cell table:formula="of:=['IEA 2015'.G35]/([.$B25]*1000)" office:value-type="float" office:value="6.1430303423289" calcext:value-type="float">
            <text:p>6.14</text:p>
          </table:table-cell>
          <table:table-cell office:value-type="float" office:value="1971" calcext:value-type="float">
            <text:p>1971</text:p>
          </table:table-cell>
          <table:table-cell office:value-type="float" office:value="2384.26187249874" calcext:value-type="float">
            <text:p>2384.2618724987</text:p>
          </table:table-cell>
          <table:table-cell table:formula="of:=[.R25]*[.$U$12]/([.$B25]*1000)/365" office:value-type="float" office:value="20.2169060395589" calcext:value-type="float">
            <text:p>20.22</text:p>
          </table:table-cell>
          <table:table-cell table:formula="of:=[.R25]*[.$U$13]/365" office:value-type="float" office:value="75.9697687045489" calcext:value-type="float">
            <text:p>75.97</text:p>
          </table:table-cell>
          <table:table-cell office:value-type="float" office:value="1471.63877885111" calcext:value-type="float">
            <text:p>1471.6387788511</text:p>
          </table:table-cell>
          <table:table-cell table:formula="of:=[.U25]*[.$U$12]/([.$B25]*1000)/365" office:value-type="float" office:value="12.4784878957208" calcext:value-type="float">
            <text:p>12.48</text:p>
          </table:table-cell>
          <table:table-cell table:formula="of:=[.U25]*[.$U$13]/365" office:value-type="float" office:value="46.8908465699682" calcext:value-type="float">
            <text:p>46.89</text:p>
          </table:table-cell>
          <table:table-cell office:value-type="float" office:value="951.235275264343" calcext:value-type="float">
            <text:p>951.2352752643</text:p>
          </table:table-cell>
          <table:table-cell table:formula="of:=[.X25]*[.$U$12]/([.$B25]*1000)/365" office:value-type="float" office:value="8.06582297160955" calcext:value-type="float">
            <text:p>8.07</text:p>
          </table:table-cell>
          <table:table-cell table:formula="of:=[.X25]*[.$U$13]/365" office:value-type="float" office:value="30.309222606368" calcext:value-type="float">
            <text:p>30.31</text:p>
          </table:table-cell>
          <table:table-cell office:value-type="float" office:value="110.004730368421" calcext:value-type="float">
            <text:p>110.0047303684</text:p>
          </table:table-cell>
          <table:table-cell table:formula="of:=[.AA25]*1000000000/([.$B25]*1000)/365" office:value-type="float" office:value="0.0802033271517777" calcext:value-type="float">
            <text:p>0.08</text:p>
          </table:table-cell>
          <table:table-cell table:formula="of:=[.AA25]/365" office:value-type="float" office:value="0.301382822927181" calcext:value-type="float">
            <text:p>0.30</text:p>
          </table:table-cell>
          <table:table-cell office:value-type="float" office:value="1225.49804533001" calcext:value-type="float">
            <text:p>1225.49804533</text:p>
          </table:table-cell>
          <table:table-cell table:formula="of:=[.AD25]*1000000000/([.$B25]*1000)/365" office:value-type="float" office:value="0.893498127983074" calcext:value-type="float">
            <text:p>0.89</text:p>
          </table:table-cell>
          <table:table-cell table:formula="of:=[.AD25]/365" office:value-type="float" office:value="3.3575288913151" calcext:value-type="float">
            <text:p>3.36</text:p>
          </table:table-cell>
          <table:table-cell office:value-type="float" office:value="12.2781190184354" calcext:value-type="float">
            <text:p>12.2781190184</text:p>
          </table:table-cell>
          <table:table-cell table:formula="of:=[.AG25]*1000000000/([.$B25]*1000)/365" office:value-type="float" office:value="0.00895185137171818" calcext:value-type="float">
            <text:p>0.01</text:p>
          </table:table-cell>
          <table:table-cell table:formula="of:=[.AG25]/365" office:value-type="float" office:value="0.0336386822422888" calcext:value-type="float">
            <text:p>0.03</text:p>
          </table:table-cell>
          <table:table-cell table:formula="of:=SUM([.S25];[.V25];[.Y25];[.AB25];[.AE25];[.AH25])" office:value-type="float" office:value="41.7438702133957" calcext:value-type="float">
            <text:p>41.74</text:p>
          </table:table-cell>
          <table:table-cell table:formula="of:=[.AI25]+[.AF25]+[.AC25]+[.Z25]+[.W25]+[.T25]" office:value-type="float" office:value="156.86238827737" calcext:value-type="float">
            <text:p>156.86</text:p>
          </table:table-cell>
          <table:table-cell table:formula="of:=[.AN25]-[.AJ25]" office:value-type="float" office:value="1.60327644745809" calcext:value-type="float">
            <text:p>1.60</text:p>
          </table:table-cell>
          <table:table-cell office:value-type="float" office:value="5112.10512938309" calcext:value-type="float">
            <text:p>5112.1051293831</text:p>
          </table:table-cell>
          <table:table-cell table:formula="of:=[.AM25]*[.$U$12]/([.$B25]*1000)/365" office:value-type="float" office:value="43.3471466608538" calcext:value-type="float">
            <text:p>43.35</text:p>
          </table:table-cell>
          <table:table-cell table:formula="of:=[.AM25]*[.$U$13]/365" office:value-type="float" office:value="162.887075766371" calcext:value-type="float">
            <text:p>162.89</text:p>
          </table:table-cell>
        </table:table-row>
        <table:table-row table:style-name="ro1">
          <table:table-cell/>
          <table:table-cell office:value-type="float" office:value="3833594.894" calcext:value-type="float">
            <text:p>3833594.894</text:p>
          </table:table-cell>
          <table:table-cell table:number-columns-repeated="7"/>
          <table:table-cell table:formula="of:=['IEA 2015'.A36]" office:value-type="float" office:value="1972" calcext:value-type="float">
            <text:p>1972</text:p>
          </table:table-cell>
          <table:table-cell table:formula="of:=['IEA 2015'.B36]/([.$B26]*1000)" office:value-type="float" office:value="48.1224409405889" calcext:value-type="float">
            <text:p>48.12</text:p>
          </table:table-cell>
          <table:table-cell table:formula="of:=['IEA 2015'.C36]/([.$B26]*1000)" office:value-type="float" office:value="21.8901488396768" calcext:value-type="float">
            <text:p>21.89</text:p>
          </table:table-cell>
          <table:table-cell table:formula="of:=['IEA 2015'.D36]/([.$B26]*1000)" office:value-type="float" office:value="12.028192583374" calcext:value-type="float">
            <text:p>12.03</text:p>
          </table:table-cell>
          <table:table-cell table:formula="of:=['IEA 2015'.E36]/([.$B26]*1000)" office:value-type="float" office:value="7.82713885326171" calcext:value-type="float">
            <text:p>7.83</text:p>
          </table:table-cell>
          <table:table-cell table:formula="of:=['IEA 2015'.F36]/([.$B26]*1000)" office:value-type="float" office:value="0.330265954418435" calcext:value-type="float">
            <text:p>0.33</text:p>
          </table:table-cell>
          <table:table-cell table:formula="of:=['IEA 2015'.G36]/([.$B26]*1000)" office:value-type="float" office:value="6.17355640898026" calcext:value-type="float">
            <text:p>6.17</text:p>
          </table:table-cell>
          <table:table-cell office:value-type="float" office:value="1972" calcext:value-type="float">
            <text:p>1972</text:p>
          </table:table-cell>
          <table:table-cell office:value-type="float" office:value="2566.63172040907" calcext:value-type="float">
            <text:p>2566.6317204091</text:p>
          </table:table-cell>
          <table:table-cell table:formula="of:=[.R26]*[.$U$12]/([.$B26]*1000)/365" office:value-type="float" office:value="21.3326196241362" calcext:value-type="float">
            <text:p>21.33</text:p>
          </table:table-cell>
          <table:table-cell table:formula="of:=[.R26]*[.$U$13]/365" office:value-type="float" office:value="81.7806216667328" calcext:value-type="float">
            <text:p>81.78</text:p>
          </table:table-cell>
          <table:table-cell office:value-type="float" office:value="1488.55316031093" calcext:value-type="float">
            <text:p>1488.5531603109</text:p>
          </table:table-cell>
          <table:table-cell table:formula="of:=[.U26]*[.$U$12]/([.$B26]*1000)/365" office:value-type="float" office:value="12.3721444361164" calcext:value-type="float">
            <text:p>12.37</text:p>
          </table:table-cell>
          <table:table-cell table:formula="of:=[.U26]*[.$U$13]/365" office:value-type="float" office:value="47.4297897381264" calcext:value-type="float">
            <text:p>47.43</text:p>
          </table:table-cell>
          <table:table-cell office:value-type="float" office:value="999.620999519929" calcext:value-type="float">
            <text:p>999.6209995199</text:p>
          </table:table-cell>
          <table:table-cell table:formula="of:=[.X26]*[.$U$12]/([.$B26]*1000)/365" office:value-type="float" office:value="8.30837333673208" calcext:value-type="float">
            <text:p>8.31</text:p>
          </table:table-cell>
          <table:table-cell table:formula="of:=[.X26]*[.$U$13]/365" office:value-type="float" office:value="31.8509376011418" calcext:value-type="float">
            <text:p>31.85</text:p>
          </table:table-cell>
          <table:table-cell office:value-type="float" office:value="150.897072842106" calcext:value-type="float">
            <text:p>150.8970728421</text:p>
          </table:table-cell>
          <table:table-cell table:formula="of:=[.AA26]*1000000000/([.$B26]*1000)/365" office:value-type="float" office:value="0.107840460287189" calcext:value-type="float">
            <text:p>0.11</text:p>
          </table:table-cell>
          <table:table-cell table:formula="of:=[.AA26]/365" office:value-type="float" office:value="0.413416637923578" calcext:value-type="float">
            <text:p>0.41</text:p>
          </table:table-cell>
          <table:table-cell office:value-type="float" office:value="1281.82111034301" calcext:value-type="float">
            <text:p>1281.821110343</text:p>
          </table:table-cell>
          <table:table-cell table:formula="of:=[.AD26]*1000000000/([.$B26]*1000)/365" office:value-type="float" office:value="0.916069317592846" calcext:value-type="float">
            <text:p>0.92</text:p>
          </table:table-cell>
          <table:table-cell table:formula="of:=[.AD26]/365" office:value-type="float" office:value="3.511838658474" calcext:value-type="float">
            <text:p>3.51</text:p>
          </table:table-cell>
          <table:table-cell office:value-type="float" office:value="13.1763830288298" calcext:value-type="float">
            <text:p>13.1763830288</text:p>
          </table:table-cell>
          <table:table-cell table:formula="of:=[.AG26]*1000000000/([.$B26]*1000)/365" office:value-type="float" office:value="0.00941666517438777" calcext:value-type="float">
            <text:p>0.01</text:p>
          </table:table-cell>
          <table:table-cell table:formula="of:=[.AG26]/365" office:value-type="float" office:value="0.0360996795310405" calcext:value-type="float">
            <text:p>0.04</text:p>
          </table:table-cell>
          <table:table-cell table:formula="of:=SUM([.S26];[.V26];[.Y26];[.AB26];[.AE26];[.AH26])" office:value-type="float" office:value="43.0464638400391" calcext:value-type="float">
            <text:p>43.05</text:p>
          </table:table-cell>
          <table:table-cell table:formula="of:=[.AI26]+[.AF26]+[.AC26]+[.Z26]+[.W26]+[.T26]" office:value-type="float" office:value="165.02270398193" calcext:value-type="float">
            <text:p>165.02</text:p>
          </table:table-cell>
          <table:table-cell table:formula="of:=[.AN26]-[.AJ26]" office:value-type="float" office:value="1.68595367024672" calcext:value-type="float">
            <text:p>1.69</text:p>
          </table:table-cell>
          <table:table-cell office:value-type="float" office:value="5381.97575991001" calcext:value-type="float">
            <text:p>5381.97575991</text:p>
          </table:table-cell>
          <table:table-cell table:formula="of:=[.AM26]*[.$U$12]/([.$B26]*1000)/365" office:value-type="float" office:value="44.7324175102858" calcext:value-type="float">
            <text:p>44.73</text:p>
          </table:table-cell>
          <table:table-cell table:formula="of:=[.AM26]*[.$U$13]/365" office:value-type="float" office:value="171.485967363708" calcext:value-type="float">
            <text:p>171.49</text:p>
          </table:table-cell>
        </table:table-row>
        <table:table-row table:style-name="ro1">
          <table:table-cell/>
          <table:table-cell office:value-type="float" office:value="3909722.12" calcext:value-type="float">
            <text:p>3909722.12</text:p>
          </table:table-cell>
          <table:table-cell table:number-columns-repeated="7"/>
          <table:table-cell table:formula="of:=['IEA 2015'.A37]" office:value-type="float" office:value="1973" calcext:value-type="float">
            <text:p>1973</text:p>
          </table:table-cell>
          <table:table-cell table:formula="of:=['IEA 2015'.B37]/([.$B27]*1000)" office:value-type="float" office:value="49.716774116074" calcext:value-type="float">
            <text:p>49.72</text:p>
          </table:table-cell>
          <table:table-cell table:formula="of:=['IEA 2015'.C37]/([.$B27]*1000)" office:value-type="float" office:value="23.3695947114158" calcext:value-type="float">
            <text:p>23.37</text:p>
          </table:table-cell>
          <table:table-cell table:formula="of:=['IEA 2015'.D37]/([.$B27]*1000)" office:value-type="float" office:value="12.196189650682" calcext:value-type="float">
            <text:p>12.20</text:p>
          </table:table-cell>
          <table:table-cell table:formula="of:=['IEA 2015'.E37]/([.$B27]*1000)" office:value-type="float" office:value="7.96008530066477" calcext:value-type="float">
            <text:p>7.96</text:p>
          </table:table-cell>
          <table:table-cell table:formula="of:=['IEA 2015'.F37]/([.$B27]*1000)" office:value-type="float" office:value="0.432338487951474" calcext:value-type="float">
            <text:p>0.43</text:p>
          </table:table-cell>
          <table:table-cell table:formula="of:=['IEA 2015'.G37]/([.$B27]*1000)" office:value-type="float" office:value="6.16516895432113" calcext:value-type="float">
            <text:p>6.17</text:p>
          </table:table-cell>
          <table:table-cell office:value-type="float" office:value="1973" calcext:value-type="float">
            <text:p>1973</text:p>
          </table:table-cell>
          <table:table-cell office:value-type="float" office:value="2767.51514579114" calcext:value-type="float">
            <text:p>2767.5151457911</text:p>
          </table:table-cell>
          <table:table-cell table:formula="of:=[.R27]*[.$U$12]/([.$B27]*1000)/365" office:value-type="float" office:value="22.5543837375096" calcext:value-type="float">
            <text:p>22.55</text:p>
          </table:table-cell>
          <table:table-cell table:formula="of:=[.R27]*[.$U$13]/365" office:value-type="float" office:value="88.1813730015095" calcext:value-type="float">
            <text:p>88.18</text:p>
          </table:table-cell>
          <table:table-cell office:value-type="float" office:value="1533.60701166904" calcext:value-type="float">
            <text:p>1533.607011669</text:p>
          </table:table-cell>
          <table:table-cell table:formula="of:=[.U27]*[.$U$12]/([.$B27]*1000)/365" office:value-type="float" office:value="12.4984179748114" calcext:value-type="float">
            <text:p>12.50</text:p>
          </table:table-cell>
          <table:table-cell table:formula="of:=[.U27]*[.$U$13]/365" office:value-type="float" office:value="48.8653412211259" calcext:value-type="float">
            <text:p>48.87</text:p>
          </table:table-cell>
          <table:table-cell office:value-type="float" office:value="1044.75846726255" calcext:value-type="float">
            <text:p>1044.7584672626</text:p>
          </table:table-cell>
          <table:table-cell table:formula="of:=[.X27]*[.$U$12]/([.$B27]*1000)/365" office:value-type="float" office:value="8.51445507696247" calcext:value-type="float">
            <text:p>8.51</text:p>
          </table:table-cell>
          <table:table-cell table:formula="of:=[.X27]*[.$U$13]/365" office:value-type="float" office:value="33.2891533541465" calcext:value-type="float">
            <text:p>33.29</text:p>
          </table:table-cell>
          <table:table-cell office:value-type="float" office:value="202.655494747369" calcext:value-type="float">
            <text:p>202.6554947474</text:p>
          </table:table-cell>
          <table:table-cell table:formula="of:=[.AA27]*1000000000/([.$B27]*1000)/365" office:value-type="float" office:value="0.142010228991526" calcext:value-type="float">
            <text:p>0.14</text:p>
          </table:table-cell>
          <table:table-cell table:formula="of:=[.AA27]/365" office:value-type="float" office:value="0.555220533554436" calcext:value-type="float">
            <text:p>0.56</text:p>
          </table:table-cell>
          <table:table-cell office:value-type="float" office:value="1293.35321185126" calcext:value-type="float">
            <text:p>1293.3532118513</text:p>
          </table:table-cell>
          <table:table-cell table:formula="of:=[.AD27]*1000000000/([.$B27]*1000)/365" office:value-type="float" office:value="0.906313376851125" calcext:value-type="float">
            <text:p>0.91</text:p>
          </table:table-cell>
          <table:table-cell table:formula="of:=[.AD27]/365" office:value-type="float" office:value="3.54343345712674" calcext:value-type="float">
            <text:p>3.54</text:p>
          </table:table-cell>
          <table:table-cell office:value-type="float" office:value="14.6084439600441" calcext:value-type="float">
            <text:p>14.60844396</text:p>
          </table:table-cell>
          <table:table-cell table:formula="of:=[.AG27]*1000000000/([.$B27]*1000)/365" office:value-type="float" office:value="0.0102368232085781" calcext:value-type="float">
            <text:p>0.01</text:p>
          </table:table-cell>
          <table:table-cell table:formula="of:=[.AG27]/365" office:value-type="float" office:value="0.0400231341371071" calcext:value-type="float">
            <text:p>0.04</text:p>
          </table:table-cell>
          <table:table-cell table:formula="of:=SUM([.S27];[.V27];[.Y27];[.AB27];[.AE27];[.AH27])" office:value-type="float" office:value="44.6258172183347" calcext:value-type="float">
            <text:p>44.63</text:p>
          </table:table-cell>
          <table:table-cell table:formula="of:=[.AI27]+[.AF27]+[.AC27]+[.Z27]+[.W27]+[.T27]" office:value-type="float" office:value="174.4745447016" calcext:value-type="float">
            <text:p>174.47</text:p>
          </table:table-cell>
          <table:table-cell table:formula="of:=[.AN27]-[.AJ27]" office:value-type="float" office:value="1.7271249105573" calcext:value-type="float">
            <text:p>1.73</text:p>
          </table:table-cell>
          <table:table-cell office:value-type="float" office:value="5687.69561104637" calcext:value-type="float">
            <text:p>5687.6956110464</text:p>
          </table:table-cell>
          <table:table-cell table:formula="of:=[.AM27]*[.$U$12]/([.$B27]*1000)/365" office:value-type="float" office:value="46.352942128892" calcext:value-type="float">
            <text:p>46.35</text:p>
          </table:table-cell>
          <table:table-cell table:formula="of:=[.AM27]*[.$U$13]/365" office:value-type="float" office:value="181.227123168409" calcext:value-type="float">
            <text:p>181.23</text:p>
          </table:table-cell>
        </table:table-row>
        <table:table-row table:style-name="ro1">
          <table:table-cell/>
          <table:table-cell office:value-type="float" office:value="3985733.775" calcext:value-type="float">
            <text:p>3985733.775</text:p>
          </table:table-cell>
          <table:table-cell table:number-columns-repeated="7"/>
          <table:table-cell table:formula="of:=['IEA 2015'.A38]" office:value-type="float" office:value="1974" calcext:value-type="float">
            <text:p>1974</text:p>
          </table:table-cell>
          <table:table-cell table:formula="of:=['IEA 2015'.B38]/([.$B28]*1000)" office:value-type="float" office:value="49.0573491749315" calcext:value-type="float">
            <text:p>49.06</text:p>
          </table:table-cell>
          <table:table-cell table:formula="of:=['IEA 2015'.C38]/([.$B28]*1000)" office:value-type="float" office:value="22.6921373186042" calcext:value-type="float">
            <text:p>22.69</text:p>
          </table:table-cell>
          <table:table-cell table:formula="of:=['IEA 2015'.D38]/([.$B28]*1000)" office:value-type="float" office:value="12.0102186962674" calcext:value-type="float">
            <text:p>12.01</text:p>
          </table:table-cell>
          <table:table-cell table:formula="of:=['IEA 2015'.E38]/([.$B28]*1000)" office:value-type="float" office:value="8.01262237385155" calcext:value-type="float">
            <text:p>8.01</text:p>
          </table:table-cell>
          <table:table-cell table:formula="of:=['IEA 2015'.F38]/([.$B28]*1000)" office:value-type="float" office:value="0.569872841434734" calcext:value-type="float">
            <text:p>0.57</text:p>
          </table:table-cell>
          <table:table-cell table:formula="of:=['IEA 2015'.G38]/([.$B28]*1000)" office:value-type="float" office:value="6.25413014843496" calcext:value-type="float">
            <text:p>6.25</text:p>
          </table:table-cell>
          <table:table-cell office:value-type="float" office:value="1974" calcext:value-type="float">
            <text:p>1974</text:p>
          </table:table-cell>
          <table:table-cell office:value-type="float" office:value="2727.40418598743" calcext:value-type="float">
            <text:p>2727.4041859874</text:p>
          </table:table-cell>
          <table:table-cell table:formula="of:=[.R28]*[.$U$12]/([.$B28]*1000)/365" office:value-type="float" office:value="21.8035929757548" calcext:value-type="float">
            <text:p>21.80</text:p>
          </table:table-cell>
          <table:table-cell table:formula="of:=[.R28]*[.$U$13]/365" office:value-type="float" office:value="86.9033169398187" calcext:value-type="float">
            <text:p>86.90</text:p>
          </table:table-cell>
          <table:table-cell office:value-type="float" office:value="1534.68727425279" calcext:value-type="float">
            <text:p>1534.6872742528</text:p>
          </table:table-cell>
          <table:table-cell table:formula="of:=[.U28]*[.$U$12]/([.$B28]*1000)/365" office:value-type="float" office:value="12.2686974100848" calcext:value-type="float">
            <text:p>12.27</text:p>
          </table:table-cell>
          <table:table-cell table:formula="of:=[.U28]*[.$U$13]/365" office:value-type="float" office:value="48.89976164263" calcext:value-type="float">
            <text:p>48.90</text:p>
          </table:table-cell>
          <table:table-cell office:value-type="float" office:value="1066.61391384158" calcext:value-type="float">
            <text:p>1066.6139138416</text:p>
          </table:table-cell>
          <table:table-cell table:formula="of:=[.X28]*[.$U$12]/([.$B28]*1000)/365" office:value-type="float" office:value="8.52679473000772" calcext:value-type="float">
            <text:p>8.53</text:p>
          </table:table-cell>
          <table:table-cell table:formula="of:=[.X28]*[.$U$13]/365" office:value-type="float" office:value="33.9855337478838" calcext:value-type="float">
            <text:p>33.99</text:p>
          </table:table-cell>
          <table:table-cell office:value-type="float" office:value="263.387873357896" calcext:value-type="float">
            <text:p>263.3878733579</text:p>
          </table:table-cell>
          <table:table-cell table:formula="of:=[.AA28]*1000000000/([.$B28]*1000)/365" office:value-type="float" office:value="0.181048372188241" calcext:value-type="float">
            <text:p>0.18</text:p>
          </table:table-cell>
          <table:table-cell table:formula="of:=[.AA28]/365" office:value-type="float" office:value="0.721610611939441" calcext:value-type="float">
            <text:p>0.72</text:p>
          </table:table-cell>
          <table:table-cell office:value-type="float" office:value="1417.8689237231" calcext:value-type="float">
            <text:p>1417.8689237231</text:p>
          </table:table-cell>
          <table:table-cell table:formula="of:=[.AD28]*1000000000/([.$B28]*1000)/365" office:value-type="float" office:value="0.974619132398505" calcext:value-type="float">
            <text:p>0.97</text:p>
          </table:table-cell>
          <table:table-cell table:formula="of:=[.AD28]/365" office:value-type="float" office:value="3.88457239376192" calcext:value-type="float">
            <text:p>3.88</text:p>
          </table:table-cell>
          <table:table-cell office:value-type="float" office:value="16.5921913363685" calcext:value-type="float">
            <text:p>16.5921913364</text:p>
          </table:table-cell>
          <table:table-cell table:formula="of:=[.AG28]*1000000000/([.$B28]*1000)/365" office:value-type="float" office:value="0.0114051918723056" calcext:value-type="float">
            <text:p>0.01</text:p>
          </table:table-cell>
          <table:table-cell table:formula="of:=[.AG28]/365" office:value-type="float" office:value="0.0454580584558041" calcext:value-type="float">
            <text:p>0.05</text:p>
          </table:table-cell>
          <table:table-cell table:formula="of:=SUM([.S28];[.V28];[.Y28];[.AB28];[.AE28];[.AH28])" office:value-type="float" office:value="43.7661578123064" calcext:value-type="float">
            <text:p>43.77</text:p>
          </table:table-cell>
          <table:table-cell table:formula="of:=[.AI28]+[.AF28]+[.AC28]+[.Z28]+[.W28]+[.T28]" office:value-type="float" office:value="174.44025339449" calcext:value-type="float">
            <text:p>174.44</text:p>
          </table:table-cell>
          <table:table-cell table:formula="of:=[.AN28]-[.AJ28]" office:value-type="float" office:value="1.90417124159105" calcext:value-type="float">
            <text:p>1.90</text:p>
          </table:table-cell>
          <table:table-cell office:value-type="float" office:value="5712.88625574387" calcext:value-type="float">
            <text:p>5712.8862557439</text:p>
          </table:table-cell>
          <table:table-cell table:formula="of:=[.AM28]*[.$U$12]/([.$B28]*1000)/365" office:value-type="float" office:value="45.6703290538974" calcext:value-type="float">
            <text:p>45.67</text:p>
          </table:table-cell>
          <table:table-cell table:formula="of:=[.AM28]*[.$U$13]/365" office:value-type="float" office:value="182.029773025483" calcext:value-type="float">
            <text:p>182.03</text:p>
          </table:table-cell>
        </table:table-row>
        <table:table-row table:style-name="ro1">
          <table:table-cell/>
          <table:table-cell office:value-type="float" office:value="4061399.228" calcext:value-type="float">
            <text:p>4061399.228</text:p>
          </table:table-cell>
          <table:table-cell table:number-columns-repeated="7"/>
          <table:table-cell table:formula="of:=['IEA 2015'.A39]" office:value-type="float" office:value="1975" calcext:value-type="float">
            <text:p>1975</text:p>
          </table:table-cell>
          <table:table-cell table:formula="of:=['IEA 2015'.B39]/([.$B29]*1000)" office:value-type="float" office:value="48.5040076555754" calcext:value-type="float">
            <text:p>48.50</text:p>
          </table:table-cell>
          <table:table-cell table:formula="of:=['IEA 2015'.C39]/([.$B29]*1000)" office:value-type="float" office:value="21.8408764532928" calcext:value-type="float">
            <text:p>21.84</text:p>
          </table:table-cell>
          <table:table-cell table:formula="of:=['IEA 2015'.D39]/([.$B29]*1000)" office:value-type="float" office:value="12.0370092407089" calcext:value-type="float">
            <text:p>12.04</text:p>
          </table:table-cell>
          <table:table-cell table:formula="of:=['IEA 2015'.E39]/([.$B29]*1000)" office:value-type="float" office:value="7.83296593342409" calcext:value-type="float">
            <text:p>7.83</text:p>
          </table:table-cell>
          <table:table-cell table:formula="of:=['IEA 2015'.F39]/([.$B29]*1000)" office:value-type="float" office:value="0.785811953355778" calcext:value-type="float">
            <text:p>0.79</text:p>
          </table:table-cell>
          <table:table-cell table:formula="of:=['IEA 2015'.G39]/([.$B29]*1000)" office:value-type="float" office:value="6.24054589497854" calcext:value-type="float">
            <text:p>6.24</text:p>
          </table:table-cell>
          <table:table-cell office:value-type="float" office:value="1975" calcext:value-type="float">
            <text:p>1975</text:p>
          </table:table-cell>
          <table:table-cell office:value-type="float" office:value="2696.65635822029" calcext:value-type="float">
            <text:p>2696.6563582203</text:p>
          </table:table-cell>
          <table:table-cell table:formula="of:=[.R29]*[.$U$12]/([.$B29]*1000)/365" office:value-type="float" office:value="21.1561566984351" calcext:value-type="float">
            <text:p>21.16</text:p>
          </table:table-cell>
          <table:table-cell table:formula="of:=[.R29]*[.$U$13]/365" office:value-type="float" office:value="85.9235984824712" calcext:value-type="float">
            <text:p>85.92</text:p>
          </table:table-cell>
          <table:table-cell office:value-type="float" office:value="1564.42983842626" calcext:value-type="float">
            <text:p>1564.4298384263</text:p>
          </table:table-cell>
          <table:table-cell table:formula="of:=[.U29]*[.$U$12]/([.$B29]*1000)/365" office:value-type="float" office:value="12.2734669935092" calcext:value-type="float">
            <text:p>12.27</text:p>
          </table:table-cell>
          <table:table-cell table:formula="of:=[.U29]*[.$U$13]/365" office:value-type="float" office:value="49.8474493723217" calcext:value-type="float">
            <text:p>49.85</text:p>
          </table:table-cell>
          <table:table-cell office:value-type="float" office:value="1063.02376326669" calcext:value-type="float">
            <text:p>1063.0237632667</text:p>
          </table:table-cell>
          <table:table-cell table:formula="of:=[.X29]*[.$U$12]/([.$B29]*1000)/365" office:value-type="float" office:value="8.33977130281168" calcext:value-type="float">
            <text:p>8.34</text:p>
          </table:table-cell>
          <table:table-cell table:formula="of:=[.X29]*[.$U$13]/365" office:value-type="float" office:value="33.8711407309359" calcext:value-type="float">
            <text:p>33.87</text:p>
          </table:table-cell>
          <table:table-cell office:value-type="float" office:value="364.360836673685" calcext:value-type="float">
            <text:p>364.3608366737</text:p>
          </table:table-cell>
          <table:table-cell table:formula="of:=[.AA29]*1000000000/([.$B29]*1000)/365" office:value-type="float" office:value="0.245789397091779" calcext:value-type="float">
            <text:p>0.25</text:p>
          </table:table-cell>
          <table:table-cell table:formula="of:=[.AA29]/365" office:value-type="float" office:value="0.998248867599137" calcext:value-type="float">
            <text:p>1.00</text:p>
          </table:table-cell>
          <table:table-cell office:value-type="float" office:value="1435.58818765699" calcext:value-type="float">
            <text:p>1435.588187657</text:p>
          </table:table-cell>
          <table:table-cell table:formula="of:=[.AD29]*1000000000/([.$B29]*1000)/365" office:value-type="float" office:value="0.968414603329884" calcext:value-type="float">
            <text:p>0.97</text:p>
          </table:table-cell>
          <table:table-cell table:formula="of:=[.AD29]/365" office:value-type="float" office:value="3.93311832234792" calcext:value-type="float">
            <text:p>3.93</text:p>
          </table:table-cell>
          <table:table-cell office:value-type="float" office:value="18.5680264084509" calcext:value-type="float">
            <text:p>18.5680264085</text:p>
          </table:table-cell>
          <table:table-cell table:formula="of:=[.AG29]*1000000000/([.$B29]*1000)/365" office:value-type="float" office:value="0.01252556135775" calcext:value-type="float">
            <text:p>0.01</text:p>
          </table:table-cell>
          <table:table-cell table:formula="of:=[.AG29]/365" office:value-type="float" office:value="0.0508713052286326" calcext:value-type="float">
            <text:p>0.05</text:p>
          </table:table-cell>
          <table:table-cell table:formula="of:=SUM([.S29];[.V29];[.Y29];[.AB29];[.AE29];[.AH29])" office:value-type="float" office:value="42.9961245565353" calcext:value-type="float">
            <text:p>43.00</text:p>
          </table:table-cell>
          <table:table-cell table:formula="of:=[.AI29]+[.AF29]+[.AC29]+[.Z29]+[.W29]+[.T29]" office:value-type="float" office:value="174.624427080904" calcext:value-type="float">
            <text:p>174.62</text:p>
          </table:table-cell>
          <table:table-cell table:formula="of:=[.AN29]-[.AJ29]" office:value-type="float" office:value="2.00150612711367" calcext:value-type="float">
            <text:p>2.00</text:p>
          </table:table-cell>
          <table:table-cell office:value-type="float" office:value="5735.59501461276" calcext:value-type="float">
            <text:p>5735.5950146128</text:p>
          </table:table-cell>
          <table:table-cell table:formula="of:=[.AM29]*[.$U$12]/([.$B29]*1000)/365" office:value-type="float" office:value="44.997630683649" calcext:value-type="float">
            <text:p>45.00</text:p>
          </table:table-cell>
          <table:table-cell table:formula="of:=[.AM29]*[.$U$13]/365" office:value-type="float" office:value="182.753342520401" calcext:value-type="float">
            <text:p>182.75</text:p>
          </table:table-cell>
        </table:table-row>
        <table:table-row table:style-name="ro1">
          <table:table-cell/>
          <table:table-cell office:value-type="float" office:value="4136542.07" calcext:value-type="float">
            <text:p>4136542.07</text:p>
          </table:table-cell>
          <table:table-cell table:number-columns-repeated="7"/>
          <table:table-cell table:formula="of:=['IEA 2015'.A40]" office:value-type="float" office:value="1976" calcext:value-type="float">
            <text:p>1976</text:p>
          </table:table-cell>
          <table:table-cell table:formula="of:=['IEA 2015'.B40]/([.$B30]*1000)" office:value-type="float" office:value="50.2272180455663" calcext:value-type="float">
            <text:p>50.23</text:p>
          </table:table-cell>
          <table:table-cell table:formula="of:=['IEA 2015'.C40]/([.$B30]*1000)" office:value-type="float" office:value="22.8988512824284" calcext:value-type="float">
            <text:p>22.90</text:p>
          </table:table-cell>
          <table:table-cell table:formula="of:=['IEA 2015'.D40]/([.$B30]*1000)" office:value-type="float" office:value="12.3055623469462" calcext:value-type="float">
            <text:p>12.31</text:p>
          </table:table-cell>
          <table:table-cell table:formula="of:=['IEA 2015'.E40]/([.$B30]*1000)" office:value-type="float" office:value="8.14342985352631" calcext:value-type="float">
            <text:p>8.14</text:p>
          </table:table-cell>
          <table:table-cell table:formula="of:=['IEA 2015'.F40]/([.$B30]*1000)" office:value-type="float" office:value="0.885928902108988" calcext:value-type="float">
            <text:p>0.89</text:p>
          </table:table-cell>
          <table:table-cell table:formula="of:=['IEA 2015'.G40]/([.$B30]*1000)" office:value-type="float" office:value="6.2435331809031" calcext:value-type="float">
            <text:p>6.24</text:p>
          </table:table-cell>
          <table:table-cell office:value-type="float" office:value="1976" calcext:value-type="float">
            <text:p>1976</text:p>
          </table:table-cell>
          <table:table-cell office:value-type="float" office:value="2873.57494558839" calcext:value-type="float">
            <text:p>2873.5749455884</text:p>
          </table:table-cell>
          <table:table-cell table:formula="of:=[.R30]*[.$U$12]/([.$B30]*1000)/365" office:value-type="float" office:value="22.134612994598" calcext:value-type="float">
            <text:p>22.13</text:p>
          </table:table-cell>
          <table:table-cell table:formula="of:=[.R30]*[.$U$13]/365" office:value-type="float" office:value="91.5607578553232" calcext:value-type="float">
            <text:p>91.56</text:p>
          </table:table-cell>
          <table:table-cell office:value-type="float" office:value="1622.12993188042" calcext:value-type="float">
            <text:p>1622.1299318804</text:p>
          </table:table-cell>
          <table:table-cell table:formula="of:=[.U30]*[.$U$12]/([.$B30]*1000)/365" office:value-type="float" office:value="12.4949649648949" calcext:value-type="float">
            <text:p>12.49</text:p>
          </table:table-cell>
          <table:table-cell table:formula="of:=[.U30]*[.$U$13]/365" office:value-type="float" office:value="51.6859482404638" calcext:value-type="float">
            <text:p>51.69</text:p>
          </table:table-cell>
          <table:table-cell office:value-type="float" office:value="1124.60829455827" calcext:value-type="float">
            <text:p>1124.6082945583</text:p>
          </table:table-cell>
          <table:table-cell table:formula="of:=[.X30]*[.$U$12]/([.$B30]*1000)/365" office:value-type="float" office:value="8.66264838812657" calcext:value-type="float">
            <text:p>8.66</text:p>
          </table:table-cell>
          <table:table-cell table:formula="of:=[.X30]*[.$U$13]/365" office:value-type="float" office:value="35.8334094951032" calcext:value-type="float">
            <text:p>35.83</text:p>
          </table:table-cell>
          <table:table-cell office:value-type="float" office:value="433.392849778949" calcext:value-type="float">
            <text:p>433.3928497789</text:p>
          </table:table-cell>
          <table:table-cell table:formula="of:=[.AA30]*1000000000/([.$B30]*1000)/365" office:value-type="float" office:value="0.287045955422196" calcext:value-type="float">
            <text:p>0.29</text:p>
          </table:table-cell>
          <table:table-cell table:formula="of:=[.AA30]/365" office:value-type="float" office:value="1.18737767062726" calcext:value-type="float">
            <text:p>1.19</text:p>
          </table:table-cell>
          <table:table-cell office:value-type="float" office:value="1437.58636443393" calcext:value-type="float">
            <text:p>1437.5863644339</text:p>
          </table:table-cell>
          <table:table-cell table:formula="of:=[.AD30]*1000000000/([.$B30]*1000)/365" office:value-type="float" office:value="0.952146191824187" calcext:value-type="float">
            <text:p>0.95</text:p>
          </table:table-cell>
          <table:table-cell table:formula="of:=[.AD30]/365" office:value-type="float" office:value="3.93859277927104" calcext:value-type="float">
            <text:p>3.94</text:p>
          </table:table-cell>
          <table:table-cell office:value-type="float" office:value="20.2183674467734" calcext:value-type="float">
            <text:p>20.2183674468</text:p>
          </table:table-cell>
          <table:table-cell table:formula="of:=[.AG30]*1000000000/([.$B30]*1000)/365" office:value-type="float" office:value="0.0133910852562432" calcext:value-type="float">
            <text:p>0.01</text:p>
          </table:table-cell>
          <table:table-cell table:formula="of:=[.AG30]/365" office:value-type="float" office:value="0.0553927875254066" calcext:value-type="float">
            <text:p>0.06</text:p>
          </table:table-cell>
          <table:table-cell table:formula="of:=SUM([.S30];[.V30];[.Y30];[.AB30];[.AE30];[.AH30])" office:value-type="float" office:value="44.5448095801221" calcext:value-type="float">
            <text:p>44.54</text:p>
          </table:table-cell>
          <table:table-cell table:formula="of:=[.AI30]+[.AF30]+[.AC30]+[.Z30]+[.W30]+[.T30]" office:value-type="float" office:value="184.261478828314" calcext:value-type="float">
            <text:p>184.26</text:p>
          </table:table-cell>
          <table:table-cell table:formula="of:=[.AN30]-[.AJ30]" office:value-type="float" office:value="2.04368843197796" calcext:value-type="float">
            <text:p>2.04</text:p>
          </table:table-cell>
          <table:table-cell office:value-type="float" office:value="6048.24401821879" calcext:value-type="float">
            <text:p>6048.2440182188</text:p>
          </table:table-cell>
          <table:table-cell table:formula="of:=[.AM30]*[.$U$12]/([.$B30]*1000)/365" office:value-type="float" office:value="46.5884980121" calcext:value-type="float">
            <text:p>46.59</text:p>
          </table:table-cell>
          <table:table-cell table:formula="of:=[.AM30]*[.$U$13]/365" office:value-type="float" office:value="192.715282005163" calcext:value-type="float">
            <text:p>192.72</text:p>
          </table:table-cell>
        </table:table-row>
        <table:table-row table:style-name="ro1">
          <table:table-cell/>
          <table:table-cell office:value-type="float" office:value="4211322.427" calcext:value-type="float">
            <text:p>4211322.427</text:p>
          </table:table-cell>
          <table:table-cell table:number-columns-repeated="7"/>
          <table:table-cell table:formula="of:=['IEA 2015'.A41]" office:value-type="float" office:value="1977" calcext:value-type="float">
            <text:p>1977</text:p>
          </table:table-cell>
          <table:table-cell table:formula="of:=['IEA 2015'.B41]/([.$B31]*1000)" office:value-type="float" office:value="51.0925810478526" calcext:value-type="float">
            <text:p>51.09</text:p>
          </table:table-cell>
          <table:table-cell table:formula="of:=['IEA 2015'.C41]/([.$B31]*1000)" office:value-type="float" office:value="23.5608140157631" calcext:value-type="float">
            <text:p>23.56</text:p>
          </table:table-cell>
          <table:table-cell table:formula="of:=['IEA 2015'.D41]/([.$B31]*1000)" office:value-type="float" office:value="12.4471194013858" calcext:value-type="float">
            <text:p>12.45</text:p>
          </table:table-cell>
          <table:table-cell table:formula="of:=['IEA 2015'.E41]/([.$B31]*1000)" office:value-type="float" office:value="8.18232384494128" calcext:value-type="float">
            <text:p>8.18</text:p>
          </table:table-cell>
          <table:table-cell table:formula="of:=['IEA 2015'.F41]/([.$B31]*1000)" office:value-type="float" office:value="1.05962179146169" calcext:value-type="float">
            <text:p>1.06</text:p>
          </table:table-cell>
          <table:table-cell table:formula="of:=['IEA 2015'.G41]/([.$B31]*1000)" office:value-type="float" office:value="6.27226424775894" calcext:value-type="float">
            <text:p>6.27</text:p>
          </table:table-cell>
          <table:table-cell office:value-type="float" office:value="1977" calcext:value-type="float">
            <text:p>1977</text:p>
          </table:table-cell>
          <table:table-cell office:value-type="float" office:value="2970.58035770875" calcext:value-type="float">
            <text:p>2970.5803577088</text:p>
          </table:table-cell>
          <table:table-cell table:formula="of:=[.R31]*[.$U$12]/([.$B31]*1000)/365" office:value-type="float" office:value="22.4755155349105" calcext:value-type="float">
            <text:p>22.48</text:p>
          </table:table-cell>
          <table:table-cell table:formula="of:=[.R31]*[.$U$13]/365" office:value-type="float" office:value="94.6516426305555" calcext:value-type="float">
            <text:p>94.65</text:p>
          </table:table-cell>
          <table:table-cell office:value-type="float" office:value="1669.82913217589" calcext:value-type="float">
            <text:p>1669.8291321759</text:p>
          </table:table-cell>
          <table:table-cell table:formula="of:=[.U31]*[.$U$12]/([.$B31]*1000)/365" office:value-type="float" office:value="12.6339859830666" calcext:value-type="float">
            <text:p>12.63</text:p>
          </table:table-cell>
          <table:table-cell table:formula="of:=[.U31]*[.$U$13]/365" office:value-type="float" office:value="53.2057885128921" calcext:value-type="float">
            <text:p>53.21</text:p>
          </table:table-cell>
          <table:table-cell office:value-type="float" office:value="1158.76769380148" calcext:value-type="float">
            <text:p>1158.7676938015</text:p>
          </table:table-cell>
          <table:table-cell table:formula="of:=[.X31]*[.$U$12]/([.$B31]*1000)/365" office:value-type="float" office:value="8.76727715370595" calcext:value-type="float">
            <text:p>8.77</text:p>
          </table:table-cell>
          <table:table-cell table:formula="of:=[.X31]*[.$U$13]/365" office:value-type="float" office:value="36.9218309011266" calcext:value-type="float">
            <text:p>36.92</text:p>
          </table:table-cell>
          <table:table-cell office:value-type="float" office:value="535.420889378949" calcext:value-type="float">
            <text:p>535.4208893789</text:p>
          </table:table-cell>
          <table:table-cell table:formula="of:=[.AA31]*1000000000/([.$B31]*1000)/365" office:value-type="float" office:value="0.34832444479647" calcext:value-type="float">
            <text:p>0.35</text:p>
          </table:table-cell>
          <table:table-cell table:formula="of:=[.AA31]/365" office:value-type="float" office:value="1.4669065462437" calcext:value-type="float">
            <text:p>1.47</text:p>
          </table:table-cell>
          <table:table-cell office:value-type="float" office:value="1476.1195039995" calcext:value-type="float">
            <text:p>1476.1195039995</text:p>
          </table:table-cell>
          <table:table-cell table:formula="of:=[.AD31]*1000000000/([.$B31]*1000)/365" office:value-type="float" office:value="0.9603071469256" calcext:value-type="float">
            <text:p>0.96</text:p>
          </table:table-cell>
          <table:table-cell table:formula="of:=[.AD31]/365" office:value-type="float" office:value="4.04416302465616" calcext:value-type="float">
            <text:p>4.04</text:p>
          </table:table-cell>
          <table:table-cell office:value-type="float" office:value="21.6621398668449" calcext:value-type="float">
            <text:p>21.6621398668</text:p>
          </table:table-cell>
          <table:table-cell table:formula="of:=[.AG31]*1000000000/([.$B31]*1000)/365" office:value-type="float" office:value="0.0140925634242146" calcext:value-type="float">
            <text:p>0.01</text:p>
          </table:table-cell>
          <table:table-cell table:formula="of:=[.AG31]/365" office:value-type="float" office:value="0.0593483284023148" calcext:value-type="float">
            <text:p>0.06</text:p>
          </table:table-cell>
          <table:table-cell table:formula="of:=SUM([.S31];[.V31];[.Y31];[.AB31];[.AE31];[.AH31])" office:value-type="float" office:value="45.1995028268294" calcext:value-type="float">
            <text:p>45.20</text:p>
          </table:table-cell>
          <table:table-cell table:formula="of:=[.AI31]+[.AF31]+[.AC31]+[.Z31]+[.W31]+[.T31]" office:value-type="float" office:value="190.349679943876" calcext:value-type="float">
            <text:p>190.35</text:p>
          </table:table-cell>
          <table:table-cell table:formula="of:=[.AN31]-[.AJ31]" office:value-type="float" office:value="2.15812888471236" calcext:value-type="float">
            <text:p>2.16</text:p>
          </table:table-cell>
          <table:table-cell office:value-type="float" office:value="6259.2402088129" calcext:value-type="float">
            <text:p>6259.2402088129</text:p>
          </table:table-cell>
          <table:table-cell table:formula="of:=[.AM31]*[.$U$12]/([.$B31]*1000)/365" office:value-type="float" office:value="47.3576317115417" calcext:value-type="float">
            <text:p>47.36</text:p>
          </table:table-cell>
          <table:table-cell table:formula="of:=[.AM31]*[.$U$13]/365" office:value-type="float" office:value="199.438256516422" calcext:value-type="float">
            <text:p>199.44</text:p>
          </table:table-cell>
        </table:table-row>
        <table:table-row table:style-name="ro1">
          <table:table-cell/>
          <table:table-cell office:value-type="float" office:value="4286282.447" calcext:value-type="float">
            <text:p>4286282.447</text:p>
          </table:table-cell>
          <table:table-cell table:number-columns-repeated="7"/>
          <table:table-cell table:formula="of:=['IEA 2015'.A42]" office:value-type="float" office:value="1978" calcext:value-type="float">
            <text:p>1978</text:p>
          </table:table-cell>
          <table:table-cell table:formula="of:=['IEA 2015'.B42]/([.$B32]*1000)" office:value-type="float" office:value="52.1590575711512" calcext:value-type="float">
            <text:p>52.16</text:p>
          </table:table-cell>
          <table:table-cell table:formula="of:=['IEA 2015'.C42]/([.$B32]*1000)" office:value-type="float" office:value="23.6052526828006" calcext:value-type="float">
            <text:p>23.61</text:p>
          </table:table-cell>
          <table:table-cell table:formula="of:=['IEA 2015'.D42]/([.$B32]*1000)" office:value-type="float" office:value="12.5859748017559" calcext:value-type="float">
            <text:p>12.59</text:p>
          </table:table-cell>
          <table:table-cell table:formula="of:=['IEA 2015'.E42]/([.$B32]*1000)" office:value-type="float" office:value="8.40569028089478" calcext:value-type="float">
            <text:p>8.41</text:p>
          </table:table-cell>
          <table:table-cell table:formula="of:=['IEA 2015'.F42]/([.$B32]*1000)" office:value-type="float" office:value="1.2157364636135" calcext:value-type="float">
            <text:p>1.22</text:p>
          </table:table-cell>
          <table:table-cell table:formula="of:=['IEA 2015'.G42]/([.$B32]*1000)" office:value-type="float" office:value="6.36214290124953" calcext:value-type="float">
            <text:p>6.36</text:p>
          </table:table-cell>
          <table:table-cell office:value-type="float" office:value="1978" calcext:value-type="float">
            <text:p>1978</text:p>
          </table:table-cell>
          <table:table-cell office:value-type="float" office:value="3054.35038655497" calcext:value-type="float">
            <text:p>3054.350386555</text:p>
          </table:table-cell>
          <table:table-cell table:formula="of:=[.R32]*[.$U$12]/([.$B32]*1000)/365" office:value-type="float" office:value="22.7051785342174" calcext:value-type="float">
            <text:p>22.71</text:p>
          </table:table-cell>
          <table:table-cell table:formula="of:=[.R32]*[.$U$13]/365" office:value-type="float" office:value="97.3208082072173" calcext:value-type="float">
            <text:p>97.32</text:p>
          </table:table-cell>
          <table:table-cell office:value-type="float" office:value="1688.13408088225" calcext:value-type="float">
            <text:p>1688.1340808823</text:p>
          </table:table-cell>
          <table:table-cell table:formula="of:=[.U32]*[.$U$12]/([.$B32]*1000)/365" office:value-type="float" office:value="12.5491121990626" calcext:value-type="float">
            <text:p>12.55</text:p>
          </table:table-cell>
          <table:table-cell table:formula="of:=[.U32]*[.$U$13]/365" office:value-type="float" office:value="53.7890393442755" calcext:value-type="float">
            <text:p>53.79</text:p>
          </table:table-cell>
          <table:table-cell office:value-type="float" office:value="1206.9097261257" calcext:value-type="float">
            <text:p>1206.9097261257</text:p>
          </table:table-cell>
          <table:table-cell table:formula="of:=[.X32]*[.$U$12]/([.$B32]*1000)/365" office:value-type="float" office:value="8.97182619485765" calcext:value-type="float">
            <text:p>8.97</text:p>
          </table:table-cell>
          <table:table-cell table:formula="of:=[.X32]*[.$U$13]/365" office:value-type="float" office:value="38.4557811365531" calcext:value-type="float">
            <text:p>38.46</text:p>
          </table:table-cell>
          <table:table-cell office:value-type="float" office:value="619.313245631581" calcext:value-type="float">
            <text:p>619.3132456316</text:p>
          </table:table-cell>
          <table:table-cell table:formula="of:=[.AA32]*1000000000/([.$B32]*1000)/365" office:value-type="float" office:value="0.395855531955502" calcext:value-type="float">
            <text:p>0.40</text:p>
          </table:table-cell>
          <table:table-cell table:formula="of:=[.AA32]/365" office:value-type="float" office:value="1.69674861816872" calcext:value-type="float">
            <text:p>1.70</text:p>
          </table:table-cell>
          <table:table-cell office:value-type="float" office:value="1588.17052255511" calcext:value-type="float">
            <text:p>1588.1705225551</text:p>
          </table:table-cell>
          <table:table-cell table:formula="of:=[.AD32]*1000000000/([.$B32]*1000)/365" office:value-type="float" office:value="1.01513424987538" calcext:value-type="float">
            <text:p>1.02</text:p>
          </table:table-cell>
          <table:table-cell table:formula="of:=[.AD32]/365" office:value-type="float" office:value="4.35115211658934" calcext:value-type="float">
            <text:p>4.35</text:p>
          </table:table-cell>
          <table:table-cell office:value-type="float" office:value="22.1022883956471" calcext:value-type="float">
            <text:p>22.1022883956</text:p>
          </table:table-cell>
          <table:table-cell table:formula="of:=[.AG32]*1000000000/([.$B32]*1000)/365" office:value-type="float" office:value="0.0141274438937119" calcext:value-type="float">
            <text:p>0.01</text:p>
          </table:table-cell>
          <table:table-cell table:formula="of:=[.AG32]/365" office:value-type="float" office:value="0.0605542147825948" calcext:value-type="float">
            <text:p>0.06</text:p>
          </table:table-cell>
          <table:table-cell table:formula="of:=SUM([.S32];[.V32];[.Y32];[.AB32];[.AE32];[.AH32])" office:value-type="float" office:value="45.6512341538622" calcext:value-type="float">
            <text:p>45.65</text:p>
          </table:table-cell>
          <table:table-cell table:formula="of:=[.AI32]+[.AF32]+[.AC32]+[.Z32]+[.W32]+[.T32]" office:value-type="float" office:value="195.674083637587" calcext:value-type="float">
            <text:p>195.67</text:p>
          </table:table-cell>
          <table:table-cell table:formula="of:=[.AN32]-[.AJ32]" office:value-type="float" office:value="2.3251912630243" calcext:value-type="float">
            <text:p>2.33</text:p>
          </table:table-cell>
          <table:table-cell office:value-type="float" office:value="6453.89391220851" calcext:value-type="float">
            <text:p>6453.8939122085</text:p>
          </table:table-cell>
          <table:table-cell table:formula="of:=[.AM32]*[.$U$12]/([.$B32]*1000)/365" office:value-type="float" office:value="47.9764254168865" calcext:value-type="float">
            <text:p>47.98</text:p>
          </table:table-cell>
          <table:table-cell table:formula="of:=[.AM32]*[.$U$13]/365" office:value-type="float" office:value="205.640510134205" calcext:value-type="float">
            <text:p>205.64</text:p>
          </table:table-cell>
        </table:table-row>
        <table:table-row table:style-name="ro1">
          <table:table-cell/>
          <table:table-cell office:value-type="float" office:value="4362189.531" calcext:value-type="float">
            <text:p>4362189.531</text:p>
          </table:table-cell>
          <table:table-cell table:number-columns-repeated="7"/>
          <table:table-cell table:formula="of:=['IEA 2015'.A43]" office:value-type="float" office:value="1979" calcext:value-type="float">
            <text:p>1979</text:p>
          </table:table-cell>
          <table:table-cell table:formula="of:=['IEA 2015'.B43]/([.$B33]*1000)" office:value-type="float" office:value="52.8182139836296" calcext:value-type="float">
            <text:p>52.82</text:p>
          </table:table-cell>
          <table:table-cell table:formula="of:=['IEA 2015'.C43]/([.$B33]*1000)" office:value-type="float" office:value="23.8461951085779" calcext:value-type="float">
            <text:p>23.85</text:p>
          </table:table-cell>
          <table:table-cell table:formula="of:=['IEA 2015'.D43]/([.$B33]*1000)" office:value-type="float" office:value="12.8700188732863" calcext:value-type="float">
            <text:p>12.87</text:p>
          </table:table-cell>
          <table:table-cell table:formula="of:=['IEA 2015'.E43]/([.$B33]*1000)" office:value-type="float" office:value="8.7781716808899" calcext:value-type="float">
            <text:p>8.78</text:p>
          </table:table-cell>
          <table:table-cell table:formula="of:=['IEA 2015'.F43]/([.$B33]*1000)" office:value-type="float" office:value="1.23927048886468" calcext:value-type="float">
            <text:p>1.24</text:p>
          </table:table-cell>
          <table:table-cell table:formula="of:=['IEA 2015'.G43]/([.$B33]*1000)" office:value-type="float" office:value="6.44100664696522" calcext:value-type="float">
            <text:p>6.44</text:p>
          </table:table-cell>
          <table:table-cell office:value-type="float" office:value="1979" calcext:value-type="float">
            <text:p>1979</text:p>
          </table:table-cell>
          <table:table-cell office:value-type="float" office:value="3104.27583032804" calcext:value-type="float">
            <text:p>3104.275830328</text:p>
          </table:table-cell>
          <table:table-cell table:formula="of:=[.R33]*[.$U$12]/([.$B33]*1000)/365" office:value-type="float" office:value="22.6747560148754" calcext:value-type="float">
            <text:p>22.67</text:p>
          </table:table-cell>
          <table:table-cell table:formula="of:=[.R33]*[.$U$13]/365" office:value-type="float" office:value="98.9115833060688" calcext:value-type="float">
            <text:p>98.91</text:p>
          </table:table-cell>
          <table:table-cell office:value-type="float" office:value="1766.98870627301" calcext:value-type="float">
            <text:p>1766.988706273</text:p>
          </table:table-cell>
          <table:table-cell table:formula="of:=[.U33]*[.$U$12]/([.$B33]*1000)/365" office:value-type="float" office:value="12.9067260725819" calcext:value-type="float">
            <text:p>12.91</text:p>
          </table:table-cell>
          <table:table-cell table:formula="of:=[.U33]*[.$U$13]/365" office:value-type="float" office:value="56.3015853533017" calcext:value-type="float">
            <text:p>56.30</text:p>
          </table:table-cell>
          <table:table-cell office:value-type="float" office:value="1281.26611381753" calcext:value-type="float">
            <text:p>1281.2661138175</text:p>
          </table:table-cell>
          <table:table-cell table:formula="of:=[.X33]*[.$U$12]/([.$B33]*1000)/365" office:value-type="float" office:value="9.35883217499716" calcext:value-type="float">
            <text:p>9.36</text:p>
          </table:table-cell>
          <table:table-cell table:formula="of:=[.X33]*[.$U$13]/365" office:value-type="float" office:value="40.8249997361586" calcext:value-type="float">
            <text:p>40.82</text:p>
          </table:table-cell>
          <table:table-cell office:value-type="float" office:value="639.631877926318" calcext:value-type="float">
            <text:p>639.6318779263</text:p>
          </table:table-cell>
          <table:table-cell table:formula="of:=[.AA33]*1000000000/([.$B33]*1000)/365" office:value-type="float" office:value="0.401728556600793" calcext:value-type="float">
            <text:p>0.40</text:p>
          </table:table-cell>
          <table:table-cell table:formula="of:=[.AA33]/365" office:value-type="float" office:value="1.75241610390772" calcext:value-type="float">
            <text:p>1.75</text:p>
          </table:table-cell>
          <table:table-cell office:value-type="float" office:value="1664.66240848402" calcext:value-type="float">
            <text:p>1664.662408484</text:p>
          </table:table-cell>
          <table:table-cell table:formula="of:=[.AD33]*1000000000/([.$B33]*1000)/365" office:value-type="float" office:value="1.04551141002532" calcext:value-type="float">
            <text:p>1.05</text:p>
          </table:table-cell>
          <table:table-cell table:formula="of:=[.AD33]/365" office:value-type="float" office:value="4.56071892735348" calcext:value-type="float">
            <text:p>4.56</text:p>
          </table:table-cell>
          <table:table-cell office:value-type="float" office:value="25.3781655810957" calcext:value-type="float">
            <text:p>25.3781655811</text:p>
          </table:table-cell>
          <table:table-cell table:formula="of:=[.AG33]*1000000000/([.$B33]*1000)/365" office:value-type="float" office:value="0.0159390646087278" calcext:value-type="float">
            <text:p>0.02</text:p>
          </table:table-cell>
          <table:table-cell table:formula="of:=[.AG33]/365" office:value-type="float" office:value="0.0695292207701252" calcext:value-type="float">
            <text:p>0.07</text:p>
          </table:table-cell>
          <table:table-cell table:formula="of:=SUM([.S33];[.V33];[.Y33];[.AB33];[.AE33];[.AH33])" office:value-type="float" office:value="46.4034932936893" calcext:value-type="float">
            <text:p>46.40</text:p>
          </table:table-cell>
          <table:table-cell table:formula="of:=[.AI33]+[.AF33]+[.AC33]+[.Z33]+[.W33]+[.T33]" office:value-type="float" office:value="202.42083264756" calcext:value-type="float">
            <text:p>202.42</text:p>
          </table:table-cell>
          <table:table-cell table:formula="of:=[.AN33]-[.AJ33]" office:value-type="float" office:value="2.3872921035937" calcext:value-type="float">
            <text:p>2.39</text:p>
          </table:table-cell>
          <table:table-cell office:value-type="float" office:value="6679.67742418684" calcext:value-type="float">
            <text:p>6679.6774241868</text:p>
          </table:table-cell>
          <table:table-cell table:formula="of:=[.AM33]*[.$U$12]/([.$B33]*1000)/365" office:value-type="float" office:value="48.790785397283" calcext:value-type="float">
            <text:p>48.79</text:p>
          </table:table-cell>
          <table:table-cell table:formula="of:=[.AM33]*[.$U$13]/365" office:value-type="float" office:value="212.834653269296" calcext:value-type="float">
            <text:p>212.83</text:p>
          </table:table-cell>
        </table:table-row>
        <table:table-row table:style-name="ro1">
          <table:table-cell table:formula="of:=[Smil.A49]" office:value-type="float" office:value="1980" calcext:value-type="float">
            <text:p>1980</text:p>
          </table:table-cell>
          <table:table-cell office:value-type="float" office:value="4439632.465" calcext:value-type="float">
            <text:p>4439632.465</text:p>
          </table:table-cell>
          <table:table-cell table:formula="of:=[Smil.B20]*[Smil.$M$1]/365" office:value-type="float" office:value="6.17199391171999" calcext:value-type="float">
            <text:p>6.17</text:p>
          </table:table-cell>
          <table:table-cell table:formula="of:=[Smil.C20]*[Smil.$M$1]/365" office:value-type="float" office:value="13.6834094368342" calcext:value-type="float">
            <text:p>13.68</text:p>
          </table:table-cell>
          <table:table-cell table:formula="of:=[Smil.D20]*[Smil.$M$1]/365" office:value-type="float" office:value="18.9041095890412" calcext:value-type="float">
            <text:p>18.90</text:p>
          </table:table-cell>
          <table:table-cell table:formula="of:=[Smil.E20]*[Smil.$M$1]/365" office:value-type="float" office:value="8.87366818873675" calcext:value-type="float">
            <text:p>8.87</text:p>
          </table:table-cell>
          <table:table-cell table:formula="of:=[Smil.F20]*[Smil.$M$1]/365" office:value-type="float" office:value="1.05022831050229" calcext:value-type="float">
            <text:p>1.05</text:p>
          </table:table-cell>
          <table:table-cell table:formula="of:=[Smil.G20]*[Smil.$M$1]/365" office:value-type="float" office:value="1.31659056316592" calcext:value-type="float">
            <text:p>1.32</text:p>
          </table:table-cell>
          <table:table-cell table:formula="of:=SUM([.C34:.H34])" office:value-type="float" office:value="50.0000000000003" calcext:value-type="float">
            <text:p>50</text:p>
          </table:table-cell>
          <table:table-cell table:formula="of:=['IEA 2015'.A44]" office:value-type="float" office:value="1980" calcext:value-type="float">
            <text:p>1980</text:p>
          </table:table-cell>
          <table:table-cell table:formula="of:=['IEA 2015'.B44]/([.$B34]*1000)" office:value-type="float" office:value="51.7063254559972" calcext:value-type="float">
            <text:p>51.71</text:p>
          </table:table-cell>
          <table:table-cell table:formula="of:=['IEA 2015'.C44]/([.$B34]*1000)" office:value-type="float" office:value="22.6027115314252" calcext:value-type="float">
            <text:p>22.60</text:p>
          </table:table-cell>
          <table:table-cell table:formula="of:=['IEA 2015'.D44]/([.$B34]*1000)" office:value-type="float" office:value="12.797757644414" calcext:value-type="float">
            <text:p>12.80</text:p>
          </table:table-cell>
          <table:table-cell table:formula="of:=['IEA 2015'.E44]/([.$B34]*1000)" office:value-type="float" office:value="8.8384681681077" calcext:value-type="float">
            <text:p>8.84</text:p>
          </table:table-cell>
          <table:table-cell table:formula="of:=['IEA 2015'.F44]/([.$B34]*1000)" office:value-type="float" office:value="1.33785745892017" calcext:value-type="float">
            <text:p>1.34</text:p>
          </table:table-cell>
          <table:table-cell table:formula="of:=['IEA 2015'.G44]/([.$B34]*1000)" office:value-type="float" office:value="6.46517234243964" calcext:value-type="float">
            <text:p>6.47</text:p>
          </table:table-cell>
          <table:table-cell office:value-type="float" office:value="1980" calcext:value-type="float">
            <text:p>1980</text:p>
          </table:table-cell>
          <table:table-cell office:value-type="float" office:value="2983.34496935931" calcext:value-type="float">
            <text:p>2983.3449693593</text:p>
          </table:table-cell>
          <table:table-cell table:formula="of:=[.R34]*[.$U$12]/([.$B34]*1000)/365" office:value-type="float" office:value="21.4113132958259" calcext:value-type="float">
            <text:p>21.41</text:p>
          </table:table-cell>
          <table:table-cell table:formula="of:=[.R34]*[.$U$13]/365" office:value-type="float" office:value="95.058361626435" calcext:value-type="float">
            <text:p>95.06</text:p>
          </table:table-cell>
          <table:table-cell office:value-type="float" office:value="1810.58675369514" calcext:value-type="float">
            <text:p>1810.5867536951</text:p>
          </table:table-cell>
          <table:table-cell table:formula="of:=[.U34]*[.$U$12]/([.$B34]*1000)/365" office:value-type="float" office:value="12.9944879424938" calcext:value-type="float">
            <text:p>12.99</text:p>
          </table:table-cell>
          <table:table-cell table:formula="of:=[.U34]*[.$U$13]/365" office:value-type="float" office:value="57.6907505355465" calcext:value-type="float">
            <text:p>57.69</text:p>
          </table:table-cell>
          <table:table-cell office:value-type="float" office:value="1293.19812425614" calcext:value-type="float">
            <text:p>1293.1981242561</text:p>
          </table:table-cell>
          <table:table-cell table:formula="of:=[.X34]*[.$U$12]/([.$B34]*1000)/365" office:value-type="float" office:value="9.28121637839591" calcext:value-type="float">
            <text:p>9.28</text:p>
          </table:table-cell>
          <table:table-cell table:formula="of:=[.X34]*[.$U$13]/365" office:value-type="float" office:value="41.2051895482162" calcext:value-type="float">
            <text:p>41.21</text:p>
          </table:table-cell>
          <table:table-cell office:value-type="float" office:value="711.354804621055" calcext:value-type="float">
            <text:p>711.3548046211</text:p>
          </table:table-cell>
          <table:table-cell table:formula="of:=[.AA34]*1000000000/([.$B34]*1000)/365" office:value-type="float" office:value="0.438981669833878" calcext:value-type="float">
            <text:p>0.44</text:p>
          </table:table-cell>
          <table:table-cell table:formula="of:=[.AA34]/365" office:value-type="float" office:value="1.9489172729344" calcext:value-type="float">
            <text:p>1.95</text:p>
          </table:table-cell>
          <table:table-cell office:value-type="float" office:value="1695.59515379216" calcext:value-type="float">
            <text:p>1695.5951537922</text:p>
          </table:table-cell>
          <table:table-cell table:formula="of:=[.AD34]*1000000000/([.$B34]*1000)/365" office:value-type="float" office:value="1.046362781468" calcext:value-type="float">
            <text:p>1.05</text:p>
          </table:table-cell>
          <table:table-cell table:formula="of:=[.AD34]/365" office:value-type="float" office:value="4.64546617477304" calcext:value-type="float">
            <text:p>4.65</text:p>
          </table:table-cell>
          <table:table-cell office:value-type="float" office:value="29.1050962360432" calcext:value-type="float">
            <text:p>29.105096236</text:p>
          </table:table-cell>
          <table:table-cell table:formula="of:=[.AG34]*1000000000/([.$B34]*1000)/365" office:value-type="float" office:value="0.0179609439106554" calcext:value-type="float">
            <text:p>0.02</text:p>
          </table:table-cell>
          <table:table-cell table:formula="of:=[.AG34]/365" office:value-type="float" office:value="0.0797399896877896" calcext:value-type="float">
            <text:p>0.08</text:p>
          </table:table-cell>
          <table:table-cell table:formula="of:=SUM([.S34];[.V34];[.Y34];[.AB34];[.AE34];[.AH34])" office:value-type="float" office:value="45.1903230119282" calcext:value-type="float">
            <text:p>45.19</text:p>
          </table:table-cell>
          <table:table-cell table:formula="of:=[.AI34]+[.AF34]+[.AC34]+[.Z34]+[.W34]+[.T34]" office:value-type="float" office:value="200.628425147593" calcext:value-type="float">
            <text:p>200.63</text:p>
          </table:table-cell>
          <table:table-cell table:formula="of:=[.AN34]-[.AJ34]" office:value-type="float" office:value="2.4527614342941" calcext:value-type="float">
            <text:p>2.45</text:p>
          </table:table-cell>
          <table:table-cell office:value-type="float" office:value="6638.34835087425" calcext:value-type="float">
            <text:p>6638.3483508743</text:p>
          </table:table-cell>
          <table:table-cell table:formula="of:=[.AM34]*[.$U$12]/([.$B34]*1000)/365" office:value-type="float" office:value="47.6430844462223" calcext:value-type="float">
            <text:p>47.64</text:p>
          </table:table-cell>
          <table:table-cell table:formula="of:=[.AM34]*[.$U$13]/365" office:value-type="float" office:value="211.517784440185" calcext:value-type="float">
            <text:p>211.52</text:p>
          </table:table-cell>
        </table:table-row>
        <table:table-row table:style-name="ro1">
          <table:table-cell/>
          <table:table-cell office:value-type="float" office:value="4518602.042" calcext:value-type="float">
            <text:p>4518602.042</text:p>
          </table:table-cell>
          <table:table-cell table:number-columns-repeated="7"/>
          <table:table-cell table:formula="of:=['IEA 2015'.A45]" office:value-type="float" office:value="1981" calcext:value-type="float">
            <text:p>1981</text:p>
          </table:table-cell>
          <table:table-cell table:formula="of:=['IEA 2015'.B45]/([.$B35]*1000)" office:value-type="float" office:value="50.4424761572891" calcext:value-type="float">
            <text:p>50.44</text:p>
          </table:table-cell>
          <table:table-cell table:formula="of:=['IEA 2015'.C45]/([.$B35]*1000)" office:value-type="float" office:value="21.1958713716948" calcext:value-type="float">
            <text:p>21.20</text:p>
          </table:table-cell>
          <table:table-cell table:formula="of:=['IEA 2015'.D45]/([.$B35]*1000)" office:value-type="float" office:value="12.7094063159205" calcext:value-type="float">
            <text:p>12.71</text:p>
          </table:table-cell>
          <table:table-cell table:formula="of:=['IEA 2015'.E45]/([.$B35]*1000)" office:value-type="float" office:value="8.7460762501884" calcext:value-type="float">
            <text:p>8.75</text:p>
          </table:table-cell>
          <table:table-cell table:formula="of:=['IEA 2015'.F45]/([.$B35]*1000)" office:value-type="float" office:value="1.55327354051875" calcext:value-type="float">
            <text:p>1.55</text:p>
          </table:table-cell>
          <table:table-cell table:formula="of:=['IEA 2015'.G45]/([.$B35]*1000)" office:value-type="float" office:value="6.47528710843536" calcext:value-type="float">
            <text:p>6.48</text:p>
          </table:table-cell>
          <table:table-cell office:value-type="float" office:value="1981" calcext:value-type="float">
            <text:p>1981</text:p>
          </table:table-cell>
          <table:table-cell office:value-type="float" office:value="2873.80315888226" calcext:value-type="float">
            <text:p>2873.8031588823</text:p>
          </table:table-cell>
          <table:table-cell table:formula="of:=[.R35]*[.$U$12]/([.$B35]*1000)/365" office:value-type="float" office:value="20.2646811043583" calcext:value-type="float">
            <text:p>20.26</text:p>
          </table:table-cell>
          <table:table-cell table:formula="of:=[.R35]*[.$U$13]/365" office:value-type="float" office:value="91.568029418632" calcext:value-type="float">
            <text:p>91.57</text:p>
          </table:table-cell>
          <table:table-cell office:value-type="float" office:value="1836.35675814367" calcext:value-type="float">
            <text:p>1836.3567581437</text:p>
          </table:table-cell>
          <table:table-cell table:formula="of:=[.U35]*[.$U$12]/([.$B35]*1000)/365" office:value-type="float" office:value="12.9491068247306" calcext:value-type="float">
            <text:p>12.95</text:p>
          </table:table-cell>
          <table:table-cell table:formula="of:=[.U35]*[.$U$13]/365" office:value-type="float" office:value="58.5118605403038" calcext:value-type="float">
            <text:p>58.51</text:p>
          </table:table-cell>
          <table:table-cell office:value-type="float" office:value="1306.63023310341" calcext:value-type="float">
            <text:p>1306.6302331034</text:p>
          </table:table-cell>
          <table:table-cell table:formula="of:=[.X35]*[.$U$12]/([.$B35]*1000)/365" office:value-type="float" office:value="9.21372951843106" calcext:value-type="float">
            <text:p>9.21</text:p>
          </table:table-cell>
          <table:table-cell table:formula="of:=[.X35]*[.$U$13]/365" office:value-type="float" office:value="41.6331770164183" calcext:value-type="float">
            <text:p>41.63</text:p>
          </table:table-cell>
          <table:table-cell office:value-type="float" office:value="835.934537694739" calcext:value-type="float">
            <text:p>835.9345376947</text:p>
          </table:table-cell>
          <table:table-cell table:formula="of:=[.AA35]*1000000000/([.$B35]*1000)/365" office:value-type="float" office:value="0.506845167783105" calcext:value-type="float">
            <text:p>0.51</text:p>
          </table:table-cell>
          <table:table-cell table:formula="of:=[.AA35]/365" office:value-type="float" office:value="2.29023161012257" calcext:value-type="float">
            <text:p>2.29</text:p>
          </table:table-cell>
          <table:table-cell office:value-type="float" office:value="1726.12608886607" calcext:value-type="float">
            <text:p>1726.1260888661</text:p>
          </table:table-cell>
          <table:table-cell table:formula="of:=[.AD35]*1000000000/([.$B35]*1000)/365" office:value-type="float" office:value="1.04658753487896" calcext:value-type="float">
            <text:p>1.05</text:p>
          </table:table-cell>
          <table:table-cell table:formula="of:=[.AD35]/365" office:value-type="float" office:value="4.72911257223581" calcext:value-type="float">
            <text:p>4.73</text:p>
          </table:table-cell>
          <table:table-cell office:value-type="float" office:value="32.2582898419258" calcext:value-type="float">
            <text:p>32.2582898419</text:p>
          </table:table-cell>
          <table:table-cell table:formula="of:=[.AG35]*1000000000/([.$B35]*1000)/365" office:value-type="float" office:value="0.0195588979639665" calcext:value-type="float">
            <text:p>0.02</text:p>
          </table:table-cell>
          <table:table-cell table:formula="of:=[.AG35]/365" office:value-type="float" office:value="0.0883788762792488" calcext:value-type="float">
            <text:p>0.09</text:p>
          </table:table-cell>
          <table:table-cell table:formula="of:=SUM([.S35];[.V35];[.Y35];[.AB35];[.AE35];[.AH35])" office:value-type="float" office:value="44.0005090481459" calcext:value-type="float">
            <text:p>44.00</text:p>
          </table:table-cell>
          <table:table-cell table:formula="of:=[.AI35]+[.AF35]+[.AC35]+[.Z35]+[.W35]+[.T35]" office:value-type="float" office:value="198.820790033992" calcext:value-type="float">
            <text:p>198.82</text:p>
          </table:table-cell>
          <table:table-cell table:formula="of:=[.AN35]-[.AJ35]" office:value-type="float" office:value="2.56645997996877" calcext:value-type="float">
            <text:p>2.57</text:p>
          </table:table-cell>
          <table:table-cell office:value-type="float" office:value="6603.81981850123" calcext:value-type="float">
            <text:p>6603.8198185012</text:p>
          </table:table-cell>
          <table:table-cell table:formula="of:=[.AM35]*[.$U$12]/([.$B35]*1000)/365" office:value-type="float" office:value="46.5669690281147" calcext:value-type="float">
            <text:p>46.57</text:p>
          </table:table-cell>
          <table:table-cell table:formula="of:=[.AM35]*[.$U$13]/365" office:value-type="float" office:value="210.41760134019" calcext:value-type="float">
            <text:p>210.42</text:p>
          </table:table-cell>
        </table:table-row>
        <table:table-row table:style-name="ro1">
          <table:table-cell/>
          <table:table-cell office:value-type="float" office:value="4599003.374" calcext:value-type="float">
            <text:p>4599003.374</text:p>
          </table:table-cell>
          <table:table-cell table:number-columns-repeated="7"/>
          <table:table-cell table:formula="of:=['IEA 2015'.A46]" office:value-type="float" office:value="1982" calcext:value-type="float">
            <text:p>1982</text:p>
          </table:table-cell>
          <table:table-cell table:formula="of:=['IEA 2015'.B46]/([.$B36]*1000)" office:value-type="float" office:value="49.5656668779011" calcext:value-type="float">
            <text:p>49.57</text:p>
          </table:table-cell>
          <table:table-cell table:formula="of:=['IEA 2015'.C46]/([.$B36]*1000)" office:value-type="float" office:value="20.3317158653421" calcext:value-type="float">
            <text:p>20.33</text:p>
          </table:table-cell>
          <table:table-cell table:formula="of:=['IEA 2015'.D46]/([.$B36]*1000)" office:value-type="float" office:value="12.6602182544416" calcext:value-type="float">
            <text:p>12.66</text:p>
          </table:table-cell>
          <table:table-cell table:formula="of:=['IEA 2015'.E46]/([.$B36]*1000)" office:value-type="float" office:value="8.62733404932092" calcext:value-type="float">
            <text:p>8.63</text:p>
          </table:table-cell>
          <table:table-cell table:formula="of:=['IEA 2015'.F46]/([.$B36]*1000)" office:value-type="float" office:value="1.6506583407815" calcext:value-type="float">
            <text:p>1.65</text:p>
          </table:table-cell>
          <table:table-cell table:formula="of:=['IEA 2015'.G46]/([.$B36]*1000)" office:value-type="float" office:value="6.5124366161013" calcext:value-type="float">
            <text:p>6.51</text:p>
          </table:table-cell>
          <table:table-cell office:value-type="float" office:value="1982" calcext:value-type="float">
            <text:p>1982</text:p>
          </table:table-cell>
          <table:table-cell office:value-type="float" office:value="2782.02369078995" calcext:value-type="float">
            <text:p>2782.02369079</text:p>
          </table:table-cell>
          <table:table-cell table:formula="of:=[.R36]*[.$U$12]/([.$B36]*1000)/365" office:value-type="float" office:value="19.2745366247591" calcext:value-type="float">
            <text:p>19.27</text:p>
          </table:table-cell>
          <table:table-cell table:formula="of:=[.R36]*[.$U$13]/365" office:value-type="float" office:value="88.6436589695537" calcext:value-type="float">
            <text:p>88.64</text:p>
          </table:table-cell>
          <table:table-cell office:value-type="float" office:value="1855.44990640013" calcext:value-type="float">
            <text:p>1855.4499064001</text:p>
          </table:table-cell>
          <table:table-cell table:formula="of:=[.U36]*[.$U$12]/([.$B36]*1000)/365" office:value-type="float" office:value="12.8550081348015" calcext:value-type="float">
            <text:p>12.86</text:p>
          </table:table-cell>
          <table:table-cell table:formula="of:=[.U36]*[.$U$13]/365" office:value-type="float" office:value="59.1202257847494" calcext:value-type="float">
            <text:p>59.12</text:p>
          </table:table-cell>
          <table:table-cell office:value-type="float" office:value="1310.32099884744" calcext:value-type="float">
            <text:p>1310.3209988474</text:p>
          </table:table-cell>
          <table:table-cell table:formula="of:=[.X36]*[.$U$12]/([.$B36]*1000)/365" office:value-type="float" office:value="9.07822250618742" calcext:value-type="float">
            <text:p>9.08</text:p>
          </table:table-cell>
          <table:table-cell table:formula="of:=[.X36]*[.$U$13]/365" office:value-type="float" office:value="41.7507759358787" calcext:value-type="float">
            <text:p>41.75</text:p>
          </table:table-cell>
          <table:table-cell office:value-type="float" office:value="916.643976694739" calcext:value-type="float">
            <text:p>916.6439766947</text:p>
          </table:table-cell>
          <table:table-cell table:formula="of:=[.AA36]*1000000000/([.$B36]*1000)/365" office:value-type="float" office:value="0.546064691973306" calcext:value-type="float">
            <text:p>0.55</text:p>
          </table:table-cell>
          <table:table-cell table:formula="of:=[.AA36]/365" office:value-type="float" office:value="2.5113533608075" calcext:value-type="float">
            <text:p>2.51</text:p>
          </table:table-cell>
          <table:table-cell office:value-type="float" office:value="1797.9121535653" calcext:value-type="float">
            <text:p>1797.9121535653</text:p>
          </table:table-cell>
          <table:table-cell table:formula="of:=[.AD36]*1000000000/([.$B36]*1000)/365" office:value-type="float" office:value="1.07105525295853" calcext:value-type="float">
            <text:p>1.07</text:p>
          </table:table-cell>
          <table:table-cell table:formula="of:=[.AD36]/365" office:value-type="float" office:value="4.92578672209671" calcext:value-type="float">
            <text:p>4.93</text:p>
          </table:table-cell>
          <table:table-cell office:value-type="float" office:value="40.5132455148415" calcext:value-type="float">
            <text:p>40.5132455148</text:p>
          </table:table-cell>
          <table:table-cell table:formula="of:=[.AG36]*1000000000/([.$B36]*1000)/365" office:value-type="float" office:value="0.0241346187782437" calcext:value-type="float">
            <text:p>0.02</text:p>
          </table:table-cell>
          <table:table-cell table:formula="of:=[.AG36]/365" office:value-type="float" office:value="0.110995193191347" calcext:value-type="float">
            <text:p>0.11</text:p>
          </table:table-cell>
          <table:table-cell table:formula="of:=SUM([.S36];[.V36];[.Y36];[.AB36];[.AE36];[.AH36])" office:value-type="float" office:value="42.8490218294581" calcext:value-type="float">
            <text:p>42.85</text:p>
          </table:table-cell>
          <table:table-cell table:formula="of:=[.AI36]+[.AF36]+[.AC36]+[.Z36]+[.W36]+[.T36]" office:value-type="float" office:value="197.062795966277" calcext:value-type="float">
            <text:p>197.06</text:p>
          </table:table-cell>
          <table:table-cell table:formula="of:=[.AN36]-[.AJ36]" office:value-type="float" office:value="2.67783639342175" calcext:value-type="float">
            <text:p>2.68</text:p>
          </table:table-cell>
          <table:table-cell office:value-type="float" office:value="6571.19808424291" calcext:value-type="float">
            <text:p>6571.1980842429</text:p>
          </table:table-cell>
          <table:table-cell table:formula="of:=[.AM36]*[.$U$12]/([.$B36]*1000)/365" office:value-type="float" office:value="45.5268582228798" calcext:value-type="float">
            <text:p>45.53</text:p>
          </table:table-cell>
          <table:table-cell table:formula="of:=[.AM36]*[.$U$13]/365" office:value-type="float" office:value="209.378174574644" calcext:value-type="float">
            <text:p>209.38</text:p>
          </table:table-cell>
        </table:table-row>
        <table:table-row table:style-name="ro1">
          <table:table-cell/>
          <table:table-cell office:value-type="float" office:value="4681210.508" calcext:value-type="float">
            <text:p>4681210.508</text:p>
          </table:table-cell>
          <table:table-cell table:number-columns-repeated="7"/>
          <table:table-cell table:formula="of:=['IEA 2015'.A47]" office:value-type="float" office:value="1983" calcext:value-type="float">
            <text:p>1983</text:p>
          </table:table-cell>
          <table:table-cell table:formula="of:=['IEA 2015'.B47]/([.$B37]*1000)" office:value-type="float" office:value="49.2504681432927" calcext:value-type="float">
            <text:p>49.25</text:p>
          </table:table-cell>
          <table:table-cell table:formula="of:=['IEA 2015'.C47]/([.$B37]*1000)" office:value-type="float" office:value="19.7498058532876" calcext:value-type="float">
            <text:p>19.75</text:p>
          </table:table-cell>
          <table:table-cell table:formula="of:=['IEA 2015'.D47]/([.$B37]*1000)" office:value-type="float" office:value="12.7093987787277" calcext:value-type="float">
            <text:p>12.71</text:p>
          </table:table-cell>
          <table:table-cell table:formula="of:=['IEA 2015'.E47]/([.$B37]*1000)" office:value-type="float" office:value="8.63212204575601" calcext:value-type="float">
            <text:p>8.63</text:p>
          </table:table-cell>
          <table:table-cell table:formula="of:=['IEA 2015'.F47]/([.$B37]*1000)" office:value-type="float" office:value="1.84260030108423" calcext:value-type="float">
            <text:p>1.84</text:p>
          </table:table-cell>
          <table:table-cell table:formula="of:=['IEA 2015'.G47]/([.$B37]*1000)" office:value-type="float" office:value="6.57179221836731" calcext:value-type="float">
            <text:p>6.57</text:p>
          </table:table-cell>
          <table:table-cell office:value-type="float" office:value="1983" calcext:value-type="float">
            <text:p>1983</text:p>
          </table:table-cell>
          <table:table-cell office:value-type="float" office:value="2762.33354485146" calcext:value-type="float">
            <text:p>2762.3335448515</text:p>
          </table:table-cell>
          <table:table-cell table:formula="of:=[.R37]*[.$U$12]/([.$B37]*1000)/365" office:value-type="float" office:value="18.8020323865742" calcext:value-type="float">
            <text:p>18.80</text:p>
          </table:table-cell>
          <table:table-cell table:formula="of:=[.R37]*[.$U$13]/365" office:value-type="float" office:value="88.0162715797876" calcext:value-type="float">
            <text:p>88.02</text:p>
          </table:table-cell>
          <table:table-cell office:value-type="float" office:value="1912.12612461286" calcext:value-type="float">
            <text:p>1912.1261246129</text:p>
          </table:table-cell>
          <table:table-cell table:formula="of:=[.U37]*[.$U$12]/([.$B37]*1000)/365" office:value-type="float" office:value="13.0150312185124" calcext:value-type="float">
            <text:p>13.02</text:p>
          </table:table-cell>
          <table:table-cell table:formula="of:=[.U37]*[.$U$13]/365" office:value-type="float" office:value="60.9261009020481" calcext:value-type="float">
            <text:p>60.93</text:p>
          </table:table-cell>
          <table:table-cell office:value-type="float" office:value="1327.13725356219" calcext:value-type="float">
            <text:p>1327.1372535622</text:p>
          </table:table-cell>
          <table:table-cell table:formula="of:=[.X37]*[.$U$12]/([.$B37]*1000)/365" office:value-type="float" office:value="9.03326018301214" calcext:value-type="float">
            <text:p>9.03</text:p>
          </table:table-cell>
          <table:table-cell table:formula="of:=[.X37]*[.$U$13]/365" office:value-type="float" office:value="42.2865924902144" calcext:value-type="float">
            <text:p>42.29</text:p>
          </table:table-cell>
          <table:table-cell office:value-type="float" office:value="1029.40311157895" calcext:value-type="float">
            <text:p>1029.403111579</text:p>
          </table:table-cell>
          <table:table-cell table:formula="of:=[.AA37]*1000000000/([.$B37]*1000)/365" office:value-type="float" office:value="0.602468633413692" calcext:value-type="float">
            <text:p>0.60</text:p>
          </table:table-cell>
          <table:table-cell table:formula="of:=[.AA37]/365" office:value-type="float" office:value="2.82028249747658" calcext:value-type="float">
            <text:p>2.82</text:p>
          </table:table-cell>
          <table:table-cell office:value-type="float" office:value="1879.75542135343" calcext:value-type="float">
            <text:p>1879.7554213534</text:p>
          </table:table-cell>
          <table:table-cell table:formula="of:=[.AD37]*1000000000/([.$B37]*1000)/365" office:value-type="float" office:value="1.10014596528439" calcext:value-type="float">
            <text:p>1.10</text:p>
          </table:table-cell>
          <table:table-cell table:formula="of:=[.AD37]/365" office:value-type="float" office:value="5.1500148530231" calcext:value-type="float">
            <text:p>5.15</text:p>
          </table:table-cell>
          <table:table-cell office:value-type="float" office:value="44.8351881464756" calcext:value-type="float">
            <text:p>44.8351881465</text:p>
          </table:table-cell>
          <table:table-cell table:formula="of:=[.AG37]*1000000000/([.$B37]*1000)/365" office:value-type="float" office:value="0.0262402495461869" calcext:value-type="float">
            <text:p>0.03</text:p>
          </table:table-cell>
          <table:table-cell table:formula="of:=[.AG37]/365" office:value-type="float" office:value="0.122836131908152" calcext:value-type="float">
            <text:p>0.12</text:p>
          </table:table-cell>
          <table:table-cell table:formula="of:=SUM([.S37];[.V37];[.Y37];[.AB37];[.AE37];[.AH37])" office:value-type="float" office:value="42.579178636343" calcext:value-type="float">
            <text:p>42.58</text:p>
          </table:table-cell>
          <table:table-cell table:formula="of:=[.AI37]+[.AF37]+[.AC37]+[.Z37]+[.W37]+[.T37]" office:value-type="float" office:value="199.322098454458" calcext:value-type="float">
            <text:p>199.32</text:p>
          </table:table-cell>
          <table:table-cell table:formula="of:=[.AN37]-[.AJ37]" office:value-type="float" office:value="2.82076317345117" calcext:value-type="float">
            <text:p>2.82</text:p>
          </table:table-cell>
          <table:table-cell office:value-type="float" office:value="6670.01202939363" calcext:value-type="float">
            <text:p>6670.0120293936</text:p>
          </table:table-cell>
          <table:table-cell table:formula="of:=[.AM37]*[.$U$12]/([.$B37]*1000)/365" office:value-type="float" office:value="45.3999418097942" calcext:value-type="float">
            <text:p>45.40</text:p>
          </table:table-cell>
          <table:table-cell table:formula="of:=[.AM37]*[.$U$13]/365" office:value-type="float" office:value="212.526684662597" calcext:value-type="float">
            <text:p>212.53</text:p>
          </table:table-cell>
        </table:table-row>
        <table:table-row table:style-name="ro1">
          <table:table-cell/>
          <table:table-cell office:value-type="float" office:value="4765657.562" calcext:value-type="float">
            <text:p>4765657.562</text:p>
          </table:table-cell>
          <table:table-cell table:number-columns-repeated="7"/>
          <table:table-cell table:formula="of:=['IEA 2015'.A48]" office:value-type="float" office:value="1984" calcext:value-type="float">
            <text:p>1984</text:p>
          </table:table-cell>
          <table:table-cell table:formula="of:=['IEA 2015'.B48]/([.$B38]*1000)" office:value-type="float" office:value="50.2823506965761" calcext:value-type="float">
            <text:p>50.28</text:p>
          </table:table-cell>
          <table:table-cell table:formula="of:=['IEA 2015'.C48]/([.$B38]*1000)" office:value-type="float" office:value="19.8079114660289" calcext:value-type="float">
            <text:p>19.81</text:p>
          </table:table-cell>
          <table:table-cell table:formula="of:=['IEA 2015'.D48]/([.$B38]*1000)" office:value-type="float" office:value="12.9506585744869" calcext:value-type="float">
            <text:p>12.95</text:p>
          </table:table-cell>
          <table:table-cell table:formula="of:=['IEA 2015'.E48]/([.$B38]*1000)" office:value-type="float" office:value="9.08828103617244" calcext:value-type="float">
            <text:p>9.09</text:p>
          </table:table-cell>
          <table:table-cell table:formula="of:=['IEA 2015'.F48]/([.$B38]*1000)" office:value-type="float" office:value="2.1937043671116" calcext:value-type="float">
            <text:p>2.19</text:p>
          </table:table-cell>
          <table:table-cell table:formula="of:=['IEA 2015'.G48]/([.$B38]*1000)" office:value-type="float" office:value="6.68272838417787" calcext:value-type="float">
            <text:p>6.68</text:p>
          </table:table-cell>
          <table:table-cell office:value-type="float" office:value="1984" calcext:value-type="float">
            <text:p>1984</text:p>
          </table:table-cell>
          <table:table-cell office:value-type="float" office:value="2823.72861891245" calcext:value-type="float">
            <text:p>2823.7286189125</text:p>
          </table:table-cell>
          <table:table-cell table:formula="of:=[.R38]*[.$U$12]/([.$B38]*1000)/365" office:value-type="float" office:value="18.8793471824406" calcext:value-type="float">
            <text:p>18.88</text:p>
          </table:table-cell>
          <table:table-cell table:formula="of:=[.R38]*[.$U$13]/365" office:value-type="float" office:value="89.9725036656214" calcext:value-type="float">
            <text:p>89.97</text:p>
          </table:table-cell>
          <table:table-cell office:value-type="float" office:value="1996.18595564003" calcext:value-type="float">
            <text:p>1996.18595564</text:p>
          </table:table-cell>
          <table:table-cell table:formula="of:=[.U38]*[.$U$12]/([.$B38]*1000)/365" office:value-type="float" office:value="13.3464269352325" calcext:value-type="float">
            <text:p>13.35</text:p>
          </table:table-cell>
          <table:table-cell table:formula="of:=[.U38]*[.$U$13]/365" office:value-type="float" office:value="63.6045004495714" calcext:value-type="float">
            <text:p>63.60</text:p>
          </table:table-cell>
          <table:table-cell office:value-type="float" office:value="1435.79551771168" calcext:value-type="float">
            <text:p>1435.7955177117</text:p>
          </table:table-cell>
          <table:table-cell table:formula="of:=[.X38]*[.$U$12]/([.$B38]*1000)/365" office:value-type="float" office:value="9.59967678208076" calcext:value-type="float">
            <text:p>9.60</text:p>
          </table:table-cell>
          <table:table-cell table:formula="of:=[.X38]*[.$U$13]/365" office:value-type="float" office:value="45.748772249279" calcext:value-type="float">
            <text:p>45.75</text:p>
          </table:table-cell>
          <table:table-cell office:value-type="float" office:value="1244.53134407369" calcext:value-type="float">
            <text:p>1244.5313440737</text:p>
          </table:table-cell>
          <table:table-cell table:formula="of:=[.AA38]*1000000000/([.$B38]*1000)/365" office:value-type="float" office:value="0.715467880541431" calcext:value-type="float">
            <text:p>0.72</text:p>
          </table:table-cell>
          <table:table-cell table:formula="of:=[.AA38]/365" office:value-type="float" office:value="3.40967491527038" calcext:value-type="float">
            <text:p>3.41</text:p>
          </table:table-cell>
          <table:table-cell office:value-type="float" office:value="1941.10861140465" calcext:value-type="float">
            <text:p>1941.1086114047</text:p>
          </table:table-cell>
          <table:table-cell table:formula="of:=[.AD38]*1000000000/([.$B38]*1000)/365" office:value-type="float" office:value="1.11592276941494" calcext:value-type="float">
            <text:p>1.12</text:p>
          </table:table-cell>
          <table:table-cell table:formula="of:=[.AD38]/365" office:value-type="float" office:value="5.31810578467027" calcext:value-type="float">
            <text:p>5.32</text:p>
          </table:table-cell>
          <table:table-cell office:value-type="float" office:value="49.5777072185743" calcext:value-type="float">
            <text:p>49.5777072186</text:p>
          </table:table-cell>
          <table:table-cell table:formula="of:=[.AG38]*1000000000/([.$B38]*1000)/365" office:value-type="float" office:value="0.0285016984704217" calcext:value-type="float">
            <text:p>0.03</text:p>
          </table:table-cell>
          <table:table-cell table:formula="of:=[.AG38]/365" office:value-type="float" office:value="0.135829334845409" calcext:value-type="float">
            <text:p>0.14</text:p>
          </table:table-cell>
          <table:table-cell table:formula="of:=SUM([.S38];[.V38];[.Y38];[.AB38];[.AE38];[.AH38])" office:value-type="float" office:value="43.6853432481807" calcext:value-type="float">
            <text:p>43.69</text:p>
          </table:table-cell>
          <table:table-cell table:formula="of:=[.AI38]+[.AF38]+[.AC38]+[.Z38]+[.W38]+[.T38]" office:value-type="float" office:value="208.189386399258" calcext:value-type="float">
            <text:p>208.19</text:p>
          </table:table-cell>
          <table:table-cell table:formula="of:=[.AN38]-[.AJ38]" office:value-type="float" office:value="3.03456120006484" calcext:value-type="float">
            <text:p>3.03</text:p>
          </table:table-cell>
          <table:table-cell office:value-type="float" office:value="6987.75916288392" calcext:value-type="float">
            <text:p>6987.7591628839</text:p>
          </table:table-cell>
          <table:table-cell table:formula="of:=[.AM38]*[.$U$12]/([.$B38]*1000)/365" office:value-type="float" office:value="46.7199044482455" calcext:value-type="float">
            <text:p>46.72</text:p>
          </table:table-cell>
          <table:table-cell table:formula="of:=[.AM38]*[.$U$13]/365" office:value-type="float" office:value="222.651065929699" calcext:value-type="float">
            <text:p>222.65</text:p>
          </table:table-cell>
        </table:table-row>
        <table:table-row table:style-name="ro1">
          <table:table-cell/>
          <table:table-cell office:value-type="float" office:value="4852540.569" calcext:value-type="float">
            <text:p>4852540.569</text:p>
          </table:table-cell>
          <table:table-cell table:number-columns-repeated="7"/>
          <table:table-cell table:formula="of:=['IEA 2015'.A49]" office:value-type="float" office:value="1985" calcext:value-type="float">
            <text:p>1985</text:p>
          </table:table-cell>
          <table:table-cell table:formula="of:=['IEA 2015'.B49]/([.$B39]*1000)" office:value-type="float" office:value="50.722793329502" calcext:value-type="float">
            <text:p>50.72</text:p>
          </table:table-cell>
          <table:table-cell table:formula="of:=['IEA 2015'.C49]/([.$B39]*1000)" office:value-type="float" office:value="19.2655225735755" calcext:value-type="float">
            <text:p>19.27</text:p>
          </table:table-cell>
          <table:table-cell table:formula="of:=['IEA 2015'.D49]/([.$B39]*1000)" office:value-type="float" office:value="13.1764995115049" calcext:value-type="float">
            <text:p>13.18</text:p>
          </table:table-cell>
          <table:table-cell table:formula="of:=['IEA 2015'.E49]/([.$B39]*1000)" office:value-type="float" office:value="9.25631376161224" calcext:value-type="float">
            <text:p>9.26</text:p>
          </table:table-cell>
          <table:table-cell table:formula="of:=['IEA 2015'.F49]/([.$B39]*1000)" office:value-type="float" office:value="2.55765600453122" calcext:value-type="float">
            <text:p>2.56</text:p>
          </table:table-cell>
          <table:table-cell table:formula="of:=['IEA 2015'.G49]/([.$B39]*1000)" office:value-type="float" office:value="6.68730235327547" calcext:value-type="float">
            <text:p>6.69</text:p>
          </table:table-cell>
          <table:table-cell office:value-type="float" office:value="1985" calcext:value-type="float">
            <text:p>1985</text:p>
          </table:table-cell>
          <table:table-cell office:value-type="float" office:value="2824.84475713659" calcext:value-type="float">
            <text:p>2824.8447571366</text:p>
          </table:table-cell>
          <table:table-cell table:formula="of:=[.R39]*[.$U$12]/([.$B39]*1000)/365" office:value-type="float" office:value="18.5486480562687" calcext:value-type="float">
            <text:p>18.55</text:p>
          </table:table-cell>
          <table:table-cell table:formula="of:=[.R39]*[.$U$13]/365" office:value-type="float" office:value="90.0080671931467" calcext:value-type="float">
            <text:p>90.01</text:p>
          </table:table-cell>
          <table:table-cell office:value-type="float" office:value="2075.04482013491" calcext:value-type="float">
            <text:p>2075.0448201349</text:p>
          </table:table-cell>
          <table:table-cell table:formula="of:=[.U39]*[.$U$12]/([.$B39]*1000)/365" office:value-type="float" office:value="13.625271255147" calcext:value-type="float">
            <text:p>13.63</text:p>
          </table:table-cell>
          <table:table-cell table:formula="of:=[.U39]*[.$U$13]/365" office:value-type="float" office:value="66.1171815292302" calcext:value-type="float">
            <text:p>66.12</text:p>
          </table:table-cell>
          <table:table-cell office:value-type="float" office:value="1484.19910137379" calcext:value-type="float">
            <text:p>1484.1991013738</text:p>
          </table:table-cell>
          <table:table-cell table:formula="of:=[.X39]*[.$U$12]/([.$B39]*1000)/365" office:value-type="float" office:value="9.7456282180683" calcext:value-type="float">
            <text:p>9.75</text:p>
          </table:table-cell>
          <table:table-cell table:formula="of:=[.X39]*[.$U$13]/365" office:value-type="float" office:value="47.2910562985676" calcext:value-type="float">
            <text:p>47.29</text:p>
          </table:table-cell>
          <table:table-cell office:value-type="float" office:value="1481.80432917895" calcext:value-type="float">
            <text:p>1481.804329179</text:p>
          </table:table-cell>
          <table:table-cell table:formula="of:=[.AA39]*1000000000/([.$B39]*1000)/365" office:value-type="float" office:value="0.836621112267821" calcext:value-type="float">
            <text:p>0.84</text:p>
          </table:table-cell>
          <table:table-cell table:formula="of:=[.AA39]/365" office:value-type="float" office:value="4.05973788816151" calcext:value-type="float">
            <text:p>4.06</text:p>
          </table:table-cell>
          <table:table-cell office:value-type="float" office:value="1978.44394435018" calcext:value-type="float">
            <text:p>1978.4439443502</text:p>
          </table:table-cell>
          <table:table-cell table:formula="of:=[.AD39]*1000000000/([.$B39]*1000)/365" office:value-type="float" office:value="1.11702195808735" calcext:value-type="float">
            <text:p>1.12</text:p>
          </table:table-cell>
          <table:table-cell table:formula="of:=[.AD39]/365" office:value-type="float" office:value="5.42039436808268" calcext:value-type="float">
            <text:p>5.42</text:p>
          </table:table-cell>
          <table:table-cell office:value-type="float" office:value="52.7187485022722" calcext:value-type="float">
            <text:p>52.7187485023</text:p>
          </table:table-cell>
          <table:table-cell table:formula="of:=[.AG39]*1000000000/([.$B39]*1000)/365" office:value-type="float" office:value="0.0297648057444784" calcext:value-type="float">
            <text:p>0.03</text:p>
          </table:table-cell>
          <table:table-cell table:formula="of:=[.AG39]/365" office:value-type="float" office:value="0.144434927403485" calcext:value-type="float">
            <text:p>0.14</text:p>
          </table:table-cell>
          <table:table-cell table:formula="of:=SUM([.S39];[.V39];[.Y39];[.AB39];[.AE39];[.AH39])" office:value-type="float" office:value="43.9029554055836" calcext:value-type="float">
            <text:p>43.90</text:p>
          </table:table-cell>
          <table:table-cell table:formula="of:=[.AI39]+[.AF39]+[.AC39]+[.Z39]+[.W39]+[.T39]" office:value-type="float" office:value="213.040872204592" calcext:value-type="float">
            <text:p>213.04</text:p>
          </table:table-cell>
          <table:table-cell table:formula="of:=[.AN39]-[.AJ39]" office:value-type="float" office:value="3.23608653468895" calcext:value-type="float">
            <text:p>3.24</text:p>
          </table:table-cell>
          <table:table-cell office:value-type="float" office:value="7178.98550220311" calcext:value-type="float">
            <text:p>7178.9855022031</text:p>
          </table:table-cell>
          <table:table-cell table:formula="of:=[.AM39]*[.$U$12]/([.$B39]*1000)/365" office:value-type="float" office:value="47.1390419402725" calcext:value-type="float">
            <text:p>47.14</text:p>
          </table:table-cell>
          <table:table-cell table:formula="of:=[.AM39]*[.$U$13]/365" office:value-type="float" office:value="228.744113398965" calcext:value-type="float">
            <text:p>228.74</text:p>
          </table:table-cell>
        </table:table-row>
        <table:table-row table:style-name="ro1">
          <table:table-cell/>
          <table:table-cell office:value-type="float" office:value="4942056.118" calcext:value-type="float">
            <text:p>4942056.118</text:p>
          </table:table-cell>
          <table:table-cell table:number-columns-repeated="7"/>
          <table:table-cell table:formula="of:=['IEA 2015'.A50]" office:value-type="float" office:value="1986" calcext:value-type="float">
            <text:p>1986</text:p>
          </table:table-cell>
          <table:table-cell table:formula="of:=['IEA 2015'.B50]/([.$B40]*1000)" office:value-type="float" office:value="50.8532914743911" calcext:value-type="float">
            <text:p>50.85</text:p>
          </table:table-cell>
          <table:table-cell table:formula="of:=['IEA 2015'.C50]/([.$B40]*1000)" office:value-type="float" office:value="19.6707806498024" calcext:value-type="float">
            <text:p>19.67</text:p>
          </table:table-cell>
          <table:table-cell table:formula="of:=['IEA 2015'.D50]/([.$B40]*1000)" office:value-type="float" office:value="13.0412358772903" calcext:value-type="float">
            <text:p>13.04</text:p>
          </table:table-cell>
          <table:table-cell table:formula="of:=['IEA 2015'.E50]/([.$B40]*1000)" office:value-type="float" office:value="9.23219551880884" calcext:value-type="float">
            <text:p>9.23</text:p>
          </table:table-cell>
          <table:table-cell table:formula="of:=['IEA 2015'.F50]/([.$B40]*1000)" office:value-type="float" office:value="2.69560568768675" calcext:value-type="float">
            <text:p>2.70</text:p>
          </table:table-cell>
          <table:table-cell table:formula="of:=['IEA 2015'.G50]/([.$B40]*1000)" office:value-type="float" office:value="6.67797521680878" calcext:value-type="float">
            <text:p>6.68</text:p>
          </table:table-cell>
          <table:table-cell office:value-type="float" office:value="1986" calcext:value-type="float">
            <text:p>1986</text:p>
          </table:table-cell>
          <table:table-cell office:value-type="float" office:value="2911.83572890303" calcext:value-type="float">
            <text:p>2911.835728903</text:p>
          </table:table-cell>
          <table:table-cell table:formula="of:=[.R40]*[.$U$12]/([.$B40]*1000)/365" office:value-type="float" office:value="18.7735346388064" calcext:value-type="float">
            <text:p>18.77</text:p>
          </table:table-cell>
          <table:table-cell table:formula="of:=[.R40]*[.$U$13]/365" office:value-type="float" office:value="92.7798617181979" calcext:value-type="float">
            <text:p>92.78</text:p>
          </table:table-cell>
          <table:table-cell office:value-type="float" office:value="2099.11108257817" calcext:value-type="float">
            <text:p>2099.1110825782</text:p>
          </table:table-cell>
          <table:table-cell table:formula="of:=[.U40]*[.$U$12]/([.$B40]*1000)/365" office:value-type="float" office:value="13.5336393562042" calcext:value-type="float">
            <text:p>13.53</text:p>
          </table:table-cell>
          <table:table-cell table:formula="of:=[.U40]*[.$U$13]/365" office:value-type="float" office:value="66.8840051791346" calcext:value-type="float">
            <text:p>66.88</text:p>
          </table:table-cell>
          <table:table-cell office:value-type="float" office:value="1496.535444103" calcext:value-type="float">
            <text:p>1496.535444103</text:p>
          </table:table-cell>
          <table:table-cell table:formula="of:=[.X40]*[.$U$12]/([.$B40]*1000)/365" office:value-type="float" office:value="9.64864182384815" calcext:value-type="float">
            <text:p>9.65</text:p>
          </table:table-cell>
          <table:table-cell table:formula="of:=[.X40]*[.$U$13]/365" office:value-type="float" office:value="47.6841293559394" calcext:value-type="float">
            <text:p>47.68</text:p>
          </table:table-cell>
          <table:table-cell office:value-type="float" office:value="1596.5435897579" calcext:value-type="float">
            <text:p>1596.5435897579</text:p>
          </table:table-cell>
          <table:table-cell table:formula="of:=[.AA40]*1000000000/([.$B40]*1000)/365" office:value-type="float" office:value="0.885075345624388" calcext:value-type="float">
            <text:p>0.89</text:p>
          </table:table-cell>
          <table:table-cell table:formula="of:=[.AA40]/365" office:value-type="float" office:value="4.37409202673397" calcext:value-type="float">
            <text:p>4.37</text:p>
          </table:table-cell>
          <table:table-cell office:value-type="float" office:value="2003.31376097273" calcext:value-type="float">
            <text:p>2003.3137609727</text:p>
          </table:table-cell>
          <table:table-cell table:formula="of:=[.AD40]*1000000000/([.$B40]*1000)/365" office:value-type="float" office:value="1.11057639187659" calcext:value-type="float">
            <text:p>1.11</text:p>
          </table:table-cell>
          <table:table-cell table:formula="of:=[.AD40]/365" office:value-type="float" office:value="5.48853085198008" calcext:value-type="float">
            <text:p>5.49</text:p>
          </table:table-cell>
          <table:table-cell office:value-type="float" office:value="58.3759211667548" calcext:value-type="float">
            <text:p>58.3759211668</text:p>
          </table:table-cell>
          <table:table-cell table:formula="of:=[.AG40]*1000000000/([.$B40]*1000)/365" office:value-type="float" office:value="0.0323618402493115" calcext:value-type="float">
            <text:p>0.03</text:p>
          </table:table-cell>
          <table:table-cell table:formula="of:=[.AG40]/365" office:value-type="float" office:value="0.159934030593849" calcext:value-type="float">
            <text:p>0.16</text:p>
          </table:table-cell>
          <table:table-cell table:formula="of:=SUM([.S40];[.V40];[.Y40];[.AB40];[.AE40];[.AH40])" office:value-type="float" office:value="43.983829396609" calcext:value-type="float">
            <text:p>43.98</text:p>
          </table:table-cell>
          <table:table-cell table:formula="of:=[.AI40]+[.AF40]+[.AC40]+[.Z40]+[.W40]+[.T40]" office:value-type="float" office:value="217.37055316258" calcext:value-type="float">
            <text:p>217.37</text:p>
          </table:table-cell>
          <table:table-cell table:formula="of:=[.AN40]-[.AJ40]" office:value-type="float" office:value="3.30886425843473" calcext:value-type="float">
            <text:p>3.31</text:p>
          </table:table-cell>
          <table:table-cell office:value-type="float" office:value="7335.24920854103" calcext:value-type="float">
            <text:p>7335.249208541</text:p>
          </table:table-cell>
          <table:table-cell table:formula="of:=[.AM40]*[.$U$12]/([.$B40]*1000)/365" office:value-type="float" office:value="47.2926936550437" calcext:value-type="float">
            <text:p>47.29</text:p>
          </table:table-cell>
          <table:table-cell table:formula="of:=[.AM40]*[.$U$13]/365" office:value-type="float" office:value="233.723146014609" calcext:value-type="float">
            <text:p>233.72</text:p>
          </table:table-cell>
        </table:table-row>
        <table:table-row table:style-name="ro1">
          <table:table-cell/>
          <table:table-cell office:value-type="float" office:value="5033804.944" calcext:value-type="float">
            <text:p>5033804.944</text:p>
          </table:table-cell>
          <table:table-cell table:number-columns-repeated="7"/>
          <table:table-cell table:formula="of:=['IEA 2015'.A51]" office:value-type="float" office:value="1987" calcext:value-type="float">
            <text:p>1987</text:p>
          </table:table-cell>
          <table:table-cell table:formula="of:=['IEA 2015'.B51]/([.$B41]*1000)" office:value-type="float" office:value="51.790014375921" calcext:value-type="float">
            <text:p>51.79</text:p>
          </table:table-cell>
          <table:table-cell table:formula="of:=['IEA 2015'.C51]/([.$B41]*1000)" office:value-type="float" office:value="19.7316625235551" calcext:value-type="float">
            <text:p>19.73</text:p>
          </table:table-cell>
          <table:table-cell table:formula="of:=['IEA 2015'.D51]/([.$B41]*1000)" office:value-type="float" office:value="13.3050979184888" calcext:value-type="float">
            <text:p>13.31</text:p>
          </table:table-cell>
          <table:table-cell table:formula="of:=['IEA 2015'.E51]/([.$B41]*1000)" office:value-type="float" office:value="9.56799925606532" calcext:value-type="float">
            <text:p>9.57</text:p>
          </table:table-cell>
          <table:table-cell table:formula="of:=['IEA 2015'.F51]/([.$B41]*1000)" office:value-type="float" office:value="2.87171613170906" calcext:value-type="float">
            <text:p>2.87</text:p>
          </table:table-cell>
          <table:table-cell table:formula="of:=['IEA 2015'.G51]/([.$B41]*1000)" office:value-type="float" office:value="6.71393657625064" calcext:value-type="float">
            <text:p>6.71</text:p>
          </table:table-cell>
          <table:table-cell office:value-type="float" office:value="1987" calcext:value-type="float">
            <text:p>1987</text:p>
          </table:table-cell>
          <table:table-cell office:value-type="float" office:value="2968.65260307082" calcext:value-type="float">
            <text:p>2968.6526030708</text:p>
          </table:table-cell>
          <table:table-cell table:formula="of:=[.R41]*[.$U$12]/([.$B41]*1000)/365" office:value-type="float" office:value="18.7909979847085" calcext:value-type="float">
            <text:p>18.79</text:p>
          </table:table-cell>
          <table:table-cell table:formula="of:=[.R41]*[.$U$13]/365" office:value-type="float" office:value="94.5902185581196" calcext:value-type="float">
            <text:p>94.59</text:p>
          </table:table-cell>
          <table:table-cell office:value-type="float" office:value="2183.07151845569" calcext:value-type="float">
            <text:p>2183.0715184557</text:p>
          </table:table-cell>
          <table:table-cell table:formula="of:=[.U41]*[.$U$12]/([.$B41]*1000)/365" office:value-type="float" office:value="13.818421347564" calcext:value-type="float">
            <text:p>13.82</text:p>
          </table:table-cell>
          <table:table-cell table:formula="of:=[.U41]*[.$U$13]/365" office:value-type="float" office:value="69.5592376976429" calcext:value-type="float">
            <text:p>69.56</text:p>
          </table:table-cell>
          <table:table-cell office:value-type="float" office:value="1573.85060932751" calcext:value-type="float">
            <text:p>1573.8506093275</text:p>
          </table:table-cell>
          <table:table-cell table:formula="of:=[.X41]*[.$U$12]/([.$B41]*1000)/365" office:value-type="float" office:value="9.96217058119681" calcext:value-type="float">
            <text:p>9.96</text:p>
          </table:table-cell>
          <table:table-cell table:formula="of:=[.X41]*[.$U$13]/365" office:value-type="float" office:value="50.1476235245998" calcext:value-type="float">
            <text:p>50.15</text:p>
          </table:table-cell>
          <table:table-cell office:value-type="float" office:value="1736.27912873685" calcext:value-type="float">
            <text:p>1736.2791287369</text:p>
          </table:table-cell>
          <table:table-cell table:formula="of:=[.AA41]*1000000000/([.$B41]*1000)/365" office:value-type="float" office:value="0.944996711781009" calcext:value-type="float">
            <text:p>0.94</text:p>
          </table:table-cell>
          <table:table-cell table:formula="of:=[.AA41]/365" office:value-type="float" office:value="4.75692911982699" calcext:value-type="float">
            <text:p>4.76</text:p>
          </table:table-cell>
          <table:table-cell office:value-type="float" office:value="2037.5615441958" calcext:value-type="float">
            <text:p>2037.5615441958</text:p>
          </table:table-cell>
          <table:table-cell table:formula="of:=[.AD41]*1000000000/([.$B41]*1000)/365" office:value-type="float" office:value="1.10897431608089" calcext:value-type="float">
            <text:p>1.11</text:p>
          </table:table-cell>
          <table:table-cell table:formula="of:=[.AD41]/365" office:value-type="float" office:value="5.58236039505699" calcext:value-type="float">
            <text:p>5.58</text:p>
          </table:table-cell>
          <table:table-cell office:value-type="float" office:value="61.9729587226814" calcext:value-type="float">
            <text:p>61.9729587227</text:p>
          </table:table-cell>
          <table:table-cell table:formula="of:=[.AG41]*1000000000/([.$B41]*1000)/365" office:value-type="float" office:value="0.0337297392124271" calcext:value-type="float">
            <text:p>0.03</text:p>
          </table:table-cell>
          <table:table-cell table:formula="of:=[.AG41]/365" office:value-type="float" office:value="0.169788928007346" calcext:value-type="float">
            <text:p>0.17</text:p>
          </table:table-cell>
          <table:table-cell table:formula="of:=SUM([.S41];[.V41];[.Y41];[.AB41];[.AE41];[.AH41])" office:value-type="float" office:value="44.6592906805436" calcext:value-type="float">
            <text:p>44.66</text:p>
          </table:table-cell>
          <table:table-cell table:formula="of:=[.AI41]+[.AF41]+[.AC41]+[.Z41]+[.W41]+[.T41]" office:value-type="float" office:value="224.806158223254" calcext:value-type="float">
            <text:p>224.81</text:p>
          </table:table-cell>
          <table:table-cell table:formula="of:=[.AN41]-[.AJ41]" office:value-type="float" office:value="3.40624861996341" calcext:value-type="float">
            <text:p>3.41</text:p>
          </table:table-cell>
          <table:table-cell office:value-type="float" office:value="7593.52369036331" calcext:value-type="float">
            <text:p>7593.5236903633</text:p>
          </table:table-cell>
          <table:table-cell table:formula="of:=[.AM41]*[.$U$12]/([.$B41]*1000)/365" office:value-type="float" office:value="48.065539300507" calcext:value-type="float">
            <text:p>48.07</text:p>
          </table:table-cell>
          <table:table-cell table:formula="of:=[.AM41]*[.$U$13]/365" office:value-type="float" office:value="241.952549366919" calcext:value-type="float">
            <text:p>241.95</text:p>
          </table:table-cell>
        </table:table-row>
        <table:table-row table:style-name="ro1">
          <table:table-cell/>
          <table:table-cell office:value-type="float" office:value="5126632.694" calcext:value-type="float">
            <text:p>5126632.694</text:p>
          </table:table-cell>
          <table:table-cell table:number-columns-repeated="7"/>
          <table:table-cell table:formula="of:=['IEA 2015'.A52]" office:value-type="float" office:value="1988" calcext:value-type="float">
            <text:p>1988</text:p>
          </table:table-cell>
          <table:table-cell table:formula="of:=['IEA 2015'.B52]/([.$B42]*1000)" office:value-type="float" office:value="52.6272283196265" calcext:value-type="float">
            <text:p>52.63</text:p>
          </table:table-cell>
          <table:table-cell table:formula="of:=['IEA 2015'.C52]/([.$B42]*1000)" office:value-type="float" office:value="20.028483811511" calcext:value-type="float">
            <text:p>20.03</text:p>
          </table:table-cell>
          <table:table-cell table:formula="of:=['IEA 2015'.D52]/([.$B42]*1000)" office:value-type="float" office:value="13.4542927765971" calcext:value-type="float">
            <text:p>13.45</text:p>
          </table:table-cell>
          <table:table-cell table:formula="of:=['IEA 2015'.E52]/([.$B42]*1000)" office:value-type="float" office:value="9.79887386301079" calcext:value-type="float">
            <text:p>9.80</text:p>
          </table:table-cell>
          <table:table-cell table:formula="of:=['IEA 2015'.F52]/([.$B42]*1000)" office:value-type="float" office:value="3.06607393279921" calcext:value-type="float">
            <text:p>3.07</text:p>
          </table:table-cell>
          <table:table-cell table:formula="of:=['IEA 2015'.G52]/([.$B42]*1000)" office:value-type="float" office:value="6.69744819603501" calcext:value-type="float">
            <text:p>6.70</text:p>
          </table:table-cell>
          <table:table-cell office:value-type="float" office:value="1988" calcext:value-type="float">
            <text:p>1988</text:p>
          </table:table-cell>
          <table:table-cell office:value-type="float" office:value="3069.22197289726" calcext:value-type="float">
            <text:p>3069.2219728973</text:p>
          </table:table-cell>
          <table:table-cell table:formula="of:=[.R42]*[.$U$12]/([.$B42]*1000)/365" office:value-type="float" office:value="19.075808157861" calcext:value-type="float">
            <text:p>19.08</text:p>
          </table:table-cell>
          <table:table-cell table:formula="of:=[.R42]*[.$U$13]/365" office:value-type="float" office:value="97.794661766562" calcext:value-type="float">
            <text:p>97.79</text:p>
          </table:table-cell>
          <table:table-cell office:value-type="float" office:value="2248.16111123509" calcext:value-type="float">
            <text:p>2248.1611112351</text:p>
          </table:table-cell>
          <table:table-cell table:formula="of:=[.U42]*[.$U$12]/([.$B42]*1000)/365" office:value-type="float" office:value="13.9727561071125" calcext:value-type="float">
            <text:p>13.97</text:p>
          </table:table-cell>
          <table:table-cell table:formula="of:=[.U42]*[.$U$13]/365" office:value-type="float" office:value="71.6331882840112" calcext:value-type="float">
            <text:p>71.63</text:p>
          </table:table-cell>
          <table:table-cell office:value-type="float" office:value="1646.23526136188" calcext:value-type="float">
            <text:p>1646.2352613619</text:p>
          </table:table-cell>
          <table:table-cell table:formula="of:=[.X42]*[.$U$12]/([.$B42]*1000)/365" office:value-type="float" office:value="10.2316705359702" calcext:value-type="float">
            <text:p>10.23</text:p>
          </table:table-cell>
          <table:table-cell table:formula="of:=[.X42]*[.$U$13]/365" office:value-type="float" office:value="52.4540166839416" calcext:value-type="float">
            <text:p>52.45</text:p>
          </table:table-cell>
          <table:table-cell office:value-type="float" office:value="1893.13457186316" calcext:value-type="float">
            <text:p>1893.1345718632</text:p>
          </table:table-cell>
          <table:table-cell table:formula="of:=[.AA42]*1000000000/([.$B42]*1000)/365" office:value-type="float" office:value="1.01171087719417" calcext:value-type="float">
            <text:p>1.01</text:p>
          </table:table-cell>
          <table:table-cell table:formula="of:=[.AA42]/365" office:value-type="float" office:value="5.18667005989907" calcext:value-type="float">
            <text:p>5.19</text:p>
          </table:table-cell>
          <table:table-cell office:value-type="float" office:value="2092.28258353683" calcext:value-type="float">
            <text:p>2092.2825835368</text:p>
          </table:table-cell>
          <table:table-cell table:formula="of:=[.AD42]*1000000000/([.$B42]*1000)/365" office:value-type="float" office:value="1.11813765349225" calcext:value-type="float">
            <text:p>1.12</text:p>
          </table:table-cell>
          <table:table-cell table:formula="of:=[.AD42]/365" office:value-type="float" office:value="5.73228105078584" calcext:value-type="float">
            <text:p>5.73</text:p>
          </table:table-cell>
          <table:table-cell office:value-type="float" office:value="64.6794100802437" calcext:value-type="float">
            <text:p>64.6794100802</text:p>
          </table:table-cell>
          <table:table-cell table:formula="of:=[.AG42]*1000000000/([.$B42]*1000)/365" office:value-type="float" office:value="0.0345653519201671" calcext:value-type="float">
            <text:p>0.03</text:p>
          </table:table-cell>
          <table:table-cell table:formula="of:=[.AG42]/365" office:value-type="float" office:value="0.177203863233544" calcext:value-type="float">
            <text:p>0.18</text:p>
          </table:table-cell>
          <table:table-cell table:formula="of:=SUM([.S42];[.V42];[.Y42];[.AB42];[.AE42];[.AH42])" office:value-type="float" office:value="45.4446486835503" calcext:value-type="float">
            <text:p>45.44</text:p>
          </table:table-cell>
          <table:table-cell table:formula="of:=[.AI42]+[.AF42]+[.AC42]+[.Z42]+[.W42]+[.T42]" office:value-type="float" office:value="232.978021708433" calcext:value-type="float">
            <text:p>232.98</text:p>
          </table:table-cell>
          <table:table-cell table:formula="of:=[.AN42]-[.AJ42]" office:value-type="float" office:value="3.53141833944634" calcext:value-type="float">
            <text:p>3.53</text:p>
          </table:table-cell>
          <table:table-cell office:value-type="float" office:value="7880.05518870378" calcext:value-type="float">
            <text:p>7880.0551887038</text:p>
          </table:table-cell>
          <table:table-cell table:formula="of:=[.AM42]*[.$U$12]/([.$B42]*1000)/365" office:value-type="float" office:value="48.9760670229967" calcext:value-type="float">
            <text:p>48.98</text:p>
          </table:table-cell>
          <table:table-cell table:formula="of:=[.AM42]*[.$U$13]/365" office:value-type="float" office:value="251.08230642363" calcext:value-type="float">
            <text:p>251.08</text:p>
          </table:table-cell>
        </table:table-row>
        <table:table-row table:style-name="ro1">
          <table:table-cell/>
          <table:table-cell office:value-type="float" office:value="5218978.019" calcext:value-type="float">
            <text:p>5218978.019</text:p>
          </table:table-cell>
          <table:table-cell table:number-columns-repeated="7"/>
          <table:table-cell table:formula="of:=['IEA 2015'.A53]" office:value-type="float" office:value="1989" calcext:value-type="float">
            <text:p>1989</text:p>
          </table:table-cell>
          <table:table-cell table:formula="of:=['IEA 2015'.B53]/([.$B43]*1000)" office:value-type="float" office:value="52.5798295465935" calcext:value-type="float">
            <text:p>52.58</text:p>
          </table:table-cell>
          <table:table-cell table:formula="of:=['IEA 2015'.C53]/([.$B43]*1000)" office:value-type="float" office:value="20.0440185140508" calcext:value-type="float">
            <text:p>20.04</text:p>
          </table:table-cell>
          <table:table-cell table:formula="of:=['IEA 2015'.D53]/([.$B43]*1000)" office:value-type="float" office:value="13.2058422256353" calcext:value-type="float">
            <text:p>13.21</text:p>
          </table:table-cell>
          <table:table-cell table:formula="of:=['IEA 2015'.E53]/([.$B43]*1000)" office:value-type="float" office:value="10.012451026967" calcext:value-type="float">
            <text:p>10.01</text:p>
          </table:table-cell>
          <table:table-cell table:formula="of:=['IEA 2015'.F53]/([.$B43]*1000)" office:value-type="float" office:value="3.08916720820883" calcext:value-type="float">
            <text:p>3.09</text:p>
          </table:table-cell>
          <table:table-cell table:formula="of:=['IEA 2015'.G53]/([.$B43]*1000)" office:value-type="float" office:value="6.69103123964259" calcext:value-type="float">
            <text:p>6.69</text:p>
          </table:table-cell>
          <table:table-cell office:value-type="float" office:value="1989" calcext:value-type="float">
            <text:p>1989</text:p>
          </table:table-cell>
          <table:table-cell office:value-type="float" office:value="3120.74364835541" calcext:value-type="float">
            <text:p>3120.7436483554</text:p>
          </table:table-cell>
          <table:table-cell table:formula="of:=[.R43]*[.$U$12]/([.$B43]*1000)/365" office:value-type="float" office:value="19.0528293576746" calcext:value-type="float">
            <text:p>19.05</text:p>
          </table:table-cell>
          <table:table-cell table:formula="of:=[.R43]*[.$U$13]/365" office:value-type="float" office:value="99.4362976174614" calcext:value-type="float">
            <text:p>99.44</text:p>
          </table:table-cell>
          <table:table-cell office:value-type="float" office:value="2270.67703010964" calcext:value-type="float">
            <text:p>2270.6770301096</text:p>
          </table:table-cell>
          <table:table-cell table:formula="of:=[.U43]*[.$U$12]/([.$B43]*1000)/365" office:value-type="float" office:value="13.8629848702469" calcext:value-type="float">
            <text:p>13.86</text:p>
          </table:table-cell>
          <table:table-cell table:formula="of:=[.U43]*[.$U$13]/365" office:value-type="float" office:value="72.3506133155483" calcext:value-type="float">
            <text:p>72.35</text:p>
          </table:table-cell>
          <table:table-cell office:value-type="float" office:value="1721.47915816603" calcext:value-type="float">
            <text:p>1721.479158166</text:p>
          </table:table-cell>
          <table:table-cell table:formula="of:=[.X43]*[.$U$12]/([.$B43]*1000)/365" office:value-type="float" office:value="10.5100105420755" calcext:value-type="float">
            <text:p>10.51</text:p>
          </table:table-cell>
          <table:table-cell table:formula="of:=[.X43]*[.$U$13]/365" office:value-type="float" office:value="54.8515139985505" calcext:value-type="float">
            <text:p>54.85</text:p>
          </table:table-cell>
          <table:table-cell office:value-type="float" office:value="1946.69857142106" calcext:value-type="float">
            <text:p>1946.6985714211</text:p>
          </table:table-cell>
          <table:table-cell table:formula="of:=[.AA43]*1000000000/([.$B43]*1000)/365" office:value-type="float" office:value="1.02192818674513" calcext:value-type="float">
            <text:p>1.02</text:p>
          </table:table-cell>
          <table:table-cell table:formula="of:=[.AA43]/365" office:value-type="float" office:value="5.33342074361934" calcext:value-type="float">
            <text:p>5.33</text:p>
          </table:table-cell>
          <table:table-cell office:value-type="float" office:value="2086.29706412712" calcext:value-type="float">
            <text:p>2086.2970641271</text:p>
          </table:table-cell>
          <table:table-cell table:formula="of:=[.AD43]*1000000000/([.$B43]*1000)/365" office:value-type="float" office:value="1.0952110445115" calcext:value-type="float">
            <text:p>1.10</text:p>
          </table:table-cell>
          <table:table-cell table:formula="of:=[.AD43]/365" office:value-type="float" office:value="5.71588236747156" calcext:value-type="float">
            <text:p>5.72</text:p>
          </table:table-cell>
          <table:table-cell office:value-type="float" office:value="109.058359028596" calcext:value-type="float">
            <text:p>109.0583590286</text:p>
          </table:table-cell>
          <table:table-cell table:formula="of:=[.AG43]*1000000000/([.$B43]*1000)/365" office:value-type="float" office:value="0.0572506769808412" calcext:value-type="float">
            <text:p>0.06</text:p>
          </table:table-cell>
          <table:table-cell table:formula="of:=[.AG43]/365" office:value-type="float" office:value="0.298790024735879" calcext:value-type="float">
            <text:p>0.30</text:p>
          </table:table-cell>
          <table:table-cell table:formula="of:=SUM([.S43];[.V43];[.Y43];[.AB43];[.AE43];[.AH43])" office:value-type="float" office:value="45.6002146782345" calcext:value-type="float">
            <text:p>45.60</text:p>
          </table:table-cell>
          <table:table-cell table:formula="of:=[.AI43]+[.AF43]+[.AC43]+[.Z43]+[.W43]+[.T43]" office:value-type="float" office:value="237.986518067387" calcext:value-type="float">
            <text:p>237.99</text:p>
          </table:table-cell>
          <table:table-cell table:formula="of:=[.AN43]-[.AJ43]" office:value-type="float" office:value="3.54768879765052" calcext:value-type="float">
            <text:p>3.55</text:p>
          </table:table-cell>
          <table:table-cell office:value-type="float" office:value="8050.14335262346" calcext:value-type="float">
            <text:p>8050.1433526235</text:p>
          </table:table-cell>
          <table:table-cell table:formula="of:=[.AM43]*[.$U$12]/([.$B43]*1000)/365" office:value-type="float" office:value="49.147903475885" calcext:value-type="float">
            <text:p>49.15</text:p>
          </table:table-cell>
          <table:table-cell table:formula="of:=[.AM43]*[.$U$13]/365" office:value-type="float" office:value="256.501827920578" calcext:value-type="float">
            <text:p>256.50</text:p>
          </table:table-cell>
        </table:table-row>
        <table:table-row table:style-name="ro1">
          <table:table-cell table:formula="of:=[Smil.A50]" office:value-type="float" office:value="1990" calcext:value-type="float">
            <text:p>1990</text:p>
          </table:table-cell>
          <table:table-cell office:value-type="float" office:value="5309667.699" calcext:value-type="float">
            <text:p>5309667.699</text:p>
          </table:table-cell>
          <table:table-cell table:formula="of:=[Smil.B21]*[Smil.$M$1]/365" office:value-type="float" office:value="5.75342465753429" calcext:value-type="float">
            <text:p>5.75</text:p>
          </table:table-cell>
          <table:table-cell table:formula="of:=[Smil.C21]*[Smil.$M$1]/365" office:value-type="float" office:value="13.4779299847794" calcext:value-type="float">
            <text:p>13.48</text:p>
          </table:table-cell>
          <table:table-cell table:formula="of:=[Smil.D21]*[Smil.$M$1]/365" office:value-type="float" office:value="16.3622526636227" calcext:value-type="float">
            <text:p>16.36</text:p>
          </table:table-cell>
          <table:table-cell table:formula="of:=[Smil.E21]*[Smil.$M$1]/365" office:value-type="float" office:value="10.2207001522071" calcext:value-type="float">
            <text:p>10.22</text:p>
          </table:table-cell>
          <table:table-cell table:formula="of:=[Smil.F21]*[Smil.$M$1]/365" office:value-type="float" office:value="1.11872146118722" calcext:value-type="float">
            <text:p>1.12</text:p>
          </table:table-cell>
          <table:table-cell table:formula="of:=[Smil.G21]*[Smil.$M$1]/365" office:value-type="float" office:value="2.74733637747339" calcext:value-type="float">
            <text:p>2.75</text:p>
          </table:table-cell>
          <table:table-cell table:formula="of:=SUM([.C44:.H44])" office:value-type="float" office:value="49.6803652968041" calcext:value-type="float">
            <text:p>49.6803652968</text:p>
          </table:table-cell>
          <table:table-cell table:formula="of:=['IEA 2015'.A54]" office:value-type="float" office:value="1990" calcext:value-type="float">
            <text:p>1990</text:p>
          </table:table-cell>
          <table:table-cell table:formula="of:=['IEA 2015'.B54]/([.$B44]*1000)" office:value-type="float" office:value="52.6175884931945" calcext:value-type="float">
            <text:p>52.62</text:p>
          </table:table-cell>
          <table:table-cell table:formula="of:=['IEA 2015'.C54]/([.$B44]*1000)" office:value-type="float" office:value="19.768684714759" calcext:value-type="float">
            <text:p>19.77</text:p>
          </table:table-cell>
          <table:table-cell table:formula="of:=['IEA 2015'.D54]/([.$B44]*1000)" office:value-type="float" office:value="13.3265016447775" calcext:value-type="float">
            <text:p>13.33</text:p>
          </table:table-cell>
          <table:table-cell table:formula="of:=['IEA 2015'.E54]/([.$B44]*1000)" office:value-type="float" office:value="9.98053764616967" calcext:value-type="float">
            <text:p>9.98</text:p>
          </table:table-cell>
          <table:table-cell table:formula="of:=['IEA 2015'.F54]/([.$B44]*1000)" office:value-type="float" office:value="3.154181604608" calcext:value-type="float">
            <text:p>3.15</text:p>
          </table:table-cell>
          <table:table-cell table:formula="of:=['IEA 2015'.G54]/([.$B44]*1000)" office:value-type="float" office:value="6.758170523711" calcext:value-type="float">
            <text:p>6.76</text:p>
          </table:table-cell>
          <table:table-cell office:value-type="float" office:value="1990" calcext:value-type="float">
            <text:p>1990</text:p>
          </table:table-cell>
          <table:table-cell office:value-type="float" office:value="3157.69926138492" calcext:value-type="float">
            <text:p>3157.6992613849</text:p>
          </table:table-cell>
          <table:table-cell table:formula="of:=[.R44]*[.$U$12]/([.$B44]*1000)/365" office:value-type="float" office:value="18.9491735689243" calcext:value-type="float">
            <text:p>18.95</text:p>
          </table:table-cell>
          <table:table-cell table:formula="of:=[.R44]*[.$U$13]/365" office:value-type="float" office:value="100.613814821662" calcext:value-type="float">
            <text:p>100.61</text:p>
          </table:table-cell>
          <table:table-cell office:value-type="float" office:value="2242.53727314832" calcext:value-type="float">
            <text:p>2242.5372731483</text:p>
          </table:table-cell>
          <table:table-cell table:formula="of:=[.U44]*[.$U$12]/([.$B44]*1000)/365" office:value-type="float" office:value="13.457338557641" calcext:value-type="float">
            <text:p>13.46</text:p>
          </table:table-cell>
          <table:table-cell table:formula="of:=[.U44]*[.$U$13]/365" office:value-type="float" office:value="71.4539958540136" calcext:value-type="float">
            <text:p>71.45</text:p>
          </table:table-cell>
          <table:table-cell office:value-type="float" office:value="1765.90782509187" calcext:value-type="float">
            <text:p>1765.9078250919</text:p>
          </table:table-cell>
          <table:table-cell table:formula="of:=[.X44]*[.$U$12]/([.$B44]*1000)/365" office:value-type="float" office:value="10.5971123639277" calcext:value-type="float">
            <text:p>10.60</text:p>
          </table:table-cell>
          <table:table-cell table:formula="of:=[.X44]*[.$U$13]/365" office:value-type="float" office:value="56.2671452214204" calcext:value-type="float">
            <text:p>56.27</text:p>
          </table:table-cell>
          <table:table-cell office:value-type="float" office:value="2001.86494221053" calcext:value-type="float">
            <text:p>2001.8649422105</text:p>
          </table:table-cell>
          <table:table-cell table:formula="of:=[.AA44]*1000000000/([.$B44]*1000)/365" office:value-type="float" office:value="1.03293874427231" calcext:value-type="float">
            <text:p>1.03</text:p>
          </table:table-cell>
          <table:table-cell table:formula="of:=[.AA44]/365" office:value-type="float" office:value="5.4845614855083" calcext:value-type="float">
            <text:p>5.48</text:p>
          </table:table-cell>
          <table:table-cell office:value-type="float" office:value="2162.8424936511" calcext:value-type="float">
            <text:p>2162.8424936511</text:p>
          </table:table-cell>
          <table:table-cell table:formula="of:=[.AD44]*1000000000/([.$B44]*1000)/365" office:value-type="float" office:value="1.11600126579159" calcext:value-type="float">
            <text:p>1.12</text:p>
          </table:table-cell>
          <table:table-cell table:formula="of:=[.AD44]/365" office:value-type="float" office:value="5.92559587301671" calcext:value-type="float">
            <text:p>5.93</text:p>
          </table:table-cell>
          <table:table-cell office:value-type="float" office:value="121.714552296867" calcext:value-type="float">
            <text:p>121.7145522969</text:p>
          </table:table-cell>
          <table:table-cell table:formula="of:=[.AG44]*1000000000/([.$B44]*1000)/365" office:value-type="float" office:value="0.0628032761642569" calcext:value-type="float">
            <text:p>0.06</text:p>
          </table:table-cell>
          <table:table-cell table:formula="of:=[.AG44]/365" office:value-type="float" office:value="0.333464526840732" calcext:value-type="float">
            <text:p>0.33</text:p>
          </table:table-cell>
          <table:table-cell table:formula="of:=SUM([.S44];[.V44];[.Y44];[.AB44];[.AE44];[.AH44])" office:value-type="float" office:value="45.2153677767212" calcext:value-type="float">
            <text:p>45.22</text:p>
          </table:table-cell>
          <table:table-cell table:formula="of:=[.AI44]+[.AF44]+[.AC44]+[.Z44]+[.W44]+[.T44]" office:value-type="float" office:value="240.078577782462" calcext:value-type="float">
            <text:p>240.08</text:p>
          </table:table-cell>
          <table:table-cell table:formula="of:=[.AN44]-[.AJ44]" office:value-type="float" office:value="3.60863378279332" calcext:value-type="float">
            <text:p>3.61</text:p>
          </table:table-cell>
          <table:table-cell office:value-type="float" office:value="8136.05475202193" calcext:value-type="float">
            <text:p>8136.0547520219</text:p>
          </table:table-cell>
          <table:table-cell table:formula="of:=[.AM44]*[.$U$12]/([.$B44]*1000)/365" office:value-type="float" office:value="48.8240015595145" calcext:value-type="float">
            <text:p>48.82</text:p>
          </table:table-cell>
          <table:table-cell table:formula="of:=[.AM44]*[.$U$13]/365" office:value-type="float" office:value="259.23922401648" calcext:value-type="float">
            <text:p>259.24</text:p>
          </table:table-cell>
        </table:table-row>
        <table:table-row table:style-name="ro1">
          <table:table-cell/>
          <table:table-cell office:value-type="float" office:value="5398328.753" calcext:value-type="float">
            <text:p>5398328.753</text:p>
          </table:table-cell>
          <table:table-cell table:number-columns-repeated="7"/>
          <table:table-cell table:formula="of:=['IEA 2015'.A55]" office:value-type="float" office:value="1991" calcext:value-type="float">
            <text:p>1991</text:p>
          </table:table-cell>
          <table:table-cell table:formula="of:=['IEA 2015'.B55]/([.$B45]*1000)" office:value-type="float" office:value="52.1034225651181" calcext:value-type="float">
            <text:p>52.10</text:p>
          </table:table-cell>
          <table:table-cell table:formula="of:=['IEA 2015'.C55]/([.$B45]*1000)" office:value-type="float" office:value="19.4456343937201" calcext:value-type="float">
            <text:p>19.45</text:p>
          </table:table-cell>
          <table:table-cell table:formula="of:=['IEA 2015'.D55]/([.$B45]*1000)" office:value-type="float" office:value="12.7586016843267" calcext:value-type="float">
            <text:p>12.76</text:p>
          </table:table-cell>
          <table:table-cell table:formula="of:=['IEA 2015'.E55]/([.$B45]*1000)" office:value-type="float" office:value="10.1562877597916" calcext:value-type="float">
            <text:p>10.16</text:p>
          </table:table-cell>
          <table:table-cell table:formula="of:=['IEA 2015'.F55]/([.$B45]*1000)" office:value-type="float" office:value="3.24510260197143" calcext:value-type="float">
            <text:p>3.25</text:p>
          </table:table-cell>
          <table:table-cell table:formula="of:=['IEA 2015'.G55]/([.$B45]*1000)" office:value-type="float" office:value="6.77244943139783" calcext:value-type="float">
            <text:p>6.77</text:p>
          </table:table-cell>
          <table:table-cell office:value-type="float" office:value="1991" calcext:value-type="float">
            <text:p>1991</text:p>
          </table:table-cell>
          <table:table-cell office:value-type="float" office:value="3159.57240186063" calcext:value-type="float">
            <text:p>3159.5724018606</text:p>
          </table:table-cell>
          <table:table-cell table:formula="of:=[.R45]*[.$U$12]/([.$B45]*1000)/365" office:value-type="float" office:value="18.6490121903658" calcext:value-type="float">
            <text:p>18.65</text:p>
          </table:table-cell>
          <table:table-cell table:formula="of:=[.R45]*[.$U$13]/365" office:value-type="float" office:value="100.673498722299" calcext:value-type="float">
            <text:p>100.67</text:p>
          </table:table-cell>
          <table:table-cell office:value-type="float" office:value="2218.16145823442" calcext:value-type="float">
            <text:p>2218.1614582344</text:p>
          </table:table-cell>
          <table:table-cell table:formula="of:=[.U45]*[.$U$12]/([.$B45]*1000)/365" office:value-type="float" office:value="13.092442524961" calcext:value-type="float">
            <text:p>13.09</text:p>
          </table:table-cell>
          <table:table-cell table:formula="of:=[.U45]*[.$U$13]/365" office:value-type="float" office:value="70.6773089294967" calcext:value-type="float">
            <text:p>70.68</text:p>
          </table:table-cell>
          <table:table-cell office:value-type="float" office:value="1813.27892684526" calcext:value-type="float">
            <text:p>1813.2789268453</text:p>
          </table:table-cell>
          <table:table-cell table:formula="of:=[.X45]*[.$U$12]/([.$B45]*1000)/365" office:value-type="float" office:value="10.7026700167899" calcext:value-type="float">
            <text:p>10.70</text:p>
          </table:table-cell>
          <table:table-cell table:formula="of:=[.X45]*[.$U$13]/365" office:value-type="float" office:value="57.7765312855079" calcext:value-type="float">
            <text:p>57.78</text:p>
          </table:table-cell>
          <table:table-cell office:value-type="float" office:value="2096.62205057895" calcext:value-type="float">
            <text:p>2096.622050579</text:p>
          </table:table-cell>
          <table:table-cell table:formula="of:=[.AA45]*1000000000/([.$B45]*1000)/365" office:value-type="float" office:value="1.064064502999" calcext:value-type="float">
            <text:p>1.06</text:p>
          </table:table-cell>
          <table:table-cell table:formula="of:=[.AA45]/365" office:value-type="float" office:value="5.74417000158616" calcext:value-type="float">
            <text:p>5.74</text:p>
          </table:table-cell>
          <table:table-cell office:value-type="float" office:value="2212.26790895106" calcext:value-type="float">
            <text:p>2212.2679089511</text:p>
          </table:table-cell>
          <table:table-cell table:formula="of:=[.AD45]*1000000000/([.$B45]*1000)/365" office:value-type="float" office:value="1.12275636535857" calcext:value-type="float">
            <text:p>1.12</text:p>
          </table:table-cell>
          <table:table-cell table:formula="of:=[.AD45]/365" office:value-type="float" office:value="6.06100796972893" calcext:value-type="float">
            <text:p>6.06</text:p>
          </table:table-cell>
          <table:table-cell office:value-type="float" office:value="128.470297523159" calcext:value-type="float">
            <text:p>128.4702975232</text:p>
          </table:table-cell>
          <table:table-cell table:formula="of:=[.AG45]*1000000000/([.$B45]*1000)/365" office:value-type="float" office:value="0.0652004414655308" calcext:value-type="float">
            <text:p>0.07</text:p>
          </table:table-cell>
          <table:table-cell table:formula="of:=[.AG45]/365" office:value-type="float" office:value="0.351973417871668" calcext:value-type="float">
            <text:p>0.35</text:p>
          </table:table-cell>
          <table:table-cell table:formula="of:=SUM([.S45];[.V45];[.Y45];[.AB45];[.AE45];[.AH45])" office:value-type="float" office:value="44.6961460419397" calcext:value-type="float">
            <text:p>44.70</text:p>
          </table:table-cell>
          <table:table-cell table:formula="of:=[.AI45]+[.AF45]+[.AC45]+[.Z45]+[.W45]+[.T45]" office:value-type="float" office:value="241.28449032649" calcext:value-type="float">
            <text:p>241.28</text:p>
          </table:table-cell>
          <table:table-cell table:formula="of:=[.AN45]-[.AJ45]" office:value-type="float" office:value="3.67435055813239" calcext:value-type="float">
            <text:p>3.67</text:p>
          </table:table-cell>
          <table:table-cell office:value-type="float" office:value="8195.07674518196" calcext:value-type="float">
            <text:p>8195.076745182</text:p>
          </table:table-cell>
          <table:table-cell table:formula="of:=[.AM45]*[.$U$12]/([.$B45]*1000)/365" office:value-type="float" office:value="48.3704966000721" calcext:value-type="float">
            <text:p>48.37</text:p>
          </table:table-cell>
          <table:table-cell table:formula="of:=[.AM45]*[.$U$13]/365" office:value-type="float" office:value="261.119842593058" calcext:value-type="float">
            <text:p>261.12</text:p>
          </table:table-cell>
        </table:table-row>
        <table:table-row table:style-name="ro1">
          <table:table-cell/>
          <table:table-cell office:value-type="float" office:value="5485115.276" calcext:value-type="float">
            <text:p>5485115.276</text:p>
          </table:table-cell>
          <table:table-cell table:number-columns-repeated="7"/>
          <table:table-cell table:formula="of:=['IEA 2015'.A56]" office:value-type="float" office:value="1992" calcext:value-type="float">
            <text:p>1992</text:p>
          </table:table-cell>
          <table:table-cell table:formula="of:=['IEA 2015'.B56]/([.$B46]*1000)" office:value-type="float" office:value="51.3308064697558" calcext:value-type="float">
            <text:p>51.33</text:p>
          </table:table-cell>
          <table:table-cell table:formula="of:=['IEA 2015'.C56]/([.$B46]*1000)" office:value-type="float" office:value="19.2397957297472" calcext:value-type="float">
            <text:p>19.24</text:p>
          </table:table-cell>
          <table:table-cell table:formula="of:=['IEA 2015'.D56]/([.$B46]*1000)" office:value-type="float" office:value="12.3450803678317" calcext:value-type="float">
            <text:p>12.35</text:p>
          </table:table-cell>
          <table:table-cell table:formula="of:=['IEA 2015'.E56]/([.$B46]*1000)" office:value-type="float" office:value="10.0069982549585" calcext:value-type="float">
            <text:p>10.01</text:p>
          </table:table-cell>
          <table:table-cell table:formula="of:=['IEA 2015'.F56]/([.$B46]*1000)" office:value-type="float" office:value="3.21956416066505" calcext:value-type="float">
            <text:p>3.22</text:p>
          </table:table-cell>
          <table:table-cell table:formula="of:=['IEA 2015'.G56]/([.$B46]*1000)" office:value-type="float" office:value="6.78855403390343" calcext:value-type="float">
            <text:p>6.79</text:p>
          </table:table-cell>
          <table:table-cell office:value-type="float" office:value="1992" calcext:value-type="float">
            <text:p>1992</text:p>
          </table:table-cell>
          <table:table-cell office:value-type="float" office:value="3213.51197379243" calcext:value-type="float">
            <text:p>3213.5119737924</text:p>
          </table:table-cell>
          <table:table-cell table:formula="of:=[.R46]*[.$U$12]/([.$B46]*1000)/365" office:value-type="float" office:value="18.6672787880457" calcext:value-type="float">
            <text:p>18.67</text:p>
          </table:table-cell>
          <table:table-cell table:formula="of:=[.R46]*[.$U$13]/365" office:value-type="float" office:value="102.39217604166" calcext:value-type="float">
            <text:p>102.39</text:p>
          </table:table-cell>
          <table:table-cell office:value-type="float" office:value="2210.77263400879" calcext:value-type="float">
            <text:p>2210.7726340088</text:p>
          </table:table-cell>
          <table:table-cell table:formula="of:=[.U46]*[.$U$12]/([.$B46]*1000)/365" office:value-type="float" office:value="12.8423697912413" calcext:value-type="float">
            <text:p>12.84</text:p>
          </table:table-cell>
          <table:table-cell table:formula="of:=[.U46]*[.$U$13]/365" office:value-type="float" office:value="70.4418787219787" calcext:value-type="float">
            <text:p>70.44</text:p>
          </table:table-cell>
          <table:table-cell office:value-type="float" office:value="1824.49837812322" calcext:value-type="float">
            <text:p>1824.4983781232</text:p>
          </table:table-cell>
          <table:table-cell table:formula="of:=[.X46]*[.$U$12]/([.$B46]*1000)/365" office:value-type="float" office:value="10.59850411342" calcext:value-type="float">
            <text:p>10.60</text:p>
          </table:table-cell>
          <table:table-cell table:formula="of:=[.X46]*[.$U$13]/365" office:value-type="float" office:value="58.1340168152686" calcext:value-type="float">
            <text:p>58.13</text:p>
          </table:table-cell>
          <table:table-cell office:value-type="float" office:value="2113.85614558948" calcext:value-type="float">
            <text:p>2113.8561455895</text:p>
          </table:table-cell>
          <table:table-cell table:formula="of:=[.AA46]*1000000000/([.$B46]*1000)/365" office:value-type="float" office:value="1.0558368254511" calcext:value-type="float">
            <text:p>1.06</text:p>
          </table:table-cell>
          <table:table-cell table:formula="of:=[.AA46]/365" office:value-type="float" office:value="5.79138670024515" calcext:value-type="float">
            <text:p>5.79</text:p>
          </table:table-cell>
          <table:table-cell office:value-type="float" office:value="2212.52435394134" calcext:value-type="float">
            <text:p>2212.5243539413</text:p>
          </table:table-cell>
          <table:table-cell table:formula="of:=[.AD46]*1000000000/([.$B46]*1000)/365" office:value-type="float" office:value="1.10511999360638" calcext:value-type="float">
            <text:p>1.11</text:p>
          </table:table-cell>
          <table:table-cell table:formula="of:=[.AD46]/365" office:value-type="float" office:value="6.0617105587434" calcext:value-type="float">
            <text:p>6.06</text:p>
          </table:table-cell>
          <table:table-cell office:value-type="float" office:value="138.463354414636" calcext:value-type="float">
            <text:p>138.4633544146</text:p>
          </table:table-cell>
          <table:table-cell table:formula="of:=[.AG46]*1000000000/([.$B46]*1000)/365" office:value-type="float" office:value="0.0691601975240802" calcext:value-type="float">
            <text:p>0.07</text:p>
          </table:table-cell>
          <table:table-cell table:formula="of:=[.AG46]/365" office:value-type="float" office:value="0.37935165593051" calcext:value-type="float">
            <text:p>0.38</text:p>
          </table:table-cell>
          <table:table-cell table:formula="of:=SUM([.S46];[.V46];[.Y46];[.AB46];[.AE46];[.AH46])" office:value-type="float" office:value="44.3382697092885" calcext:value-type="float">
            <text:p>44.34</text:p>
          </table:table-cell>
          <table:table-cell table:formula="of:=[.AI46]+[.AF46]+[.AC46]+[.Z46]+[.W46]+[.T46]" office:value-type="float" office:value="243.200520493827" calcext:value-type="float">
            <text:p>243.20</text:p>
          </table:table-cell>
          <table:table-cell table:formula="of:=[.AN46]-[.AJ46]" office:value-type="float" office:value="3.63861197442258" calcext:value-type="float">
            <text:p>3.64</text:p>
          </table:table-cell>
          <table:table-cell office:value-type="float" office:value="8259.0657967009" calcext:value-type="float">
            <text:p>8259.0657967009</text:p>
          </table:table-cell>
          <table:table-cell table:formula="of:=[.AM46]*[.$U$12]/([.$B46]*1000)/365" office:value-type="float" office:value="47.9768816837111" calcext:value-type="float">
            <text:p>47.98</text:p>
          </table:table-cell>
          <table:table-cell table:formula="of:=[.AM46]*[.$U$13]/365" office:value-type="float" office:value="263.158726618168" calcext:value-type="float">
            <text:p>263.16</text:p>
          </table:table-cell>
        </table:table-row>
        <table:table-row table:style-name="ro1">
          <table:table-cell/>
          <table:table-cell office:value-type="float" office:value="5570045.38" calcext:value-type="float">
            <text:p>5570045.38</text:p>
          </table:table-cell>
          <table:table-cell table:number-columns-repeated="7"/>
          <table:table-cell table:formula="of:=['IEA 2015'.A57]" office:value-type="float" office:value="1993" calcext:value-type="float">
            <text:p>1993</text:p>
          </table:table-cell>
          <table:table-cell table:formula="of:=['IEA 2015'.B57]/([.$B47]*1000)" office:value-type="float" office:value="51.0390296321905" calcext:value-type="float">
            <text:p>51.04</text:p>
          </table:table-cell>
          <table:table-cell table:formula="of:=['IEA 2015'.C57]/([.$B47]*1000)" office:value-type="float" office:value="19.2306083694361" calcext:value-type="float">
            <text:p>19.23</text:p>
          </table:table-cell>
          <table:table-cell table:formula="of:=['IEA 2015'.D57]/([.$B47]*1000)" office:value-type="float" office:value="12.1918940128748" calcext:value-type="float">
            <text:p>12.19</text:p>
          </table:table-cell>
          <table:table-cell table:formula="of:=['IEA 2015'.E57]/([.$B47]*1000)" office:value-type="float" office:value="10.0202883671772" calcext:value-type="float">
            <text:p>10.02</text:p>
          </table:table-cell>
          <table:table-cell table:formula="of:=['IEA 2015'.F57]/([.$B47]*1000)" office:value-type="float" office:value="3.26913214582322" calcext:value-type="float">
            <text:p>3.27</text:p>
          </table:table-cell>
          <table:table-cell table:formula="of:=['IEA 2015'.G57]/([.$B47]*1000)" office:value-type="float" office:value="6.7622386993172" calcext:value-type="float">
            <text:p>6.76</text:p>
          </table:table-cell>
          <table:table-cell office:value-type="float" office:value="1993" calcext:value-type="float">
            <text:p>1993</text:p>
          </table:table-cell>
          <table:table-cell office:value-type="float" office:value="3185.04485770281" calcext:value-type="float">
            <text:p>3185.0448577028</text:p>
          </table:table-cell>
          <table:table-cell table:formula="of:=[.R47]*[.$U$12]/([.$B47]*1000)/365" office:value-type="float" office:value="18.2198027140196" calcext:value-type="float">
            <text:p>18.22</text:p>
          </table:table-cell>
          <table:table-cell table:formula="of:=[.R47]*[.$U$13]/365" office:value-type="float" office:value="101.485127931736" calcext:value-type="float">
            <text:p>101.49</text:p>
          </table:table-cell>
          <table:table-cell office:value-type="float" office:value="2221.46882872012" calcext:value-type="float">
            <text:p>2221.4688287201</text:p>
          </table:table-cell>
          <table:table-cell table:formula="of:=[.U47]*[.$U$12]/([.$B47]*1000)/365" office:value-type="float" office:value="12.7077405822839" calcext:value-type="float">
            <text:p>12.71</text:p>
          </table:table-cell>
          <table:table-cell table:formula="of:=[.U47]*[.$U$13]/365" office:value-type="float" office:value="70.782691720589" calcext:value-type="float">
            <text:p>70.78</text:p>
          </table:table-cell>
          <table:table-cell office:value-type="float" office:value="1844.82384406717" calcext:value-type="float">
            <text:p>1844.8238440672</text:p>
          </table:table-cell>
          <table:table-cell table:formula="of:=[.X47]*[.$U$12]/([.$B47]*1000)/365" office:value-type="float" office:value="10.5531720847617" calcext:value-type="float">
            <text:p>10.55</text:p>
          </table:table-cell>
          <table:table-cell table:formula="of:=[.X47]*[.$U$13]/365" office:value-type="float" office:value="58.7816474150718" calcext:value-type="float">
            <text:p>58.78</text:p>
          </table:table-cell>
          <table:table-cell office:value-type="float" office:value="2186.84305842106" calcext:value-type="float">
            <text:p>2186.8430584211</text:p>
          </table:table-cell>
          <table:table-cell table:formula="of:=[.AA47]*1000000000/([.$B47]*1000)/365" office:value-type="float" office:value="1.07563770781868" calcext:value-type="float">
            <text:p>1.08</text:p>
          </table:table-cell>
          <table:table-cell table:formula="of:=[.AA47]/365" office:value-type="float" office:value="5.99135084498921" calcext:value-type="float">
            <text:p>5.99</text:p>
          </table:table-cell>
          <table:table-cell office:value-type="float" office:value="2345.48763642538" calcext:value-type="float">
            <text:p>2345.4876364254</text:p>
          </table:table-cell>
          <table:table-cell table:formula="of:=[.AD47]*1000000000/([.$B47]*1000)/365" office:value-type="float" office:value="1.15366986910493" calcext:value-type="float">
            <text:p>1.15</text:p>
          </table:table-cell>
          <table:table-cell table:formula="of:=[.AD47]/365" office:value-type="float" office:value="6.4259935244531" calcext:value-type="float">
            <text:p>6.43</text:p>
          </table:table-cell>
          <table:table-cell office:value-type="float" office:value="144.098082497031" calcext:value-type="float">
            <text:p>144.098082497</text:p>
          </table:table-cell>
          <table:table-cell table:formula="of:=[.AG47]*1000000000/([.$B47]*1000)/365" office:value-type="float" office:value="0.0708772083855362" calcext:value-type="float">
            <text:p>0.07</text:p>
          </table:table-cell>
          <table:table-cell table:formula="of:=[.AG47]/365" office:value-type="float" office:value="0.394789267115153" calcext:value-type="float">
            <text:p>0.39</text:p>
          </table:table-cell>
          <table:table-cell table:formula="of:=SUM([.S47];[.V47];[.Y47];[.AB47];[.AE47];[.AH47])" office:value-type="float" office:value="43.7809001663743" calcext:value-type="float">
            <text:p>43.78</text:p>
          </table:table-cell>
          <table:table-cell table:formula="of:=[.AI47]+[.AF47]+[.AC47]+[.Z47]+[.W47]+[.T47]" office:value-type="float" office:value="243.861600703954" calcext:value-type="float">
            <text:p>243.86</text:p>
          </table:table-cell>
          <table:table-cell table:formula="of:=[.AN47]-[.AJ47]" office:value-type="float" office:value="3.75293307076747" calcext:value-type="float">
            <text:p>3.75</text:p>
          </table:table-cell>
          <table:table-cell office:value-type="float" office:value="8309.49673249567" calcext:value-type="float">
            <text:p>8309.4967324957</text:p>
          </table:table-cell>
          <table:table-cell table:formula="of:=[.AM47]*[.$U$12]/([.$B47]*1000)/365" office:value-type="float" office:value="47.5338332371418" calcext:value-type="float">
            <text:p>47.53</text:p>
          </table:table-cell>
          <table:table-cell table:formula="of:=[.AM47]*[.$U$13]/365" office:value-type="float" office:value="264.765608216232" calcext:value-type="float">
            <text:p>264.77</text:p>
          </table:table-cell>
        </table:table-row>
        <table:table-row table:style-name="ro1">
          <table:table-cell/>
          <table:table-cell office:value-type="float" office:value="5653315.893" calcext:value-type="float">
            <text:p>5653315.893</text:p>
          </table:table-cell>
          <table:table-cell table:number-columns-repeated="7"/>
          <table:table-cell table:formula="of:=['IEA 2015'.A58]" office:value-type="float" office:value="1994" calcext:value-type="float">
            <text:p>1994</text:p>
          </table:table-cell>
          <table:table-cell table:formula="of:=['IEA 2015'.B58]/([.$B48]*1000)" office:value-type="float" office:value="50.6562632813386" calcext:value-type="float">
            <text:p>50.66</text:p>
          </table:table-cell>
          <table:table-cell table:formula="of:=['IEA 2015'.C58]/([.$B48]*1000)" office:value-type="float" office:value="19.1587555355899" calcext:value-type="float">
            <text:p>19.16</text:p>
          </table:table-cell>
          <table:table-cell table:formula="of:=['IEA 2015'.D58]/([.$B48]*1000)" office:value-type="float" office:value="12.1236153392596" calcext:value-type="float">
            <text:p>12.12</text:p>
          </table:table-cell>
          <table:table-cell table:formula="of:=['IEA 2015'.E58]/([.$B48]*1000)" office:value-type="float" office:value="9.86880702570046" calcext:value-type="float">
            <text:p>9.87</text:p>
          </table:table-cell>
          <table:table-cell table:formula="of:=['IEA 2015'.F58]/([.$B48]*1000)" office:value-type="float" office:value="3.29671624945466" calcext:value-type="float">
            <text:p>3.30</text:p>
          </table:table-cell>
          <table:table-cell table:formula="of:=['IEA 2015'.G58]/([.$B48]*1000)" office:value-type="float" office:value="6.73758150501998" calcext:value-type="float">
            <text:p>6.74</text:p>
          </table:table-cell>
          <table:table-cell office:value-type="float" office:value="1994" calcext:value-type="float">
            <text:p>1994</text:p>
          </table:table-cell>
          <table:table-cell office:value-type="float" office:value="3254.43236150569" calcext:value-type="float">
            <text:p>3254.4323615057</text:p>
          </table:table-cell>
          <table:table-cell table:formula="of:=[.R48]*[.$U$12]/([.$B48]*1000)/365" office:value-type="float" office:value="18.3425134697176" calcext:value-type="float">
            <text:p>18.34</text:p>
          </table:table-cell>
          <table:table-cell table:formula="of:=[.R48]*[.$U$13]/365" office:value-type="float" office:value="103.696022915921" calcext:value-type="float">
            <text:p>103.70</text:p>
          </table:table-cell>
          <table:table-cell office:value-type="float" office:value="2232.48040428432" calcext:value-type="float">
            <text:p>2232.4804042843</text:p>
          </table:table-cell>
          <table:table-cell table:formula="of:=[.U48]*[.$U$12]/([.$B48]*1000)/365" office:value-type="float" office:value="12.58262496736" calcext:value-type="float">
            <text:p>12.58</text:p>
          </table:table-cell>
          <table:table-cell table:formula="of:=[.U48]*[.$U$13]/365" office:value-type="float" office:value="71.1335537036346" calcext:value-type="float">
            <text:p>71.13</text:p>
          </table:table-cell>
          <table:table-cell office:value-type="float" office:value="1859.46749051777" calcext:value-type="float">
            <text:p>1859.4674905178</text:p>
          </table:table-cell>
          <table:table-cell table:formula="of:=[.X48]*[.$U$12]/([.$B48]*1000)/365" office:value-type="float" office:value="10.480263131216" calcext:value-type="float">
            <text:p>10.48</text:p>
          </table:table-cell>
          <table:table-cell table:formula="of:=[.X48]*[.$U$13]/365" office:value-type="float" office:value="59.2482381225251" calcext:value-type="float">
            <text:p>59.25</text:p>
          </table:table-cell>
          <table:table-cell office:value-type="float" office:value="2227.43555148422" calcext:value-type="float">
            <text:p>2227.4355514842</text:p>
          </table:table-cell>
          <table:table-cell table:formula="of:=[.AA48]*1000000000/([.$B48]*1000)/365" office:value-type="float" office:value="1.07946615229967" calcext:value-type="float">
            <text:p>1.08</text:p>
          </table:table-cell>
          <table:table-cell table:formula="of:=[.AA48]/365" office:value-type="float" office:value="6.10256315475129" calcext:value-type="float">
            <text:p>6.10</text:p>
          </table:table-cell>
          <table:table-cell office:value-type="float" office:value="2360.45732894327" calcext:value-type="float">
            <text:p>2360.4573289433</text:p>
          </table:table-cell>
          <table:table-cell table:formula="of:=[.AD48]*1000000000/([.$B48]*1000)/365" office:value-type="float" office:value="1.14393154443643" calcext:value-type="float">
            <text:p>1.14</text:p>
          </table:table-cell>
          <table:table-cell table:formula="of:=[.AD48]/365" office:value-type="float" office:value="6.46700638066649" calcext:value-type="float">
            <text:p>6.47</text:p>
          </table:table-cell>
          <table:table-cell office:value-type="float" office:value="151.426736007153" calcext:value-type="float">
            <text:p>151.4267360072</text:p>
          </table:table-cell>
          <table:table-cell table:formula="of:=[.AG48]*1000000000/([.$B48]*1000)/365" office:value-type="float" office:value="0.073384855496277" calcext:value-type="float">
            <text:p>0.07</text:p>
          </table:table-cell>
          <table:table-cell table:formula="of:=[.AG48]/365" office:value-type="float" office:value="0.414867769882611" calcext:value-type="float">
            <text:p>0.41</text:p>
          </table:table-cell>
          <table:table-cell table:formula="of:=SUM([.S48];[.V48];[.Y48];[.AB48];[.AE48];[.AH48])" office:value-type="float" office:value="43.7021841205259" calcext:value-type="float">
            <text:p>43.70</text:p>
          </table:table-cell>
          <table:table-cell table:formula="of:=[.AI48]+[.AF48]+[.AC48]+[.Z48]+[.W48]+[.T48]" office:value-type="float" office:value="247.062252047381" calcext:value-type="float">
            <text:p>247.06</text:p>
          </table:table-cell>
          <table:table-cell table:formula="of:=[.AN48]-[.AJ48]" office:value-type="float" office:value="3.74738205890542" calcext:value-type="float">
            <text:p>3.75</text:p>
          </table:table-cell>
          <table:table-cell office:value-type="float" office:value="8418.77008669983" calcext:value-type="float">
            <text:p>8418.7700866998</text:p>
          </table:table-cell>
          <table:table-cell table:formula="of:=[.AM48]*[.$U$12]/([.$B48]*1000)/365" office:value-type="float" office:value="47.4495661794313" calcext:value-type="float">
            <text:p>47.45</text:p>
          </table:table-cell>
          <table:table-cell table:formula="of:=[.AM48]*[.$U$13]/365" office:value-type="float" office:value="268.247386598134" calcext:value-type="float">
            <text:p>268.25</text:p>
          </table:table-cell>
        </table:table-row>
        <table:table-row table:style-name="ro1">
          <table:table-cell/>
          <table:table-cell office:value-type="float" office:value="5735123.084" calcext:value-type="float">
            <text:p>5735123.084</text:p>
          </table:table-cell>
          <table:table-cell table:number-columns-repeated="7"/>
          <table:table-cell table:formula="of:=['IEA 2015'.A59]" office:value-type="float" office:value="1995" calcext:value-type="float">
            <text:p>1995</text:p>
          </table:table-cell>
          <table:table-cell table:formula="of:=['IEA 2015'.B59]/([.$B49]*1000)" office:value-type="float" office:value="51.2183398175154" calcext:value-type="float">
            <text:p>51.22</text:p>
          </table:table-cell>
          <table:table-cell table:formula="of:=['IEA 2015'.C59]/([.$B49]*1000)" office:value-type="float" office:value="19.084032686124" calcext:value-type="float">
            <text:p>19.08</text:p>
          </table:table-cell>
          <table:table-cell table:formula="of:=['IEA 2015'.D59]/([.$B49]*1000)" office:value-type="float" office:value="12.2685215036602" calcext:value-type="float">
            <text:p>12.27</text:p>
          </table:table-cell>
          <table:table-cell table:formula="of:=['IEA 2015'.E59]/([.$B49]*1000)" office:value-type="float" office:value="10.0407374556821" calcext:value-type="float">
            <text:p>10.04</text:p>
          </table:table-cell>
          <table:table-cell table:formula="of:=['IEA 2015'.F59]/([.$B49]*1000)" office:value-type="float" office:value="3.37906035194778" calcext:value-type="float">
            <text:p>3.38</text:p>
          </table:table-cell>
          <table:table-cell table:formula="of:=['IEA 2015'.G59]/([.$B49]*1000)" office:value-type="float" office:value="6.79495178493815" calcext:value-type="float">
            <text:p>6.79</text:p>
          </table:table-cell>
          <table:table-cell office:value-type="float" office:value="1995" calcext:value-type="float">
            <text:p>1995</text:p>
          </table:table-cell>
          <table:table-cell office:value-type="float" office:value="3295.4505115889" calcext:value-type="float">
            <text:p>3295.4505115889</text:p>
          </table:table-cell>
          <table:table-cell table:formula="of:=[.R49]*[.$U$12]/([.$B49]*1000)/365" office:value-type="float" office:value="18.3087587233925" calcext:value-type="float">
            <text:p>18.31</text:p>
          </table:table-cell>
          <table:table-cell table:formula="of:=[.R49]*[.$U$13]/365" office:value-type="float" office:value="105.002984793915" calcext:value-type="float">
            <text:p>105.00</text:p>
          </table:table-cell>
          <table:table-cell office:value-type="float" office:value="2244.6112745872" calcext:value-type="float">
            <text:p>2244.6112745872</text:p>
          </table:table-cell>
          <table:table-cell table:formula="of:=[.U49]*[.$U$12]/([.$B49]*1000)/365" office:value-type="float" office:value="12.4705396454002" calcext:value-type="float">
            <text:p>12.47</text:p>
          </table:table-cell>
          <table:table-cell table:formula="of:=[.U49]*[.$U$13]/365" office:value-type="float" office:value="71.5200797902716" calcext:value-type="float">
            <text:p>71.52</text:p>
          </table:table-cell>
          <table:table-cell office:value-type="float" office:value="1923.84380207375" calcext:value-type="float">
            <text:p>1923.8438020738</text:p>
          </table:table-cell>
          <table:table-cell table:formula="of:=[.X49]*[.$U$12]/([.$B49]*1000)/365" office:value-type="float" office:value="10.6884299642174" calcext:value-type="float">
            <text:p>10.69</text:p>
          </table:table-cell>
          <table:table-cell table:formula="of:=[.X49]*[.$U$13]/365" office:value-type="float" office:value="61.2994614195006" calcext:value-type="float">
            <text:p>61.30</text:p>
          </table:table-cell>
          <table:table-cell office:value-type="float" office:value="2324.09731058948" calcext:value-type="float">
            <text:p>2324.0973105895</text:p>
          </table:table-cell>
          <table:table-cell table:formula="of:=[.AA49]*1000000000/([.$B49]*1000)/365" office:value-type="float" office:value="1.11024467980293" calcext:value-type="float">
            <text:p>1.11</text:p>
          </table:table-cell>
          <table:table-cell table:formula="of:=[.AA49]/365" office:value-type="float" office:value="6.36738989202597" calcext:value-type="float">
            <text:p>6.37</text:p>
          </table:table-cell>
          <table:table-cell office:value-type="float" office:value="2487.77546927385" calcext:value-type="float">
            <text:p>2487.7754692739</text:p>
          </table:table-cell>
          <table:table-cell table:formula="of:=[.AD49]*1000000000/([.$B49]*1000)/365" office:value-type="float" office:value="1.18843538380283" calcext:value-type="float">
            <text:p>1.19</text:p>
          </table:table-cell>
          <table:table-cell table:formula="of:=[.AD49]/365" office:value-type="float" office:value="6.81582320349" calcext:value-type="float">
            <text:p>6.82</text:p>
          </table:table-cell>
          <table:table-cell office:value-type="float" office:value="159.953448857022" calcext:value-type="float">
            <text:p>159.953448857</text:p>
          </table:table-cell>
          <table:table-cell table:formula="of:=[.AG49]*1000000000/([.$B49]*1000)/365" office:value-type="float" office:value="0.0764113726221712" calcext:value-type="float">
            <text:p>0.08</text:p>
          </table:table-cell>
          <table:table-cell table:formula="of:=[.AG49]/365" office:value-type="float" office:value="0.43822862700554" calcext:value-type="float">
            <text:p>0.44</text:p>
          </table:table-cell>
          <table:table-cell table:formula="of:=SUM([.S49];[.V49];[.Y49];[.AB49];[.AE49];[.AH49])" office:value-type="float" office:value="43.842819769238" calcext:value-type="float">
            <text:p>43.84</text:p>
          </table:table-cell>
          <table:table-cell table:formula="of:=[.AI49]+[.AF49]+[.AC49]+[.Z49]+[.W49]+[.T49]" office:value-type="float" office:value="251.443967726209" calcext:value-type="float">
            <text:p>251.44</text:p>
          </table:table-cell>
          <table:table-cell table:formula="of:=[.AN49]-[.AJ49]" office:value-type="float" office:value="3.87514918542451" calcext:value-type="float">
            <text:p>3.88</text:p>
          </table:table-cell>
          <table:table-cell office:value-type="float" office:value="8588.90586627862" calcext:value-type="float">
            <text:p>8588.9058662786</text:p>
          </table:table-cell>
          <table:table-cell table:formula="of:=[.AM49]*[.$U$12]/([.$B49]*1000)/365" office:value-type="float" office:value="47.7179689546625" calcext:value-type="float">
            <text:p>47.72</text:p>
          </table:table-cell>
          <table:table-cell table:formula="of:=[.AM49]*[.$U$13]/365" office:value-type="float" office:value="273.66842527348" calcext:value-type="float">
            <text:p>273.67</text:p>
          </table:table-cell>
        </table:table-row>
        <table:table-row table:style-name="ro1">
          <table:table-cell/>
          <table:table-cell office:value-type="float" office:value="5815392.305" calcext:value-type="float">
            <text:p>5815392.305</text:p>
          </table:table-cell>
          <table:table-cell table:number-columns-repeated="7"/>
          <table:table-cell table:formula="of:=['IEA 2015'.A60]" office:value-type="float" office:value="1996" calcext:value-type="float">
            <text:p>1996</text:p>
          </table:table-cell>
          <table:table-cell table:formula="of:=['IEA 2015'.B60]/([.$B50]*1000)" office:value-type="float" office:value="51.7878494941622" calcext:value-type="float">
            <text:p>51.79</text:p>
          </table:table-cell>
          <table:table-cell table:formula="of:=['IEA 2015'.C60]/([.$B50]*1000)" office:value-type="float" office:value="19.4459004791786" calcext:value-type="float">
            <text:p>19.45</text:p>
          </table:table-cell>
          <table:table-cell table:formula="of:=['IEA 2015'.D60]/([.$B50]*1000)" office:value-type="float" office:value="12.2998024214156" calcext:value-type="float">
            <text:p>12.30</text:p>
          </table:table-cell>
          <table:table-cell table:formula="of:=['IEA 2015'.E60]/([.$B50]*1000)" office:value-type="float" office:value="10.2628768768215" calcext:value-type="float">
            <text:p>10.26</text:p>
          </table:table-cell>
          <table:table-cell table:formula="of:=['IEA 2015'.F60]/([.$B50]*1000)" office:value-type="float" office:value="3.4544487014044" calcext:value-type="float">
            <text:p>3.45</text:p>
          </table:table-cell>
          <table:table-cell table:formula="of:=['IEA 2015'.G60]/([.$B50]*1000)" office:value-type="float" office:value="6.80765333454052" calcext:value-type="float">
            <text:p>6.81</text:p>
          </table:table-cell>
          <table:table-cell office:value-type="float" office:value="1996" calcext:value-type="float">
            <text:p>1996</text:p>
          </table:table-cell>
          <table:table-cell office:value-type="float" office:value="3369.41670217625" calcext:value-type="float">
            <text:p>3369.4167021763</text:p>
          </table:table-cell>
          <table:table-cell table:formula="of:=[.R50]*[.$U$12]/([.$B50]*1000)/365" office:value-type="float" office:value="18.4613117924183" calcext:value-type="float">
            <text:p>18.46</text:p>
          </table:table-cell>
          <table:table-cell table:formula="of:=[.R50]*[.$U$13]/365" office:value-type="float" office:value="107.359770537835" calcext:value-type="float">
            <text:p>107.36</text:p>
          </table:table-cell>
          <table:table-cell office:value-type="float" office:value="2302.60563204137" calcext:value-type="float">
            <text:p>2302.6056320414</text:p>
          </table:table-cell>
          <table:table-cell table:formula="of:=[.U50]*[.$U$12]/([.$B50]*1000)/365" office:value-type="float" office:value="12.616166020854" calcext:value-type="float">
            <text:p>12.62</text:p>
          </table:table-cell>
          <table:table-cell table:formula="of:=[.U50]*[.$U$13]/365" office:value-type="float" office:value="73.3679547962771" calcext:value-type="float">
            <text:p>73.37</text:p>
          </table:table-cell>
          <table:table-cell office:value-type="float" office:value="2014.09822397332" calcext:value-type="float">
            <text:p>2014.0982239733</text:p>
          </table:table-cell>
          <table:table-cell table:formula="of:=[.X50]*[.$U$12]/([.$B50]*1000)/365" office:value-type="float" office:value="11.035410155506" calcext:value-type="float">
            <text:p>11.04</text:p>
          </table:table-cell>
          <table:table-cell table:formula="of:=[.X50]*[.$U$13]/365" office:value-type="float" office:value="64.1752393008485" calcext:value-type="float">
            <text:p>64.18</text:p>
          </table:table-cell>
          <table:table-cell office:value-type="float" office:value="2407.76219742316" calcext:value-type="float">
            <text:p>2407.7621974232</text:p>
          </table:table-cell>
          <table:table-cell table:formula="of:=[.AA50]*1000000000/([.$B50]*1000)/365" office:value-type="float" office:value="1.13433598527683" calcext:value-type="float">
            <text:p>1.13</text:p>
          </table:table-cell>
          <table:table-cell table:formula="of:=[.AA50]/365" office:value-type="float" office:value="6.59660876006345" calcext:value-type="float">
            <text:p>6.60</text:p>
          </table:table-cell>
          <table:table-cell office:value-type="float" office:value="2523.20279688733" calcext:value-type="float">
            <text:p>2523.2027968873</text:p>
          </table:table-cell>
          <table:table-cell table:formula="of:=[.AD50]*1000000000/([.$B50]*1000)/365" office:value-type="float" office:value="1.1887219318102" calcext:value-type="float">
            <text:p>1.19</text:p>
          </table:table-cell>
          <table:table-cell table:formula="of:=[.AD50]/365" office:value-type="float" office:value="6.91288437503378" calcext:value-type="float">
            <text:p>6.91</text:p>
          </table:table-cell>
          <table:table-cell office:value-type="float" office:value="166.474198337157" calcext:value-type="float">
            <text:p>166.4741983372</text:p>
          </table:table-cell>
          <table:table-cell table:formula="of:=[.AG50]*1000000000/([.$B50]*1000)/365" office:value-type="float" office:value="0.0784287061222438" calcext:value-type="float">
            <text:p>0.08</text:p>
          </table:table-cell>
          <table:table-cell table:formula="of:=[.AG50]/365" office:value-type="float" office:value="0.456093694074403" calcext:value-type="float">
            <text:p>0.46</text:p>
          </table:table-cell>
          <table:table-cell table:formula="of:=SUM([.S50];[.V50];[.Y50];[.AB50];[.AE50];[.AH50])" office:value-type="float" office:value="44.5143745919876" calcext:value-type="float">
            <text:p>44.51</text:p>
          </table:table-cell>
          <table:table-cell table:formula="of:=[.AI50]+[.AF50]+[.AC50]+[.Z50]+[.W50]+[.T50]" office:value-type="float" office:value="258.868551464132" calcext:value-type="float">
            <text:p>258.87</text:p>
          </table:table-cell>
          <table:table-cell table:formula="of:=[.AN50]-[.AJ50]" office:value-type="float" office:value="3.9182150168152" calcext:value-type="float">
            <text:p>3.92</text:p>
          </table:table-cell>
          <table:table-cell office:value-type="float" office:value="8839.54391716449" calcext:value-type="float">
            <text:p>8839.5439171645</text:p>
          </table:table-cell>
          <table:table-cell table:formula="of:=[.AM50]*[.$U$12]/([.$B50]*1000)/365" office:value-type="float" office:value="48.4325896088028" calcext:value-type="float">
            <text:p>48.43</text:p>
          </table:table-cell>
          <table:table-cell table:formula="of:=[.AM50]*[.$U$13]/365" office:value-type="float" office:value="281.654508922255" calcext:value-type="float">
            <text:p>281.65</text:p>
          </table:table-cell>
        </table:table-row>
        <table:table-row table:style-name="ro1">
          <table:table-cell/>
          <table:table-cell office:value-type="float" office:value="5894155.105" calcext:value-type="float">
            <text:p>5894155.105</text:p>
          </table:table-cell>
          <table:table-cell table:number-columns-repeated="7"/>
          <table:table-cell table:formula="of:=['IEA 2015'.A61]" office:value-type="float" office:value="1997" calcext:value-type="float">
            <text:p>1997</text:p>
          </table:table-cell>
          <table:table-cell table:formula="of:=['IEA 2015'.B61]/([.$B51]*1000)" office:value-type="float" office:value="51.6029791417745" calcext:value-type="float">
            <text:p>51.60</text:p>
          </table:table-cell>
          <table:table-cell table:formula="of:=['IEA 2015'.C61]/([.$B51]*1000)" office:value-type="float" office:value="19.7770466199628" calcext:value-type="float">
            <text:p>19.78</text:p>
          </table:table-cell>
          <table:table-cell table:formula="of:=['IEA 2015'.D61]/([.$B51]*1000)" office:value-type="float" office:value="12.0469457905382" calcext:value-type="float">
            <text:p>12.05</text:p>
          </table:table-cell>
          <table:table-cell table:formula="of:=['IEA 2015'.E61]/([.$B51]*1000)" office:value-type="float" office:value="10.2134196510656" calcext:value-type="float">
            <text:p>10.21</text:p>
          </table:table-cell>
          <table:table-cell table:formula="of:=['IEA 2015'.F61]/([.$B51]*1000)" office:value-type="float" office:value="3.37406845791439" calcext:value-type="float">
            <text:p>3.37</text:p>
          </table:table-cell>
          <table:table-cell table:formula="of:=['IEA 2015'.G61]/([.$B51]*1000)" office:value-type="float" office:value="6.79282176236521" calcext:value-type="float">
            <text:p>6.79</text:p>
          </table:table-cell>
          <table:table-cell office:value-type="float" office:value="1997" calcext:value-type="float">
            <text:p>1997</text:p>
          </table:table-cell>
          <table:table-cell office:value-type="float" office:value="3453.49244039086" calcext:value-type="float">
            <text:p>3453.4924403909</text:p>
          </table:table-cell>
          <table:table-cell table:formula="of:=[.R51]*[.$U$12]/([.$B51]*1000)/365" office:value-type="float" office:value="18.6691179611042" calcext:value-type="float">
            <text:p>18.67</text:p>
          </table:table-cell>
          <table:table-cell table:formula="of:=[.R51]*[.$U$13]/365" office:value-type="float" office:value="110.03867693629" calcext:value-type="float">
            <text:p>110.04</text:p>
          </table:table-cell>
          <table:table-cell office:value-type="float" office:value="2305.26448310767" calcext:value-type="float">
            <text:p>2305.2644831077</text:p>
          </table:table-cell>
          <table:table-cell table:formula="of:=[.U51]*[.$U$12]/([.$B51]*1000)/365" office:value-type="float" office:value="12.4619512883052" calcext:value-type="float">
            <text:p>12.46</text:p>
          </table:table-cell>
          <table:table-cell table:formula="of:=[.U51]*[.$U$13]/365" office:value-type="float" office:value="73.4526738042252" calcext:value-type="float">
            <text:p>73.45</text:p>
          </table:table-cell>
          <table:table-cell office:value-type="float" office:value="2012.99445091269" calcext:value-type="float">
            <text:p>2012.9944509127</text:p>
          </table:table-cell>
          <table:table-cell table:formula="of:=[.X51]*[.$U$12]/([.$B51]*1000)/365" office:value-type="float" office:value="10.8819786079751" calcext:value-type="float">
            <text:p>10.88</text:p>
          </table:table-cell>
          <table:table-cell table:formula="of:=[.X51]*[.$U$13]/365" office:value-type="float" office:value="64.1400697646975" calcext:value-type="float">
            <text:p>64.14</text:p>
          </table:table-cell>
          <table:table-cell office:value-type="float" office:value="2391.34313034737" calcext:value-type="float">
            <text:p>2391.3431303474</text:p>
          </table:table-cell>
          <table:table-cell table:formula="of:=[.AA51]*1000000000/([.$B51]*1000)/365" office:value-type="float" office:value="1.1115460821675" calcext:value-type="float">
            <text:p>1.11</text:p>
          </table:table-cell>
          <table:table-cell table:formula="of:=[.AA51]/365" office:value-type="float" office:value="6.55162501465033" calcext:value-type="float">
            <text:p>6.55</text:p>
          </table:table-cell>
          <table:table-cell office:value-type="float" office:value="2564.81778792296" calcext:value-type="float">
            <text:p>2564.817787923</text:p>
          </table:table-cell>
          <table:table-cell table:formula="of:=[.AD51]*1000000000/([.$B51]*1000)/365" office:value-type="float" office:value="1.19218071528913" calcext:value-type="float">
            <text:p>1.19</text:p>
          </table:table-cell>
          <table:table-cell table:formula="of:=[.AD51]/365" office:value-type="float" office:value="7.026898049104" calcext:value-type="float">
            <text:p>7.03</text:p>
          </table:table-cell>
          <table:table-cell office:value-type="float" office:value="180.261980922014" calcext:value-type="float">
            <text:p>180.261980922</text:p>
          </table:table-cell>
          <table:table-cell table:formula="of:=[.AG51]*1000000000/([.$B51]*1000)/365" office:value-type="float" office:value="0.0837895223461769" calcext:value-type="float">
            <text:p>0.08</text:p>
          </table:table-cell>
          <table:table-cell table:formula="of:=[.AG51]/365" office:value-type="float" office:value="0.49386844088223" calcext:value-type="float">
            <text:p>0.49</text:p>
          </table:table-cell>
          <table:table-cell table:formula="of:=SUM([.S51];[.V51];[.Y51];[.AB51];[.AE51];[.AH51])" office:value-type="float" office:value="44.4005641771873" calcext:value-type="float">
            <text:p>44.40</text:p>
          </table:table-cell>
          <table:table-cell table:formula="of:=[.AI51]+[.AF51]+[.AC51]+[.Z51]+[.W51]+[.T51]" office:value-type="float" office:value="261.703812009849" calcext:value-type="float">
            <text:p>261.70</text:p>
          </table:table-cell>
          <table:table-cell table:formula="of:=[.AN51]-[.AJ51]" office:value-type="float" office:value="3.89542136388877" calcext:value-type="float">
            <text:p>3.90</text:p>
          </table:table-cell>
          <table:table-cell office:value-type="float" office:value="8933.99577392073" calcext:value-type="float">
            <text:p>8933.9957739207</text:p>
          </table:table-cell>
          <table:table-cell table:formula="of:=[.AM51]*[.$U$12]/([.$B51]*1000)/365" office:value-type="float" office:value="48.2959855410761" calcext:value-type="float">
            <text:p>48.30</text:p>
          </table:table-cell>
          <table:table-cell table:formula="of:=[.AM51]*[.$U$13]/365" office:value-type="float" office:value="284.66402972794" calcext:value-type="float">
            <text:p>284.66</text:p>
          </table:table-cell>
        </table:table-row>
        <table:table-row table:style-name="ro1">
          <table:table-cell/>
          <table:table-cell office:value-type="float" office:value="5971882.825" calcext:value-type="float">
            <text:p>5971882.825</text:p>
          </table:table-cell>
          <table:table-cell table:number-columns-repeated="7"/>
          <table:table-cell table:formula="of:=['IEA 2015'.A62]" office:value-type="float" office:value="1998" calcext:value-type="float">
            <text:p>1998</text:p>
          </table:table-cell>
          <table:table-cell table:formula="of:=['IEA 2015'.B62]/([.$B52]*1000)" office:value-type="float" office:value="51.1902401514705" calcext:value-type="float">
            <text:p>51.19</text:p>
          </table:table-cell>
          <table:table-cell table:formula="of:=['IEA 2015'.C62]/([.$B52]*1000)" office:value-type="float" office:value="19.4879500461007" calcext:value-type="float">
            <text:p>19.49</text:p>
          </table:table-cell>
          <table:table-cell table:formula="of:=['IEA 2015'.D62]/([.$B52]*1000)" office:value-type="float" office:value="11.8565968426943" calcext:value-type="float">
            <text:p>11.86</text:p>
          </table:table-cell>
          <table:table-cell table:formula="of:=['IEA 2015'.E62]/([.$B52]*1000)" office:value-type="float" office:value="10.1751673019655" calcext:value-type="float">
            <text:p>10.18</text:p>
          </table:table-cell>
          <table:table-cell table:formula="of:=['IEA 2015'.F62]/([.$B52]*1000)" office:value-type="float" office:value="3.40236488226259" calcext:value-type="float">
            <text:p>3.40</text:p>
          </table:table-cell>
          <table:table-cell table:formula="of:=['IEA 2015'.G62]/([.$B52]*1000)" office:value-type="float" office:value="6.77445999586323" calcext:value-type="float">
            <text:p>6.77</text:p>
          </table:table-cell>
          <table:table-cell office:value-type="float" office:value="1998" calcext:value-type="float">
            <text:p>1998</text:p>
          </table:table-cell>
          <table:table-cell office:value-type="float" office:value="3481.48345674572" calcext:value-type="float">
            <text:p>3481.4834567457</text:p>
          </table:table-cell>
          <table:table-cell table:formula="of:=[.R52]*[.$U$12]/([.$B52]*1000)/365" office:value-type="float" office:value="18.5754741552289" calcext:value-type="float">
            <text:p>18.58</text:p>
          </table:table-cell>
          <table:table-cell table:formula="of:=[.R52]*[.$U$13]/365" office:value-type="float" office:value="110.930555073843" calcext:value-type="float">
            <text:p>110.93</text:p>
          </table:table-cell>
          <table:table-cell office:value-type="float" office:value="2288.43439913443" calcext:value-type="float">
            <text:p>2288.4343991344</text:p>
          </table:table-cell>
          <table:table-cell table:formula="of:=[.U52]*[.$U$12]/([.$B52]*1000)/365" office:value-type="float" office:value="12.2099543384857" calcext:value-type="float">
            <text:p>12.21</text:p>
          </table:table-cell>
          <table:table-cell table:formula="of:=[.U52]*[.$U$13]/365" office:value-type="float" office:value="72.9164166080368" calcext:value-type="float">
            <text:p>72.92</text:p>
          </table:table-cell>
          <table:table-cell office:value-type="float" office:value="2047.55385123779" calcext:value-type="float">
            <text:p>2047.5538512378</text:p>
          </table:table-cell>
          <table:table-cell table:formula="of:=[.X52]*[.$U$12]/([.$B52]*1000)/365" office:value-type="float" office:value="10.9247348487071" calcext:value-type="float">
            <text:p>10.92</text:p>
          </table:table-cell>
          <table:table-cell table:formula="of:=[.X52]*[.$U$13]/365" office:value-type="float" office:value="65.2412364106726" calcext:value-type="float">
            <text:p>65.24</text:p>
          </table:table-cell>
          <table:table-cell office:value-type="float" office:value="2430.49338187767" calcext:value-type="float">
            <text:p>2430.4933818777</text:p>
          </table:table-cell>
          <table:table-cell table:formula="of:=[.AA52]*1000000000/([.$B52]*1000)/365" office:value-type="float" office:value="1.11503962366292" calcext:value-type="float">
            <text:p>1.12</text:p>
          </table:table-cell>
          <table:table-cell table:formula="of:=[.AA52]/365" office:value-type="float" office:value="6.65888597774704" calcext:value-type="float">
            <text:p>6.66</text:p>
          </table:table-cell>
          <table:table-cell office:value-type="float" office:value="2595.51586554852" calcext:value-type="float">
            <text:p>2595.5158655485</text:p>
          </table:table-cell>
          <table:table-cell table:formula="of:=[.AD52]*1000000000/([.$B52]*1000)/365" office:value-type="float" office:value="1.19074713616234" calcext:value-type="float">
            <text:p>1.19</text:p>
          </table:table-cell>
          <table:table-cell table:formula="of:=[.AD52]/365" office:value-type="float" office:value="7.11100237136581" calcext:value-type="float">
            <text:p>7.11</text:p>
          </table:table-cell>
          <table:table-cell office:value-type="float" office:value="191.718370568074" calcext:value-type="float">
            <text:p>191.7183705681</text:p>
          </table:table-cell>
          <table:table-cell table:formula="of:=[.AG52]*1000000000/([.$B52]*1000)/365" office:value-type="float" office:value="0.0879548084193271" calcext:value-type="float">
            <text:p>0.09</text:p>
          </table:table-cell>
          <table:table-cell table:formula="of:=[.AG52]/365" office:value-type="float" office:value="0.525255809775545" calcext:value-type="float">
            <text:p>0.53</text:p>
          </table:table-cell>
          <table:table-cell table:formula="of:=SUM([.S52];[.V52];[.Y52];[.AB52];[.AE52];[.AH52])" office:value-type="float" office:value="44.1039049106662" calcext:value-type="float">
            <text:p>44.10</text:p>
          </table:table-cell>
          <table:table-cell table:formula="of:=[.AI52]+[.AF52]+[.AC52]+[.Z52]+[.W52]+[.T52]" office:value-type="float" office:value="263.383352251441" calcext:value-type="float">
            <text:p>263.38</text:p>
          </table:table-cell>
          <table:table-cell table:formula="of:=[.AN52]-[.AJ52]" office:value-type="float" office:value="3.90557834818856" calcext:value-type="float">
            <text:p>3.91</text:p>
          </table:table-cell>
          <table:table-cell office:value-type="float" office:value="8998.11333674963" calcext:value-type="float">
            <text:p>8998.1133367496</text:p>
          </table:table-cell>
          <table:table-cell table:formula="of:=[.AM52]*[.$U$12]/([.$B52]*1000)/365" office:value-type="float" office:value="48.0094832588548" calcext:value-type="float">
            <text:p>48.01</text:p>
          </table:table-cell>
          <table:table-cell table:formula="of:=[.AM52]*[.$U$13]/365" office:value-type="float" office:value="286.70700851068" calcext:value-type="float">
            <text:p>286.71</text:p>
          </table:table-cell>
        </table:table-row>
        <table:table-row table:style-name="ro1">
          <table:table-cell/>
          <table:table-cell office:value-type="float" office:value="6049205.203" calcext:value-type="float">
            <text:p>6049205.203</text:p>
          </table:table-cell>
          <table:table-cell table:number-columns-repeated="7"/>
          <table:table-cell table:formula="of:=['IEA 2015'.A63]" office:value-type="float" office:value="1999" calcext:value-type="float">
            <text:p>1999</text:p>
          </table:table-cell>
          <table:table-cell table:formula="of:=['IEA 2015'.B63]/([.$B53]*1000)" office:value-type="float" office:value="51.6250625683921" calcext:value-type="float">
            <text:p>51.63</text:p>
          </table:table-cell>
          <table:table-cell table:formula="of:=['IEA 2015'.C63]/([.$B53]*1000)" office:value-type="float" office:value="19.3148577038513" calcext:value-type="float">
            <text:p>19.31</text:p>
          </table:table-cell>
          <table:table-cell table:formula="of:=['IEA 2015'.D63]/([.$B53]*1000)" office:value-type="float" office:value="11.7504653533763" calcext:value-type="float">
            <text:p>11.75</text:p>
          </table:table-cell>
          <table:table-cell table:formula="of:=['IEA 2015'.E63]/([.$B53]*1000)" office:value-type="float" office:value="10.5005921259317" calcext:value-type="float">
            <text:p>10.50</text:p>
          </table:table-cell>
          <table:table-cell table:formula="of:=['IEA 2015'.F63]/([.$B53]*1000)" office:value-type="float" office:value="3.47694595644452" calcext:value-type="float">
            <text:p>3.48</text:p>
          </table:table-cell>
          <table:table-cell table:formula="of:=['IEA 2015'.G63]/([.$B53]*1000)" office:value-type="float" office:value="6.79238215303507" calcext:value-type="float">
            <text:p>6.79</text:p>
          </table:table-cell>
          <table:table-cell office:value-type="float" office:value="1999" calcext:value-type="float">
            <text:p>1999</text:p>
          </table:table-cell>
          <table:table-cell office:value-type="float" office:value="3552.13264559591" calcext:value-type="float">
            <text:p>3552.1326455959</text:p>
          </table:table-cell>
          <table:table-cell table:formula="of:=[.R53]*[.$U$12]/([.$B53]*1000)/365" office:value-type="float" office:value="18.7101689143961" calcext:value-type="float">
            <text:p>18.71</text:p>
          </table:table-cell>
          <table:table-cell table:formula="of:=[.R53]*[.$U$13]/365" office:value-type="float" office:value="113.181651145974" calcext:value-type="float">
            <text:p>113.18</text:p>
          </table:table-cell>
          <table:table-cell office:value-type="float" office:value="2299.38299431858" calcext:value-type="float">
            <text:p>2299.3829943186</text:p>
          </table:table-cell>
          <table:table-cell table:formula="of:=[.U53]*[.$U$12]/([.$B53]*1000)/365" office:value-type="float" office:value="12.1115534004427" calcext:value-type="float">
            <text:p>12.11</text:p>
          </table:table-cell>
          <table:table-cell table:formula="of:=[.U53]*[.$U$13]/365" office:value-type="float" office:value="73.2652718463701" calcext:value-type="float">
            <text:p>73.27</text:p>
          </table:table-cell>
          <table:table-cell office:value-type="float" office:value="2098.09981368513" calcext:value-type="float">
            <text:p>2098.0998136851</text:p>
          </table:table-cell>
          <table:table-cell table:formula="of:=[.X53]*[.$U$12]/([.$B53]*1000)/365" office:value-type="float" office:value="11.0513333340698" calcext:value-type="float">
            <text:p>11.05</text:p>
          </table:table-cell>
          <table:table-cell table:formula="of:=[.X53]*[.$U$13]/365" office:value-type="float" office:value="66.8517831045426" calcext:value-type="float">
            <text:p>66.85</text:p>
          </table:table-cell>
          <table:table-cell office:value-type="float" office:value="2523.89851749699" calcext:value-type="float">
            <text:p>2523.898517497</text:p>
          </table:table-cell>
          <table:table-cell table:formula="of:=[.AA53]*1000000000/([.$B53]*1000)/365" office:value-type="float" office:value="1.14309074115499" calcext:value-type="float">
            <text:p>1.14</text:p>
          </table:table-cell>
          <table:table-cell table:formula="of:=[.AA53]/365" office:value-type="float" office:value="6.91479045889586" calcext:value-type="float">
            <text:p>6.91</text:p>
          </table:table-cell>
          <table:table-cell office:value-type="float" office:value="2618.53089758175" calcext:value-type="float">
            <text:p>2618.5308975818</text:p>
          </table:table-cell>
          <table:table-cell table:formula="of:=[.AD53]*1000000000/([.$B53]*1000)/365" office:value-type="float" office:value="1.18595038734854" calcext:value-type="float">
            <text:p>1.19</text:p>
          </table:table-cell>
          <table:table-cell table:formula="of:=[.AD53]/365" office:value-type="float" office:value="7.17405725364863" calcext:value-type="float">
            <text:p>7.17</text:p>
          </table:table-cell>
          <table:table-cell office:value-type="float" office:value="207.54357108988" calcext:value-type="float">
            <text:p>207.5435710899</text:p>
          </table:table-cell>
          <table:table-cell table:formula="of:=[.AG53]*1000000000/([.$B53]*1000)/365" office:value-type="float" office:value="0.0939978897148214" calcext:value-type="float">
            <text:p>0.09</text:p>
          </table:table-cell>
          <table:table-cell table:formula="of:=[.AG53]/365" office:value-type="float" office:value="0.568612523533918" calcext:value-type="float">
            <text:p>0.57</text:p>
          </table:table-cell>
          <table:table-cell table:formula="of:=SUM([.S53];[.V53];[.Y53];[.AB53];[.AE53];[.AH53])" office:value-type="float" office:value="44.296094667127" calcext:value-type="float">
            <text:p>44.30</text:p>
          </table:table-cell>
          <table:table-cell table:formula="of:=[.AI53]+[.AF53]+[.AC53]+[.Z53]+[.W53]+[.T53]" office:value-type="float" office:value="267.956166332965" calcext:value-type="float">
            <text:p>267.96</text:p>
          </table:table-cell>
          <table:table-cell table:formula="of:=[.AN53]-[.AJ53]" office:value-type="float" office:value="3.95337945077723" calcext:value-type="float">
            <text:p>3.95</text:p>
          </table:table-cell>
          <table:table-cell office:value-type="float" office:value="9160.18091184476" calcext:value-type="float">
            <text:p>9160.1809118448</text:p>
          </table:table-cell>
          <table:table-cell table:formula="of:=[.AM53]*[.$U$12]/([.$B53]*1000)/365" office:value-type="float" office:value="48.2494741179042" calcext:value-type="float">
            <text:p>48.25</text:p>
          </table:table-cell>
          <table:table-cell table:formula="of:=[.AM53]*[.$U$13]/365" office:value-type="float" office:value="291.87096987604" calcext:value-type="float">
            <text:p>291.87</text:p>
          </table:table-cell>
        </table:table-row>
        <table:table-row table:style-name="ro1">
          <table:table-cell table:formula="of:=[Smil.A51]" office:value-type="float" office:value="2000" calcext:value-type="float">
            <text:p>2000</text:p>
          </table:table-cell>
          <table:table-cell office:value-type="float" office:value="6126622.121" calcext:value-type="float">
            <text:p>6126622.121</text:p>
          </table:table-cell>
          <table:table-cell table:formula="of:=[Smil.B22]*[Smil.$M$1]/365" office:value-type="float" office:value="5.60121765601222" calcext:value-type="float">
            <text:p>5.60</text:p>
          </table:table-cell>
          <table:table-cell table:formula="of:=[Smil.C22]*[Smil.$M$1]/365" office:value-type="float" office:value="10.9284627092847" calcext:value-type="float">
            <text:p>10.93</text:p>
          </table:table-cell>
          <table:table-cell table:formula="of:=[Smil.D22]*[Smil.$M$1]/365" office:value-type="float" office:value="16.0578386605785" calcext:value-type="float">
            <text:p>16.06</text:p>
          </table:table-cell>
          <table:table-cell table:formula="of:=[Smil.E22]*[Smil.$M$1]/365" office:value-type="float" office:value="10.7610350076104" calcext:value-type="float">
            <text:p>10.76</text:p>
          </table:table-cell>
          <table:table-cell table:formula="of:=[Smil.F22]*[Smil.$M$1]/365" office:value-type="float" office:value="1.18721461187216" calcext:value-type="float">
            <text:p>1.19</text:p>
          </table:table-cell>
          <table:table-cell table:formula="of:=[Smil.G22]*[Smil.$M$1]/365" office:value-type="float" office:value="3.05175038051753" calcext:value-type="float">
            <text:p>3.05</text:p>
          </table:table-cell>
          <table:table-cell table:formula="of:=SUM([.C54:.H54])" office:value-type="float" office:value="47.5875190258755" calcext:value-type="float">
            <text:p>47.5875190259</text:p>
          </table:table-cell>
          <table:table-cell table:formula="of:=['IEA 2015'.A64]" office:value-type="float" office:value="2000" calcext:value-type="float">
            <text:p>2000</text:p>
          </table:table-cell>
          <table:table-cell table:formula="of:=['IEA 2015'.B64]/([.$B54]*1000)" office:value-type="float" office:value="52.3016396307016" calcext:value-type="float">
            <text:p>52.30</text:p>
          </table:table-cell>
          <table:table-cell table:formula="of:=['IEA 2015'.C64]/([.$B54]*1000)" office:value-type="float" office:value="19.4789315417622" calcext:value-type="float">
            <text:p>19.48</text:p>
          </table:table-cell>
          <table:table-cell table:formula="of:=['IEA 2015'.D64]/([.$B54]*1000)" office:value-type="float" office:value="12.1828513510893" calcext:value-type="float">
            <text:p>12.18</text:p>
          </table:table-cell>
          <table:table-cell table:formula="of:=['IEA 2015'.E64]/([.$B54]*1000)" office:value-type="float" office:value="10.7506790763848" calcext:value-type="float">
            <text:p>10.75</text:p>
          </table:table-cell>
          <table:table-cell table:formula="of:=['IEA 2015'.F64]/([.$B54]*1000)" office:value-type="float" office:value="3.51356408012573" calcext:value-type="float">
            <text:p>3.51</text:p>
          </table:table-cell>
          <table:table-cell table:formula="of:=['IEA 2015'.G64]/([.$B54]*1000)" office:value-type="float" office:value="6.8136490744126" calcext:value-type="float">
            <text:p>6.81</text:p>
          </table:table-cell>
          <table:table-cell office:value-type="float" office:value="2000" calcext:value-type="float">
            <text:p>2000</text:p>
          </table:table-cell>
          <table:table-cell office:value-type="float" office:value="3587.66194767779" calcext:value-type="float">
            <text:p>3587.6619476778</text:p>
          </table:table-cell>
          <table:table-cell table:formula="of:=[.R54]*[.$U$12]/([.$B54]*1000)/365" office:value-type="float" office:value="18.658523331002" calcext:value-type="float">
            <text:p>18.66</text:p>
          </table:table-cell>
          <table:table-cell table:formula="of:=[.R54]*[.$U$13]/365" office:value-type="float" office:value="114.313721784912" calcext:value-type="float">
            <text:p>114.31</text:p>
          </table:table-cell>
          <table:table-cell office:value-type="float" office:value="2379.10172671384" calcext:value-type="float">
            <text:p>2379.1017267138</text:p>
          </table:table-cell>
          <table:table-cell table:formula="of:=[.U54]*[.$U$12]/([.$B54]*1000)/365" office:value-type="float" office:value="12.3731069766621" calcext:value-type="float">
            <text:p>12.37</text:p>
          </table:table-cell>
          <table:table-cell table:formula="of:=[.U54]*[.$U$13]/365" office:value-type="float" office:value="75.8053509087177" calcext:value-type="float">
            <text:p>75.81</text:p>
          </table:table-cell>
          <table:table-cell office:value-type="float" office:value="2185.30783837452" calcext:value-type="float">
            <text:p>2185.3078383745</text:p>
          </table:table-cell>
          <table:table-cell table:formula="of:=[.X54]*[.$U$12]/([.$B54]*1000)/365" office:value-type="float" office:value="11.3652339273841" calcext:value-type="float">
            <text:p>11.37</text:p>
          </table:table-cell>
          <table:table-cell table:formula="of:=[.X54]*[.$U$13]/365" office:value-type="float" office:value="69.6304935898512" calcext:value-type="float">
            <text:p>69.63</text:p>
          </table:table-cell>
          <table:table-cell office:value-type="float" office:value="2582.3132837573" calcext:value-type="float">
            <text:p>2582.3132837573</text:p>
          </table:table-cell>
          <table:table-cell table:formula="of:=[.AA54]*1000000000/([.$B54]*1000)/365" office:value-type="float" office:value="1.15476861061064" calcext:value-type="float">
            <text:p>1.15</text:p>
          </table:table-cell>
          <table:table-cell table:formula="of:=[.AA54]/365" office:value-type="float" office:value="7.07483091440356" calcext:value-type="float">
            <text:p>7.07</text:p>
          </table:table-cell>
          <table:table-cell office:value-type="float" office:value="2656.97702440282" calcext:value-type="float">
            <text:p>2656.9770244028</text:p>
          </table:table-cell>
          <table:table-cell table:formula="of:=[.AD54]*1000000000/([.$B54]*1000)/365" office:value-type="float" office:value="1.18815702424369" calcext:value-type="float">
            <text:p>1.19</text:p>
          </table:table-cell>
          <table:table-cell table:formula="of:=[.AD54]/365" office:value-type="float" office:value="7.27938910795293" calcext:value-type="float">
            <text:p>7.28</text:p>
          </table:table-cell>
          <table:table-cell office:value-type="float" office:value="223.878572972586" calcext:value-type="float">
            <text:p>223.8785729726</text:p>
          </table:table-cell>
          <table:table-cell table:formula="of:=[.AG54]*1000000000/([.$B54]*1000)/365" office:value-type="float" office:value="0.100114866109848" calcext:value-type="float">
            <text:p>0.10</text:p>
          </table:table-cell>
          <table:table-cell table:formula="of:=[.AG54]/365" office:value-type="float" office:value="0.613365953349551" calcext:value-type="float">
            <text:p>0.61</text:p>
          </table:table-cell>
          <table:table-cell table:formula="of:=SUM([.S54];[.V54];[.Y54];[.AB54];[.AE54];[.AH54])" office:value-type="float" office:value="44.8399047360124" calcext:value-type="float">
            <text:p>44.84</text:p>
          </table:table-cell>
          <table:table-cell table:formula="of:=[.AI54]+[.AF54]+[.AC54]+[.Z54]+[.W54]+[.T54]" office:value-type="float" office:value="274.717152259186" calcext:value-type="float">
            <text:p>274.72</text:p>
          </table:table-cell>
          <table:table-cell table:formula="of:=[.AN54]-[.AJ54]" office:value-type="float" office:value="3.98601344894155" calcext:value-type="float">
            <text:p>3.99</text:p>
          </table:table-cell>
          <table:table-cell office:value-type="float" office:value="9388.25037893185" calcext:value-type="float">
            <text:p>9388.2503789319</text:p>
          </table:table-cell>
          <table:table-cell table:formula="of:=[.AM54]*[.$U$12]/([.$B54]*1000)/365" office:value-type="float" office:value="48.825918184954" calcext:value-type="float">
            <text:p>48.83</text:p>
          </table:table-cell>
          <table:table-cell table:formula="of:=[.AM54]*[.$U$13]/365" office:value-type="float" office:value="299.137950430075" calcext:value-type="float">
            <text:p>299.14</text:p>
          </table:table-cell>
        </table:table-row>
        <table:table-row table:style-name="ro1">
          <table:table-cell/>
          <table:table-cell office:value-type="float" office:value="6204310.739" calcext:value-type="float">
            <text:p>6204310.739</text:p>
          </table:table-cell>
          <table:table-cell table:number-columns-repeated="7"/>
          <table:table-cell table:formula="of:=['IEA 2015'.A65]" office:value-type="float" office:value="2001" calcext:value-type="float">
            <text:p>2001</text:p>
          </table:table-cell>
          <table:table-cell table:formula="of:=['IEA 2015'.B65]/([.$B55]*1000)" office:value-type="float" office:value="52.0718086200972" calcext:value-type="float">
            <text:p>52.07</text:p>
          </table:table-cell>
          <table:table-cell table:formula="of:=['IEA 2015'.C65]/([.$B55]*1000)" office:value-type="float" office:value="19.4448386580652" calcext:value-type="float">
            <text:p>19.44</text:p>
          </table:table-cell>
          <table:table-cell table:formula="of:=['IEA 2015'.D65]/([.$B55]*1000)" office:value-type="float" office:value="12.1192330637713" calcext:value-type="float">
            <text:p>12.12</text:p>
          </table:table-cell>
          <table:table-cell table:formula="of:=['IEA 2015'.E65]/([.$B55]*1000)" office:value-type="float" office:value="10.6687650643966" calcext:value-type="float">
            <text:p>10.67</text:p>
          </table:table-cell>
          <table:table-cell table:formula="of:=['IEA 2015'.F65]/([.$B55]*1000)" office:value-type="float" office:value="3.53290704738388" calcext:value-type="float">
            <text:p>3.53</text:p>
          </table:table-cell>
          <table:table-cell table:formula="of:=['IEA 2015'.G65]/([.$B55]*1000)" office:value-type="float" office:value="6.72237809986811" calcext:value-type="float">
            <text:p>6.72</text:p>
          </table:table-cell>
          <table:table-cell office:value-type="float" office:value="2001" calcext:value-type="float">
            <text:p>2001</text:p>
          </table:table-cell>
          <table:table-cell office:value-type="float" office:value="3620.86981631296" calcext:value-type="float">
            <text:p>3620.869816313</text:p>
          </table:table-cell>
          <table:table-cell table:formula="of:=[.R55]*[.$U$12]/([.$B55]*1000)/365" office:value-type="float" office:value="18.5954297602979" calcext:value-type="float">
            <text:p>18.60</text:p>
          </table:table-cell>
          <table:table-cell table:formula="of:=[.R55]*[.$U$13]/365" office:value-type="float" office:value="115.371824558136" calcext:value-type="float">
            <text:p>115.37</text:p>
          </table:table-cell>
          <table:table-cell office:value-type="float" office:value="2416.48228201607" calcext:value-type="float">
            <text:p>2416.4822820161</text:p>
          </table:table-cell>
          <table:table-cell table:formula="of:=[.U55]*[.$U$12]/([.$B55]*1000)/365" office:value-type="float" office:value="12.4101469596581" calcext:value-type="float">
            <text:p>12.41</text:p>
          </table:table-cell>
          <table:table-cell table:formula="of:=[.U55]*[.$U$13]/365" office:value-type="float" office:value="76.9964080543751" calcext:value-type="float">
            <text:p>77.00</text:p>
          </table:table-cell>
          <table:table-cell office:value-type="float" office:value="2223.65411570892" calcext:value-type="float">
            <text:p>2223.6541157089</text:p>
          </table:table-cell>
          <table:table-cell table:formula="of:=[.X55]*[.$U$12]/([.$B55]*1000)/365" office:value-type="float" office:value="11.419853796889" calcext:value-type="float">
            <text:p>11.42</text:p>
          </table:table-cell>
          <table:table-cell table:formula="of:=[.X55]*[.$U$13]/365" office:value-type="float" office:value="70.8523215498486" calcext:value-type="float">
            <text:p>70.85</text:p>
          </table:table-cell>
          <table:table-cell office:value-type="float" office:value="2655.73741517542" calcext:value-type="float">
            <text:p>2655.7374151754</text:p>
          </table:table-cell>
          <table:table-cell table:formula="of:=[.AA55]*1000000000/([.$B55]*1000)/365" office:value-type="float" office:value="1.17273186730514" calcext:value-type="float">
            <text:p>1.17</text:p>
          </table:table-cell>
          <table:table-cell table:formula="of:=[.AA55]/365" office:value-type="float" office:value="7.27599291828882" calcext:value-type="float">
            <text:p>7.28</text:p>
          </table:table-cell>
          <table:table-cell office:value-type="float" office:value="2593.54766700857" calcext:value-type="float">
            <text:p>2593.5476670086</text:p>
          </table:table-cell>
          <table:table-cell table:formula="of:=[.AD55]*1000000000/([.$B55]*1000)/365" office:value-type="float" office:value="1.1452698527708" calcext:value-type="float">
            <text:p>1.15</text:p>
          </table:table-cell>
          <table:table-cell table:formula="of:=[.AD55]/365" office:value-type="float" office:value="7.10561004659882" calcext:value-type="float">
            <text:p>7.11</text:p>
          </table:table-cell>
          <table:table-cell office:value-type="float" office:value="232.110423879881" calcext:value-type="float">
            <text:p>232.1104238799</text:p>
          </table:table-cell>
          <table:table-cell table:formula="of:=[.AG55]*1000000000/([.$B55]*1000)/365" office:value-type="float" office:value="0.102496312045843" calcext:value-type="float">
            <text:p>0.10</text:p>
          </table:table-cell>
          <table:table-cell table:formula="of:=[.AG55]/365" office:value-type="float" office:value="0.635918969533921" calcext:value-type="float">
            <text:p>0.64</text:p>
          </table:table-cell>
          <table:table-cell table:formula="of:=SUM([.S55];[.V55];[.Y55];[.AB55];[.AE55];[.AH55])" office:value-type="float" office:value="44.8459285489668" calcext:value-type="float">
            <text:p>44.85</text:p>
          </table:table-cell>
          <table:table-cell table:formula="of:=[.AI55]+[.AF55]+[.AC55]+[.Z55]+[.W55]+[.T55]" office:value-type="float" office:value="278.238076096781" calcext:value-type="float">
            <text:p>278.24</text:p>
          </table:table-cell>
          <table:table-cell table:formula="of:=[.AN55]-[.AJ55]" office:value-type="float" office:value="3.94923363135658" calcext:value-type="float">
            <text:p>3.95</text:p>
          </table:table-cell>
          <table:table-cell office:value-type="float" office:value="9501.30931085287" calcext:value-type="float">
            <text:p>9501.3093108529</text:p>
          </table:table-cell>
          <table:table-cell table:formula="of:=[.AM55]*[.$U$12]/([.$B55]*1000)/365" office:value-type="float" office:value="48.7951621803234" calcext:value-type="float">
            <text:p>48.80</text:p>
          </table:table-cell>
          <table:table-cell table:formula="of:=[.AM55]*[.$U$13]/365" office:value-type="float" office:value="302.740348726627" calcext:value-type="float">
            <text:p>302.74</text:p>
          </table:table-cell>
        </table:table-row>
        <table:table-row table:style-name="ro1">
          <table:table-cell/>
          <table:table-cell office:value-type="float" office:value="6282301.767" calcext:value-type="float">
            <text:p>6282301.767</text:p>
          </table:table-cell>
          <table:table-cell table:number-columns-repeated="7"/>
          <table:table-cell table:formula="of:=['IEA 2015'.A66]" office:value-type="float" office:value="2002" calcext:value-type="float">
            <text:p>2002</text:p>
          </table:table-cell>
          <table:table-cell table:formula="of:=['IEA 2015'.B66]/([.$B56]*1000)" office:value-type="float" office:value="52.4475131711923" calcext:value-type="float">
            <text:p>52.45</text:p>
          </table:table-cell>
          <table:table-cell table:formula="of:=['IEA 2015'.C66]/([.$B56]*1000)" office:value-type="float" office:value="19.2657129407461" calcext:value-type="float">
            <text:p>19.27</text:p>
          </table:table-cell>
          <table:table-cell table:formula="of:=['IEA 2015'.D66]/([.$B56]*1000)" office:value-type="float" office:value="12.2972826197526" calcext:value-type="float">
            <text:p>12.30</text:p>
          </table:table-cell>
          <table:table-cell table:formula="of:=['IEA 2015'.E66]/([.$B56]*1000)" office:value-type="float" office:value="10.9148653383132" calcext:value-type="float">
            <text:p>10.91</text:p>
          </table:table-cell>
          <table:table-cell table:formula="of:=['IEA 2015'.F66]/([.$B56]*1000)" office:value-type="float" office:value="3.51955371948727" calcext:value-type="float">
            <text:p>3.52</text:p>
          </table:table-cell>
          <table:table-cell table:formula="of:=['IEA 2015'.G66]/([.$B56]*1000)" office:value-type="float" office:value="6.74912489711937" calcext:value-type="float">
            <text:p>6.75</text:p>
          </table:table-cell>
          <table:table-cell office:value-type="float" office:value="2002" calcext:value-type="float">
            <text:p>2002</text:p>
          </table:table-cell>
          <table:table-cell office:value-type="float" office:value="3650.91834596282" calcext:value-type="float">
            <text:p>3650.9183459628</text:p>
          </table:table-cell>
          <table:table-cell table:formula="of:=[.R56]*[.$U$12]/([.$B56]*1000)/365" office:value-type="float" office:value="18.5169808112456" calcext:value-type="float">
            <text:p>18.52</text:p>
          </table:table-cell>
          <table:table-cell table:formula="of:=[.R56]*[.$U$13]/365" office:value-type="float" office:value="116.329261269993" calcext:value-type="float">
            <text:p>116.33</text:p>
          </table:table-cell>
          <table:table-cell office:value-type="float" office:value="2511.26113163799" calcext:value-type="float">
            <text:p>2511.261131638</text:p>
          </table:table-cell>
          <table:table-cell table:formula="of:=[.U56]*[.$U$12]/([.$B56]*1000)/365" office:value-type="float" office:value="12.7367883310752" calcext:value-type="float">
            <text:p>12.74</text:p>
          </table:table-cell>
          <table:table-cell table:formula="of:=[.U56]*[.$U$13]/365" office:value-type="float" office:value="80.0163478382187" calcext:value-type="float">
            <text:p>80.02</text:p>
          </table:table-cell>
          <table:table-cell office:value-type="float" office:value="2285.24928556718" calcext:value-type="float">
            <text:p>2285.2492855672</text:p>
          </table:table-cell>
          <table:table-cell table:formula="of:=[.X56]*[.$U$12]/([.$B56]*1000)/365" office:value-type="float" office:value="11.590485779161" calcext:value-type="float">
            <text:p>11.59</text:p>
          </table:table-cell>
          <table:table-cell table:formula="of:=[.X56]*[.$U$13]/365" office:value-type="float" office:value="72.8149292908118" calcext:value-type="float">
            <text:p>72.81</text:p>
          </table:table-cell>
          <table:table-cell office:value-type="float" office:value="2698.4831457476" calcext:value-type="float">
            <text:p>2698.4831457476</text:p>
          </table:table-cell>
          <table:table-cell table:formula="of:=[.AA56]*1000000000/([.$B56]*1000)/365" office:value-type="float" office:value="1.17681461080593" calcext:value-type="float">
            <text:p>1.18</text:p>
          </table:table-cell>
          <table:table-cell table:formula="of:=[.AA56]/365" office:value-type="float" office:value="7.39310450889753" calcext:value-type="float">
            <text:p>7.39</text:p>
          </table:table-cell>
          <table:table-cell office:value-type="float" office:value="2643.13110202358" calcext:value-type="float">
            <text:p>2643.1311020236</text:p>
          </table:table-cell>
          <table:table-cell table:formula="of:=[.AD56]*1000000000/([.$B56]*1000)/365" office:value-type="float" office:value="1.15267545918846" calcext:value-type="float">
            <text:p>1.15</text:p>
          </table:table-cell>
          <table:table-cell table:formula="of:=[.AD56]/365" office:value-type="float" office:value="7.24145507403721" calcext:value-type="float">
            <text:p>7.24</text:p>
          </table:table-cell>
          <table:table-cell office:value-type="float" office:value="261.537015533377" calcext:value-type="float">
            <text:p>261.5370155334</text:p>
          </table:table-cell>
          <table:table-cell table:formula="of:=[.AG56]*1000000000/([.$B56]*1000)/365" office:value-type="float" office:value="0.114056884747" calcext:value-type="float">
            <text:p>0.11</text:p>
          </table:table-cell>
          <table:table-cell table:formula="of:=[.AG56]/365" office:value-type="float" office:value="0.716539768584594" calcext:value-type="float">
            <text:p>0.72</text:p>
          </table:table-cell>
          <table:table-cell table:formula="of:=SUM([.S56];[.V56];[.Y56];[.AB56];[.AE56];[.AH56])" office:value-type="float" office:value="45.2878018762232" calcext:value-type="float">
            <text:p>45.29</text:p>
          </table:table-cell>
          <table:table-cell table:formula="of:=[.AI56]+[.AF56]+[.AC56]+[.Z56]+[.W56]+[.T56]" office:value-type="float" office:value="284.511637750543" calcext:value-type="float">
            <text:p>284.51</text:p>
          </table:table-cell>
          <table:table-cell table:formula="of:=[.AN56]-[.AJ56]" office:value-type="float" office:value="3.9868397682623" calcext:value-type="float">
            <text:p>3.99</text:p>
          </table:table-cell>
          <table:table-cell office:value-type="float" office:value="9715.28215125338" calcext:value-type="float">
            <text:p>9715.2821512534</text:p>
          </table:table-cell>
          <table:table-cell table:formula="of:=[.AM56]*[.$U$12]/([.$B56]*1000)/365" office:value-type="float" office:value="49.2746416444855" calcext:value-type="float">
            <text:p>49.27</text:p>
          </table:table-cell>
          <table:table-cell table:formula="of:=[.AM56]*[.$U$13]/365" office:value-type="float" office:value="309.558168271443" calcext:value-type="float">
            <text:p>309.56</text:p>
          </table:table-cell>
        </table:table-row>
        <table:table-row table:style-name="ro1">
          <table:table-cell/>
          <table:table-cell office:value-type="float" office:value="6360764.684" calcext:value-type="float">
            <text:p>6360764.684</text:p>
          </table:table-cell>
          <table:table-cell table:number-columns-repeated="7"/>
          <table:table-cell table:formula="of:=['IEA 2015'.A67]" office:value-type="float" office:value="2003" calcext:value-type="float">
            <text:p>2003</text:p>
          </table:table-cell>
          <table:table-cell table:formula="of:=['IEA 2015'.B67]/([.$B57]*1000)" office:value-type="float" office:value="53.5865076439093" calcext:value-type="float">
            <text:p>53.59</text:p>
          </table:table-cell>
          <table:table-cell table:formula="of:=['IEA 2015'.C67]/([.$B57]*1000)" office:value-type="float" office:value="19.5010401123179" calcext:value-type="float">
            <text:p>19.50</text:p>
          </table:table-cell>
          <table:table-cell table:formula="of:=['IEA 2015'.D67]/([.$B57]*1000)" office:value-type="float" office:value="13.043712327241" calcext:value-type="float">
            <text:p>13.04</text:p>
          </table:table-cell>
          <table:table-cell table:formula="of:=['IEA 2015'.E67]/([.$B57]*1000)" office:value-type="float" office:value="11.1655043670985" calcext:value-type="float">
            <text:p>11.17</text:p>
          </table:table-cell>
          <table:table-cell table:formula="of:=['IEA 2015'.F67]/([.$B57]*1000)" office:value-type="float" office:value="3.44295934816359" calcext:value-type="float">
            <text:p>3.44</text:p>
          </table:table-cell>
          <table:table-cell table:formula="of:=['IEA 2015'.G67]/([.$B57]*1000)" office:value-type="float" office:value="6.8179498891766" calcext:value-type="float">
            <text:p>6.82</text:p>
          </table:table-cell>
          <table:table-cell office:value-type="float" office:value="2003" calcext:value-type="float">
            <text:p>2003</text:p>
          </table:table-cell>
          <table:table-cell office:value-type="float" office:value="3739.52374766629" calcext:value-type="float">
            <text:p>3739.5237476663</text:p>
          </table:table-cell>
          <table:table-cell table:formula="of:=[.R57]*[.$U$12]/([.$B57]*1000)/365" office:value-type="float" office:value="18.7324169840715" calcext:value-type="float">
            <text:p>18.73</text:p>
          </table:table-cell>
          <table:table-cell table:formula="of:=[.R57]*[.$U$13]/365" office:value-type="float" office:value="119.152496398244" calcext:value-type="float">
            <text:p>119.15</text:p>
          </table:table-cell>
          <table:table-cell office:value-type="float" office:value="2732.9422546787" calcext:value-type="float">
            <text:p>2732.9422546787</text:p>
          </table:table-cell>
          <table:table-cell table:formula="of:=[.U57]*[.$U$12]/([.$B57]*1000)/365" office:value-type="float" office:value="13.6901427461127" calcext:value-type="float">
            <text:p>13.69</text:p>
          </table:table-cell>
          <table:table-cell table:formula="of:=[.U57]*[.$U$13]/365" office:value-type="float" office:value="87.0797764983926" calcext:value-type="float">
            <text:p>87.08</text:p>
          </table:table-cell>
          <table:table-cell office:value-type="float" office:value="2349.52174199021" calcext:value-type="float">
            <text:p>2349.5217419902</text:p>
          </table:table-cell>
          <table:table-cell table:formula="of:=[.X57]*[.$U$12]/([.$B57]*1000)/365" office:value-type="float" office:value="11.7694722520666" calcext:value-type="float">
            <text:p>11.77</text:p>
          </table:table-cell>
          <table:table-cell table:formula="of:=[.X57]*[.$U$13]/365" office:value-type="float" office:value="74.8628434502634" calcext:value-type="float">
            <text:p>74.86</text:p>
          </table:table-cell>
          <table:table-cell office:value-type="float" office:value="2645.22286408049" calcext:value-type="float">
            <text:p>2645.2228640805</text:p>
          </table:table-cell>
          <table:table-cell table:formula="of:=[.AA57]*1000000000/([.$B57]*1000)/365" office:value-type="float" office:value="1.13935765415397" calcext:value-type="float">
            <text:p>1.14</text:p>
          </table:table-cell>
          <table:table-cell table:formula="of:=[.AA57]/365" office:value-type="float" office:value="7.24718592898764" calcext:value-type="float">
            <text:p>7.25</text:p>
          </table:table-cell>
          <table:table-cell office:value-type="float" office:value="2636.70502482572" calcext:value-type="float">
            <text:p>2636.7050248257</text:p>
          </table:table-cell>
          <table:table-cell table:formula="of:=[.AD57]*1000000000/([.$B57]*1000)/365" office:value-type="float" office:value="1.13568882704546" calcext:value-type="float">
            <text:p>1.14</text:p>
          </table:table-cell>
          <table:table-cell table:formula="of:=[.AD57]/365" office:value-type="float" office:value="7.22384938308417" calcext:value-type="float">
            <text:p>7.22</text:p>
          </table:table-cell>
          <table:table-cell office:value-type="float" office:value="285.866881299851" calcext:value-type="float">
            <text:p>285.8668812999</text:p>
          </table:table-cell>
          <table:table-cell table:formula="of:=[.AG57]*1000000000/([.$B57]*1000)/365" office:value-type="float" office:value="0.12312936792618" calcext:value-type="float">
            <text:p>0.12</text:p>
          </table:table-cell>
          <table:table-cell table:formula="of:=[.AG57]/365" office:value-type="float" office:value="0.783196935068085" calcext:value-type="float">
            <text:p>0.78</text:p>
          </table:table-cell>
          <table:table-cell table:formula="of:=SUM([.S57];[.V57];[.Y57];[.AB57];[.AE57];[.AH57])" office:value-type="float" office:value="46.5902078313765" calcext:value-type="float">
            <text:p>46.59</text:p>
          </table:table-cell>
          <table:table-cell table:formula="of:=[.AI57]+[.AF57]+[.AC57]+[.Z57]+[.W57]+[.T57]" office:value-type="float" office:value="296.34934859404" calcext:value-type="float">
            <text:p>296.35</text:p>
          </table:table-cell>
          <table:table-cell table:formula="of:=[.AN57]-[.AJ57]" office:value-type="float" office:value="3.91281322752049" calcext:value-type="float">
            <text:p>3.91</text:p>
          </table:table-cell>
          <table:table-cell office:value-type="float" office:value="10081.8408398246" calcext:value-type="float">
            <text:p>10081.8408398246</text:p>
          </table:table-cell>
          <table:table-cell table:formula="of:=[.AM57]*[.$U$12]/([.$B57]*1000)/365" office:value-type="float" office:value="50.5030210588969" calcext:value-type="float">
            <text:p>50.50</text:p>
          </table:table-cell>
          <table:table-cell table:formula="of:=[.AM57]*[.$U$13]/365" office:value-type="float" office:value="321.23783278674" calcext:value-type="float">
            <text:p>321.24</text:p>
          </table:table-cell>
        </table:table-row>
        <table:table-row table:style-name="ro1">
          <table:table-cell/>
          <table:table-cell office:value-type="float" office:value="6439842.408" calcext:value-type="float">
            <text:p>6439842.408</text:p>
          </table:table-cell>
          <table:table-cell table:number-columns-repeated="7"/>
          <table:table-cell table:formula="of:=['IEA 2015'.A68]" office:value-type="float" office:value="2004" calcext:value-type="float">
            <text:p>2004</text:p>
          </table:table-cell>
          <table:table-cell table:formula="of:=['IEA 2015'.B68]/([.$B58]*1000)" office:value-type="float" office:value="55.4315562735825" calcext:value-type="float">
            <text:p>55.43</text:p>
          </table:table-cell>
          <table:table-cell table:formula="of:=['IEA 2015'.C68]/([.$B58]*1000)" office:value-type="float" office:value="20.041658620824" calcext:value-type="float">
            <text:p>20.04</text:p>
          </table:table-cell>
          <table:table-cell table:formula="of:=['IEA 2015'.D68]/([.$B58]*1000)" office:value-type="float" office:value="13.9669604289748" calcext:value-type="float">
            <text:p>13.97</text:p>
          </table:table-cell>
          <table:table-cell table:formula="of:=['IEA 2015'.E68]/([.$B58]*1000)" office:value-type="float" office:value="11.3042913369379" calcext:value-type="float">
            <text:p>11.30</text:p>
          </table:table-cell>
          <table:table-cell table:formula="of:=['IEA 2015'.F68]/([.$B58]*1000)" office:value-type="float" office:value="3.53317384716052" calcext:value-type="float">
            <text:p>3.53</text:p>
          </table:table-cell>
          <table:table-cell table:formula="of:=['IEA 2015'.G68]/([.$B58]*1000)" office:value-type="float" office:value="6.95676943471931" calcext:value-type="float">
            <text:p>6.96</text:p>
          </table:table-cell>
          <table:table-cell office:value-type="float" office:value="2004" calcext:value-type="float">
            <text:p>2004</text:p>
          </table:table-cell>
          <table:table-cell office:value-type="float" office:value="3881.06775471377" calcext:value-type="float">
            <text:p>3881.0677547138</text:p>
          </table:table-cell>
          <table:table-cell table:formula="of:=[.R58]*[.$U$12]/([.$B58]*1000)/365" office:value-type="float" office:value="19.2027237933858" calcext:value-type="float">
            <text:p>19.20</text:p>
          </table:table-cell>
          <table:table-cell table:formula="of:=[.R58]*[.$U$13]/365" office:value-type="float" office:value="123.662515033757" calcext:value-type="float">
            <text:p>123.66</text:p>
          </table:table-cell>
          <table:table-cell office:value-type="float" office:value="2913.70449885591" calcext:value-type="float">
            <text:p>2913.7044988559</text:p>
          </table:table-cell>
          <table:table-cell table:formula="of:=[.U58]*[.$U$12]/([.$B58]*1000)/365" office:value-type="float" office:value="14.4164096695091" calcext:value-type="float">
            <text:p>14.42</text:p>
          </table:table-cell>
          <table:table-cell table:formula="of:=[.U58]*[.$U$13]/365" office:value-type="float" office:value="92.8394063608061" calcext:value-type="float">
            <text:p>92.84</text:p>
          </table:table-cell>
          <table:table-cell office:value-type="float" office:value="2433.27204986228" calcext:value-type="float">
            <text:p>2433.2720498623</text:p>
          </table:table-cell>
          <table:table-cell table:formula="of:=[.X58]*[.$U$12]/([.$B58]*1000)/365" office:value-type="float" office:value="12.0393288756478" calcext:value-type="float">
            <text:p>12.04</text:p>
          </table:table-cell>
          <table:table-cell table:formula="of:=[.X58]*[.$U$13]/365" office:value-type="float" office:value="77.5313806572557" calcext:value-type="float">
            <text:p>77.53</text:p>
          </table:table-cell>
          <table:table-cell office:value-type="float" office:value="2761.97817152554" calcext:value-type="float">
            <text:p>2761.9781715255</text:p>
          </table:table-cell>
          <table:table-cell table:formula="of:=[.AA58]*1000000000/([.$B58]*1000)/365" office:value-type="float" office:value="1.17503861185039" calcext:value-type="float">
            <text:p>1.18</text:p>
          </table:table-cell>
          <table:table-cell table:formula="of:=[.AA58]/365" office:value-type="float" office:value="7.56706348363162" calcext:value-type="float">
            <text:p>7.57</text:p>
          </table:table-cell>
          <table:table-cell office:value-type="float" office:value="2810.7700778662" calcext:value-type="float">
            <text:p>2810.7700778662</text:p>
          </table:table-cell>
          <table:table-cell table:formula="of:=[.AD58]*1000000000/([.$B58]*1000)/365" office:value-type="float" office:value="1.19579633343094" calcext:value-type="float">
            <text:p>1.20</text:p>
          </table:table-cell>
          <table:table-cell table:formula="of:=[.AD58]/365" office:value-type="float" office:value="7.70073993935945" calcext:value-type="float">
            <text:p>7.70</text:p>
          </table:table-cell>
          <table:table-cell office:value-type="float" office:value="325.342426479962" calcext:value-type="float">
            <text:p>325.34242648</text:p>
          </table:table-cell>
          <table:table-cell table:formula="of:=[.AG58]*1000000000/([.$B58]*1000)/365" office:value-type="float" office:value="0.138411634504664" calcext:value-type="float">
            <text:p>0.14</text:p>
          </table:table-cell>
          <table:table-cell table:formula="of:=[.AG58]/365" office:value-type="float" office:value="0.891349113643731" calcext:value-type="float">
            <text:p>0.89</text:p>
          </table:table-cell>
          <table:table-cell table:formula="of:=SUM([.S58];[.V58];[.Y58];[.AB58];[.AE58];[.AH58])" office:value-type="float" office:value="48.1677089183287" calcext:value-type="float">
            <text:p>48.17</text:p>
          </table:table-cell>
          <table:table-cell table:formula="of:=[.AI58]+[.AF58]+[.AC58]+[.Z58]+[.W58]+[.T58]" office:value-type="float" office:value="310.192454588453" calcext:value-type="float">
            <text:p>310.19</text:p>
          </table:table-cell>
          <table:table-cell table:formula="of:=[.AN58]-[.AJ58]" office:value-type="float" office:value="4.09403389333505" calcext:value-type="float">
            <text:p>4.09</text:p>
          </table:table-cell>
          <table:table-cell office:value-type="float" office:value="10562.6351247814" calcext:value-type="float">
            <text:p>10562.6351247814</text:p>
          </table:table-cell>
          <table:table-cell table:formula="of:=[.AM58]*[.$U$12]/([.$B58]*1000)/365" office:value-type="float" office:value="52.2617428116638" calcext:value-type="float">
            <text:p>52.26</text:p>
          </table:table-cell>
          <table:table-cell table:formula="of:=[.AM58]*[.$U$13]/365" office:value-type="float" office:value="336.557387674542" calcext:value-type="float">
            <text:p>336.56</text:p>
          </table:table-cell>
        </table:table-row>
        <table:table-row table:style-name="ro1">
          <table:table-cell/>
          <table:table-cell office:value-type="float" office:value="6519635.85" calcext:value-type="float">
            <text:p>6519635.85</text:p>
          </table:table-cell>
          <table:table-cell table:number-columns-repeated="7"/>
          <table:table-cell table:formula="of:=['IEA 2015'.A69]" office:value-type="float" office:value="2005" calcext:value-type="float">
            <text:p>2005</text:p>
          </table:table-cell>
          <table:table-cell table:formula="of:=['IEA 2015'.B69]/([.$B59]*1000)" office:value-type="float" office:value="56.1099103813812" calcext:value-type="float">
            <text:p>56.11</text:p>
          </table:table-cell>
          <table:table-cell table:formula="of:=['IEA 2015'.C69]/([.$B59]*1000)" office:value-type="float" office:value="19.9722393905813" calcext:value-type="float">
            <text:p>19.97</text:p>
          </table:table-cell>
          <table:table-cell table:formula="of:=['IEA 2015'.D69]/([.$B59]*1000)" office:value-type="float" office:value="14.4184800773909" calcext:value-type="float">
            <text:p>14.42</text:p>
          </table:table-cell>
          <table:table-cell table:formula="of:=['IEA 2015'.E69]/([.$B59]*1000)" office:value-type="float" office:value="11.4956689968236" calcext:value-type="float">
            <text:p>11.50</text:p>
          </table:table-cell>
          <table:table-cell table:formula="of:=['IEA 2015'.F69]/([.$B59]*1000)" office:value-type="float" office:value="3.52778165977282" calcext:value-type="float">
            <text:p>3.53</text:p>
          </table:table-cell>
          <table:table-cell table:formula="of:=['IEA 2015'.G69]/([.$B59]*1000)" office:value-type="float" office:value="7.08327664840109" calcext:value-type="float">
            <text:p>7.08</text:p>
          </table:table-cell>
          <table:table-cell office:value-type="float" office:value="2005" calcext:value-type="float">
            <text:p>2005</text:p>
          </table:table-cell>
          <table:table-cell office:value-type="float" office:value="3933.91125806885" calcext:value-type="float">
            <text:p>3933.9112580689</text:p>
          </table:table-cell>
          <table:table-cell table:formula="of:=[.R59]*[.$U$12]/([.$B59]*1000)/365" office:value-type="float" office:value="19.2259615703909" calcext:value-type="float">
            <text:p>19.23</text:p>
          </table:table-cell>
          <table:table-cell table:formula="of:=[.R59]*[.$U$13]/365" office:value-type="float" office:value="125.346268305043" calcext:value-type="float">
            <text:p>125.35</text:p>
          </table:table-cell>
          <table:table-cell office:value-type="float" office:value="3130.62069311872" calcext:value-type="float">
            <text:p>3130.6206931187</text:p>
          </table:table-cell>
          <table:table-cell table:formula="of:=[.U59]*[.$U$12]/([.$B59]*1000)/365" office:value-type="float" office:value="15.3000891959413" calcext:value-type="float">
            <text:p>15.30</text:p>
          </table:table-cell>
          <table:table-cell table:formula="of:=[.U59]*[.$U$13]/365" office:value-type="float" office:value="99.7510100300567" calcext:value-type="float">
            <text:p>99.75</text:p>
          </table:table-cell>
          <table:table-cell office:value-type="float" office:value="2504.49639603681" calcext:value-type="float">
            <text:p>2504.4963960368</text:p>
          </table:table-cell>
          <table:table-cell table:formula="of:=[.X59]*[.$U$12]/([.$B59]*1000)/365" office:value-type="float" office:value="12.2400705823303" calcext:value-type="float">
            <text:p>12.24</text:p>
          </table:table-cell>
          <table:table-cell table:formula="of:=[.X59]*[.$U$13]/365" office:value-type="float" office:value="79.8008029750907" calcext:value-type="float">
            <text:p>79.80</text:p>
          </table:table-cell>
          <table:table-cell office:value-type="float" office:value="2768.47033766707" calcext:value-type="float">
            <text:p>2768.4703376671</text:p>
          </table:table-cell>
          <table:table-cell table:formula="of:=[.AA59]*1000000000/([.$B59]*1000)/365" office:value-type="float" office:value="1.16338556549654" calcext:value-type="float">
            <text:p>1.16</text:p>
          </table:table-cell>
          <table:table-cell table:formula="of:=[.AA59]/365" office:value-type="float" office:value="7.58485024018375" calcext:value-type="float">
            <text:p>7.58</text:p>
          </table:table-cell>
          <table:table-cell office:value-type="float" office:value="2923.04915223827" calcext:value-type="float">
            <text:p>2923.0491522383</text:p>
          </table:table-cell>
          <table:table-cell table:formula="of:=[.AD59]*1000000000/([.$B59]*1000)/365" office:value-type="float" office:value="1.22834373360725" calcext:value-type="float">
            <text:p>1.23</text:p>
          </table:table-cell>
          <table:table-cell table:formula="of:=[.AD59]/365" office:value-type="float" office:value="8.00835384174868" calcext:value-type="float">
            <text:p>8.01</text:p>
          </table:table-cell>
          <table:table-cell office:value-type="float" office:value="367.48204812838" calcext:value-type="float">
            <text:p>367.4820481284</text:p>
          </table:table-cell>
          <table:table-cell table:formula="of:=[.AG59]*1000000000/([.$B59]*1000)/365" office:value-type="float" office:value="0.154425823009513" calcext:value-type="float">
            <text:p>0.15</text:p>
          </table:table-cell>
          <table:table-cell table:formula="of:=[.AG59]/365" office:value-type="float" office:value="1.00680013185858" calcext:value-type="float">
            <text:p>1.01</text:p>
          </table:table-cell>
          <table:table-cell table:formula="of:=SUM([.S59];[.V59];[.Y59];[.AB59];[.AE59];[.AH59])" office:value-type="float" office:value="49.3122764707758" calcext:value-type="float">
            <text:p>49.31</text:p>
          </table:table-cell>
          <table:table-cell table:formula="of:=[.AI59]+[.AF59]+[.AC59]+[.Z59]+[.W59]+[.T59]" office:value-type="float" office:value="321.498085523982" calcext:value-type="float">
            <text:p>321.50</text:p>
          </table:table-cell>
          <table:table-cell table:formula="of:=[.AN59]-[.AJ59]" office:value-type="float" office:value="4.1542530939743" calcext:value-type="float">
            <text:p>4.15</text:p>
          </table:table-cell>
          <table:table-cell office:value-type="float" office:value="10940.0292835582" calcext:value-type="float">
            <text:p>10940.0292835582</text:p>
          </table:table-cell>
          <table:table-cell table:formula="of:=[.AM59]*[.$U$12]/([.$B59]*1000)/365" office:value-type="float" office:value="53.4665295647501" calcext:value-type="float">
            <text:p>53.47</text:p>
          </table:table-cell>
          <table:table-cell table:formula="of:=[.AM59]*[.$U$13]/365" office:value-type="float" office:value="348.58230292543" calcext:value-type="float">
            <text:p>348.58</text:p>
          </table:table-cell>
        </table:table-row>
        <table:table-row table:style-name="ro1">
          <table:table-cell/>
          <table:table-cell office:value-type="float" office:value="6600220.247" calcext:value-type="float">
            <text:p>6600220.247</text:p>
          </table:table-cell>
          <table:table-cell table:number-columns-repeated="7"/>
          <table:table-cell table:formula="of:=['IEA 2015'.A70]" office:value-type="float" office:value="2006" calcext:value-type="float">
            <text:p>2006</text:p>
          </table:table-cell>
          <table:table-cell table:formula="of:=['IEA 2015'.B70]/([.$B60]*1000)" office:value-type="float" office:value="56.9990209260991" calcext:value-type="float">
            <text:p>57.00</text:p>
          </table:table-cell>
          <table:table-cell table:formula="of:=['IEA 2015'.C70]/([.$B60]*1000)" office:value-type="float" office:value="19.9140829037106" calcext:value-type="float">
            <text:p>19.91</text:p>
          </table:table-cell>
          <table:table-cell table:formula="of:=['IEA 2015'.D70]/([.$B60]*1000)" office:value-type="float" office:value="15.0755229869657" calcext:value-type="float">
            <text:p>15.08</text:p>
          </table:table-cell>
          <table:table-cell table:formula="of:=['IEA 2015'.E70]/([.$B60]*1000)" office:value-type="float" office:value="11.6439070985527" calcext:value-type="float">
            <text:p>11.64</text:p>
          </table:table-cell>
          <table:table-cell table:formula="of:=['IEA 2015'.F70]/([.$B60]*1000)" office:value-type="float" office:value="3.51451384762435" calcext:value-type="float">
            <text:p>3.51</text:p>
          </table:table-cell>
          <table:table-cell table:formula="of:=['IEA 2015'.G70]/([.$B60]*1000)" office:value-type="float" office:value="7.19833593026103" calcext:value-type="float">
            <text:p>7.20</text:p>
          </table:table-cell>
          <table:table-cell office:value-type="float" office:value="2006" calcext:value-type="float">
            <text:p>2006</text:p>
          </table:table-cell>
          <table:table-cell office:value-type="float" office:value="3977.17189905581" calcext:value-type="float">
            <text:p>3977.1718990558</text:p>
          </table:table-cell>
          <table:table-cell table:formula="of:=[.R60]*[.$U$12]/([.$B60]*1000)/365" office:value-type="float" office:value="19.2000687793748" calcext:value-type="float">
            <text:p>19.20</text:p>
          </table:table-cell>
          <table:table-cell table:formula="of:=[.R60]*[.$U$13]/365" office:value-type="float" office:value="126.724682701422" calcext:value-type="float">
            <text:p>126.72</text:p>
          </table:table-cell>
          <table:table-cell office:value-type="float" office:value="3292.1888642665" calcext:value-type="float">
            <text:p>3292.1888642665</text:p>
          </table:table-cell>
          <table:table-cell table:formula="of:=[.U60]*[.$U$12]/([.$B60]*1000)/365" office:value-type="float" office:value="15.89326642975" calcext:value-type="float">
            <text:p>15.89</text:p>
          </table:table-cell>
          <table:table-cell table:formula="of:=[.U60]*[.$U$13]/365" office:value-type="float" office:value="104.899058880601" calcext:value-type="float">
            <text:p>104.90</text:p>
          </table:table-cell>
          <table:table-cell office:value-type="float" office:value="2579.37087251046" calcext:value-type="float">
            <text:p>2579.3708725105</text:p>
          </table:table-cell>
          <table:table-cell table:formula="of:=[.X60]*[.$U$12]/([.$B60]*1000)/365" office:value-type="float" office:value="12.4520889256695" calcext:value-type="float">
            <text:p>12.45</text:p>
          </table:table-cell>
          <table:table-cell table:formula="of:=[.X60]*[.$U$13]/365" office:value-type="float" office:value="82.1865294446484" calcext:value-type="float">
            <text:p>82.19</text:p>
          </table:table-cell>
          <table:table-cell office:value-type="float" office:value="2806.34119608417" calcext:value-type="float">
            <text:p>2806.3411960842</text:p>
          </table:table-cell>
          <table:table-cell table:formula="of:=[.AA60]*1000000000/([.$B60]*1000)/365" office:value-type="float" office:value="1.16490143191262" calcext:value-type="float">
            <text:p>1.16</text:p>
          </table:table-cell>
          <table:table-cell table:formula="of:=[.AA60]/365" office:value-type="float" office:value="7.68860601666896" calcext:value-type="float">
            <text:p>7.69</text:p>
          </table:table-cell>
          <table:table-cell office:value-type="float" office:value="3050.22618181008" calcext:value-type="float">
            <text:p>3050.2261818101</text:p>
          </table:table-cell>
          <table:table-cell table:formula="of:=[.AD60]*1000000000/([.$B60]*1000)/365" office:value-type="float" office:value="1.26613715103705" calcext:value-type="float">
            <text:p>1.27</text:p>
          </table:table-cell>
          <table:table-cell table:formula="of:=[.AD60]/365" office:value-type="float" office:value="8.35678405975365" calcext:value-type="float">
            <text:p>8.36</text:p>
          </table:table-cell>
          <table:table-cell office:value-type="float" office:value="414.974789673927" calcext:value-type="float">
            <text:p>414.9747896739</text:p>
          </table:table-cell>
          <table:table-cell table:formula="of:=[.AG60]*1000000000/([.$B60]*1000)/365" office:value-type="float" office:value="0.17225443840304" calcext:value-type="float">
            <text:p>0.17</text:p>
          </table:table-cell>
          <table:table-cell table:formula="of:=[.AG60]/365" office:value-type="float" office:value="1.13691723198336" calcext:value-type="float">
            <text:p>1.14</text:p>
          </table:table-cell>
          <table:table-cell table:formula="of:=SUM([.S60];[.V60];[.Y60];[.AB60];[.AE60];[.AH60])" office:value-type="float" office:value="50.148717156147" calcext:value-type="float">
            <text:p>50.15</text:p>
          </table:table-cell>
          <table:table-cell table:formula="of:=[.AI60]+[.AF60]+[.AC60]+[.Z60]+[.W60]+[.T60]" office:value-type="float" office:value="330.992578335078" calcext:value-type="float">
            <text:p>330.99</text:p>
          </table:table-cell>
          <table:table-cell table:formula="of:=[.AN60]-[.AJ60]" office:value-type="float" office:value="4.24747808746994" calcext:value-type="float">
            <text:p>4.25</text:p>
          </table:table-cell>
          <table:table-cell office:value-type="float" office:value="11267.825215859" calcext:value-type="float">
            <text:p>11267.825215859</text:p>
          </table:table-cell>
          <table:table-cell table:formula="of:=[.AM60]*[.$U$12]/([.$B60]*1000)/365" office:value-type="float" office:value="54.3961952436169" calcext:value-type="float">
            <text:p>54.40</text:p>
          </table:table-cell>
          <table:table-cell table:formula="of:=[.AM60]*[.$U$13]/365" office:value-type="float" office:value="359.026869206685" calcext:value-type="float">
            <text:p>359.03</text:p>
          </table:table-cell>
        </table:table-row>
        <table:table-row table:style-name="ro1">
          <table:table-cell/>
          <table:table-cell office:value-type="float" office:value="6681607.32" calcext:value-type="float">
            <text:p>6681607.32</text:p>
          </table:table-cell>
          <table:table-cell table:number-columns-repeated="7"/>
          <table:table-cell table:formula="of:=['IEA 2015'.A71]" office:value-type="float" office:value="2007" calcext:value-type="float">
            <text:p>2007</text:p>
          </table:table-cell>
          <table:table-cell table:formula="of:=['IEA 2015'.B71]/([.$B61]*1000)" office:value-type="float" office:value="57.6203844688815" calcext:value-type="float">
            <text:p>57.62</text:p>
          </table:table-cell>
          <table:table-cell table:formula="of:=['IEA 2015'.C71]/([.$B61]*1000)" office:value-type="float" office:value="19.7019925349872" calcext:value-type="float">
            <text:p>19.70</text:p>
          </table:table-cell>
          <table:table-cell table:formula="of:=['IEA 2015'.D71]/([.$B61]*1000)" office:value-type="float" office:value="15.4205388432695" calcext:value-type="float">
            <text:p>15.42</text:p>
          </table:table-cell>
          <table:table-cell table:formula="of:=['IEA 2015'.E71]/([.$B61]*1000)" office:value-type="float" office:value="12.035820320051" calcext:value-type="float">
            <text:p>12.04</text:p>
          </table:table-cell>
          <table:table-cell table:formula="of:=['IEA 2015'.F71]/([.$B61]*1000)" office:value-type="float" office:value="3.38266641404974" calcext:value-type="float">
            <text:p>3.38</text:p>
          </table:table-cell>
          <table:table-cell table:formula="of:=['IEA 2015'.G71]/([.$B61]*1000)" office:value-type="float" office:value="7.30536413312459" calcext:value-type="float">
            <text:p>7.31</text:p>
          </table:table-cell>
          <table:table-cell office:value-type="float" office:value="2007" calcext:value-type="float">
            <text:p>2007</text:p>
          </table:table-cell>
          <table:table-cell office:value-type="float" office:value="4032.27726670669" calcext:value-type="float">
            <text:p>4032.2772667067</text:p>
          </table:table-cell>
          <table:table-cell table:formula="of:=[.R61]*[.$U$12]/([.$B61]*1000)/365" office:value-type="float" office:value="19.2289818351298" calcext:value-type="float">
            <text:p>19.23</text:p>
          </table:table-cell>
          <table:table-cell table:formula="of:=[.R61]*[.$U$13]/365" office:value-type="float" office:value="128.48050578575" calcext:value-type="float">
            <text:p>128.48</text:p>
          </table:table-cell>
          <table:table-cell office:value-type="float" office:value="3476.00098910412" calcext:value-type="float">
            <text:p>3476.0009891041</text:p>
          </table:table-cell>
          <table:table-cell table:formula="of:=[.U61]*[.$U$12]/([.$B61]*1000)/365" office:value-type="float" office:value="16.5762311114501" calcext:value-type="float">
            <text:p>16.58</text:p>
          </table:table-cell>
          <table:table-cell table:formula="of:=[.U61]*[.$U$13]/365" office:value-type="float" office:value="110.755867132276" calcext:value-type="float">
            <text:p>110.76</text:p>
          </table:table-cell>
          <table:table-cell office:value-type="float" office:value="2679.75902025186" calcext:value-type="float">
            <text:p>2679.7590202519</text:p>
          </table:table-cell>
          <table:table-cell table:formula="of:=[.X61]*[.$U$12]/([.$B61]*1000)/365" office:value-type="float" office:value="12.7791404495936" calcext:value-type="float">
            <text:p>12.78</text:p>
          </table:table-cell>
          <table:table-cell table:formula="of:=[.X61]*[.$U$13]/365" office:value-type="float" office:value="85.3851983713127" calcext:value-type="float">
            <text:p>85.39</text:p>
          </table:table-cell>
          <table:table-cell office:value-type="float" office:value="2747.76964703273" calcext:value-type="float">
            <text:p>2747.7696470327</text:p>
          </table:table-cell>
          <table:table-cell table:formula="of:=[.AA61]*1000000000/([.$B61]*1000)/365" office:value-type="float" office:value="1.12669536815398" calcext:value-type="float">
            <text:p>1.13</text:p>
          </table:table-cell>
          <table:table-cell table:formula="of:=[.AA61]/365" office:value-type="float" office:value="7.52813601926775" calcext:value-type="float">
            <text:p>7.53</text:p>
          </table:table-cell>
          <table:table-cell office:value-type="float" office:value="3092.2994116497" calcext:value-type="float">
            <text:p>3092.2994116497</text:p>
          </table:table-cell>
          <table:table-cell table:formula="of:=[.AD61]*1000000000/([.$B61]*1000)/365" office:value-type="float" office:value="1.26796634056039" calcext:value-type="float">
            <text:p>1.27</text:p>
          </table:table-cell>
          <table:table-cell table:formula="of:=[.AD61]/365" office:value-type="float" office:value="8.47205318260192" calcext:value-type="float">
            <text:p>8.47</text:p>
          </table:table-cell>
          <table:table-cell office:value-type="float" office:value="476.52912201584" calcext:value-type="float">
            <text:p>476.5291220158</text:p>
          </table:table-cell>
          <table:table-cell table:formula="of:=[.AG61]*1000000000/([.$B61]*1000)/365" office:value-type="float" office:value="0.195395984210512" calcext:value-type="float">
            <text:p>0.20</text:p>
          </table:table-cell>
          <table:table-cell table:formula="of:=[.AG61]/365" office:value-type="float" office:value="1.30555923839956" calcext:value-type="float">
            <text:p>1.31</text:p>
          </table:table-cell>
          <table:table-cell table:formula="of:=SUM([.S61];[.V61];[.Y61];[.AB61];[.AE61];[.AH61])" office:value-type="float" office:value="51.1744110890983" calcext:value-type="float">
            <text:p>51.17</text:p>
          </table:table-cell>
          <table:table-cell table:formula="of:=[.AI61]+[.AF61]+[.AC61]+[.Z61]+[.W61]+[.T61]" office:value-type="float" office:value="341.927319729609" calcext:value-type="float">
            <text:p>341.93</text:p>
          </table:table-cell>
          <table:table-cell table:formula="of:=[.AN61]-[.AJ61]" office:value-type="float" office:value="4.22588360424606" calcext:value-type="float">
            <text:p>4.23</text:p>
          </table:table-cell>
          <table:table-cell office:value-type="float" office:value="11617.3259081617" calcext:value-type="float">
            <text:p>11617.3259081617</text:p>
          </table:table-cell>
          <table:table-cell table:formula="of:=[.AM61]*[.$U$12]/([.$B61]*1000)/365" office:value-type="float" office:value="55.4002946933444" calcext:value-type="float">
            <text:p>55.40</text:p>
          </table:table-cell>
          <table:table-cell table:formula="of:=[.AM61]*[.$U$13]/365" office:value-type="float" office:value="370.163014553207" calcext:value-type="float">
            <text:p>370.16</text:p>
          </table:table-cell>
        </table:table-row>
        <table:table-row table:style-name="ro1">
          <table:table-cell table:formula="of:=[Smil.A52]" office:value-type="float" office:value="2008" calcext:value-type="float">
            <text:p>2008</text:p>
          </table:table-cell>
          <table:table-cell office:value-type="float" office:value="6763732.879" calcext:value-type="float">
            <text:p>6763732.879</text:p>
          </table:table-cell>
          <table:table-cell table:formula="of:=[Smil.B23]*[Smil.$M$1]/365" office:value-type="float" office:value="4.73363774733642" calcext:value-type="float">
            <text:p>4.73</text:p>
          </table:table-cell>
          <table:table-cell table:formula="of:=[Smil.C23]*[Smil.$M$1]/365" office:value-type="float" office:value="14.8858447488586" calcext:value-type="float">
            <text:p>14.89</text:p>
          </table:table-cell>
          <table:table-cell table:formula="of:=[Smil.D23]*[Smil.$M$1]/365" office:value-type="float" office:value="15.8980213089803" calcext:value-type="float">
            <text:p>15.90</text:p>
          </table:table-cell>
          <table:table-cell table:formula="of:=[Smil.E23]*[Smil.$M$1]/365" office:value-type="float" office:value="11.7275494672756" calcext:value-type="float">
            <text:p>11.73</text:p>
          </table:table-cell>
          <table:table-cell table:formula="of:=[Smil.F23]*[Smil.$M$1]/365" office:value-type="float" office:value="1.27092846270929" calcext:value-type="float">
            <text:p>1.27</text:p>
          </table:table-cell>
          <table:table-cell table:formula="of:=[Smil.G23]*[Smil.$M$1]/365" office:value-type="float" office:value="2.94520547945208" calcext:value-type="float">
            <text:p>2.95</text:p>
          </table:table-cell>
          <table:table-cell table:formula="of:=SUM([.C62:.H62])" office:value-type="float" office:value="51.4611872146123" calcext:value-type="float">
            <text:p>51.4611872146</text:p>
          </table:table-cell>
          <table:table-cell table:formula="of:=['IEA 2015'.A72]" office:value-type="float" office:value="2008" calcext:value-type="float">
            <text:p>2008</text:p>
          </table:table-cell>
          <table:table-cell table:formula="of:=['IEA 2015'.B72]/([.$B62]*1000)" office:value-type="float" office:value="57.5708373454831" calcext:value-type="float">
            <text:p>57.57</text:p>
          </table:table-cell>
          <table:table-cell table:formula="of:=['IEA 2015'.C72]/([.$B62]*1000)" office:value-type="float" office:value="19.5934820655488" calcext:value-type="float">
            <text:p>19.59</text:p>
          </table:table-cell>
          <table:table-cell table:formula="of:=['IEA 2015'.D72]/([.$B62]*1000)" office:value-type="float" office:value="15.3345936926803" calcext:value-type="float">
            <text:p>15.33</text:p>
          </table:table-cell>
          <table:table-cell table:formula="of:=['IEA 2015'.E72]/([.$B62]*1000)" office:value-type="float" office:value="12.2025713573747" calcext:value-type="float">
            <text:p>12.20</text:p>
          </table:table-cell>
          <table:table-cell table:formula="of:=['IEA 2015'.F72]/([.$B62]*1000)" office:value-type="float" office:value="3.35847113159151" calcext:value-type="float">
            <text:p>3.36</text:p>
          </table:table-cell>
          <table:table-cell table:formula="of:=['IEA 2015'.G72]/([.$B62]*1000)" office:value-type="float" office:value="7.44846569092431" calcext:value-type="float">
            <text:p>7.45</text:p>
          </table:table-cell>
          <table:table-cell office:value-type="float" office:value="2008" calcext:value-type="float">
            <text:p>2008</text:p>
          </table:table-cell>
          <table:table-cell office:value-type="float" office:value="4018.11103516917" calcext:value-type="float">
            <text:p>4018.1110351692</text:p>
          </table:table-cell>
          <table:table-cell table:formula="of:=[.R62]*[.$U$12]/([.$B62]*1000)/365" office:value-type="float" office:value="18.928767478934" calcext:value-type="float">
            <text:p>18.93</text:p>
          </table:table-cell>
          <table:table-cell table:formula="of:=[.R62]*[.$U$13]/365" office:value-type="float" office:value="128.029126956212" calcext:value-type="float">
            <text:p>128.03</text:p>
          </table:table-cell>
          <table:table-cell office:value-type="float" office:value="3523.86127398163" calcext:value-type="float">
            <text:p>3523.8612739816</text:p>
          </table:table-cell>
          <table:table-cell table:formula="of:=[.U62]*[.$U$12]/([.$B62]*1000)/365" office:value-type="float" office:value="16.600424950778" calcext:value-type="float">
            <text:p>16.60</text:p>
          </table:table-cell>
          <table:table-cell table:formula="of:=[.U62]*[.$U$13]/365" office:value-type="float" office:value="112.280840044949" calcext:value-type="float">
            <text:p>112.28</text:p>
          </table:table-cell>
          <table:table-cell office:value-type="float" office:value="2753.72708170691" calcext:value-type="float">
            <text:p>2753.7270817069</text:p>
          </table:table-cell>
          <table:table-cell table:formula="of:=[.X62]*[.$U$12]/([.$B62]*1000)/365" office:value-type="float" office:value="12.9724288786059" calcext:value-type="float">
            <text:p>12.97</text:p>
          </table:table-cell>
          <table:table-cell table:formula="of:=[.X62]*[.$U$13]/365" office:value-type="float" office:value="87.7420437267161" calcext:value-type="float">
            <text:p>87.74</text:p>
          </table:table-cell>
          <table:table-cell office:value-type="float" office:value="2739.14529098319" calcext:value-type="float">
            <text:p>2739.1452909832</text:p>
          </table:table-cell>
          <table:table-cell table:formula="of:=[.AA62]*1000000000/([.$B62]*1000)/365" office:value-type="float" office:value="1.10952158826811" calcext:value-type="float">
            <text:p>1.11</text:p>
          </table:table-cell>
          <table:table-cell table:formula="of:=[.AA62]/365" office:value-type="float" office:value="7.50450764652929" calcext:value-type="float">
            <text:p>7.50</text:p>
          </table:table-cell>
          <table:table-cell office:value-type="float" office:value="3276.53048568397" calcext:value-type="float">
            <text:p>3276.530485684</text:p>
          </table:table-cell>
          <table:table-cell table:formula="of:=[.AD62]*1000000000/([.$B62]*1000)/365" office:value-type="float" office:value="1.32719550162309" calcext:value-type="float">
            <text:p>1.33</text:p>
          </table:table-cell>
          <table:table-cell table:formula="of:=[.AD62]/365" office:value-type="float" office:value="8.97679585118896" calcext:value-type="float">
            <text:p>8.98</text:p>
          </table:table-cell>
          <table:table-cell office:value-type="float" office:value="547.686350183835" calcext:value-type="float">
            <text:p>547.6863501838</text:p>
          </table:table-cell>
          <table:table-cell table:formula="of:=[.AG62]*1000000000/([.$B62]*1000)/365" office:value-type="float" office:value="0.221846512168989" calcext:value-type="float">
            <text:p>0.22</text:p>
          </table:table-cell>
          <table:table-cell table:formula="of:=[.AG62]/365" office:value-type="float" office:value="1.50051054844886" calcext:value-type="float">
            <text:p>1.50</text:p>
          </table:table-cell>
          <table:table-cell table:formula="of:=SUM([.S62];[.V62];[.Y62];[.AB62];[.AE62];[.AH62])" office:value-type="float" office:value="51.1601849103781" calcext:value-type="float">
            <text:p>51.16</text:p>
          </table:table-cell>
          <table:table-cell table:formula="of:=[.AI62]+[.AF62]+[.AC62]+[.Z62]+[.W62]+[.T62]" office:value-type="float" office:value="346.033824774044" calcext:value-type="float">
            <text:p>346.03</text:p>
          </table:table-cell>
          <table:table-cell table:formula="of:=[.AN62]-[.AJ62]" office:value-type="float" office:value="4.33765640336141" calcext:value-type="float">
            <text:p>4.34</text:p>
          </table:table-cell>
          <table:table-cell office:value-type="float" office:value="11780.8245496691" calcext:value-type="float">
            <text:p>11780.8245496691</text:p>
          </table:table-cell>
          <table:table-cell table:formula="of:=[.AM62]*[.$U$12]/([.$B62]*1000)/365" office:value-type="float" office:value="55.4978413137396" calcext:value-type="float">
            <text:p>55.50</text:p>
          </table:table-cell>
          <table:table-cell table:formula="of:=[.AM62]*[.$U$13]/365" office:value-type="float" office:value="375.372574007265" calcext:value-type="float">
            <text:p>375.37</text:p>
          </table:table-cell>
        </table:table-row>
        <table:table-row table:style-name="ro1">
          <table:table-cell/>
          <table:table-cell office:value-type="float" office:value="6846479.521" calcext:value-type="float">
            <text:p>6846479.521</text:p>
          </table:table-cell>
          <table:table-cell table:style-name="Default" table:number-columns-repeated="6"/>
          <table:table-cell/>
          <table:table-cell table:formula="of:=['IEA 2015'.A73]" office:value-type="float" office:value="2009" calcext:value-type="float">
            <text:p>2009</text:p>
          </table:table-cell>
          <table:table-cell table:formula="of:=['IEA 2015'.B73]/([.$B63]*1000)" office:value-type="float" office:value="56.4785050678655" calcext:value-type="float">
            <text:p>56.48</text:p>
          </table:table-cell>
          <table:table-cell table:formula="of:=['IEA 2015'.C73]/([.$B63]*1000)" office:value-type="float" office:value="19.0210530946953" calcext:value-type="float">
            <text:p>19.02</text:p>
          </table:table-cell>
          <table:table-cell table:formula="of:=['IEA 2015'.D73]/([.$B63]*1000)" office:value-type="float" office:value="15.2603174762168" calcext:value-type="float">
            <text:p>15.26</text:p>
          </table:table-cell>
          <table:table-cell table:formula="of:=['IEA 2015'.E73]/([.$B63]*1000)" office:value-type="float" office:value="11.7869006822115" calcext:value-type="float">
            <text:p>11.79</text:p>
          </table:table-cell>
          <table:table-cell table:formula="of:=['IEA 2015'.F73]/([.$B63]*1000)" office:value-type="float" office:value="3.27314041139889" calcext:value-type="float">
            <text:p>3.27</text:p>
          </table:table-cell>
          <table:table-cell table:formula="of:=['IEA 2015'.G73]/([.$B63]*1000)" office:value-type="float" office:value="7.52875005739936" calcext:value-type="float">
            <text:p>7.53</text:p>
          </table:table-cell>
          <table:table-cell office:value-type="float" office:value="2009" calcext:value-type="float">
            <text:p>2009</text:p>
          </table:table-cell>
          <table:table-cell office:value-type="float" office:value="3948.65003249454" calcext:value-type="float">
            <text:p>3948.6500324945</text:p>
          </table:table-cell>
          <table:table-cell table:formula="of:=[.R63]*[.$U$12]/([.$B63]*1000)/365" office:value-type="float" office:value="18.3767277314653" calcext:value-type="float">
            <text:p>18.38</text:p>
          </table:table-cell>
          <table:table-cell table:formula="of:=[.R63]*[.$U$13]/365" office:value-type="float" office:value="125.81589007647" calcext:value-type="float">
            <text:p>125.82</text:p>
          </table:table-cell>
          <table:table-cell office:value-type="float" office:value="3473.58063659383" calcext:value-type="float">
            <text:p>3473.5806365938</text:p>
          </table:table-cell>
          <table:table-cell table:formula="of:=[.U63]*[.$U$12]/([.$B63]*1000)/365" office:value-type="float" office:value="16.1657895956022" calcext:value-type="float">
            <text:p>16.17</text:p>
          </table:table-cell>
          <table:table-cell table:formula="of:=[.U63]*[.$U$13]/365" office:value-type="float" office:value="110.678747407086" calcext:value-type="float">
            <text:p>110.68</text:p>
          </table:table-cell>
          <table:table-cell office:value-type="float" office:value="2680.23375021373" calcext:value-type="float">
            <text:p>2680.2337502137</text:p>
          </table:table-cell>
          <table:table-cell table:formula="of:=[.X63]*[.$U$12]/([.$B63]*1000)/365" office:value-type="float" office:value="12.4736113555361" calcext:value-type="float">
            <text:p>12.47</text:p>
          </table:table-cell>
          <table:table-cell table:formula="of:=[.X63]*[.$U$13]/365" office:value-type="float" office:value="85.4003246985909" calcext:value-type="float">
            <text:p>85.40</text:p>
          </table:table-cell>
          <table:table-cell office:value-type="float" office:value="2713.07031902016" calcext:value-type="float">
            <text:p>2713.0703190202</text:p>
          </table:table-cell>
          <table:table-cell table:formula="of:=[.AA63]*1000000000/([.$B63]*1000)/365" office:value-type="float" office:value="1.08567758720073" calcext:value-type="float">
            <text:p>1.09</text:p>
          </table:table-cell>
          <table:table-cell table:formula="of:=[.AA63]/365" office:value-type="float" office:value="7.43306936717852" calcext:value-type="float">
            <text:p>7.43</text:p>
          </table:table-cell>
          <table:table-cell office:value-type="float" office:value="3261.01195222834" calcext:value-type="float">
            <text:p>3261.0119522283</text:p>
          </table:table-cell>
          <table:table-cell table:formula="of:=[.AD63]*1000000000/([.$B63]*1000)/365" office:value-type="float" office:value="1.30494501499197" calcext:value-type="float">
            <text:p>1.30</text:p>
          </table:table-cell>
          <table:table-cell table:formula="of:=[.AD63]/365" office:value-type="float" office:value="8.93427932117353" calcext:value-type="float">
            <text:p>8.93</text:p>
          </table:table-cell>
          <table:table-cell office:value-type="float" office:value="637.449327257034" calcext:value-type="float">
            <text:p>637.449327257</text:p>
          </table:table-cell>
          <table:table-cell table:formula="of:=[.AG63]*1000000000/([.$B63]*1000)/365" office:value-type="float" office:value="0.255085333663261" calcext:value-type="float">
            <text:p>0.26</text:p>
          </table:table-cell>
          <table:table-cell table:formula="of:=[.AG63]/365" office:value-type="float" office:value="1.74643651303297" calcext:value-type="float">
            <text:p>1.75</text:p>
          </table:table-cell>
          <table:table-cell table:formula="of:=SUM([.S63];[.V63];[.Y63];[.AB63];[.AE63];[.AH63])" office:value-type="float" office:value="49.6618366184596" calcext:value-type="float">
            <text:p>49.66</text:p>
          </table:table-cell>
          <table:table-cell table:formula="of:=[.AI63]+[.AF63]+[.AC63]+[.Z63]+[.W63]+[.T63]" office:value-type="float" office:value="340.008747383531" calcext:value-type="float">
            <text:p>340.01</text:p>
          </table:table-cell>
          <table:table-cell table:formula="of:=[.AN63]-[.AJ63]" office:value-type="float" office:value="4.3166813690282" calcext:value-type="float">
            <text:p>4.32</text:p>
          </table:table-cell>
          <table:table-cell office:value-type="float" office:value="11598.4891282005" calcext:value-type="float">
            <text:p>11598.4891282005</text:p>
          </table:table-cell>
          <table:table-cell table:formula="of:=[.AM63]*[.$U$12]/([.$B63]*1000)/365" office:value-type="float" office:value="53.9785179874878" calcext:value-type="float">
            <text:p>53.98</text:p>
          </table:table-cell>
          <table:table-cell table:formula="of:=[.AM63]*[.$U$13]/365" office:value-type="float" office:value="369.562817975265" calcext:value-type="float">
            <text:p>369.56</text:p>
          </table:table-cell>
        </table:table-row>
        <table:table-row table:style-name="ro1">
          <table:table-cell/>
          <table:table-cell office:value-type="float" office:value="6929725.04300001" calcext:value-type="float">
            <text:p>6929725.04300001</text:p>
          </table:table-cell>
          <table:table-cell table:style-name="Default" table:number-columns-repeated="6"/>
          <table:table-cell/>
          <table:table-cell table:formula="of:=['IEA 2015'.A74]" office:value-type="float" office:value="2010" calcext:value-type="float">
            <text:p>2010</text:p>
          </table:table-cell>
          <table:table-cell table:formula="of:=['IEA 2015'.B74]/([.$B64]*1000)" office:value-type="float" office:value="58.8040388884833" calcext:value-type="float">
            <text:p>58.80</text:p>
          </table:table-cell>
          <table:table-cell table:formula="of:=['IEA 2015'.C74]/([.$B64]*1000)" office:value-type="float" office:value="19.2105748166587" calcext:value-type="float">
            <text:p>19.21</text:p>
          </table:table-cell>
          <table:table-cell table:formula="of:=['IEA 2015'.D74]/([.$B64]*1000)" office:value-type="float" office:value="16.1209030619649" calcext:value-type="float">
            <text:p>16.12</text:p>
          </table:table-cell>
          <table:table-cell table:formula="of:=['IEA 2015'.E74]/([.$B64]*1000)" office:value-type="float" office:value="12.5805929081463" calcext:value-type="float">
            <text:p>12.58</text:p>
          </table:table-cell>
          <table:table-cell table:formula="of:=['IEA 2015'.F74]/([.$B64]*1000)" office:value-type="float" office:value="3.30578615291497" calcext:value-type="float">
            <text:p>3.31</text:p>
          </table:table-cell>
          <table:table-cell table:formula="of:=['IEA 2015'.G74]/([.$B64]*1000)" office:value-type="float" office:value="7.79287847573495" calcext:value-type="float">
            <text:p>7.79</text:p>
          </table:table-cell>
          <table:table-cell office:value-type="float" office:value="2010" calcext:value-type="float">
            <text:p>2010</text:p>
          </table:table-cell>
          <table:table-cell office:value-type="float" office:value="4079.87401098688" calcext:value-type="float">
            <text:p>4079.8740109869</text:p>
          </table:table-cell>
          <table:table-cell table:formula="of:=[.R64]*[.$U$12]/([.$B64]*1000)/365" office:value-type="float" office:value="18.7593419210875" calcext:value-type="float">
            <text:p>18.76</text:p>
          </table:table-cell>
          <table:table-cell table:formula="of:=[.R64]*[.$U$13]/365" office:value-type="float" office:value="129.99708150076" calcext:value-type="float">
            <text:p>130.00</text:p>
          </table:table-cell>
          <table:table-cell office:value-type="float" office:value="3634.33204482893" calcext:value-type="float">
            <text:p>3634.3320448289</text:p>
          </table:table-cell>
          <table:table-cell table:formula="of:=[.U64]*[.$U$12]/([.$B64]*1000)/365" office:value-type="float" office:value="16.7107310912328" calcext:value-type="float">
            <text:p>16.71</text:p>
          </table:table-cell>
          <table:table-cell table:formula="of:=[.U64]*[.$U$13]/365" office:value-type="float" office:value="115.800771729755" calcext:value-type="float">
            <text:p>115.80</text:p>
          </table:table-cell>
          <table:table-cell office:value-type="float" office:value="2886.71649126866" calcext:value-type="float">
            <text:p>2886.7164912687</text:p>
          </table:table-cell>
          <table:table-cell table:formula="of:=[.X64]*[.$U$12]/([.$B64]*1000)/365" office:value-type="float" office:value="13.2731798930849" calcext:value-type="float">
            <text:p>13.27</text:p>
          </table:table-cell>
          <table:table-cell table:formula="of:=[.X64]*[.$U$13]/365" office:value-type="float" office:value="91.9794871053548" calcext:value-type="float">
            <text:p>91.98</text:p>
          </table:table-cell>
          <table:table-cell office:value-type="float" office:value="2767.67664731897" calcext:value-type="float">
            <text:p>2767.676647319</text:p>
          </table:table-cell>
          <table:table-cell table:formula="of:=[.AA64]*1000000000/([.$B64]*1000)/365" office:value-type="float" office:value="1.09422461916277" calcext:value-type="float">
            <text:p>1.09</text:p>
          </table:table-cell>
          <table:table-cell table:formula="of:=[.AA64]/365" office:value-type="float" office:value="7.58267574607937" calcext:value-type="float">
            <text:p>7.58</text:p>
          </table:table-cell>
          <table:table-cell office:value-type="float" office:value="3465.90547665589" calcext:value-type="float">
            <text:p>3465.9054766559</text:p>
          </table:table-cell>
          <table:table-cell table:formula="of:=[.AD64]*1000000000/([.$B64]*1000)/365" office:value-type="float" office:value="1.37027535493414" calcext:value-type="float">
            <text:p>1.37</text:p>
          </table:table-cell>
          <table:table-cell table:formula="of:=[.AD64]/365" office:value-type="float" office:value="9.49563144289285" calcext:value-type="float">
            <text:p>9.50</text:p>
          </table:table-cell>
          <table:table-cell office:value-type="float" office:value="750.967104537039" calcext:value-type="float">
            <text:p>750.967104537</text:p>
          </table:table-cell>
          <table:table-cell table:formula="of:=[.AG64]*1000000000/([.$B64]*1000)/365" office:value-type="float" office:value="0.296901263650798" calcext:value-type="float">
            <text:p>0.30</text:p>
          </table:table-cell>
          <table:table-cell table:formula="of:=[.AG64]/365" office:value-type="float" office:value="2.05744412201928" calcext:value-type="float">
            <text:p>2.06</text:p>
          </table:table-cell>
          <table:table-cell table:formula="of:=SUM([.S64];[.V64];[.Y64];[.AB64];[.AE64];[.AH64])" office:value-type="float" office:value="51.5046541431529" calcext:value-type="float">
            <text:p>51.50</text:p>
          </table:table-cell>
          <table:table-cell table:formula="of:=[.AI64]+[.AF64]+[.AC64]+[.Z64]+[.W64]+[.T64]" office:value-type="float" office:value="356.913091646861" calcext:value-type="float">
            <text:p>356.91</text:p>
          </table:table-cell>
          <table:table-cell table:formula="of:=[.AN64]-[.AJ64]" office:value-type="float" office:value="4.50544412474643" calcext:value-type="float">
            <text:p>4.51</text:p>
          </table:table-cell>
          <table:table-cell office:value-type="float" office:value="12181.3518425798" calcext:value-type="float">
            <text:p>12181.3518425798</text:p>
          </table:table-cell>
          <table:table-cell table:formula="of:=[.AM64]*[.$U$12]/([.$B64]*1000)/365" office:value-type="float" office:value="56.0100982678994" calcext:value-type="float">
            <text:p>56.01</text:p>
          </table:table-cell>
          <table:table-cell table:formula="of:=[.AM64]*[.$U$13]/365" office:value-type="float" office:value="388.134580627954" calcext:value-type="float">
            <text:p>388.13</text:p>
          </table:table-cell>
        </table:table-row>
        <table:table-row table:style-name="ro1">
          <table:table-cell/>
          <table:table-cell office:value-type="float" office:value="7013427.052" calcext:value-type="float">
            <text:p>7013427.052</text:p>
          </table:table-cell>
          <table:table-cell table:style-name="Default" table:number-columns-repeated="6"/>
          <table:table-cell/>
          <table:table-cell table:formula="of:=['IEA 2015'.A75]" office:value-type="float" office:value="2011" calcext:value-type="float">
            <text:p>2011</text:p>
          </table:table-cell>
          <table:table-cell table:formula="of:=['IEA 2015'.B75]/([.$B65]*1000)" office:value-type="float" office:value="59.6684725059762" calcext:value-type="float">
            <text:p>59.67</text:p>
          </table:table-cell>
          <table:table-cell table:formula="of:=['IEA 2015'.C75]/([.$B65]*1000)" office:value-type="float" office:value="19.1070499108639" calcext:value-type="float">
            <text:p>19.11</text:p>
          </table:table-cell>
          <table:table-cell table:formula="of:=['IEA 2015'.D75]/([.$B65]*1000)" office:value-type="float" office:value="17.2176623722127" calcext:value-type="float">
            <text:p>17.22</text:p>
          </table:table-cell>
          <table:table-cell table:formula="of:=['IEA 2015'.E75]/([.$B65]*1000)" office:value-type="float" office:value="12.6770073090352" calcext:value-type="float">
            <text:p>12.68</text:p>
          </table:table-cell>
          <table:table-cell table:formula="of:=['IEA 2015'.F75]/([.$B65]*1000)" office:value-type="float" office:value="3.06077390930693" calcext:value-type="float">
            <text:p>3.06</text:p>
          </table:table-cell>
          <table:table-cell table:formula="of:=['IEA 2015'.G75]/([.$B65]*1000)" office:value-type="float" office:value="7.90499866431864" calcext:value-type="float">
            <text:p>7.90</text:p>
          </table:table-cell>
          <table:table-cell office:value-type="float" office:value="2011" calcext:value-type="float">
            <text:p>2011</text:p>
          </table:table-cell>
          <table:table-cell office:value-type="float" office:value="4121.55068289088" calcext:value-type="float">
            <text:p>4121.5506828909</text:p>
          </table:table-cell>
          <table:table-cell table:formula="of:=[.R65]*[.$U$12]/([.$B65]*1000)/365" office:value-type="float" office:value="18.7248009988356" calcext:value-type="float">
            <text:p>18.72</text:p>
          </table:table-cell>
          <table:table-cell table:formula="of:=[.R65]*[.$U$13]/365" office:value-type="float" office:value="131.325025868551" calcext:value-type="float">
            <text:p>131.33</text:p>
          </table:table-cell>
          <table:table-cell office:value-type="float" office:value="3800.03928327577" calcext:value-type="float">
            <text:p>3800.0392832758</text:p>
          </table:table-cell>
          <table:table-cell table:formula="of:=[.U65]*[.$U$12]/([.$B65]*1000)/365" office:value-type="float" office:value="17.2641281987556" calcext:value-type="float">
            <text:p>17.26</text:p>
          </table:table-cell>
          <table:table-cell table:formula="of:=[.U65]*[.$U$13]/365" office:value-type="float" office:value="121.080703738349" calcext:value-type="float">
            <text:p>121.08</text:p>
          </table:table-cell>
          <table:table-cell office:value-type="float" office:value="2929.28651285926" calcext:value-type="float">
            <text:p>2929.2865128593</text:p>
          </table:table-cell>
          <table:table-cell table:formula="of:=[.X65]*[.$U$12]/([.$B65]*1000)/365" office:value-type="float" office:value="13.308172394811" calcext:value-type="float">
            <text:p>13.31</text:p>
          </table:table-cell>
          <table:table-cell table:formula="of:=[.X65]*[.$U$13]/365" office:value-type="float" office:value="93.3358962864471" calcext:value-type="float">
            <text:p>93.34</text:p>
          </table:table-cell>
          <table:table-cell office:value-type="float" office:value="2653.37339289" calcext:value-type="float">
            <text:p>2653.37339289</text:p>
          </table:table-cell>
          <table:table-cell table:formula="of:=[.AA65]*1000000000/([.$B65]*1000)/365" office:value-type="float" office:value="1.03651411656603" calcext:value-type="float">
            <text:p>1.04</text:p>
          </table:table-cell>
          <table:table-cell table:formula="of:=[.AA65]/365" office:value-type="float" office:value="7.26951614490411" calcext:value-type="float">
            <text:p>7.27</text:p>
          </table:table-cell>
          <table:table-cell office:value-type="float" office:value="3515.77777810657" calcext:value-type="float">
            <text:p>3515.7777781066</text:p>
          </table:table-cell>
          <table:table-cell table:formula="of:=[.AD65]*1000000000/([.$B65]*1000)/365" office:value-type="float" office:value="1.37340387428378" calcext:value-type="float">
            <text:p>1.37</text:p>
          </table:table-cell>
          <table:table-cell table:formula="of:=[.AD65]/365" office:value-type="float" office:value="9.63226788522348" calcext:value-type="float">
            <text:p>9.63</text:p>
          </table:table-cell>
          <table:table-cell office:value-type="float" office:value="899.895722929253" calcext:value-type="float">
            <text:p>899.8957229293</text:p>
          </table:table-cell>
          <table:table-cell table:formula="of:=[.AG65]*1000000000/([.$B65]*1000)/365" office:value-type="float" office:value="0.351535378606337" calcext:value-type="float">
            <text:p>0.35</text:p>
          </table:table-cell>
          <table:table-cell table:formula="of:=[.AG65]/365" office:value-type="float" office:value="2.46546773405275" calcext:value-type="float">
            <text:p>2.47</text:p>
          </table:table-cell>
          <table:table-cell table:formula="of:=SUM([.S65];[.V65];[.Y65];[.AB65];[.AE65];[.AH65])" office:value-type="float" office:value="52.0585549618584" calcext:value-type="float">
            <text:p>52.06</text:p>
          </table:table-cell>
          <table:table-cell table:formula="of:=[.AI65]+[.AF65]+[.AC65]+[.Z65]+[.W65]+[.T65]" office:value-type="float" office:value="365.108877657526" calcext:value-type="float">
            <text:p>365.11</text:p>
          </table:table-cell>
          <table:table-cell table:formula="of:=[.AN65]-[.AJ65]" office:value-type="float" office:value="4.50552918174442" calcext:value-type="float">
            <text:p>4.51</text:p>
          </table:table-cell>
          <table:table-cell office:value-type="float" office:value="12450.4254888295" calcext:value-type="float">
            <text:p>12450.4254888295</text:p>
          </table:table-cell>
          <table:table-cell table:formula="of:=[.AM65]*[.$U$12]/([.$B65]*1000)/365" office:value-type="float" office:value="56.5640841436028" calcext:value-type="float">
            <text:p>56.56</text:p>
          </table:table-cell>
          <table:table-cell table:formula="of:=[.AM65]*[.$U$13]/365" office:value-type="float" office:value="396.708077904348" calcext:value-type="float">
            <text:p>396.71</text:p>
          </table:table-cell>
        </table:table-row>
        <table:table-row table:style-name="ro1">
          <table:table-cell/>
          <table:table-cell office:value-type="float" office:value="7097500.453" calcext:value-type="float">
            <text:p>7097500.453</text:p>
          </table:table-cell>
          <table:table-cell table:style-name="Default" table:number-columns-repeated="6"/>
          <table:table-cell/>
          <table:table-cell table:formula="of:=['IEA 2015'.A76]" office:value-type="float" office:value="2012" calcext:value-type="float">
            <text:p>2012</text:p>
          </table:table-cell>
          <table:table-cell table:formula="of:=['IEA 2015'.B76]/([.$B66]*1000)" office:value-type="float" office:value="59.8334792618405" calcext:value-type="float">
            <text:p>59.83</text:p>
          </table:table-cell>
          <table:table-cell table:formula="of:=['IEA 2015'.C76]/([.$B66]*1000)" office:value-type="float" office:value="19.2338552120352" calcext:value-type="float">
            <text:p>19.23</text:p>
          </table:table-cell>
          <table:table-cell table:formula="of:=['IEA 2015'.D76]/([.$B66]*1000)" office:value-type="float" office:value="17.2294224813873" calcext:value-type="float">
            <text:p>17.23</text:p>
          </table:table-cell>
          <table:table-cell table:formula="of:=['IEA 2015'.E76]/([.$B66]*1000)" office:value-type="float" office:value="12.7531991191814" calcext:value-type="float">
            <text:p>12.75</text:p>
          </table:table-cell>
          <table:table-cell table:formula="of:=['IEA 2015'.F76]/([.$B66]*1000)" office:value-type="float" office:value="2.88138681150013" calcext:value-type="float">
            <text:p>2.88</text:p>
          </table:table-cell>
          <table:table-cell table:formula="of:=['IEA 2015'.G76]/([.$B66]*1000)" office:value-type="float" office:value="8.07113160623942" calcext:value-type="float">
            <text:p>8.07</text:p>
          </table:table-cell>
          <table:table-cell office:value-type="float" office:value="2012" calcext:value-type="float">
            <text:p>2012</text:p>
          </table:table-cell>
          <table:table-cell office:value-type="float" office:value="4168.58037394263" calcext:value-type="float">
            <text:p>4168.5803739426</text:p>
          </table:table-cell>
          <table:table-cell table:formula="of:=[.R66]*[.$U$12]/([.$B66]*1000)/365" office:value-type="float" office:value="18.7141282256111" calcext:value-type="float">
            <text:p>18.71</text:p>
          </table:table-cell>
          <table:table-cell table:formula="of:=[.R66]*[.$U$13]/365" office:value-type="float" office:value="132.823533558775" calcext:value-type="float">
            <text:p>132.82</text:p>
          </table:table-cell>
          <table:table-cell office:value-type="float" office:value="3814.35662657668" calcext:value-type="float">
            <text:p>3814.3566265767</text:p>
          </table:table-cell>
          <table:table-cell table:formula="of:=[.U66]*[.$U$12]/([.$B66]*1000)/365" office:value-type="float" office:value="17.1239013296155" calcext:value-type="float">
            <text:p>17.12</text:p>
          </table:table-cell>
          <table:table-cell table:formula="of:=[.U66]*[.$U$13]/365" office:value-type="float" office:value="121.536897444073" calcext:value-type="float">
            <text:p>121.54</text:p>
          </table:table-cell>
          <table:table-cell office:value-type="float" office:value="3005.83809406135" calcext:value-type="float">
            <text:p>3005.8380940614</text:p>
          </table:table-cell>
          <table:table-cell table:formula="of:=[.X66]*[.$U$12]/([.$B66]*1000)/365" office:value-type="float" office:value="13.4941957385094" calcext:value-type="float">
            <text:p>13.49</text:p>
          </table:table-cell>
          <table:table-cell table:formula="of:=[.X66]*[.$U$13]/365" office:value-type="float" office:value="95.7750603669411" calcext:value-type="float">
            <text:p>95.78</text:p>
          </table:table-cell>
          <table:table-cell office:value-type="float" office:value="2471.73152960311" calcext:value-type="float">
            <text:p>2471.7315296031</text:p>
          </table:table-cell>
          <table:table-cell table:formula="of:=[.AA66]*1000000000/([.$B66]*1000)/365" office:value-type="float" office:value="0.954120010169175" calcext:value-type="float">
            <text:p>0.95</text:p>
          </table:table-cell>
          <table:table-cell table:formula="of:=[.AA66]/365" office:value-type="float" office:value="6.77186720439208" calcext:value-type="float">
            <text:p>6.77</text:p>
          </table:table-cell>
          <table:table-cell office:value-type="float" office:value="3692.74361461961" calcext:value-type="float">
            <text:p>3692.7436146196</text:p>
          </table:table-cell>
          <table:table-cell table:formula="of:=[.AD66]*1000000000/([.$B66]*1000)/365" office:value-type="float" office:value="1.42544630472014" calcext:value-type="float">
            <text:p>1.43</text:p>
          </table:table-cell>
          <table:table-cell table:formula="of:=[.AD66]/365" office:value-type="float" office:value="10.1171057934784" calcext:value-type="float">
            <text:p>10.12</text:p>
          </table:table-cell>
          <table:table-cell office:value-type="float" office:value="1053.81648329524" calcext:value-type="float">
            <text:p>1053.8164832952</text:p>
          </table:table-cell>
          <table:table-cell table:formula="of:=[.AG66]*1000000000/([.$B66]*1000)/365" office:value-type="float" office:value="0.406786652076064" calcext:value-type="float">
            <text:p>0.41</text:p>
          </table:table-cell>
          <table:table-cell table:formula="of:=[.AG66]/365" office:value-type="float" office:value="2.88716844738422" calcext:value-type="float">
            <text:p>2.89</text:p>
          </table:table-cell>
          <table:table-cell table:formula="of:=SUM([.S66];[.V66];[.Y66];[.AB66];[.AE66];[.AH66])" office:value-type="float" office:value="52.1185782607014" calcext:value-type="float">
            <text:p>52.12</text:p>
          </table:table-cell>
          <table:table-cell table:formula="of:=[.AI66]+[.AF66]+[.AC66]+[.Z66]+[.W66]+[.T66]" office:value-type="float" office:value="369.911632815044" calcext:value-type="float">
            <text:p>369.91</text:p>
          </table:table-cell>
          <table:table-cell table:formula="of:=[.AN66]-[.AJ66]" office:value-type="float" office:value="4.54615484083816" calcext:value-type="float">
            <text:p>4.55</text:p>
          </table:table-cell>
          <table:table-cell office:value-type="float" office:value="12622.0944654269" calcext:value-type="float">
            <text:p>12622.0944654269</text:p>
          </table:table-cell>
          <table:table-cell table:formula="of:=[.AM66]*[.$U$12]/([.$B66]*1000)/365" office:value-type="float" office:value="56.6647331015395" calcext:value-type="float">
            <text:p>56.66</text:p>
          </table:table-cell>
          <table:table-cell table:formula="of:=[.AM66]*[.$U$13]/365" office:value-type="float" office:value="402.177968857301" calcext:value-type="float">
            <text:p>402.18</text:p>
          </table:table-cell>
        </table:table-row>
        <table:table-row table:style-name="ro1">
          <table:table-cell/>
          <table:table-cell office:value-type="float" office:value="7181715.139" calcext:value-type="float">
            <text:p>7181715.139</text:p>
          </table:table-cell>
          <table:table-cell table:style-name="Default" table:number-columns-repeated="6"/>
          <table:table-cell/>
          <table:table-cell table:formula="of:=['IEA 2015'.A77]" office:value-type="float" office:value="2013" calcext:value-type="float">
            <text:p>2013</text:p>
          </table:table-cell>
          <table:table-cell table:formula="of:=['IEA 2015'.B77]/([.$B67]*1000)" office:value-type="float" office:value="60.0784164104663" calcext:value-type="float">
            <text:p>60.08</text:p>
          </table:table-cell>
          <table:table-cell table:formula="of:=['IEA 2015'.C77]/([.$B67]*1000)" office:value-type="float" office:value="18.9869719188114" calcext:value-type="float">
            <text:p>18.99</text:p>
          </table:table-cell>
          <table:table-cell table:formula="of:=['IEA 2015'.D77]/([.$B67]*1000)" office:value-type="float" office:value="17.335082175453" calcext:value-type="float">
            <text:p>17.34</text:p>
          </table:table-cell>
          <table:table-cell table:formula="of:=['IEA 2015'.E77]/([.$B67]*1000)" office:value-type="float" office:value="12.8749859107079" calcext:value-type="float">
            <text:p>12.87</text:p>
          </table:table-cell>
          <table:table-cell table:formula="of:=['IEA 2015'.F77]/([.$B67]*1000)" office:value-type="float" office:value="2.86830356926006" calcext:value-type="float">
            <text:p>2.87</text:p>
          </table:table-cell>
          <table:table-cell table:formula="of:=['IEA 2015'.G77]/([.$B67]*1000)" office:value-type="float" office:value="8.27258656428273" calcext:value-type="float">
            <text:p>8.27</text:p>
          </table:table-cell>
          <table:table-cell office:value-type="float" office:value="2013" calcext:value-type="float">
            <text:p>2013</text:p>
          </table:table-cell>
          <table:table-cell office:value-type="float" office:value="4209.93767921092" calcext:value-type="float">
            <text:p>4209.9376792109</text:p>
          </table:table-cell>
          <table:table-cell table:formula="of:=[.R67]*[.$U$12]/([.$B67]*1000)/365" office:value-type="float" office:value="18.67817079163" calcext:value-type="float">
            <text:p>18.68</text:p>
          </table:table-cell>
          <table:table-cell table:formula="of:=[.R67]*[.$U$13]/365" office:value-type="float" office:value="134.141301943077" calcext:value-type="float">
            <text:p>134.14</text:p>
          </table:table-cell>
          <table:table-cell office:value-type="float" office:value="3890.71297844618" calcext:value-type="float">
            <text:p>3890.7129784462</text:p>
          </table:table-cell>
          <table:table-cell table:formula="of:=[.U67]*[.$U$12]/([.$B67]*1000)/365" office:value-type="float" office:value="17.2618710893246" calcext:value-type="float">
            <text:p>17.26</text:p>
          </table:table-cell>
          <table:table-cell table:formula="of:=[.U67]*[.$U$13]/365" office:value-type="float" office:value="123.969840929669" calcext:value-type="float">
            <text:p>123.97</text:p>
          </table:table-cell>
          <table:table-cell office:value-type="float" office:value="3062.50301643264" calcext:value-type="float">
            <text:p>3062.5030164326</text:p>
          </table:table-cell>
          <table:table-cell table:formula="of:=[.X67]*[.$U$12]/([.$B67]*1000)/365" office:value-type="float" office:value="13.5873636973962" calcext:value-type="float">
            <text:p>13.59</text:p>
          </table:table-cell>
          <table:table-cell table:formula="of:=[.X67]*[.$U$13]/365" office:value-type="float" office:value="97.5805755646893" calcext:value-type="float">
            <text:p>97.58</text:p>
          </table:table-cell>
          <table:table-cell office:value-type="float" office:value="2492.71267853524" calcext:value-type="float">
            <text:p>2492.7126785352</text:p>
          </table:table-cell>
          <table:table-cell table:formula="of:=[.AA67]*1000000000/([.$B67]*1000)/365" office:value-type="float" office:value="0.950935768409922" calcext:value-type="float">
            <text:p>0.95</text:p>
          </table:table-cell>
          <table:table-cell table:formula="of:=[.AA67]/365" office:value-type="float" office:value="6.82934980420614" calcext:value-type="float">
            <text:p>6.83</text:p>
          </table:table-cell>
          <table:table-cell office:value-type="float" office:value="3821.99882320953" calcext:value-type="float">
            <text:p>3821.9988232095</text:p>
          </table:table-cell>
          <table:table-cell table:formula="of:=[.AD67]*1000000000/([.$B67]*1000)/365" office:value-type="float" office:value="1.45804023829423" calcext:value-type="float">
            <text:p>1.46</text:p>
          </table:table-cell>
          <table:table-cell table:formula="of:=[.AD67]/365" office:value-type="float" office:value="10.4712296526289" calcext:value-type="float">
            <text:p>10.47</text:p>
          </table:table-cell>
          <table:table-cell office:value-type="float" office:value="1242.41297458597" calcext:value-type="float">
            <text:p>1242.412974586</text:p>
          </table:table-cell>
          <table:table-cell table:formula="of:=[.AG67]*1000000000/([.$B67]*1000)/365" office:value-type="float" office:value="0.47396354455284" calcext:value-type="float">
            <text:p>0.47</text:p>
          </table:table-cell>
          <table:table-cell table:formula="of:=[.AG67]/365" office:value-type="float" office:value="3.40387116324923" calcext:value-type="float">
            <text:p>3.40</text:p>
          </table:table-cell>
          <table:table-cell table:formula="of:=SUM([.S67];[.V67];[.Y67];[.AB67];[.AE67];[.AH67])" office:value-type="float" office:value="52.4103451296078" calcext:value-type="float">
            <text:p>52.41</text:p>
          </table:table-cell>
          <table:table-cell table:formula="of:=[.AI67]+[.AF67]+[.AC67]+[.Z67]+[.W67]+[.T67]" office:value-type="float" office:value="376.396169057519" calcext:value-type="float">
            <text:p>376.40</text:p>
          </table:table-cell>
          <table:table-cell table:formula="of:=[.AN67]-[.AJ67]" office:value-type="float" office:value="4.70374347836665" calcext:value-type="float">
            <text:p>4.70</text:p>
          </table:table-cell>
          <table:table-cell office:value-type="float" office:value="12873.1424681185" calcext:value-type="float">
            <text:p>12873.1424681185</text:p>
          </table:table-cell>
          <table:table-cell table:formula="of:=[.AM67]*[.$U$12]/([.$B67]*1000)/365" office:value-type="float" office:value="57.1140886079744" calcext:value-type="float">
            <text:p>57.11</text:p>
          </table:table-cell>
          <table:table-cell table:formula="of:=[.AM67]*[.$U$13]/365" office:value-type="float" office:value="410.177114806077" calcext:value-type="float">
            <text:p>410.18</text:p>
          </table:table-cell>
        </table:table-row>
        <table:table-row table:style-name="ro1">
          <table:table-cell/>
          <table:table-cell office:value-type="float" office:value="7265785.946" calcext:value-type="float">
            <text:p>7265785.946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6"/>
          <table:table-cell office:value-type="float" office:value="2014" calcext:value-type="float">
            <text:p>2014</text:p>
          </table:table-cell>
          <table:table-cell office:value-type="float" office:value="4251.58718857713" calcext:value-type="float">
            <text:p>4251.5871885771</text:p>
          </table:table-cell>
          <table:table-cell table:formula="of:=[.R68]*[.$U$12]/([.$B68]*1000)/365" office:value-type="float" office:value="18.6446974680189" calcext:value-type="float">
            <text:p>18.64</text:p>
          </table:table-cell>
          <table:table-cell table:formula="of:=[.R68]*[.$U$13]/365" office:value-type="float" office:value="135.468380830554" calcext:value-type="float">
            <text:p>135.47</text:p>
          </table:table-cell>
          <table:table-cell office:value-type="float" office:value="3911.18118022575" calcext:value-type="float">
            <text:p>3911.1811802258</text:p>
          </table:table-cell>
          <table:table-cell table:formula="of:=[.U68]*[.$U$12]/([.$B68]*1000)/365" office:value-type="float" office:value="17.1518980120747" calcext:value-type="float">
            <text:p>17.15</text:p>
          </table:table-cell>
          <table:table-cell table:formula="of:=[.U68]*[.$U$13]/365" office:value-type="float" office:value="124.622019523357" calcext:value-type="float">
            <text:p>124.62</text:p>
          </table:table-cell>
          <table:table-cell office:value-type="float" office:value="3081.46211087526" calcext:value-type="float">
            <text:p>3081.4621108753</text:p>
          </table:table-cell>
          <table:table-cell table:formula="of:=[.X68]*[.$U$12]/([.$B68]*1000)/365" office:value-type="float" office:value="13.5132895711965" calcext:value-type="float">
            <text:p>13.51</text:p>
          </table:table-cell>
          <table:table-cell table:formula="of:=[.X68]*[.$U$13]/365" office:value-type="float" office:value="98.1846694506282" calcext:value-type="float">
            <text:p>98.18</text:p>
          </table:table-cell>
          <table:table-cell office:value-type="float" office:value="2543.23266963426" calcext:value-type="float">
            <text:p>2543.2326696343</text:p>
          </table:table-cell>
          <table:table-cell table:formula="of:=[.AA68]*1000000000/([.$B68]*1000)/365" office:value-type="float" office:value="0.958982385458235" calcext:value-type="float">
            <text:p>0.96</text:p>
          </table:table-cell>
          <table:table-cell table:formula="of:=[.AA68]/365" office:value-type="float" office:value="6.967760738724" calcext:value-type="float">
            <text:p>6.97</text:p>
          </table:table-cell>
          <table:table-cell office:value-type="float" office:value="3908.02231392431" calcext:value-type="float">
            <text:p>3908.0223139243</text:p>
          </table:table-cell>
          <table:table-cell table:formula="of:=[.AD68]*1000000000/([.$B68]*1000)/365" office:value-type="float" office:value="1.47360664471572" calcext:value-type="float">
            <text:p>1.47</text:p>
          </table:table-cell>
          <table:table-cell table:formula="of:=[.AD68]/365" office:value-type="float" office:value="10.7069104491077" calcext:value-type="float">
            <text:p>10.71</text:p>
          </table:table-cell>
          <table:table-cell office:value-type="float" office:value="1399.20218544354" calcext:value-type="float">
            <text:p>1399.2021854435</text:p>
          </table:table-cell>
          <table:table-cell table:formula="of:=[.AG68]*1000000000/([.$B68]*1000)/365" office:value-type="float" office:value="0.527600272501999" calcext:value-type="float">
            <text:p>0.53</text:p>
          </table:table-cell>
          <table:table-cell table:formula="of:=[.AG68]/365" office:value-type="float" office:value="3.83343064505079" calcext:value-type="float">
            <text:p>3.83</text:p>
          </table:table-cell>
          <table:table-cell table:formula="of:=SUM([.S68];[.V68];[.Y68];[.AB68];[.AE68];[.AH68])" office:value-type="float" office:value="52.2700743539661" calcext:value-type="float">
            <text:p>52.27</text:p>
          </table:table-cell>
          <table:table-cell table:formula="of:=[.AI68]+[.AF68]+[.AC68]+[.Z68]+[.W68]+[.T68]" office:value-type="float" office:value="379.783171637422" calcext:value-type="float">
            <text:p>379.78</text:p>
          </table:table-cell>
          <table:table-cell table:formula="of:=[.AN68]-[.AJ68]" office:value-type="float" office:value="4.82978254647129" calcext:value-type="float">
            <text:p>4.83</text:p>
          </table:table-cell>
          <table:table-cell office:value-type="float" office:value="13020.5931463302" calcext:value-type="float">
            <text:p>13020.5931463302</text:p>
          </table:table-cell>
          <table:table-cell table:formula="of:=[.AM68]*[.$U$12]/([.$B68]*1000)/365" office:value-type="float" office:value="57.0998569004374" calcext:value-type="float">
            <text:p>57.10</text:p>
          </table:table-cell>
          <table:table-cell table:formula="of:=[.AM68]*[.$U$13]/365" office:value-type="float" office:value="414.875337785809" calcext:value-type="float">
            <text:p>414.88</text:p>
          </table:table-cell>
        </table:table-row>
        <table:table-row table:style-name="ro1">
          <table:table-cell/>
          <table:table-cell office:value-type="float" office:value="7349472.099" calcext:value-type="float">
            <text:p>7349472.099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6"/>
          <table:table-cell office:value-type="float" office:value="2015" calcext:value-type="float">
            <text:p>2015</text:p>
          </table:table-cell>
          <table:table-cell office:value-type="float" office:value="4331.3441383602" calcext:value-type="float">
            <text:p>4331.3441383602</text:p>
          </table:table-cell>
          <table:table-cell table:formula="of:=[.R69]*[.$U$12]/([.$B69]*1000)/365" office:value-type="float" office:value="18.7781755961534" calcext:value-type="float">
            <text:p>18.78</text:p>
          </table:table-cell>
          <table:table-cell table:formula="of:=[.R69]*[.$U$13]/365" office:value-type="float" office:value="138.009677614052" calcext:value-type="float">
            <text:p>138.01</text:p>
          </table:table-cell>
          <table:table-cell office:value-type="float" office:value="3839.85000785398" calcext:value-type="float">
            <text:p>3839.850007854</text:p>
          </table:table-cell>
          <table:table-cell table:formula="of:=[.U69]*[.$U$12]/([.$B69]*1000)/365" office:value-type="float" office:value="16.6473444286677" calcext:value-type="float">
            <text:p>16.65</text:p>
          </table:table-cell>
          <table:table-cell table:formula="of:=[.U69]*[.$U$13]/365" office:value-type="float" office:value="122.349193400936" calcext:value-type="float">
            <text:p>122.35</text:p>
          </table:table-cell>
          <table:table-cell office:value-type="float" office:value="3135.2129628629" calcext:value-type="float">
            <text:p>3135.2129628629</text:p>
          </table:table-cell>
          <table:table-cell table:formula="of:=[.X69]*[.$U$12]/([.$B69]*1000)/365" office:value-type="float" office:value="13.5924502111404" calcext:value-type="float">
            <text:p>13.59</text:p>
          </table:table-cell>
          <table:table-cell table:formula="of:=[.X69]*[.$U$13]/365" office:value-type="float" office:value="99.8973335838234" calcext:value-type="float">
            <text:p>99.90</text:p>
          </table:table-cell>
          <table:table-cell office:value-type="float" office:value="2577.10849426105" calcext:value-type="float">
            <text:p>2577.1084942611</text:p>
          </table:table-cell>
          <table:table-cell table:formula="of:=[.AA69]*1000000000/([.$B69]*1000)/365" office:value-type="float" office:value="0.960690934266456" calcext:value-type="float">
            <text:p>0.96</text:p>
          </table:table-cell>
          <table:table-cell table:formula="of:=[.AA69]/365" office:value-type="float" office:value="7.06057121715356" calcext:value-type="float">
            <text:p>7.06</text:p>
          </table:table-cell>
          <table:table-cell office:value-type="float" office:value="3946.25027826734" calcext:value-type="float">
            <text:p>3946.2502782673</text:p>
          </table:table-cell>
          <table:table-cell table:formula="of:=[.AD69]*1000000000/([.$B69]*1000)/365" office:value-type="float" office:value="1.47107771175345" calcext:value-type="float">
            <text:p>1.47</text:p>
          </table:table-cell>
          <table:table-cell table:formula="of:=[.AD69]/365" office:value-type="float" office:value="10.8116445979927" calcext:value-type="float">
            <text:p>10.81</text:p>
          </table:table-cell>
          <table:table-cell office:value-type="float" office:value="1612.46521062133" calcext:value-type="float">
            <text:p>1612.4652106213</text:p>
          </table:table-cell>
          <table:table-cell table:formula="of:=[.AG69]*1000000000/([.$B69]*1000)/365" office:value-type="float" office:value="0.601092547369893" calcext:value-type="float">
            <text:p>0.60</text:p>
          </table:table-cell>
          <table:table-cell table:formula="of:=[.AG69]/365" office:value-type="float" office:value="4.41771290581186" calcext:value-type="float">
            <text:p>4.42</text:p>
          </table:table-cell>
          <table:table-cell table:formula="of:=SUM([.S69];[.V69];[.Y69];[.AB69];[.AE69];[.AH69])" office:value-type="float" office:value="52.0508314293514" calcext:value-type="float">
            <text:p>52.05</text:p>
          </table:table-cell>
          <table:table-cell table:formula="of:=[.AI69]+[.AF69]+[.AC69]+[.Z69]+[.W69]+[.T69]" office:value-type="float" office:value="382.54613331977" calcext:value-type="float">
            <text:p>382.55</text:p>
          </table:table-cell>
          <table:table-cell table:formula="of:=[.AN69]-[.AJ69]" office:value-type="float" office:value="4.94835247342542" calcext:value-type="float">
            <text:p>4.95</text:p>
          </table:table-cell>
          <table:table-cell office:value-type="float" office:value="13147.3411687118" calcext:value-type="float">
            <text:p>13147.3411687118</text:p>
          </table:table-cell>
          <table:table-cell table:formula="of:=[.AM69]*[.$U$12]/([.$B69]*1000)/365" office:value-type="float" office:value="56.9991839027768" calcext:value-type="float">
            <text:p>57.00</text:p>
          </table:table-cell>
          <table:table-cell table:formula="of:=[.AM69]*[.$U$13]/365" office:value-type="float" office:value="418.913911759228" calcext:value-type="float">
            <text:p>418.91</text:p>
          </table:table-cell>
        </table:table-row>
      </table:table>
      <table:table table:name="combi" table:style-name="ta1" table:print="false">
        <table:table-column table:style-name="co1" table:default-cell-style-name="Default"/>
        <table:table-column table:style-name="co1" table:number-columns-repeated="6" table:default-cell-style-name="ce20"/>
        <table:table-row table:style-name="ro1"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oil</text:p>
          </table:table-cell>
          <table:table-cell table:style-name="Default" office:value-type="string" calcext:value-type="string">
            <text:p>coal</text:p>
          </table:table-cell>
          <table:table-cell table:style-name="Default" office:value-type="string" calcext:value-type="string">
            <text:p>gas</text:p>
          </table:table-cell>
          <table:table-cell table:style-name="Default" office:value-type="string" calcext:value-type="string">
            <text:p>nuclear</text:p>
          </table:table-cell>
          <table:table-cell table:style-name="Default" office:value-type="string" calcext:value-type="string">
            <text:p>renewables</text:p>
          </table:table-cell>
          <table:table-cell table:style-name="Default" office:value-type="string" calcext:value-type="string">
            <text:p>total kWh per person per day</text:p>
          </table:table-cell>
        </table:table-row>
        <table:table-row table:style-name="ro1">
          <table:table-cell table:formula="of:=[timeseries.A2]" office:value-type="float" office:value="1800" calcext:value-type="float">
            <text:p>1800</text:p>
          </table:table-cell>
          <table:table-cell table:formula="of:=[timeseries.E2]" office:value-type="float" office:value="0" calcext:value-type="float">
            <text:p>0.00</text:p>
          </table:table-cell>
          <table:table-cell table:formula="of:=[timeseries.D2]" office:value-type="float" office:value="0.281582952815832" calcext:value-type="float">
            <text:p>0.28</text:p>
          </table:table-cell>
          <table:table-cell table:formula="of:=[timeseries.F2]" office:value-type="float" office:value="0" calcext:value-type="float">
            <text:p>0.00</text:p>
          </table:table-cell>
          <table:table-cell table:formula="of:=[timeseries.H2]" office:value-type="float" office:value="0" calcext:value-type="float">
            <text:p>0.00</text:p>
          </table:table-cell>
          <table:table-cell table:formula="of:=[timeseries.C2]+[timeseries.G2]" office:value-type="float" office:value="15.9817351598175" calcext:value-type="float">
            <text:p>15.98</text:p>
          </table:table-cell>
          <table:table-cell table:formula="of:=[timeseries.I2]" office:value-type="float" office:value="16.2633181126333" calcext:value-type="float">
            <text:p>16.26</text:p>
          </table:table-cell>
        </table:table-row>
        <table:table-row table:style-name="ro1">
          <table:table-cell table:formula="of:=[timeseries.A3]" office:value-type="float" office:value="1810" calcext:value-type="float">
            <text:p>1810</text:p>
          </table:table-cell>
          <table:table-cell table:formula="of:=[timeseries.E3]" office:value-type="float" office:value="0" calcext:value-type="float">
            <text:p>0.00</text:p>
          </table:table-cell>
          <table:table-cell table:formula="of:=[timeseries.D3]" office:value-type="float" office:value="0.34246575342466" calcext:value-type="float">
            <text:p>0.34</text:p>
          </table:table-cell>
          <table:table-cell table:formula="of:=[timeseries.F3]" office:value-type="float" office:value="0" calcext:value-type="float">
            <text:p>0.00</text:p>
          </table:table-cell>
          <table:table-cell table:formula="of:=[timeseries.H3]" office:value-type="float" office:value="0" calcext:value-type="float">
            <text:p>0.00</text:p>
          </table:table-cell>
          <table:table-cell table:formula="of:=[timeseries.C3]+[timeseries.G3]" office:value-type="float" office:value="15.5175038051752" calcext:value-type="float">
            <text:p>15.52</text:p>
          </table:table-cell>
          <table:table-cell table:formula="of:=[timeseries.I3]" office:value-type="float" office:value="15.8599695585998" calcext:value-type="float">
            <text:p>15.86</text:p>
          </table:table-cell>
        </table:table-row>
        <table:table-row table:style-name="ro1">
          <table:table-cell table:formula="of:=[timeseries.A4]" office:value-type="float" office:value="1820" calcext:value-type="float">
            <text:p>1820</text:p>
          </table:table-cell>
          <table:table-cell table:formula="of:=[timeseries.E4]" office:value-type="float" office:value="0" calcext:value-type="float">
            <text:p>0.00</text:p>
          </table:table-cell>
          <table:table-cell table:formula="of:=[timeseries.D4]" office:value-type="float" office:value="0.395738203957385" calcext:value-type="float">
            <text:p>0.40</text:p>
          </table:table-cell>
          <table:table-cell table:formula="of:=[timeseries.F4]" office:value-type="float" office:value="0" calcext:value-type="float">
            <text:p>0.00</text:p>
          </table:table-cell>
          <table:table-cell table:formula="of:=[timeseries.H4]" office:value-type="float" office:value="0" calcext:value-type="float">
            <text:p>0.00</text:p>
          </table:table-cell>
          <table:table-cell table:formula="of:=[timeseries.C4]+[timeseries.G4]" office:value-type="float" office:value="15.8371385083715" calcext:value-type="float">
            <text:p>15.84</text:p>
          </table:table-cell>
          <table:table-cell table:formula="of:=[timeseries.I4]" office:value-type="float" office:value="16.2328767123289" calcext:value-type="float">
            <text:p>16.23</text:p>
          </table:table-cell>
        </table:table-row>
        <table:table-row table:style-name="ro1">
          <table:table-cell table:formula="of:=[timeseries.A5]" office:value-type="float" office:value="1830" calcext:value-type="float">
            <text:p>1830</text:p>
          </table:table-cell>
          <table:table-cell table:formula="of:=[timeseries.E5]" office:value-type="float" office:value="0" calcext:value-type="float">
            <text:p>0.00</text:p>
          </table:table-cell>
          <table:table-cell table:formula="of:=[timeseries.D5]" office:value-type="float" office:value="0.631659056316596" calcext:value-type="float">
            <text:p>0.63</text:p>
          </table:table-cell>
          <table:table-cell table:formula="of:=[timeseries.F5]" office:value-type="float" office:value="0" calcext:value-type="float">
            <text:p>0.00</text:p>
          </table:table-cell>
          <table:table-cell table:formula="of:=[timeseries.H5]" office:value-type="float" office:value="0" calcext:value-type="float">
            <text:p>0.00</text:p>
          </table:table-cell>
          <table:table-cell table:formula="of:=[timeseries.C5]+[timeseries.G5]" office:value-type="float" office:value="15.357686453577" calcext:value-type="float">
            <text:p>15.36</text:p>
          </table:table-cell>
          <table:table-cell table:formula="of:=[timeseries.I5]" office:value-type="float" office:value="15.9893455098936" calcext:value-type="float">
            <text:p>15.99</text:p>
          </table:table-cell>
        </table:table-row>
        <table:table-row table:style-name="ro1">
          <table:table-cell table:formula="of:=[timeseries.A6]" office:value-type="float" office:value="1840" calcext:value-type="float">
            <text:p>1840</text:p>
          </table:table-cell>
          <table:table-cell table:formula="of:=[timeseries.E6]" office:value-type="float" office:value="0" calcext:value-type="float">
            <text:p>0.00</text:p>
          </table:table-cell>
          <table:table-cell table:formula="of:=[timeseries.D6]" office:value-type="float" office:value="0.814307458143081" calcext:value-type="float">
            <text:p>0.81</text:p>
          </table:table-cell>
          <table:table-cell table:formula="of:=[timeseries.F6]" office:value-type="float" office:value="0" calcext:value-type="float">
            <text:p>0.00</text:p>
          </table:table-cell>
          <table:table-cell table:formula="of:=[timeseries.H6]" office:value-type="float" office:value="0" calcext:value-type="float">
            <text:p>0.00</text:p>
          </table:table-cell>
          <table:table-cell table:formula="of:=[timeseries.C6]+[timeseries.G6]" office:value-type="float" office:value="15.8523592085237" calcext:value-type="float">
            <text:p>15.85</text:p>
          </table:table-cell>
          <table:table-cell table:formula="of:=[timeseries.I6]" office:value-type="float" office:value="16.6666666666668" calcext:value-type="float">
            <text:p>16.67</text:p>
          </table:table-cell>
        </table:table-row>
        <table:table-row table:style-name="ro1">
          <table:table-cell table:formula="of:=[timeseries.A7]" office:value-type="float" office:value="1850" calcext:value-type="float">
            <text:p>1850</text:p>
          </table:table-cell>
          <table:table-cell table:formula="of:=[timeseries.E7]" office:value-type="float" office:value="0" calcext:value-type="float">
            <text:p>0.00</text:p>
          </table:table-cell>
          <table:table-cell table:formula="of:=[timeseries.D7]" office:value-type="float" office:value="1.22526636225267" calcext:value-type="float">
            <text:p>1.23</text:p>
          </table:table-cell>
          <table:table-cell table:formula="of:=[timeseries.F7]" office:value-type="float" office:value="0" calcext:value-type="float">
            <text:p>0.00</text:p>
          </table:table-cell>
          <table:table-cell table:formula="of:=[timeseries.H7]" office:value-type="float" office:value="0" calcext:value-type="float">
            <text:p>0.00</text:p>
          </table:table-cell>
          <table:table-cell table:formula="of:=[timeseries.C7]+[timeseries.G7]" office:value-type="float" office:value="15.502283105023" calcext:value-type="float">
            <text:p>15.50</text:p>
          </table:table-cell>
          <table:table-cell table:formula="of:=[timeseries.I7]" office:value-type="float" office:value="16.7275494672756" calcext:value-type="float">
            <text:p>16.73</text:p>
          </table:table-cell>
        </table:table-row>
        <table:table-row table:style-name="ro1">
          <table:table-cell table:formula="of:=[timeseries.A8]" office:value-type="float" office:value="1860" calcext:value-type="float">
            <text:p>1860</text:p>
          </table:table-cell>
          <table:table-cell table:formula="of:=[timeseries.E8]" office:value-type="float" office:value="0" calcext:value-type="float">
            <text:p>0.00</text:p>
          </table:table-cell>
          <table:table-cell table:formula="of:=[timeseries.D8]" office:value-type="float" office:value="2.17656012176562" calcext:value-type="float">
            <text:p>2.18</text:p>
          </table:table-cell>
          <table:table-cell table:formula="of:=[timeseries.F8]" office:value-type="float" office:value="0" calcext:value-type="float">
            <text:p>0.00</text:p>
          </table:table-cell>
          <table:table-cell table:formula="of:=[timeseries.H8]" office:value-type="float" office:value="0" calcext:value-type="float">
            <text:p>0.00</text:p>
          </table:table-cell>
          <table:table-cell table:formula="of:=[timeseries.C8]+[timeseries.G8]" office:value-type="float" office:value="14.2694063926942" calcext:value-type="float">
            <text:p>14.27</text:p>
          </table:table-cell>
          <table:table-cell table:formula="of:=[timeseries.I8]" office:value-type="float" office:value="16.4459665144598" calcext:value-type="float">
            <text:p>16.45</text:p>
          </table:table-cell>
        </table:table-row>
        <table:table-row table:style-name="ro1">
          <table:table-cell table:formula="of:=[timeseries.A9]" office:value-type="float" office:value="1870" calcext:value-type="float">
            <text:p>1870</text:p>
          </table:table-cell>
          <table:table-cell table:formula="of:=[timeseries.E9]" office:value-type="float" office:value="0.00761035007610356" calcext:value-type="float">
            <text:p>0.01</text:p>
          </table:table-cell>
          <table:table-cell table:formula="of:=[timeseries.D9]" office:value-type="float" office:value="3.37138508371388" calcext:value-type="float">
            <text:p>3.37</text:p>
          </table:table-cell>
          <table:table-cell table:formula="of:=[timeseries.F9]" office:value-type="float" office:value="0" calcext:value-type="float">
            <text:p>0.00</text:p>
          </table:table-cell>
          <table:table-cell table:formula="of:=[timeseries.H9]" office:value-type="float" office:value="0" calcext:value-type="float">
            <text:p>0.00</text:p>
          </table:table-cell>
          <table:table-cell table:formula="of:=[timeseries.C9]+[timeseries.G9]" office:value-type="float" office:value="14.2694063926942" calcext:value-type="float">
            <text:p>14.27</text:p>
          </table:table-cell>
          <table:table-cell table:formula="of:=[timeseries.I9]" office:value-type="float" office:value="17.6484018264842" calcext:value-type="float">
            <text:p>17.65</text:p>
          </table:table-cell>
        </table:table-row>
        <table:table-row table:style-name="ro1">
          <table:table-cell table:formula="of:=[timeseries.A10]" office:value-type="float" office:value="1880" calcext:value-type="float">
            <text:p>1880</text:p>
          </table:table-cell>
          <table:table-cell table:formula="of:=[timeseries.E10]" office:value-type="float" office:value="0.0608828006088285" calcext:value-type="float">
            <text:p>0.06</text:p>
          </table:table-cell>
          <table:table-cell table:formula="of:=[timeseries.D10]" office:value-type="float" office:value="4.93150684931511" calcext:value-type="float">
            <text:p>4.93</text:p>
          </table:table-cell>
          <table:table-cell table:formula="of:=[timeseries.F10]" office:value-type="float" office:value="0" calcext:value-type="float">
            <text:p>0.00</text:p>
          </table:table-cell>
          <table:table-cell table:formula="of:=[timeseries.H10]" office:value-type="float" office:value="0" calcext:value-type="float">
            <text:p>0.00</text:p>
          </table:table-cell>
          <table:table-cell table:formula="of:=[timeseries.C10]+[timeseries.G10]" office:value-type="float" office:value="13.4931506849316" calcext:value-type="float">
            <text:p>13.49</text:p>
          </table:table-cell>
          <table:table-cell table:formula="of:=[timeseries.I10]" office:value-type="float" office:value="18.4855403348556" calcext:value-type="float">
            <text:p>18.49</text:p>
          </table:table-cell>
        </table:table-row>
        <table:table-row table:style-name="ro1">
          <table:table-cell table:formula="of:=[timeseries.A11]" office:value-type="float" office:value="1890" calcext:value-type="float">
            <text:p>1890</text:p>
          </table:table-cell>
          <table:table-cell table:formula="of:=[timeseries.E11]" office:value-type="float" office:value="0.159817351598175" calcext:value-type="float">
            <text:p>0.16</text:p>
          </table:table-cell>
          <table:table-cell table:formula="of:=[timeseries.D11]" office:value-type="float" office:value="6.90258751902593" calcext:value-type="float">
            <text:p>6.90</text:p>
          </table:table-cell>
          <table:table-cell table:formula="of:=[timeseries.F11]" office:value-type="float" office:value="0.0608828006088285" calcext:value-type="float">
            <text:p>0.06</text:p>
          </table:table-cell>
          <table:table-cell table:formula="of:=[timeseries.H11]" office:value-type="float" office:value="0" calcext:value-type="float">
            <text:p>0.00</text:p>
          </table:table-cell>
          <table:table-cell table:formula="of:=[timeseries.C11]+[timeseries.G11]" office:value-type="float" office:value="11.9558599695587" calcext:value-type="float">
            <text:p>11.96</text:p>
          </table:table-cell>
          <table:table-cell table:formula="of:=[timeseries.I11]" office:value-type="float" office:value="19.0791476407916" calcext:value-type="float">
            <text:p>19.08</text:p>
          </table:table-cell>
        </table:table-row>
        <table:table-row table:style-name="ro1">
          <table:table-cell table:formula="of:=[timeseries.A12]" office:value-type="float" office:value="1900" calcext:value-type="float">
            <text:p>1900</text:p>
          </table:table-cell>
          <table:table-cell table:formula="of:=[timeseries.E12]" office:value-type="float" office:value="0.296803652968039" calcext:value-type="float">
            <text:p>0.30</text:p>
          </table:table-cell>
          <table:table-cell table:formula="of:=[timeseries.D12]" office:value-type="float" office:value="9.50532724505335" calcext:value-type="float">
            <text:p>9.51</text:p>
          </table:table-cell>
          <table:table-cell table:formula="of:=[timeseries.F12]" office:value-type="float" office:value="0.10654490106545" calcext:value-type="float">
            <text:p>0.11</text:p>
          </table:table-cell>
          <table:table-cell table:formula="of:=[timeseries.H12]" office:value-type="float" office:value="0" calcext:value-type="float">
            <text:p>0.00</text:p>
          </table:table-cell>
          <table:table-cell table:formula="of:=[timeseries.C12]+[timeseries.G12]" office:value-type="float" office:value="10.1750380517505" calcext:value-type="float">
            <text:p>10.18</text:p>
          </table:table-cell>
          <table:table-cell table:formula="of:=[timeseries.I12]" office:value-type="float" office:value="20.0837138508373" calcext:value-type="float">
            <text:p>20.08</text:p>
          </table:table-cell>
        </table:table-row>
        <table:table-row table:style-name="ro1">
          <table:table-cell table:formula="of:=[timeseries.A13]" office:value-type="float" office:value="1910" calcext:value-type="float">
            <text:p>1910</text:p>
          </table:table-cell>
          <table:table-cell table:formula="of:=[timeseries.E13]" office:value-type="float" office:value="0.616438356164389" calcext:value-type="float">
            <text:p>0.62</text:p>
          </table:table-cell>
          <table:table-cell table:formula="of:=[timeseries.D13]" office:value-type="float" office:value="13.371385083714" calcext:value-type="float">
            <text:p>13.37</text:p>
          </table:table-cell>
          <table:table-cell table:formula="of:=[timeseries.F13]" office:value-type="float" office:value="0.220700152207003" calcext:value-type="float">
            <text:p>0.22</text:p>
          </table:table-cell>
          <table:table-cell table:formula="of:=[timeseries.H13]" office:value-type="float" office:value="0" calcext:value-type="float">
            <text:p>0.00</text:p>
          </table:table-cell>
          <table:table-cell table:formula="of:=[timeseries.C13]+[timeseries.G13]" office:value-type="float" office:value="9.92389649923904" calcext:value-type="float">
            <text:p>9.92</text:p>
          </table:table-cell>
          <table:table-cell table:formula="of:=[timeseries.I13]" office:value-type="float" office:value="24.1324200913244" calcext:value-type="float">
            <text:p>24.13</text:p>
          </table:table-cell>
        </table:table-row>
        <table:table-row table:style-name="ro1">
          <table:table-cell table:formula="of:=[timeseries.A14]" office:value-type="float" office:value="1920" calcext:value-type="float">
            <text:p>1920</text:p>
          </table:table-cell>
          <table:table-cell table:formula="of:=[timeseries.E14]" office:value-type="float" office:value="1.2785388127854" calcext:value-type="float">
            <text:p>1.28</text:p>
          </table:table-cell>
          <table:table-cell table:formula="of:=[timeseries.D14]" office:value-type="float" office:value="14.1248097412482" calcext:value-type="float">
            <text:p>14.12</text:p>
          </table:table-cell>
          <table:table-cell table:formula="of:=[timeseries.F14]" office:value-type="float" office:value="0.334855403348557" calcext:value-type="float">
            <text:p>0.33</text:p>
          </table:table-cell>
          <table:table-cell table:formula="of:=[timeseries.H14]" office:value-type="float" office:value="0" calcext:value-type="float">
            <text:p>0.00</text:p>
          </table:table-cell>
          <table:table-cell table:formula="of:=[timeseries.C14]+[timeseries.G14]" office:value-type="float" office:value="10.068493150685" calcext:value-type="float">
            <text:p>10.07</text:p>
          </table:table-cell>
          <table:table-cell table:formula="of:=[timeseries.I14]" office:value-type="float" office:value="25.8066971080672" calcext:value-type="float">
            <text:p>25.81</text:p>
          </table:table-cell>
        </table:table-row>
        <table:table-row table:style-name="ro1">
          <table:table-cell table:formula="of:=[timeseries.A15]" office:value-type="float" office:value="1930" calcext:value-type="float">
            <text:p>1930</text:p>
          </table:table-cell>
          <table:table-cell table:formula="of:=[timeseries.E15]" office:value-type="float" office:value="2.30593607305938" calcext:value-type="float">
            <text:p>2.31</text:p>
          </table:table-cell>
          <table:table-cell table:formula="of:=[timeseries.D15]" office:value-type="float" office:value="13.2876712328768" calcext:value-type="float">
            <text:p>13.29</text:p>
          </table:table-cell>
          <table:table-cell table:formula="of:=[timeseries.F15]" office:value-type="float" office:value="0.79147640791477" calcext:value-type="float">
            <text:p>0.79</text:p>
          </table:table-cell>
          <table:table-cell table:formula="of:=[timeseries.H15]" office:value-type="float" office:value="0" calcext:value-type="float">
            <text:p>0.00</text:p>
          </table:table-cell>
          <table:table-cell table:formula="of:=[timeseries.C15]+[timeseries.G15]" office:value-type="float" office:value="9.65753424657542" calcext:value-type="float">
            <text:p>9.66</text:p>
          </table:table-cell>
          <table:table-cell table:formula="of:=[timeseries.I15]" office:value-type="float" office:value="26.0426179604264" calcext:value-type="float">
            <text:p>26.04</text:p>
          </table:table-cell>
        </table:table-row>
        <table:table-row table:style-name="ro1">
          <table:table-cell table:formula="of:=[timeseries.A16]" office:value-type="float" office:value="1940" calcext:value-type="float">
            <text:p>1940</text:p>
          </table:table-cell>
          <table:table-cell table:formula="of:=[timeseries.E16]" office:value-type="float" office:value="3.15829528158298" calcext:value-type="float">
            <text:p>3.16</text:p>
          </table:table-cell>
          <table:table-cell table:formula="of:=[timeseries.D16]" office:value-type="float" office:value="13.7823439878236" calcext:value-type="float">
            <text:p>13.78</text:p>
          </table:table-cell>
          <table:table-cell table:formula="of:=[timeseries.F16]" office:value-type="float" office:value="1.04261796042619" calcext:value-type="float">
            <text:p>1.04</text:p>
          </table:table-cell>
          <table:table-cell table:formula="of:=[timeseries.H16]" office:value-type="float" office:value="0" calcext:value-type="float">
            <text:p>0.00</text:p>
          </table:table-cell>
          <table:table-cell table:formula="of:=[timeseries.C16]+[timeseries.G16]" office:value-type="float" office:value="8.82039573820403" calcext:value-type="float">
            <text:p>8.82</text:p>
          </table:table-cell>
          <table:table-cell table:formula="of:=[timeseries.I16]" office:value-type="float" office:value="26.8036529680367" calcext:value-type="float">
            <text:p>26.80</text:p>
          </table:table-cell>
        </table:table-row>
        <table:table-row table:style-name="ro1">
          <table:table-cell table:formula="of:=[timeseries.A17]" office:value-type="float" office:value="1950" calcext:value-type="float">
            <text:p>1950</text:p>
          </table:table-cell>
          <table:table-cell table:formula="of:=[timeseries.E17]" office:value-type="float" office:value="5.89802130898026" calcext:value-type="float">
            <text:p>5.90</text:p>
          </table:table-cell>
          <table:table-cell table:formula="of:=[timeseries.D17]" office:value-type="float" office:value="13.6529680365298" calcext:value-type="float">
            <text:p>13.65</text:p>
          </table:table-cell>
          <table:table-cell table:formula="of:=[timeseries.F17]" office:value-type="float" office:value="2.26788432267886" calcext:value-type="float">
            <text:p>2.27</text:p>
          </table:table-cell>
          <table:table-cell table:formula="of:=[timeseries.H17]" office:value-type="float" office:value="0" calcext:value-type="float">
            <text:p>0.00</text:p>
          </table:table-cell>
          <table:table-cell table:formula="of:=[timeseries.C17]+[timeseries.G17]" office:value-type="float" office:value="8.47792998477937" calcext:value-type="float">
            <text:p>8.48</text:p>
          </table:table-cell>
          <table:table-cell table:formula="of:=[timeseries.I17]" office:value-type="float" office:value="30.2968036529683" calcext:value-type="float">
            <text:p>30.30</text:p>
          </table:table-cell>
        </table:table-row>
        <table:table-row table:style-name="ro1">
          <table:table-cell table:formula="of:=[timeseries.A18]" office:value-type="float" office:value="1960" calcext:value-type="float">
            <text:p>1960</text:p>
          </table:table-cell>
          <table:table-cell table:formula="of:=[timeseries.E18]" office:value-type="float" office:value="9.95433789954346" calcext:value-type="float">
            <text:p>9.95</text:p>
          </table:table-cell>
          <table:table-cell table:formula="of:=[timeseries.D18]" office:value-type="float" office:value="13.9954337899544" calcext:value-type="float">
            <text:p>14.00</text:p>
          </table:table-cell>
          <table:table-cell table:formula="of:=[timeseries.F18]" office:value-type="float" office:value="4.0563165905632" calcext:value-type="float">
            <text:p>4.06</text:p>
          </table:table-cell>
          <table:table-cell table:formula="of:=[timeseries.H18]" office:value-type="float" office:value="0.00761035007610356" calcext:value-type="float">
            <text:p>0.01</text:p>
          </table:table-cell>
          <table:table-cell table:formula="of:=[timeseries.C18]+[timeseries.G18]" office:value-type="float" office:value="8.67579908675806" calcext:value-type="float">
            <text:p>8.68</text:p>
          </table:table-cell>
          <table:table-cell table:formula="of:=[timeseries.I18]" office:value-type="float" office:value="36.6894977168953" calcext:value-type="float">
            <text:p>36.69</text:p>
          </table:table-cell>
        </table:table-row>
        <table:table-row table:style-name="ro1">
          <table:table-cell table:formula="of:=[timeseries.A24]" office:value-type="float" office:value="1970" calcext:value-type="float">
            <text:p>1970</text:p>
          </table:table-cell>
          <table:table-cell table:formula="of:=[timeseries.E24]" office:value-type="float" office:value="17.6179604261797" calcext:value-type="float">
            <text:p>17.62</text:p>
          </table:table-cell>
          <table:table-cell table:formula="of:=[timeseries.D24]" office:value-type="float" office:value="12.8843226788433" calcext:value-type="float">
            <text:p>12.88</text:p>
          </table:table-cell>
          <table:table-cell table:formula="of:=[timeseries.F24]" office:value-type="float" office:value="7.41248097412487" calcext:value-type="float">
            <text:p>7.41</text:p>
          </table:table-cell>
          <table:table-cell table:formula="of:=[timeseries.H24]" office:value-type="float" office:value="0.175038051750382" calcext:value-type="float">
            <text:p>0.18</text:p>
          </table:table-cell>
          <table:table-cell table:formula="of:=[timeseries.C24]+[timeseries.G24]" office:value-type="float" office:value="8.03652968036536" calcext:value-type="float">
            <text:p>8.04</text:p>
          </table:table-cell>
          <table:table-cell table:formula="of:=[timeseries.I24]" office:value-type="float" office:value="46.1263318112637" calcext:value-type="float">
            <text:p>46.1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f:=[timeseries.J25]" office:value-type="float" office:value="1971" calcext:value-type="float">
            <text:p>1971</text:p>
          </table:table-cell>
          <table:table-cell table:formula="of:=[timeseries.L25]" office:value-type="float" office:value="21.0866804186265" calcext:value-type="float">
            <text:p>21.09</text:p>
          </table:table-cell>
          <table:table-cell table:formula="of:=[timeseries.M25]" office:value-type="float" office:value="12.1903631592473" calcext:value-type="float">
            <text:p>12.19</text:p>
          </table:table-cell>
          <table:table-cell table:formula="of:=[timeseries.N25]" office:value-type="float" office:value="7.57391352881736" calcext:value-type="float">
            <text:p>7.57</text:p>
          </table:table-cell>
          <table:table-cell table:formula="of:=[timeseries.O25]" office:value-type="float" office:value="0.245475677168427" calcext:value-type="float">
            <text:p>0.25</text:p>
          </table:table-cell>
          <table:table-cell table:formula="of:=[timeseries.P25]" office:value-type="float" office:value="6.1430303423289" calcext:value-type="float">
            <text:p>6.14</text:p>
          </table:table-cell>
          <table:table-cell table:formula="of:=[timeseries.K25]" office:value-type="float" office:value="46.8271314747306" calcext:value-type="float">
            <text:p>46.83</text:p>
          </table:table-cell>
        </table:table-row>
        <table:table-row table:style-name="ro1">
          <table:table-cell table:formula="of:=[timeseries.J26]" office:value-type="float" office:value="1972" calcext:value-type="float">
            <text:p>1972</text:p>
          </table:table-cell>
          <table:table-cell table:formula="of:=[timeseries.L26]" office:value-type="float" office:value="21.8901488396768" calcext:value-type="float">
            <text:p>21.89</text:p>
          </table:table-cell>
          <table:table-cell table:formula="of:=[timeseries.M26]" office:value-type="float" office:value="12.028192583374" calcext:value-type="float">
            <text:p>12.03</text:p>
          </table:table-cell>
          <table:table-cell table:formula="of:=[timeseries.N26]" office:value-type="float" office:value="7.82713885326171" calcext:value-type="float">
            <text:p>7.83</text:p>
          </table:table-cell>
          <table:table-cell table:formula="of:=[timeseries.O26]" office:value-type="float" office:value="0.330265954418435" calcext:value-type="float">
            <text:p>0.33</text:p>
          </table:table-cell>
          <table:table-cell table:formula="of:=[timeseries.P26]" office:value-type="float" office:value="6.17355640898026" calcext:value-type="float">
            <text:p>6.17</text:p>
          </table:table-cell>
          <table:table-cell table:formula="of:=[timeseries.K26]" office:value-type="float" office:value="48.1224409405889" calcext:value-type="float">
            <text:p>48.12</text:p>
          </table:table-cell>
        </table:table-row>
        <table:table-row table:style-name="ro1">
          <table:table-cell table:formula="of:=[timeseries.J27]" office:value-type="float" office:value="1973" calcext:value-type="float">
            <text:p>1973</text:p>
          </table:table-cell>
          <table:table-cell table:formula="of:=[timeseries.L27]" office:value-type="float" office:value="23.3695947114158" calcext:value-type="float">
            <text:p>23.37</text:p>
          </table:table-cell>
          <table:table-cell table:formula="of:=[timeseries.M27]" office:value-type="float" office:value="12.196189650682" calcext:value-type="float">
            <text:p>12.20</text:p>
          </table:table-cell>
          <table:table-cell table:formula="of:=[timeseries.N27]" office:value-type="float" office:value="7.96008530066477" calcext:value-type="float">
            <text:p>7.96</text:p>
          </table:table-cell>
          <table:table-cell table:formula="of:=[timeseries.O27]" office:value-type="float" office:value="0.432338487951474" calcext:value-type="float">
            <text:p>0.43</text:p>
          </table:table-cell>
          <table:table-cell table:formula="of:=[timeseries.P27]" office:value-type="float" office:value="6.16516895432113" calcext:value-type="float">
            <text:p>6.17</text:p>
          </table:table-cell>
          <table:table-cell table:formula="of:=[timeseries.K27]" office:value-type="float" office:value="49.716774116074" calcext:value-type="float">
            <text:p>49.72</text:p>
          </table:table-cell>
        </table:table-row>
        <table:table-row table:style-name="ro1">
          <table:table-cell table:formula="of:=[timeseries.J28]" office:value-type="float" office:value="1974" calcext:value-type="float">
            <text:p>1974</text:p>
          </table:table-cell>
          <table:table-cell table:formula="of:=[timeseries.L28]" office:value-type="float" office:value="22.6921373186042" calcext:value-type="float">
            <text:p>22.69</text:p>
          </table:table-cell>
          <table:table-cell table:formula="of:=[timeseries.M28]" office:value-type="float" office:value="12.0102186962674" calcext:value-type="float">
            <text:p>12.01</text:p>
          </table:table-cell>
          <table:table-cell table:formula="of:=[timeseries.N28]" office:value-type="float" office:value="8.01262237385155" calcext:value-type="float">
            <text:p>8.01</text:p>
          </table:table-cell>
          <table:table-cell table:formula="of:=[timeseries.O28]" office:value-type="float" office:value="0.569872841434734" calcext:value-type="float">
            <text:p>0.57</text:p>
          </table:table-cell>
          <table:table-cell table:formula="of:=[timeseries.P28]" office:value-type="float" office:value="6.25413014843496" calcext:value-type="float">
            <text:p>6.25</text:p>
          </table:table-cell>
          <table:table-cell table:formula="of:=[timeseries.K28]" office:value-type="float" office:value="49.0573491749315" calcext:value-type="float">
            <text:p>49.06</text:p>
          </table:table-cell>
        </table:table-row>
        <table:table-row table:style-name="ro1">
          <table:table-cell table:formula="of:=[timeseries.J29]" office:value-type="float" office:value="1975" calcext:value-type="float">
            <text:p>1975</text:p>
          </table:table-cell>
          <table:table-cell table:formula="of:=[timeseries.L29]" office:value-type="float" office:value="21.8408764532928" calcext:value-type="float">
            <text:p>21.84</text:p>
          </table:table-cell>
          <table:table-cell table:formula="of:=[timeseries.M29]" office:value-type="float" office:value="12.0370092407089" calcext:value-type="float">
            <text:p>12.04</text:p>
          </table:table-cell>
          <table:table-cell table:formula="of:=[timeseries.N29]" office:value-type="float" office:value="7.83296593342409" calcext:value-type="float">
            <text:p>7.83</text:p>
          </table:table-cell>
          <table:table-cell table:formula="of:=[timeseries.O29]" office:value-type="float" office:value="0.785811953355778" calcext:value-type="float">
            <text:p>0.79</text:p>
          </table:table-cell>
          <table:table-cell table:formula="of:=[timeseries.P29]" office:value-type="float" office:value="6.24054589497854" calcext:value-type="float">
            <text:p>6.24</text:p>
          </table:table-cell>
          <table:table-cell table:formula="of:=[timeseries.K29]" office:value-type="float" office:value="48.5040076555754" calcext:value-type="float">
            <text:p>48.50</text:p>
          </table:table-cell>
        </table:table-row>
        <table:table-row table:style-name="ro1">
          <table:table-cell table:formula="of:=[timeseries.J30]" office:value-type="float" office:value="1976" calcext:value-type="float">
            <text:p>1976</text:p>
          </table:table-cell>
          <table:table-cell table:formula="of:=[timeseries.L30]" office:value-type="float" office:value="22.8988512824284" calcext:value-type="float">
            <text:p>22.90</text:p>
          </table:table-cell>
          <table:table-cell table:formula="of:=[timeseries.M30]" office:value-type="float" office:value="12.3055623469462" calcext:value-type="float">
            <text:p>12.31</text:p>
          </table:table-cell>
          <table:table-cell table:formula="of:=[timeseries.N30]" office:value-type="float" office:value="8.14342985352631" calcext:value-type="float">
            <text:p>8.14</text:p>
          </table:table-cell>
          <table:table-cell table:formula="of:=[timeseries.O30]" office:value-type="float" office:value="0.885928902108988" calcext:value-type="float">
            <text:p>0.89</text:p>
          </table:table-cell>
          <table:table-cell table:formula="of:=[timeseries.P30]" office:value-type="float" office:value="6.2435331809031" calcext:value-type="float">
            <text:p>6.24</text:p>
          </table:table-cell>
          <table:table-cell table:formula="of:=[timeseries.K30]" office:value-type="float" office:value="50.2272180455663" calcext:value-type="float">
            <text:p>50.23</text:p>
          </table:table-cell>
        </table:table-row>
        <table:table-row table:style-name="ro1">
          <table:table-cell table:formula="of:=[timeseries.J31]" office:value-type="float" office:value="1977" calcext:value-type="float">
            <text:p>1977</text:p>
          </table:table-cell>
          <table:table-cell table:formula="of:=[timeseries.L31]" office:value-type="float" office:value="23.5608140157631" calcext:value-type="float">
            <text:p>23.56</text:p>
          </table:table-cell>
          <table:table-cell table:formula="of:=[timeseries.M31]" office:value-type="float" office:value="12.4471194013858" calcext:value-type="float">
            <text:p>12.45</text:p>
          </table:table-cell>
          <table:table-cell table:formula="of:=[timeseries.N31]" office:value-type="float" office:value="8.18232384494128" calcext:value-type="float">
            <text:p>8.18</text:p>
          </table:table-cell>
          <table:table-cell table:formula="of:=[timeseries.O31]" office:value-type="float" office:value="1.05962179146169" calcext:value-type="float">
            <text:p>1.06</text:p>
          </table:table-cell>
          <table:table-cell table:formula="of:=[timeseries.P31]" office:value-type="float" office:value="6.27226424775894" calcext:value-type="float">
            <text:p>6.27</text:p>
          </table:table-cell>
          <table:table-cell table:formula="of:=[timeseries.K31]" office:value-type="float" office:value="51.0925810478526" calcext:value-type="float">
            <text:p>51.09</text:p>
          </table:table-cell>
        </table:table-row>
        <table:table-row table:style-name="ro1">
          <table:table-cell table:formula="of:=[timeseries.J32]" office:value-type="float" office:value="1978" calcext:value-type="float">
            <text:p>1978</text:p>
          </table:table-cell>
          <table:table-cell table:formula="of:=[timeseries.L32]" office:value-type="float" office:value="23.6052526828006" calcext:value-type="float">
            <text:p>23.61</text:p>
          </table:table-cell>
          <table:table-cell table:formula="of:=[timeseries.M32]" office:value-type="float" office:value="12.5859748017559" calcext:value-type="float">
            <text:p>12.59</text:p>
          </table:table-cell>
          <table:table-cell table:formula="of:=[timeseries.N32]" office:value-type="float" office:value="8.40569028089478" calcext:value-type="float">
            <text:p>8.41</text:p>
          </table:table-cell>
          <table:table-cell table:formula="of:=[timeseries.O32]" office:value-type="float" office:value="1.2157364636135" calcext:value-type="float">
            <text:p>1.22</text:p>
          </table:table-cell>
          <table:table-cell table:formula="of:=[timeseries.P32]" office:value-type="float" office:value="6.36214290124953" calcext:value-type="float">
            <text:p>6.36</text:p>
          </table:table-cell>
          <table:table-cell table:formula="of:=[timeseries.K32]" office:value-type="float" office:value="52.1590575711512" calcext:value-type="float">
            <text:p>52.16</text:p>
          </table:table-cell>
        </table:table-row>
        <table:table-row table:style-name="ro1">
          <table:table-cell table:formula="of:=[timeseries.J33]" office:value-type="float" office:value="1979" calcext:value-type="float">
            <text:p>1979</text:p>
          </table:table-cell>
          <table:table-cell table:formula="of:=[timeseries.L33]" office:value-type="float" office:value="23.8461951085779" calcext:value-type="float">
            <text:p>23.85</text:p>
          </table:table-cell>
          <table:table-cell table:formula="of:=[timeseries.M33]" office:value-type="float" office:value="12.8700188732863" calcext:value-type="float">
            <text:p>12.87</text:p>
          </table:table-cell>
          <table:table-cell table:formula="of:=[timeseries.N33]" office:value-type="float" office:value="8.7781716808899" calcext:value-type="float">
            <text:p>8.78</text:p>
          </table:table-cell>
          <table:table-cell table:formula="of:=[timeseries.O33]" office:value-type="float" office:value="1.23927048886468" calcext:value-type="float">
            <text:p>1.24</text:p>
          </table:table-cell>
          <table:table-cell table:formula="of:=[timeseries.P33]" office:value-type="float" office:value="6.44100664696522" calcext:value-type="float">
            <text:p>6.44</text:p>
          </table:table-cell>
          <table:table-cell table:formula="of:=[timeseries.K33]" office:value-type="float" office:value="52.8182139836296" calcext:value-type="float">
            <text:p>52.82</text:p>
          </table:table-cell>
        </table:table-row>
        <table:table-row table:style-name="ro1">
          <table:table-cell table:formula="of:=[timeseries.J34]" office:value-type="float" office:value="1980" calcext:value-type="float">
            <text:p>1980</text:p>
          </table:table-cell>
          <table:table-cell table:formula="of:=[timeseries.L34]" office:value-type="float" office:value="22.6027115314252" calcext:value-type="float">
            <text:p>22.60</text:p>
          </table:table-cell>
          <table:table-cell table:formula="of:=[timeseries.M34]" office:value-type="float" office:value="12.797757644414" calcext:value-type="float">
            <text:p>12.80</text:p>
          </table:table-cell>
          <table:table-cell table:formula="of:=[timeseries.N34]" office:value-type="float" office:value="8.8384681681077" calcext:value-type="float">
            <text:p>8.84</text:p>
          </table:table-cell>
          <table:table-cell table:formula="of:=[timeseries.O34]" office:value-type="float" office:value="1.33785745892017" calcext:value-type="float">
            <text:p>1.34</text:p>
          </table:table-cell>
          <table:table-cell table:formula="of:=[timeseries.P34]" office:value-type="float" office:value="6.46517234243964" calcext:value-type="float">
            <text:p>6.47</text:p>
          </table:table-cell>
          <table:table-cell table:formula="of:=[timeseries.K34]" office:value-type="float" office:value="51.7063254559972" calcext:value-type="float">
            <text:p>51.71</text:p>
          </table:table-cell>
        </table:table-row>
        <table:table-row table:style-name="ro1">
          <table:table-cell table:formula="of:=[timeseries.J35]" office:value-type="float" office:value="1981" calcext:value-type="float">
            <text:p>1981</text:p>
          </table:table-cell>
          <table:table-cell table:formula="of:=[timeseries.L35]" office:value-type="float" office:value="21.1958713716948" calcext:value-type="float">
            <text:p>21.20</text:p>
          </table:table-cell>
          <table:table-cell table:formula="of:=[timeseries.M35]" office:value-type="float" office:value="12.7094063159205" calcext:value-type="float">
            <text:p>12.71</text:p>
          </table:table-cell>
          <table:table-cell table:formula="of:=[timeseries.N35]" office:value-type="float" office:value="8.7460762501884" calcext:value-type="float">
            <text:p>8.75</text:p>
          </table:table-cell>
          <table:table-cell table:formula="of:=[timeseries.O35]" office:value-type="float" office:value="1.55327354051875" calcext:value-type="float">
            <text:p>1.55</text:p>
          </table:table-cell>
          <table:table-cell table:formula="of:=[timeseries.P35]" office:value-type="float" office:value="6.47528710843536" calcext:value-type="float">
            <text:p>6.48</text:p>
          </table:table-cell>
          <table:table-cell table:formula="of:=[timeseries.K35]" office:value-type="float" office:value="50.4424761572891" calcext:value-type="float">
            <text:p>50.44</text:p>
          </table:table-cell>
        </table:table-row>
        <table:table-row table:style-name="ro1">
          <table:table-cell table:formula="of:=[timeseries.J36]" office:value-type="float" office:value="1982" calcext:value-type="float">
            <text:p>1982</text:p>
          </table:table-cell>
          <table:table-cell table:formula="of:=[timeseries.L36]" office:value-type="float" office:value="20.3317158653421" calcext:value-type="float">
            <text:p>20.33</text:p>
          </table:table-cell>
          <table:table-cell table:formula="of:=[timeseries.M36]" office:value-type="float" office:value="12.6602182544416" calcext:value-type="float">
            <text:p>12.66</text:p>
          </table:table-cell>
          <table:table-cell table:formula="of:=[timeseries.N36]" office:value-type="float" office:value="8.62733404932092" calcext:value-type="float">
            <text:p>8.63</text:p>
          </table:table-cell>
          <table:table-cell table:formula="of:=[timeseries.O36]" office:value-type="float" office:value="1.6506583407815" calcext:value-type="float">
            <text:p>1.65</text:p>
          </table:table-cell>
          <table:table-cell table:formula="of:=[timeseries.P36]" office:value-type="float" office:value="6.5124366161013" calcext:value-type="float">
            <text:p>6.51</text:p>
          </table:table-cell>
          <table:table-cell table:formula="of:=[timeseries.K36]" office:value-type="float" office:value="49.5656668779011" calcext:value-type="float">
            <text:p>49.57</text:p>
          </table:table-cell>
        </table:table-row>
        <table:table-row table:style-name="ro1">
          <table:table-cell table:formula="of:=[timeseries.J37]" office:value-type="float" office:value="1983" calcext:value-type="float">
            <text:p>1983</text:p>
          </table:table-cell>
          <table:table-cell table:formula="of:=[timeseries.L37]" office:value-type="float" office:value="19.7498058532876" calcext:value-type="float">
            <text:p>19.75</text:p>
          </table:table-cell>
          <table:table-cell table:formula="of:=[timeseries.M37]" office:value-type="float" office:value="12.7093987787277" calcext:value-type="float">
            <text:p>12.71</text:p>
          </table:table-cell>
          <table:table-cell table:formula="of:=[timeseries.N37]" office:value-type="float" office:value="8.63212204575601" calcext:value-type="float">
            <text:p>8.63</text:p>
          </table:table-cell>
          <table:table-cell table:formula="of:=[timeseries.O37]" office:value-type="float" office:value="1.84260030108423" calcext:value-type="float">
            <text:p>1.84</text:p>
          </table:table-cell>
          <table:table-cell table:formula="of:=[timeseries.P37]" office:value-type="float" office:value="6.57179221836731" calcext:value-type="float">
            <text:p>6.57</text:p>
          </table:table-cell>
          <table:table-cell table:formula="of:=[timeseries.K37]" office:value-type="float" office:value="49.2504681432927" calcext:value-type="float">
            <text:p>49.25</text:p>
          </table:table-cell>
        </table:table-row>
        <table:table-row table:style-name="ro1">
          <table:table-cell table:formula="of:=[timeseries.J38]" office:value-type="float" office:value="1984" calcext:value-type="float">
            <text:p>1984</text:p>
          </table:table-cell>
          <table:table-cell table:formula="of:=[timeseries.L38]" office:value-type="float" office:value="19.8079114660289" calcext:value-type="float">
            <text:p>19.81</text:p>
          </table:table-cell>
          <table:table-cell table:formula="of:=[timeseries.M38]" office:value-type="float" office:value="12.9506585744869" calcext:value-type="float">
            <text:p>12.95</text:p>
          </table:table-cell>
          <table:table-cell table:formula="of:=[timeseries.N38]" office:value-type="float" office:value="9.08828103617244" calcext:value-type="float">
            <text:p>9.09</text:p>
          </table:table-cell>
          <table:table-cell table:formula="of:=[timeseries.O38]" office:value-type="float" office:value="2.1937043671116" calcext:value-type="float">
            <text:p>2.19</text:p>
          </table:table-cell>
          <table:table-cell table:formula="of:=[timeseries.P38]" office:value-type="float" office:value="6.68272838417787" calcext:value-type="float">
            <text:p>6.68</text:p>
          </table:table-cell>
          <table:table-cell table:formula="of:=[timeseries.K38]" office:value-type="float" office:value="50.2823506965761" calcext:value-type="float">
            <text:p>50.28</text:p>
          </table:table-cell>
        </table:table-row>
        <table:table-row table:style-name="ro1">
          <table:table-cell table:formula="of:=[timeseries.J39]" office:value-type="float" office:value="1985" calcext:value-type="float">
            <text:p>1985</text:p>
          </table:table-cell>
          <table:table-cell table:formula="of:=[timeseries.L39]" office:value-type="float" office:value="19.2655225735755" calcext:value-type="float">
            <text:p>19.27</text:p>
          </table:table-cell>
          <table:table-cell table:formula="of:=[timeseries.M39]" office:value-type="float" office:value="13.1764995115049" calcext:value-type="float">
            <text:p>13.18</text:p>
          </table:table-cell>
          <table:table-cell table:formula="of:=[timeseries.N39]" office:value-type="float" office:value="9.25631376161224" calcext:value-type="float">
            <text:p>9.26</text:p>
          </table:table-cell>
          <table:table-cell table:formula="of:=[timeseries.O39]" office:value-type="float" office:value="2.55765600453122" calcext:value-type="float">
            <text:p>2.56</text:p>
          </table:table-cell>
          <table:table-cell table:formula="of:=[timeseries.P39]" office:value-type="float" office:value="6.68730235327547" calcext:value-type="float">
            <text:p>6.69</text:p>
          </table:table-cell>
          <table:table-cell table:formula="of:=[timeseries.K39]" office:value-type="float" office:value="50.722793329502" calcext:value-type="float">
            <text:p>50.72</text:p>
          </table:table-cell>
        </table:table-row>
        <table:table-row table:style-name="ro1">
          <table:table-cell table:formula="of:=[timeseries.J40]" office:value-type="float" office:value="1986" calcext:value-type="float">
            <text:p>1986</text:p>
          </table:table-cell>
          <table:table-cell table:formula="of:=[timeseries.L40]" office:value-type="float" office:value="19.6707806498024" calcext:value-type="float">
            <text:p>19.67</text:p>
          </table:table-cell>
          <table:table-cell table:formula="of:=[timeseries.M40]" office:value-type="float" office:value="13.0412358772903" calcext:value-type="float">
            <text:p>13.04</text:p>
          </table:table-cell>
          <table:table-cell table:formula="of:=[timeseries.N40]" office:value-type="float" office:value="9.23219551880884" calcext:value-type="float">
            <text:p>9.23</text:p>
          </table:table-cell>
          <table:table-cell table:formula="of:=[timeseries.O40]" office:value-type="float" office:value="2.69560568768675" calcext:value-type="float">
            <text:p>2.70</text:p>
          </table:table-cell>
          <table:table-cell table:formula="of:=[timeseries.P40]" office:value-type="float" office:value="6.67797521680878" calcext:value-type="float">
            <text:p>6.68</text:p>
          </table:table-cell>
          <table:table-cell table:formula="of:=[timeseries.K40]" office:value-type="float" office:value="50.8532914743911" calcext:value-type="float">
            <text:p>50.85</text:p>
          </table:table-cell>
        </table:table-row>
        <table:table-row table:style-name="ro1">
          <table:table-cell table:formula="of:=[timeseries.J41]" office:value-type="float" office:value="1987" calcext:value-type="float">
            <text:p>1987</text:p>
          </table:table-cell>
          <table:table-cell table:formula="of:=[timeseries.L41]" office:value-type="float" office:value="19.7316625235551" calcext:value-type="float">
            <text:p>19.73</text:p>
          </table:table-cell>
          <table:table-cell table:formula="of:=[timeseries.M41]" office:value-type="float" office:value="13.3050979184888" calcext:value-type="float">
            <text:p>13.31</text:p>
          </table:table-cell>
          <table:table-cell table:formula="of:=[timeseries.N41]" office:value-type="float" office:value="9.56799925606532" calcext:value-type="float">
            <text:p>9.57</text:p>
          </table:table-cell>
          <table:table-cell table:formula="of:=[timeseries.O41]" office:value-type="float" office:value="2.87171613170906" calcext:value-type="float">
            <text:p>2.87</text:p>
          </table:table-cell>
          <table:table-cell table:formula="of:=[timeseries.P41]" office:value-type="float" office:value="6.71393657625064" calcext:value-type="float">
            <text:p>6.71</text:p>
          </table:table-cell>
          <table:table-cell table:formula="of:=[timeseries.K41]" office:value-type="float" office:value="51.790014375921" calcext:value-type="float">
            <text:p>51.79</text:p>
          </table:table-cell>
        </table:table-row>
        <table:table-row table:style-name="ro1">
          <table:table-cell table:formula="of:=[timeseries.J42]" office:value-type="float" office:value="1988" calcext:value-type="float">
            <text:p>1988</text:p>
          </table:table-cell>
          <table:table-cell table:formula="of:=[timeseries.L42]" office:value-type="float" office:value="20.028483811511" calcext:value-type="float">
            <text:p>20.03</text:p>
          </table:table-cell>
          <table:table-cell table:formula="of:=[timeseries.M42]" office:value-type="float" office:value="13.4542927765971" calcext:value-type="float">
            <text:p>13.45</text:p>
          </table:table-cell>
          <table:table-cell table:formula="of:=[timeseries.N42]" office:value-type="float" office:value="9.79887386301079" calcext:value-type="float">
            <text:p>9.80</text:p>
          </table:table-cell>
          <table:table-cell table:formula="of:=[timeseries.O42]" office:value-type="float" office:value="3.06607393279921" calcext:value-type="float">
            <text:p>3.07</text:p>
          </table:table-cell>
          <table:table-cell table:formula="of:=[timeseries.P42]" office:value-type="float" office:value="6.69744819603501" calcext:value-type="float">
            <text:p>6.70</text:p>
          </table:table-cell>
          <table:table-cell table:formula="of:=[timeseries.K42]" office:value-type="float" office:value="52.6272283196265" calcext:value-type="float">
            <text:p>52.63</text:p>
          </table:table-cell>
        </table:table-row>
        <table:table-row table:style-name="ro1">
          <table:table-cell table:formula="of:=[timeseries.J43]" office:value-type="float" office:value="1989" calcext:value-type="float">
            <text:p>1989</text:p>
          </table:table-cell>
          <table:table-cell table:formula="of:=[timeseries.L43]" office:value-type="float" office:value="20.0440185140508" calcext:value-type="float">
            <text:p>20.04</text:p>
          </table:table-cell>
          <table:table-cell table:formula="of:=[timeseries.M43]" office:value-type="float" office:value="13.2058422256353" calcext:value-type="float">
            <text:p>13.21</text:p>
          </table:table-cell>
          <table:table-cell table:formula="of:=[timeseries.N43]" office:value-type="float" office:value="10.012451026967" calcext:value-type="float">
            <text:p>10.01</text:p>
          </table:table-cell>
          <table:table-cell table:formula="of:=[timeseries.O43]" office:value-type="float" office:value="3.08916720820883" calcext:value-type="float">
            <text:p>3.09</text:p>
          </table:table-cell>
          <table:table-cell table:formula="of:=[timeseries.P43]" office:value-type="float" office:value="6.69103123964259" calcext:value-type="float">
            <text:p>6.69</text:p>
          </table:table-cell>
          <table:table-cell table:formula="of:=[timeseries.K43]" office:value-type="float" office:value="52.5798295465935" calcext:value-type="float">
            <text:p>52.58</text:p>
          </table:table-cell>
        </table:table-row>
        <table:table-row table:style-name="ro1">
          <table:table-cell table:formula="of:=[timeseries.J44]" office:value-type="float" office:value="1990" calcext:value-type="float">
            <text:p>1990</text:p>
          </table:table-cell>
          <table:table-cell table:formula="of:=[timeseries.L44]" office:value-type="float" office:value="19.768684714759" calcext:value-type="float">
            <text:p>19.77</text:p>
          </table:table-cell>
          <table:table-cell table:formula="of:=[timeseries.M44]" office:value-type="float" office:value="13.3265016447775" calcext:value-type="float">
            <text:p>13.33</text:p>
          </table:table-cell>
          <table:table-cell table:formula="of:=[timeseries.N44]" office:value-type="float" office:value="9.98053764616967" calcext:value-type="float">
            <text:p>9.98</text:p>
          </table:table-cell>
          <table:table-cell table:formula="of:=[timeseries.O44]" office:value-type="float" office:value="3.154181604608" calcext:value-type="float">
            <text:p>3.15</text:p>
          </table:table-cell>
          <table:table-cell table:formula="of:=[timeseries.P44]" office:value-type="float" office:value="6.758170523711" calcext:value-type="float">
            <text:p>6.76</text:p>
          </table:table-cell>
          <table:table-cell table:formula="of:=[timeseries.K44]" office:value-type="float" office:value="52.6175884931945" calcext:value-type="float">
            <text:p>52.62</text:p>
          </table:table-cell>
        </table:table-row>
        <table:table-row table:style-name="ro1">
          <table:table-cell table:formula="of:=[timeseries.J45]" office:value-type="float" office:value="1991" calcext:value-type="float">
            <text:p>1991</text:p>
          </table:table-cell>
          <table:table-cell table:formula="of:=[timeseries.L45]" office:value-type="float" office:value="19.4456343937201" calcext:value-type="float">
            <text:p>19.45</text:p>
          </table:table-cell>
          <table:table-cell table:formula="of:=[timeseries.M45]" office:value-type="float" office:value="12.7586016843267" calcext:value-type="float">
            <text:p>12.76</text:p>
          </table:table-cell>
          <table:table-cell table:formula="of:=[timeseries.N45]" office:value-type="float" office:value="10.1562877597916" calcext:value-type="float">
            <text:p>10.16</text:p>
          </table:table-cell>
          <table:table-cell table:formula="of:=[timeseries.O45]" office:value-type="float" office:value="3.24510260197143" calcext:value-type="float">
            <text:p>3.25</text:p>
          </table:table-cell>
          <table:table-cell table:formula="of:=[timeseries.P45]" office:value-type="float" office:value="6.77244943139783" calcext:value-type="float">
            <text:p>6.77</text:p>
          </table:table-cell>
          <table:table-cell table:formula="of:=[timeseries.K45]" office:value-type="float" office:value="52.1034225651181" calcext:value-type="float">
            <text:p>52.10</text:p>
          </table:table-cell>
        </table:table-row>
        <table:table-row table:style-name="ro1">
          <table:table-cell table:formula="of:=[timeseries.J46]" office:value-type="float" office:value="1992" calcext:value-type="float">
            <text:p>1992</text:p>
          </table:table-cell>
          <table:table-cell table:formula="of:=[timeseries.L46]" office:value-type="float" office:value="19.2397957297472" calcext:value-type="float">
            <text:p>19.24</text:p>
          </table:table-cell>
          <table:table-cell table:formula="of:=[timeseries.M46]" office:value-type="float" office:value="12.3450803678317" calcext:value-type="float">
            <text:p>12.35</text:p>
          </table:table-cell>
          <table:table-cell table:formula="of:=[timeseries.N46]" office:value-type="float" office:value="10.0069982549585" calcext:value-type="float">
            <text:p>10.01</text:p>
          </table:table-cell>
          <table:table-cell table:formula="of:=[timeseries.O46]" office:value-type="float" office:value="3.21956416066505" calcext:value-type="float">
            <text:p>3.22</text:p>
          </table:table-cell>
          <table:table-cell table:formula="of:=[timeseries.P46]" office:value-type="float" office:value="6.78855403390343" calcext:value-type="float">
            <text:p>6.79</text:p>
          </table:table-cell>
          <table:table-cell table:formula="of:=[timeseries.K46]" office:value-type="float" office:value="51.3308064697558" calcext:value-type="float">
            <text:p>51.33</text:p>
          </table:table-cell>
        </table:table-row>
        <table:table-row table:style-name="ro1">
          <table:table-cell table:formula="of:=[timeseries.J47]" office:value-type="float" office:value="1993" calcext:value-type="float">
            <text:p>1993</text:p>
          </table:table-cell>
          <table:table-cell table:formula="of:=[timeseries.L47]" office:value-type="float" office:value="19.2306083694361" calcext:value-type="float">
            <text:p>19.23</text:p>
          </table:table-cell>
          <table:table-cell table:formula="of:=[timeseries.M47]" office:value-type="float" office:value="12.1918940128748" calcext:value-type="float">
            <text:p>12.19</text:p>
          </table:table-cell>
          <table:table-cell table:formula="of:=[timeseries.N47]" office:value-type="float" office:value="10.0202883671772" calcext:value-type="float">
            <text:p>10.02</text:p>
          </table:table-cell>
          <table:table-cell table:formula="of:=[timeseries.O47]" office:value-type="float" office:value="3.26913214582322" calcext:value-type="float">
            <text:p>3.27</text:p>
          </table:table-cell>
          <table:table-cell table:formula="of:=[timeseries.P47]" office:value-type="float" office:value="6.7622386993172" calcext:value-type="float">
            <text:p>6.76</text:p>
          </table:table-cell>
          <table:table-cell table:formula="of:=[timeseries.K47]" office:value-type="float" office:value="51.0390296321905" calcext:value-type="float">
            <text:p>51.04</text:p>
          </table:table-cell>
        </table:table-row>
        <table:table-row table:style-name="ro1">
          <table:table-cell table:formula="of:=[timeseries.J48]" office:value-type="float" office:value="1994" calcext:value-type="float">
            <text:p>1994</text:p>
          </table:table-cell>
          <table:table-cell table:formula="of:=[timeseries.L48]" office:value-type="float" office:value="19.1587555355899" calcext:value-type="float">
            <text:p>19.16</text:p>
          </table:table-cell>
          <table:table-cell table:formula="of:=[timeseries.M48]" office:value-type="float" office:value="12.1236153392596" calcext:value-type="float">
            <text:p>12.12</text:p>
          </table:table-cell>
          <table:table-cell table:formula="of:=[timeseries.N48]" office:value-type="float" office:value="9.86880702570046" calcext:value-type="float">
            <text:p>9.87</text:p>
          </table:table-cell>
          <table:table-cell table:formula="of:=[timeseries.O48]" office:value-type="float" office:value="3.29671624945466" calcext:value-type="float">
            <text:p>3.30</text:p>
          </table:table-cell>
          <table:table-cell table:formula="of:=[timeseries.P48]" office:value-type="float" office:value="6.73758150501998" calcext:value-type="float">
            <text:p>6.74</text:p>
          </table:table-cell>
          <table:table-cell table:formula="of:=[timeseries.K48]" office:value-type="float" office:value="50.6562632813386" calcext:value-type="float">
            <text:p>50.66</text:p>
          </table:table-cell>
        </table:table-row>
        <table:table-row table:style-name="ro1">
          <table:table-cell table:formula="of:=[timeseries.J49]" office:value-type="float" office:value="1995" calcext:value-type="float">
            <text:p>1995</text:p>
          </table:table-cell>
          <table:table-cell table:formula="of:=[timeseries.L49]" office:value-type="float" office:value="19.084032686124" calcext:value-type="float">
            <text:p>19.08</text:p>
          </table:table-cell>
          <table:table-cell table:formula="of:=[timeseries.M49]" office:value-type="float" office:value="12.2685215036602" calcext:value-type="float">
            <text:p>12.27</text:p>
          </table:table-cell>
          <table:table-cell table:formula="of:=[timeseries.N49]" office:value-type="float" office:value="10.0407374556821" calcext:value-type="float">
            <text:p>10.04</text:p>
          </table:table-cell>
          <table:table-cell table:formula="of:=[timeseries.O49]" office:value-type="float" office:value="3.37906035194778" calcext:value-type="float">
            <text:p>3.38</text:p>
          </table:table-cell>
          <table:table-cell table:formula="of:=[timeseries.P49]" office:value-type="float" office:value="6.79495178493815" calcext:value-type="float">
            <text:p>6.79</text:p>
          </table:table-cell>
          <table:table-cell table:formula="of:=[timeseries.K49]" office:value-type="float" office:value="51.2183398175154" calcext:value-type="float">
            <text:p>51.22</text:p>
          </table:table-cell>
        </table:table-row>
        <table:table-row table:style-name="ro1">
          <table:table-cell table:formula="of:=[timeseries.J50]" office:value-type="float" office:value="1996" calcext:value-type="float">
            <text:p>1996</text:p>
          </table:table-cell>
          <table:table-cell table:formula="of:=[timeseries.L50]" office:value-type="float" office:value="19.4459004791786" calcext:value-type="float">
            <text:p>19.45</text:p>
          </table:table-cell>
          <table:table-cell table:formula="of:=[timeseries.M50]" office:value-type="float" office:value="12.2998024214156" calcext:value-type="float">
            <text:p>12.30</text:p>
          </table:table-cell>
          <table:table-cell table:formula="of:=[timeseries.N50]" office:value-type="float" office:value="10.2628768768215" calcext:value-type="float">
            <text:p>10.26</text:p>
          </table:table-cell>
          <table:table-cell table:formula="of:=[timeseries.O50]" office:value-type="float" office:value="3.4544487014044" calcext:value-type="float">
            <text:p>3.45</text:p>
          </table:table-cell>
          <table:table-cell table:formula="of:=[timeseries.P50]" office:value-type="float" office:value="6.80765333454052" calcext:value-type="float">
            <text:p>6.81</text:p>
          </table:table-cell>
          <table:table-cell table:formula="of:=[timeseries.K50]" office:value-type="float" office:value="51.7878494941622" calcext:value-type="float">
            <text:p>51.79</text:p>
          </table:table-cell>
        </table:table-row>
        <table:table-row table:style-name="ro1">
          <table:table-cell table:formula="of:=[timeseries.J51]" office:value-type="float" office:value="1997" calcext:value-type="float">
            <text:p>1997</text:p>
          </table:table-cell>
          <table:table-cell table:formula="of:=[timeseries.L51]" office:value-type="float" office:value="19.7770466199628" calcext:value-type="float">
            <text:p>19.78</text:p>
          </table:table-cell>
          <table:table-cell table:formula="of:=[timeseries.M51]" office:value-type="float" office:value="12.0469457905382" calcext:value-type="float">
            <text:p>12.05</text:p>
          </table:table-cell>
          <table:table-cell table:formula="of:=[timeseries.N51]" office:value-type="float" office:value="10.2134196510656" calcext:value-type="float">
            <text:p>10.21</text:p>
          </table:table-cell>
          <table:table-cell table:formula="of:=[timeseries.O51]" office:value-type="float" office:value="3.37406845791439" calcext:value-type="float">
            <text:p>3.37</text:p>
          </table:table-cell>
          <table:table-cell table:formula="of:=[timeseries.P51]" office:value-type="float" office:value="6.79282176236521" calcext:value-type="float">
            <text:p>6.79</text:p>
          </table:table-cell>
          <table:table-cell table:formula="of:=[timeseries.K51]" office:value-type="float" office:value="51.6029791417745" calcext:value-type="float">
            <text:p>51.60</text:p>
          </table:table-cell>
        </table:table-row>
        <table:table-row table:style-name="ro1">
          <table:table-cell table:formula="of:=[timeseries.J52]" office:value-type="float" office:value="1998" calcext:value-type="float">
            <text:p>1998</text:p>
          </table:table-cell>
          <table:table-cell table:formula="of:=[timeseries.L52]" office:value-type="float" office:value="19.4879500461007" calcext:value-type="float">
            <text:p>19.49</text:p>
          </table:table-cell>
          <table:table-cell table:formula="of:=[timeseries.M52]" office:value-type="float" office:value="11.8565968426943" calcext:value-type="float">
            <text:p>11.86</text:p>
          </table:table-cell>
          <table:table-cell table:formula="of:=[timeseries.N52]" office:value-type="float" office:value="10.1751673019655" calcext:value-type="float">
            <text:p>10.18</text:p>
          </table:table-cell>
          <table:table-cell table:formula="of:=[timeseries.O52]" office:value-type="float" office:value="3.40236488226259" calcext:value-type="float">
            <text:p>3.40</text:p>
          </table:table-cell>
          <table:table-cell table:formula="of:=[timeseries.P52]" office:value-type="float" office:value="6.77445999586323" calcext:value-type="float">
            <text:p>6.77</text:p>
          </table:table-cell>
          <table:table-cell table:formula="of:=[timeseries.K52]" office:value-type="float" office:value="51.1902401514705" calcext:value-type="float">
            <text:p>51.19</text:p>
          </table:table-cell>
        </table:table-row>
        <table:table-row table:style-name="ro1">
          <table:table-cell table:formula="of:=[timeseries.J53]" office:value-type="float" office:value="1999" calcext:value-type="float">
            <text:p>1999</text:p>
          </table:table-cell>
          <table:table-cell table:formula="of:=[timeseries.L53]" office:value-type="float" office:value="19.3148577038513" calcext:value-type="float">
            <text:p>19.31</text:p>
          </table:table-cell>
          <table:table-cell table:formula="of:=[timeseries.M53]" office:value-type="float" office:value="11.7504653533763" calcext:value-type="float">
            <text:p>11.75</text:p>
          </table:table-cell>
          <table:table-cell table:formula="of:=[timeseries.N53]" office:value-type="float" office:value="10.5005921259317" calcext:value-type="float">
            <text:p>10.50</text:p>
          </table:table-cell>
          <table:table-cell table:formula="of:=[timeseries.O53]" office:value-type="float" office:value="3.47694595644452" calcext:value-type="float">
            <text:p>3.48</text:p>
          </table:table-cell>
          <table:table-cell table:formula="of:=[timeseries.P53]" office:value-type="float" office:value="6.79238215303507" calcext:value-type="float">
            <text:p>6.79</text:p>
          </table:table-cell>
          <table:table-cell table:formula="of:=[timeseries.K53]" office:value-type="float" office:value="51.6250625683921" calcext:value-type="float">
            <text:p>51.63</text:p>
          </table:table-cell>
        </table:table-row>
        <table:table-row table:style-name="ro1">
          <table:table-cell table:formula="of:=[timeseries.J54]" office:value-type="float" office:value="2000" calcext:value-type="float">
            <text:p>2000</text:p>
          </table:table-cell>
          <table:table-cell table:formula="of:=[timeseries.L54]" office:value-type="float" office:value="19.4789315417622" calcext:value-type="float">
            <text:p>19.48</text:p>
          </table:table-cell>
          <table:table-cell table:formula="of:=[timeseries.M54]" office:value-type="float" office:value="12.1828513510893" calcext:value-type="float">
            <text:p>12.18</text:p>
          </table:table-cell>
          <table:table-cell table:formula="of:=[timeseries.N54]" office:value-type="float" office:value="10.7506790763848" calcext:value-type="float">
            <text:p>10.75</text:p>
          </table:table-cell>
          <table:table-cell table:formula="of:=[timeseries.O54]" office:value-type="float" office:value="3.51356408012573" calcext:value-type="float">
            <text:p>3.51</text:p>
          </table:table-cell>
          <table:table-cell table:formula="of:=[timeseries.P54]" office:value-type="float" office:value="6.8136490744126" calcext:value-type="float">
            <text:p>6.81</text:p>
          </table:table-cell>
          <table:table-cell table:formula="of:=[timeseries.K54]" office:value-type="float" office:value="52.3016396307016" calcext:value-type="float">
            <text:p>52.30</text:p>
          </table:table-cell>
        </table:table-row>
        <table:table-row table:style-name="ro1">
          <table:table-cell table:formula="of:=[timeseries.J55]" office:value-type="float" office:value="2001" calcext:value-type="float">
            <text:p>2001</text:p>
          </table:table-cell>
          <table:table-cell table:formula="of:=[timeseries.L55]" office:value-type="float" office:value="19.4448386580652" calcext:value-type="float">
            <text:p>19.44</text:p>
          </table:table-cell>
          <table:table-cell table:formula="of:=[timeseries.M55]" office:value-type="float" office:value="12.1192330637713" calcext:value-type="float">
            <text:p>12.12</text:p>
          </table:table-cell>
          <table:table-cell table:formula="of:=[timeseries.N55]" office:value-type="float" office:value="10.6687650643966" calcext:value-type="float">
            <text:p>10.67</text:p>
          </table:table-cell>
          <table:table-cell table:formula="of:=[timeseries.O55]" office:value-type="float" office:value="3.53290704738388" calcext:value-type="float">
            <text:p>3.53</text:p>
          </table:table-cell>
          <table:table-cell table:formula="of:=[timeseries.P55]" office:value-type="float" office:value="6.72237809986811" calcext:value-type="float">
            <text:p>6.72</text:p>
          </table:table-cell>
          <table:table-cell table:formula="of:=[timeseries.K55]" office:value-type="float" office:value="52.0718086200972" calcext:value-type="float">
            <text:p>52.07</text:p>
          </table:table-cell>
        </table:table-row>
        <table:table-row table:style-name="ro1">
          <table:table-cell table:formula="of:=[timeseries.J56]" office:value-type="float" office:value="2002" calcext:value-type="float">
            <text:p>2002</text:p>
          </table:table-cell>
          <table:table-cell table:formula="of:=[timeseries.L56]" office:value-type="float" office:value="19.2657129407461" calcext:value-type="float">
            <text:p>19.27</text:p>
          </table:table-cell>
          <table:table-cell table:formula="of:=[timeseries.M56]" office:value-type="float" office:value="12.2972826197526" calcext:value-type="float">
            <text:p>12.30</text:p>
          </table:table-cell>
          <table:table-cell table:formula="of:=[timeseries.N56]" office:value-type="float" office:value="10.9148653383132" calcext:value-type="float">
            <text:p>10.91</text:p>
          </table:table-cell>
          <table:table-cell table:formula="of:=[timeseries.O56]" office:value-type="float" office:value="3.51955371948727" calcext:value-type="float">
            <text:p>3.52</text:p>
          </table:table-cell>
          <table:table-cell table:formula="of:=[timeseries.P56]" office:value-type="float" office:value="6.74912489711937" calcext:value-type="float">
            <text:p>6.75</text:p>
          </table:table-cell>
          <table:table-cell table:formula="of:=[timeseries.K56]" office:value-type="float" office:value="52.4475131711923" calcext:value-type="float">
            <text:p>52.45</text:p>
          </table:table-cell>
        </table:table-row>
        <table:table-row table:style-name="ro1">
          <table:table-cell table:formula="of:=[timeseries.J57]" office:value-type="float" office:value="2003" calcext:value-type="float">
            <text:p>2003</text:p>
          </table:table-cell>
          <table:table-cell table:formula="of:=[timeseries.L57]" office:value-type="float" office:value="19.5010401123179" calcext:value-type="float">
            <text:p>19.50</text:p>
          </table:table-cell>
          <table:table-cell table:formula="of:=[timeseries.M57]" office:value-type="float" office:value="13.043712327241" calcext:value-type="float">
            <text:p>13.04</text:p>
          </table:table-cell>
          <table:table-cell table:formula="of:=[timeseries.N57]" office:value-type="float" office:value="11.1655043670985" calcext:value-type="float">
            <text:p>11.17</text:p>
          </table:table-cell>
          <table:table-cell table:formula="of:=[timeseries.O57]" office:value-type="float" office:value="3.44295934816359" calcext:value-type="float">
            <text:p>3.44</text:p>
          </table:table-cell>
          <table:table-cell table:formula="of:=[timeseries.P57]" office:value-type="float" office:value="6.8179498891766" calcext:value-type="float">
            <text:p>6.82</text:p>
          </table:table-cell>
          <table:table-cell table:formula="of:=[timeseries.K57]" office:value-type="float" office:value="53.5865076439093" calcext:value-type="float">
            <text:p>53.59</text:p>
          </table:table-cell>
        </table:table-row>
        <table:table-row table:style-name="ro1">
          <table:table-cell table:formula="of:=[timeseries.J58]" office:value-type="float" office:value="2004" calcext:value-type="float">
            <text:p>2004</text:p>
          </table:table-cell>
          <table:table-cell table:formula="of:=[timeseries.L58]" office:value-type="float" office:value="20.041658620824" calcext:value-type="float">
            <text:p>20.04</text:p>
          </table:table-cell>
          <table:table-cell table:formula="of:=[timeseries.M58]" office:value-type="float" office:value="13.9669604289748" calcext:value-type="float">
            <text:p>13.97</text:p>
          </table:table-cell>
          <table:table-cell table:formula="of:=[timeseries.N58]" office:value-type="float" office:value="11.3042913369379" calcext:value-type="float">
            <text:p>11.30</text:p>
          </table:table-cell>
          <table:table-cell table:formula="of:=[timeseries.O58]" office:value-type="float" office:value="3.53317384716052" calcext:value-type="float">
            <text:p>3.53</text:p>
          </table:table-cell>
          <table:table-cell table:formula="of:=[timeseries.P58]" office:value-type="float" office:value="6.95676943471931" calcext:value-type="float">
            <text:p>6.96</text:p>
          </table:table-cell>
          <table:table-cell table:formula="of:=[timeseries.K58]" office:value-type="float" office:value="55.4315562735825" calcext:value-type="float">
            <text:p>55.43</text:p>
          </table:table-cell>
        </table:table-row>
        <table:table-row table:style-name="ro1">
          <table:table-cell table:formula="of:=[timeseries.J59]" office:value-type="float" office:value="2005" calcext:value-type="float">
            <text:p>2005</text:p>
          </table:table-cell>
          <table:table-cell table:formula="of:=[timeseries.L59]" office:value-type="float" office:value="19.9722393905813" calcext:value-type="float">
            <text:p>19.97</text:p>
          </table:table-cell>
          <table:table-cell table:formula="of:=[timeseries.M59]" office:value-type="float" office:value="14.4184800773909" calcext:value-type="float">
            <text:p>14.42</text:p>
          </table:table-cell>
          <table:table-cell table:formula="of:=[timeseries.N59]" office:value-type="float" office:value="11.4956689968236" calcext:value-type="float">
            <text:p>11.50</text:p>
          </table:table-cell>
          <table:table-cell table:formula="of:=[timeseries.O59]" office:value-type="float" office:value="3.52778165977282" calcext:value-type="float">
            <text:p>3.53</text:p>
          </table:table-cell>
          <table:table-cell table:formula="of:=[timeseries.P59]" office:value-type="float" office:value="7.08327664840109" calcext:value-type="float">
            <text:p>7.08</text:p>
          </table:table-cell>
          <table:table-cell table:formula="of:=[timeseries.K59]" office:value-type="float" office:value="56.1099103813812" calcext:value-type="float">
            <text:p>56.11</text:p>
          </table:table-cell>
        </table:table-row>
        <table:table-row table:style-name="ro1">
          <table:table-cell table:formula="of:=[timeseries.J60]" office:value-type="float" office:value="2006" calcext:value-type="float">
            <text:p>2006</text:p>
          </table:table-cell>
          <table:table-cell table:formula="of:=[timeseries.L60]" office:value-type="float" office:value="19.9140829037106" calcext:value-type="float">
            <text:p>19.91</text:p>
          </table:table-cell>
          <table:table-cell table:formula="of:=[timeseries.M60]" office:value-type="float" office:value="15.0755229869657" calcext:value-type="float">
            <text:p>15.08</text:p>
          </table:table-cell>
          <table:table-cell table:formula="of:=[timeseries.N60]" office:value-type="float" office:value="11.6439070985527" calcext:value-type="float">
            <text:p>11.64</text:p>
          </table:table-cell>
          <table:table-cell table:formula="of:=[timeseries.O60]" office:value-type="float" office:value="3.51451384762435" calcext:value-type="float">
            <text:p>3.51</text:p>
          </table:table-cell>
          <table:table-cell table:formula="of:=[timeseries.P60]" office:value-type="float" office:value="7.19833593026103" calcext:value-type="float">
            <text:p>7.20</text:p>
          </table:table-cell>
          <table:table-cell table:formula="of:=[timeseries.K60]" office:value-type="float" office:value="56.9990209260991" calcext:value-type="float">
            <text:p>57.00</text:p>
          </table:table-cell>
        </table:table-row>
        <table:table-row table:style-name="ro1">
          <table:table-cell table:formula="of:=[timeseries.J61]" office:value-type="float" office:value="2007" calcext:value-type="float">
            <text:p>2007</text:p>
          </table:table-cell>
          <table:table-cell table:formula="of:=[timeseries.L61]" office:value-type="float" office:value="19.7019925349872" calcext:value-type="float">
            <text:p>19.70</text:p>
          </table:table-cell>
          <table:table-cell table:formula="of:=[timeseries.M61]" office:value-type="float" office:value="15.4205388432695" calcext:value-type="float">
            <text:p>15.42</text:p>
          </table:table-cell>
          <table:table-cell table:formula="of:=[timeseries.N61]" office:value-type="float" office:value="12.035820320051" calcext:value-type="float">
            <text:p>12.04</text:p>
          </table:table-cell>
          <table:table-cell table:formula="of:=[timeseries.O61]" office:value-type="float" office:value="3.38266641404974" calcext:value-type="float">
            <text:p>3.38</text:p>
          </table:table-cell>
          <table:table-cell table:formula="of:=[timeseries.P61]" office:value-type="float" office:value="7.30536413312459" calcext:value-type="float">
            <text:p>7.31</text:p>
          </table:table-cell>
          <table:table-cell table:formula="of:=[timeseries.K61]" office:value-type="float" office:value="57.6203844688815" calcext:value-type="float">
            <text:p>57.62</text:p>
          </table:table-cell>
        </table:table-row>
        <table:table-row table:style-name="ro1">
          <table:table-cell table:formula="of:=[timeseries.J62]" office:value-type="float" office:value="2008" calcext:value-type="float">
            <text:p>2008</text:p>
          </table:table-cell>
          <table:table-cell table:formula="of:=[timeseries.L62]" office:value-type="float" office:value="19.5934820655488" calcext:value-type="float">
            <text:p>19.59</text:p>
          </table:table-cell>
          <table:table-cell table:formula="of:=[timeseries.M62]" office:value-type="float" office:value="15.3345936926803" calcext:value-type="float">
            <text:p>15.33</text:p>
          </table:table-cell>
          <table:table-cell table:formula="of:=[timeseries.N62]" office:value-type="float" office:value="12.2025713573747" calcext:value-type="float">
            <text:p>12.20</text:p>
          </table:table-cell>
          <table:table-cell table:formula="of:=[timeseries.O62]" office:value-type="float" office:value="3.35847113159151" calcext:value-type="float">
            <text:p>3.36</text:p>
          </table:table-cell>
          <table:table-cell table:formula="of:=[timeseries.P62]" office:value-type="float" office:value="7.44846569092431" calcext:value-type="float">
            <text:p>7.45</text:p>
          </table:table-cell>
          <table:table-cell table:formula="of:=[timeseries.K62]" office:value-type="float" office:value="57.5708373454831" calcext:value-type="float">
            <text:p>57.57</text:p>
          </table:table-cell>
        </table:table-row>
        <table:table-row table:style-name="ro1">
          <table:table-cell table:formula="of:=[timeseries.J63]" office:value-type="float" office:value="2009" calcext:value-type="float">
            <text:p>2009</text:p>
          </table:table-cell>
          <table:table-cell table:formula="of:=[timeseries.L63]" office:value-type="float" office:value="19.0210530946953" calcext:value-type="float">
            <text:p>19.02</text:p>
          </table:table-cell>
          <table:table-cell table:formula="of:=[timeseries.M63]" office:value-type="float" office:value="15.2603174762168" calcext:value-type="float">
            <text:p>15.26</text:p>
          </table:table-cell>
          <table:table-cell table:formula="of:=[timeseries.N63]" office:value-type="float" office:value="11.7869006822115" calcext:value-type="float">
            <text:p>11.79</text:p>
          </table:table-cell>
          <table:table-cell table:formula="of:=[timeseries.O63]" office:value-type="float" office:value="3.27314041139889" calcext:value-type="float">
            <text:p>3.27</text:p>
          </table:table-cell>
          <table:table-cell table:formula="of:=[timeseries.P63]" office:value-type="float" office:value="7.52875005739936" calcext:value-type="float">
            <text:p>7.53</text:p>
          </table:table-cell>
          <table:table-cell table:formula="of:=[timeseries.K63]" office:value-type="float" office:value="56.4785050678655" calcext:value-type="float">
            <text:p>56.48</text:p>
          </table:table-cell>
        </table:table-row>
        <table:table-row table:style-name="ro1">
          <table:table-cell table:formula="of:=[timeseries.J64]" office:value-type="float" office:value="2010" calcext:value-type="float">
            <text:p>2010</text:p>
          </table:table-cell>
          <table:table-cell table:formula="of:=[timeseries.L64]" office:value-type="float" office:value="19.2105748166587" calcext:value-type="float">
            <text:p>19.21</text:p>
          </table:table-cell>
          <table:table-cell table:formula="of:=[timeseries.M64]" office:value-type="float" office:value="16.1209030619649" calcext:value-type="float">
            <text:p>16.12</text:p>
          </table:table-cell>
          <table:table-cell table:formula="of:=[timeseries.N64]" office:value-type="float" office:value="12.5805929081463" calcext:value-type="float">
            <text:p>12.58</text:p>
          </table:table-cell>
          <table:table-cell table:formula="of:=[timeseries.O64]" office:value-type="float" office:value="3.30578615291497" calcext:value-type="float">
            <text:p>3.31</text:p>
          </table:table-cell>
          <table:table-cell table:formula="of:=[timeseries.P64]" office:value-type="float" office:value="7.79287847573495" calcext:value-type="float">
            <text:p>7.79</text:p>
          </table:table-cell>
          <table:table-cell table:formula="of:=[timeseries.K64]" office:value-type="float" office:value="58.8040388884833" calcext:value-type="float">
            <text:p>58.80</text:p>
          </table:table-cell>
        </table:table-row>
        <table:table-row table:style-name="ro1">
          <table:table-cell table:formula="of:=[timeseries.J65]" office:value-type="float" office:value="2011" calcext:value-type="float">
            <text:p>2011</text:p>
          </table:table-cell>
          <table:table-cell table:formula="of:=[timeseries.L65]" office:value-type="float" office:value="19.1070499108639" calcext:value-type="float">
            <text:p>19.11</text:p>
          </table:table-cell>
          <table:table-cell table:formula="of:=[timeseries.M65]" office:value-type="float" office:value="17.2176623722127" calcext:value-type="float">
            <text:p>17.22</text:p>
          </table:table-cell>
          <table:table-cell table:formula="of:=[timeseries.N65]" office:value-type="float" office:value="12.6770073090352" calcext:value-type="float">
            <text:p>12.68</text:p>
          </table:table-cell>
          <table:table-cell table:formula="of:=[timeseries.O65]" office:value-type="float" office:value="3.06077390930693" calcext:value-type="float">
            <text:p>3.06</text:p>
          </table:table-cell>
          <table:table-cell table:formula="of:=[timeseries.P65]" office:value-type="float" office:value="7.90499866431864" calcext:value-type="float">
            <text:p>7.90</text:p>
          </table:table-cell>
          <table:table-cell table:formula="of:=[timeseries.K65]" office:value-type="float" office:value="59.6684725059762" calcext:value-type="float">
            <text:p>59.67</text:p>
          </table:table-cell>
        </table:table-row>
        <table:table-row table:style-name="ro1">
          <table:table-cell table:formula="of:=[timeseries.J66]" office:value-type="float" office:value="2012" calcext:value-type="float">
            <text:p>2012</text:p>
          </table:table-cell>
          <table:table-cell table:formula="of:=[timeseries.L66]" office:value-type="float" office:value="19.2338552120352" calcext:value-type="float">
            <text:p>19.23</text:p>
          </table:table-cell>
          <table:table-cell table:formula="of:=[timeseries.M66]" office:value-type="float" office:value="17.2294224813873" calcext:value-type="float">
            <text:p>17.23</text:p>
          </table:table-cell>
          <table:table-cell table:formula="of:=[timeseries.N66]" office:value-type="float" office:value="12.7531991191814" calcext:value-type="float">
            <text:p>12.75</text:p>
          </table:table-cell>
          <table:table-cell table:formula="of:=[timeseries.O66]" office:value-type="float" office:value="2.88138681150013" calcext:value-type="float">
            <text:p>2.88</text:p>
          </table:table-cell>
          <table:table-cell table:formula="of:=[timeseries.P66]" office:value-type="float" office:value="8.07113160623942" calcext:value-type="float">
            <text:p>8.07</text:p>
          </table:table-cell>
          <table:table-cell table:formula="of:=[timeseries.K66]" office:value-type="float" office:value="59.8334792618405" calcext:value-type="float">
            <text:p>59.83</text:p>
          </table:table-cell>
        </table:table-row>
        <table:table-row table:style-name="ro1">
          <table:table-cell table:formula="of:=[timeseries.J67]" office:value-type="float" office:value="2013" calcext:value-type="float">
            <text:p>2013</text:p>
          </table:table-cell>
          <table:table-cell table:formula="of:=[timeseries.L67]" office:value-type="float" office:value="18.9869719188114" calcext:value-type="float">
            <text:p>18.99</text:p>
          </table:table-cell>
          <table:table-cell table:formula="of:=[timeseries.M67]" office:value-type="float" office:value="17.335082175453" calcext:value-type="float">
            <text:p>17.34</text:p>
          </table:table-cell>
          <table:table-cell table:formula="of:=[timeseries.N67]" office:value-type="float" office:value="12.8749859107079" calcext:value-type="float">
            <text:p>12.87</text:p>
          </table:table-cell>
          <table:table-cell table:formula="of:=[timeseries.O67]" office:value-type="float" office:value="2.86830356926006" calcext:value-type="float">
            <text:p>2.87</text:p>
          </table:table-cell>
          <table:table-cell table:formula="of:=[timeseries.P67]" office:value-type="float" office:value="8.27258656428273" calcext:value-type="float">
            <text:p>8.27</text:p>
          </table:table-cell>
          <table:table-cell table:formula="of:=[timeseries.K67]" office:value-type="float" office:value="60.0784164104663" calcext:value-type="float">
            <text:p>60.08</text:p>
          </table:table-cell>
        </table:table-row>
      </table:table>
      <table:table table:name="total" table:style-name="ta1">
        <table:table-column table:style-name="co1" table:default-cell-style-name="Default"/>
        <table:table-column table:style-name="co1" table:number-columns-repeated="6" table:default-cell-style-name="ce20"/>
        <table:table-row table:style-name="ro1"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oil</text:p>
          </table:table-cell>
          <table:table-cell table:style-name="Default" office:value-type="string" calcext:value-type="string">
            <text:p>coal</text:p>
          </table:table-cell>
          <table:table-cell table:style-name="Default" office:value-type="string" calcext:value-type="string">
            <text:p>gas</text:p>
          </table:table-cell>
          <table:table-cell table:style-name="Default" office:value-type="string" calcext:value-type="string">
            <text:p>nuclear</text:p>
          </table:table-cell>
          <table:table-cell table:style-name="Default" office:value-type="string" calcext:value-type="string">
            <text:p>renewables</text:p>
          </table:table-cell>
          <table:table-cell table:style-name="Default" office:value-type="string" calcext:value-type="string">
            <text:p>total Twh per day</text:p>
          </table:table-cell>
        </table:table-row>
        <table:table-row table:style-name="ro1">
          <table:table-cell table:formula="of:=[Smil.A2]" office:value-type="float" office:value="1800" calcext:value-type="float">
            <text:p>1800</text:p>
          </table:table-cell>
          <table:table-cell table:formula="of:=[Smil.D31]*[Smil.$M$31]/365" office:value-type="float" office:value="0" calcext:value-type="float">
            <text:p>0.00</text:p>
          </table:table-cell>
          <table:table-cell table:formula="of:=[Smil.C31]*[Smil.$M$31]/365" office:value-type="float" office:value="0.266362252663625" calcext:value-type="float">
            <text:p>0.27</text:p>
          </table:table-cell>
          <table:table-cell table:formula="of:=[Smil.E31]*[Smil.$M$31]/365" office:value-type="float" office:value="0" calcext:value-type="float">
            <text:p>0.00</text:p>
          </table:table-cell>
          <table:table-cell table:formula="of:=[Smil.G31]*[Smil.$M$31]/365" office:value-type="float" office:value="0" calcext:value-type="float">
            <text:p>0.00</text:p>
          </table:table-cell>
          <table:table-cell table:formula="of:=([Smil.B31]+[Smil.F31])*[Smil.$M$31]/365" office:value-type="float" office:value="15.2207001522071" calcext:value-type="float">
            <text:p>15.22</text:p>
          </table:table-cell>
          <table:table-cell table:formula="of:=SUM([.B2:.F2])" office:value-type="float" office:value="15.4870624048707" calcext:value-type="float">
            <text:p>15.49</text:p>
          </table:table-cell>
        </table:table-row>
        <table:table-row table:style-name="ro1">
          <table:table-cell table:formula="of:=[Smil.A3]" office:value-type="float" office:value="1810" calcext:value-type="float">
            <text:p>1810</text:p>
          </table:table-cell>
          <table:table-cell table:formula="of:=[Smil.D32]*[Smil.$M$31]/365" office:value-type="float" office:value="0" calcext:value-type="float">
            <text:p>0.00</text:p>
          </table:table-cell>
          <table:table-cell table:formula="of:=[Smil.C32]*[Smil.$M$31]/365" office:value-type="float" office:value="0.350076103500764" calcext:value-type="float">
            <text:p>0.35</text:p>
          </table:table-cell>
          <table:table-cell table:formula="of:=[Smil.E32]*[Smil.$M$31]/365" office:value-type="float" office:value="0" calcext:value-type="float">
            <text:p>0.00</text:p>
          </table:table-cell>
          <table:table-cell table:formula="of:=[Smil.G32]*[Smil.$M$31]/365" office:value-type="float" office:value="0" calcext:value-type="float">
            <text:p>0.00</text:p>
          </table:table-cell>
          <table:table-cell table:formula="of:=([Smil.B32]+[Smil.F32])*[Smil.$M$31]/365" office:value-type="float" office:value="15.9817351598175" calcext:value-type="float">
            <text:p>15.98</text:p>
          </table:table-cell>
          <table:table-cell table:formula="of:=SUM([.B3:.F3])" office:value-type="float" office:value="16.3318112633182" calcext:value-type="float">
            <text:p>16.33</text:p>
          </table:table-cell>
        </table:table-row>
        <table:table-row table:style-name="ro1">
          <table:table-cell table:formula="of:=[Smil.A4]" office:value-type="float" office:value="1820" calcext:value-type="float">
            <text:p>1820</text:p>
          </table:table-cell>
          <table:table-cell table:formula="of:=[Smil.D33]*[Smil.$M$31]/365" office:value-type="float" office:value="0" calcext:value-type="float">
            <text:p>0.00</text:p>
          </table:table-cell>
          <table:table-cell table:formula="of:=[Smil.C33]*[Smil.$M$31]/365" office:value-type="float" office:value="0.418569254185696" calcext:value-type="float">
            <text:p>0.42</text:p>
          </table:table-cell>
          <table:table-cell table:formula="of:=[Smil.E33]*[Smil.$M$31]/365" office:value-type="float" office:value="0" calcext:value-type="float">
            <text:p>0.00</text:p>
          </table:table-cell>
          <table:table-cell table:formula="of:=[Smil.G33]*[Smil.$M$31]/365" office:value-type="float" office:value="0" calcext:value-type="float">
            <text:p>0.00</text:p>
          </table:table-cell>
          <table:table-cell table:formula="of:=([Smil.B33]+[Smil.F33])*[Smil.$M$31]/365" office:value-type="float" office:value="16.7427701674278" calcext:value-type="float">
            <text:p>16.74</text:p>
          </table:table-cell>
          <table:table-cell table:formula="of:=SUM([.B4:.F4])" office:value-type="float" office:value="17.1613394216135" calcext:value-type="float">
            <text:p>17.16</text:p>
          </table:table-cell>
        </table:table-row>
        <table:table-row table:style-name="ro1">
          <table:table-cell table:formula="of:=[Smil.A5]" office:value-type="float" office:value="1830" calcext:value-type="float">
            <text:p>1830</text:p>
          </table:table-cell>
          <table:table-cell table:formula="of:=[Smil.D34]*[Smil.$M$31]/365" office:value-type="float" office:value="0" calcext:value-type="float">
            <text:p>0.00</text:p>
          </table:table-cell>
          <table:table-cell table:formula="of:=[Smil.C34]*[Smil.$M$31]/365" office:value-type="float" office:value="0.722983257229838" calcext:value-type="float">
            <text:p>0.72</text:p>
          </table:table-cell>
          <table:table-cell table:formula="of:=[Smil.E34]*[Smil.$M$31]/365" office:value-type="float" office:value="0" calcext:value-type="float">
            <text:p>0.00</text:p>
          </table:table-cell>
          <table:table-cell table:formula="of:=[Smil.G34]*[Smil.$M$31]/365" office:value-type="float" office:value="0" calcext:value-type="float">
            <text:p>0.00</text:p>
          </table:table-cell>
          <table:table-cell table:formula="of:=([Smil.B34]+[Smil.F34])*[Smil.$M$31]/365" office:value-type="float" office:value="17.5038051750382" calcext:value-type="float">
            <text:p>17.50</text:p>
          </table:table-cell>
          <table:table-cell table:formula="of:=SUM([.B5:.F5])" office:value-type="float" office:value="18.226788432268" calcext:value-type="float">
            <text:p>18.23</text:p>
          </table:table-cell>
        </table:table-row>
        <table:table-row table:style-name="ro1">
          <table:table-cell table:formula="of:=[Smil.A6]" office:value-type="float" office:value="1840" calcext:value-type="float">
            <text:p>1840</text:p>
          </table:table-cell>
          <table:table-cell table:formula="of:=[Smil.D35]*[Smil.$M$31]/365" office:value-type="float" office:value="0" calcext:value-type="float">
            <text:p>0.00</text:p>
          </table:table-cell>
          <table:table-cell table:formula="of:=[Smil.C35]*[Smil.$M$31]/365" office:value-type="float" office:value="0.974124809741256" calcext:value-type="float">
            <text:p>0.97</text:p>
          </table:table-cell>
          <table:table-cell table:formula="of:=[Smil.E35]*[Smil.$M$31]/365" office:value-type="float" office:value="0" calcext:value-type="float">
            <text:p>0.00</text:p>
          </table:table-cell>
          <table:table-cell table:formula="of:=[Smil.G35]*[Smil.$M$31]/365" office:value-type="float" office:value="0" calcext:value-type="float">
            <text:p>0.00</text:p>
          </table:table-cell>
          <table:table-cell table:formula="of:=([Smil.B35]+[Smil.F35])*[Smil.$M$31]/365" office:value-type="float" office:value="19.0258751902589" calcext:value-type="float">
            <text:p>19.03</text:p>
          </table:table-cell>
          <table:table-cell table:formula="of:=SUM([.B6:.F6])" office:value-type="float" office:value="20.0000000000002" calcext:value-type="float">
            <text:p>20.00</text:p>
          </table:table-cell>
        </table:table-row>
        <table:table-row table:style-name="ro1">
          <table:table-cell table:formula="of:=[Smil.A7]" office:value-type="float" office:value="1850" calcext:value-type="float">
            <text:p>1850</text:p>
          </table:table-cell>
          <table:table-cell table:formula="of:=[Smil.D36]*[Smil.$M$31]/365" office:value-type="float" office:value="0" calcext:value-type="float">
            <text:p>0.00</text:p>
          </table:table-cell>
          <table:table-cell table:formula="of:=[Smil.C36]*[Smil.$M$31]/365" office:value-type="float" office:value="1.56012176560123" calcext:value-type="float">
            <text:p>1.56</text:p>
          </table:table-cell>
          <table:table-cell table:formula="of:=[Smil.E36]*[Smil.$M$31]/365" office:value-type="float" office:value="0" calcext:value-type="float">
            <text:p>0.00</text:p>
          </table:table-cell>
          <table:table-cell table:formula="of:=[Smil.G36]*[Smil.$M$31]/365" office:value-type="float" office:value="0" calcext:value-type="float">
            <text:p>0.00</text:p>
          </table:table-cell>
          <table:table-cell table:formula="of:=([Smil.B36]+[Smil.F36])*[Smil.$M$31]/365" office:value-type="float" office:value="19.7869101978693" calcext:value-type="float">
            <text:p>19.79</text:p>
          </table:table-cell>
          <table:table-cell table:formula="of:=SUM([.B7:.F7])" office:value-type="float" office:value="21.3470319634705" calcext:value-type="float">
            <text:p>21.35</text:p>
          </table:table-cell>
        </table:table-row>
        <table:table-row table:style-name="ro1">
          <table:table-cell table:formula="of:=[Smil.A8]" office:value-type="float" office:value="1860" calcext:value-type="float">
            <text:p>1860</text:p>
          </table:table-cell>
          <table:table-cell table:formula="of:=[Smil.D37]*[Smil.$M$31]/365" office:value-type="float" office:value="0" calcext:value-type="float">
            <text:p>0.00</text:p>
          </table:table-cell>
          <table:table-cell table:formula="of:=[Smil.C37]*[Smil.$M$31]/365" office:value-type="float" office:value="2.90715372907156" calcext:value-type="float">
            <text:p>2.91</text:p>
          </table:table-cell>
          <table:table-cell table:formula="of:=[Smil.E37]*[Smil.$M$31]/365" office:value-type="float" office:value="0" calcext:value-type="float">
            <text:p>0.00</text:p>
          </table:table-cell>
          <table:table-cell table:formula="of:=[Smil.G37]*[Smil.$M$31]/365" office:value-type="float" office:value="0" calcext:value-type="float">
            <text:p>0.00</text:p>
          </table:table-cell>
          <table:table-cell table:formula="of:=([Smil.B37]+[Smil.F37])*[Smil.$M$31]/365" office:value-type="float" office:value="19.0258751902589" calcext:value-type="float">
            <text:p>19.03</text:p>
          </table:table-cell>
          <table:table-cell table:formula="of:=SUM([.B8:.F8])" office:value-type="float" office:value="21.9330289193305" calcext:value-type="float">
            <text:p>21.93</text:p>
          </table:table-cell>
        </table:table-row>
        <table:table-row table:style-name="ro1">
          <table:table-cell table:formula="of:=[Smil.A9]" office:value-type="float" office:value="1870" calcext:value-type="float">
            <text:p>1870</text:p>
          </table:table-cell>
          <table:table-cell table:formula="of:=[Smil.D38]*[Smil.$M$31]/365" office:value-type="float" office:value="0.0152207001522071" calcext:value-type="float">
            <text:p>0.02</text:p>
          </table:table-cell>
          <table:table-cell table:formula="of:=[Smil.C38]*[Smil.$M$31]/365" office:value-type="float" office:value="4.49771689497721" calcext:value-type="float">
            <text:p>4.50</text:p>
          </table:table-cell>
          <table:table-cell table:formula="of:=[Smil.E38]*[Smil.$M$31]/365" office:value-type="float" office:value="0" calcext:value-type="float">
            <text:p>0.00</text:p>
          </table:table-cell>
          <table:table-cell table:formula="of:=[Smil.G38]*[Smil.$M$31]/365" office:value-type="float" office:value="0" calcext:value-type="float">
            <text:p>0.00</text:p>
          </table:table-cell>
          <table:table-cell table:formula="of:=([Smil.B38]+[Smil.F38])*[Smil.$M$31]/365" office:value-type="float" office:value="19.0258751902589" calcext:value-type="float">
            <text:p>19.03</text:p>
          </table:table-cell>
          <table:table-cell table:formula="of:=SUM([.B9:.F9])" office:value-type="float" office:value="23.5388127853883" calcext:value-type="float">
            <text:p>23.54</text:p>
          </table:table-cell>
        </table:table-row>
        <table:table-row table:style-name="ro1">
          <table:table-cell table:formula="of:=[Smil.A10]" office:value-type="float" office:value="1880" calcext:value-type="float">
            <text:p>1880</text:p>
          </table:table-cell>
          <table:table-cell table:formula="of:=[Smil.D39]*[Smil.$M$31]/365" office:value-type="float" office:value="0.0913242009132427" calcext:value-type="float">
            <text:p>0.09</text:p>
          </table:table-cell>
          <table:table-cell table:formula="of:=[Smil.C39]*[Smil.$M$31]/365" office:value-type="float" office:value="6.96347031963476" calcext:value-type="float">
            <text:p>6.96</text:p>
          </table:table-cell>
          <table:table-cell table:formula="of:=[Smil.E39]*[Smil.$M$31]/365" office:value-type="float" office:value="0" calcext:value-type="float">
            <text:p>0.00</text:p>
          </table:table-cell>
          <table:table-cell table:formula="of:=[Smil.G39]*[Smil.$M$31]/365" office:value-type="float" office:value="0" calcext:value-type="float">
            <text:p>0.00</text:p>
          </table:table-cell>
          <table:table-cell table:formula="of:=([Smil.B39]+[Smil.F39])*[Smil.$M$31]/365" office:value-type="float" office:value="19.0563165905633" calcext:value-type="float">
            <text:p>19.06</text:p>
          </table:table-cell>
          <table:table-cell table:formula="of:=SUM([.B10:.F10])" office:value-type="float" office:value="26.1111111111113" calcext:value-type="float">
            <text:p>26.11</text:p>
          </table:table-cell>
        </table:table-row>
        <table:table-row table:style-name="ro1">
          <table:table-cell table:formula="of:=[Smil.A11]" office:value-type="float" office:value="1890" calcext:value-type="float">
            <text:p>1890</text:p>
          </table:table-cell>
          <table:table-cell table:formula="of:=[Smil.D40]*[Smil.$M$31]/365" office:value-type="float" office:value="0.243531202435314" calcext:value-type="float">
            <text:p>0.24</text:p>
          </table:table-cell>
          <table:table-cell table:formula="of:=[Smil.C40]*[Smil.$M$31]/365" office:value-type="float" office:value="10.5631659056317" calcext:value-type="float">
            <text:p>10.56</text:p>
          </table:table-cell>
          <table:table-cell table:formula="of:=[Smil.E40]*[Smil.$M$31]/365" office:value-type="float" office:value="0.0913242009132427" calcext:value-type="float">
            <text:p>0.09</text:p>
          </table:table-cell>
          <table:table-cell table:formula="of:=[Smil.G40]*[Smil.$M$31]/365" office:value-type="float" office:value="0" calcext:value-type="float">
            <text:p>0.00</text:p>
          </table:table-cell>
          <table:table-cell table:formula="of:=([Smil.B40]+[Smil.F40])*[Smil.$M$31]/365" office:value-type="float" office:value="18.3028919330291" calcext:value-type="float">
            <text:p>18.30</text:p>
          </table:table-cell>
          <table:table-cell table:formula="of:=SUM([.B11:.F11])" office:value-type="float" office:value="29.2009132420094" calcext:value-type="float">
            <text:p>29.20</text:p>
          </table:table-cell>
        </table:table-row>
        <table:table-row table:style-name="ro1">
          <table:table-cell table:formula="of:=[Smil.A12]" office:value-type="float" office:value="1900" calcext:value-type="float">
            <text:p>1900</text:p>
          </table:table-cell>
          <table:table-cell table:formula="of:=[Smil.D41]*[Smil.$M$31]/365" office:value-type="float" office:value="0.494672754946731" calcext:value-type="float">
            <text:p>0.49</text:p>
          </table:table-cell>
          <table:table-cell table:formula="of:=[Smil.C41]*[Smil.$M$31]/365" office:value-type="float" office:value="15.6925418569255" calcext:value-type="float">
            <text:p>15.69</text:p>
          </table:table-cell>
          <table:table-cell table:formula="of:=[Smil.E41]*[Smil.$M$31]/365" office:value-type="float" office:value="0.175038051750382" calcext:value-type="float">
            <text:p>0.18</text:p>
          </table:table-cell>
          <table:table-cell table:formula="of:=[Smil.G41]*[Smil.$M$31]/365" office:value-type="float" office:value="0" calcext:value-type="float">
            <text:p>0.00</text:p>
          </table:table-cell>
          <table:table-cell table:formula="of:=([Smil.B41]+[Smil.F41])*[Smil.$M$31]/365" office:value-type="float" office:value="16.7884322678845" calcext:value-type="float">
            <text:p>16.79</text:p>
          </table:table-cell>
          <table:table-cell table:formula="of:=SUM([.B12:.F12])" office:value-type="float" office:value="33.1506849315071" calcext:value-type="float">
            <text:p>33.15</text:p>
          </table:table-cell>
        </table:table-row>
        <table:table-row table:style-name="ro1">
          <table:table-cell table:formula="of:=[Smil.A13]" office:value-type="float" office:value="1910" calcext:value-type="float">
            <text:p>1910</text:p>
          </table:table-cell>
          <table:table-cell table:formula="of:=[Smil.D42]*[Smil.$M$31]/365" office:value-type="float" office:value="1.08828006088281" calcext:value-type="float">
            <text:p>1.09</text:p>
          </table:table-cell>
          <table:table-cell table:formula="of:=[Smil.C42]*[Smil.$M$31]/365" office:value-type="float" office:value="23.7138508371387" calcext:value-type="float">
            <text:p>23.71</text:p>
          </table:table-cell>
          <table:table-cell table:formula="of:=[Smil.E42]*[Smil.$M$31]/365" office:value-type="float" office:value="0.388127853881282" calcext:value-type="float">
            <text:p>0.39</text:p>
          </table:table-cell>
          <table:table-cell table:formula="of:=[Smil.G42]*[Smil.$M$31]/365" office:value-type="float" office:value="0" calcext:value-type="float">
            <text:p>0.00</text:p>
          </table:table-cell>
          <table:table-cell table:formula="of:=([Smil.B42]+[Smil.F42])*[Smil.$M$31]/365" office:value-type="float" office:value="17.5951293759514" calcext:value-type="float">
            <text:p>17.60</text:p>
          </table:table-cell>
          <table:table-cell table:formula="of:=SUM([.B13:.F13])" office:value-type="float" office:value="42.7853881278542" calcext:value-type="float">
            <text:p>42.79</text:p>
          </table:table-cell>
        </table:table-row>
        <table:table-row table:style-name="ro1">
          <table:table-cell table:formula="of:=[Smil.A14]" office:value-type="float" office:value="1920" calcext:value-type="float">
            <text:p>1920</text:p>
          </table:table-cell>
          <table:table-cell table:formula="of:=[Smil.D43]*[Smil.$M$31]/365" office:value-type="float" office:value="2.43531202435314" calcext:value-type="float">
            <text:p>2.44</text:p>
          </table:table-cell>
          <table:table-cell table:formula="of:=[Smil.C43]*[Smil.$M$31]/365" office:value-type="float" office:value="26.9406392694066" calcext:value-type="float">
            <text:p>26.94</text:p>
          </table:table-cell>
          <table:table-cell table:formula="of:=[Smil.E43]*[Smil.$M$31]/365" office:value-type="float" office:value="0.639269406392699" calcext:value-type="float">
            <text:p>0.64</text:p>
          </table:table-cell>
          <table:table-cell table:formula="of:=[Smil.G43]*[Smil.$M$31]/365" office:value-type="float" office:value="0" calcext:value-type="float">
            <text:p>0.00</text:p>
          </table:table-cell>
          <table:table-cell table:formula="of:=([Smil.B43]+[Smil.F43])*[Smil.$M$31]/365" office:value-type="float" office:value="19.2009132420093" calcext:value-type="float">
            <text:p>19.20</text:p>
          </table:table-cell>
          <table:table-cell table:formula="of:=SUM([.B14:.F14])" office:value-type="float" office:value="49.2161339421617" calcext:value-type="float">
            <text:p>49.22</text:p>
          </table:table-cell>
        </table:table-row>
        <table:table-row table:style-name="ro1">
          <table:table-cell table:formula="of:=[Smil.A15]" office:value-type="float" office:value="1930" calcext:value-type="float">
            <text:p>1930</text:p>
          </table:table-cell>
          <table:table-cell table:formula="of:=[Smil.D44]*[Smil.$M$31]/365" office:value-type="float" office:value="4.80974124809745" calcext:value-type="float">
            <text:p>4.81</text:p>
          </table:table-cell>
          <table:table-cell table:formula="of:=[Smil.C44]*[Smil.$M$31]/365" office:value-type="float" office:value="27.7397260273975" calcext:value-type="float">
            <text:p>27.74</text:p>
          </table:table-cell>
          <table:table-cell table:formula="of:=[Smil.E44]*[Smil.$M$31]/365" office:value-type="float" office:value="1.65144596651447" calcext:value-type="float">
            <text:p>1.65</text:p>
          </table:table-cell>
          <table:table-cell table:formula="of:=[Smil.G44]*[Smil.$M$31]/365" office:value-type="float" office:value="0" calcext:value-type="float">
            <text:p>0.00</text:p>
          </table:table-cell>
          <table:table-cell table:formula="of:=([Smil.B44]+[Smil.F44])*[Smil.$M$31]/365" office:value-type="float" office:value="20.1445966514461" calcext:value-type="float">
            <text:p>20.14</text:p>
          </table:table-cell>
          <table:table-cell table:formula="of:=SUM([.B15:.F15])" office:value-type="float" office:value="54.3455098934555" calcext:value-type="float">
            <text:p>54.35</text:p>
          </table:table-cell>
        </table:table-row>
        <table:table-row table:style-name="ro1">
          <table:table-cell table:formula="of:=[Smil.A16]" office:value-type="float" office:value="1940" calcext:value-type="float">
            <text:p>1940</text:p>
          </table:table-cell>
          <table:table-cell table:formula="of:=[Smil.D45]*[Smil.$M$31]/365" office:value-type="float" office:value="7.2678843226789" calcext:value-type="float">
            <text:p>7.27</text:p>
          </table:table-cell>
          <table:table-cell table:formula="of:=[Smil.C45]*[Smil.$M$31]/365" office:value-type="float" office:value="31.742770167428" calcext:value-type="float">
            <text:p>31.74</text:p>
          </table:table-cell>
          <table:table-cell table:formula="of:=[Smil.E45]*[Smil.$M$31]/365" office:value-type="float" office:value="2.39726027397262" calcext:value-type="float">
            <text:p>2.40</text:p>
          </table:table-cell>
          <table:table-cell table:formula="of:=[Smil.G45]*[Smil.$M$31]/365" office:value-type="float" office:value="0" calcext:value-type="float">
            <text:p>0.00</text:p>
          </table:table-cell>
          <table:table-cell table:formula="of:=([Smil.B45]+[Smil.F45])*[Smil.$M$31]/365" office:value-type="float" office:value="20.3120243531204" calcext:value-type="float">
            <text:p>20.31</text:p>
          </table:table-cell>
          <table:table-cell table:formula="of:=SUM([.B16:.F16])" office:value-type="float" office:value="61.7199391171999" calcext:value-type="float">
            <text:p>61.72</text:p>
          </table:table-cell>
        </table:table-row>
        <table:table-row table:style-name="ro1">
          <table:table-cell table:formula="of:=[Smil.A17]" office:value-type="float" office:value="1950" calcext:value-type="float">
            <text:p>1950</text:p>
          </table:table-cell>
          <table:table-cell table:formula="of:=[Smil.D46]*[Smil.$M$31]/365" office:value-type="float" office:value="14.916286149163" calcext:value-type="float">
            <text:p>14.92</text:p>
          </table:table-cell>
          <table:table-cell table:formula="of:=[Smil.C46]*[Smil.$M$31]/365" office:value-type="float" office:value="34.5281582952819" calcext:value-type="float">
            <text:p>34.53</text:p>
          </table:table-cell>
          <table:table-cell table:formula="of:=[Smil.E46]*[Smil.$M$31]/365" office:value-type="float" office:value="5.73059360730598" calcext:value-type="float">
            <text:p>5.73</text:p>
          </table:table-cell>
          <table:table-cell table:formula="of:=[Smil.G46]*[Smil.$M$31]/365" office:value-type="float" office:value="0" calcext:value-type="float">
            <text:p>0.00</text:p>
          </table:table-cell>
          <table:table-cell table:formula="of:=([Smil.B46]+[Smil.F46])*[Smil.$M$31]/365" office:value-type="float" office:value="21.461187214612" calcext:value-type="float">
            <text:p>21.46</text:p>
          </table:table-cell>
          <table:table-cell table:formula="of:=SUM([.B17:.F17])" office:value-type="float" office:value="76.6362252663629" calcext:value-type="float">
            <text:p>76.64</text:p>
          </table:table-cell>
        </table:table-row>
        <table:table-row table:style-name="ro1">
          <table:table-cell table:formula="of:=[Smil.A18]" office:value-type="float" office:value="1960" calcext:value-type="float">
            <text:p>1960</text:p>
          </table:table-cell>
          <table:table-cell table:formula="of:=[Smil.D47]*[Smil.$M$31]/365" office:value-type="float" office:value="30.0989345509896" calcext:value-type="float">
            <text:p>30.10</text:p>
          </table:table-cell>
          <table:table-cell table:formula="of:=[Smil.C47]*[Smil.$M$31]/365" office:value-type="float" office:value="42.3059360730597" calcext:value-type="float">
            <text:p>42.31</text:p>
          </table:table-cell>
          <table:table-cell table:formula="of:=[Smil.E47]*[Smil.$M$31]/365" office:value-type="float" office:value="12.2526636225267" calcext:value-type="float">
            <text:p>12.25</text:p>
          </table:table-cell>
          <table:table-cell table:formula="of:=[Smil.G47]*[Smil.$M$31]/365" office:value-type="float" office:value="0.0228310502283107" calcext:value-type="float">
            <text:p>0.02</text:p>
          </table:table-cell>
          <table:table-cell table:formula="of:=([Smil.B47]+[Smil.F47])*[Smil.$M$31]/365" office:value-type="float" office:value="26.2404870624051" calcext:value-type="float">
            <text:p>26.24</text:p>
          </table:table-cell>
          <table:table-cell table:formula="of:=SUM([.B18:.F18])" office:value-type="float" office:value="110.920852359209" calcext:value-type="float">
            <text:p>110.92</text:p>
          </table:table-cell>
        </table:table-row>
        <table:table-row table:style-name="ro1">
          <table:table-cell table:formula="of:=[Smil.A19]" office:value-type="float" office:value="1970" calcext:value-type="float">
            <text:p>1970</text:p>
          </table:table-cell>
          <table:table-cell table:formula="of:=[Smil.D48]*[Smil.$M$31]/365" office:value-type="float" office:value="64.9238964992395" calcext:value-type="float">
            <text:p>64.92</text:p>
          </table:table-cell>
          <table:table-cell table:formula="of:=[Smil.C48]*[Smil.$M$31]/365" office:value-type="float" office:value="47.4809741248101" calcext:value-type="float">
            <text:p>47.48</text:p>
          </table:table-cell>
          <table:table-cell table:formula="of:=[Smil.E48]*[Smil.$M$31]/365" office:value-type="float" office:value="27.3135464231357" calcext:value-type="float">
            <text:p>27.31</text:p>
          </table:table-cell>
          <table:table-cell table:formula="of:=[Smil.G48]*[Smil.$M$31]/365" office:value-type="float" office:value="0.631659056316596" calcext:value-type="float">
            <text:p>0.63</text:p>
          </table:table-cell>
          <table:table-cell table:formula="of:=([Smil.B48]+[Smil.F48])*[Smil.$M$31]/365" office:value-type="float" office:value="29.6270928462712" calcext:value-type="float">
            <text:p>29.63</text:p>
          </table:table-cell>
          <table:table-cell table:formula="of:=SUM([.B19:.F19])" office:value-type="float" office:value="169.977168949773" calcext:value-type="float">
            <text:p>169.98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formula="of:=['IEA 2015'.A35]" office:value-type="float" office:value="1971" calcext:value-type="float">
            <text:p>1971</text:p>
          </table:table-cell>
          <table:table-cell table:formula="of:=['IEA 2015'.C35]/1000000000" office:value-type="float" office:value="79.2381500421096" calcext:value-type="float">
            <text:p>79.24</text:p>
          </table:table-cell>
          <table:table-cell table:formula="of:=['IEA 2015'.D35]/1000000000" office:value-type="float" office:value="45.8081502590137" calcext:value-type="float">
            <text:p>45.81</text:p>
          </table:table-cell>
          <table:table-cell table:formula="of:=['IEA 2015'.E35]/1000000000" office:value-type="float" office:value="28.4607574396712" calcext:value-type="float">
            <text:p>28.46</text:p>
          </table:table-cell>
          <table:table-cell table:formula="of:=['IEA 2015'.F35]/1000000000" office:value-type="float" office:value="0.922432462246575" calcext:value-type="float">
            <text:p>0.92</text:p>
          </table:table-cell>
          <table:table-cell table:formula="of:=['IEA 2015'.G35]/1000000000" office:value-type="float" office:value="23.0838780839452" calcext:value-type="float">
            <text:p>23.08</text:p>
          </table:table-cell>
          <table:table-cell table:formula="of:=['IEA 2015'.B35]/1000000000" office:value-type="float" office:value="175.963935345589" calcext:value-type="float">
            <text:p>175.96</text:p>
          </table:table-cell>
        </table:table-row>
        <table:table-row table:style-name="ro1">
          <table:table-cell table:formula="of:=['IEA 2015'.A36]" office:value-type="float" office:value="1972" calcext:value-type="float">
            <text:p>1972</text:p>
          </table:table-cell>
          <table:table-cell table:formula="of:=['IEA 2015'.C36]/1000000000" office:value-type="float" office:value="83.9179628206849" calcext:value-type="float">
            <text:p>83.92</text:p>
          </table:table-cell>
          <table:table-cell table:formula="of:=['IEA 2015'.D36]/1000000000" office:value-type="float" office:value="46.1112176716712" calcext:value-type="float">
            <text:p>46.11</text:p>
          </table:table-cell>
          <table:table-cell table:formula="of:=['IEA 2015'.E36]/1000000000" office:value-type="float" office:value="30.0060795424931" calcext:value-type="float">
            <text:p>30.01</text:p>
          </table:table-cell>
          <table:table-cell table:formula="of:=['IEA 2015'.F36]/1000000000" office:value-type="float" office:value="1.26610587652055" calcext:value-type="float">
            <text:p>1.27</text:p>
          </table:table-cell>
          <table:table-cell table:formula="of:=['IEA 2015'.G36]/1000000000" office:value-type="float" office:value="23.6669143272877" calcext:value-type="float">
            <text:p>23.67</text:p>
          </table:table-cell>
          <table:table-cell table:formula="of:=['IEA 2015'.B36]/1000000000" office:value-type="float" office:value="184.481943876658" calcext:value-type="float">
            <text:p>184.48</text:p>
          </table:table-cell>
        </table:table-row>
        <table:table-row table:style-name="ro1">
          <table:table-cell table:formula="of:=['IEA 2015'.A37]" office:value-type="float" office:value="1973" calcext:value-type="float">
            <text:p>1973</text:p>
          </table:table-cell>
          <table:table-cell table:formula="of:=['IEA 2015'.C37]/1000000000" office:value-type="float" office:value="91.3686213786575" calcext:value-type="float">
            <text:p>91.37</text:p>
          </table:table-cell>
          <table:table-cell table:formula="of:=['IEA 2015'.D37]/1000000000" office:value-type="float" office:value="47.6837124569863" calcext:value-type="float">
            <text:p>47.68</text:p>
          </table:table-cell>
          <table:table-cell table:formula="of:=['IEA 2015'.E37]/1000000000" office:value-type="float" office:value="31.1217215770959" calcext:value-type="float">
            <text:p>31.12</text:p>
          </table:table-cell>
          <table:table-cell table:formula="of:=['IEA 2015'.F37]/1000000000" office:value-type="float" office:value="1.69032334967123" calcext:value-type="float">
            <text:p>1.69</text:p>
          </table:table-cell>
          <table:table-cell table:formula="of:=['IEA 2015'.G37]/1000000000" office:value-type="float" office:value="24.1040974342466" calcext:value-type="float">
            <text:p>24.10</text:p>
          </table:table-cell>
          <table:table-cell table:formula="of:=['IEA 2015'.B37]/1000000000" office:value-type="float" office:value="194.378771496658" calcext:value-type="float">
            <text:p>194.38</text:p>
          </table:table-cell>
        </table:table-row>
        <table:table-row table:style-name="ro1">
          <table:table-cell table:formula="of:=['IEA 2015'.A38]" office:value-type="float" office:value="1974" calcext:value-type="float">
            <text:p>1974</text:p>
          </table:table-cell>
          <table:table-cell table:formula="of:=['IEA 2015'.C38]/1000000000" office:value-type="float" office:value="90.4448181376986" calcext:value-type="float">
            <text:p>90.44</text:p>
          </table:table-cell>
          <table:table-cell table:formula="of:=['IEA 2015'.D38]/1000000000" office:value-type="float" office:value="47.8695343028493" calcext:value-type="float">
            <text:p>47.87</text:p>
          </table:table-cell>
          <table:table-cell table:formula="of:=['IEA 2015'.E38]/1000000000" office:value-type="float" office:value="31.9361796217808" calcext:value-type="float">
            <text:p>31.94</text:p>
          </table:table-cell>
          <table:table-cell table:formula="of:=['IEA 2015'.F38]/1000000000" office:value-type="float" office:value="2.27136143156164" calcext:value-type="float">
            <text:p>2.27</text:p>
          </table:table-cell>
          <table:table-cell table:formula="of:=['IEA 2015'.G38]/1000000000" office:value-type="float" office:value="24.927297765863" calcext:value-type="float">
            <text:p>24.93</text:p>
          </table:table-cell>
          <table:table-cell table:formula="of:=['IEA 2015'.B38]/1000000000" office:value-type="float" office:value="195.529533518493" calcext:value-type="float">
            <text:p>195.53</text:p>
          </table:table-cell>
        </table:table-row>
        <table:table-row table:style-name="ro1">
          <table:table-cell table:formula="of:=['IEA 2015'.A39]" office:value-type="float" office:value="1975" calcext:value-type="float">
            <text:p>1975</text:p>
          </table:table-cell>
          <table:table-cell table:formula="of:=['IEA 2015'.C39]/1000000000" office:value-type="float" office:value="88.7045187662466" calcext:value-type="float">
            <text:p>88.70</text:p>
          </table:table-cell>
          <table:table-cell table:formula="of:=['IEA 2015'.D39]/1000000000" office:value-type="float" office:value="48.8871000376438" calcext:value-type="float">
            <text:p>48.89</text:p>
          </table:table-cell>
          <table:table-cell table:formula="of:=['IEA 2015'.E39]/1000000000" office:value-type="float" office:value="31.8128017949589" calcext:value-type="float">
            <text:p>31.81</text:p>
          </table:table-cell>
          <table:table-cell table:formula="of:=['IEA 2015'.F39]/1000000000" office:value-type="float" office:value="3.19149606071233" calcext:value-type="float">
            <text:p>3.19</text:p>
          </table:table-cell>
          <table:table-cell table:formula="of:=['IEA 2015'.G39]/1000000000" office:value-type="float" office:value="25.3453482801644" calcext:value-type="float">
            <text:p>25.35</text:p>
          </table:table-cell>
          <table:table-cell table:formula="of:=['IEA 2015'.B39]/1000000000" office:value-type="float" office:value="196.99413924726" calcext:value-type="float">
            <text:p>196.99</text:p>
          </table:table-cell>
        </table:table-row>
        <table:table-row table:style-name="ro1">
          <table:table-cell table:formula="of:=['IEA 2015'.A40]" office:value-type="float" office:value="1976" calcext:value-type="float">
            <text:p>1976</text:p>
          </table:table-cell>
          <table:table-cell table:formula="of:=['IEA 2015'.C40]/1000000000" office:value-type="float" office:value="94.7220616844384" calcext:value-type="float">
            <text:p>94.72</text:p>
          </table:table-cell>
          <table:table-cell table:formula="of:=['IEA 2015'.D40]/1000000000" office:value-type="float" office:value="50.9024763431507" calcext:value-type="float">
            <text:p>50.90</text:p>
          </table:table-cell>
          <table:table-cell table:formula="of:=['IEA 2015'.E40]/1000000000" office:value-type="float" office:value="33.6856401832055" calcext:value-type="float">
            <text:p>33.69</text:p>
          </table:table-cell>
          <table:table-cell table:formula="of:=['IEA 2015'.F40]/1000000000" office:value-type="float" office:value="3.66468217460274" calcext:value-type="float">
            <text:p>3.66</text:p>
          </table:table-cell>
          <table:table-cell table:formula="of:=['IEA 2015'.G40]/1000000000" office:value-type="float" office:value="25.8266376682466" calcext:value-type="float">
            <text:p>25.83</text:p>
          </table:table-cell>
          <table:table-cell table:formula="of:=['IEA 2015'.B40]/1000000000" office:value-type="float" office:value="207.767000504548" calcext:value-type="float">
            <text:p>207.77</text:p>
          </table:table-cell>
        </table:table-row>
        <table:table-row table:style-name="ro1">
          <table:table-cell table:formula="of:=['IEA 2015'.A41]" office:value-type="float" office:value="1977" calcext:value-type="float">
            <text:p>1977</text:p>
          </table:table-cell>
          <table:table-cell table:formula="of:=['IEA 2015'.C41]/1000000000" office:value-type="float" office:value="99.2221844629589" calcext:value-type="float">
            <text:p>99.22</text:p>
          </table:table-cell>
          <table:table-cell table:formula="of:=['IEA 2015'.D41]/1000000000" office:value-type="float" office:value="52.4188330866027" calcext:value-type="float">
            <text:p>52.42</text:p>
          </table:table-cell>
          <table:table-cell table:formula="of:=['IEA 2015'.E41]/1000000000" office:value-type="float" office:value="34.4584039131781" calcext:value-type="float">
            <text:p>34.46</text:p>
          </table:table-cell>
          <table:table-cell table:formula="of:=['IEA 2015'.F41]/1000000000" office:value-type="float" office:value="4.46240901452055" calcext:value-type="float">
            <text:p>4.46</text:p>
          </table:table-cell>
          <table:table-cell table:formula="of:=['IEA 2015'.G41]/1000000000" office:value-type="float" office:value="26.4145270946575" calcext:value-type="float">
            <text:p>26.41</text:p>
          </table:table-cell>
          <table:table-cell table:formula="of:=['IEA 2015'.B41]/1000000000" office:value-type="float" office:value="215.167332420137" calcext:value-type="float">
            <text:p>215.17</text:p>
          </table:table-cell>
        </table:table-row>
        <table:table-row table:style-name="ro1">
          <table:table-cell table:formula="of:=['IEA 2015'.A42]" office:value-type="float" office:value="1978" calcext:value-type="float">
            <text:p>1978</text:p>
          </table:table-cell>
          <table:table-cell table:formula="of:=['IEA 2015'.C42]/1000000000" office:value-type="float" office:value="101.178780231288" calcext:value-type="float">
            <text:p>101.18</text:p>
          </table:table-cell>
          <table:table-cell table:formula="of:=['IEA 2015'.D42]/1000000000" office:value-type="float" office:value="53.9470428711507" calcext:value-type="float">
            <text:p>53.95</text:p>
          </table:table-cell>
          <table:table-cell table:formula="of:=['IEA 2015'.E42]/1000000000" office:value-type="float" office:value="36.0291627059178" calcext:value-type="float">
            <text:p>36.03</text:p>
          </table:table-cell>
          <table:table-cell table:formula="of:=['IEA 2015'.F42]/1000000000" office:value-type="float" office:value="5.21098986416438" calcext:value-type="float">
            <text:p>5.21</text:p>
          </table:table-cell>
          <table:table-cell table:formula="of:=['IEA 2015'.G42]/1000000000" office:value-type="float" office:value="27.2699414429315" calcext:value-type="float">
            <text:p>27.27</text:p>
          </table:table-cell>
          <table:table-cell table:formula="of:=['IEA 2015'.B42]/1000000000" office:value-type="float" office:value="223.568452919288" calcext:value-type="float">
            <text:p>223.57</text:p>
          </table:table-cell>
        </table:table-row>
        <table:table-row table:style-name="ro1">
          <table:table-cell table:formula="of:=['IEA 2015'.A43]" office:value-type="float" office:value="1979" calcext:value-type="float">
            <text:p>1979</text:p>
          </table:table-cell>
          <table:table-cell table:formula="of:=['IEA 2015'.C43]/1000000000" office:value-type="float" office:value="104.021622656822" calcext:value-type="float">
            <text:p>104.02</text:p>
          </table:table-cell>
          <table:table-cell table:formula="of:=['IEA 2015'.D43]/1000000000" office:value-type="float" office:value="56.1414615928219" calcext:value-type="float">
            <text:p>56.14</text:p>
          </table:table-cell>
          <table:table-cell table:formula="of:=['IEA 2015'.E43]/1000000000" office:value-type="float" office:value="38.2920486076986" calcext:value-type="float">
            <text:p>38.29</text:p>
          </table:table-cell>
          <table:table-cell table:formula="of:=['IEA 2015'.F43]/1000000000" office:value-type="float" office:value="5.40593275260274" calcext:value-type="float">
            <text:p>5.41</text:p>
          </table:table-cell>
          <table:table-cell table:formula="of:=['IEA 2015'.G43]/1000000000" office:value-type="float" office:value="28.0968917644931" calcext:value-type="float">
            <text:p>28.10</text:p>
          </table:table-cell>
          <table:table-cell table:formula="of:=['IEA 2015'.B43]/1000000000" office:value-type="float" office:value="230.403060085507" calcext:value-type="float">
            <text:p>230.40</text:p>
          </table:table-cell>
        </table:table-row>
        <table:table-row table:style-name="ro1">
          <table:table-cell table:formula="of:=['IEA 2015'.A44]" office:value-type="float" office:value="1980" calcext:value-type="float">
            <text:p>1980</text:p>
          </table:table-cell>
          <table:table-cell table:formula="of:=['IEA 2015'.C44]/1000000000" office:value-type="float" office:value="100.347731911945" calcext:value-type="float">
            <text:p>100.35</text:p>
          </table:table-cell>
          <table:table-cell table:formula="of:=['IEA 2015'.D44]/1000000000" office:value-type="float" office:value="56.8173403173425" calcext:value-type="float">
            <text:p>56.82</text:p>
          </table:table-cell>
          <table:table-cell table:formula="of:=['IEA 2015'.E44]/1000000000" office:value-type="float" office:value="39.23955022" calcext:value-type="float">
            <text:p>39.24</text:p>
          </table:table-cell>
          <table:table-cell table:formula="of:=['IEA 2015'.F44]/1000000000" office:value-type="float" office:value="5.93959540816438" calcext:value-type="float">
            <text:p>5.94</text:p>
          </table:table-cell>
          <table:table-cell table:formula="of:=['IEA 2015'.G44]/1000000000" office:value-type="float" office:value="28.7029890233151" calcext:value-type="float">
            <text:p>28.70</text:p>
          </table:table-cell>
          <table:table-cell table:formula="of:=['IEA 2015'.B44]/1000000000" office:value-type="float" office:value="229.557081140301" calcext:value-type="float">
            <text:p>229.56</text:p>
          </table:table-cell>
        </table:table-row>
        <table:table-row table:style-name="ro1">
          <table:table-cell table:formula="of:=['IEA 2015'.A45]" office:value-type="float" office:value="1981" calcext:value-type="float">
            <text:p>1981</text:p>
          </table:table-cell>
          <table:table-cell table:formula="of:=['IEA 2015'.C45]/1000000000" office:value-type="float" office:value="95.7757076621096" calcext:value-type="float">
            <text:p>95.78</text:p>
          </table:table-cell>
          <table:table-cell table:formula="of:=['IEA 2015'.D45]/1000000000" office:value-type="float" office:value="57.428749331726" calcext:value-type="float">
            <text:p>57.43</text:p>
          </table:table-cell>
          <table:table-cell table:formula="of:=['IEA 2015'.E45]/1000000000" office:value-type="float" office:value="39.520038003589" calcext:value-type="float">
            <text:p>39.52</text:p>
          </table:table-cell>
          <table:table-cell table:formula="of:=['IEA 2015'.F45]/1000000000" office:value-type="float" office:value="7.0186249919726" calcext:value-type="float">
            <text:p>7.02</text:p>
          </table:table-cell>
          <table:table-cell table:formula="of:=['IEA 2015'.G45]/1000000000" office:value-type="float" office:value="29.2592455507123" calcext:value-type="float">
            <text:p>29.26</text:p>
          </table:table-cell>
          <table:table-cell table:formula="of:=['IEA 2015'.B45]/1000000000" office:value-type="float" office:value="227.929475767863" calcext:value-type="float">
            <text:p>227.93</text:p>
          </table:table-cell>
        </table:table-row>
        <table:table-row table:style-name="ro1">
          <table:table-cell table:formula="of:=['IEA 2015'.A46]" office:value-type="float" office:value="1982" calcext:value-type="float">
            <text:p>1982</text:p>
          </table:table-cell>
          <table:table-cell table:formula="of:=['IEA 2015'.C46]/1000000000" office:value-type="float" office:value="93.5056298639178" calcext:value-type="float">
            <text:p>93.51</text:p>
          </table:table-cell>
          <table:table-cell table:formula="of:=['IEA 2015'.D46]/1000000000" office:value-type="float" office:value="58.2243864677534" calcext:value-type="float">
            <text:p>58.22</text:p>
          </table:table-cell>
          <table:table-cell table:formula="of:=['IEA 2015'.E46]/1000000000" office:value-type="float" office:value="39.677138401452" calcext:value-type="float">
            <text:p>39.68</text:p>
          </table:table-cell>
          <table:table-cell table:formula="of:=['IEA 2015'.F46]/1000000000" office:value-type="float" office:value="7.59138327857534" calcext:value-type="float">
            <text:p>7.59</text:p>
          </table:table-cell>
          <table:table-cell table:formula="of:=['IEA 2015'.G46]/1000000000" office:value-type="float" office:value="29.950717970411" calcext:value-type="float">
            <text:p>29.95</text:p>
          </table:table-cell>
          <table:table-cell table:formula="of:=['IEA 2015'.B46]/1000000000" office:value-type="float" office:value="227.952669206027" calcext:value-type="float">
            <text:p>227.95</text:p>
          </table:table-cell>
        </table:table-row>
        <table:table-row table:style-name="ro1">
          <table:table-cell table:formula="of:=['IEA 2015'.A47]" office:value-type="float" office:value="1983" calcext:value-type="float">
            <text:p>1983</text:p>
          </table:table-cell>
          <table:table-cell table:formula="of:=['IEA 2015'.C47]/1000000000" office:value-type="float" office:value="92.4529986913699" calcext:value-type="float">
            <text:p>92.45</text:p>
          </table:table-cell>
          <table:table-cell table:formula="of:=['IEA 2015'.D47]/1000000000" office:value-type="float" office:value="59.4953711133425" calcext:value-type="float">
            <text:p>59.50</text:p>
          </table:table-cell>
          <table:table-cell table:formula="of:=['IEA 2015'.E47]/1000000000" office:value-type="float" office:value="40.4087804269315" calcext:value-type="float">
            <text:p>40.41</text:p>
          </table:table-cell>
          <table:table-cell table:formula="of:=['IEA 2015'.F47]/1000000000" office:value-type="float" office:value="8.62559989147945" calcext:value-type="float">
            <text:p>8.63</text:p>
          </table:table-cell>
          <table:table-cell table:formula="of:=['IEA 2015'.G47]/1000000000" office:value-type="float" office:value="30.7639427890137" calcext:value-type="float">
            <text:p>30.76</text:p>
          </table:table-cell>
          <table:table-cell table:formula="of:=['IEA 2015'.B47]/1000000000" office:value-type="float" office:value="230.551808996301" calcext:value-type="float">
            <text:p>230.55</text:p>
          </table:table-cell>
        </table:table-row>
        <table:table-row table:style-name="ro1">
          <table:table-cell table:formula="of:=['IEA 2015'.A48]" office:value-type="float" office:value="1984" calcext:value-type="float">
            <text:p>1984</text:p>
          </table:table-cell>
          <table:table-cell table:formula="of:=['IEA 2015'.C48]/1000000000" office:value-type="float" office:value="94.3977230655069" calcext:value-type="float">
            <text:p>94.40</text:p>
          </table:table-cell>
          <table:table-cell table:formula="of:=['IEA 2015'.D48]/1000000000" office:value-type="float" office:value="61.7184039683836" calcext:value-type="float">
            <text:p>61.72</text:p>
          </table:table-cell>
          <table:table-cell table:formula="of:=['IEA 2015'.E48]/1000000000" office:value-type="float" office:value="43.3116352456164" calcext:value-type="float">
            <text:p>43.31</text:p>
          </table:table-cell>
          <table:table-cell table:formula="of:=['IEA 2015'.F48]/1000000000" office:value-type="float" office:value="10.4544438059178" calcext:value-type="float">
            <text:p>10.45</text:p>
          </table:table-cell>
          <table:table-cell table:formula="of:=['IEA 2015'.G48]/1000000000" office:value-type="float" office:value="31.8475950588493" calcext:value-type="float">
            <text:p>31.85</text:p>
          </table:table-cell>
          <table:table-cell table:formula="of:=['IEA 2015'.B48]/1000000000" office:value-type="float" office:value="239.628464832274" calcext:value-type="float">
            <text:p>239.63</text:p>
          </table:table-cell>
        </table:table-row>
        <table:table-row table:style-name="ro1">
          <table:table-cell table:formula="of:=['IEA 2015'.A49]" office:value-type="float" office:value="1985" calcext:value-type="float">
            <text:p>1985</text:p>
          </table:table-cell>
          <table:table-cell table:formula="of:=['IEA 2015'.C49]/1000000000" office:value-type="float" office:value="93.4867298712603" calcext:value-type="float">
            <text:p>93.49</text:p>
          </table:table-cell>
          <table:table-cell table:formula="of:=['IEA 2015'.D49]/1000000000" office:value-type="float" office:value="63.9394984369863" calcext:value-type="float">
            <text:p>63.94</text:p>
          </table:table-cell>
          <table:table-cell table:formula="of:=['IEA 2015'.E49]/1000000000" office:value-type="float" office:value="44.9166380476164" calcext:value-type="float">
            <text:p>44.92</text:p>
          </table:table-cell>
          <table:table-cell table:formula="of:=['IEA 2015'.F49]/1000000000" office:value-type="float" office:value="12.4111295235342" calcext:value-type="float">
            <text:p>12.41</text:p>
          </table:table-cell>
          <table:table-cell table:formula="of:=['IEA 2015'.G49]/1000000000" office:value-type="float" office:value="32.4504059664384" calcext:value-type="float">
            <text:p>32.45</text:p>
          </table:table-cell>
          <table:table-cell table:formula="of:=['IEA 2015'.B49]/1000000000" office:value-type="float" office:value="246.134412404411" calcext:value-type="float">
            <text:p>246.13</text:p>
          </table:table-cell>
        </table:table-row>
        <table:table-row table:style-name="ro1">
          <table:table-cell table:formula="of:=['IEA 2015'.A50]" office:value-type="float" office:value="1986" calcext:value-type="float">
            <text:p>1986</text:p>
          </table:table-cell>
          <table:table-cell table:formula="of:=['IEA 2015'.C50]/1000000000" office:value-type="float" office:value="97.2141018561918" calcext:value-type="float">
            <text:p>97.21</text:p>
          </table:table-cell>
          <table:table-cell table:formula="of:=['IEA 2015'.D50]/1000000000" office:value-type="float" office:value="64.4505195536438" calcext:value-type="float">
            <text:p>64.45</text:p>
          </table:table-cell>
          <table:table-cell table:formula="of:=['IEA 2015'.E50]/1000000000" office:value-type="float" office:value="45.6260283463014" calcext:value-type="float">
            <text:p>45.63</text:p>
          </table:table-cell>
          <table:table-cell table:formula="of:=['IEA 2015'.F50]/1000000000" office:value-type="float" office:value="13.3218345805479" calcext:value-type="float">
            <text:p>13.32</text:p>
          </table:table-cell>
          <table:table-cell table:formula="of:=['IEA 2015'.G50]/1000000000" office:value-type="float" office:value="33.0029282760822" calcext:value-type="float">
            <text:p>33.00</text:p>
          </table:table-cell>
          <table:table-cell table:formula="of:=['IEA 2015'.B50]/1000000000" office:value-type="float" office:value="251.319820251452" calcext:value-type="float">
            <text:p>251.32</text:p>
          </table:table-cell>
        </table:table-row>
        <table:table-row table:style-name="ro1">
          <table:table-cell table:formula="of:=['IEA 2015'.A51]" office:value-type="float" office:value="1987" calcext:value-type="float">
            <text:p>1987</text:p>
          </table:table-cell>
          <table:table-cell table:formula="of:=['IEA 2015'.C51]/1000000000" office:value-type="float" office:value="99.325340364411" calcext:value-type="float">
            <text:p>99.33</text:p>
          </table:table-cell>
          <table:table-cell table:formula="of:=['IEA 2015'.D51]/1000000000" office:value-type="float" office:value="66.9752676824931" calcext:value-type="float">
            <text:p>66.98</text:p>
          </table:table-cell>
          <table:table-cell table:formula="of:=['IEA 2015'.E51]/1000000000" office:value-type="float" office:value="48.1634419593699" calcext:value-type="float">
            <text:p>48.16</text:p>
          </table:table-cell>
          <table:table-cell table:formula="of:=['IEA 2015'.F51]/1000000000" office:value-type="float" office:value="14.4556588615616" calcext:value-type="float">
            <text:p>14.46</text:p>
          </table:table-cell>
          <table:table-cell table:formula="of:=['IEA 2015'.G51]/1000000000" office:value-type="float" office:value="33.7966471312329" calcext:value-type="float">
            <text:p>33.80</text:p>
          </table:table-cell>
          <table:table-cell table:formula="of:=['IEA 2015'.B51]/1000000000" office:value-type="float" office:value="260.700830415342" calcext:value-type="float">
            <text:p>260.70</text:p>
          </table:table-cell>
        </table:table-row>
        <table:table-row table:style-name="ro1">
          <table:table-cell table:formula="of:=['IEA 2015'.A52]" office:value-type="float" office:value="1988" calcext:value-type="float">
            <text:p>1988</text:p>
          </table:table-cell>
          <table:table-cell table:formula="of:=['IEA 2015'.C52]/1000000000" office:value-type="float" office:value="102.678679919342" calcext:value-type="float">
            <text:p>102.68</text:p>
          </table:table-cell>
          <table:table-cell table:formula="of:=['IEA 2015'.D52]/1000000000" office:value-type="float" office:value="68.9752172231507" calcext:value-type="float">
            <text:p>68.98</text:p>
          </table:table-cell>
          <table:table-cell table:formula="of:=['IEA 2015'.E52]/1000000000" office:value-type="float" office:value="50.2352271104932" calcext:value-type="float">
            <text:p>50.24</text:p>
          </table:table-cell>
          <table:table-cell table:formula="of:=['IEA 2015'.F52]/1000000000" office:value-type="float" office:value="15.7186348661096" calcext:value-type="float">
            <text:p>15.72</text:p>
          </table:table-cell>
          <table:table-cell table:formula="of:=['IEA 2015'.G52]/1000000000" office:value-type="float" office:value="34.3353568881644" calcext:value-type="float">
            <text:p>34.34</text:p>
          </table:table-cell>
          <table:table-cell table:formula="of:=['IEA 2015'.B52]/1000000000" office:value-type="float" office:value="269.800469298" calcext:value-type="float">
            <text:p>269.80</text:p>
          </table:table-cell>
        </table:table-row>
        <table:table-row table:style-name="ro1">
          <table:table-cell table:formula="of:=['IEA 2015'.A53]" office:value-type="float" office:value="1989" calcext:value-type="float">
            <text:p>1989</text:p>
          </table:table-cell>
          <table:table-cell table:formula="of:=['IEA 2015'.C53]/1000000000" office:value-type="float" office:value="104.60929203726" calcext:value-type="float">
            <text:p>104.61</text:p>
          </table:table-cell>
          <table:table-cell table:formula="of:=['IEA 2015'.D53]/1000000000" office:value-type="float" office:value="68.9210002979726" calcext:value-type="float">
            <text:p>68.92</text:p>
          </table:table-cell>
          <table:table-cell table:formula="of:=['IEA 2015'.E53]/1000000000" office:value-type="float" office:value="52.2547618260548" calcext:value-type="float">
            <text:p>52.25</text:p>
          </table:table-cell>
          <table:table-cell table:formula="of:=['IEA 2015'.F53]/1000000000" office:value-type="float" office:value="16.1222957566575" calcext:value-type="float">
            <text:p>16.12</text:p>
          </table:table-cell>
          <table:table-cell table:formula="of:=['IEA 2015'.G53]/1000000000" office:value-type="float" office:value="34.920344964137" calcext:value-type="float">
            <text:p>34.92</text:p>
          </table:table-cell>
          <table:table-cell table:formula="of:=['IEA 2015'.B53]/1000000000" office:value-type="float" office:value="274.412974646438" calcext:value-type="float">
            <text:p>274.41</text:p>
          </table:table-cell>
        </table:table-row>
        <table:table-row table:style-name="ro1">
          <table:table-cell table:formula="of:=['IEA 2015'.A54]" office:value-type="float" office:value="1990" calcext:value-type="float">
            <text:p>1990</text:p>
          </table:table-cell>
          <table:table-cell table:formula="of:=['IEA 2015'.C54]/1000000000" office:value-type="float" office:value="104.965146681671" calcext:value-type="float">
            <text:p>104.97</text:p>
          </table:table-cell>
          <table:table-cell table:formula="of:=['IEA 2015'.D54]/1000000000" office:value-type="float" office:value="70.7592953239452" calcext:value-type="float">
            <text:p>70.76</text:p>
          </table:table-cell>
          <table:table-cell table:formula="of:=['IEA 2015'.E54]/1000000000" office:value-type="float" office:value="52.9933383585206" calcext:value-type="float">
            <text:p>52.99</text:p>
          </table:table-cell>
          <table:table-cell table:formula="of:=['IEA 2015'.F54]/1000000000" office:value-type="float" office:value="16.7476561827671" calcext:value-type="float">
            <text:p>16.75</text:p>
          </table:table-cell>
          <table:table-cell table:formula="of:=['IEA 2015'.G54]/1000000000" office:value-type="float" office:value="35.8836397340822" calcext:value-type="float">
            <text:p>35.88</text:p>
          </table:table-cell>
          <table:table-cell table:formula="of:=['IEA 2015'.B54]/1000000000" office:value-type="float" office:value="279.381910021589" calcext:value-type="float">
            <text:p>279.38</text:p>
          </table:table-cell>
        </table:table-row>
        <table:table-row table:style-name="ro1">
          <table:table-cell table:formula="of:=['IEA 2015'.A55]" office:value-type="float" office:value="1991" calcext:value-type="float">
            <text:p>1991</text:p>
          </table:table-cell>
          <table:table-cell table:formula="of:=['IEA 2015'.C55]/1000000000" office:value-type="float" office:value="104.973927267945" calcext:value-type="float">
            <text:p>104.97</text:p>
          </table:table-cell>
          <table:table-cell table:formula="of:=['IEA 2015'.D55]/1000000000" office:value-type="float" office:value="68.8751263205753" calcext:value-type="float">
            <text:p>68.88</text:p>
          </table:table-cell>
          <table:table-cell table:formula="of:=['IEA 2015'.E55]/1000000000" office:value-type="float" office:value="54.8269802374247" calcext:value-type="float">
            <text:p>54.83</text:p>
          </table:table-cell>
          <table:table-cell table:formula="of:=['IEA 2015'.F55]/1000000000" office:value-type="float" office:value="17.5181306826575" calcext:value-type="float">
            <text:p>17.52</text:p>
          </table:table-cell>
          <table:table-cell table:formula="of:=['IEA 2015'.G55]/1000000000" office:value-type="float" office:value="36.5599084937534" calcext:value-type="float">
            <text:p>36.56</text:p>
          </table:table-cell>
          <table:table-cell table:formula="of:=['IEA 2015'.B55]/1000000000" office:value-type="float" office:value="281.271404162986" calcext:value-type="float">
            <text:p>281.27</text:p>
          </table:table-cell>
        </table:table-row>
        <table:table-row table:style-name="ro1">
          <table:table-cell table:formula="of:=['IEA 2015'.A56]" office:value-type="float" office:value="1992" calcext:value-type="float">
            <text:p>1992</text:p>
          </table:table-cell>
          <table:table-cell table:formula="of:=['IEA 2015'.C56]/1000000000" office:value-type="float" office:value="105.532497464356" calcext:value-type="float">
            <text:p>105.53</text:p>
          </table:table-cell>
          <table:table-cell table:formula="of:=['IEA 2015'.D56]/1000000000" office:value-type="float" office:value="67.7141889090411" calcext:value-type="float">
            <text:p>67.71</text:p>
          </table:table-cell>
          <table:table-cell table:formula="of:=['IEA 2015'.E56]/1000000000" office:value-type="float" office:value="54.8895389951781" calcext:value-type="float">
            <text:p>54.89</text:p>
          </table:table-cell>
          <table:table-cell table:formula="of:=['IEA 2015'.F56]/1000000000" office:value-type="float" office:value="17.659680559726" calcext:value-type="float">
            <text:p>17.66</text:p>
          </table:table-cell>
          <table:table-cell table:formula="of:=['IEA 2015'.G56]/1000000000" office:value-type="float" office:value="37.2360014333151" calcext:value-type="float">
            <text:p>37.24</text:p>
          </table:table-cell>
          <table:table-cell table:formula="of:=['IEA 2015'.B56]/1000000000" office:value-type="float" office:value="281.555390696657" calcext:value-type="float">
            <text:p>281.56</text:p>
          </table:table-cell>
        </table:table-row>
        <table:table-row table:style-name="ro1">
          <table:table-cell table:formula="of:=['IEA 2015'.A57]" office:value-type="float" office:value="1993" calcext:value-type="float">
            <text:p>1993</text:p>
          </table:table-cell>
          <table:table-cell table:formula="of:=['IEA 2015'.C57]/1000000000" office:value-type="float" office:value="107.115361302767" calcext:value-type="float">
            <text:p>107.12</text:p>
          </table:table-cell>
          <table:table-cell table:formula="of:=['IEA 2015'.D57]/1000000000" office:value-type="float" office:value="67.909402919863" calcext:value-type="float">
            <text:p>67.91</text:p>
          </table:table-cell>
          <table:table-cell table:formula="of:=['IEA 2015'.E57]/1000000000" office:value-type="float" office:value="55.813460925863" calcext:value-type="float">
            <text:p>55.81</text:p>
          </table:table-cell>
          <table:table-cell table:formula="of:=['IEA 2015'.F57]/1000000000" office:value-type="float" office:value="18.2092144054521" calcext:value-type="float">
            <text:p>18.21</text:p>
          </table:table-cell>
          <table:table-cell table:formula="of:=['IEA 2015'.G57]/1000000000" office:value-type="float" office:value="37.665976425589" calcext:value-type="float">
            <text:p>37.67</text:p>
          </table:table-cell>
          <table:table-cell table:formula="of:=['IEA 2015'.B57]/1000000000" office:value-type="float" office:value="284.289711202466" calcext:value-type="float">
            <text:p>284.29</text:p>
          </table:table-cell>
        </table:table-row>
        <table:table-row table:style-name="ro1">
          <table:table-cell table:formula="of:=['IEA 2015'.A58]" office:value-type="float" office:value="1994" calcext:value-type="float">
            <text:p>1994</text:p>
          </table:table-cell>
          <table:table-cell table:formula="of:=['IEA 2015'.C58]/1000000000" office:value-type="float" office:value="108.310497159452" calcext:value-type="float">
            <text:p>108.31</text:p>
          </table:table-cell>
          <table:table-cell table:formula="of:=['IEA 2015'.D58]/1000000000" office:value-type="float" office:value="68.5386272780548" calcext:value-type="float">
            <text:p>68.54</text:p>
          </table:table-cell>
          <table:table-cell table:formula="of:=['IEA 2015'.E58]/1000000000" office:value-type="float" office:value="55.7914836033425" calcext:value-type="float">
            <text:p>55.79</text:p>
          </table:table-cell>
          <table:table-cell table:formula="of:=['IEA 2015'.F58]/1000000000" office:value-type="float" office:value="18.6373783677534" calcext:value-type="float">
            <text:p>18.64</text:p>
          </table:table-cell>
          <table:table-cell table:formula="of:=['IEA 2015'.G58]/1000000000" office:value-type="float" office:value="38.0896766027123" calcext:value-type="float">
            <text:p>38.09</text:p>
          </table:table-cell>
          <table:table-cell table:formula="of:=['IEA 2015'.B58]/1000000000" office:value-type="float" office:value="286.375858288384" calcext:value-type="float">
            <text:p>286.38</text:p>
          </table:table-cell>
        </table:table-row>
        <table:table-row table:style-name="ro1">
          <table:table-cell table:formula="of:=['IEA 2015'.A59]" office:value-type="float" office:value="1995" calcext:value-type="float">
            <text:p>1995</text:p>
          </table:table-cell>
          <table:table-cell table:formula="of:=['IEA 2015'.C59]/1000000000" office:value-type="float" office:value="109.449276394" calcext:value-type="float">
            <text:p>109.45</text:p>
          </table:table-cell>
          <table:table-cell table:formula="of:=['IEA 2015'.D59]/1000000000" office:value-type="float" office:value="70.3614808821918" calcext:value-type="float">
            <text:p>70.36</text:p>
          </table:table-cell>
          <table:table-cell table:formula="of:=['IEA 2015'.E59]/1000000000" office:value-type="float" office:value="57.5848651624658" calcext:value-type="float">
            <text:p>57.58</text:p>
          </table:table-cell>
          <table:table-cell table:formula="of:=['IEA 2015'.F59]/1000000000" office:value-type="float" office:value="19.3793270266849" calcext:value-type="float">
            <text:p>19.38</text:p>
          </table:table-cell>
          <table:table-cell table:formula="of:=['IEA 2015'.G59]/1000000000" office:value-type="float" office:value="38.9698848364658" calcext:value-type="float">
            <text:p>38.97</text:p>
          </table:table-cell>
          <table:table-cell table:formula="of:=['IEA 2015'.B59]/1000000000" office:value-type="float" office:value="293.743483011589" calcext:value-type="float">
            <text:p>293.74</text:p>
          </table:table-cell>
        </table:table-row>
        <table:table-row table:style-name="ro1">
          <table:table-cell table:formula="of:=['IEA 2015'.A60]" office:value-type="float" office:value="1996" calcext:value-type="float">
            <text:p>1996</text:p>
          </table:table-cell>
          <table:table-cell table:formula="of:=['IEA 2015'.C60]/1000000000" office:value-type="float" office:value="113.085540010411" calcext:value-type="float">
            <text:p>113.09</text:p>
          </table:table-cell>
          <table:table-cell table:formula="of:=['IEA 2015'.D60]/1000000000" office:value-type="float" office:value="71.5281763545206" calcext:value-type="float">
            <text:p>71.53</text:p>
          </table:table-cell>
          <table:table-cell table:formula="of:=['IEA 2015'.E60]/1000000000" office:value-type="float" office:value="59.6826552166301" calcext:value-type="float">
            <text:p>59.68</text:p>
          </table:table-cell>
          <table:table-cell table:formula="of:=['IEA 2015'.F60]/1000000000" office:value-type="float" office:value="20.0889743961644" calcext:value-type="float">
            <text:p>20.09</text:p>
          </table:table-cell>
          <table:table-cell table:formula="of:=['IEA 2015'.G60]/1000000000" office:value-type="float" office:value="39.5891748167945" calcext:value-type="float">
            <text:p>39.59</text:p>
          </table:table-cell>
          <table:table-cell table:formula="of:=['IEA 2015'.B60]/1000000000" office:value-type="float" office:value="301.166661440849" calcext:value-type="float">
            <text:p>301.17</text:p>
          </table:table-cell>
        </table:table-row>
        <table:table-row table:style-name="ro1">
          <table:table-cell table:formula="of:=['IEA 2015'.A61]" office:value-type="float" office:value="1997" calcext:value-type="float">
            <text:p>1997</text:p>
          </table:table-cell>
          <table:table-cell table:formula="of:=['IEA 2015'.C61]/1000000000" office:value-type="float" office:value="116.568980296877" calcext:value-type="float">
            <text:p>116.57</text:p>
          </table:table-cell>
          <table:table-cell table:formula="of:=['IEA 2015'.D61]/1000000000" office:value-type="float" office:value="71.0065670309589" calcext:value-type="float">
            <text:p>71.01</text:p>
          </table:table-cell>
          <table:table-cell table:formula="of:=['IEA 2015'.E61]/1000000000" office:value-type="float" office:value="60.1994795758356" calcext:value-type="float">
            <text:p>60.20</text:p>
          </table:table-cell>
          <table:table-cell table:formula="of:=['IEA 2015'.F61]/1000000000" office:value-type="float" office:value="19.8872828258356" calcext:value-type="float">
            <text:p>19.89</text:p>
          </table:table-cell>
          <table:table-cell table:formula="of:=['IEA 2015'.G61]/1000000000" office:value-type="float" office:value="40.037945068" calcext:value-type="float">
            <text:p>40.04</text:p>
          </table:table-cell>
          <table:table-cell table:formula="of:=['IEA 2015'.B61]/1000000000" office:value-type="float" office:value="304.155962941699" calcext:value-type="float">
            <text:p>304.16</text:p>
          </table:table-cell>
        </table:table-row>
        <table:table-row table:style-name="ro1">
          <table:table-cell table:formula="of:=['IEA 2015'.A62]" office:value-type="float" office:value="1998" calcext:value-type="float">
            <text:p>1998</text:p>
          </table:table-cell>
          <table:table-cell table:formula="of:=['IEA 2015'.C62]/1000000000" office:value-type="float" office:value="116.379754174767" calcext:value-type="float">
            <text:p>116.38</text:p>
          </table:table-cell>
          <table:table-cell table:formula="of:=['IEA 2015'.D62]/1000000000" office:value-type="float" office:value="70.8062070478356" calcext:value-type="float">
            <text:p>70.81</text:p>
          </table:table-cell>
          <table:table-cell table:formula="of:=['IEA 2015'.E62]/1000000000" office:value-type="float" office:value="60.7649068521096" calcext:value-type="float">
            <text:p>60.76</text:p>
          </table:table-cell>
          <table:table-cell table:formula="of:=['IEA 2015'.F62]/1000000000" office:value-type="float" office:value="20.3185244047671" calcext:value-type="float">
            <text:p>20.32</text:p>
          </table:table-cell>
          <table:table-cell table:formula="of:=['IEA 2015'.G62]/1000000000" office:value-type="float" office:value="40.4562812979452" calcext:value-type="float">
            <text:p>40.46</text:p>
          </table:table-cell>
          <table:table-cell table:formula="of:=['IEA 2015'.B62]/1000000000" office:value-type="float" office:value="305.702115968192" calcext:value-type="float">
            <text:p>305.70</text:p>
          </table:table-cell>
        </table:table-row>
        <table:table-row table:style-name="ro1">
          <table:table-cell table:formula="of:=['IEA 2015'.A63]" office:value-type="float" office:value="1999" calcext:value-type="float">
            <text:p>1999</text:p>
          </table:table-cell>
          <table:table-cell table:formula="of:=['IEA 2015'.C63]/1000000000" office:value-type="float" office:value="116.839537717342" calcext:value-type="float">
            <text:p>116.84</text:p>
          </table:table-cell>
          <table:table-cell table:formula="of:=['IEA 2015'.D63]/1000000000" office:value-type="float" office:value="71.0809761533151" calcext:value-type="float">
            <text:p>71.08</text:p>
          </table:table-cell>
          <table:table-cell table:formula="of:=['IEA 2015'.E63]/1000000000" office:value-type="float" office:value="63.5202365227671" calcext:value-type="float">
            <text:p>63.52</text:p>
          </table:table-cell>
          <table:table-cell table:formula="of:=['IEA 2015'.F63]/1000000000" office:value-type="float" office:value="21.032759570274" calcext:value-type="float">
            <text:p>21.03</text:p>
          </table:table-cell>
          <table:table-cell table:formula="of:=['IEA 2015'.G63]/1000000000" office:value-type="float" office:value="41.0885134609041" calcext:value-type="float">
            <text:p>41.09</text:p>
          </table:table-cell>
          <table:table-cell table:formula="of:=['IEA 2015'.B63]/1000000000" office:value-type="float" office:value="312.290597093918" calcext:value-type="float">
            <text:p>312.29</text:p>
          </table:table-cell>
        </table:table-row>
        <table:table-row table:style-name="ro1">
          <table:table-cell table:formula="of:=['IEA 2015'.A64]" office:value-type="float" office:value="2000" calcext:value-type="float">
            <text:p>2000</text:p>
          </table:table-cell>
          <table:table-cell table:formula="of:=['IEA 2015'.C64]/1000000000" office:value-type="float" office:value="119.340052877205" calcext:value-type="float">
            <text:p>119.34</text:p>
          </table:table-cell>
          <table:table-cell table:formula="of:=['IEA 2015'.D64]/1000000000" office:value-type="float" office:value="74.6397265844384" calcext:value-type="float">
            <text:p>74.64</text:p>
          </table:table-cell>
          <table:table-cell table:formula="of:=['IEA 2015'.E64]/1000000000" office:value-type="float" office:value="65.8653482451507" calcext:value-type="float">
            <text:p>65.87</text:p>
          </table:table-cell>
          <table:table-cell table:formula="of:=['IEA 2015'.F64]/1000000000" office:value-type="float" office:value="21.5262794168493" calcext:value-type="float">
            <text:p>21.53</text:p>
          </table:table-cell>
          <table:table-cell table:formula="of:=['IEA 2015'.G64]/1000000000" office:value-type="float" office:value="41.7446531440274" calcext:value-type="float">
            <text:p>41.74</text:p>
          </table:table-cell>
          <table:table-cell table:formula="of:=['IEA 2015'.B64]/1000000000" office:value-type="float" office:value="320.432382326027" calcext:value-type="float">
            <text:p>320.43</text:p>
          </table:table-cell>
        </table:table-row>
        <table:table-row table:style-name="ro1">
          <table:table-cell table:formula="of:=['IEA 2015'.A65]" office:value-type="float" office:value="2001" calcext:value-type="float">
            <text:p>2001</text:p>
          </table:table-cell>
          <table:table-cell table:formula="of:=['IEA 2015'.C65]/1000000000" office:value-type="float" office:value="120.641821304356" calcext:value-type="float">
            <text:p>120.64</text:p>
          </table:table-cell>
          <table:table-cell table:formula="of:=['IEA 2015'.D65]/1000000000" office:value-type="float" office:value="75.191487846" calcext:value-type="float">
            <text:p>75.19</text:p>
          </table:table-cell>
          <table:table-cell table:formula="of:=['IEA 2015'.E65]/1000000000" office:value-type="float" office:value="66.1923336609041" calcext:value-type="float">
            <text:p>66.19</text:p>
          </table:table-cell>
          <table:table-cell table:formula="of:=['IEA 2015'.F65]/1000000000" office:value-type="float" office:value="21.9192531339726" calcext:value-type="float">
            <text:p>21.92</text:p>
          </table:table-cell>
          <table:table-cell table:formula="of:=['IEA 2015'.G65]/1000000000" office:value-type="float" office:value="41.7077226366301" calcext:value-type="float">
            <text:p>41.71</text:p>
          </table:table-cell>
          <table:table-cell table:formula="of:=['IEA 2015'.B65]/1000000000" office:value-type="float" office:value="323.069681420822" calcext:value-type="float">
            <text:p>323.07</text:p>
          </table:table-cell>
        </table:table-row>
        <table:table-row table:style-name="ro1">
          <table:table-cell table:formula="of:=['IEA 2015'.A66]" office:value-type="float" office:value="2002" calcext:value-type="float">
            <text:p>2002</text:p>
          </table:table-cell>
          <table:table-cell table:formula="of:=['IEA 2015'.C66]/1000000000" office:value-type="float" office:value="121.033022450164" calcext:value-type="float">
            <text:p>121.03</text:p>
          </table:table-cell>
          <table:table-cell table:formula="of:=['IEA 2015'.D66]/1000000000" office:value-type="float" office:value="77.2552403313699" calcext:value-type="float">
            <text:p>77.26</text:p>
          </table:table-cell>
          <table:table-cell table:formula="of:=['IEA 2015'.E66]/1000000000" office:value-type="float" office:value="68.5704778014521" calcext:value-type="float">
            <text:p>68.57</text:p>
          </table:table-cell>
          <table:table-cell table:formula="of:=['IEA 2015'.F66]/1000000000" office:value-type="float" office:value="22.1108985509863" calcext:value-type="float">
            <text:p>22.11</text:p>
          </table:table-cell>
          <table:table-cell table:formula="of:=['IEA 2015'.G66]/1000000000" office:value-type="float" office:value="42.4000392668767" calcext:value-type="float">
            <text:p>42.40</text:p>
          </table:table-cell>
          <table:table-cell table:formula="of:=['IEA 2015'.B66]/1000000000" office:value-type="float" office:value="329.491104670137" calcext:value-type="float">
            <text:p>329.49</text:p>
          </table:table-cell>
        </table:table-row>
        <table:table-row table:style-name="ro1">
          <table:table-cell table:formula="of:=['IEA 2015'.A67]" office:value-type="float" office:value="2003" calcext:value-type="float">
            <text:p>2003</text:p>
          </table:table-cell>
          <table:table-cell table:formula="of:=['IEA 2015'.C67]/1000000000" office:value-type="float" office:value="124.041527247699" calcext:value-type="float">
            <text:p>124.04</text:p>
          </table:table-cell>
          <table:table-cell table:formula="of:=['IEA 2015'.D67]/1000000000" office:value-type="float" office:value="82.9679847193699" calcext:value-type="float">
            <text:p>82.97</text:p>
          </table:table-cell>
          <table:table-cell table:formula="of:=['IEA 2015'.E67]/1000000000" office:value-type="float" office:value="71.0211458572877" calcext:value-type="float">
            <text:p>71.02</text:p>
          </table:table-cell>
          <table:table-cell table:formula="of:=['IEA 2015'.F67]/1000000000" office:value-type="float" office:value="21.8998542302466" calcext:value-type="float">
            <text:p>21.90</text:p>
          </table:table-cell>
          <table:table-cell table:formula="of:=['IEA 2015'.G67]/1000000000" office:value-type="float" office:value="43.3673748723562" calcext:value-type="float">
            <text:p>43.37</text:p>
          </table:table-cell>
          <table:table-cell table:formula="of:=['IEA 2015'.B67]/1000000000" office:value-type="float" office:value="340.851165360274" calcext:value-type="float">
            <text:p>340.85</text:p>
          </table:table-cell>
        </table:table-row>
        <table:table-row table:style-name="ro1">
          <table:table-cell table:formula="of:=['IEA 2015'.A68]" office:value-type="float" office:value="2004" calcext:value-type="float">
            <text:p>2004</text:p>
          </table:table-cell>
          <table:table-cell table:formula="of:=['IEA 2015'.C68]/1000000000" office:value-type="float" office:value="129.065123113041" calcext:value-type="float">
            <text:p>129.07</text:p>
          </table:table-cell>
          <table:table-cell table:formula="of:=['IEA 2015'.D68]/1000000000" office:value-type="float" office:value="89.9450240813699" calcext:value-type="float">
            <text:p>89.95</text:p>
          </table:table-cell>
          <table:table-cell table:formula="of:=['IEA 2015'.E68]/1000000000" office:value-type="float" office:value="72.797854744" calcext:value-type="float">
            <text:p>72.80</text:p>
          </table:table-cell>
          <table:table-cell table:formula="of:=['IEA 2015'.F68]/1000000000" office:value-type="float" office:value="22.7530827757808" calcext:value-type="float">
            <text:p>22.75</text:p>
          </table:table-cell>
          <table:table-cell table:formula="of:=['IEA 2015'.G68]/1000000000" office:value-type="float" office:value="44.8004988283836" calcext:value-type="float">
            <text:p>44.80</text:p>
          </table:table-cell>
          <table:table-cell table:formula="of:=['IEA 2015'.B68]/1000000000" office:value-type="float" office:value="356.970486832055" calcext:value-type="float">
            <text:p>356.97</text:p>
          </table:table-cell>
        </table:table-row>
        <table:table-row table:style-name="ro1">
          <table:table-cell table:formula="of:=['IEA 2015'.A69]" office:value-type="float" office:value="2005" calcext:value-type="float">
            <text:p>2005</text:p>
          </table:table-cell>
          <table:table-cell table:formula="of:=['IEA 2015'.C69]/1000000000" office:value-type="float" office:value="130.211727935616" calcext:value-type="float">
            <text:p>130.21</text:p>
          </table:table-cell>
          <table:table-cell table:formula="of:=['IEA 2015'.D69]/1000000000" office:value-type="float" office:value="94.0032396150685" calcext:value-type="float">
            <text:p>94.00</text:p>
          </table:table-cell>
          <table:table-cell table:formula="of:=['IEA 2015'.E69]/1000000000" office:value-type="float" office:value="74.9475757114247" calcext:value-type="float">
            <text:p>74.95</text:p>
          </table:table-cell>
          <table:table-cell table:formula="of:=['IEA 2015'.F69]/1000000000" office:value-type="float" office:value="22.9998517800274" calcext:value-type="float">
            <text:p>23.00</text:p>
          </table:table-cell>
          <table:table-cell table:formula="of:=['IEA 2015'.G69]/1000000000" office:value-type="float" office:value="46.1803843723836" calcext:value-type="float">
            <text:p>46.18</text:p>
          </table:table-cell>
          <table:table-cell table:formula="of:=['IEA 2015'.B69]/1000000000" office:value-type="float" office:value="365.81618326274" calcext:value-type="float">
            <text:p>365.82</text:p>
          </table:table-cell>
        </table:table-row>
        <table:table-row table:style-name="ro1">
          <table:table-cell table:formula="of:=['IEA 2015'.A70]" office:value-type="float" office:value="2006" calcext:value-type="float">
            <text:p>2006</text:p>
          </table:table-cell>
          <table:table-cell table:formula="of:=['IEA 2015'.C70]/1000000000" office:value-type="float" office:value="131.437333181507" calcext:value-type="float">
            <text:p>131.44</text:p>
          </table:table-cell>
          <table:table-cell table:formula="of:=['IEA 2015'.D70]/1000000000" office:value-type="float" office:value="99.5017720526849" calcext:value-type="float">
            <text:p>99.50</text:p>
          </table:table-cell>
          <table:table-cell table:formula="of:=['IEA 2015'.E70]/1000000000" office:value-type="float" office:value="76.8523513860548" calcext:value-type="float">
            <text:p>76.85</text:p>
          </table:table-cell>
          <table:table-cell table:formula="of:=['IEA 2015'.F70]/1000000000" office:value-type="float" office:value="23.1965654554521" calcext:value-type="float">
            <text:p>23.20</text:p>
          </table:table-cell>
          <table:table-cell table:formula="of:=['IEA 2015'.G70]/1000000000" office:value-type="float" office:value="47.5106025516164" calcext:value-type="float">
            <text:p>47.51</text:p>
          </table:table-cell>
          <table:table-cell table:formula="of:=['IEA 2015'.B70]/1000000000" office:value-type="float" office:value="376.206091975616" calcext:value-type="float">
            <text:p>376.21</text:p>
          </table:table-cell>
        </table:table-row>
        <table:table-row table:style-name="ro1">
          <table:table-cell table:formula="of:=['IEA 2015'.A71]" office:value-type="float" office:value="2007" calcext:value-type="float">
            <text:p>2007</text:p>
          </table:table-cell>
          <table:table-cell table:formula="of:=['IEA 2015'.C71]/1000000000" office:value-type="float" office:value="131.640977540356" calcext:value-type="float">
            <text:p>131.64</text:p>
          </table:table-cell>
          <table:table-cell table:formula="of:=['IEA 2015'.D71]/1000000000" office:value-type="float" office:value="103.033985213534" calcext:value-type="float">
            <text:p>103.03</text:p>
          </table:table-cell>
          <table:table-cell table:formula="of:=['IEA 2015'.E71]/1000000000" office:value-type="float" office:value="80.4186251526575" calcext:value-type="float">
            <text:p>80.42</text:p>
          </table:table-cell>
          <table:table-cell table:formula="of:=['IEA 2015'.F71]/1000000000" office:value-type="float" office:value="22.6016486732329" calcext:value-type="float">
            <text:p>22.60</text:p>
          </table:table-cell>
          <table:table-cell table:formula="of:=['IEA 2015'.G71]/1000000000" office:value-type="float" office:value="48.8115744671507" calcext:value-type="float">
            <text:p>48.81</text:p>
          </table:table-cell>
          <table:table-cell table:formula="of:=['IEA 2015'.B71]/1000000000" office:value-type="float" office:value="384.996782648493" calcext:value-type="float">
            <text:p>385.00</text:p>
          </table:table-cell>
        </table:table-row>
        <table:table-row table:style-name="ro1">
          <table:table-cell table:formula="of:=['IEA 2015'.A72]" office:value-type="float" office:value="2008" calcext:value-type="float">
            <text:p>2008</text:p>
          </table:table-cell>
          <table:table-cell table:formula="of:=['IEA 2015'.C72]/1000000000" office:value-type="float" office:value="132.525078860849" calcext:value-type="float">
            <text:p>132.53</text:p>
          </table:table-cell>
          <table:table-cell table:formula="of:=['IEA 2015'.D72]/1000000000" office:value-type="float" office:value="103.719095545288" calcext:value-type="float">
            <text:p>103.72</text:p>
          </table:table-cell>
          <table:table-cell table:formula="of:=['IEA 2015'.E72]/1000000000" office:value-type="float" office:value="82.5349330982192" calcext:value-type="float">
            <text:p>82.53</text:p>
          </table:table-cell>
          <table:table-cell table:formula="of:=['IEA 2015'.F72]/1000000000" office:value-type="float" office:value="22.7158016159178" calcext:value-type="float">
            <text:p>22.72</text:p>
          </table:table-cell>
          <table:table-cell table:formula="of:=['IEA 2015'.G72]/1000000000" office:value-type="float" office:value="50.3794322918082" calcext:value-type="float">
            <text:p>50.38</text:p>
          </table:table-cell>
          <table:table-cell table:formula="of:=['IEA 2015'.B72]/1000000000" office:value-type="float" office:value="389.393765425205" calcext:value-type="float">
            <text:p>389.39</text:p>
          </table:table-cell>
        </table:table-row>
        <table:table-row table:style-name="ro1">
          <table:table-cell table:formula="of:=['IEA 2015'.A73]" office:value-type="float" office:value="2009" calcext:value-type="float">
            <text:p>2009</text:p>
          </table:table-cell>
          <table:table-cell table:formula="of:=['IEA 2015'.C73]/1000000000" office:value-type="float" office:value="130.227250480685" calcext:value-type="float">
            <text:p>130.23</text:p>
          </table:table-cell>
          <table:table-cell table:formula="of:=['IEA 2015'.D73]/1000000000" office:value-type="float" office:value="104.479451084877" calcext:value-type="float">
            <text:p>104.48</text:p>
          </table:table-cell>
          <table:table-cell table:formula="of:=['IEA 2015'.E73]/1000000000" office:value-type="float" office:value="80.6987741368219" calcext:value-type="float">
            <text:p>80.70</text:p>
          </table:table-cell>
          <table:table-cell table:formula="of:=['IEA 2015'.F73]/1000000000" office:value-type="float" office:value="22.409488796" calcext:value-type="float">
            <text:p>22.41</text:p>
          </table:table-cell>
          <table:table-cell table:formula="of:=['IEA 2015'.G73]/1000000000" office:value-type="float" office:value="51.5454330867123" calcext:value-type="float">
            <text:p>51.55</text:p>
          </table:table-cell>
          <table:table-cell table:formula="of:=['IEA 2015'.B73]/1000000000" office:value-type="float" office:value="386.678928323836" calcext:value-type="float">
            <text:p>386.68</text:p>
          </table:table-cell>
        </table:table-row>
        <table:table-row table:style-name="ro1">
          <table:table-cell table:formula="of:=['IEA 2015'.A74]" office:value-type="float" office:value="2010" calcext:value-type="float">
            <text:p>2010</text:p>
          </table:table-cell>
          <table:table-cell table:formula="of:=['IEA 2015'.C74]/1000000000" office:value-type="float" office:value="133.124001397425" calcext:value-type="float">
            <text:p>133.12</text:p>
          </table:table-cell>
          <table:table-cell table:formula="of:=['IEA 2015'.D74]/1000000000" office:value-type="float" office:value="111.713425664274" calcext:value-type="float">
            <text:p>111.71</text:p>
          </table:table-cell>
          <table:table-cell table:formula="of:=['IEA 2015'.E74]/1000000000" office:value-type="float" office:value="87.1800497313699" calcext:value-type="float">
            <text:p>87.18</text:p>
          </table:table-cell>
          <table:table-cell table:formula="of:=['IEA 2015'.F74]/1000000000" office:value-type="float" office:value="22.9081890906575" calcext:value-type="float">
            <text:p>22.91</text:p>
          </table:table-cell>
          <table:table-cell table:formula="of:=['IEA 2015'.G74]/1000000000" office:value-type="float" office:value="54.0025051303562" calcext:value-type="float">
            <text:p>54.00</text:p>
          </table:table-cell>
          <table:table-cell table:formula="of:=['IEA 2015'.B74]/1000000000" office:value-type="float" office:value="407.495820915069" calcext:value-type="float">
            <text:p>407.50</text:p>
          </table:table-cell>
        </table:table-row>
        <table:table-row table:style-name="ro1">
          <table:table-cell table:formula="of:=['IEA 2015'.A75]" office:value-type="float" office:value="2011" calcext:value-type="float">
            <text:p>2011</text:p>
          </table:table-cell>
          <table:table-cell table:formula="of:=['IEA 2015'.C75]/1000000000" office:value-type="float" office:value="134.005900728767" calcext:value-type="float">
            <text:p>134.01</text:p>
          </table:table-cell>
          <table:table-cell table:formula="of:=['IEA 2015'.D75]/1000000000" office:value-type="float" office:value="120.754819053479" calcext:value-type="float">
            <text:p>120.75</text:p>
          </table:table-cell>
          <table:table-cell table:formula="of:=['IEA 2015'.E75]/1000000000" office:value-type="float" office:value="88.909265999589" calcext:value-type="float">
            <text:p>88.91</text:p>
          </table:table-cell>
          <table:table-cell table:formula="of:=['IEA 2015'.F75]/1000000000" office:value-type="float" office:value="21.466514535589" calcext:value-type="float">
            <text:p>21.47</text:p>
          </table:table-cell>
          <table:table-cell table:formula="of:=['IEA 2015'.G75]/1000000000" office:value-type="float" office:value="55.4411314783562" calcext:value-type="float">
            <text:p>55.44</text:p>
          </table:table-cell>
          <table:table-cell table:formula="of:=['IEA 2015'.B75]/1000000000" office:value-type="float" office:value="418.480479224932" calcext:value-type="float">
            <text:p>418.48</text:p>
          </table:table-cell>
        </table:table-row>
        <table:table-row table:style-name="ro1">
          <table:table-cell table:formula="of:=['IEA 2015'.A76]" office:value-type="float" office:value="2012" calcext:value-type="float">
            <text:p>2012</text:p>
          </table:table-cell>
          <table:table-cell table:formula="of:=['IEA 2015'.C76]/1000000000" office:value-type="float" office:value="136.512296080356" calcext:value-type="float">
            <text:p>136.51</text:p>
          </table:table-cell>
          <table:table-cell table:formula="of:=['IEA 2015'.D76]/1000000000" office:value-type="float" office:value="122.285833866575" calcext:value-type="float">
            <text:p>122.29</text:p>
          </table:table-cell>
          <table:table-cell table:formula="of:=['IEA 2015'.E76]/1000000000" office:value-type="float" office:value="90.515836525589" calcext:value-type="float">
            <text:p>90.52</text:p>
          </table:table-cell>
          <table:table-cell table:formula="of:=['IEA 2015'.F76]/1000000000" office:value-type="float" office:value="20.4506441998904" calcext:value-type="float">
            <text:p>20.45</text:p>
          </table:table-cell>
          <table:table-cell table:formula="of:=['IEA 2015'.G76]/1000000000" office:value-type="float" office:value="57.2848602315069" calcext:value-type="float">
            <text:p>57.28</text:p>
          </table:table-cell>
          <table:table-cell table:formula="of:=['IEA 2015'.B76]/1000000000" office:value-type="float" office:value="424.668146165479" calcext:value-type="float">
            <text:p>424.67</text:p>
          </table:table-cell>
        </table:table-row>
        <table:table-row table:style-name="ro1">
          <table:table-cell table:formula="of:=['IEA 2015'.A77]" office:value-type="float" office:value="2013" calcext:value-type="float">
            <text:p>2013</text:p>
          </table:table-cell>
          <table:table-cell table:formula="of:=['IEA 2015'.C77]/1000000000" office:value-type="float" office:value="136.359023673096" calcext:value-type="float">
            <text:p>136.36</text:p>
          </table:table-cell>
          <table:table-cell table:formula="of:=['IEA 2015'.D77]/1000000000" office:value-type="float" office:value="124.49562209526" calcext:value-type="float">
            <text:p>124.50</text:p>
          </table:table-cell>
          <table:table-cell table:formula="of:=['IEA 2015'.E77]/1000000000" office:value-type="float" office:value="92.4644812293425" calcext:value-type="float">
            <text:p>92.46</text:p>
          </table:table-cell>
          <table:table-cell table:formula="of:=['IEA 2015'.F77]/1000000000" office:value-type="float" office:value="20.5993391666027" calcext:value-type="float">
            <text:p>20.60</text:p>
          </table:table-cell>
          <table:table-cell table:formula="of:=['IEA 2015'.G77]/1000000000" office:value-type="float" office:value="59.4113601673973" calcext:value-type="float">
            <text:p>59.41</text:p>
          </table:table-cell>
          <table:table-cell table:formula="of:=['IEA 2015'.B77]/1000000000" office:value-type="float" office:value="431.466072662192" calcext:value-type="float">
            <text:p>431.47</text:p>
          </table:table-cell>
        </table:table-row>
      </table:table>
      <table:table table:name="'file:///home/levien/src/sustainsubstance/sources/energy/IEA_HeadlineEnergyData_2015.xlsx'#CustomLists" table:print="false" table:style-name="ta_extref">
        <table:table-source xlink:type="simple" xlink:href="../IEA_HeadlineEnergyData_2015.xlsx" table:table-name="CustomLists" table:filter-name="Calc MS Excel 2007 XML" table:mode="copy-results-only"/>
        <table:table-column table:number-columns-repeated="6"/>
        <table:table-row table:number-rows-repeated="6">
          <table:table-cell table:number-columns-repeated="6"/>
        </table:table-row>
        <table:table-row>
          <table:table-cell table:style-name="ce14" office:value-type="string">
            <text:p>Coal, peat and oil shale</text:p>
          </table:table-cell>
          <table:table-cell table:style-name="ce14" office:value-type="string">
            <text:p>01</text:p>
          </table:table-cell>
          <table:table-cell table:style-name="ce14" office:value-type="string">
            <text:p>Production (ktoe)</text:p>
          </table:table-cell>
          <table:table-cell table:style-name="ce14" office:value-type="string">
            <text:p>01</text:p>
          </table:table-cell>
          <table:table-cell table:style-name="ce14" office:value-type="string">
            <text:p>Australia</text:p>
          </table:table-cell>
          <table:table-cell table:style-name="ce14" office:value-type="string">
            <text:p>01</text:p>
          </table:table-cell>
        </table:table-row>
        <table:table-row>
          <table:table-cell table:style-name="ce14" office:value-type="string">
            <text:p>Crude,NGL and feedstocks</text:p>
          </table:table-cell>
          <table:table-cell table:style-name="ce14" office:value-type="string">
            <text:p>02</text:p>
          </table:table-cell>
          <table:table-cell table:style-name="ce14" office:value-type="string">
            <text:p>Imports (ktoe)</text:p>
          </table:table-cell>
          <table:table-cell table:style-name="ce14" office:value-type="string">
            <text:p>02</text:p>
          </table:table-cell>
          <table:table-cell table:style-name="ce14" office:value-type="string">
            <text:p>Austria</text:p>
          </table:table-cell>
          <table:table-cell table:style-name="ce14" office:value-type="string">
            <text:p>02</text:p>
          </table:table-cell>
        </table:table-row>
        <table:table-row>
          <table:table-cell table:style-name="ce14" office:value-type="string">
            <text:p>Oil products</text:p>
          </table:table-cell>
          <table:table-cell table:style-name="ce14" office:value-type="string">
            <text:p>03</text:p>
          </table:table-cell>
          <table:table-cell table:style-name="ce14" office:value-type="string">
            <text:p>Exports (ktoe)</text:p>
          </table:table-cell>
          <table:table-cell table:style-name="ce14" office:value-type="string">
            <text:p>03</text:p>
          </table:table-cell>
          <table:table-cell table:style-name="ce14" office:value-type="string">
            <text:p>Belgium</text:p>
          </table:table-cell>
          <table:table-cell table:style-name="ce14" office:value-type="string">
            <text:p>03</text:p>
          </table:table-cell>
        </table:table-row>
        <table:table-row>
          <table:table-cell table:style-name="ce14" office:value-type="string">
            <text:p>Natural gas</text:p>
          </table:table-cell>
          <table:table-cell table:style-name="ce14" office:value-type="string">
            <text:p>04</text:p>
          </table:table-cell>
          <table:table-cell table:style-name="ce14" office:value-type="string">
            <text:p>Total primary energy supply (ktoe)</text:p>
          </table:table-cell>
          <table:table-cell table:style-name="ce14" office:value-type="string">
            <text:p>04</text:p>
          </table:table-cell>
          <table:table-cell table:style-name="ce14" office:value-type="string">
            <text:p>Canada</text:p>
          </table:table-cell>
          <table:table-cell table:style-name="ce14" office:value-type="string">
            <text:p>04</text:p>
          </table:table-cell>
        </table:table-row>
        <table:table-row>
          <table:table-cell table:style-name="ce14" office:value-type="string">
            <text:p>Nuclear</text:p>
          </table:table-cell>
          <table:table-cell table:style-name="ce14" office:value-type="string">
            <text:p>05</text:p>
          </table:table-cell>
          <table:table-cell table:style-name="ce14" office:value-type="string">
            <text:p>Inputs to electricity plants (ktoe)</text:p>
          </table:table-cell>
          <table:table-cell table:style-name="ce14" office:value-type="string">
            <text:p>05</text:p>
          </table:table-cell>
          <table:table-cell table:style-name="ce14" office:value-type="string">
            <text:p>Chile</text:p>
          </table:table-cell>
          <table:table-cell table:style-name="ce14" office:value-type="string">
            <text:p>05</text:p>
          </table:table-cell>
        </table:table-row>
        <table:table-row>
          <table:table-cell table:style-name="ce14" office:value-type="string">
            <text:p>Renewables and waste</text:p>
          </table:table-cell>
          <table:table-cell table:style-name="ce14" office:value-type="string">
            <text:p>06</text:p>
          </table:table-cell>
          <table:table-cell table:style-name="ce14" office:value-type="string">
            <text:p>Inputs to CHP plants (ktoe)</text:p>
          </table:table-cell>
          <table:table-cell table:style-name="ce14" office:value-type="string">
            <text:p>06</text:p>
          </table:table-cell>
          <table:table-cell table:style-name="ce14" office:value-type="string">
            <text:p>Czech Republic</text:p>
          </table:table-cell>
          <table:table-cell table:style-name="ce14" office:value-type="string">
            <text:p>06</text:p>
          </table:table-cell>
        </table:table-row>
        <table:table-row>
          <table:table-cell table:style-name="ce14" office:value-type="string">
            <text:p>Electricity</text:p>
          </table:table-cell>
          <table:table-cell table:style-name="ce14" office:value-type="string">
            <text:p>07</text:p>
          </table:table-cell>
          <table:table-cell table:style-name="ce14" office:value-type="string">
            <text:p>Inputs to heat plants (ktoe)</text:p>
          </table:table-cell>
          <table:table-cell table:style-name="ce14" office:value-type="string">
            <text:p>07</text:p>
          </table:table-cell>
          <table:table-cell table:style-name="ce14" office:value-type="string">
            <text:p>Denmark</text:p>
          </table:table-cell>
          <table:table-cell table:style-name="ce14" office:value-type="string">
            <text:p>07</text:p>
          </table:table-cell>
        </table:table-row>
        <table:table-row>
          <table:table-cell table:style-name="ce14" office:value-type="string">
            <text:p>Heat</text:p>
          </table:table-cell>
          <table:table-cell table:style-name="ce14" office:value-type="string">
            <text:p>08</text:p>
          </table:table-cell>
          <table:table-cell table:style-name="ce14" office:value-type="string">
            <text:p>Oil refineries, transformation (ktoe)</text:p>
          </table:table-cell>
          <table:table-cell table:style-name="ce14" office:value-type="string">
            <text:p>08</text:p>
          </table:table-cell>
          <table:table-cell table:style-name="ce14" office:value-type="string">
            <text:p>Estonia</text:p>
          </table:table-cell>
          <table:table-cell table:style-name="ce14" office:value-type="string">
            <text:p>08</text:p>
          </table:table-cell>
        </table:table-row>
        <table:table-row>
          <table:table-cell table:style-name="ce14" office:value-type="string">
            <text:p>Fossil Fuels</text:p>
          </table:table-cell>
          <table:table-cell table:style-name="ce14" office:value-type="string">
            <text:p>09</text:p>
          </table:table-cell>
          <table:table-cell table:style-name="ce14" office:value-type="string">
            <text:p>Total final consumption (ktoe)</text:p>
          </table:table-cell>
          <table:table-cell table:style-name="ce14" office:value-type="string">
            <text:p>09</text:p>
          </table:table-cell>
          <table:table-cell table:style-name="ce14" office:value-type="string">
            <text:p>Finland</text:p>
          </table:table-cell>
          <table:table-cell table:style-name="ce14" office:value-type="string">
            <text:p>09</text:p>
          </table:table-cell>
        </table:table-row>
        <table:table-row>
          <table:table-cell table:style-name="ce14" office:value-type="string">
            <text:p>Nuclear</text:p>
          </table:table-cell>
          <table:table-cell table:style-name="ce14" office:value-type="string">
            <text:p>10</text:p>
          </table:table-cell>
          <table:table-cell table:style-name="ce14" office:value-type="string">
            <text:p>Industry (ktoe)</text:p>
          </table:table-cell>
          <table:table-cell table:style-name="ce14" office:value-type="string">
            <text:p>10</text:p>
          </table:table-cell>
          <table:table-cell table:style-name="ce14" office:value-type="string">
            <text:p>France</text:p>
          </table:table-cell>
          <table:table-cell table:style-name="ce14" office:value-type="string">
            <text:p>10</text:p>
          </table:table-cell>
        </table:table-row>
        <table:table-row>
          <table:table-cell table:style-name="ce14" office:value-type="string">
            <text:p>Renewable sources</text:p>
          </table:table-cell>
          <table:table-cell table:style-name="ce14" office:value-type="string">
            <text:p>11</text:p>
          </table:table-cell>
          <table:table-cell table:style-name="ce14" office:value-type="string">
            <text:p>Transport (ktoe)</text:p>
          </table:table-cell>
          <table:table-cell table:style-name="ce14" office:value-type="string">
            <text:p>11</text:p>
          </table:table-cell>
          <table:table-cell table:style-name="ce14" office:value-type="string">
            <text:p>Germany</text:p>
          </table:table-cell>
          <table:table-cell table:style-name="ce14" office:value-type="string">
            <text:p>11</text:p>
          </table:table-cell>
        </table:table-row>
        <table:table-row>
          <table:table-cell table:style-name="ce14" office:value-type="string">
            <text:p>Total</text:p>
          </table:table-cell>
          <table:table-cell table:style-name="ce14" office:value-type="string">
            <text:p>12</text:p>
          </table:table-cell>
          <table:table-cell table:style-name="ce14" office:value-type="string">
            <text:p>Other (ktoe)</text:p>
          </table:table-cell>
          <table:table-cell table:style-name="ce14" office:value-type="string">
            <text:p>12</text:p>
          </table:table-cell>
          <table:table-cell table:style-name="ce14" office:value-type="string">
            <text:p>Greece</text:p>
          </table:table-cell>
          <table:table-cell table:style-name="ce14" office:value-type="string">
            <text:p>12</text:p>
          </table:table-cell>
        </table:table-row>
        <table:table-row>
          <table:table-cell table:number-columns-repeated="2"/>
          <table:table-cell table:style-name="ce14" office:value-type="string">
            <text:p>of which: Residential (ktoe)</text:p>
          </table:table-cell>
          <table:table-cell table:style-name="ce14" office:value-type="string">
            <text:p>12.1</text:p>
          </table:table-cell>
          <table:table-cell table:style-name="ce14" office:value-type="string">
            <text:p>Hungary</text:p>
          </table:table-cell>
          <table:table-cell table:style-name="ce14" office:value-type="string">
            <text:p>13</text:p>
          </table:table-cell>
        </table:table-row>
        <table:table-row>
          <table:table-cell table:number-columns-repeated="2"/>
          <table:table-cell table:style-name="ce14" office:value-type="string">
            <text:p>of which: Commerce and public services (ktoe)</text:p>
          </table:table-cell>
          <table:table-cell table:style-name="ce14" office:value-type="string">
            <text:p>12.2</text:p>
          </table:table-cell>
          <table:table-cell table:style-name="ce14" office:value-type="string">
            <text:p>Iceland</text:p>
          </table:table-cell>
          <table:table-cell table:style-name="ce14" office:value-type="string">
            <text:p>14</text:p>
          </table:table-cell>
        </table:table-row>
        <table:table-row>
          <table:table-cell table:number-columns-repeated="2"/>
          <table:table-cell table:style-name="ce14" office:value-type="string">
            <text:p>Electricity output (GWh)</text:p>
          </table:table-cell>
          <table:table-cell table:style-name="ce14" office:value-type="string">
            <text:p>13</text:p>
          </table:table-cell>
          <table:table-cell table:style-name="ce14" office:value-type="string">
            <text:p>Ireland</text:p>
          </table:table-cell>
          <table:table-cell table:style-name="ce14" office:value-type="string">
            <text:p>15</text:p>
          </table:table-cell>
        </table:table-row>
        <table:table-row>
          <table:table-cell table:number-columns-repeated="2"/>
          <table:table-cell table:style-name="ce14" office:value-type="string">
            <text:p>Total CO2 emissions - Fuel Combustion (Mt of CO2)</text:p>
          </table:table-cell>
          <table:table-cell table:style-name="ce14" office:value-type="string">
            <text:p>14</text:p>
          </table:table-cell>
          <table:table-cell table:style-name="ce14" office:value-type="string">
            <text:p>Israel</text:p>
          </table:table-cell>
          <table:table-cell table:style-name="ce14" office:value-type="string">
            <text:p>16</text:p>
          </table:table-cell>
        </table:table-row>
        <table:table-row>
          <table:table-cell table:number-columns-repeated="4"/>
          <table:table-cell table:style-name="ce14" office:value-type="string">
            <text:p>Italy</text:p>
          </table:table-cell>
          <table:table-cell table:style-name="ce14" office:value-type="string">
            <text:p>17</text:p>
          </table:table-cell>
        </table:table-row>
        <table:table-row>
          <table:table-cell table:number-columns-repeated="4"/>
          <table:table-cell table:style-name="ce14" office:value-type="string">
            <text:p>Japan</text:p>
          </table:table-cell>
          <table:table-cell table:style-name="ce14" office:value-type="string">
            <text:p>18</text:p>
          </table:table-cell>
        </table:table-row>
        <table:table-row>
          <table:table-cell table:number-columns-repeated="4"/>
          <table:table-cell table:style-name="ce14" office:value-type="string">
            <text:p>Korea</text:p>
          </table:table-cell>
          <table:table-cell table:style-name="ce14" office:value-type="string">
            <text:p>19</text:p>
          </table:table-cell>
        </table:table-row>
        <table:table-row>
          <table:table-cell table:number-columns-repeated="4"/>
          <table:table-cell table:style-name="ce14" office:value-type="string">
            <text:p>Luxembourg</text:p>
          </table:table-cell>
          <table:table-cell table:style-name="ce14" office:value-type="string">
            <text:p>20</text:p>
          </table:table-cell>
        </table:table-row>
        <table:table-row>
          <table:table-cell table:number-columns-repeated="4"/>
          <table:table-cell table:style-name="ce14" office:value-type="string">
            <text:p>Mexico</text:p>
          </table:table-cell>
          <table:table-cell table:style-name="ce14" office:value-type="string">
            <text:p>21</text:p>
          </table:table-cell>
        </table:table-row>
        <table:table-row>
          <table:table-cell table:number-columns-repeated="4"/>
          <table:table-cell table:style-name="ce14" office:value-type="string">
            <text:p>Netherlands</text:p>
          </table:table-cell>
          <table:table-cell table:style-name="ce14" office:value-type="string">
            <text:p>22</text:p>
          </table:table-cell>
        </table:table-row>
        <table:table-row>
          <table:table-cell table:number-columns-repeated="4"/>
          <table:table-cell table:style-name="ce14" office:value-type="string">
            <text:p>New Zealand</text:p>
          </table:table-cell>
          <table:table-cell table:style-name="ce14" office:value-type="string">
            <text:p>23</text:p>
          </table:table-cell>
        </table:table-row>
        <table:table-row>
          <table:table-cell table:number-columns-repeated="4"/>
          <table:table-cell table:style-name="ce14" office:value-type="string">
            <text:p>Norway</text:p>
          </table:table-cell>
          <table:table-cell table:style-name="ce14" office:value-type="string">
            <text:p>24</text:p>
          </table:table-cell>
        </table:table-row>
        <table:table-row>
          <table:table-cell table:number-columns-repeated="4"/>
          <table:table-cell table:style-name="ce14" office:value-type="string">
            <text:p>Poland</text:p>
          </table:table-cell>
          <table:table-cell table:style-name="ce14" office:value-type="string">
            <text:p>25</text:p>
          </table:table-cell>
        </table:table-row>
        <table:table-row>
          <table:table-cell table:number-columns-repeated="4"/>
          <table:table-cell table:style-name="ce14" office:value-type="string">
            <text:p>Portugal</text:p>
          </table:table-cell>
          <table:table-cell table:style-name="ce14" office:value-type="string">
            <text:p>26</text:p>
          </table:table-cell>
        </table:table-row>
        <table:table-row>
          <table:table-cell table:number-columns-repeated="4"/>
          <table:table-cell table:style-name="ce14" office:value-type="string">
            <text:p>Slovak Republic</text:p>
          </table:table-cell>
          <table:table-cell table:style-name="ce14" office:value-type="string">
            <text:p>27</text:p>
          </table:table-cell>
        </table:table-row>
        <table:table-row>
          <table:table-cell table:number-columns-repeated="4"/>
          <table:table-cell table:style-name="ce14" office:value-type="string">
            <text:p>Slovenia</text:p>
          </table:table-cell>
          <table:table-cell table:style-name="ce14" office:value-type="string">
            <text:p>28</text:p>
          </table:table-cell>
        </table:table-row>
        <table:table-row>
          <table:table-cell table:number-columns-repeated="4"/>
          <table:table-cell table:style-name="ce14" office:value-type="string">
            <text:p>Spain</text:p>
          </table:table-cell>
          <table:table-cell table:style-name="ce14" office:value-type="string">
            <text:p>29</text:p>
          </table:table-cell>
        </table:table-row>
        <table:table-row>
          <table:table-cell table:number-columns-repeated="4"/>
          <table:table-cell table:style-name="ce14" office:value-type="string">
            <text:p>Sweden</text:p>
          </table:table-cell>
          <table:table-cell table:style-name="ce14" office:value-type="string">
            <text:p>30</text:p>
          </table:table-cell>
        </table:table-row>
        <table:table-row>
          <table:table-cell table:number-columns-repeated="4"/>
          <table:table-cell table:style-name="ce14" office:value-type="string">
            <text:p>Switzerland</text:p>
          </table:table-cell>
          <table:table-cell table:style-name="ce14" office:value-type="string">
            <text:p>31</text:p>
          </table:table-cell>
        </table:table-row>
        <table:table-row>
          <table:table-cell table:number-columns-repeated="4"/>
          <table:table-cell table:style-name="ce14" office:value-type="string">
            <text:p>Turkey</text:p>
          </table:table-cell>
          <table:table-cell table:style-name="ce14" office:value-type="string">
            <text:p>32</text:p>
          </table:table-cell>
        </table:table-row>
        <table:table-row>
          <table:table-cell table:number-columns-repeated="4"/>
          <table:table-cell table:style-name="ce14" office:value-type="string">
            <text:p>United Kingdom</text:p>
          </table:table-cell>
          <table:table-cell table:style-name="ce14" office:value-type="string">
            <text:p>33</text:p>
          </table:table-cell>
        </table:table-row>
        <table:table-row>
          <table:table-cell table:number-columns-repeated="4"/>
          <table:table-cell table:style-name="ce14" office:value-type="string">
            <text:p>United States</text:p>
          </table:table-cell>
          <table:table-cell table:style-name="ce14" office:value-type="string">
            <text:p>34</text:p>
          </table:table-cell>
        </table:table-row>
        <table:table-row>
          <table:table-cell table:number-columns-repeated="4"/>
          <table:table-cell table:style-name="ce14" office:value-type="string">
            <text:p>OECD Total</text:p>
          </table:table-cell>
          <table:table-cell table:style-name="ce14" office:value-type="string">
            <text:p>35</text:p>
          </table:table-cell>
        </table:table-row>
        <table:table-row>
          <table:table-cell table:number-columns-repeated="4"/>
          <table:table-cell table:style-name="ce14" office:value-type="string">
            <text:p>Non-OECD Total</text:p>
          </table:table-cell>
          <table:table-cell table:style-name="ce14" office:value-type="string">
            <text:p>36</text:p>
          </table:table-cell>
        </table:table-row>
        <table:table-row>
          <table:table-cell table:number-columns-repeated="4"/>
          <table:table-cell table:style-name="ce14" office:value-type="string">
            <text:p>Africa</text:p>
          </table:table-cell>
          <table:table-cell table:style-name="ce14" office:value-type="string">
            <text:p>37</text:p>
          </table:table-cell>
        </table:table-row>
        <table:table-row>
          <table:table-cell table:number-columns-repeated="4"/>
          <table:table-cell table:style-name="ce14" office:value-type="string">
            <text:p>Non-OECD Americas</text:p>
          </table:table-cell>
          <table:table-cell table:style-name="ce14" office:value-type="string">
            <text:p>38</text:p>
          </table:table-cell>
        </table:table-row>
        <table:table-row>
          <table:table-cell table:number-columns-repeated="4"/>
          <table:table-cell table:style-name="ce14" office:value-type="string">
            <text:p>Asia (including China)</text:p>
          </table:table-cell>
          <table:table-cell table:style-name="ce14" office:value-type="string">
            <text:p>39</text:p>
          </table:table-cell>
        </table:table-row>
        <table:table-row>
          <table:table-cell table:number-columns-repeated="4"/>
          <table:table-cell table:style-name="ce14" office:value-type="string">
            <text:p>Non-OECD Europe and Eurasia</text:p>
          </table:table-cell>
          <table:table-cell table:style-name="ce14" office:value-type="string">
            <text:p>40</text:p>
          </table:table-cell>
        </table:table-row>
        <table:table-row>
          <table:table-cell table:number-columns-repeated="4"/>
          <table:table-cell table:style-name="ce14" office:value-type="string">
            <text:p>Middle East</text:p>
          </table:table-cell>
          <table:table-cell table:style-name="ce14" office:value-type="string">
            <text:p>41</text:p>
          </table:table-cell>
        </table:table-row>
        <table:table-row>
          <table:table-cell table:number-columns-repeated="4"/>
          <table:table-cell table:style-name="ce14" office:value-type="string">
            <text:p>World</text:p>
          </table:table-cell>
          <table:table-cell table:style-name="ce14" office:value-type="string">
            <text:p>42</text:p>
          </table:table-cell>
        </table:table-row>
        <table:table-row>
          <table:table-cell table:number-columns-repeated="4"/>
          <table:table-cell table:style-name="ce14" office:value-type="string">
            <text:p>India</text:p>
          </table:table-cell>
          <table:table-cell table:style-name="ce14" office:value-type="string">
            <text:p>43</text:p>
          </table:table-cell>
        </table:table-row>
        <table:table-row>
          <table:table-cell table:number-columns-repeated="4"/>
          <table:table-cell table:style-name="ce14" office:value-type="string">
            <text:p>Indonesia</text:p>
          </table:table-cell>
          <table:table-cell table:style-name="ce14" office:value-type="string">
            <text:p>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1" loext:min-decimal-places="1" number:min-integer-digits="1"/>
    </number:number-style>
    <number:percentage-style style:name="N133">
      <number:number number:decimal-places="1" loext:min-decimal-places="1" number:min-integer-digits="1"/>
      <number:text>%</number:text>
    </number:percentage-style>
    <number:number-style style:name="N134">
      <number:number number:decimal-places="3" loext:min-decimal-places="3" number:min-integer-digits="1"/>
    </number:number-style>
    <number:number-style style:name="N135P0" style:volatile="true">
      <number:number number:decimal-places="1" loext:min-decimal-places="1" number:min-integer-digits="1"/>
    </number:number-style>
    <number:number-style style:name="N135">
      <number:text/>
      <style:map style:condition="value()&gt;=0" style:apply-style-name="N135P0"/>
    </number:number-style>
    <number:number-style style:name="N138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1" loext:min-decimal-places="1" number:min-integer-digits="1"/>
      <number:text> </number:text>
    </number:number-style>
    <number:number-style style:name="N140">
      <number:text>-</number:text>
      <number:number number:decimal-places="1" loext:min-decimal-places="1" number:min-integer-digits="1"/>
      <number:text> </number:text>
      <style:map style:condition="value()&gt;=0" style:apply-style-name="N140P0"/>
    </number:number-style>
    <number:number-style style:name="N141">
      <number:number number:decimal-places="0" loext:min-decimal-places="0" number:min-integer-digits="1"/>
      <number:text> </number:text>
    </number:number-style>
    <number:number-style style:name="N142P0" style:volatile="true">
      <number:number number:decimal-places="0" loext:min-decimal-places="0" number:min-integer-digits="1"/>
      <number:text> </number:text>
    </number:number-style>
    <number:number-style style:name="N142">
      <number:text>-</number:text>
      <number:number number:decimal-places="0" loext:min-decimal-places="0" number:min-integer-digits="1"/>
      <number:text> </number:text>
      <style:map style:condition="value()&gt;=0" style:apply-style-name="N142P0"/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">
      <number:number number:decimal-places="1" loext:min-decimal-places="1" number:min-integer-digits="1" number:grouping="true"/>
    </number:number-style>
    <number:number-style style:name="N146P0" style:volatile="true">
      <number:number number:decimal-places="1" loext:min-decimal-places="1" number:min-integer-digits="1"/>
    </number:number-style>
    <number:number-style style:name="N146P1" style:volatile="true">
      <number:text>-</number:text>
    </number:number-style>
    <number:number-style style:name="N146">
      <number:text>^</number:text>
      <style:map style:condition="value()&gt;=0.05" style:apply-style-name="N146P0"/>
      <style:map style:condition="value()=0" style:apply-style-name="N146P1"/>
    </number:number-style>
    <number:percentage-style style:name="N148P0" style:volatile="true">
      <number:text>-</number:text>
      <number:number number:decimal-places="1" loext:min-decimal-places="1" number:min-integer-digits="1"/>
      <number:text>%</number:text>
    </number:percentage-style>
    <number:percentage-style style:name="N148P1" style:volatile="true">
      <number:number number:decimal-places="1" loext:min-decimal-places="1" number:min-integer-digits="1"/>
      <number:text>%</number:text>
    </number:percentage-style>
    <number:number-style style:name="N148">
      <number:number number:decimal-places="0" loext:min-decimal-places="0" number:min-integer-digits="0"/>
      <number:text>♦</number:text>
      <style:map style:condition="value()&lt;-0.0005" style:apply-style-name="N148P0"/>
      <style:map style:condition="value()&gt;0.0005" style:apply-style-name="N148P1"/>
    </number:number-style>
    <number:number-style style:name="N150P0" style:volatile="true">
      <number:text>♦</number:text>
    </number:number-style>
    <number:percentage-style style:name="N150">
      <number:number number:decimal-places="1" loext:min-decimal-places="1" number:min-integer-digits="1"/>
      <number:text>%</number:text>
      <style:map style:condition="value()&lt;0.0005" style:apply-style-name="N150P0"/>
    </number:percentage-style>
    <number:number-style style:name="N15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number number:decimal-places="1" loext:min-decimal-places="1" number:min-integer-digits="1"/>
    </number:number-style>
    <number:number-style style:name="N156P1" style:volatile="true">
      <number:text>-</number:text>
    </number:number-style>
    <number:number-style style:name="N156">
      <number:text>^</number:text>
      <style:map style:condition="value()&gt;0.05" style:apply-style-name="N156P0"/>
      <style:map style:condition="value()=0" style:apply-style-name="N156P1"/>
    </number:number-style>
    <number:number-style style:name="N157P0" style:volatile="true">
      <number:number number:decimal-places="0" loext:min-decimal-places="0" number:min-integer-digits="1"/>
    </number:number-style>
    <number:number-style style:name="N157P1" style:volatile="true">
      <number:text>-</number:text>
    </number:number-style>
    <number:number-style style:name="N157">
      <number:text>^</number:text>
      <style:map style:condition="value()&gt;0.05" style:apply-style-name="N157P0"/>
      <style:map style:condition="value()=0" style:apply-style-name="N157P1"/>
    </number:number-style>
    <number:number-style style:name="N158P0" style:volatile="true">
      <number:number number:decimal-places="0" loext:min-decimal-places="0" number:min-integer-digits="1"/>
    </number:number-style>
    <number:number-style style:name="N158P1" style:volatile="true">
      <number:text>-</number:text>
    </number:number-style>
    <number:number-style style:name="N158">
      <number:text>*</number:text>
      <style:map style:condition="value()&lt;=500" style:apply-style-name="N158P0"/>
      <style:map style:condition="value()=0" style:apply-style-name="N158P1"/>
    </number:number-style>
    <number:number-style style:name="N159P0" style:volatile="true">
      <number:number number:decimal-places="0" loext:min-decimal-places="0" number:min-integer-digits="1"/>
    </number:number-style>
    <number:number-style style:name="N159P1" style:volatile="true">
      <number:text>-</number:text>
    </number:number-style>
    <number:number-style style:name="N159">
      <number:text>^</number:text>
      <style:map style:condition="value()&gt;=0.05" style:apply-style-name="N159P0"/>
      <style:map style:condition="value()=0" style:apply-style-name="N159P1"/>
    </number:number-style>
    <number:number-style style:name="N160P0" style:volatile="true">
      <number:number number:decimal-places="1" loext:min-decimal-places="1" number:min-integer-digits="1"/>
    </number:number-style>
    <number:number-style style:name="N160P1" style:volatile="true">
      <number:text>-</number:text>
    </number:number-style>
    <number:number-style style:name="N160">
      <number:text>†</number:text>
      <style:map style:condition="value()&gt;0.05" style:apply-style-name="N160P0"/>
      <style:map style:condition="value()=0" style:apply-style-name="N160P1"/>
    </number:number-style>
    <number:number-style style:name="N161P0" style:volatile="true">
      <number:number number:decimal-places="1" loext:min-decimal-places="1" number:min-integer-digits="1"/>
    </number:number-style>
    <number:number-style style:name="N161P1" style:volatile="true">
      <number:text>-</number:text>
    </number:number-style>
    <number:number-style style:name="N161">
      <number:text>*</number:text>
      <style:map style:condition="value()&lt;500" style:apply-style-name="N161P0"/>
      <style:map style:condition="value()=0" style:apply-style-name="N161P1"/>
    </number:number-style>
    <number:number-style style:name="N162P0" style:volatile="true">
      <number:number number:decimal-places="0" loext:min-decimal-places="0" number:min-integer-digits="1"/>
    </number:number-style>
    <number:number-style style:name="N162P1" style:volatile="true">
      <number:text>-</number:text>
    </number:number-style>
    <number:number-style style:name="N162">
      <number:text>^</number:text>
      <style:map style:condition="value()&gt;0.5" style:apply-style-name="N162P0"/>
      <style:map style:condition="value()=0" style:apply-style-name="N162P1"/>
    </number:number-style>
    <number:percentage-style style:name="N163P0" style:volatile="true">
      <number:number number:decimal-places="1" loext:min-decimal-places="1" number:min-integer-digits="1"/>
      <number:text>%</number:text>
    </number:percentage-style>
    <number:number-style style:name="N163P1" style:volatile="true">
      <number:text>-</number:text>
    </number:number-style>
    <number:number-style style:name="N163">
      <number:number number:decimal-places="0" loext:min-decimal-places="0" number:min-integer-digits="0"/>
      <number:text>♦</number:text>
      <style:map style:condition="value()&gt;0.0005" style:apply-style-name="N163P0"/>
      <style:map style:condition="value()=0" style:apply-style-name="N163P1"/>
    </number:number-style>
    <number:percentage-style style:name="N164P0" style:volatile="true">
      <number:text>-</number:text>
      <number:number number:decimal-places="1" loext:min-decimal-places="1" number:min-integer-digits="1"/>
      <number:text>%</number:text>
    </number:percentage-style>
    <number:number-style style:name="N164P1" style:volatile="true">
      <number:text>-</number:text>
    </number:number-style>
    <number:number-style style:name="N164">
      <number:number number:decimal-places="0" loext:min-decimal-places="0" number:min-integer-digits="0"/>
      <number:text>♦</number:text>
      <style:map style:condition="value()&lt;-0.0005" style:apply-style-name="N164P0"/>
      <style:map style:condition="value()=0" style:apply-style-name="N164P1"/>
    </number:number-style>
    <number:percentage-style style:name="N165P0" style:volatile="true">
      <number:text>-</number:text>
      <number:number number:decimal-places="1" loext:min-decimal-places="1" number:min-integer-digits="1"/>
      <number:text>%</number:text>
    </number:percentage-style>
    <number:number-style style:name="N165P1" style:volatile="true">
      <number:text>-</number:text>
    </number:number-style>
    <number:number-style style:name="N165">
      <number:number number:decimal-places="0" loext:min-decimal-places="0" number:min-integer-digits="0"/>
      <number:text>♦</number:text>
      <style:map style:condition="value()&gt;0.0005" style:apply-style-name="N165P0"/>
      <style:map style:condition="value()=0" style:apply-style-name="N165P1"/>
    </number:number-style>
    <number:number-style style:name="N16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fill-character> </loext:fill-character>
      <number:text>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184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84P0"/>
    </number:number-style>
    <number:number-style style:name="N185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185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85P0"/>
    </number:number-style>
    <number:number-style style:name="N187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187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87P0"/>
    </number:number-style>
    <number:number-style style:name="N188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188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88P0"/>
    </number:number-style>
    <number:number-style style:name="N192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2P1" style:volatile="true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92P2" style:volatile="true">
      <loext:text> € </loext:text>
      <loext:fill-character> </loext:fill-character>
      <number:text>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4P1" style:volatile="true"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94P2" style:volatile="true">
      <loext:fill-character> </loext:fill-character>
      <number:text>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8P1" style:volatile="true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98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20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text>£</number:text>
      <number:number number:decimal-places="0" loext:min-decimal-places="0" number:min-integer-digits="1" number:grouping="true"/>
    </number:number-style>
    <number:number-style style:name="N202">
      <number:text>-£</number:text>
      <number:number number:decimal-places="0" loext:min-decimal-places="0" number:min-integer-digits="1" number:grouping="true"/>
      <style:map style:condition="value()&gt;=0" style:apply-style-name="N202P0"/>
    </number:number-style>
    <number:number-style style:name="N203P0" style:volatile="true">
      <number:text>£</number:text>
      <number:number number:decimal-places="0" loext:min-decimal-places="0" number:min-integer-digits="1" number:grouping="true"/>
    </number:number-style>
    <number:number-style style:name="N20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03P0"/>
    </number:number-style>
    <number:number-style style:name="N205P0" style:volatile="true">
      <number:text>£</number:text>
      <number:number number:decimal-places="2" loext:min-decimal-places="2" number:min-integer-digits="1" number:grouping="true"/>
    </number:number-style>
    <number:number-style style:name="N205">
      <number:text>-£</number:text>
      <number:number number:decimal-places="2" loext:min-decimal-places="2" number:min-integer-digits="1" number:grouping="true"/>
      <style:map style:condition="value()&gt;=0" style:apply-style-name="N205P0"/>
    </number:number-style>
    <number:number-style style:name="N206P0" style:volatile="true">
      <number:text>£</number:text>
      <number:number number:decimal-places="2" loext:min-decimal-places="2" number:min-integer-digits="1" number:grouping="true"/>
    </number:number-style>
    <number:number-style style:name="N20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06P0"/>
    </number:number-style>
    <number:number-style style:name="N21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0P2" style:volatile="true">
      <loext:text> £</loext:text>
      <loext:fill-character> </loext:fill-character>
      <number:text>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5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5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21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7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">
      <number:number number:decimal-places="0" loext:min-decimal-places="0" number:min-integer-digits="5"/>
    </number:number-style>
    <number:number-style style:name="N220P0" style:volatile="true">
      <number:text>Yes</number:text>
    </number:number-style>
    <number:number-style style:name="N220P1" style:volatile="true">
      <number:text>Yes</number:text>
    </number:number-style>
    <number:number-style style:name="N220">
      <number:text>No</number:text>
      <style:map style:condition="value()&gt;0" style:apply-style-name="N220P0"/>
      <style:map style:condition="value()&lt;0" style:apply-style-name="N220P1"/>
    </number:number-style>
    <number:number-style style:name="N222P0" style:volatile="true">
      <number:text>True</number:text>
    </number:number-style>
    <number:number-style style:name="N222P1" style:volatile="true">
      <number:text>True</number:text>
    </number:number-style>
    <number:number-style style:name="N222">
      <number:text>False</number:text>
      <style:map style:condition="value()&gt;0" style:apply-style-name="N222P0"/>
      <style:map style:condition="value()&lt;0" style:apply-style-name="N222P1"/>
    </number:number-style>
    <number:number-style style:name="N224P0" style:volatile="true">
      <number:text>On</number:text>
    </number:number-style>
    <number:number-style style:name="N224P1" style:volatile="true">
      <number:text>On</number:text>
    </number:number-style>
    <number:number-style style:name="N224">
      <number:text>Off</number:text>
      <style:map style:condition="value()&gt;0" style:apply-style-name="N224P0"/>
      <style:map style:condition="value()&lt;0" style:apply-style-name="N224P1"/>
    </number:number-style>
    <number:currency-style style:name="N226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26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26P0"/>
    </number:currency-style>
    <number:number-style style:name="N227">
      <number:number number:decimal-places="6" loext:min-decimal-places="6" number:min-integer-digits="1"/>
    </number:number-style>
    <number:number-style style:name="N228">
      <number:number number:decimal-places="5" loext:min-decimal-places="5" number:min-integer-digits="1"/>
    </number:number-style>
    <number:number-style style:name="N229">
      <number:number number:decimal-places="4" loext:min-decimal-places="4" number:min-integer-digits="1"/>
    </number:number-style>
    <number:number-style style:name="N232P0" style:volatile="true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232P1" style:volatile="true">
      <number:text>-</number:text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232">
      <number:number number:decimal-places="0" loext:min-decimal-places="0" number:min-integer-digits="1"/>
      <style:map style:condition="value()&gt;0" style:apply-style-name="N232P0"/>
      <style:map style:condition="value()&lt;0" style:apply-style-name="N232P1"/>
    </number:number-style>
    <number:number-style style:name="N233">
      <number:number number:decimal-places="0" loext:min-decimal-places="0" number:min-integer-digits="0"/>
      <number:text>.</number:text>
    </number:number-style>
    <number:percentage-style style:name="N234">
      <number:number number:decimal-places="3" loext:min-decimal-places="3" number:min-integer-digits="1"/>
      <number:text>%</number:text>
    </number:percentage-style>
    <number:number-style style:name="N236P0" style:volatile="true">
      <number:number number:decimal-places="0" loext:min-decimal-places="0" number:min-integer-digits="1" number:grouping="true"/>
      <number:text> zł</number:text>
    </number:number-style>
    <number:number-style style:name="N236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236P0"/>
    </number:number-style>
    <number:number-style style:name="N237P0" style:volatile="true">
      <number:number number:decimal-places="0" loext:min-decimal-places="0" number:min-integer-digits="1" number:grouping="true"/>
      <number:text> zł</number:text>
    </number:number-style>
    <number:number-style style:name="N237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237P0"/>
    </number:number-style>
    <number:number-style style:name="N239P0" style:volatile="true">
      <number:number number:decimal-places="2" loext:min-decimal-places="2" number:min-integer-digits="1" number:grouping="true"/>
      <number:text> zł</number:text>
    </number:number-style>
    <number:number-style style:name="N239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239P0"/>
    </number:number-style>
    <number:number-style style:name="N240P0" style:volatile="true">
      <number:number number:decimal-places="2" loext:min-decimal-places="2" number:min-integer-digits="1" number:grouping="true"/>
      <number:text> zł</number:text>
    </number:number-style>
    <number:number-style style:name="N240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240P0"/>
    </number:number-style>
    <number:number-style style:name="N244P0" style:volatile="true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24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244P2" style:volatile="true">
      <loext:fill-character> </loext:fill-character>
      <number:text>-     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248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248P2" style:volatile="true">
      <loext:fill-character> </loext:fill-character>
      <number:text>- zł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252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252P2" style:volatile="true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6P0" style:volatile="true"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256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256P2" style:volatile="true"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date-style style:name="N257">
      <number:day number:style="long"/>
      <number:text>.</number:text>
      <number:month number:style="long"/>
      <number:text>.</number:text>
      <number:year/>
    </number:date-style>
    <number:date-style style:name="N258">
      <number:year number:style="long"/>
      <number:text> </number:text>
      <number:month number:style="long" number:textual="true"/>
    </number:date-style>
    <number:number-style style:name="N259">
      <number:number number:decimal-places="0" loext:min-decimal-places="0" number:min-integer-digits="1">
        <number:embedded-text number:position="3"> </number:embedded-text>
      </number:number>
    </number:number-style>
    <number:number-style style:name="N260">
      <number:number number:decimal-places="0" loext:min-decimal-places="0" number:min-integer-digits="0">
        <number:embedded-text number:position="6"> </number:embedded-text>
        <number:embedded-text number:position="3"> </number:embedded-text>
      </number:number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5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5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23:39:48.732311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vien van Zon</meta:initial-creator>
    <meta:creation-date>2016-09-05T00:47:26.134271773</meta:creation-date>
    <dc:date>2016-09-16T23:42:57.538976655</dc:date>
    <dc:creator>Levien van Zon</dc:creator>
    <meta:editing-duration>PT1H29M54S</meta:editing-duration>
    <meta:editing-cycles>13</meta:editing-cycles>
    <meta:generator>LibreOffice/5.1.4.2$Linux_X86_64 LibreOffice_project/10m0$Build-2</meta:generator>
    <meta:document-statistic meta:table-count="6" meta:cell-count="4688" meta:object-count="0"/>
  </office:meta>
</office:document-meta>
</file>